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5657in" svg:height="5.202in" svg:x="9.6437in" svg:y="0.0394in">
            <draw:object draw:notify-on-update-of-ranges="Sheet1.A1:Sheet1.A2140 Sheet1.B1:Sheet1.B2140 Sheet1.C1:Sheet1.C2140 Sheet1.D1:Sheet1.D21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219" calcext:value-type="float">
            <text:p>0.01521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814" calcext:value-type="float">
            <text:p>-0.000814</text:p>
          </table:table-cell>
          <table:table-cell office:value-type="float" office:value="0.015829" calcext:value-type="float">
            <text:p>0.015829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1589" calcext:value-type="float">
            <text:p>-0.001589</text:p>
          </table:table-cell>
          <table:table-cell office:value-type="float" office:value="0.016373" calcext:value-type="float">
            <text:p>0.016373</text:p>
          </table:table-cell>
          <table:table-cell office:value-type="float" office:value="-0.001519" calcext:value-type="float">
            <text:p>-0.001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327" calcext:value-type="float">
            <text:p>-0.00232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286" calcext:value-type="float">
            <text:p>0.00028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303" calcext:value-type="float">
            <text:p>-0.00303</text:p>
          </table:table-cell>
          <table:table-cell office:value-type="float" office:value="0.017162" calcext:value-type="float">
            <text:p>0.017162</text:p>
          </table:table-cell>
          <table:table-cell office:value-type="float" office:value="-0.001347" calcext:value-type="float">
            <text:p>-0.00134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17395" calcext:value-type="float">
            <text:p>0.017395</text:p>
          </table:table-cell>
          <table:table-cell office:value-type="float" office:value="-0.001278" calcext:value-type="float">
            <text:p>-0.00127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4338" calcext:value-type="float">
            <text:p>-0.004338</text:p>
          </table:table-cell>
          <table:table-cell office:value-type="float" office:value="0.017601" calcext:value-type="float">
            <text:p>0.017601</text:p>
          </table:table-cell>
          <table:table-cell office:value-type="float" office:value="-0.001213" calcext:value-type="float">
            <text:p>-0.00121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04945" calcext:value-type="float">
            <text:p>-0.004945</text:p>
          </table:table-cell>
          <table:table-cell office:value-type="float" office:value="0.017978" calcext:value-type="float">
            <text:p>0.017978</text:p>
          </table:table-cell>
          <table:table-cell office:value-type="float" office:value="-0.00288" calcext:value-type="float">
            <text:p>-0.0028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05524" calcext:value-type="float">
            <text:p>-0.005524</text:p>
          </table:table-cell>
          <table:table-cell office:value-type="float" office:value="0.017922" calcext:value-type="float">
            <text:p>0.017922</text:p>
          </table:table-cell>
          <table:table-cell office:value-type="float" office:value="-0.004577" calcext:value-type="float">
            <text:p>-0.00457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06074" calcext:value-type="float">
            <text:p>-0.006074</text:p>
          </table:table-cell>
          <table:table-cell office:value-type="float" office:value="0.017479" calcext:value-type="float">
            <text:p>0.017479</text:p>
          </table:table-cell>
          <table:table-cell office:value-type="float" office:value="-0.006302" calcext:value-type="float">
            <text:p>-0.00630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06599" calcext:value-type="float">
            <text:p>-0.006599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-0.006325" calcext:value-type="float">
            <text:p>-0.00632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07099" calcext:value-type="float">
            <text:p>-0.007099</text:p>
          </table:table-cell>
          <table:table-cell office:value-type="float" office:value="0.015798" calcext:value-type="float">
            <text:p>0.015798</text:p>
          </table:table-cell>
          <table:table-cell office:value-type="float" office:value="-0.004621" calcext:value-type="float">
            <text:p>-0.00462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07575" calcext:value-type="float">
            <text:p>-0.007575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-0.009812" calcext:value-type="float">
            <text:p>-0.00981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08028" calcext:value-type="float">
            <text:p>-0.008028</text:p>
          </table:table-cell>
          <table:table-cell office:value-type="float" office:value="0.009269" calcext:value-type="float">
            <text:p>0.009269</text:p>
          </table:table-cell>
          <table:table-cell office:value-type="float" office:value="-0.008165" calcext:value-type="float">
            <text:p>-0.00816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0846" calcext:value-type="float">
            <text:p>-0.00846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-0.008223" calcext:value-type="float">
            <text:p>-0.00822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08871" calcext:value-type="float">
            <text:p>-0.008871</text:p>
          </table:table-cell>
          <table:table-cell office:value-type="float" office:value="-0.000185" calcext:value-type="float">
            <text:p>-0.000185</text:p>
          </table:table-cell>
          <table:table-cell office:value-type="float" office:value="-0.011742" calcext:value-type="float">
            <text:p>-0.01174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-0.004514" calcext:value-type="float">
            <text:p>-0.004514</text:p>
          </table:table-cell>
          <table:table-cell office:value-type="float" office:value="-0.008397" calcext:value-type="float">
            <text:p>-0.00839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09635" calcext:value-type="float">
            <text:p>-0.009635</text:p>
          </table:table-cell>
          <table:table-cell office:value-type="float" office:value="-0.008325" calcext:value-type="float">
            <text:p>-0.008325</text:p>
          </table:table-cell>
          <table:table-cell office:value-type="float" office:value="-0.00846" calcext:value-type="float">
            <text:p>-0.0084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0999" calcext:value-type="float">
            <text:p>-0.00999</text:p>
          </table:table-cell>
          <table:table-cell office:value-type="float" office:value="-0.011717" calcext:value-type="float">
            <text:p>-0.011717</text:p>
          </table:table-cell>
          <table:table-cell office:value-type="float" office:value="-0.005065" calcext:value-type="float">
            <text:p>-0.00506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0328" calcext:value-type="float">
            <text:p>-0.010328</text:p>
          </table:table-cell>
          <table:table-cell office:value-type="float" office:value="-0.014892" calcext:value-type="float">
            <text:p>-0.014892</text:p>
          </table:table-cell>
          <table:table-cell office:value-type="float" office:value="-0.003349" calcext:value-type="float">
            <text:p>-0.00334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17515" calcext:value-type="float">
            <text:p>-0.017515</text:p>
          </table:table-cell>
          <table:table-cell office:value-type="float" office:value="-0.005068" calcext:value-type="float">
            <text:p>-0.00506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0957" calcext:value-type="float">
            <text:p>-0.010957</text:p>
          </table:table-cell>
          <table:table-cell office:value-type="float" office:value="-0.019636" calcext:value-type="float">
            <text:p>-0.019636</text:p>
          </table:table-cell>
          <table:table-cell office:value-type="float" office:value="-0.005085" calcext:value-type="float">
            <text:p>-0.00508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1249" calcext:value-type="float">
            <text:p>-0.011249</text:p>
          </table:table-cell>
          <table:table-cell office:value-type="float" office:value="-0.021442" calcext:value-type="float">
            <text:p>-0.021442</text:p>
          </table:table-cell>
          <table:table-cell office:value-type="float" office:value="-0.005103" calcext:value-type="float">
            <text:p>-0.00510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1528" calcext:value-type="float">
            <text:p>-0.011528</text:p>
          </table:table-cell>
          <table:table-cell office:value-type="float" office:value="-0.02293" calcext:value-type="float">
            <text:p>-0.02293</text:p>
          </table:table-cell>
          <table:table-cell office:value-type="float" office:value="-0.001662" calcext:value-type="float">
            <text:p>-0.00166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1793" calcext:value-type="float">
            <text:p>-0.011793</text:p>
          </table:table-cell>
          <table:table-cell office:value-type="float" office:value="-0.023936" calcext:value-type="float">
            <text:p>-0.023936</text:p>
          </table:table-cell>
          <table:table-cell office:value-type="float" office:value="0.001829" calcext:value-type="float">
            <text:p>0.00182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2045" calcext:value-type="float">
            <text:p>-0.012045</text:p>
          </table:table-cell>
          <table:table-cell office:value-type="float" office:value="-0.02451" calcext:value-type="float">
            <text:p>-0.02451</text:p>
          </table:table-cell>
          <table:table-cell office:value-type="float" office:value="0.003642" calcext:value-type="float">
            <text:p>0.003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285" calcext:value-type="float">
            <text:p>-0.012285</text:p>
          </table:table-cell>
          <table:table-cell office:value-type="float" office:value="-0.024728" calcext:value-type="float">
            <text:p>-0.024728</text:p>
          </table:table-cell>
          <table:table-cell office:value-type="float" office:value="0.000291" calcext:value-type="float">
            <text:p>0.000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514" calcext:value-type="float">
            <text:p>-0.012514</text:p>
          </table:table-cell>
          <table:table-cell office:value-type="float" office:value="-0.02438" calcext:value-type="float">
            <text:p>-0.02438</text:p>
          </table:table-cell>
          <table:table-cell office:value-type="float" office:value="0.000345" calcext:value-type="float">
            <text:p>0.00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732" calcext:value-type="float">
            <text:p>-0.012732</text:p>
          </table:table-cell>
          <table:table-cell office:value-type="float" office:value="-0.023746" calcext:value-type="float">
            <text:p>-0.023746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94" calcext:value-type="float">
            <text:p>-0.01294</text:p>
          </table:table-cell>
          <table:table-cell office:value-type="float" office:value="-0.023135" calcext:value-type="float">
            <text:p>-0.023135</text:p>
          </table:table-cell>
          <table:table-cell office:value-type="float" office:value="0.000452" calcext:value-type="float">
            <text:p>0.000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38" calcext:value-type="float">
            <text:p>-0.013138</text:p>
          </table:table-cell>
          <table:table-cell office:value-type="float" office:value="-0.022601" calcext:value-type="float">
            <text:p>-0.022601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326" calcext:value-type="float">
            <text:p>-0.013326</text:p>
          </table:table-cell>
          <table:table-cell office:value-type="float" office:value="-0.021956" calcext:value-type="float">
            <text:p>-0.021956</text:p>
          </table:table-cell>
          <table:table-cell office:value-type="float" office:value="0.004015" calcext:value-type="float">
            <text:p>0.004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505" calcext:value-type="float">
            <text:p>-0.013505</text:p>
          </table:table-cell>
          <table:table-cell office:value-type="float" office:value="-0.021044" calcext:value-type="float">
            <text:p>-0.021044</text:p>
          </table:table-cell>
          <table:table-cell office:value-type="float" office:value="0.000658" calcext:value-type="float">
            <text:p>0.000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676" calcext:value-type="float">
            <text:p>-0.013676</text:p>
          </table:table-cell>
          <table:table-cell office:value-type="float" office:value="-0.019981" calcext:value-type="float">
            <text:p>-0.019981</text:p>
          </table:table-cell>
          <table:table-cell office:value-type="float" office:value="0.000708" calcext:value-type="float">
            <text:p>0.00070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839" calcext:value-type="float">
            <text:p>-0.013839</text:p>
          </table:table-cell>
          <table:table-cell office:value-type="float" office:value="-0.01903" calcext:value-type="float">
            <text:p>-0.01903</text:p>
          </table:table-cell>
          <table:table-cell office:value-type="float" office:value="0.004216" calcext:value-type="float">
            <text:p>0.00421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994" calcext:value-type="float">
            <text:p>-0.013994</text:p>
          </table:table-cell>
          <table:table-cell office:value-type="float" office:value="-0.017761" calcext:value-type="float">
            <text:p>-0.017761</text:p>
          </table:table-cell>
          <table:table-cell office:value-type="float" office:value="0.004317" calcext:value-type="float">
            <text:p>0.00431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4141" calcext:value-type="float">
            <text:p>-0.014141</text:p>
          </table:table-cell>
          <table:table-cell office:value-type="float" office:value="-0.015538" calcext:value-type="float">
            <text:p>-0.015538</text:p>
          </table:table-cell>
          <table:table-cell office:value-type="float" office:value="0.006147" calcext:value-type="float">
            <text:p>0.00614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4282" calcext:value-type="float">
            <text:p>-0.014282</text:p>
          </table:table-cell>
          <table:table-cell office:value-type="float" office:value="-0.013114" calcext:value-type="float">
            <text:p>-0.013114</text:p>
          </table:table-cell>
          <table:table-cell office:value-type="float" office:value="0.009732" calcext:value-type="float">
            <text:p>0.00973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4416" calcext:value-type="float">
            <text:p>-0.014416</text:p>
          </table:table-cell>
          <table:table-cell office:value-type="float" office:value="-0.010391" calcext:value-type="float">
            <text:p>-0.010391</text:p>
          </table:table-cell>
          <table:table-cell office:value-type="float" office:value="0.00818" calcext:value-type="float">
            <text:p>0.0081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4543" calcext:value-type="float">
            <text:p>-0.014543</text:p>
          </table:table-cell>
          <table:table-cell office:value-type="float" office:value="-0.007568" calcext:value-type="float">
            <text:p>-0.00756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4664" calcext:value-type="float">
            <text:p>-0.014664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0.006724" calcext:value-type="float">
            <text:p>0.00672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478" calcext:value-type="float">
            <text:p>-0.01478</text:p>
          </table:table-cell>
          <table:table-cell office:value-type="float" office:value="-0.000346" calcext:value-type="float">
            <text:p>-0.000346</text:p>
          </table:table-cell>
          <table:table-cell office:value-type="float" office:value="0.006847" calcext:value-type="float">
            <text:p>0.00684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89" calcext:value-type="float">
            <text:p>-0.01489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524" calcext:value-type="float">
            <text:p>0.0052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995" calcext:value-type="float">
            <text:p>-0.014995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0.005336" calcext:value-type="float">
            <text:p>0.00533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095" calcext:value-type="float">
            <text:p>-0.015095</text:p>
          </table:table-cell>
          <table:table-cell office:value-type="float" office:value="0.010699" calcext:value-type="float">
            <text:p>0.010699</text:p>
          </table:table-cell>
          <table:table-cell office:value-type="float" office:value="0.003701" calcext:value-type="float">
            <text:p>0.00370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519" calcext:value-type="float">
            <text:p>-0.01519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5281" calcext:value-type="float">
            <text:p>-0.015281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0.007351" calcext:value-type="float">
            <text:p>0.00735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5367" calcext:value-type="float">
            <text:p>-0.015367</text:p>
          </table:table-cell>
          <table:table-cell office:value-type="float" office:value="0.020126" calcext:value-type="float">
            <text:p>0.020126</text:p>
          </table:table-cell>
          <table:table-cell office:value-type="float" office:value="0.005742" calcext:value-type="float">
            <text:p>0.00574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449" calcext:value-type="float">
            <text:p>-0.015449</text:p>
          </table:table-cell>
          <table:table-cell office:value-type="float" office:value="0.022999" calcext:value-type="float">
            <text:p>0.022999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527" calcext:value-type="float">
            <text:p>-0.015527</text:p>
          </table:table-cell>
          <table:table-cell office:value-type="float" office:value="0.025608" calcext:value-type="float">
            <text:p>0.025608</text:p>
          </table:table-cell>
          <table:table-cell office:value-type="float" office:value="0.000713" calcext:value-type="float">
            <text:p>0.00071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602" calcext:value-type="float">
            <text:p>-0.015602</text:p>
          </table:table-cell>
          <table:table-cell office:value-type="float" office:value="0.028258" calcext:value-type="float">
            <text:p>0.028258</text:p>
          </table:table-cell>
          <table:table-cell office:value-type="float" office:value="0.000728" calcext:value-type="float">
            <text:p>0.00072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673" calcext:value-type="float">
            <text:p>-0.015673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00742" calcext:value-type="float">
            <text:p>0.00074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74" calcext:value-type="float">
            <text:p>-0.01574</text:p>
          </table:table-cell>
          <table:table-cell office:value-type="float" office:value="0.034773" calcext:value-type="float">
            <text:p>0.034773</text:p>
          </table:table-cell>
          <table:table-cell office:value-type="float" office:value="0.000757" calcext:value-type="float">
            <text:p>0.00075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805" calcext:value-type="float">
            <text:p>-0.015805</text:p>
          </table:table-cell>
          <table:table-cell office:value-type="float" office:value="0.038315" calcext:value-type="float">
            <text:p>0.038315</text:p>
          </table:table-cell>
          <table:table-cell office:value-type="float" office:value="-0.00096" calcext:value-type="float">
            <text:p>-0.0009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5866" calcext:value-type="float">
            <text:p>-0.015866</text:p>
          </table:table-cell>
          <table:table-cell office:value-type="float" office:value="0.042012" calcext:value-type="float">
            <text:p>0.042012</text:p>
          </table:table-cell>
          <table:table-cell office:value-type="float" office:value="-0.004432" calcext:value-type="float">
            <text:p>-0.00443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5924" calcext:value-type="float">
            <text:p>-0.015924</text:p>
          </table:table-cell>
          <table:table-cell office:value-type="float" office:value="0.046164" calcext:value-type="float">
            <text:p>0.046164</text:p>
          </table:table-cell>
          <table:table-cell office:value-type="float" office:value="-0.007958" calcext:value-type="float">
            <text:p>-0.00795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598" calcext:value-type="float">
            <text:p>-0.01598</text:p>
          </table:table-cell>
          <table:table-cell office:value-type="float" office:value="0.05064" calcext:value-type="float">
            <text:p>0.05064</text:p>
          </table:table-cell>
          <table:table-cell office:value-type="float" office:value="-0.006346" calcext:value-type="float">
            <text:p>-0.00634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6033" calcext:value-type="float">
            <text:p>-0.016033</text:p>
          </table:table-cell>
          <table:table-cell office:value-type="float" office:value="0.052708" calcext:value-type="float">
            <text:p>0.052708</text:p>
          </table:table-cell>
          <table:table-cell office:value-type="float" office:value="-0.004708" calcext:value-type="float">
            <text:p>-0.00470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084" calcext:value-type="float">
            <text:p>-0.016084</text:p>
          </table:table-cell>
          <table:table-cell office:value-type="float" office:value="0.052977" calcext:value-type="float">
            <text:p>0.052977</text:p>
          </table:table-cell>
          <table:table-cell office:value-type="float" office:value="-0.011694" calcext:value-type="float">
            <text:p>-0.011694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-0.016132" calcext:value-type="float">
            <text:p>-0.016132</text:p>
          </table:table-cell>
          <table:table-cell office:value-type="float" office:value="0.053131" calcext:value-type="float">
            <text:p>0.053131</text:p>
          </table:table-cell>
          <table:table-cell office:value-type="float" office:value="-0.017055" calcext:value-type="float">
            <text:p>-0.017055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-0.016177" calcext:value-type="float">
            <text:p>-0.016177</text:p>
          </table:table-cell>
          <table:table-cell office:value-type="float" office:value="0.051094" calcext:value-type="float">
            <text:p>0.051094</text:p>
          </table:table-cell>
          <table:table-cell office:value-type="float" office:value="-0.017305" calcext:value-type="float">
            <text:p>-0.017305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-0.016221" calcext:value-type="float">
            <text:p>-0.01622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-0.019286" calcext:value-type="float">
            <text:p>-0.019286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262" calcext:value-type="float">
            <text:p>-0.016262</text:p>
          </table:table-cell>
          <table:table-cell office:value-type="float" office:value="0.044281" calcext:value-type="float">
            <text:p>0.044281</text:p>
          </table:table-cell>
          <table:table-cell office:value-type="float" office:value="-0.024752" calcext:value-type="float">
            <text:p>-0.024752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302" calcext:value-type="float">
            <text:p>-0.016302</text:p>
          </table:table-cell>
          <table:table-cell office:value-type="float" office:value="0.039708" calcext:value-type="float">
            <text:p>0.039708</text:p>
          </table:table-cell>
          <table:table-cell office:value-type="float" office:value="-0.025108" calcext:value-type="float">
            <text:p>-0.025108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34" calcext:value-type="float">
            <text:p>-0.01634</text:p>
          </table:table-cell>
          <table:table-cell office:value-type="float" office:value="0.034553" calcext:value-type="float">
            <text:p>0.034553</text:p>
          </table:table-cell>
          <table:table-cell office:value-type="float" office:value="-0.025463" calcext:value-type="float">
            <text:p>-0.025463</text:p>
          </table:table-cell>
        </table:table-row>
        <table:table-row table:style-name="ro1">
          <table:table-cell office:value-type="float" office:value="-0.222802" calcext:value-type="float">
            <text:p>-0.222802</text:p>
          </table:table-cell>
          <table:table-cell office:value-type="float" office:value="-0.016375" calcext:value-type="float">
            <text:p>-0.016375</text:p>
          </table:table-cell>
          <table:table-cell office:value-type="float" office:value="0.029041" calcext:value-type="float">
            <text:p>0.029041</text:p>
          </table:table-cell>
          <table:table-cell office:value-type="float" office:value="-0.029279" calcext:value-type="float">
            <text:p>-0.029279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41" calcext:value-type="float">
            <text:p>-0.01641</text:p>
          </table:table-cell>
          <table:table-cell office:value-type="float" office:value="0.023571" calcext:value-type="float">
            <text:p>0.023571</text:p>
          </table:table-cell>
          <table:table-cell office:value-type="float" office:value="-0.026227" calcext:value-type="float">
            <text:p>-0.026227</text:p>
          </table:table-cell>
        </table:table-row>
        <table:table-row table:style-name="ro1">
          <table:table-cell office:value-type="float" office:value="-0.209696" calcext:value-type="float">
            <text:p>-0.209696</text:p>
          </table:table-cell>
          <table:table-cell office:value-type="float" office:value="-0.016442" calcext:value-type="float">
            <text:p>-0.016442</text:p>
          </table:table-cell>
          <table:table-cell office:value-type="float" office:value="0.017515" calcext:value-type="float">
            <text:p>0.017515</text:p>
          </table:table-cell>
          <table:table-cell office:value-type="float" office:value="-0.028313" calcext:value-type="float">
            <text:p>-0.028313</text:p>
          </table:table-cell>
        </table:table-row>
        <table:table-row table:style-name="ro1">
          <table:table-cell office:value-type="float" office:value="-0.235908" calcext:value-type="float">
            <text:p>-0.235908</text:p>
          </table:table-cell>
          <table:table-cell office:value-type="float" office:value="-0.016473" calcext:value-type="float">
            <text:p>-0.016473</text:p>
          </table:table-cell>
          <table:table-cell office:value-type="float" office:value="0.012566" calcext:value-type="float">
            <text:p>0.012566</text:p>
          </table:table-cell>
          <table:table-cell office:value-type="float" office:value="-0.032156" calcext:value-type="float">
            <text:p>-0.032156</text:p>
          </table:table-cell>
        </table:table-row>
        <table:table-row table:style-name="ro1">
          <table:table-cell office:value-type="float" office:value="-0.209696" calcext:value-type="float">
            <text:p>-0.209696</text:p>
          </table:table-cell>
          <table:table-cell office:value-type="float" office:value="-0.016502" calcext:value-type="float">
            <text:p>-0.016502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-0.029131" calcext:value-type="float">
            <text:p>-0.029131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531" calcext:value-type="float">
            <text:p>-0.016531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-0.027783" calcext:value-type="float">
            <text:p>-0.027783</text:p>
          </table:table-cell>
        </table:table-row>
        <table:table-row table:style-name="ro1">
          <table:table-cell office:value-type="float" office:value="-0.183484" calcext:value-type="float">
            <text:p>-0.183484</text:p>
          </table:table-cell>
          <table:table-cell office:value-type="float" office:value="-0.016557" calcext:value-type="float">
            <text:p>-0.016557</text:p>
          </table:table-cell>
          <table:table-cell office:value-type="float" office:value="-0.001915" calcext:value-type="float">
            <text:p>-0.001915</text:p>
          </table:table-cell>
          <table:table-cell office:value-type="float" office:value="-0.02641" calcext:value-type="float">
            <text:p>-0.02641</text:p>
          </table:table-cell>
        </table:table-row>
        <table:table-row table:style-name="ro1">
          <table:table-cell office:value-type="float" office:value="-0.209696" calcext:value-type="float">
            <text:p>-0.209696</text:p>
          </table:table-cell>
          <table:table-cell office:value-type="float" office:value="-0.016583" calcext:value-type="float">
            <text:p>-0.016583</text:p>
          </table:table-cell>
          <table:table-cell office:value-type="float" office:value="-0.006371" calcext:value-type="float">
            <text:p>-0.006371</text:p>
          </table:table-cell>
          <table:table-cell office:value-type="float" office:value="-0.0302" calcext:value-type="float">
            <text:p>-0.0302</text:p>
          </table:table-cell>
        </table:table-row>
        <table:table-row table:style-name="ro1">
          <table:table-cell office:value-type="float" office:value="-0.183484" calcext:value-type="float">
            <text:p>-0.183484</text:p>
          </table:table-cell>
          <table:table-cell office:value-type="float" office:value="-0.016607" calcext:value-type="float">
            <text:p>-0.016607</text:p>
          </table:table-cell>
          <table:table-cell office:value-type="float" office:value="-0.010194" calcext:value-type="float">
            <text:p>-0.010194</text:p>
          </table:table-cell>
          <table:table-cell office:value-type="float" office:value="-0.027124" calcext:value-type="float">
            <text:p>-0.027124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63" calcext:value-type="float">
            <text:p>-0.01663</text:p>
          </table:table-cell>
          <table:table-cell office:value-type="float" office:value="-0.013366" calcext:value-type="float">
            <text:p>-0.013366</text:p>
          </table:table-cell>
          <table:table-cell office:value-type="float" office:value="-0.029184" calcext:value-type="float">
            <text:p>-0.029184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-0.016652" calcext:value-type="float">
            <text:p>-0.016652</text:p>
          </table:table-cell>
          <table:table-cell office:value-type="float" office:value="-0.01613" calcext:value-type="float">
            <text:p>-0.01613</text:p>
          </table:table-cell>
          <table:table-cell office:value-type="float" office:value="-0.026081" calcext:value-type="float">
            <text:p>-0.026081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-0.016673" calcext:value-type="float">
            <text:p>-0.016673</text:p>
          </table:table-cell>
          <table:table-cell office:value-type="float" office:value="-0.018795" calcext:value-type="float">
            <text:p>-0.018795</text:p>
          </table:table-cell>
          <table:table-cell office:value-type="float" office:value="-0.026386" calcext:value-type="float">
            <text:p>-0.026386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-0.016693" calcext:value-type="float">
            <text:p>-0.016693</text:p>
          </table:table-cell>
          <table:table-cell office:value-type="float" office:value="-0.021107" calcext:value-type="float">
            <text:p>-0.021107</text:p>
          </table:table-cell>
          <table:table-cell office:value-type="float" office:value="-0.024961" calcext:value-type="float">
            <text:p>-0.024961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-0.016712" calcext:value-type="float">
            <text:p>-0.016712</text:p>
          </table:table-cell>
          <table:table-cell office:value-type="float" office:value="-0.023168" calcext:value-type="float">
            <text:p>-0.023168</text:p>
          </table:table-cell>
          <table:table-cell office:value-type="float" office:value="-0.026969" calcext:value-type="float">
            <text:p>-0.026969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-0.01673" calcext:value-type="float">
            <text:p>-0.01673</text:p>
          </table:table-cell>
          <table:table-cell office:value-type="float" office:value="-0.024966" calcext:value-type="float">
            <text:p>-0.024966</text:p>
          </table:table-cell>
          <table:table-cell office:value-type="float" office:value="-0.025544" calcext:value-type="float">
            <text:p>-0.025544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-0.016747" calcext:value-type="float">
            <text:p>-0.016747</text:p>
          </table:table-cell>
          <table:table-cell office:value-type="float" office:value="-0.02663" calcext:value-type="float">
            <text:p>-0.02663</text:p>
          </table:table-cell>
          <table:table-cell office:value-type="float" office:value="-0.025823" calcext:value-type="float">
            <text:p>-0.025823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764" calcext:value-type="float">
            <text:p>-0.016764</text:p>
          </table:table-cell>
          <table:table-cell office:value-type="float" office:value="-0.028063" calcext:value-type="float">
            <text:p>-0.028063</text:p>
          </table:table-cell>
          <table:table-cell office:value-type="float" office:value="-0.022642" calcext:value-type="float">
            <text:p>-0.022642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-0.029423" calcext:value-type="float">
            <text:p>-0.029423</text:p>
          </table:table-cell>
          <table:table-cell office:value-type="float" office:value="-0.024599" calcext:value-type="float">
            <text:p>-0.024599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-0.016794" calcext:value-type="float">
            <text:p>-0.016794</text:p>
          </table:table-cell>
          <table:table-cell office:value-type="float" office:value="-0.030612" calcext:value-type="float">
            <text:p>-0.030612</text:p>
          </table:table-cell>
          <table:table-cell office:value-type="float" office:value="-0.024851" calcext:value-type="float">
            <text:p>-0.024851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09" calcext:value-type="float">
            <text:p>-0.016809</text:p>
          </table:table-cell>
          <table:table-cell office:value-type="float" office:value="-0.031555" calcext:value-type="float">
            <text:p>-0.031555</text:p>
          </table:table-cell>
          <table:table-cell office:value-type="float" office:value="-0.023374" calcext:value-type="float">
            <text:p>-0.023374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22" calcext:value-type="float">
            <text:p>-0.016822</text:p>
          </table:table-cell>
          <table:table-cell office:value-type="float" office:value="-0.032589" calcext:value-type="float">
            <text:p>-0.032589</text:p>
          </table:table-cell>
          <table:table-cell office:value-type="float" office:value="-0.023601" calcext:value-type="float">
            <text:p>-0.023601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35" calcext:value-type="float">
            <text:p>-0.016835</text:p>
          </table:table-cell>
          <table:table-cell office:value-type="float" office:value="-0.033582" calcext:value-type="float">
            <text:p>-0.033582</text:p>
          </table:table-cell>
          <table:table-cell office:value-type="float" office:value="-0.023828" calcext:value-type="float">
            <text:p>-0.02382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847" calcext:value-type="float">
            <text:p>-0.016847</text:p>
          </table:table-cell>
          <table:table-cell office:value-type="float" office:value="-0.034326" calcext:value-type="float">
            <text:p>-0.034326</text:p>
          </table:table-cell>
          <table:table-cell office:value-type="float" office:value="-0.022325" calcext:value-type="float">
            <text:p>-0.022325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859" calcext:value-type="float">
            <text:p>-0.016859</text:p>
          </table:table-cell>
          <table:table-cell office:value-type="float" office:value="-0.034594" calcext:value-type="float">
            <text:p>-0.034594</text:p>
          </table:table-cell>
          <table:table-cell office:value-type="float" office:value="-0.022525" calcext:value-type="float">
            <text:p>-0.022525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7" calcext:value-type="float">
            <text:p>-0.01687</text:p>
          </table:table-cell>
          <table:table-cell office:value-type="float" office:value="-0.034015" calcext:value-type="float">
            <text:p>-0.034015</text:p>
          </table:table-cell>
          <table:table-cell office:value-type="float" office:value="-0.024456" calcext:value-type="float">
            <text:p>-0.02445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881" calcext:value-type="float">
            <text:p>-0.016881</text:p>
          </table:table-cell>
          <table:table-cell office:value-type="float" office:value="-0.033057" calcext:value-type="float">
            <text:p>-0.033057</text:p>
          </table:table-cell>
          <table:table-cell office:value-type="float" office:value="-0.019493" calcext:value-type="float">
            <text:p>-0.019493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91" calcext:value-type="float">
            <text:p>-0.016891</text:p>
          </table:table-cell>
          <table:table-cell office:value-type="float" office:value="-0.032418" calcext:value-type="float">
            <text:p>-0.032418</text:p>
          </table:table-cell>
          <table:table-cell office:value-type="float" office:value="-0.024831" calcext:value-type="float">
            <text:p>-0.02483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-0.03162" calcext:value-type="float">
            <text:p>-0.03162</text:p>
          </table:table-cell>
          <table:table-cell office:value-type="float" office:value="-0.019868" calcext:value-type="float">
            <text:p>-0.01986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09" calcext:value-type="float">
            <text:p>-0.016909</text:p>
          </table:table-cell>
          <table:table-cell office:value-type="float" office:value="-0.030973" calcext:value-type="float">
            <text:p>-0.030973</text:p>
          </table:table-cell>
          <table:table-cell office:value-type="float" office:value="-0.021747" calcext:value-type="float">
            <text:p>-0.021747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18" calcext:value-type="float">
            <text:p>-0.016918</text:p>
          </table:table-cell>
          <table:table-cell office:value-type="float" office:value="-0.030465" calcext:value-type="float">
            <text:p>-0.030465</text:p>
          </table:table-cell>
          <table:table-cell office:value-type="float" office:value="-0.023652" calcext:value-type="float">
            <text:p>-0.02365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26" calcext:value-type="float">
            <text:p>-0.016926</text:p>
          </table:table-cell>
          <table:table-cell office:value-type="float" office:value="-0.029878" calcext:value-type="float">
            <text:p>-0.029878</text:p>
          </table:table-cell>
          <table:table-cell office:value-type="float" office:value="-0.023853" calcext:value-type="float">
            <text:p>-0.023853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34" calcext:value-type="float">
            <text:p>-0.016934</text:p>
          </table:table-cell>
          <table:table-cell office:value-type="float" office:value="-0.029337" calcext:value-type="float">
            <text:p>-0.029337</text:p>
          </table:table-cell>
          <table:table-cell office:value-type="float" office:value="-0.024054" calcext:value-type="float">
            <text:p>-0.02405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42" calcext:value-type="float">
            <text:p>-0.016942</text:p>
          </table:table-cell>
          <table:table-cell office:value-type="float" office:value="-0.028768" calcext:value-type="float">
            <text:p>-0.028768</text:p>
          </table:table-cell>
          <table:table-cell office:value-type="float" office:value="-0.022525" calcext:value-type="float">
            <text:p>-0.02252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49" calcext:value-type="float">
            <text:p>-0.016949</text:p>
          </table:table-cell>
          <table:table-cell office:value-type="float" office:value="-0.027939" calcext:value-type="float">
            <text:p>-0.027939</text:p>
          </table:table-cell>
          <table:table-cell office:value-type="float" office:value="-0.0227" calcext:value-type="float">
            <text:p>-0.022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56" calcext:value-type="float">
            <text:p>-0.016956</text:p>
          </table:table-cell>
          <table:table-cell office:value-type="float" office:value="-0.027284" calcext:value-type="float">
            <text:p>-0.027284</text:p>
          </table:table-cell>
          <table:table-cell office:value-type="float" office:value="-0.022874" calcext:value-type="float">
            <text:p>-0.02287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62" calcext:value-type="float">
            <text:p>-0.016962</text:p>
          </table:table-cell>
          <table:table-cell office:value-type="float" office:value="-0.02682" calcext:value-type="float">
            <text:p>-0.02682</text:p>
          </table:table-cell>
          <table:table-cell office:value-type="float" office:value="-0.024779" calcext:value-type="float">
            <text:p>-0.02477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69" calcext:value-type="float">
            <text:p>-0.016969</text:p>
          </table:table-cell>
          <table:table-cell office:value-type="float" office:value="-0.026398" calcext:value-type="float">
            <text:p>-0.026398</text:p>
          </table:table-cell>
          <table:table-cell office:value-type="float" office:value="-0.02498" calcext:value-type="float">
            <text:p>-0.0249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74" calcext:value-type="float">
            <text:p>-0.016974</text:p>
          </table:table-cell>
          <table:table-cell office:value-type="float" office:value="-0.025945" calcext:value-type="float">
            <text:p>-0.025945</text:p>
          </table:table-cell>
          <table:table-cell office:value-type="float" office:value="-0.023452" calcext:value-type="float">
            <text:p>-0.02345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8" calcext:value-type="float">
            <text:p>-0.01698</text:p>
          </table:table-cell>
          <table:table-cell office:value-type="float" office:value="-0.02611" calcext:value-type="float">
            <text:p>-0.02611</text:p>
          </table:table-cell>
          <table:table-cell office:value-type="float" office:value="-0.023627" calcext:value-type="float">
            <text:p>-0.023627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985" calcext:value-type="float">
            <text:p>-0.016985</text:p>
          </table:table-cell>
          <table:table-cell office:value-type="float" office:value="-0.026572" calcext:value-type="float">
            <text:p>-0.026572</text:p>
          </table:table-cell>
          <table:table-cell office:value-type="float" office:value="-0.027262" calcext:value-type="float">
            <text:p>-0.02726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9" calcext:value-type="float">
            <text:p>-0.01699</text:p>
          </table:table-cell>
          <table:table-cell office:value-type="float" office:value="-0.02699" calcext:value-type="float">
            <text:p>-0.02699</text:p>
          </table:table-cell>
          <table:table-cell office:value-type="float" office:value="-0.025759" calcext:value-type="float">
            <text:p>-0.02575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95" calcext:value-type="float">
            <text:p>-0.016995</text:p>
          </table:table-cell>
          <table:table-cell office:value-type="float" office:value="-0.027277" calcext:value-type="float">
            <text:p>-0.027277</text:p>
          </table:table-cell>
          <table:table-cell office:value-type="float" office:value="-0.02596" calcext:value-type="float">
            <text:p>-0.02596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7628" calcext:value-type="float">
            <text:p>-0.027628</text:p>
          </table:table-cell>
          <table:table-cell office:value-type="float" office:value="-0.026162" calcext:value-type="float">
            <text:p>-0.02616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004" calcext:value-type="float">
            <text:p>-0.017004</text:p>
          </table:table-cell>
          <table:table-cell office:value-type="float" office:value="-0.028369" calcext:value-type="float">
            <text:p>-0.028369</text:p>
          </table:table-cell>
          <table:table-cell office:value-type="float" office:value="-0.026363" calcext:value-type="float">
            <text:p>-0.026363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009" calcext:value-type="float">
            <text:p>-0.017009</text:p>
          </table:table-cell>
          <table:table-cell office:value-type="float" office:value="-0.029017" calcext:value-type="float">
            <text:p>-0.029017</text:p>
          </table:table-cell>
          <table:table-cell office:value-type="float" office:value="-0.026564" calcext:value-type="float">
            <text:p>-0.02656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013" calcext:value-type="float">
            <text:p>-0.017013</text:p>
          </table:table-cell>
          <table:table-cell office:value-type="float" office:value="-0.029741" calcext:value-type="float">
            <text:p>-0.029741</text:p>
          </table:table-cell>
          <table:table-cell office:value-type="float" office:value="-0.026766" calcext:value-type="float">
            <text:p>-0.026766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016" calcext:value-type="float">
            <text:p>-0.017016</text:p>
          </table:table-cell>
          <table:table-cell office:value-type="float" office:value="-0.030341" calcext:value-type="float">
            <text:p>-0.030341</text:p>
          </table:table-cell>
          <table:table-cell office:value-type="float" office:value="-0.026967" calcext:value-type="float">
            <text:p>-0.026967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02" calcext:value-type="float">
            <text:p>-0.01702</text:p>
          </table:table-cell>
          <table:table-cell office:value-type="float" office:value="-0.031599" calcext:value-type="float">
            <text:p>-0.031599</text:p>
          </table:table-cell>
          <table:table-cell office:value-type="float" office:value="-0.027169" calcext:value-type="float">
            <text:p>-0.027169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23" calcext:value-type="float">
            <text:p>-0.017023</text:p>
          </table:table-cell>
          <table:table-cell office:value-type="float" office:value="-0.032847" calcext:value-type="float">
            <text:p>-0.032847</text:p>
          </table:table-cell>
          <table:table-cell office:value-type="float" office:value="-0.02564" calcext:value-type="float">
            <text:p>-0.0256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27" calcext:value-type="float">
            <text:p>-0.017027</text:p>
          </table:table-cell>
          <table:table-cell office:value-type="float" office:value="-0.033934" calcext:value-type="float">
            <text:p>-0.033934</text:p>
          </table:table-cell>
          <table:table-cell office:value-type="float" office:value="-0.025815" calcext:value-type="float">
            <text:p>-0.02581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3" calcext:value-type="float">
            <text:p>-0.01703</text:p>
          </table:table-cell>
          <table:table-cell office:value-type="float" office:value="-0.034922" calcext:value-type="float">
            <text:p>-0.034922</text:p>
          </table:table-cell>
          <table:table-cell office:value-type="float" office:value="-0.02599" calcext:value-type="float">
            <text:p>-0.02599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33" calcext:value-type="float">
            <text:p>-0.017033</text:p>
          </table:table-cell>
          <table:table-cell office:value-type="float" office:value="-0.035935" calcext:value-type="float">
            <text:p>-0.035935</text:p>
          </table:table-cell>
          <table:table-cell office:value-type="float" office:value="-0.026166" calcext:value-type="float">
            <text:p>-0.026166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7036" calcext:value-type="float">
            <text:p>-0.017036</text:p>
          </table:table-cell>
          <table:table-cell office:value-type="float" office:value="-0.036766" calcext:value-type="float">
            <text:p>-0.036766</text:p>
          </table:table-cell>
          <table:table-cell office:value-type="float" office:value="-0.028071" calcext:value-type="float">
            <text:p>-0.02807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38" calcext:value-type="float">
            <text:p>-0.017038</text:p>
          </table:table-cell>
          <table:table-cell office:value-type="float" office:value="-0.037648" calcext:value-type="float">
            <text:p>-0.037648</text:p>
          </table:table-cell>
          <table:table-cell office:value-type="float" office:value="-0.023082" calcext:value-type="float">
            <text:p>-0.02308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7041" calcext:value-type="float">
            <text:p>-0.017041</text:p>
          </table:table-cell>
          <table:table-cell office:value-type="float" office:value="-0.038528" calcext:value-type="float">
            <text:p>-0.038528</text:p>
          </table:table-cell>
          <table:table-cell office:value-type="float" office:value="-0.024935" calcext:value-type="float">
            <text:p>-0.02493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43" calcext:value-type="float">
            <text:p>-0.017043</text:p>
          </table:table-cell>
          <table:table-cell office:value-type="float" office:value="-0.039331" calcext:value-type="float">
            <text:p>-0.039331</text:p>
          </table:table-cell>
          <table:table-cell office:value-type="float" office:value="-0.021624" calcext:value-type="float">
            <text:p>-0.02162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46" calcext:value-type="float">
            <text:p>-0.017046</text:p>
          </table:table-cell>
          <table:table-cell office:value-type="float" office:value="-0.040172" calcext:value-type="float">
            <text:p>-0.040172</text:p>
          </table:table-cell>
          <table:table-cell office:value-type="float" office:value="-0.023451" calcext:value-type="float">
            <text:p>-0.02345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7048" calcext:value-type="float">
            <text:p>-0.017048</text:p>
          </table:table-cell>
          <table:table-cell office:value-type="float" office:value="-0.041018" calcext:value-type="float">
            <text:p>-0.041018</text:p>
          </table:table-cell>
          <table:table-cell office:value-type="float" office:value="-0.025304" calcext:value-type="float">
            <text:p>-0.02530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705" calcext:value-type="float">
            <text:p>-0.01705</text:p>
          </table:table-cell>
          <table:table-cell office:value-type="float" office:value="-0.041966" calcext:value-type="float">
            <text:p>-0.041966</text:p>
          </table:table-cell>
          <table:table-cell office:value-type="float" office:value="-0.025453" calcext:value-type="float">
            <text:p>-0.02545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52" calcext:value-type="float">
            <text:p>-0.017052</text:p>
          </table:table-cell>
          <table:table-cell office:value-type="float" office:value="-0.042956" calcext:value-type="float">
            <text:p>-0.042956</text:p>
          </table:table-cell>
          <table:table-cell office:value-type="float" office:value="-0.022142" calcext:value-type="float">
            <text:p>-0.02214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54" calcext:value-type="float">
            <text:p>-0.017054</text:p>
          </table:table-cell>
          <table:table-cell office:value-type="float" office:value="-0.044041" calcext:value-type="float">
            <text:p>-0.044041</text:p>
          </table:table-cell>
          <table:table-cell office:value-type="float" office:value="-0.022239" calcext:value-type="float">
            <text:p>-0.02223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56" calcext:value-type="float">
            <text:p>-0.017056</text:p>
          </table:table-cell>
          <table:table-cell office:value-type="float" office:value="-0.045225" calcext:value-type="float">
            <text:p>-0.045225</text:p>
          </table:table-cell>
          <table:table-cell office:value-type="float" office:value="-0.022336" calcext:value-type="float">
            <text:p>-0.02233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58" calcext:value-type="float">
            <text:p>-0.017058</text:p>
          </table:table-cell>
          <table:table-cell office:value-type="float" office:value="-0.046242" calcext:value-type="float">
            <text:p>-0.046242</text:p>
          </table:table-cell>
          <table:table-cell office:value-type="float" office:value="-0.022432" calcext:value-type="float">
            <text:p>-0.02243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59" calcext:value-type="float">
            <text:p>-0.017059</text:p>
          </table:table-cell>
          <table:table-cell office:value-type="float" office:value="-0.046655" calcext:value-type="float">
            <text:p>-0.046655</text:p>
          </table:table-cell>
          <table:table-cell office:value-type="float" office:value="-0.019069" calcext:value-type="float">
            <text:p>-0.01906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7061" calcext:value-type="float">
            <text:p>-0.017061</text:p>
          </table:table-cell>
          <table:table-cell office:value-type="float" office:value="-0.046884" calcext:value-type="float">
            <text:p>-0.046884</text:p>
          </table:table-cell>
          <table:table-cell office:value-type="float" office:value="-0.020843" calcext:value-type="float">
            <text:p>-0.02084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62" calcext:value-type="float">
            <text:p>-0.017062</text:p>
          </table:table-cell>
          <table:table-cell office:value-type="float" office:value="-0.04596" calcext:value-type="float">
            <text:p>-0.04596</text:p>
          </table:table-cell>
          <table:table-cell office:value-type="float" office:value="-0.019184" calcext:value-type="float">
            <text:p>-0.01918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64" calcext:value-type="float">
            <text:p>-0.017064</text:p>
          </table:table-cell>
          <table:table-cell office:value-type="float" office:value="-0.043646" calcext:value-type="float">
            <text:p>-0.043646</text:p>
          </table:table-cell>
          <table:table-cell office:value-type="float" office:value="-0.019228" calcext:value-type="float">
            <text:p>-0.01922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65" calcext:value-type="float">
            <text:p>-0.017065</text:p>
          </table:table-cell>
          <table:table-cell office:value-type="float" office:value="-0.041671" calcext:value-type="float">
            <text:p>-0.041671</text:p>
          </table:table-cell>
          <table:table-cell office:value-type="float" office:value="-0.015813" calcext:value-type="float">
            <text:p>-0.015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6" calcext:value-type="float">
            <text:p>-0.017066</text:p>
          </table:table-cell>
          <table:table-cell office:value-type="float" office:value="-0.039928" calcext:value-type="float">
            <text:p>-0.039928</text:p>
          </table:table-cell>
          <table:table-cell office:value-type="float" office:value="-0.014074" calcext:value-type="float">
            <text:p>-0.01407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68" calcext:value-type="float">
            <text:p>-0.017068</text:p>
          </table:table-cell>
          <table:table-cell office:value-type="float" office:value="-0.038221" calcext:value-type="float">
            <text:p>-0.038221</text:p>
          </table:table-cell>
          <table:table-cell office:value-type="float" office:value="-0.01577" calcext:value-type="float">
            <text:p>-0.0157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69" calcext:value-type="float">
            <text:p>-0.017069</text:p>
          </table:table-cell>
          <table:table-cell office:value-type="float" office:value="-0.036257" calcext:value-type="float">
            <text:p>-0.036257</text:p>
          </table:table-cell>
          <table:table-cell office:value-type="float" office:value="-0.017492" calcext:value-type="float">
            <text:p>-0.01749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7" calcext:value-type="float">
            <text:p>-0.01707</text:p>
          </table:table-cell>
          <table:table-cell office:value-type="float" office:value="-0.034668" calcext:value-type="float">
            <text:p>-0.034668</text:p>
          </table:table-cell>
          <table:table-cell office:value-type="float" office:value="-0.01751" calcext:value-type="float">
            <text:p>-0.0175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71" calcext:value-type="float">
            <text:p>-0.017071</text:p>
          </table:table-cell>
          <table:table-cell office:value-type="float" office:value="-0.033125" calcext:value-type="float">
            <text:p>-0.033125</text:p>
          </table:table-cell>
          <table:table-cell office:value-type="float" office:value="-0.015798" calcext:value-type="float">
            <text:p>-0.01579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72" calcext:value-type="float">
            <text:p>-0.017072</text:p>
          </table:table-cell>
          <table:table-cell office:value-type="float" office:value="-0.03139" calcext:value-type="float">
            <text:p>-0.03139</text:p>
          </table:table-cell>
          <table:table-cell office:value-type="float" office:value="-0.01579" calcext:value-type="float">
            <text:p>-0.0157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73" calcext:value-type="float">
            <text:p>-0.017073</text:p>
          </table:table-cell>
          <table:table-cell office:value-type="float" office:value="-0.029665" calcext:value-type="float">
            <text:p>-0.029665</text:p>
          </table:table-cell>
          <table:table-cell office:value-type="float" office:value="-0.017512" calcext:value-type="float">
            <text:p>-0.01751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74" calcext:value-type="float">
            <text:p>-0.017074</text:p>
          </table:table-cell>
          <table:table-cell office:value-type="float" office:value="-0.028227" calcext:value-type="float">
            <text:p>-0.028227</text:p>
          </table:table-cell>
          <table:table-cell office:value-type="float" office:value="-0.01753" calcext:value-type="float">
            <text:p>-0.0175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75" calcext:value-type="float">
            <text:p>-0.017075</text:p>
          </table:table-cell>
          <table:table-cell office:value-type="float" office:value="-0.026809" calcext:value-type="float">
            <text:p>-0.026809</text:p>
          </table:table-cell>
          <table:table-cell office:value-type="float" office:value="-0.019279" calcext:value-type="float">
            <text:p>-0.01927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76" calcext:value-type="float">
            <text:p>-0.017076</text:p>
          </table:table-cell>
          <table:table-cell office:value-type="float" office:value="-0.026158" calcext:value-type="float">
            <text:p>-0.026158</text:p>
          </table:table-cell>
          <table:table-cell office:value-type="float" office:value="-0.022783" calcext:value-type="float">
            <text:p>-0.02278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76" calcext:value-type="float">
            <text:p>-0.017076</text:p>
          </table:table-cell>
          <table:table-cell office:value-type="float" office:value="-0.025802" calcext:value-type="float">
            <text:p>-0.025802</text:p>
          </table:table-cell>
          <table:table-cell office:value-type="float" office:value="-0.01769" calcext:value-type="float">
            <text:p>-0.0176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77" calcext:value-type="float">
            <text:p>-0.017077</text:p>
          </table:table-cell>
          <table:table-cell office:value-type="float" office:value="-0.025364" calcext:value-type="float">
            <text:p>-0.025364</text:p>
          </table:table-cell>
          <table:table-cell office:value-type="float" office:value="-0.019438" calcext:value-type="float">
            <text:p>-0.01943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7078" calcext:value-type="float">
            <text:p>-0.017078</text:p>
          </table:table-cell>
          <table:table-cell office:value-type="float" office:value="-0.024758" calcext:value-type="float">
            <text:p>-0.024758</text:p>
          </table:table-cell>
          <table:table-cell office:value-type="float" office:value="-0.012562" calcext:value-type="float">
            <text:p>-0.01256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79" calcext:value-type="float">
            <text:p>-0.017079</text:p>
          </table:table-cell>
          <table:table-cell office:value-type="float" office:value="-0.024468" calcext:value-type="float">
            <text:p>-0.024468</text:p>
          </table:table-cell>
          <table:table-cell office:value-type="float" office:value="-0.015962" calcext:value-type="float">
            <text:p>-0.01596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79" calcext:value-type="float">
            <text:p>-0.017079</text:p>
          </table:table-cell>
          <table:table-cell office:value-type="float" office:value="-0.023999" calcext:value-type="float">
            <text:p>-0.023999</text:p>
          </table:table-cell>
          <table:table-cell office:value-type="float" office:value="-0.017684" calcext:value-type="float">
            <text:p>-0.01768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8" calcext:value-type="float">
            <text:p>-0.01708</text:p>
          </table:table-cell>
          <table:table-cell office:value-type="float" office:value="-0.024153" calcext:value-type="float">
            <text:p>-0.024153</text:p>
          </table:table-cell>
          <table:table-cell office:value-type="float" office:value="-0.017702" calcext:value-type="float">
            <text:p>-0.01770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708" calcext:value-type="float">
            <text:p>-0.01708</text:p>
          </table:table-cell>
          <table:table-cell office:value-type="float" office:value="-0.026169" calcext:value-type="float">
            <text:p>-0.026169</text:p>
          </table:table-cell>
          <table:table-cell office:value-type="float" office:value="-0.02118" calcext:value-type="float">
            <text:p>-0.0211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7081" calcext:value-type="float">
            <text:p>-0.017081</text:p>
          </table:table-cell>
          <table:table-cell office:value-type="float" office:value="-0.028419" calcext:value-type="float">
            <text:p>-0.028419</text:p>
          </table:table-cell>
          <table:table-cell office:value-type="float" office:value="-0.021251" calcext:value-type="float">
            <text:p>-0.02125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82" calcext:value-type="float">
            <text:p>-0.017082</text:p>
          </table:table-cell>
          <table:table-cell office:value-type="float" office:value="-0.031471" calcext:value-type="float">
            <text:p>-0.031471</text:p>
          </table:table-cell>
          <table:table-cell office:value-type="float" office:value="-0.016131" calcext:value-type="float">
            <text:p>-0.01613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82" calcext:value-type="float">
            <text:p>-0.017082</text:p>
          </table:table-cell>
          <table:table-cell office:value-type="float" office:value="-0.034332" calcext:value-type="float">
            <text:p>-0.034332</text:p>
          </table:table-cell>
          <table:table-cell office:value-type="float" office:value="-0.016123" calcext:value-type="float">
            <text:p>-0.016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83" calcext:value-type="float">
            <text:p>-0.017083</text:p>
          </table:table-cell>
          <table:table-cell office:value-type="float" office:value="-0.037096" calcext:value-type="float">
            <text:p>-0.037096</text:p>
          </table:table-cell>
          <table:table-cell office:value-type="float" office:value="-0.014385" calcext:value-type="float">
            <text:p>-0.014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83" calcext:value-type="float">
            <text:p>-0.017083</text:p>
          </table:table-cell>
          <table:table-cell office:value-type="float" office:value="-0.039876" calcext:value-type="float">
            <text:p>-0.039876</text:p>
          </table:table-cell>
          <table:table-cell office:value-type="float" office:value="-0.014351" calcext:value-type="float">
            <text:p>-0.014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83" calcext:value-type="float">
            <text:p>-0.017083</text:p>
          </table:table-cell>
          <table:table-cell office:value-type="float" office:value="-0.042738" calcext:value-type="float">
            <text:p>-0.042738</text:p>
          </table:table-cell>
          <table:table-cell office:value-type="float" office:value="-0.014317" calcext:value-type="float">
            <text:p>-0.014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84" calcext:value-type="float">
            <text:p>-0.017084</text:p>
          </table:table-cell>
          <table:table-cell office:value-type="float" office:value="-0.045604" calcext:value-type="float">
            <text:p>-0.045604</text:p>
          </table:table-cell>
          <table:table-cell office:value-type="float" office:value="-0.014283" calcext:value-type="float">
            <text:p>-0.01428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84" calcext:value-type="float">
            <text:p>-0.017084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0.019438" calcext:value-type="float">
            <text:p>-0.01943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85" calcext:value-type="float">
            <text:p>-0.017085</text:p>
          </table:table-cell>
          <table:table-cell office:value-type="float" office:value="-0.048493" calcext:value-type="float">
            <text:p>-0.048493</text:p>
          </table:table-cell>
          <table:table-cell office:value-type="float" office:value="-0.010833" calcext:value-type="float">
            <text:p>-0.01083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85" calcext:value-type="float">
            <text:p>-0.017085</text:p>
          </table:table-cell>
          <table:table-cell office:value-type="float" office:value="-0.048493" calcext:value-type="float">
            <text:p>-0.048493</text:p>
          </table:table-cell>
          <table:table-cell office:value-type="float" office:value="-0.010746" calcext:value-type="float">
            <text:p>-0.01074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85" calcext:value-type="float">
            <text:p>-0.017085</text:p>
          </table:table-cell>
          <table:table-cell office:value-type="float" office:value="-0.048362" calcext:value-type="float">
            <text:p>-0.048362</text:p>
          </table:table-cell>
          <table:table-cell office:value-type="float" office:value="-0.01066" calcext:value-type="float">
            <text:p>-0.0106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7086" calcext:value-type="float">
            <text:p>-0.017086</text:p>
          </table:table-cell>
          <table:table-cell office:value-type="float" office:value="-0.048166" calcext:value-type="float">
            <text:p>-0.048166</text:p>
          </table:table-cell>
          <table:table-cell office:value-type="float" office:value="-0.012303" calcext:value-type="float">
            <text:p>-0.01230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7086" calcext:value-type="float">
            <text:p>-0.017086</text:p>
          </table:table-cell>
          <table:table-cell office:value-type="float" office:value="-0.048811" calcext:value-type="float">
            <text:p>-0.048811</text:p>
          </table:table-cell>
          <table:table-cell office:value-type="float" office:value="-0.012243" calcext:value-type="float">
            <text:p>-0.01224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86" calcext:value-type="float">
            <text:p>-0.017086</text:p>
          </table:table-cell>
          <table:table-cell office:value-type="float" office:value="-0.049969" calcext:value-type="float">
            <text:p>-0.049969</text:p>
          </table:table-cell>
          <table:table-cell office:value-type="float" office:value="-0.010452" calcext:value-type="float">
            <text:p>-0.01045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-0.052106" calcext:value-type="float">
            <text:p>-0.052106</text:p>
          </table:table-cell>
          <table:table-cell office:value-type="float" office:value="-0.010366" calcext:value-type="float">
            <text:p>-0.01036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-0.05353" calcext:value-type="float">
            <text:p>-0.05353</text:p>
          </table:table-cell>
          <table:table-cell office:value-type="float" office:value="-0.010279" calcext:value-type="float">
            <text:p>-0.01027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-0.054252" calcext:value-type="float">
            <text:p>-0.054252</text:p>
          </table:table-cell>
          <table:table-cell office:value-type="float" office:value="-0.005002" calcext:value-type="float">
            <text:p>-0.00500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-0.054292" calcext:value-type="float">
            <text:p>-0.054292</text:p>
          </table:table-cell>
          <table:table-cell office:value-type="float" office:value="-0.001377" calcext:value-type="float">
            <text:p>-0.00137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-0.052044" calcext:value-type="float">
            <text:p>-0.052044</text:p>
          </table:table-cell>
          <table:table-cell office:value-type="float" office:value="-0.001159" calcext:value-type="float">
            <text:p>-0.00115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-0.048983" calcext:value-type="float">
            <text:p>-0.048983</text:p>
          </table:table-cell>
          <table:table-cell office:value-type="float" office:value="0.004248" calcext:value-type="float">
            <text:p>0.00424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-0.046175" calcext:value-type="float">
            <text:p>-0.046175</text:p>
          </table:table-cell>
          <table:table-cell office:value-type="float" office:value="0.002815" calcext:value-type="float">
            <text:p>0.00281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-0.042396" calcext:value-type="float">
            <text:p>-0.042396</text:p>
          </table:table-cell>
          <table:table-cell office:value-type="float" office:value="0.004815" calcext:value-type="float">
            <text:p>0.00481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-0.038645" calcext:value-type="float">
            <text:p>-0.038645</text:p>
          </table:table-cell>
          <table:table-cell office:value-type="float" office:value="0.005111" calcext:value-type="float">
            <text:p>0.00511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-0.034809" calcext:value-type="float">
            <text:p>-0.034809</text:p>
          </table:table-cell>
          <table:table-cell office:value-type="float" office:value="0.010597" calcext:value-type="float">
            <text:p>0.01059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-0.030462" calcext:value-type="float">
            <text:p>-0.030462</text:p>
          </table:table-cell>
          <table:table-cell office:value-type="float" office:value="0.007512" calcext:value-type="float">
            <text:p>0.00751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-0.026575" calcext:value-type="float">
            <text:p>-0.026575</text:p>
          </table:table-cell>
          <table:table-cell office:value-type="float" office:value="0.009565" calcext:value-type="float">
            <text:p>0.00956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-0.022728" calcext:value-type="float">
            <text:p>-0.022728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-0.018718" calcext:value-type="float">
            <text:p>-0.018718</text:p>
          </table:table-cell>
          <table:table-cell office:value-type="float" office:value="0.010236" calcext:value-type="float">
            <text:p>0.01023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-0.015079" calcext:value-type="float">
            <text:p>-0.015079</text:p>
          </table:table-cell>
          <table:table-cell office:value-type="float" office:value="0.008855" calcext:value-type="float">
            <text:p>0.00885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-0.011498" calcext:value-type="float">
            <text:p>-0.011498</text:p>
          </table:table-cell>
          <table:table-cell office:value-type="float" office:value="0.007447" calcext:value-type="float">
            <text:p>0.00744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-0.008047" calcext:value-type="float">
            <text:p>-0.008047</text:p>
          </table:table-cell>
          <table:table-cell office:value-type="float" office:value="0.009474" calcext:value-type="float">
            <text:p>0.00947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-0.005253" calcext:value-type="float">
            <text:p>-0.005253</text:p>
          </table:table-cell>
          <table:table-cell office:value-type="float" office:value="0.009796" calcext:value-type="float">
            <text:p>0.00979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-0.002689" calcext:value-type="float">
            <text:p>-0.002689</text:p>
          </table:table-cell>
          <table:table-cell office:value-type="float" office:value="0.008389" calcext:value-type="float">
            <text:p>0.00838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0.008685" calcext:value-type="float">
            <text:p>0.00868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8981" calcext:value-type="float">
            <text:p>0.00898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5818" calcext:value-type="float">
            <text:p>0.00581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6062" calcext:value-type="float">
            <text:p>0.00606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.006306" calcext:value-type="float">
            <text:p>0.00630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08279" calcext:value-type="float">
            <text:p>0.00827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.00682" calcext:value-type="float">
            <text:p>0.0068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8058" calcext:value-type="float">
            <text:p>0.008058</text:p>
          </table:table-cell>
          <table:table-cell office:value-type="float" office:value="0.007063" calcext:value-type="float">
            <text:p>0.00706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8078" calcext:value-type="float">
            <text:p>0.008078</text:p>
          </table:table-cell>
          <table:table-cell office:value-type="float" office:value="0.009037" calcext:value-type="float">
            <text:p>0.0090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0.005847" calcext:value-type="float">
            <text:p>0.00584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7451" calcext:value-type="float">
            <text:p>0.007451</text:p>
          </table:table-cell>
          <table:table-cell office:value-type="float" office:value="0.006065" calcext:value-type="float">
            <text:p>0.00606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6283" calcext:value-type="float">
            <text:p>0.00628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0477" calcext:value-type="float">
            <text:p>0.0047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008422" calcext:value-type="float">
            <text:p>0.00842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4901" calcext:value-type="float">
            <text:p>0.004901</text:p>
          </table:table-cell>
          <table:table-cell office:value-type="float" office:value="0.010396" calcext:value-type="float">
            <text:p>0.0103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123" calcext:value-type="float">
            <text:p>0.005123</text:p>
          </table:table-cell>
          <table:table-cell office:value-type="float" office:value="0.007206" calcext:value-type="float">
            <text:p>0.00720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278" calcext:value-type="float">
            <text:p>0.005278</text:p>
          </table:table-cell>
          <table:table-cell office:value-type="float" office:value="0.007424" calcext:value-type="float">
            <text:p>0.00742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496" calcext:value-type="float">
            <text:p>0.005496</text:p>
          </table:table-cell>
          <table:table-cell office:value-type="float" office:value="0.011101" calcext:value-type="float">
            <text:p>0.01110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.009641" calcext:value-type="float">
            <text:p>0.00964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11615" calcext:value-type="float">
            <text:p>0.01161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4913" calcext:value-type="float">
            <text:p>0.004913</text:p>
          </table:table-cell>
          <table:table-cell office:value-type="float" office:value="0.010155" calcext:value-type="float">
            <text:p>0.01015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0.012129" calcext:value-type="float">
            <text:p>0.01212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0.012399" calcext:value-type="float">
            <text:p>0.01239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010939" calcext:value-type="float">
            <text:p>0.01093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012913" calcext:value-type="float">
            <text:p>0.01291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.013183" calcext:value-type="float">
            <text:p>0.01318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0.013453" calcext:value-type="float">
            <text:p>0.01345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15454" calcext:value-type="float">
            <text:p>0.01545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6221" calcext:value-type="float">
            <text:p>0.006221</text:p>
          </table:table-cell>
          <table:table-cell office:value-type="float" office:value="0.01402" calcext:value-type="float">
            <text:p>0.0140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6745" calcext:value-type="float">
            <text:p>0.006745</text:p>
          </table:table-cell>
          <table:table-cell office:value-type="float" office:value="0.01775" calcext:value-type="float">
            <text:p>0.0177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6859" calcext:value-type="float">
            <text:p>0.006859</text:p>
          </table:table-cell>
          <table:table-cell office:value-type="float" office:value="0.014612" calcext:value-type="float">
            <text:p>0.01461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014883" calcext:value-type="float">
            <text:p>0.01488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015153" calcext:value-type="float">
            <text:p>0.01515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0.017153" calcext:value-type="float">
            <text:p>0.01715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8281" calcext:value-type="float">
            <text:p>0.008281</text:p>
          </table:table-cell>
          <table:table-cell office:value-type="float" office:value="0.017449" calcext:value-type="float">
            <text:p>0.01744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019475" calcext:value-type="float">
            <text:p>0.01947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0682" calcext:value-type="float">
            <text:p>0.010682</text:p>
          </table:table-cell>
          <table:table-cell office:value-type="float" office:value="0.019798" calcext:value-type="float">
            <text:p>0.01979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2012" calcext:value-type="float">
            <text:p>0.0201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2324" calcext:value-type="float">
            <text:p>0.012324</text:p>
          </table:table-cell>
          <table:table-cell office:value-type="float" office:value="0.020443" calcext:value-type="float">
            <text:p>0.02044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0.019035" calcext:value-type="float">
            <text:p>0.01903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3711" calcext:value-type="float">
            <text:p>0.013711</text:p>
          </table:table-cell>
          <table:table-cell office:value-type="float" office:value="0.021062" calcext:value-type="float">
            <text:p>0.02106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0.017924" calcext:value-type="float">
            <text:p>0.01792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0.021654" calcext:value-type="float">
            <text:p>0.02165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4977" calcext:value-type="float">
            <text:p>0.014977</text:p>
          </table:table-cell>
          <table:table-cell office:value-type="float" office:value="0.020247" calcext:value-type="float">
            <text:p>0.02024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5683" calcext:value-type="float">
            <text:p>0.015683</text:p>
          </table:table-cell>
          <table:table-cell office:value-type="float" office:value="0.020543" calcext:value-type="float">
            <text:p>0.02054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22569" calcext:value-type="float">
            <text:p>0.02256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022892" calcext:value-type="float">
            <text:p>0.02289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8287" calcext:value-type="float">
            <text:p>0.018287</text:p>
          </table:table-cell>
          <table:table-cell office:value-type="float" office:value="0.021484" calcext:value-type="float">
            <text:p>0.02148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21781" calcext:value-type="float">
            <text:p>0.02178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9815" calcext:value-type="float">
            <text:p>0.019815</text:p>
          </table:table-cell>
          <table:table-cell office:value-type="float" office:value="0.025537" calcext:value-type="float">
            <text:p>0.02553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0641" calcext:value-type="float">
            <text:p>0.020641</text:p>
          </table:table-cell>
          <table:table-cell office:value-type="float" office:value="0.020696" calcext:value-type="float">
            <text:p>0.02069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1491" calcext:value-type="float">
            <text:p>0.021491</text:p>
          </table:table-cell>
          <table:table-cell office:value-type="float" office:value="0.024426" calcext:value-type="float">
            <text:p>0.02442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2293" calcext:value-type="float">
            <text:p>0.022293</text:p>
          </table:table-cell>
          <table:table-cell office:value-type="float" office:value="0.023018" calcext:value-type="float">
            <text:p>0.02301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21585" calcext:value-type="float">
            <text:p>0.02158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3648" calcext:value-type="float">
            <text:p>0.023648</text:p>
          </table:table-cell>
          <table:table-cell office:value-type="float" office:value="0.025315" calcext:value-type="float">
            <text:p>0.02531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4666" calcext:value-type="float">
            <text:p>0.024666</text:p>
          </table:table-cell>
          <table:table-cell office:value-type="float" office:value="0.023907" calcext:value-type="float">
            <text:p>0.02390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6035" calcext:value-type="float">
            <text:p>0.026035</text:p>
          </table:table-cell>
          <table:table-cell office:value-type="float" office:value="0.024204" calcext:value-type="float">
            <text:p>0.02420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146" calcext:value-type="float">
            <text:p>0.027146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689" calcext:value-type="float">
            <text:p>0.027689</text:p>
          </table:table-cell>
          <table:table-cell office:value-type="float" office:value="0.026526" calcext:value-type="float">
            <text:p>0.02652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1659" calcext:value-type="float">
            <text:p>0.02165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0.023633" calcext:value-type="float">
            <text:p>0.02363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025633" calcext:value-type="float">
            <text:p>0.02563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811" calcext:value-type="float">
            <text:p>0.027811</text:p>
          </table:table-cell>
          <table:table-cell office:value-type="float" office:value="0.024199" calcext:value-type="float">
            <text:p>0.02419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842" calcext:value-type="float">
            <text:p>0.027842</text:p>
          </table:table-cell>
          <table:table-cell office:value-type="float" office:value="0.024469" calcext:value-type="float">
            <text:p>0.02446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701" calcext:value-type="float">
            <text:p>0.027701</text:p>
          </table:table-cell>
          <table:table-cell office:value-type="float" office:value="0.024739" calcext:value-type="float">
            <text:p>0.02473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0.026739" calcext:value-type="float">
            <text:p>0.02673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0.025306" calcext:value-type="float">
            <text:p>0.02530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737" calcext:value-type="float">
            <text:p>0.02737</text:p>
          </table:table-cell>
          <table:table-cell office:value-type="float" office:value="0.027306" calcext:value-type="float">
            <text:p>0.02730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27602" calcext:value-type="float">
            <text:p>0.02760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5987" calcext:value-type="float">
            <text:p>0.025987</text:p>
          </table:table-cell>
          <table:table-cell office:value-type="float" office:value="0.024438" calcext:value-type="float">
            <text:p>0.02443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412" calcext:value-type="float">
            <text:p>0.02641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4698" calcext:value-type="float">
            <text:p>0.024698</text:p>
          </table:table-cell>
          <table:table-cell office:value-type="float" office:value="0.028412" calcext:value-type="float">
            <text:p>0.02841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3793" calcext:value-type="float">
            <text:p>0.023793</text:p>
          </table:table-cell>
          <table:table-cell office:value-type="float" office:value="0.026979" calcext:value-type="float">
            <text:p>0.02697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3701" calcext:value-type="float">
            <text:p>0.023701</text:p>
          </table:table-cell>
          <table:table-cell office:value-type="float" office:value="0.028979" calcext:value-type="float">
            <text:p>0.02897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3018" calcext:value-type="float">
            <text:p>0.023018</text:p>
          </table:table-cell>
          <table:table-cell office:value-type="float" office:value="0.032735" calcext:value-type="float">
            <text:p>0.03273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2569" calcext:value-type="float">
            <text:p>0.022569</text:p>
          </table:table-cell>
          <table:table-cell office:value-type="float" office:value="0.027894" calcext:value-type="float">
            <text:p>0.02789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3019" calcext:value-type="float">
            <text:p>0.023019</text:p>
          </table:table-cell>
          <table:table-cell office:value-type="float" office:value="0.029894" calcext:value-type="float">
            <text:p>0.02989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6821" calcext:value-type="float">
            <text:p>-0.016821</text:p>
          </table:table-cell>
          <table:table-cell office:value-type="float" office:value="0.023643" calcext:value-type="float">
            <text:p>0.023643</text:p>
          </table:table-cell>
          <table:table-cell office:value-type="float" office:value="0.031884" calcext:value-type="float">
            <text:p>0.03188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6563" calcext:value-type="float">
            <text:p>-0.016563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30442" calcext:value-type="float">
            <text:p>0.03044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5774" calcext:value-type="float">
            <text:p>-0.015774</text:p>
          </table:table-cell>
          <table:table-cell office:value-type="float" office:value="0.025453" calcext:value-type="float">
            <text:p>0.025453</text:p>
          </table:table-cell>
          <table:table-cell office:value-type="float" office:value="0.032363" calcext:value-type="float">
            <text:p>0.03236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5023" calcext:value-type="float">
            <text:p>-0.015023</text:p>
          </table:table-cell>
          <table:table-cell office:value-type="float" office:value="0.026972" calcext:value-type="float">
            <text:p>0.026972</text:p>
          </table:table-cell>
          <table:table-cell office:value-type="float" office:value="0.032584" calcext:value-type="float">
            <text:p>0.03258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4307" calcext:value-type="float">
            <text:p>-0.014307</text:p>
          </table:table-cell>
          <table:table-cell office:value-type="float" office:value="0.028407" calcext:value-type="float">
            <text:p>0.028407</text:p>
          </table:table-cell>
          <table:table-cell office:value-type="float" office:value="0.031078" calcext:value-type="float">
            <text:p>0.03107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1727" calcext:value-type="float">
            <text:p>-0.011727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034488" calcext:value-type="float">
            <text:p>0.03448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09269" calcext:value-type="float">
            <text:p>-0.009269</text:p>
          </table:table-cell>
          <table:table-cell office:value-type="float" office:value="0.031988" calcext:value-type="float">
            <text:p>0.031988</text:p>
          </table:table-cell>
          <table:table-cell office:value-type="float" office:value="0.032772" calcext:value-type="float">
            <text:p>0.03277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06386" calcext:value-type="float">
            <text:p>-0.006386</text:p>
          </table:table-cell>
          <table:table-cell office:value-type="float" office:value="0.033552" calcext:value-type="float">
            <text:p>0.033552</text:p>
          </table:table-cell>
          <table:table-cell office:value-type="float" office:value="0.034428" calcext:value-type="float">
            <text:p>0.03442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0364" calcext:value-type="float">
            <text:p>-0.00364</text:p>
          </table:table-cell>
          <table:table-cell office:value-type="float" office:value="0.035231" calcext:value-type="float">
            <text:p>0.035231</text:p>
          </table:table-cell>
          <table:table-cell office:value-type="float" office:value="0.030933" calcext:value-type="float">
            <text:p>0.03093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01839" calcext:value-type="float">
            <text:p>-0.001839</text:p>
          </table:table-cell>
          <table:table-cell office:value-type="float" office:value="0.036494" calcext:value-type="float">
            <text:p>0.036494</text:p>
          </table:table-cell>
          <table:table-cell office:value-type="float" office:value="0.030965" calcext:value-type="float">
            <text:p>0.03096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00124" calcext:value-type="float">
            <text:p>-0.000124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0.031004" calcext:value-type="float">
            <text:p>0.03100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38519" calcext:value-type="float">
            <text:p>0.038519</text:p>
          </table:table-cell>
          <table:table-cell office:value-type="float" office:value="0.031051" calcext:value-type="float">
            <text:p>0.03105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39604" calcext:value-type="float">
            <text:p>0.039604</text:p>
          </table:table-cell>
          <table:table-cell office:value-type="float" office:value="0.029374" calcext:value-type="float">
            <text:p>0.02937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40531" calcext:value-type="float">
            <text:p>0.040531</text:p>
          </table:table-cell>
          <table:table-cell office:value-type="float" office:value="0.027571" calcext:value-type="float">
            <text:p>0.02757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0.041083" calcext:value-type="float">
            <text:p>0.041083</text:p>
          </table:table-cell>
          <table:table-cell office:value-type="float" office:value="0.027481" calcext:value-type="float">
            <text:p>0.02748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9902" calcext:value-type="float">
            <text:p>0.009902</text:p>
          </table:table-cell>
          <table:table-cell office:value-type="float" office:value="0.041299" calcext:value-type="float">
            <text:p>0.041299</text:p>
          </table:table-cell>
          <table:table-cell office:value-type="float" office:value="0.030825" calcext:value-type="float">
            <text:p>0.03082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0.041275" calcext:value-type="float">
            <text:p>0.041275</text:p>
          </table:table-cell>
          <table:table-cell office:value-type="float" office:value="0.027312" calcext:value-type="float">
            <text:p>0.02731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40933" calcext:value-type="float">
            <text:p>0.040933</text:p>
          </table:table-cell>
          <table:table-cell office:value-type="float" office:value="0.027215" calcext:value-type="float">
            <text:p>0.02721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040233" calcext:value-type="float">
            <text:p>0.040233</text:p>
          </table:table-cell>
          <table:table-cell office:value-type="float" office:value="0.025398" calcext:value-type="float">
            <text:p>0.02539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8248" calcext:value-type="float">
            <text:p>0.018248</text:p>
          </table:table-cell>
          <table:table-cell office:value-type="float" office:value="0.039395" calcext:value-type="float">
            <text:p>0.039395</text:p>
          </table:table-cell>
          <table:table-cell office:value-type="float" office:value="0.023563" calcext:value-type="float">
            <text:p>0.02356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9549" calcext:value-type="float">
            <text:p>0.019549</text:p>
          </table:table-cell>
          <table:table-cell office:value-type="float" office:value="0.038563" calcext:value-type="float">
            <text:p>0.038563</text:p>
          </table:table-cell>
          <table:table-cell office:value-type="float" office:value="0.025242" calcext:value-type="float">
            <text:p>0.02524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0789" calcext:value-type="float">
            <text:p>0.020789</text:p>
          </table:table-cell>
          <table:table-cell office:value-type="float" office:value="0.037498" calcext:value-type="float">
            <text:p>0.037498</text:p>
          </table:table-cell>
          <table:table-cell office:value-type="float" office:value="0.026953" calcext:value-type="float">
            <text:p>0.02695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1698" calcext:value-type="float">
            <text:p>0.021698</text:p>
          </table:table-cell>
          <table:table-cell office:value-type="float" office:value="0.036507" calcext:value-type="float">
            <text:p>0.036507</text:p>
          </table:table-cell>
          <table:table-cell office:value-type="float" office:value="0.023541" calcext:value-type="float">
            <text:p>0.02354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2564" calcext:value-type="float">
            <text:p>0.022564</text:p>
          </table:table-cell>
          <table:table-cell office:value-type="float" office:value="0.036115" calcext:value-type="float">
            <text:p>0.036115</text:p>
          </table:table-cell>
          <table:table-cell office:value-type="float" office:value="0.023541" calcext:value-type="float">
            <text:p>0.02354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366" calcext:value-type="float">
            <text:p>0.02366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25238" calcext:value-type="float">
            <text:p>0.02523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4704" calcext:value-type="float">
            <text:p>0.024704</text:p>
          </table:table-cell>
          <table:table-cell office:value-type="float" office:value="0.034662" calcext:value-type="float">
            <text:p>0.034662</text:p>
          </table:table-cell>
          <table:table-cell office:value-type="float" office:value="0.025237" calcext:value-type="float">
            <text:p>0.02523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5698" calcext:value-type="float">
            <text:p>0.025698</text:p>
          </table:table-cell>
          <table:table-cell office:value-type="float" office:value="0.034046" calcext:value-type="float">
            <text:p>0.034046</text:p>
          </table:table-cell>
          <table:table-cell office:value-type="float" office:value="0.02697" calcext:value-type="float">
            <text:p>0.0269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7458" calcext:value-type="float">
            <text:p>0.027458</text:p>
          </table:table-cell>
          <table:table-cell office:value-type="float" office:value="0.033416" calcext:value-type="float">
            <text:p>0.033416</text:p>
          </table:table-cell>
          <table:table-cell office:value-type="float" office:value="0.025165" calcext:value-type="float">
            <text:p>0.02516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9135" calcext:value-type="float">
            <text:p>0.02913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023343" calcext:value-type="float">
            <text:p>0.02334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1004" calcext:value-type="float">
            <text:p>0.031004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3195" calcext:value-type="float">
            <text:p>0.02319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2783" calcext:value-type="float">
            <text:p>0.032783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026515" calcext:value-type="float">
            <text:p>0.02651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29951" calcext:value-type="float">
            <text:p>0.029951</text:p>
          </table:table-cell>
          <table:table-cell office:value-type="float" office:value="0.022904" calcext:value-type="float">
            <text:p>0.02290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7151" calcext:value-type="float">
            <text:p>0.037151</text:p>
          </table:table-cell>
          <table:table-cell office:value-type="float" office:value="0.029498" calcext:value-type="float">
            <text:p>0.029498</text:p>
          </table:table-cell>
          <table:table-cell office:value-type="float" office:value="0.02444" calcext:value-type="float">
            <text:p>0.0244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9723" calcext:value-type="float">
            <text:p>0.039723</text:p>
          </table:table-cell>
          <table:table-cell office:value-type="float" office:value="0.029189" calcext:value-type="float">
            <text:p>0.029189</text:p>
          </table:table-cell>
          <table:table-cell office:value-type="float" office:value="0.02075" calcext:value-type="float">
            <text:p>0.0207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2172" calcext:value-type="float">
            <text:p>0.042172</text:p>
          </table:table-cell>
          <table:table-cell office:value-type="float" office:value="0.028224" calcext:value-type="float">
            <text:p>0.028224</text:p>
          </table:table-cell>
          <table:table-cell office:value-type="float" office:value="0.025668" calcext:value-type="float">
            <text:p>0.02566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4776" calcext:value-type="float">
            <text:p>0.044776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0.02199" calcext:value-type="float">
            <text:p>0.0219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7256" calcext:value-type="float">
            <text:p>0.047256</text:p>
          </table:table-cell>
          <table:table-cell office:value-type="float" office:value="0.027404" calcext:value-type="float">
            <text:p>0.027404</text:p>
          </table:table-cell>
          <table:table-cell office:value-type="float" office:value="0.02346" calcext:value-type="float">
            <text:p>0.0234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0161" calcext:value-type="float">
            <text:p>0.050161</text:p>
          </table:table-cell>
          <table:table-cell office:value-type="float" office:value="0.027031" calcext:value-type="float">
            <text:p>0.027031</text:p>
          </table:table-cell>
          <table:table-cell office:value-type="float" office:value="0.023166" calcext:value-type="float">
            <text:p>0.02316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2927" calcext:value-type="float">
            <text:p>0.052927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0.022884" calcext:value-type="float">
            <text:p>0.02288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6104" calcext:value-type="float">
            <text:p>0.056104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025675" calcext:value-type="float">
            <text:p>0.025675</text:p>
          </table:table-cell>
          <table:table-cell office:value-type="float" office:value="0.022188" calcext:value-type="float">
            <text:p>0.02218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2011" calcext:value-type="float">
            <text:p>0.062011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0.021873" calcext:value-type="float">
            <text:p>0.02187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5027" calcext:value-type="float">
            <text:p>0.065027</text:p>
          </table:table-cell>
          <table:table-cell office:value-type="float" office:value="0.024415" calcext:value-type="float">
            <text:p>0.024415</text:p>
          </table:table-cell>
          <table:table-cell office:value-type="float" office:value="0.021534" calcext:value-type="float">
            <text:p>0.02153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24211" calcext:value-type="float">
            <text:p>0.024211</text:p>
          </table:table-cell>
          <table:table-cell office:value-type="float" office:value="0.021208" calcext:value-type="float">
            <text:p>0.02120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0906" calcext:value-type="float">
            <text:p>0.070906</text:p>
          </table:table-cell>
          <table:table-cell office:value-type="float" office:value="0.023498" calcext:value-type="float">
            <text:p>0.023498</text:p>
          </table:table-cell>
          <table:table-cell office:value-type="float" office:value="0.020859" calcext:value-type="float">
            <text:p>0.02085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02284" calcext:value-type="float">
            <text:p>0.02284</text:p>
          </table:table-cell>
          <table:table-cell office:value-type="float" office:value="0.018793" calcext:value-type="float">
            <text:p>0.01879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6497" calcext:value-type="float">
            <text:p>0.076497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0.020172" calcext:value-type="float">
            <text:p>0.02017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9094" calcext:value-type="float">
            <text:p>0.079094</text:p>
          </table:table-cell>
          <table:table-cell office:value-type="float" office:value="0.021869" calcext:value-type="float">
            <text:p>0.021869</text:p>
          </table:table-cell>
          <table:table-cell office:value-type="float" office:value="0.01813" calcext:value-type="float">
            <text:p>0.0181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1568" calcext:value-type="float">
            <text:p>0.081568</text:p>
          </table:table-cell>
          <table:table-cell office:value-type="float" office:value="0.021661" calcext:value-type="float">
            <text:p>0.021661</text:p>
          </table:table-cell>
          <table:table-cell office:value-type="float" office:value="0.021263" calcext:value-type="float">
            <text:p>0.02126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3924" calcext:value-type="float">
            <text:p>0.083924</text:p>
          </table:table-cell>
          <table:table-cell office:value-type="float" office:value="0.021073" calcext:value-type="float">
            <text:p>0.021073</text:p>
          </table:table-cell>
          <table:table-cell office:value-type="float" office:value="0.019268" calcext:value-type="float">
            <text:p>0.01926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6168" calcext:value-type="float">
            <text:p>0.086168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0.017258" calcext:value-type="float">
            <text:p>0.01725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88304" calcext:value-type="float">
            <text:p>0.088304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5231" calcext:value-type="float">
            <text:p>0.01523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034" calcext:value-type="float">
            <text:p>0.09034</text:p>
          </table:table-cell>
          <table:table-cell office:value-type="float" office:value="0.018706" calcext:value-type="float">
            <text:p>0.018706</text:p>
          </table:table-cell>
          <table:table-cell office:value-type="float" office:value="0.020106" calcext:value-type="float">
            <text:p>0.02010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1735" calcext:value-type="float">
            <text:p>0.091735</text:p>
          </table:table-cell>
          <table:table-cell office:value-type="float" office:value="0.017803" calcext:value-type="float">
            <text:p>0.017803</text:p>
          </table:table-cell>
          <table:table-cell office:value-type="float" office:value="0.018221" calcext:value-type="float">
            <text:p>0.01822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3064" calcext:value-type="float">
            <text:p>0.093064</text:p>
          </table:table-cell>
          <table:table-cell office:value-type="float" office:value="0.017617" calcext:value-type="float">
            <text:p>0.017617</text:p>
          </table:table-cell>
          <table:table-cell office:value-type="float" office:value="0.018046" calcext:value-type="float">
            <text:p>0.01804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94059" calcext:value-type="float">
            <text:p>0.094059</text:p>
          </table:table-cell>
          <table:table-cell office:value-type="float" office:value="0.016899" calcext:value-type="float">
            <text:p>0.016899</text:p>
          </table:table-cell>
          <table:table-cell office:value-type="float" office:value="0.021372" calcext:value-type="float">
            <text:p>0.02137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5006" calcext:value-type="float">
            <text:p>0.095006</text:p>
          </table:table-cell>
          <table:table-cell office:value-type="float" office:value="0.015785" calcext:value-type="float">
            <text:p>0.015785</text:p>
          </table:table-cell>
          <table:table-cell office:value-type="float" office:value="0.016105" calcext:value-type="float">
            <text:p>0.01610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5908" calcext:value-type="float">
            <text:p>0.095908</text:p>
          </table:table-cell>
          <table:table-cell office:value-type="float" office:value="0.015303" calcext:value-type="float">
            <text:p>0.015303</text:p>
          </table:table-cell>
          <table:table-cell office:value-type="float" office:value="0.017683" calcext:value-type="float">
            <text:p>0.01768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6767" calcext:value-type="float">
            <text:p>0.096767</text:p>
          </table:table-cell>
          <table:table-cell office:value-type="float" office:value="0.014551" calcext:value-type="float">
            <text:p>0.014551</text:p>
          </table:table-cell>
          <table:table-cell office:value-type="float" office:value="0.017561" calcext:value-type="float">
            <text:p>0.01756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7585" calcext:value-type="float">
            <text:p>0.097585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0.019173" calcext:value-type="float">
            <text:p>0.01917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8364" calcext:value-type="float">
            <text:p>0.098364</text:p>
          </table:table-cell>
          <table:table-cell office:value-type="float" office:value="0.013418" calcext:value-type="float">
            <text:p>0.013418</text:p>
          </table:table-cell>
          <table:table-cell office:value-type="float" office:value="0.017355" calcext:value-type="float">
            <text:p>0.01735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99107" calcext:value-type="float">
            <text:p>0.099107</text:p>
          </table:table-cell>
          <table:table-cell office:value-type="float" office:value="0.013232" calcext:value-type="float">
            <text:p>0.013232</text:p>
          </table:table-cell>
          <table:table-cell office:value-type="float" office:value="0.020703" calcext:value-type="float">
            <text:p>0.02070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9813" calcext:value-type="float">
            <text:p>0.099813</text:p>
          </table:table-cell>
          <table:table-cell office:value-type="float" office:value="0.013034" calcext:value-type="float">
            <text:p>0.013034</text:p>
          </table:table-cell>
          <table:table-cell office:value-type="float" office:value="0.018918" calcext:value-type="float">
            <text:p>0.01891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0486" calcext:value-type="float">
            <text:p>0.100486</text:p>
          </table:table-cell>
          <table:table-cell office:value-type="float" office:value="0.012362" calcext:value-type="float">
            <text:p>0.012362</text:p>
          </table:table-cell>
          <table:table-cell office:value-type="float" office:value="0.020569" calcext:value-type="float">
            <text:p>0.02056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1128" calcext:value-type="float">
            <text:p>0.101128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18789" calcext:value-type="float">
            <text:p>0.01878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011271" calcext:value-type="float">
            <text:p>0.011271</text:p>
          </table:table-cell>
          <table:table-cell office:value-type="float" office:value="0.020446" calcext:value-type="float">
            <text:p>0.02044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232" calcext:value-type="float">
            <text:p>0.10232</text:p>
          </table:table-cell>
          <table:table-cell office:value-type="float" office:value="0.010728" calcext:value-type="float">
            <text:p>0.010728</text:p>
          </table:table-cell>
          <table:table-cell office:value-type="float" office:value="0.018672" calcext:value-type="float">
            <text:p>0.01867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2873" calcext:value-type="float">
            <text:p>0.102873</text:p>
          </table:table-cell>
          <table:table-cell office:value-type="float" office:value="0.010318" calcext:value-type="float">
            <text:p>0.010318</text:p>
          </table:table-cell>
          <table:table-cell office:value-type="float" office:value="0.018604" calcext:value-type="float">
            <text:p>0.01860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4215" calcext:value-type="float">
            <text:p>0.104215</text:p>
          </table:table-cell>
          <table:table-cell office:value-type="float" office:value="0.010024" calcext:value-type="float">
            <text:p>0.010024</text:p>
          </table:table-cell>
          <table:table-cell office:value-type="float" office:value="0.021891" calcext:value-type="float">
            <text:p>0.02189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5492" calcext:value-type="float">
            <text:p>0.105492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.020046" calcext:value-type="float">
            <text:p>0.02004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6709" calcext:value-type="float">
            <text:p>0.106709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0.01818" calcext:value-type="float">
            <text:p>0.0181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07054" calcext:value-type="float">
            <text:p>0.107054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023321" calcext:value-type="float">
            <text:p>0.02332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7382" calcext:value-type="float">
            <text:p>0.107382</text:p>
          </table:table-cell>
          <table:table-cell office:value-type="float" office:value="0.010747" calcext:value-type="float">
            <text:p>0.010747</text:p>
          </table:table-cell>
          <table:table-cell office:value-type="float" office:value="0.021622" calcext:value-type="float">
            <text:p>0.02162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6338" calcext:value-type="float">
            <text:p>0.106338</text:p>
          </table:table-cell>
          <table:table-cell office:value-type="float" office:value="0.010996" calcext:value-type="float">
            <text:p>0.010996</text:p>
          </table:table-cell>
          <table:table-cell office:value-type="float" office:value="0.021807" calcext:value-type="float">
            <text:p>0.02180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5344" calcext:value-type="float">
            <text:p>0.105344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0.021988" calcext:value-type="float">
            <text:p>0.02198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3041" calcext:value-type="float">
            <text:p>0.103041</text:p>
          </table:table-cell>
          <table:table-cell office:value-type="float" office:value="0.010699" calcext:value-type="float">
            <text:p>0.010699</text:p>
          </table:table-cell>
          <table:table-cell office:value-type="float" office:value="0.020613" calcext:value-type="float">
            <text:p>0.02061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0847" calcext:value-type="float">
            <text:p>0.100847</text:p>
          </table:table-cell>
          <table:table-cell office:value-type="float" office:value="0.010593" calcext:value-type="float">
            <text:p>0.010593</text:p>
          </table:table-cell>
          <table:table-cell office:value-type="float" office:value="0.022663" calcext:value-type="float">
            <text:p>0.02266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97673" calcext:value-type="float">
            <text:p>0.097673</text:p>
          </table:table-cell>
          <table:table-cell office:value-type="float" office:value="0.010392" calcext:value-type="float">
            <text:p>0.010392</text:p>
          </table:table-cell>
          <table:table-cell office:value-type="float" office:value="0.023142" calcext:value-type="float">
            <text:p>0.02314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94649" calcext:value-type="float">
            <text:p>0.094649</text:p>
          </table:table-cell>
          <table:table-cell office:value-type="float" office:value="0.010763" calcext:value-type="float">
            <text:p>0.010763</text:p>
          </table:table-cell>
          <table:table-cell office:value-type="float" office:value="0.025338" calcext:value-type="float">
            <text:p>0.02533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9177" calcext:value-type="float">
            <text:p>0.09177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0.025817" calcext:value-type="float">
            <text:p>0.02581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88214" calcext:value-type="float">
            <text:p>0.088214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0.026391" calcext:value-type="float">
            <text:p>0.02639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84827" calcext:value-type="float">
            <text:p>0.084827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868" calcext:value-type="float">
            <text:p>0.0286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8133" calcext:value-type="float">
            <text:p>0.08133</text:p>
          </table:table-cell>
          <table:table-cell office:value-type="float" office:value="0.012568" calcext:value-type="float">
            <text:p>0.012568</text:p>
          </table:table-cell>
          <table:table-cell office:value-type="float" office:value="0.027556" calcext:value-type="float">
            <text:p>0.02755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3074" calcext:value-type="float">
            <text:p>0.013074</text:p>
          </table:table-cell>
          <table:table-cell office:value-type="float" office:value="0.028122" calcext:value-type="float">
            <text:p>0.02812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13774" calcext:value-type="float">
            <text:p>0.013774</text:p>
          </table:table-cell>
          <table:table-cell office:value-type="float" office:value="0.030367" calcext:value-type="float">
            <text:p>0.03036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72338" calcext:value-type="float">
            <text:p>0.072338</text:p>
          </table:table-cell>
          <table:table-cell office:value-type="float" office:value="0.014376" calcext:value-type="float">
            <text:p>0.014376</text:p>
          </table:table-cell>
          <table:table-cell office:value-type="float" office:value="0.030896" calcext:value-type="float">
            <text:p>0.03089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69707" calcext:value-type="float">
            <text:p>0.069707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0.033143" calcext:value-type="float">
            <text:p>0.03314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67201" calcext:value-type="float">
            <text:p>0.067201</text:p>
          </table:table-cell>
          <table:table-cell office:value-type="float" office:value="0.017292" calcext:value-type="float">
            <text:p>0.017292</text:p>
          </table:table-cell>
          <table:table-cell office:value-type="float" office:value="0.031945" calcext:value-type="float">
            <text:p>0.03194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64815" calcext:value-type="float">
            <text:p>0.064815</text:p>
          </table:table-cell>
          <table:table-cell office:value-type="float" office:value="0.018576" calcext:value-type="float">
            <text:p>0.018576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62543" calcext:value-type="float">
            <text:p>0.062543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34708" calcext:value-type="float">
            <text:p>0.03470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60378" calcext:value-type="float">
            <text:p>0.060378</text:p>
          </table:table-cell>
          <table:table-cell office:value-type="float" office:value="0.021113" calcext:value-type="float">
            <text:p>0.021113</text:p>
          </table:table-cell>
          <table:table-cell office:value-type="float" office:value="0.035209" calcext:value-type="float">
            <text:p>0.03520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58317" calcext:value-type="float">
            <text:p>0.058317</text:p>
          </table:table-cell>
          <table:table-cell office:value-type="float" office:value="0.022379" calcext:value-type="float">
            <text:p>0.022379</text:p>
          </table:table-cell>
          <table:table-cell office:value-type="float" office:value="0.033971" calcext:value-type="float">
            <text:p>0.03397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23584" calcext:value-type="float">
            <text:p>0.023584</text:p>
          </table:table-cell>
          <table:table-cell office:value-type="float" office:value="0.036158" calcext:value-type="float">
            <text:p>0.03615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4213" calcext:value-type="float">
            <text:p>0.054213</text:p>
          </table:table-cell>
          <table:table-cell office:value-type="float" office:value="0.02523" calcext:value-type="float">
            <text:p>0.02523</text:p>
          </table:table-cell>
          <table:table-cell office:value-type="float" office:value="0.038399" calcext:value-type="float">
            <text:p>0.03839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2174" calcext:value-type="float">
            <text:p>0.052174</text:p>
          </table:table-cell>
          <table:table-cell office:value-type="float" office:value="0.026758" calcext:value-type="float">
            <text:p>0.026758</text:p>
          </table:table-cell>
          <table:table-cell office:value-type="float" office:value="0.037196" calcext:value-type="float">
            <text:p>0.03719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0232" calcext:value-type="float">
            <text:p>0.050232</text:p>
          </table:table-cell>
          <table:table-cell office:value-type="float" office:value="0.028584" calcext:value-type="float">
            <text:p>0.028584</text:p>
          </table:table-cell>
          <table:table-cell office:value-type="float" office:value="0.037689" calcext:value-type="float">
            <text:p>0.03768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48383" calcext:value-type="float">
            <text:p>0.048383</text:p>
          </table:table-cell>
          <table:table-cell office:value-type="float" office:value="0.030109" calcext:value-type="float">
            <text:p>0.030109</text:p>
          </table:table-cell>
          <table:table-cell office:value-type="float" office:value="0.038173" calcext:value-type="float">
            <text:p>0.03817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4635" calcext:value-type="float">
            <text:p>0.04635</text:p>
          </table:table-cell>
          <table:table-cell office:value-type="float" office:value="0.031051" calcext:value-type="float">
            <text:p>0.031051</text:p>
          </table:table-cell>
          <table:table-cell office:value-type="float" office:value="0.036956" calcext:value-type="float">
            <text:p>0.03695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44414" calcext:value-type="float">
            <text:p>0.044414</text:p>
          </table:table-cell>
          <table:table-cell office:value-type="float" office:value="0.032837" calcext:value-type="float">
            <text:p>0.032837</text:p>
          </table:table-cell>
          <table:table-cell office:value-type="float" office:value="0.039163" calcext:value-type="float">
            <text:p>0.03916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42299" calcext:value-type="float">
            <text:p>0.042299</text:p>
          </table:table-cell>
          <table:table-cell office:value-type="float" office:value="0.034698" calcext:value-type="float">
            <text:p>0.034698</text:p>
          </table:table-cell>
          <table:table-cell office:value-type="float" office:value="0.037964" calcext:value-type="float">
            <text:p>0.037964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40285" calcext:value-type="float">
            <text:p>0.040285</text:p>
          </table:table-cell>
          <table:table-cell office:value-type="float" office:value="0.036625" calcext:value-type="float">
            <text:p>0.036625</text:p>
          </table:table-cell>
          <table:table-cell office:value-type="float" office:value="0.04019" calcext:value-type="float">
            <text:p>0.0401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38367" calcext:value-type="float">
            <text:p>0.038367</text:p>
          </table:table-cell>
          <table:table-cell office:value-type="float" office:value="0.038586" calcext:value-type="float">
            <text:p>0.038586</text:p>
          </table:table-cell>
          <table:table-cell office:value-type="float" office:value="0.040703" calcext:value-type="float">
            <text:p>0.04070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35997" calcext:value-type="float">
            <text:p>0.035997</text:p>
          </table:table-cell>
          <table:table-cell office:value-type="float" office:value="0.040262" calcext:value-type="float">
            <text:p>0.040262</text:p>
          </table:table-cell>
          <table:table-cell office:value-type="float" office:value="0.04128" calcext:value-type="float">
            <text:p>0.0412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33741" calcext:value-type="float">
            <text:p>0.033741</text:p>
          </table:table-cell>
          <table:table-cell office:value-type="float" office:value="0.041674" calcext:value-type="float">
            <text:p>0.041674</text:p>
          </table:table-cell>
          <table:table-cell office:value-type="float" office:value="0.040117" calcext:value-type="float">
            <text:p>0.04011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646" calcext:value-type="float">
            <text:p>0.042646</text:p>
          </table:table-cell>
          <table:table-cell office:value-type="float" office:value="0.040684" calcext:value-type="float">
            <text:p>0.04068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29015" calcext:value-type="float">
            <text:p>0.029015</text:p>
          </table:table-cell>
          <table:table-cell office:value-type="float" office:value="0.043809" calcext:value-type="float">
            <text:p>0.043809</text:p>
          </table:table-cell>
          <table:table-cell office:value-type="float" office:value="0.04124" calcext:value-type="float">
            <text:p>0.0412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26819" calcext:value-type="float">
            <text:p>0.026819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041786" calcext:value-type="float">
            <text:p>0.04178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0.045274" calcext:value-type="float">
            <text:p>0.045274</text:p>
          </table:table-cell>
          <table:table-cell office:value-type="float" office:value="0.038863" calcext:value-type="float">
            <text:p>0.03886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22737" calcext:value-type="float">
            <text:p>0.022737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041069" calcext:value-type="float">
            <text:p>0.04106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46209" calcext:value-type="float">
            <text:p>0.046209</text:p>
          </table:table-cell>
          <table:table-cell office:value-type="float" office:value="0.045022" calcext:value-type="float">
            <text:p>0.04502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9034" calcext:value-type="float">
            <text:p>0.019034</text:p>
          </table:table-cell>
          <table:table-cell office:value-type="float" office:value="0.046208" calcext:value-type="float">
            <text:p>0.046208</text:p>
          </table:table-cell>
          <table:table-cell office:value-type="float" office:value="0.042099" calcext:value-type="float">
            <text:p>0.04209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17313" calcext:value-type="float">
            <text:p>0.017313</text:p>
          </table:table-cell>
          <table:table-cell office:value-type="float" office:value="0.046534" calcext:value-type="float">
            <text:p>0.046534</text:p>
          </table:table-cell>
          <table:table-cell office:value-type="float" office:value="0.040847" calcext:value-type="float">
            <text:p>0.04084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5675" calcext:value-type="float">
            <text:p>0.015675</text:p>
          </table:table-cell>
          <table:table-cell office:value-type="float" office:value="0.046986" calcext:value-type="float">
            <text:p>0.046986</text:p>
          </table:table-cell>
          <table:table-cell office:value-type="float" office:value="0.04302" calcext:value-type="float">
            <text:p>0.0430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4115" calcext:value-type="float">
            <text:p>0.014115</text:p>
          </table:table-cell>
          <table:table-cell office:value-type="float" office:value="0.047161" calcext:value-type="float">
            <text:p>0.047161</text:p>
          </table:table-cell>
          <table:table-cell office:value-type="float" office:value="0.043483" calcext:value-type="float">
            <text:p>0.04348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12629" calcext:value-type="float">
            <text:p>0.012629</text:p>
          </table:table-cell>
          <table:table-cell office:value-type="float" office:value="0.047662" calcext:value-type="float">
            <text:p>0.047662</text:p>
          </table:table-cell>
          <table:table-cell office:value-type="float" office:value="0.04221" calcext:value-type="float">
            <text:p>0.0422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1213" calcext:value-type="float">
            <text:p>0.011213</text:p>
          </table:table-cell>
          <table:table-cell office:value-type="float" office:value="0.048507" calcext:value-type="float">
            <text:p>0.048507</text:p>
          </table:table-cell>
          <table:table-cell office:value-type="float" office:value="0.044363" calcext:value-type="float">
            <text:p>0.04436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09865" calcext:value-type="float">
            <text:p>0.009865</text:p>
          </table:table-cell>
          <table:table-cell office:value-type="float" office:value="0.04948" calcext:value-type="float">
            <text:p>0.04948</text:p>
          </table:table-cell>
          <table:table-cell office:value-type="float" office:value="0.046537" calcext:value-type="float">
            <text:p>0.04653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8582" calcext:value-type="float">
            <text:p>0.008582</text:p>
          </table:table-cell>
          <table:table-cell office:value-type="float" office:value="0.050112" calcext:value-type="float">
            <text:p>0.050112</text:p>
          </table:table-cell>
          <table:table-cell office:value-type="float" office:value="0.043541" calcext:value-type="float">
            <text:p>0.04354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0.05092" calcext:value-type="float">
            <text:p>0.05092</text:p>
          </table:table-cell>
          <table:table-cell office:value-type="float" office:value="0.045678" calcext:value-type="float">
            <text:p>0.04567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6195" calcext:value-type="float">
            <text:p>0.006195</text:p>
          </table:table-cell>
          <table:table-cell office:value-type="float" office:value="0.051835" calcext:value-type="float">
            <text:p>0.051835</text:p>
          </table:table-cell>
          <table:table-cell office:value-type="float" office:value="0.046105" calcext:value-type="float">
            <text:p>0.04610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052648" calcext:value-type="float">
            <text:p>0.052648</text:p>
          </table:table-cell>
          <table:table-cell office:value-type="float" office:value="0.044797" calcext:value-type="float">
            <text:p>0.04479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53723" calcext:value-type="float">
            <text:p>0.053723</text:p>
          </table:table-cell>
          <table:table-cell office:value-type="float" office:value="0.043459" calcext:value-type="float">
            <text:p>0.04345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54926" calcext:value-type="float">
            <text:p>0.054926</text:p>
          </table:table-cell>
          <table:table-cell office:value-type="float" office:value="0.045549" calcext:value-type="float">
            <text:p>0.04554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56222" calcext:value-type="float">
            <text:p>0.056222</text:p>
          </table:table-cell>
          <table:table-cell office:value-type="float" office:value="0.045932" calcext:value-type="float">
            <text:p>0.04593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57348" calcext:value-type="float">
            <text:p>0.057348</text:p>
          </table:table-cell>
          <table:table-cell office:value-type="float" office:value="0.04631" calcext:value-type="float">
            <text:p>0.0463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58292" calcext:value-type="float">
            <text:p>0.058292</text:p>
          </table:table-cell>
          <table:table-cell office:value-type="float" office:value="0.046685" calcext:value-type="float">
            <text:p>0.04668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00543" calcext:value-type="float">
            <text:p>-0.000543</text:p>
          </table:table-cell>
          <table:table-cell office:value-type="float" office:value="0.059483" calcext:value-type="float">
            <text:p>0.059483</text:p>
          </table:table-cell>
          <table:table-cell office:value-type="float" office:value="0.043595" calcext:value-type="float">
            <text:p>0.04359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01331" calcext:value-type="float">
            <text:p>-0.001331</text:p>
          </table:table-cell>
          <table:table-cell office:value-type="float" office:value="0.060755" calcext:value-type="float">
            <text:p>0.060755</text:p>
          </table:table-cell>
          <table:table-cell office:value-type="float" office:value="0.04391" calcext:value-type="float">
            <text:p>0.0439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02081" calcext:value-type="float">
            <text:p>-0.002081</text:p>
          </table:table-cell>
          <table:table-cell office:value-type="float" office:value="0.061811" calcext:value-type="float">
            <text:p>0.061811</text:p>
          </table:table-cell>
          <table:table-cell office:value-type="float" office:value="0.045952" calcext:value-type="float">
            <text:p>0.04595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02796" calcext:value-type="float">
            <text:p>-0.002796</text:p>
          </table:table-cell>
          <table:table-cell office:value-type="float" office:value="0.062836" calcext:value-type="float">
            <text:p>0.062836</text:p>
          </table:table-cell>
          <table:table-cell office:value-type="float" office:value="0.046286" calcext:value-type="float">
            <text:p>0.04628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3477" calcext:value-type="float">
            <text:p>-0.003477</text:p>
          </table:table-cell>
          <table:table-cell office:value-type="float" office:value="0.063863" calcext:value-type="float">
            <text:p>0.063863</text:p>
          </table:table-cell>
          <table:table-cell office:value-type="float" office:value="0.043158" calcext:value-type="float">
            <text:p>0.04315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4125" calcext:value-type="float">
            <text:p>-0.004125</text:p>
          </table:table-cell>
          <table:table-cell office:value-type="float" office:value="0.064867" calcext:value-type="float">
            <text:p>0.064867</text:p>
          </table:table-cell>
          <table:table-cell office:value-type="float" office:value="0.041704" calcext:value-type="float">
            <text:p>0.04170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04743" calcext:value-type="float">
            <text:p>-0.004743</text:p>
          </table:table-cell>
          <table:table-cell office:value-type="float" office:value="0.06579" calcext:value-type="float">
            <text:p>0.06579</text:p>
          </table:table-cell>
          <table:table-cell office:value-type="float" office:value="0.045411" calcext:value-type="float">
            <text:p>0.04541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5331" calcext:value-type="float">
            <text:p>-0.005331</text:p>
          </table:table-cell>
          <table:table-cell office:value-type="float" office:value="0.066709" calcext:value-type="float">
            <text:p>0.066709</text:p>
          </table:table-cell>
          <table:table-cell office:value-type="float" office:value="0.042247" calcext:value-type="float">
            <text:p>0.0422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5891" calcext:value-type="float">
            <text:p>-0.005891</text:p>
          </table:table-cell>
          <table:table-cell office:value-type="float" office:value="0.067685" calcext:value-type="float">
            <text:p>0.067685</text:p>
          </table:table-cell>
          <table:table-cell office:value-type="float" office:value="0.042489" calcext:value-type="float">
            <text:p>0.04248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6424" calcext:value-type="float">
            <text:p>-0.006424</text:p>
          </table:table-cell>
          <table:table-cell office:value-type="float" office:value="0.068642" calcext:value-type="float">
            <text:p>0.068642</text:p>
          </table:table-cell>
          <table:table-cell office:value-type="float" office:value="0.040999" calcext:value-type="float">
            <text:p>0.04099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6932" calcext:value-type="float">
            <text:p>-0.006932</text:p>
          </table:table-cell>
          <table:table-cell office:value-type="float" office:value="0.069526" calcext:value-type="float">
            <text:p>0.069526</text:p>
          </table:table-cell>
          <table:table-cell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7416" calcext:value-type="float">
            <text:p>-0.007416</text:p>
          </table:table-cell>
          <table:table-cell office:value-type="float" office:value="0.070353" calcext:value-type="float">
            <text:p>0.070353</text:p>
          </table:table-cell>
          <table:table-cell office:value-type="float" office:value="0.043175" calcext:value-type="float">
            <text:p>0.04317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7877" calcext:value-type="float">
            <text:p>-0.007877</text:p>
          </table:table-cell>
          <table:table-cell office:value-type="float" office:value="0.071265" calcext:value-type="float">
            <text:p>0.071265</text:p>
          </table:table-cell>
          <table:table-cell office:value-type="float" office:value="0.039948" calcext:value-type="float">
            <text:p>0.03994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8044" calcext:value-type="float">
            <text:p>-0.008044</text:p>
          </table:table-cell>
          <table:table-cell office:value-type="float" office:value="0.072087" calcext:value-type="float">
            <text:p>0.072087</text:p>
          </table:table-cell>
          <table:table-cell office:value-type="float" office:value="0.03836" calcext:value-type="float">
            <text:p>0.0383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8204" calcext:value-type="float">
            <text:p>-0.008204</text:p>
          </table:table-cell>
          <table:table-cell office:value-type="float" office:value="0.072359" calcext:value-type="float">
            <text:p>0.072359</text:p>
          </table:table-cell>
          <table:table-cell office:value-type="float" office:value="0.040206" calcext:value-type="float">
            <text:p>0.04020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7542" calcext:value-type="float">
            <text:p>-0.007542</text:p>
          </table:table-cell>
          <table:table-cell office:value-type="float" office:value="0.070955" calcext:value-type="float">
            <text:p>0.070955</text:p>
          </table:table-cell>
          <table:table-cell office:value-type="float" office:value="0.03678" calcext:value-type="float">
            <text:p>0.0367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6911" calcext:value-type="float">
            <text:p>-0.006911</text:p>
          </table:table-cell>
          <table:table-cell office:value-type="float" office:value="0.069401" calcext:value-type="float">
            <text:p>0.069401</text:p>
          </table:table-cell>
          <table:table-cell office:value-type="float" office:value="0.036764" calcext:value-type="float">
            <text:p>0.03676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04683" calcext:value-type="float">
            <text:p>-0.004683</text:p>
          </table:table-cell>
          <table:table-cell office:value-type="float" office:value="0.067542" calcext:value-type="float">
            <text:p>0.067542</text:p>
          </table:table-cell>
          <table:table-cell office:value-type="float" office:value="0.034806" calcext:value-type="float">
            <text:p>0.034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561" calcext:value-type="float">
            <text:p>-0.002561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0.032832" calcext:value-type="float">
            <text:p>0.032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54" calcext:value-type="float">
            <text:p>-0.00054</text:p>
          </table:table-cell>
          <table:table-cell office:value-type="float" office:value="0.06291" calcext:value-type="float">
            <text:p>0.06291</text:p>
          </table:table-cell>
          <table:table-cell office:value-type="float" office:value="0.03257" calcext:value-type="float">
            <text:p>0.0325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0.060411" calcext:value-type="float">
            <text:p>0.060411</text:p>
          </table:table-cell>
          <table:table-cell office:value-type="float" office:value="0.033797" calcext:value-type="float">
            <text:p>0.03379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06926" calcext:value-type="float">
            <text:p>0.006926</text:p>
          </table:table-cell>
          <table:table-cell office:value-type="float" office:value="0.058075" calcext:value-type="float">
            <text:p>0.058075</text:p>
          </table:table-cell>
          <table:table-cell office:value-type="float" office:value="0.033335" calcext:value-type="float">
            <text:p>0.03333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2294" calcext:value-type="float">
            <text:p>0.012294</text:p>
          </table:table-cell>
          <table:table-cell office:value-type="float" office:value="0.055963" calcext:value-type="float">
            <text:p>0.055963</text:p>
          </table:table-cell>
          <table:table-cell office:value-type="float" office:value="0.032639" calcext:value-type="float">
            <text:p>0.032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406" calcext:value-type="float">
            <text:p>0.017406</text:p>
          </table:table-cell>
          <table:table-cell office:value-type="float" office:value="0.054053" calcext:value-type="float">
            <text:p>0.054053</text:p>
          </table:table-cell>
          <table:table-cell office:value-type="float" office:value="0.030236" calcext:value-type="float">
            <text:p>0.03023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9559" calcext:value-type="float">
            <text:p>0.029559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30332" calcext:value-type="float">
            <text:p>0.030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206" calcext:value-type="float">
            <text:p>0.035206</text:p>
          </table:table-cell>
          <table:table-cell office:value-type="float" office:value="0.048974" calcext:value-type="float">
            <text:p>0.048974</text:p>
          </table:table-cell>
          <table:table-cell office:value-type="float" office:value="0.027824" calcext:value-type="float">
            <text:p>0.02782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0855" calcext:value-type="float">
            <text:p>0.040855</text:p>
          </table:table-cell>
          <table:table-cell office:value-type="float" office:value="0.047554" calcext:value-type="float">
            <text:p>0.047554</text:p>
          </table:table-cell>
          <table:table-cell office:value-type="float" office:value="0.030468" calcext:value-type="float">
            <text:p>0.03046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0.046224" calcext:value-type="float">
            <text:p>0.046224</text:p>
          </table:table-cell>
          <table:table-cell office:value-type="float" office:value="0.029728" calcext:value-type="float">
            <text:p>0.02972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51629" calcext:value-type="float">
            <text:p>0.051629</text:p>
          </table:table-cell>
          <table:table-cell office:value-type="float" office:value="0.045054" calcext:value-type="float">
            <text:p>0.045054</text:p>
          </table:table-cell>
          <table:table-cell office:value-type="float" office:value="0.027246" calcext:value-type="float">
            <text:p>0.02724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56768" calcext:value-type="float">
            <text:p>0.056768</text:p>
          </table:table-cell>
          <table:table-cell office:value-type="float" office:value="0.044001" calcext:value-type="float">
            <text:p>0.044001</text:p>
          </table:table-cell>
          <table:table-cell office:value-type="float" office:value="0.026491" calcext:value-type="float">
            <text:p>0.02649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61661" calcext:value-type="float">
            <text:p>0.061661</text:p>
          </table:table-cell>
          <table:table-cell office:value-type="float" office:value="0.043014" calcext:value-type="float">
            <text:p>0.043014</text:p>
          </table:table-cell>
          <table:table-cell office:value-type="float" office:value="0.022298" calcext:value-type="float">
            <text:p>0.02229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66321" calcext:value-type="float">
            <text:p>0.066321</text:p>
          </table:table-cell>
          <table:table-cell office:value-type="float" office:value="0.042167" calcext:value-type="float">
            <text:p>0.042167</text:p>
          </table:table-cell>
          <table:table-cell office:value-type="float" office:value="0.021533" calcext:value-type="float">
            <text:p>0.021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488" calcext:value-type="float">
            <text:p>0.070488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022554" calcext:value-type="float">
            <text:p>0.02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457" calcext:value-type="float">
            <text:p>0.074457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021889" calcext:value-type="float">
            <text:p>0.021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7423" calcext:value-type="float">
            <text:p>0.077423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21349" calcext:value-type="float">
            <text:p>0.021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247" calcext:value-type="float">
            <text:p>0.080247</text:p>
          </table:table-cell>
          <table:table-cell office:value-type="float" office:value="0.039707" calcext:value-type="float">
            <text:p>0.039707</text:p>
          </table:table-cell>
          <table:table-cell office:value-type="float" office:value="0.020821" calcext:value-type="float">
            <text:p>0.020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666" calcext:value-type="float">
            <text:p>0.082666</text:p>
          </table:table-cell>
          <table:table-cell office:value-type="float" office:value="0.039343" calcext:value-type="float">
            <text:p>0.039343</text:p>
          </table:table-cell>
          <table:table-cell office:value-type="float" office:value="0.020341" calcext:value-type="float">
            <text:p>0.020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97" calcext:value-type="float">
            <text:p>0.08497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.019872" calcext:value-type="float">
            <text:p>0.01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21" calcext:value-type="float">
            <text:p>0.086621</text:p>
          </table:table-cell>
          <table:table-cell office:value-type="float" office:value="0.038822" calcext:value-type="float">
            <text:p>0.038822</text:p>
          </table:table-cell>
          <table:table-cell office:value-type="float" office:value="0.019484" calcext:value-type="float">
            <text:p>0.01948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8194" calcext:value-type="float">
            <text:p>0.088194</text:p>
          </table:table-cell>
          <table:table-cell office:value-type="float" office:value="0.038689" calcext:value-type="float">
            <text:p>0.038689</text:p>
          </table:table-cell>
          <table:table-cell office:value-type="float" office:value="0.017373" calcext:value-type="float">
            <text:p>0.017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691" calcext:value-type="float">
            <text:p>0.089691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0.018703" calcext:value-type="float">
            <text:p>0.018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118" calcext:value-type="float">
            <text:p>0.091118</text:p>
          </table:table-cell>
          <table:table-cell office:value-type="float" office:value="0.038656" calcext:value-type="float">
            <text:p>0.038656</text:p>
          </table:table-cell>
          <table:table-cell office:value-type="float" office:value="0.018335" calcext:value-type="float">
            <text:p>0.01833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2476" calcext:value-type="float">
            <text:p>0.092476</text:p>
          </table:table-cell>
          <table:table-cell office:value-type="float" office:value="0.038788" calcext:value-type="float">
            <text:p>0.038788</text:p>
          </table:table-cell>
          <table:table-cell office:value-type="float" office:value="0.016244" calcext:value-type="float">
            <text:p>0.01624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377" calcext:value-type="float">
            <text:p>0.09377</text:p>
          </table:table-cell>
          <table:table-cell office:value-type="float" office:value="0.038991" calcext:value-type="float">
            <text:p>0.038991</text:p>
          </table:table-cell>
          <table:table-cell office:value-type="float" office:value="0.015862" calcext:value-type="float">
            <text:p>0.01586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5002" calcext:value-type="float">
            <text:p>0.095002</text:p>
          </table:table-cell>
          <table:table-cell office:value-type="float" office:value="0.039299" calcext:value-type="float">
            <text:p>0.039299</text:p>
          </table:table-cell>
          <table:table-cell office:value-type="float" office:value="0.015485" calcext:value-type="float">
            <text:p>0.01548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6176" calcext:value-type="float">
            <text:p>0.096176</text:p>
          </table:table-cell>
          <table:table-cell office:value-type="float" office:value="0.039667" calcext:value-type="float">
            <text:p>0.039667</text:p>
          </table:table-cell>
          <table:table-cell office:value-type="float" office:value="0.015114" calcext:value-type="float">
            <text:p>0.01511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97294" calcext:value-type="float">
            <text:p>0.097294</text:p>
          </table:table-cell>
          <table:table-cell office:value-type="float" office:value="0.040117" calcext:value-type="float">
            <text:p>0.040117</text:p>
          </table:table-cell>
          <table:table-cell office:value-type="float" office:value="0.013018" calcext:value-type="float">
            <text:p>0.01301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98629" calcext:value-type="float">
            <text:p>0.098629</text:p>
          </table:table-cell>
          <table:table-cell office:value-type="float" office:value="0.040656" calcext:value-type="float">
            <text:p>0.040656</text:p>
          </table:table-cell>
          <table:table-cell office:value-type="float" office:value="0.012595" calcext:value-type="float">
            <text:p>0.01259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99901" calcext:value-type="float">
            <text:p>0.099901</text:p>
          </table:table-cell>
          <table:table-cell office:value-type="float" office:value="0.041272" calcext:value-type="float">
            <text:p>0.041272</text:p>
          </table:table-cell>
          <table:table-cell office:value-type="float" office:value="0.006987" calcext:value-type="float">
            <text:p>0.00698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101113" calcext:value-type="float">
            <text:p>0.101113</text:p>
          </table:table-cell>
          <table:table-cell office:value-type="float" office:value="0.041718" calcext:value-type="float">
            <text:p>0.041718</text:p>
          </table:table-cell>
          <table:table-cell office:value-type="float" office:value="0.009957" calcext:value-type="float">
            <text:p>0.00995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102538" calcext:value-type="float">
            <text:p>0.102538</text:p>
          </table:table-cell>
          <table:table-cell office:value-type="float" office:value="0.041138" calcext:value-type="float">
            <text:p>0.041138</text:p>
          </table:table-cell>
          <table:table-cell office:value-type="float" office:value="0.007758" calcext:value-type="float">
            <text:p>0.00775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103895" calcext:value-type="float">
            <text:p>0.103895</text:p>
          </table:table-cell>
          <table:table-cell office:value-type="float" office:value="0.039268" calcext:value-type="float">
            <text:p>0.039268</text:p>
          </table:table-cell>
          <table:table-cell office:value-type="float" office:value="0.007268" calcext:value-type="float">
            <text:p>0.00726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05459" calcext:value-type="float">
            <text:p>0.105459</text:p>
          </table:table-cell>
          <table:table-cell office:value-type="float" office:value="0.03602" calcext:value-type="float">
            <text:p>0.03602</text:p>
          </table:table-cell>
          <table:table-cell office:value-type="float" office:value="0.001559" calcext:value-type="float">
            <text:p>0.001559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106949" calcext:value-type="float">
            <text:p>0.106949</text:p>
          </table:table-cell>
          <table:table-cell office:value-type="float" office:value="0.034095" calcext:value-type="float">
            <text:p>0.034095</text:p>
          </table:table-cell>
          <table:table-cell office:value-type="float" office:value="0.002698" calcext:value-type="float">
            <text:p>0.00269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108367" calcext:value-type="float">
            <text:p>0.108367</text:p>
          </table:table-cell>
          <table:table-cell office:value-type="float" office:value="0.031955" calcext:value-type="float">
            <text:p>0.031955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027453" calcext:value-type="float">
            <text:p>0.027453</text:p>
          </table:table-cell>
          <table:table-cell office:value-type="float" office:value="-0.000142" calcext:value-type="float">
            <text:p>-0.00014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11005" calcext:value-type="float">
            <text:p>0.111005</text:p>
          </table:table-cell>
          <table:table-cell office:value-type="float" office:value="0.023665" calcext:value-type="float">
            <text:p>0.023665</text:p>
          </table:table-cell>
          <table:table-cell office:value-type="float" office:value="-0.000715" calcext:value-type="float">
            <text:p>-0.00071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12231" calcext:value-type="float">
            <text:p>0.112231</text:p>
          </table:table-cell>
          <table:table-cell office:value-type="float" office:value="0.019869" calcext:value-type="float">
            <text:p>0.019869</text:p>
          </table:table-cell>
          <table:table-cell office:value-type="float" office:value="-0.001282" calcext:value-type="float">
            <text:p>-0.00128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13669" calcext:value-type="float">
            <text:p>0.113669</text:p>
          </table:table-cell>
          <table:table-cell office:value-type="float" office:value="0.015846" calcext:value-type="float">
            <text:p>0.015846</text:p>
          </table:table-cell>
          <table:table-cell office:value-type="float" office:value="-0.00188" calcext:value-type="float">
            <text:p>-0.0018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115039" calcext:value-type="float">
            <text:p>0.115039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-0.004202" calcext:value-type="float">
            <text:p>-0.00420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116343" calcext:value-type="float">
            <text:p>0.116343</text:p>
          </table:table-cell>
          <table:table-cell office:value-type="float" office:value="0.006827" calcext:value-type="float">
            <text:p>0.006827</text:p>
          </table:table-cell>
          <table:table-cell office:value-type="float" office:value="-0.001354" calcext:value-type="float">
            <text:p>-0.00135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117586" calcext:value-type="float">
            <text:p>0.117586</text:p>
          </table:table-cell>
          <table:table-cell office:value-type="float" office:value="0.002622" calcext:value-type="float">
            <text:p>0.002622</text:p>
          </table:table-cell>
          <table:table-cell office:value-type="float" office:value="-0.001908" calcext:value-type="float">
            <text:p>-0.00190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118769" calcext:value-type="float">
            <text:p>0.118769</text:p>
          </table:table-cell>
          <table:table-cell office:value-type="float" office:value="-0.001432" calcext:value-type="float">
            <text:p>-0.001432</text:p>
          </table:table-cell>
          <table:table-cell office:value-type="float" office:value="-0.002456" calcext:value-type="float">
            <text:p>-0.00245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119896" calcext:value-type="float">
            <text:p>0.119896</text:p>
          </table:table-cell>
          <table:table-cell office:value-type="float" office:value="-0.005275" calcext:value-type="float">
            <text:p>-0.005275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12097" calcext:value-type="float">
            <text:p>0.12097</text:p>
          </table:table-cell>
          <table:table-cell office:value-type="float" office:value="-0.009098" calcext:value-type="float">
            <text:p>-0.009098</text:p>
          </table:table-cell>
          <table:table-cell office:value-type="float" office:value="-0.000026" calcext:value-type="float">
            <text:p>-0.00002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12172" calcext:value-type="float">
            <text:p>0.12172</text:p>
          </table:table-cell>
          <table:table-cell office:value-type="float" office:value="-0.013234" calcext:value-type="float">
            <text:p>-0.013234</text:p>
          </table:table-cell>
          <table:table-cell office:value-type="float" office:value="-0.000472" calcext:value-type="float">
            <text:p>-0.00047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22436" calcext:value-type="float">
            <text:p>0.122436</text:p>
          </table:table-cell>
          <table:table-cell office:value-type="float" office:value="-0.017075" calcext:value-type="float">
            <text:p>-0.017075</text:p>
          </table:table-cell>
          <table:table-cell office:value-type="float" office:value="-0.006105" calcext:value-type="float">
            <text:p>-0.00610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122845" calcext:value-type="float">
            <text:p>0.122845</text:p>
          </table:table-cell>
          <table:table-cell office:value-type="float" office:value="-0.020615" calcext:value-type="float">
            <text:p>-0.020615</text:p>
          </table:table-cell>
          <table:table-cell office:value-type="float" office:value="0.002063" calcext:value-type="float">
            <text:p>0.00206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23236" calcext:value-type="float">
            <text:p>0.123236</text:p>
          </table:table-cell>
          <table:table-cell office:value-type="float" office:value="-0.023016" calcext:value-type="float">
            <text:p>-0.023016</text:p>
          </table:table-cell>
          <table:table-cell office:value-type="float" office:value="0.003443" calcext:value-type="float">
            <text:p>0.00344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23336" calcext:value-type="float">
            <text:p>0.123336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03157" calcext:value-type="float">
            <text:p>0.00315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23432" calcext:value-type="float">
            <text:p>0.123432</text:p>
          </table:table-cell>
          <table:table-cell office:value-type="float" office:value="-0.022571" calcext:value-type="float">
            <text:p>-0.022571</text:p>
          </table:table-cell>
          <table:table-cell office:value-type="float" office:value="0.006331" calcext:value-type="float">
            <text:p>0.00633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23523" calcext:value-type="float">
            <text:p>0.123523</text:p>
          </table:table-cell>
          <table:table-cell office:value-type="float" office:value="-0.021985" calcext:value-type="float">
            <text:p>-0.021985</text:p>
          </table:table-cell>
          <table:table-cell office:value-type="float" office:value="0.006099" calcext:value-type="float">
            <text:p>0.006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067" calcext:value-type="float">
            <text:p>0.123067</text:p>
          </table:table-cell>
          <table:table-cell office:value-type="float" office:value="-0.021439" calcext:value-type="float">
            <text:p>-0.021439</text:p>
          </table:table-cell>
          <table:table-cell office:value-type="float" office:value="0.004208" calcext:value-type="float">
            <text:p>0.00420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22633" calcext:value-type="float">
            <text:p>0.122633</text:p>
          </table:table-cell>
          <table:table-cell office:value-type="float" office:value="-0.021249" calcext:value-type="float">
            <text:p>-0.021249</text:p>
          </table:table-cell>
          <table:table-cell office:value-type="float" office:value="0.002289" calcext:value-type="float">
            <text:p>0.00228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122219" calcext:value-type="float">
            <text:p>0.122219</text:p>
          </table:table-cell>
          <table:table-cell office:value-type="float" office:value="-0.021407" calcext:value-type="float">
            <text:p>-0.021407</text:p>
          </table:table-cell>
          <table:table-cell office:value-type="float" office:value="0.002072" calcext:value-type="float">
            <text:p>0.00207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21825" calcext:value-type="float">
            <text:p>0.121825</text:p>
          </table:table-cell>
          <table:table-cell office:value-type="float" office:value="-0.022464" calcext:value-type="float">
            <text:p>-0.022464</text:p>
          </table:table-cell>
          <table:table-cell office:value-type="float" office:value="0.005314" calcext:value-type="float">
            <text:p>0.00531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21179" calcext:value-type="float">
            <text:p>0.121179</text:p>
          </table:table-cell>
          <table:table-cell office:value-type="float" office:value="-0.02371" calcext:value-type="float">
            <text:p>-0.02371</text:p>
          </table:table-cell>
          <table:table-cell office:value-type="float" office:value="0.006912" calcext:value-type="float">
            <text:p>0.00691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20563" calcext:value-type="float">
            <text:p>0.120563</text:p>
          </table:table-cell>
          <table:table-cell office:value-type="float" office:value="-0.02402" calcext:value-type="float">
            <text:p>-0.02402</text:p>
          </table:table-cell>
          <table:table-cell office:value-type="float" office:value="0.008533" calcext:value-type="float">
            <text:p>0.00853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19434" calcext:value-type="float">
            <text:p>0.119434</text:p>
          </table:table-cell>
          <table:table-cell office:value-type="float" office:value="-0.023855" calcext:value-type="float">
            <text:p>-0.023855</text:p>
          </table:table-cell>
          <table:table-cell office:value-type="float" office:value="0.006789" calcext:value-type="float">
            <text:p>0.00678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18359" calcext:value-type="float">
            <text:p>0.118359</text:p>
          </table:table-cell>
          <table:table-cell office:value-type="float" office:value="-0.02319" calcext:value-type="float">
            <text:p>-0.02319</text:p>
          </table:table-cell>
          <table:table-cell office:value-type="float" office:value="0.006745" calcext:value-type="float">
            <text:p>0.00674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17335" calcext:value-type="float">
            <text:p>0.117335</text:p>
          </table:table-cell>
          <table:table-cell office:value-type="float" office:value="-0.023007" calcext:value-type="float">
            <text:p>-0.023007</text:p>
          </table:table-cell>
          <table:table-cell office:value-type="float" office:value="0.008426" calcext:value-type="float">
            <text:p>0.00842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1636" calcext:value-type="float">
            <text:p>0.11636</text:p>
          </table:table-cell>
          <table:table-cell office:value-type="float" office:value="-0.023526" calcext:value-type="float">
            <text:p>-0.023526</text:p>
          </table:table-cell>
          <table:table-cell office:value-type="float" office:value="0.010129" calcext:value-type="float">
            <text:p>0.01012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15431" calcext:value-type="float">
            <text:p>0.115431</text:p>
          </table:table-cell>
          <table:table-cell office:value-type="float" office:value="-0.023872" calcext:value-type="float">
            <text:p>-0.023872</text:p>
          </table:table-cell>
          <table:table-cell office:value-type="float" office:value="0.008393" calcext:value-type="float">
            <text:p>0.00839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14276" calcext:value-type="float">
            <text:p>0.114276</text:p>
          </table:table-cell>
          <table:table-cell office:value-type="float" office:value="-0.023906" calcext:value-type="float">
            <text:p>-0.023906</text:p>
          </table:table-cell>
          <table:table-cell office:value-type="float" office:value="0.010124" calcext:value-type="float">
            <text:p>0.01012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13175" calcext:value-type="float">
            <text:p>0.113175</text:p>
          </table:table-cell>
          <table:table-cell office:value-type="float" office:value="-0.024843" calcext:value-type="float">
            <text:p>-0.024843</text:p>
          </table:table-cell>
          <table:table-cell office:value-type="float" office:value="0.015335" calcext:value-type="float">
            <text:p>0.01533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11855" calcext:value-type="float">
            <text:p>0.111855</text:p>
          </table:table-cell>
          <table:table-cell office:value-type="float" office:value="-0.026344" calcext:value-type="float">
            <text:p>-0.026344</text:p>
          </table:table-cell>
          <table:table-cell office:value-type="float" office:value="0.010276" calcext:value-type="float">
            <text:p>0.01027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10598" calcext:value-type="float">
            <text:p>0.110598</text:p>
          </table:table-cell>
          <table:table-cell office:value-type="float" office:value="-0.025855" calcext:value-type="float">
            <text:p>-0.025855</text:p>
          </table:table-cell>
          <table:table-cell office:value-type="float" office:value="0.006864" calcext:value-type="float">
            <text:p>0.00686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9401" calcext:value-type="float">
            <text:p>0.109401</text:p>
          </table:table-cell>
          <table:table-cell office:value-type="float" office:value="-0.024537" calcext:value-type="float">
            <text:p>-0.024537</text:p>
          </table:table-cell>
          <table:table-cell office:value-type="float" office:value="0.018963" calcext:value-type="float">
            <text:p>0.01896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8261" calcext:value-type="float">
            <text:p>0.108261</text:p>
          </table:table-cell>
          <table:table-cell office:value-type="float" office:value="-0.024296" calcext:value-type="float">
            <text:p>-0.024296</text:p>
          </table:table-cell>
          <table:table-cell office:value-type="float" office:value="0.01394" calcext:value-type="float">
            <text:p>0.0139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7176" calcext:value-type="float">
            <text:p>0.107176</text:p>
          </table:table-cell>
          <table:table-cell office:value-type="float" office:value="-0.021909" calcext:value-type="float">
            <text:p>-0.021909</text:p>
          </table:table-cell>
          <table:table-cell office:value-type="float" office:value="0.014024" calcext:value-type="float">
            <text:p>0.01402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6142" calcext:value-type="float">
            <text:p>0.106142</text:p>
          </table:table-cell>
          <table:table-cell office:value-type="float" office:value="-0.018405" calcext:value-type="float">
            <text:p>-0.018405</text:p>
          </table:table-cell>
          <table:table-cell office:value-type="float" office:value="0.021024" calcext:value-type="float">
            <text:p>0.02102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5157" calcext:value-type="float">
            <text:p>0.105157</text:p>
          </table:table-cell>
          <table:table-cell office:value-type="float" office:value="-0.015836" calcext:value-type="float">
            <text:p>-0.015836</text:p>
          </table:table-cell>
          <table:table-cell office:value-type="float" office:value="0.021204" calcext:value-type="float">
            <text:p>0.02120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4219" calcext:value-type="float">
            <text:p>0.104219</text:p>
          </table:table-cell>
          <table:table-cell office:value-type="float" office:value="-0.012847" calcext:value-type="float">
            <text:p>-0.012847</text:p>
          </table:table-cell>
          <table:table-cell office:value-type="float" office:value="0.017919" calcext:value-type="float">
            <text:p>0.01791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3326" calcext:value-type="float">
            <text:p>0.103326</text:p>
          </table:table-cell>
          <table:table-cell office:value-type="float" office:value="-0.009061" calcext:value-type="float">
            <text:p>-0.009061</text:p>
          </table:table-cell>
          <table:table-cell office:value-type="float" office:value="0.021498" calcext:value-type="float">
            <text:p>0.02149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2204" calcext:value-type="float">
            <text:p>0.102204</text:p>
          </table:table-cell>
          <table:table-cell office:value-type="float" office:value="-0.006245" calcext:value-type="float">
            <text:p>-0.006245</text:p>
          </table:table-cell>
          <table:table-cell office:value-type="float" office:value="0.021702" calcext:value-type="float">
            <text:p>0.02170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1135" calcext:value-type="float">
            <text:p>0.101135</text:p>
          </table:table-cell>
          <table:table-cell office:value-type="float" office:value="-0.003698" calcext:value-type="float">
            <text:p>-0.003698</text:p>
          </table:table-cell>
          <table:table-cell office:value-type="float" office:value="0.020171" calcext:value-type="float">
            <text:p>0.02017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9846" calcext:value-type="float">
            <text:p>0.099846</text:p>
          </table:table-cell>
          <table:table-cell office:value-type="float" office:value="-0.000835" calcext:value-type="float">
            <text:p>-0.000835</text:p>
          </table:table-cell>
          <table:table-cell office:value-type="float" office:value="0.018644" calcext:value-type="float">
            <text:p>0.01864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98619" calcext:value-type="float">
            <text:p>0.09861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20547" calcext:value-type="float">
            <text:p>0.02054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97178" calcext:value-type="float">
            <text:p>0.097178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20775" calcext:value-type="float">
            <text:p>0.02077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5806" calcext:value-type="float">
            <text:p>0.095806</text:p>
          </table:table-cell>
          <table:table-cell office:value-type="float" office:value="0.005296" calcext:value-type="float">
            <text:p>0.005296</text:p>
          </table:table-cell>
          <table:table-cell office:value-type="float" office:value="0.019268" calcext:value-type="float">
            <text:p>0.01926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07857" calcext:value-type="float">
            <text:p>0.007857</text:p>
          </table:table-cell>
          <table:table-cell office:value-type="float" office:value="0.019459" calcext:value-type="float">
            <text:p>0.01945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92442" calcext:value-type="float">
            <text:p>0.092442</text:p>
          </table:table-cell>
          <table:table-cell office:value-type="float" office:value="0.009624" calcext:value-type="float">
            <text:p>0.009624</text:p>
          </table:table-cell>
          <table:table-cell office:value-type="float" office:value="0.023211" calcext:value-type="float">
            <text:p>0.02321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0481" calcext:value-type="float">
            <text:p>0.090481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20087" calcext:value-type="float">
            <text:p>0.02008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7801" calcext:value-type="float">
            <text:p>0.087801</text:p>
          </table:table-cell>
          <table:table-cell office:value-type="float" office:value="0.011636" calcext:value-type="float">
            <text:p>0.011636</text:p>
          </table:table-cell>
          <table:table-cell office:value-type="float" office:value="0.020469" calcext:value-type="float">
            <text:p>0.02046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5248" calcext:value-type="float">
            <text:p>0.085248</text:p>
          </table:table-cell>
          <table:table-cell office:value-type="float" office:value="0.012928" calcext:value-type="float">
            <text:p>0.012928</text:p>
          </table:table-cell>
          <table:table-cell office:value-type="float" office:value="0.020841" calcext:value-type="float">
            <text:p>0.02084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1188" calcext:value-type="float">
            <text:p>0.081188</text:p>
          </table:table-cell>
          <table:table-cell office:value-type="float" office:value="0.013549" calcext:value-type="float">
            <text:p>0.013549</text:p>
          </table:table-cell>
          <table:table-cell office:value-type="float" office:value="0.019686" calcext:value-type="float">
            <text:p>0.01968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77322" calcext:value-type="float">
            <text:p>0.077322</text:p>
          </table:table-cell>
          <table:table-cell office:value-type="float" office:value="0.013876" calcext:value-type="float">
            <text:p>0.013876</text:p>
          </table:table-cell>
          <table:table-cell office:value-type="float" office:value="0.023677" calcext:value-type="float">
            <text:p>0.02367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2826" calcext:value-type="float">
            <text:p>0.072826</text:p>
          </table:table-cell>
          <table:table-cell office:value-type="float" office:value="0.014556" calcext:value-type="float">
            <text:p>0.014556</text:p>
          </table:table-cell>
          <table:table-cell office:value-type="float" office:value="0.020892" calcext:value-type="float">
            <text:p>0.0208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8544" calcext:value-type="float">
            <text:p>0.068544</text:p>
          </table:table-cell>
          <table:table-cell office:value-type="float" office:value="0.015157" calcext:value-type="float">
            <text:p>0.015157</text:p>
          </table:table-cell>
          <table:table-cell office:value-type="float" office:value="0.021495" calcext:value-type="float">
            <text:p>0.02149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4466" calcext:value-type="float">
            <text:p>0.064466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0.02381" calcext:value-type="float">
            <text:p>0.0238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0583" calcext:value-type="float">
            <text:p>0.060583</text:p>
          </table:table-cell>
          <table:table-cell office:value-type="float" office:value="0.016053" calcext:value-type="float">
            <text:p>0.016053</text:p>
          </table:table-cell>
          <table:table-cell office:value-type="float" office:value="0.024403" calcext:value-type="float">
            <text:p>0.02440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6884" calcext:value-type="float">
            <text:p>0.056884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0.02498" calcext:value-type="float">
            <text:p>0.0249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3361" calcext:value-type="float">
            <text:p>0.053361</text:p>
          </table:table-cell>
          <table:table-cell office:value-type="float" office:value="0.018003" calcext:value-type="float">
            <text:p>0.018003</text:p>
          </table:table-cell>
          <table:table-cell office:value-type="float" office:value="0.025541" calcext:value-type="float">
            <text:p>0.02554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18737" calcext:value-type="float">
            <text:p>0.018737</text:p>
          </table:table-cell>
          <table:table-cell office:value-type="float" office:value="0.027816" calcext:value-type="float">
            <text:p>0.02781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6811" calcext:value-type="float">
            <text:p>0.046811</text:p>
          </table:table-cell>
          <table:table-cell office:value-type="float" office:value="0.019504" calcext:value-type="float">
            <text:p>0.019504</text:p>
          </table:table-cell>
          <table:table-cell office:value-type="float" office:value="0.028374" calcext:value-type="float">
            <text:p>0.02837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3768" calcext:value-type="float">
            <text:p>0.043768</text:p>
          </table:table-cell>
          <table:table-cell office:value-type="float" office:value="0.020371" calcext:value-type="float">
            <text:p>0.020371</text:p>
          </table:table-cell>
          <table:table-cell office:value-type="float" office:value="0.027188" calcext:value-type="float">
            <text:p>0.02718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21074" calcext:value-type="float">
            <text:p>0.021074</text:p>
          </table:table-cell>
          <table:table-cell office:value-type="float" office:value="0.027693" calcext:value-type="float">
            <text:p>0.02769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811" calcext:value-type="float">
            <text:p>0.03811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28185" calcext:value-type="float">
            <text:p>0.02818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5481" calcext:value-type="float">
            <text:p>0.035481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28666" calcext:value-type="float">
            <text:p>0.02866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2978" calcext:value-type="float">
            <text:p>0.032978</text:p>
          </table:table-cell>
          <table:table-cell office:value-type="float" office:value="0.022718" calcext:value-type="float">
            <text:p>0.022718</text:p>
          </table:table-cell>
          <table:table-cell office:value-type="float" office:value="0.030865" calcext:value-type="float">
            <text:p>0.03086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0593" calcext:value-type="float">
            <text:p>0.030593</text:p>
          </table:table-cell>
          <table:table-cell office:value-type="float" office:value="0.023405" calcext:value-type="float">
            <text:p>0.023405</text:p>
          </table:table-cell>
          <table:table-cell office:value-type="float" office:value="0.031349" calcext:value-type="float">
            <text:p>0.03134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8323" calcext:value-type="float">
            <text:p>0.028323</text:p>
          </table:table-cell>
          <table:table-cell office:value-type="float" office:value="0.024124" calcext:value-type="float">
            <text:p>0.024124</text:p>
          </table:table-cell>
          <table:table-cell office:value-type="float" office:value="0.031824" calcext:value-type="float">
            <text:p>0.03182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0.030559" calcext:value-type="float">
            <text:p>0.03055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5554" calcext:value-type="float">
            <text:p>0.025554</text:p>
          </table:table-cell>
          <table:table-cell office:value-type="float" office:value="0.032718" calcext:value-type="float">
            <text:p>0.03271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2139" calcext:value-type="float">
            <text:p>0.022139</text:p>
          </table:table-cell>
          <table:table-cell office:value-type="float" office:value="0.026056" calcext:value-type="float">
            <text:p>0.026056</text:p>
          </table:table-cell>
          <table:table-cell office:value-type="float" office:value="0.033164" calcext:value-type="float">
            <text:p>0.03316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0271" calcext:value-type="float">
            <text:p>0.020271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0.033603" calcext:value-type="float">
            <text:p>0.03360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8491" calcext:value-type="float">
            <text:p>0.018491</text:p>
          </table:table-cell>
          <table:table-cell office:value-type="float" office:value="0.027676" calcext:value-type="float">
            <text:p>0.027676</text:p>
          </table:table-cell>
          <table:table-cell office:value-type="float" office:value="0.032303" calcext:value-type="float">
            <text:p>0.03230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16797" calcext:value-type="float">
            <text:p>0.016797</text:p>
          </table:table-cell>
          <table:table-cell office:value-type="float" office:value="0.028805" calcext:value-type="float">
            <text:p>0.028805</text:p>
          </table:table-cell>
          <table:table-cell office:value-type="float" office:value="0.036159" calcext:value-type="float">
            <text:p>0.03615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5183" calcext:value-type="float">
            <text:p>0.015183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33141" calcext:value-type="float">
            <text:p>0.03314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0.031015" calcext:value-type="float">
            <text:p>0.031015</text:p>
          </table:table-cell>
          <table:table-cell office:value-type="float" office:value="0.036983" calcext:value-type="float">
            <text:p>0.03698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2183" calcext:value-type="float">
            <text:p>0.012183</text:p>
          </table:table-cell>
          <table:table-cell office:value-type="float" office:value="0.032165" calcext:value-type="float">
            <text:p>0.032165</text:p>
          </table:table-cell>
          <table:table-cell office:value-type="float" office:value="0.035681" calcext:value-type="float">
            <text:p>0.03568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10788" calcext:value-type="float">
            <text:p>0.010788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037807" calcext:value-type="float">
            <text:p>0.03780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9461" calcext:value-type="float">
            <text:p>0.009461</text:p>
          </table:table-cell>
          <table:table-cell office:value-type="float" office:value="0.034509" calcext:value-type="float">
            <text:p>0.034509</text:p>
          </table:table-cell>
          <table:table-cell office:value-type="float" office:value="0.034762" calcext:value-type="float">
            <text:p>0.03476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035532" calcext:value-type="float">
            <text:p>0.035532</text:p>
          </table:table-cell>
          <table:table-cell office:value-type="float" office:value="0.036814" calcext:value-type="float">
            <text:p>0.03681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38888" calcext:value-type="float">
            <text:p>0.03888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5794" calcext:value-type="float">
            <text:p>0.03579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6306" calcext:value-type="float">
            <text:p>0.006306</text:p>
          </table:table-cell>
          <table:table-cell office:value-type="float" office:value="0.038242" calcext:value-type="float">
            <text:p>0.038242</text:p>
          </table:table-cell>
          <table:table-cell office:value-type="float" office:value="0.036032" calcext:value-type="float">
            <text:p>0.03603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0.038945" calcext:value-type="float">
            <text:p>0.038945</text:p>
          </table:table-cell>
          <table:table-cell office:value-type="float" office:value="0.036269" calcext:value-type="float">
            <text:p>0.03626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6533" calcext:value-type="float">
            <text:p>0.006533</text:p>
          </table:table-cell>
          <table:table-cell office:value-type="float" office:value="0.039569" calcext:value-type="float">
            <text:p>0.039569</text:p>
          </table:table-cell>
          <table:table-cell office:value-type="float" office:value="0.038127" calcext:value-type="float">
            <text:p>0.03812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7036" calcext:value-type="float">
            <text:p>0.007036</text:p>
          </table:table-cell>
          <table:table-cell office:value-type="float" office:value="0.040026" calcext:value-type="float">
            <text:p>0.040026</text:p>
          </table:table-cell>
          <table:table-cell office:value-type="float" office:value="0.036553" calcext:value-type="float">
            <text:p>0.03655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40884" calcext:value-type="float">
            <text:p>0.040884</text:p>
          </table:table-cell>
          <table:table-cell office:value-type="float" office:value="0.033083" calcext:value-type="float">
            <text:p>0.03308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41431" calcext:value-type="float">
            <text:p>0.041431</text:p>
          </table:table-cell>
          <table:table-cell office:value-type="float" office:value="0.036486" calcext:value-type="float">
            <text:p>0.03648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0.041731" calcext:value-type="float">
            <text:p>0.041731</text:p>
          </table:table-cell>
          <table:table-cell office:value-type="float" office:value="0.038218" calcext:value-type="float">
            <text:p>0.03821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4488" calcext:value-type="float">
            <text:p>0.014488</text:p>
          </table:table-cell>
          <table:table-cell office:value-type="float" office:value="0.041907" calcext:value-type="float">
            <text:p>0.041907</text:p>
          </table:table-cell>
          <table:table-cell office:value-type="float" office:value="0.036308" calcext:value-type="float">
            <text:p>0.03630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7325" calcext:value-type="float">
            <text:p>0.017325</text:p>
          </table:table-cell>
          <table:table-cell office:value-type="float" office:value="0.041885" calcext:value-type="float">
            <text:p>0.041885</text:p>
          </table:table-cell>
          <table:table-cell office:value-type="float" office:value="0.034384" calcext:value-type="float">
            <text:p>0.03438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1383" calcext:value-type="float">
            <text:p>0.021383</text:p>
          </table:table-cell>
          <table:table-cell office:value-type="float" office:value="0.041972" calcext:value-type="float">
            <text:p>0.041972</text:p>
          </table:table-cell>
          <table:table-cell office:value-type="float" office:value="0.033997" calcext:value-type="float">
            <text:p>0.03399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5249" calcext:value-type="float">
            <text:p>0.025249</text:p>
          </table:table-cell>
          <table:table-cell office:value-type="float" office:value="0.041622" calcext:value-type="float">
            <text:p>0.041622</text:p>
          </table:table-cell>
          <table:table-cell office:value-type="float" office:value="0.031898" calcext:value-type="float">
            <text:p>0.03189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9472" calcext:value-type="float">
            <text:p>0.029472</text:p>
          </table:table-cell>
          <table:table-cell office:value-type="float" office:value="0.041047" calcext:value-type="float">
            <text:p>0.041047</text:p>
          </table:table-cell>
          <table:table-cell office:value-type="float" office:value="0.031447" calcext:value-type="float">
            <text:p>0.03144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040802" calcext:value-type="float">
            <text:p>0.040802</text:p>
          </table:table-cell>
          <table:table-cell office:value-type="float" office:value="0.032744" calcext:value-type="float">
            <text:p>0.03274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7326" calcext:value-type="float">
            <text:p>0.037326</text:p>
          </table:table-cell>
          <table:table-cell office:value-type="float" office:value="0.040241" calcext:value-type="float">
            <text:p>0.040241</text:p>
          </table:table-cell>
          <table:table-cell office:value-type="float" office:value="0.032355" calcext:value-type="float">
            <text:p>0.03235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40975" calcext:value-type="float">
            <text:p>0.040975</text:p>
          </table:table-cell>
          <table:table-cell office:value-type="float" office:value="0.040323" calcext:value-type="float">
            <text:p>0.040323</text:p>
          </table:table-cell>
          <table:table-cell office:value-type="float" office:value="0.026792" calcext:value-type="float">
            <text:p>0.0267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45" calcext:value-type="float">
            <text:p>0.04445</text:p>
          </table:table-cell>
          <table:table-cell office:value-type="float" office:value="0.040394" calcext:value-type="float">
            <text:p>0.040394</text:p>
          </table:table-cell>
          <table:table-cell office:value-type="float" office:value="0.031546" calcext:value-type="float">
            <text:p>0.03154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7759" calcext:value-type="float">
            <text:p>0.047759</text:p>
          </table:table-cell>
          <table:table-cell office:value-type="float" office:value="0.040162" calcext:value-type="float">
            <text:p>0.040162</text:p>
          </table:table-cell>
          <table:table-cell office:value-type="float" office:value="0.029474" calcext:value-type="float">
            <text:p>0.02947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0369" calcext:value-type="float">
            <text:p>0.050369</text:p>
          </table:table-cell>
          <table:table-cell office:value-type="float" office:value="0.039534" calcext:value-type="float">
            <text:p>0.039534</text:p>
          </table:table-cell>
          <table:table-cell office:value-type="float" office:value="0.029192" calcext:value-type="float">
            <text:p>0.02919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2854" calcext:value-type="float">
            <text:p>0.052854</text:p>
          </table:table-cell>
          <table:table-cell office:value-type="float" office:value="0.038868" calcext:value-type="float">
            <text:p>0.038868</text:p>
          </table:table-cell>
          <table:table-cell office:value-type="float" office:value="0.02719" calcext:value-type="float">
            <text:p>0.0271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4678" calcext:value-type="float">
            <text:p>0.054678</text:p>
          </table:table-cell>
          <table:table-cell office:value-type="float" office:value="0.038397" calcext:value-type="float">
            <text:p>0.038397</text:p>
          </table:table-cell>
          <table:table-cell office:value-type="float" office:value="0.026975" calcext:value-type="float">
            <text:p>0.02697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6415" calcext:value-type="float">
            <text:p>0.056415</text:p>
          </table:table-cell>
          <table:table-cell office:value-type="float" office:value="0.037534" calcext:value-type="float">
            <text:p>0.037534</text:p>
          </table:table-cell>
          <table:table-cell office:value-type="float" office:value="0.028497" calcext:value-type="float">
            <text:p>0.02849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3632" calcext:value-type="float">
            <text:p>0.03632</text:p>
          </table:table-cell>
          <table:table-cell office:value-type="float" office:value="0.026593" calcext:value-type="float">
            <text:p>0.02659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8831" calcext:value-type="float">
            <text:p>0.058831</text:p>
          </table:table-cell>
          <table:table-cell office:value-type="float" office:value="0.035151" calcext:value-type="float">
            <text:p>0.035151</text:p>
          </table:table-cell>
          <table:table-cell office:value-type="float" office:value="0.026507" calcext:value-type="float">
            <text:p>0.02650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9557" calcext:value-type="float">
            <text:p>0.059557</text:p>
          </table:table-cell>
          <table:table-cell office:value-type="float" office:value="0.034618" calcext:value-type="float">
            <text:p>0.034618</text:p>
          </table:table-cell>
          <table:table-cell office:value-type="float" office:value="0.026425" calcext:value-type="float">
            <text:p>0.02642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9434" calcext:value-type="float">
            <text:p>0.059434</text:p>
          </table:table-cell>
          <table:table-cell office:value-type="float" office:value="0.033397" calcext:value-type="float">
            <text:p>0.033397</text:p>
          </table:table-cell>
          <table:table-cell office:value-type="float" office:value="0.028183" calcext:value-type="float">
            <text:p>0.02818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9317" calcext:value-type="float">
            <text:p>0.059317</text:p>
          </table:table-cell>
          <table:table-cell office:value-type="float" office:value="0.031934" calcext:value-type="float">
            <text:p>0.031934</text:p>
          </table:table-cell>
          <table:table-cell office:value-type="float" office:value="0.026507" calcext:value-type="float">
            <text:p>0.02650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8391" calcext:value-type="float">
            <text:p>0.058391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028372" calcext:value-type="float">
            <text:p>0.02837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030525" calcext:value-type="float">
            <text:p>0.030525</text:p>
          </table:table-cell>
          <table:table-cell office:value-type="float" office:value="0.025069" calcext:value-type="float">
            <text:p>0.02506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29605" calcext:value-type="float">
            <text:p>0.029605</text:p>
          </table:table-cell>
          <table:table-cell office:value-type="float" office:value="0.026899" calcext:value-type="float">
            <text:p>0.02689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4786" calcext:value-type="float">
            <text:p>0.054786</text:p>
          </table:table-cell>
          <table:table-cell office:value-type="float" office:value="0.028863" calcext:value-type="float">
            <text:p>0.028863</text:p>
          </table:table-cell>
          <table:table-cell office:value-type="float" office:value="0.028896" calcext:value-type="float">
            <text:p>0.02889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52991" calcext:value-type="float">
            <text:p>0.052991</text:p>
          </table:table-cell>
          <table:table-cell office:value-type="float" office:value="0.028408" calcext:value-type="float">
            <text:p>0.028408</text:p>
          </table:table-cell>
          <table:table-cell office:value-type="float" office:value="0.02572" calcext:value-type="float">
            <text:p>0.0257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0467" calcext:value-type="float">
            <text:p>0.050467</text:p>
          </table:table-cell>
          <table:table-cell office:value-type="float" office:value="0.028751" calcext:value-type="float">
            <text:p>0.028751</text:p>
          </table:table-cell>
          <table:table-cell office:value-type="float" office:value="0.031242" calcext:value-type="float">
            <text:p>0.03124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8064" calcext:value-type="float">
            <text:p>0.048064</text:p>
          </table:table-cell>
          <table:table-cell office:value-type="float" office:value="0.029069" calcext:value-type="float">
            <text:p>0.029069</text:p>
          </table:table-cell>
          <table:table-cell office:value-type="float" office:value="0.031642" calcext:value-type="float">
            <text:p>0.0316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4961" calcext:value-type="float">
            <text:p>0.044961</text:p>
          </table:table-cell>
          <table:table-cell office:value-type="float" office:value="0.029087" calcext:value-type="float">
            <text:p>0.029087</text:p>
          </table:table-cell>
          <table:table-cell office:value-type="float" office:value="0.030409" calcext:value-type="float">
            <text:p>0.03040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2007" calcext:value-type="float">
            <text:p>0.042007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030866" calcext:value-type="float">
            <text:p>0.03086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9192" calcext:value-type="float">
            <text:p>0.039192</text:p>
          </table:table-cell>
          <table:table-cell office:value-type="float" office:value="0.029447" calcext:value-type="float">
            <text:p>0.029447</text:p>
          </table:table-cell>
          <table:table-cell office:value-type="float" office:value="0.031311" calcext:value-type="float">
            <text:p>0.03131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1744" calcext:value-type="float">
            <text:p>0.03174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396" calcext:value-type="float">
            <text:p>0.03396</text:p>
          </table:table-cell>
          <table:table-cell office:value-type="float" office:value="0.030199" calcext:value-type="float">
            <text:p>0.030199</text:p>
          </table:table-cell>
          <table:table-cell office:value-type="float" office:value="0.035625" calcext:value-type="float">
            <text:p>0.03562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1528" calcext:value-type="float">
            <text:p>0.031528</text:p>
          </table:table-cell>
          <table:table-cell office:value-type="float" office:value="0.030542" calcext:value-type="float">
            <text:p>0.030542</text:p>
          </table:table-cell>
          <table:table-cell office:value-type="float" office:value="0.032628" calcext:value-type="float">
            <text:p>0.03262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0.031707" calcext:value-type="float">
            <text:p>0.031707</text:p>
          </table:table-cell>
          <table:table-cell office:value-type="float" office:value="0.034757" calcext:value-type="float">
            <text:p>0.03475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7008" calcext:value-type="float">
            <text:p>0.027008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35174" calcext:value-type="float">
            <text:p>0.03517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0.033065" calcext:value-type="float">
            <text:p>0.033065</text:p>
          </table:table-cell>
          <table:table-cell office:value-type="float" office:value="0.03385" calcext:value-type="float">
            <text:p>0.0338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2908" calcext:value-type="float">
            <text:p>0.022908</text:p>
          </table:table-cell>
          <table:table-cell office:value-type="float" office:value="0.033754" calcext:value-type="float">
            <text:p>0.033754</text:p>
          </table:table-cell>
          <table:table-cell office:value-type="float" office:value="0.034222" calcext:value-type="float">
            <text:p>0.0342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1003" calcext:value-type="float">
            <text:p>0.021003</text:p>
          </table:table-cell>
          <table:table-cell office:value-type="float" office:value="0.034949" calcext:value-type="float">
            <text:p>0.034949</text:p>
          </table:table-cell>
          <table:table-cell office:value-type="float" office:value="0.036315" calcext:value-type="float">
            <text:p>0.03631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9189" calcext:value-type="float">
            <text:p>0.019189</text:p>
          </table:table-cell>
          <table:table-cell office:value-type="float" office:value="0.035921" calcext:value-type="float">
            <text:p>0.035921</text:p>
          </table:table-cell>
          <table:table-cell office:value-type="float" office:value="0.036696" calcext:value-type="float">
            <text:p>0.03669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7462" calcext:value-type="float">
            <text:p>0.017462</text:p>
          </table:table-cell>
          <table:table-cell office:value-type="float" office:value="0.037294" calcext:value-type="float">
            <text:p>0.037294</text:p>
          </table:table-cell>
          <table:table-cell office:value-type="float" office:value="0.035339" calcext:value-type="float">
            <text:p>0.03533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5816" calcext:value-type="float">
            <text:p>0.015816</text:p>
          </table:table-cell>
          <table:table-cell office:value-type="float" office:value="0.038569" calcext:value-type="float">
            <text:p>0.038569</text:p>
          </table:table-cell>
          <table:table-cell office:value-type="float" office:value="0.037408" calcext:value-type="float">
            <text:p>0.03740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4249" calcext:value-type="float">
            <text:p>0.014249</text:p>
          </table:table-cell>
          <table:table-cell office:value-type="float" office:value="0.039524" calcext:value-type="float">
            <text:p>0.039524</text:p>
          </table:table-cell>
          <table:table-cell office:value-type="float" office:value="0.037767" calcext:value-type="float">
            <text:p>0.03776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2757" calcext:value-type="float">
            <text:p>0.012757</text:p>
          </table:table-cell>
          <table:table-cell office:value-type="float" office:value="0.040231" calcext:value-type="float">
            <text:p>0.040231</text:p>
          </table:table-cell>
          <table:table-cell office:value-type="float" office:value="0.038119" calcext:value-type="float">
            <text:p>0.03811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1335" calcext:value-type="float">
            <text:p>0.011335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005" calcext:value-type="float">
            <text:p>0.03500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9982" calcext:value-type="float">
            <text:p>0.009982</text:p>
          </table:table-cell>
          <table:table-cell office:value-type="float" office:value="0.042465" calcext:value-type="float">
            <text:p>0.042465</text:p>
          </table:table-cell>
          <table:table-cell office:value-type="float" office:value="0.035292" calcext:value-type="float">
            <text:p>0.0352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39033" calcext:value-type="float">
            <text:p>0.03903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0.043505" calcext:value-type="float">
            <text:p>0.043505</text:p>
          </table:table-cell>
          <table:table-cell office:value-type="float" office:value="0.035901" calcext:value-type="float">
            <text:p>0.03590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6295" calcext:value-type="float">
            <text:p>0.006295</text:p>
          </table:table-cell>
          <table:table-cell office:value-type="float" office:value="0.044377" calcext:value-type="float">
            <text:p>0.044377</text:p>
          </table:table-cell>
          <table:table-cell office:value-type="float" office:value="0.039632" calcext:value-type="float">
            <text:p>0.03963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5181" calcext:value-type="float">
            <text:p>0.005181</text:p>
          </table:table-cell>
          <table:table-cell office:value-type="float" office:value="0.045515" calcext:value-type="float">
            <text:p>0.045515</text:p>
          </table:table-cell>
          <table:table-cell office:value-type="float" office:value="0.034759" calcext:value-type="float">
            <text:p>0.03475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6724" calcext:value-type="float">
            <text:p>0.03672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47025" calcext:value-type="float">
            <text:p>0.047025</text:p>
          </table:table-cell>
          <table:table-cell office:value-type="float" office:value="0.03871" calcext:value-type="float">
            <text:p>0.0387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0.04728" calcext:value-type="float">
            <text:p>0.04728</text:p>
          </table:table-cell>
          <table:table-cell office:value-type="float" office:value="0.035528" calcext:value-type="float">
            <text:p>0.03552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48244" calcext:value-type="float">
            <text:p>0.048244</text:p>
          </table:table-cell>
          <table:table-cell office:value-type="float" office:value="0.03402" calcext:value-type="float">
            <text:p>0.0340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49159" calcext:value-type="float">
            <text:p>0.049159</text:p>
          </table:table-cell>
          <table:table-cell office:value-type="float" office:value="0.035941" calcext:value-type="float">
            <text:p>0.03594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0471" calcext:value-type="float">
            <text:p>-0.000471</text:p>
          </table:table-cell>
          <table:table-cell office:value-type="float" office:value="0.049633" calcext:value-type="float">
            <text:p>0.049633</text:p>
          </table:table-cell>
          <table:table-cell office:value-type="float" office:value="0.039615" calcext:value-type="float">
            <text:p>0.03961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1263" calcext:value-type="float">
            <text:p>-0.001263</text:p>
          </table:table-cell>
          <table:table-cell office:value-type="float" office:value="0.050088" calcext:value-type="float">
            <text:p>0.050088</text:p>
          </table:table-cell>
          <table:table-cell office:value-type="float" office:value="0.036418" calcext:value-type="float">
            <text:p>0.03641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2017" calcext:value-type="float">
            <text:p>-0.002017</text:p>
          </table:table-cell>
          <table:table-cell office:value-type="float" office:value="0.050265" calcext:value-type="float">
            <text:p>0.050265</text:p>
          </table:table-cell>
          <table:table-cell office:value-type="float" office:value="0.033164" calcext:value-type="float">
            <text:p>0.03316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02734" calcext:value-type="float">
            <text:p>-0.002734</text:p>
          </table:table-cell>
          <table:table-cell office:value-type="float" office:value="0.050631" calcext:value-type="float">
            <text:p>0.050631</text:p>
          </table:table-cell>
          <table:table-cell office:value-type="float" office:value="0.031586" calcext:value-type="float">
            <text:p>0.03158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3418" calcext:value-type="float">
            <text:p>-0.003418</text:p>
          </table:table-cell>
          <table:table-cell office:value-type="float" office:value="0.051628" calcext:value-type="float">
            <text:p>0.051628</text:p>
          </table:table-cell>
          <table:table-cell office:value-type="float" office:value="0.035168" calcext:value-type="float">
            <text:p>0.03516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4069" calcext:value-type="float">
            <text:p>-0.004069</text:p>
          </table:table-cell>
          <table:table-cell office:value-type="float" office:value="0.052489" calcext:value-type="float">
            <text:p>0.052489</text:p>
          </table:table-cell>
          <table:table-cell office:value-type="float" office:value="0.037069" calcext:value-type="float">
            <text:p>0.03706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4689" calcext:value-type="float">
            <text:p>-0.004689</text:p>
          </table:table-cell>
          <table:table-cell office:value-type="float" office:value="0.053297" calcext:value-type="float">
            <text:p>0.053297</text:p>
          </table:table-cell>
          <table:table-cell office:value-type="float" office:value="0.037264" calcext:value-type="float">
            <text:p>0.03726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528" calcext:value-type="float">
            <text:p>-0.00528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0.037456" calcext:value-type="float">
            <text:p>0.03745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5843" calcext:value-type="float">
            <text:p>-0.005843</text:p>
          </table:table-cell>
          <table:table-cell office:value-type="float" office:value="0.055131" calcext:value-type="float">
            <text:p>0.055131</text:p>
          </table:table-cell>
          <table:table-cell office:value-type="float" office:value="0.034186" calcext:value-type="float">
            <text:p>0.03418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6378" calcext:value-type="float">
            <text:p>-0.006378</text:p>
          </table:table-cell>
          <table:table-cell office:value-type="float" office:value="0.055951" calcext:value-type="float">
            <text:p>0.055951</text:p>
          </table:table-cell>
          <table:table-cell office:value-type="float" office:value="0.03605" calcext:value-type="float">
            <text:p>0.0360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06888" calcext:value-type="float">
            <text:p>-0.006888</text:p>
          </table:table-cell>
          <table:table-cell office:value-type="float" office:value="0.057145" calcext:value-type="float">
            <text:p>0.057145</text:p>
          </table:table-cell>
          <table:table-cell office:value-type="float" office:value="0.032749" calcext:value-type="float">
            <text:p>0.03274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7374" calcext:value-type="float">
            <text:p>-0.007374</text:p>
          </table:table-cell>
          <table:table-cell office:value-type="float" office:value="0.058032" calcext:value-type="float">
            <text:p>0.058032</text:p>
          </table:table-cell>
          <table:table-cell office:value-type="float" office:value="0.034583" calcext:value-type="float">
            <text:p>0.03458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7837" calcext:value-type="float">
            <text:p>-0.007837</text:p>
          </table:table-cell>
          <table:table-cell office:value-type="float" office:value="0.057581" calcext:value-type="float">
            <text:p>0.057581</text:p>
          </table:table-cell>
          <table:table-cell office:value-type="float" office:value="0.034712" calcext:value-type="float">
            <text:p>0.034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8278" calcext:value-type="float">
            <text:p>-0.008278</text:p>
          </table:table-cell>
          <table:table-cell office:value-type="float" office:value="0.056906" calcext:value-type="float">
            <text:p>0.056906</text:p>
          </table:table-cell>
          <table:table-cell office:value-type="float" office:value="0.031378" calcext:value-type="float">
            <text:p>0.031378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-0.008698" calcext:value-type="float">
            <text:p>-0.008698</text:p>
          </table:table-cell>
          <table:table-cell office:value-type="float" office:value="0.056545" calcext:value-type="float">
            <text:p>0.056545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9097" calcext:value-type="float">
            <text:p>-0.009097</text:p>
          </table:table-cell>
          <table:table-cell office:value-type="float" office:value="0.056404" calcext:value-type="float">
            <text:p>0.056404</text:p>
          </table:table-cell>
          <table:table-cell office:value-type="float" office:value="0.034639" calcext:value-type="float">
            <text:p>0.03463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478" calcext:value-type="float">
            <text:p>-0.00947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3822" calcext:value-type="float">
            <text:p>0.0382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9841" calcext:value-type="float">
            <text:p>-0.009841</text:p>
          </table:table-cell>
          <table:table-cell office:value-type="float" office:value="0.05538" calcext:value-type="float">
            <text:p>0.05538</text:p>
          </table:table-cell>
          <table:table-cell office:value-type="float" office:value="0.034932" calcext:value-type="float">
            <text:p>0.03493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0186" calcext:value-type="float">
            <text:p>-0.010186</text:p>
          </table:table-cell>
          <table:table-cell office:value-type="float" office:value="0.055732" calcext:value-type="float">
            <text:p>0.055732</text:p>
          </table:table-cell>
          <table:table-cell office:value-type="float" office:value="0.02813" calcext:value-type="float">
            <text:p>0.02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0515" calcext:value-type="float">
            <text:p>-0.010515</text:p>
          </table:table-cell>
          <table:table-cell office:value-type="float" office:value="0.05705" calcext:value-type="float">
            <text:p>0.05705</text:p>
          </table:table-cell>
          <table:table-cell office:value-type="float" office:value="0.031601" calcext:value-type="float">
            <text:p>0.03160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0828" calcext:value-type="float">
            <text:p>-0.010828</text:p>
          </table:table-cell>
          <table:table-cell office:value-type="float" office:value="0.057218" calcext:value-type="float">
            <text:p>0.057218</text:p>
          </table:table-cell>
          <table:table-cell office:value-type="float" office:value="0.029933" calcext:value-type="float">
            <text:p>0.02993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1126" calcext:value-type="float">
            <text:p>-0.011126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28238" calcext:value-type="float">
            <text:p>0.02823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141" calcext:value-type="float">
            <text:p>-0.01141</text:p>
          </table:table-cell>
          <table:table-cell office:value-type="float" office:value="0.055357" calcext:value-type="float">
            <text:p>0.055357</text:p>
          </table:table-cell>
          <table:table-cell office:value-type="float" office:value="0.026515" calcext:value-type="float">
            <text:p>0.02651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1681" calcext:value-type="float">
            <text:p>-0.011681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29955" calcext:value-type="float">
            <text:p>0.02995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1939" calcext:value-type="float">
            <text:p>-0.011939</text:p>
          </table:table-cell>
          <table:table-cell office:value-type="float" office:value="0.054794" calcext:value-type="float">
            <text:p>0.054794</text:p>
          </table:table-cell>
          <table:table-cell office:value-type="float" office:value="0.029986" calcext:value-type="float">
            <text:p>0.02998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2184" calcext:value-type="float">
            <text:p>-0.012184</text:p>
          </table:table-cell>
          <table:table-cell office:value-type="float" office:value="0.054285" calcext:value-type="float">
            <text:p>0.054285</text:p>
          </table:table-cell>
          <table:table-cell office:value-type="float" office:value="0.030017" calcext:value-type="float">
            <text:p>0.03001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2418" calcext:value-type="float">
            <text:p>-0.012418</text:p>
          </table:table-cell>
          <table:table-cell office:value-type="float" office:value="0.054263" calcext:value-type="float">
            <text:p>0.054263</text:p>
          </table:table-cell>
          <table:table-cell office:value-type="float" office:value="0.030046" calcext:value-type="float">
            <text:p>0.03004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264" calcext:value-type="float">
            <text:p>-0.01264</text:p>
          </table:table-cell>
          <table:table-cell office:value-type="float" office:value="0.053552" calcext:value-type="float">
            <text:p>0.053552</text:p>
          </table:table-cell>
          <table:table-cell office:value-type="float" office:value="0.026614" calcext:value-type="float">
            <text:p>0.02661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2852" calcext:value-type="float">
            <text:p>-0.012852</text:p>
          </table:table-cell>
          <table:table-cell office:value-type="float" office:value="0.052462" calcext:value-type="float">
            <text:p>0.052462</text:p>
          </table:table-cell>
          <table:table-cell office:value-type="float" office:value="0.026588" calcext:value-type="float">
            <text:p>0.02658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3054" calcext:value-type="float">
            <text:p>-0.013054</text:p>
          </table:table-cell>
          <table:table-cell office:value-type="float" office:value="0.050227" calcext:value-type="float">
            <text:p>0.050227</text:p>
          </table:table-cell>
          <table:table-cell office:value-type="float" office:value="0.023102" calcext:value-type="float">
            <text:p>0.02310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3247" calcext:value-type="float">
            <text:p>-0.013247</text:p>
          </table:table-cell>
          <table:table-cell office:value-type="float" office:value="0.047115" calcext:value-type="float">
            <text:p>0.047115</text:p>
          </table:table-cell>
          <table:table-cell office:value-type="float" office:value="0.024752" calcext:value-type="float">
            <text:p>0.02475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343" calcext:value-type="float">
            <text:p>-0.01343</text:p>
          </table:table-cell>
          <table:table-cell office:value-type="float" office:value="0.044359" calcext:value-type="float">
            <text:p>0.044359</text:p>
          </table:table-cell>
          <table:table-cell office:value-type="float" office:value="0.022968" calcext:value-type="float">
            <text:p>0.02296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3604" calcext:value-type="float">
            <text:p>-0.013604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0.022887" calcext:value-type="float">
            <text:p>0.02288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377" calcext:value-type="float">
            <text:p>-0.01377</text:p>
          </table:table-cell>
          <table:table-cell office:value-type="float" office:value="0.040252" calcext:value-type="float">
            <text:p>0.040252</text:p>
          </table:table-cell>
          <table:table-cell office:value-type="float" office:value="0.024535" calcext:value-type="float">
            <text:p>0.02453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3928" calcext:value-type="float">
            <text:p>-0.013928</text:p>
          </table:table-cell>
          <table:table-cell office:value-type="float" office:value="0.037582" calcext:value-type="float">
            <text:p>0.037582</text:p>
          </table:table-cell>
          <table:table-cell office:value-type="float" office:value="0.026209" calcext:value-type="float">
            <text:p>0.02620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4079" calcext:value-type="float">
            <text:p>-0.014079</text:p>
          </table:table-cell>
          <table:table-cell office:value-type="float" office:value="0.035135" calcext:value-type="float">
            <text:p>0.035135</text:p>
          </table:table-cell>
          <table:table-cell office:value-type="float" office:value="0.022718" calcext:value-type="float">
            <text:p>0.02271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4223" calcext:value-type="float">
            <text:p>-0.014223</text:p>
          </table:table-cell>
          <table:table-cell office:value-type="float" office:value="0.033847" calcext:value-type="float">
            <text:p>0.033847</text:p>
          </table:table-cell>
          <table:table-cell office:value-type="float" office:value="0.019174" calcext:value-type="float">
            <text:p>0.01917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4359" calcext:value-type="float">
            <text:p>-0.014359</text:p>
          </table:table-cell>
          <table:table-cell office:value-type="float" office:value="0.031616" calcext:value-type="float">
            <text:p>0.031616</text:p>
          </table:table-cell>
          <table:table-cell office:value-type="float" office:value="0.025957" calcext:value-type="float">
            <text:p>0.02595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4489" calcext:value-type="float">
            <text:p>-0.014489</text:p>
          </table:table-cell>
          <table:table-cell office:value-type="float" office:value="0.029637" calcext:value-type="float">
            <text:p>0.029637</text:p>
          </table:table-cell>
          <table:table-cell office:value-type="float" office:value="0.027654" calcext:value-type="float">
            <text:p>0.02765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4613" calcext:value-type="float">
            <text:p>-0.014613</text:p>
          </table:table-cell>
          <table:table-cell office:value-type="float" office:value="0.027609" calcext:value-type="float">
            <text:p>0.027609</text:p>
          </table:table-cell>
          <table:table-cell office:value-type="float" office:value="0.025917" calcext:value-type="float">
            <text:p>0.02591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4731" calcext:value-type="float">
            <text:p>-0.014731</text:p>
          </table:table-cell>
          <table:table-cell office:value-type="float" office:value="0.026347" calcext:value-type="float">
            <text:p>0.026347</text:p>
          </table:table-cell>
          <table:table-cell office:value-type="float" office:value="0.022423" calcext:value-type="float">
            <text:p>0.02242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4844" calcext:value-type="float">
            <text:p>-0.014844</text:p>
          </table:table-cell>
          <table:table-cell office:value-type="float" office:value="0.025885" calcext:value-type="float">
            <text:p>0.025885</text:p>
          </table:table-cell>
          <table:table-cell office:value-type="float" office:value="0.022336" calcext:value-type="float">
            <text:p>0.02233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4951" calcext:value-type="float">
            <text:p>-0.014951</text:p>
          </table:table-cell>
          <table:table-cell office:value-type="float" office:value="0.025403" calcext:value-type="float">
            <text:p>0.025403</text:p>
          </table:table-cell>
          <table:table-cell office:value-type="float" office:value="0.029169" calcext:value-type="float">
            <text:p>0.02916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053" calcext:value-type="float">
            <text:p>-0.015053</text:p>
          </table:table-cell>
          <table:table-cell office:value-type="float" office:value="0.024424" calcext:value-type="float">
            <text:p>0.024424</text:p>
          </table:table-cell>
          <table:table-cell office:value-type="float" office:value="0.027456" calcext:value-type="float">
            <text:p>0.02745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23812" calcext:value-type="float">
            <text:p>0.023812</text:p>
          </table:table-cell>
          <table:table-cell office:value-type="float" office:value="0.027447" calcext:value-type="float">
            <text:p>0.02744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242" calcext:value-type="float">
            <text:p>-0.015242</text:p>
          </table:table-cell>
          <table:table-cell office:value-type="float" office:value="0.024005" calcext:value-type="float">
            <text:p>0.024005</text:p>
          </table:table-cell>
          <table:table-cell office:value-type="float" office:value="0.027437" calcext:value-type="float">
            <text:p>0.02743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5331" calcext:value-type="float">
            <text:p>-0.015331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0.023967" calcext:value-type="float">
            <text:p>0.02396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414" calcext:value-type="float">
            <text:p>-0.015414</text:p>
          </table:table-cell>
          <table:table-cell office:value-type="float" office:value="0.025267" calcext:value-type="float">
            <text:p>0.025267</text:p>
          </table:table-cell>
          <table:table-cell office:value-type="float" office:value="0.027363" calcext:value-type="float">
            <text:p>0.02736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494" calcext:value-type="float">
            <text:p>-0.015494</text:p>
          </table:table-cell>
          <table:table-cell office:value-type="float" office:value="0.024006" calcext:value-type="float">
            <text:p>0.024006</text:p>
          </table:table-cell>
          <table:table-cell office:value-type="float" office:value="0.027352" calcext:value-type="float">
            <text:p>0.02735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57" calcext:value-type="float">
            <text:p>-0.01557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.029071" calcext:value-type="float">
            <text:p>0.02907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643" calcext:value-type="float">
            <text:p>-0.015643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29085" calcext:value-type="float">
            <text:p>0.02908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712" calcext:value-type="float">
            <text:p>-0.015712</text:p>
          </table:table-cell>
          <table:table-cell office:value-type="float" office:value="0.022595" calcext:value-type="float">
            <text:p>0.0225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778" calcext:value-type="float">
            <text:p>-0.015778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.027357" calcext:value-type="float">
            <text:p>0.02735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84" calcext:value-type="float">
            <text:p>-0.01584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29075" calcext:value-type="float">
            <text:p>0.02907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23292" calcext:value-type="float">
            <text:p>0.023292</text:p>
          </table:table-cell>
          <table:table-cell office:value-type="float" office:value="0.027358" calcext:value-type="float">
            <text:p>0.02735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957" calcext:value-type="float">
            <text:p>-0.015957</text:p>
          </table:table-cell>
          <table:table-cell office:value-type="float" office:value="0.023392" calcext:value-type="float">
            <text:p>0.023392</text:p>
          </table:table-cell>
          <table:table-cell office:value-type="float" office:value="0.027345" calcext:value-type="float">
            <text:p>0.02734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011" calcext:value-type="float">
            <text:p>-0.016011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7332" calcext:value-type="float">
            <text:p>0.02733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062" calcext:value-type="float">
            <text:p>-0.016062</text:p>
          </table:table-cell>
          <table:table-cell office:value-type="float" office:value="0.023889" calcext:value-type="float">
            <text:p>0.023889</text:p>
          </table:table-cell>
          <table:table-cell office:value-type="float" office:value="0.027318" calcext:value-type="float">
            <text:p>0.02731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111" calcext:value-type="float">
            <text:p>-0.016111</text:p>
          </table:table-cell>
          <table:table-cell office:value-type="float" office:value="0.024824" calcext:value-type="float">
            <text:p>0.024824</text:p>
          </table:table-cell>
          <table:table-cell office:value-type="float" office:value="0.025574" calcext:value-type="float">
            <text:p>0.02557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158" calcext:value-type="float">
            <text:p>-0.016158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027264" calcext:value-type="float">
            <text:p>0.027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203" calcext:value-type="float">
            <text:p>-0.016203</text:p>
          </table:table-cell>
          <table:table-cell office:value-type="float" office:value="0.027423" calcext:value-type="float">
            <text:p>0.027423</text:p>
          </table:table-cell>
          <table:table-cell office:value-type="float" office:value="0.03071" calcext:value-type="float">
            <text:p>0.0307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245" calcext:value-type="float">
            <text:p>-0.016245</text:p>
          </table:table-cell>
          <table:table-cell office:value-type="float" office:value="0.028388" calcext:value-type="float">
            <text:p>0.028388</text:p>
          </table:table-cell>
          <table:table-cell office:value-type="float" office:value="0.029018" calcext:value-type="float">
            <text:p>0.029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285" calcext:value-type="float">
            <text:p>-0.016285</text:p>
          </table:table-cell>
          <table:table-cell office:value-type="float" office:value="0.029254" calcext:value-type="float">
            <text:p>0.029254</text:p>
          </table:table-cell>
          <table:table-cell office:value-type="float" office:value="0.030759" calcext:value-type="float">
            <text:p>0.03075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324" calcext:value-type="float">
            <text:p>-0.016324</text:p>
          </table:table-cell>
          <table:table-cell office:value-type="float" office:value="0.029923" calcext:value-type="float">
            <text:p>0.029923</text:p>
          </table:table-cell>
          <table:table-cell office:value-type="float" office:value="0.025607" calcext:value-type="float">
            <text:p>0.02560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36" calcext:value-type="float">
            <text:p>-0.01636</text:p>
          </table:table-cell>
          <table:table-cell office:value-type="float" office:value="0.030862" calcext:value-type="float">
            <text:p>0.030862</text:p>
          </table:table-cell>
          <table:table-cell office:value-type="float" office:value="0.027296" calcext:value-type="float">
            <text:p>0.02729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395" calcext:value-type="float">
            <text:p>-0.016395</text:p>
          </table:table-cell>
          <table:table-cell office:value-type="float" office:value="0.030669" calcext:value-type="float">
            <text:p>0.030669</text:p>
          </table:table-cell>
          <table:table-cell office:value-type="float" office:value="0.027281" calcext:value-type="float">
            <text:p>0.02728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428" calcext:value-type="float">
            <text:p>-0.016428</text:p>
          </table:table-cell>
          <table:table-cell office:value-type="float" office:value="0.030295" calcext:value-type="float">
            <text:p>0.030295</text:p>
          </table:table-cell>
          <table:table-cell office:value-type="float" office:value="0.027265" calcext:value-type="float">
            <text:p>0.02726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46" calcext:value-type="float">
            <text:p>-0.01646</text:p>
          </table:table-cell>
          <table:table-cell office:value-type="float" office:value="0.030479" calcext:value-type="float">
            <text:p>0.030479</text:p>
          </table:table-cell>
          <table:table-cell office:value-type="float" office:value="0.02898" calcext:value-type="float">
            <text:p>0.0289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49" calcext:value-type="float">
            <text:p>-0.01649</text:p>
          </table:table-cell>
          <table:table-cell office:value-type="float" office:value="0.030737" calcext:value-type="float">
            <text:p>0.030737</text:p>
          </table:table-cell>
          <table:table-cell office:value-type="float" office:value="0.025531" calcext:value-type="float">
            <text:p>0.02553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519" calcext:value-type="float">
            <text:p>-0.016519</text:p>
          </table:table-cell>
          <table:table-cell office:value-type="float" office:value="0.031656" calcext:value-type="float">
            <text:p>0.031656</text:p>
          </table:table-cell>
          <table:table-cell office:value-type="float" office:value="0.025489" calcext:value-type="float">
            <text:p>0.02548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546" calcext:value-type="float">
            <text:p>-0.016546</text:p>
          </table:table-cell>
          <table:table-cell office:value-type="float" office:value="0.031229" calcext:value-type="float">
            <text:p>0.031229</text:p>
          </table:table-cell>
          <table:table-cell office:value-type="float" office:value="0.027177" calcext:value-type="float">
            <text:p>0.02717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572" calcext:value-type="float">
            <text:p>-0.016572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5431" calcext:value-type="float">
            <text:p>0.02543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597" calcext:value-type="float">
            <text:p>-0.016597</text:p>
          </table:table-cell>
          <table:table-cell office:value-type="float" office:value="0.028417" calcext:value-type="float">
            <text:p>0.028417</text:p>
          </table:table-cell>
          <table:table-cell office:value-type="float" office:value="0.025389" calcext:value-type="float">
            <text:p>0.02538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62" calcext:value-type="float">
            <text:p>-0.01662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25346" calcext:value-type="float">
            <text:p>0.02534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643" calcext:value-type="float">
            <text:p>-0.016643</text:p>
          </table:table-cell>
          <table:table-cell office:value-type="float" office:value="0.026031" calcext:value-type="float">
            <text:p>0.026031</text:p>
          </table:table-cell>
          <table:table-cell office:value-type="float" office:value="0.027034" calcext:value-type="float">
            <text:p>0.02703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664" calcext:value-type="float">
            <text:p>-0.016664</text:p>
          </table:table-cell>
          <table:table-cell office:value-type="float" office:value="0.025535" calcext:value-type="float">
            <text:p>0.025535</text:p>
          </table:table-cell>
          <table:table-cell office:value-type="float" office:value="0.025288" calcext:value-type="float">
            <text:p>0.02528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6685" calcext:value-type="float">
            <text:p>-0.016685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0.023515" calcext:value-type="float">
            <text:p>0.02351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704" calcext:value-type="float">
            <text:p>-0.016704</text:p>
          </table:table-cell>
          <table:table-cell office:value-type="float" office:value="0.023102" calcext:value-type="float">
            <text:p>0.023102</text:p>
          </table:table-cell>
          <table:table-cell office:value-type="float" office:value="0.025176" calcext:value-type="float">
            <text:p>0.02517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" calcext:value-type="float">
            <text:p>0</text:p>
          </table:table-cell>
          <table:table-cell office:value-type="float" office:value="0.022107" calcext:value-type="float">
            <text:p>0.022107</text:p>
          </table:table-cell>
          <table:table-cell office:value-type="float" office:value="0.026386" calcext:value-type="float">
            <text:p>0.02638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" calcext:value-type="float">
            <text:p>0</text:p>
          </table:table-cell>
          <table:table-cell office:value-type="float" office:value="0.021619" calcext:value-type="float">
            <text:p>0.021619</text:p>
          </table:table-cell>
          <table:table-cell office:value-type="float" office:value="0.02463" calcext:value-type="float">
            <text:p>0.0246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0.021738" calcext:value-type="float">
            <text:p>0.021738</text:p>
          </table:table-cell>
          <table:table-cell office:value-type="float" office:value="0.023163" calcext:value-type="float">
            <text:p>0.02316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1344" calcext:value-type="float">
            <text:p>0.021344</text:p>
          </table:table-cell>
          <table:table-cell office:value-type="float" office:value="0.022417" calcext:value-type="float">
            <text:p>0.022417</text:p>
          </table:table-cell>
          <table:table-cell office:value-type="float" office:value="0.018226" calcext:value-type="float">
            <text:p>0.01822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22614" calcext:value-type="float">
            <text:p>0.022614</text:p>
          </table:table-cell>
          <table:table-cell office:value-type="float" office:value="0.020147" calcext:value-type="float">
            <text:p>0.02014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22517" calcext:value-type="float">
            <text:p>0.022517</text:p>
          </table:table-cell>
          <table:table-cell office:value-type="float" office:value="0.01692" calcext:value-type="float">
            <text:p>0.0169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52728" calcext:value-type="float">
            <text:p>0.052728</text:p>
          </table:table-cell>
          <table:table-cell office:value-type="float" office:value="0.02273" calcext:value-type="float">
            <text:p>0.02273</text:p>
          </table:table-cell>
          <table:table-cell office:value-type="float" office:value="0.015386" calcext:value-type="float">
            <text:p>0.01538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63024" calcext:value-type="float">
            <text:p>0.063024</text:p>
          </table:table-cell>
          <table:table-cell office:value-type="float" office:value="0.023652" calcext:value-type="float">
            <text:p>0.023652</text:p>
          </table:table-cell>
          <table:table-cell office:value-type="float" office:value="0.017303" calcext:value-type="float">
            <text:p>0.01730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73238" calcext:value-type="float">
            <text:p>0.073238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12343" calcext:value-type="float">
            <text:p>0.01234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83371" calcext:value-type="float">
            <text:p>0.083371</text:p>
          </table:table-cell>
          <table:table-cell office:value-type="float" office:value="0.024884" calcext:value-type="float">
            <text:p>0.024884</text:p>
          </table:table-cell>
          <table:table-cell office:value-type="float" office:value="0.00732" calcext:value-type="float">
            <text:p>0.0073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93423" calcext:value-type="float">
            <text:p>0.093423</text:p>
          </table:table-cell>
          <table:table-cell office:value-type="float" office:value="0.025161" calcext:value-type="float">
            <text:p>0.025161</text:p>
          </table:table-cell>
          <table:table-cell office:value-type="float" office:value="0.003965" calcext:value-type="float">
            <text:p>0.00396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103396" calcext:value-type="float">
            <text:p>0.103396</text:p>
          </table:table-cell>
          <table:table-cell office:value-type="float" office:value="0.024678" calcext:value-type="float">
            <text:p>0.024678</text:p>
          </table:table-cell>
          <table:table-cell office:value-type="float" office:value="0.005765" calcext:value-type="float">
            <text:p>0.00576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11329" calcext:value-type="float">
            <text:p>0.11329</text:p>
          </table:table-cell>
          <table:table-cell office:value-type="float" office:value="0.024013" calcext:value-type="float">
            <text:p>0.024013</text:p>
          </table:table-cell>
          <table:table-cell office:value-type="float" office:value="0.002417" calcext:value-type="float">
            <text:p>0.00241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23105" calcext:value-type="float">
            <text:p>0.123105</text:p>
          </table:table-cell>
          <table:table-cell office:value-type="float" office:value="0.022643" calcext:value-type="float">
            <text:p>0.022643</text:p>
          </table:table-cell>
          <table:table-cell office:value-type="float" office:value="-0.002696" calcext:value-type="float">
            <text:p>-0.00269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20583" calcext:value-type="float">
            <text:p>0.020583</text:p>
          </table:table-cell>
          <table:table-cell office:value-type="float" office:value="-0.000951" calcext:value-type="float">
            <text:p>-0.00095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142502" calcext:value-type="float">
            <text:p>0.142502</text:p>
          </table:table-cell>
          <table:table-cell office:value-type="float" office:value="0.017947" calcext:value-type="float">
            <text:p>0.017947</text:p>
          </table:table-cell>
          <table:table-cell office:value-type="float" office:value="-0.007813" calcext:value-type="float">
            <text:p>-0.007813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152086" calcext:value-type="float">
            <text:p>0.152086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-0.009573" calcext:value-type="float">
            <text:p>-0.00957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61593" calcext:value-type="float">
            <text:p>0.161593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-0.009612" calcext:value-type="float">
            <text:p>-0.00961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171025" calcext:value-type="float">
            <text:p>0.171025</text:p>
          </table:table-cell>
          <table:table-cell office:value-type="float" office:value="0.006269" calcext:value-type="float">
            <text:p>0.006269</text:p>
          </table:table-cell>
          <table:table-cell office:value-type="float" office:value="-0.014823" calcext:value-type="float">
            <text:p>-0.014823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180382" calcext:value-type="float">
            <text:p>0.180382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-0.016636" calcext:value-type="float">
            <text:p>-0.01663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89664" calcext:value-type="float">
            <text:p>0.189664</text:p>
          </table:table-cell>
          <table:table-cell office:value-type="float" office:value="-0.002234" calcext:value-type="float">
            <text:p>-0.002234</text:p>
          </table:table-cell>
          <table:table-cell office:value-type="float" office:value="-0.014998" calcext:value-type="float">
            <text:p>-0.01499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98873" calcext:value-type="float">
            <text:p>0.198873</text:p>
          </table:table-cell>
          <table:table-cell office:value-type="float" office:value="-0.006804" calcext:value-type="float">
            <text:p>-0.006804</text:p>
          </table:table-cell>
          <table:table-cell office:value-type="float" office:value="-0.016777" calcext:value-type="float">
            <text:p>-0.01677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208009" calcext:value-type="float">
            <text:p>0.208009</text:p>
          </table:table-cell>
          <table:table-cell office:value-type="float" office:value="-0.011405" calcext:value-type="float">
            <text:p>-0.011405</text:p>
          </table:table-cell>
          <table:table-cell office:value-type="float" office:value="-0.020294" calcext:value-type="float">
            <text:p>-0.02029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217073" calcext:value-type="float">
            <text:p>0.217073</text:p>
          </table:table-cell>
          <table:table-cell office:value-type="float" office:value="-0.016091" calcext:value-type="float">
            <text:p>-0.016091</text:p>
          </table:table-cell>
          <table:table-cell office:value-type="float" office:value="-0.022116" calcext:value-type="float">
            <text:p>-0.02211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226064" calcext:value-type="float">
            <text:p>0.226064</text:p>
          </table:table-cell>
          <table:table-cell office:value-type="float" office:value="-0.020859" calcext:value-type="float">
            <text:p>-0.020859</text:p>
          </table:table-cell>
          <table:table-cell office:value-type="float" office:value="-0.020487" calcext:value-type="float">
            <text:p>-0.02048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234984" calcext:value-type="float">
            <text:p>0.234984</text:p>
          </table:table-cell>
          <table:table-cell office:value-type="float" office:value="-0.025766" calcext:value-type="float">
            <text:p>-0.025766</text:p>
          </table:table-cell>
          <table:table-cell office:value-type="float" office:value="-0.024003" calcext:value-type="float">
            <text:p>-0.02400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43834" calcext:value-type="float">
            <text:p>0.243834</text:p>
          </table:table-cell>
          <table:table-cell office:value-type="float" office:value="-0.030947" calcext:value-type="float">
            <text:p>-0.030947</text:p>
          </table:table-cell>
          <table:table-cell office:value-type="float" office:value="-0.022365" calcext:value-type="float">
            <text:p>-0.02236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252613" calcext:value-type="float">
            <text:p>0.252613</text:p>
          </table:table-cell>
          <table:table-cell office:value-type="float" office:value="-0.036396" calcext:value-type="float">
            <text:p>-0.036396</text:p>
          </table:table-cell>
          <table:table-cell office:value-type="float" office:value="-0.025873" calcext:value-type="float">
            <text:p>-0.02587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-0.041858" calcext:value-type="float">
            <text:p>-0.041858</text:p>
          </table:table-cell>
          <table:table-cell office:value-type="float" office:value="-0.020765" calcext:value-type="float">
            <text:p>-0.02076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69962" calcext:value-type="float">
            <text:p>0.269962</text:p>
          </table:table-cell>
          <table:table-cell office:value-type="float" office:value="-0.045922" calcext:value-type="float">
            <text:p>-0.045922</text:p>
          </table:table-cell>
          <table:table-cell office:value-type="float" office:value="-0.02594" calcext:value-type="float">
            <text:p>-0.0259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278534" calcext:value-type="float">
            <text:p>0.278534</text:p>
          </table:table-cell>
          <table:table-cell office:value-type="float" office:value="-0.049978" calcext:value-type="float">
            <text:p>-0.049978</text:p>
          </table:table-cell>
          <table:table-cell office:value-type="float" office:value="-0.025987" calcext:value-type="float">
            <text:p>-0.02598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87038" calcext:value-type="float">
            <text:p>0.287038</text:p>
          </table:table-cell>
          <table:table-cell office:value-type="float" office:value="-0.053829" calcext:value-type="float">
            <text:p>-0.053829</text:p>
          </table:table-cell>
          <table:table-cell office:value-type="float" office:value="-0.029475" calcext:value-type="float">
            <text:p>-0.02947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295474" calcext:value-type="float">
            <text:p>0.295474</text:p>
          </table:table-cell>
          <table:table-cell office:value-type="float" office:value="-0.05691" calcext:value-type="float">
            <text:p>-0.05691</text:p>
          </table:table-cell>
          <table:table-cell office:value-type="float" office:value="-0.026077" calcext:value-type="float">
            <text:p>-0.02607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303843" calcext:value-type="float">
            <text:p>0.303843</text:p>
          </table:table-cell>
          <table:table-cell office:value-type="float" office:value="-0.060592" calcext:value-type="float">
            <text:p>-0.060592</text:p>
          </table:table-cell>
          <table:table-cell office:value-type="float" office:value="-0.027799" calcext:value-type="float">
            <text:p>-0.02779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312146" calcext:value-type="float">
            <text:p>0.312146</text:p>
          </table:table-cell>
          <table:table-cell office:value-type="float" office:value="-0.062818" calcext:value-type="float">
            <text:p>-0.062818</text:p>
          </table:table-cell>
          <table:table-cell office:value-type="float" office:value="-0.031259" calcext:value-type="float">
            <text:p>-0.03125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20383" calcext:value-type="float">
            <text:p>0.320383</text:p>
          </table:table-cell>
          <table:table-cell office:value-type="float" office:value="-0.064249" calcext:value-type="float">
            <text:p>-0.064249</text:p>
          </table:table-cell>
          <table:table-cell office:value-type="float" office:value="-0.027833" calcext:value-type="float">
            <text:p>-0.027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8555" calcext:value-type="float">
            <text:p>0.328555</text:p>
          </table:table-cell>
          <table:table-cell office:value-type="float" office:value="-0.065959" calcext:value-type="float">
            <text:p>-0.065959</text:p>
          </table:table-cell>
          <table:table-cell office:value-type="float" office:value="-0.031256" calcext:value-type="float">
            <text:p>-0.031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6661" calcext:value-type="float">
            <text:p>0.336661</text:p>
          </table:table-cell>
          <table:table-cell office:value-type="float" office:value="-0.067224" calcext:value-type="float">
            <text:p>-0.067224</text:p>
          </table:table-cell>
          <table:table-cell office:value-type="float" office:value="-0.032984" calcext:value-type="float">
            <text:p>-0.03298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44704" calcext:value-type="float">
            <text:p>0.344704</text:p>
          </table:table-cell>
          <table:table-cell office:value-type="float" office:value="-0.069002" calcext:value-type="float">
            <text:p>-0.069002</text:p>
          </table:table-cell>
          <table:table-cell office:value-type="float" office:value="-0.032988" calcext:value-type="float">
            <text:p>-0.032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2682" calcext:value-type="float">
            <text:p>0.352682</text:p>
          </table:table-cell>
          <table:table-cell office:value-type="float" office:value="-0.071596" calcext:value-type="float">
            <text:p>-0.071596</text:p>
          </table:table-cell>
          <table:table-cell office:value-type="float" office:value="-0.036435" calcext:value-type="float">
            <text:p>-0.03643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60597" calcext:value-type="float">
            <text:p>0.360597</text:p>
          </table:table-cell>
          <table:table-cell office:value-type="float" office:value="-0.073791" calcext:value-type="float">
            <text:p>-0.073791</text:p>
          </table:table-cell>
          <table:table-cell office:value-type="float" office:value="-0.034725" calcext:value-type="float">
            <text:p>-0.03472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6845" calcext:value-type="float">
            <text:p>0.36845</text:p>
          </table:table-cell>
          <table:table-cell office:value-type="float" office:value="-0.076199" calcext:value-type="float">
            <text:p>-0.076199</text:p>
          </table:table-cell>
          <table:table-cell office:value-type="float" office:value="-0.03816" calcext:value-type="float">
            <text:p>-0.0381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7624" calcext:value-type="float">
            <text:p>0.37624</text:p>
          </table:table-cell>
          <table:table-cell office:value-type="float" office:value="-0.07843" calcext:value-type="float">
            <text:p>-0.07843</text:p>
          </table:table-cell>
          <table:table-cell office:value-type="float" office:value="-0.036439" calcext:value-type="float">
            <text:p>-0.03643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83968" calcext:value-type="float">
            <text:p>0.383968</text:p>
          </table:table-cell>
          <table:table-cell office:value-type="float" office:value="-0.080751" calcext:value-type="float">
            <text:p>-0.080751</text:p>
          </table:table-cell>
          <table:table-cell office:value-type="float" office:value="-0.038133" calcext:value-type="float">
            <text:p>-0.03813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91635" calcext:value-type="float">
            <text:p>0.391635</text:p>
          </table:table-cell>
          <table:table-cell office:value-type="float" office:value="-0.083401" calcext:value-type="float">
            <text:p>-0.083401</text:p>
          </table:table-cell>
          <table:table-cell office:value-type="float" office:value="-0.039835" calcext:value-type="float">
            <text:p>-0.03983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99241" calcext:value-type="float">
            <text:p>0.399241</text:p>
          </table:table-cell>
          <table:table-cell office:value-type="float" office:value="-0.086266" calcext:value-type="float">
            <text:p>-0.086266</text:p>
          </table:table-cell>
          <table:table-cell office:value-type="float" office:value="-0.041543" calcext:value-type="float">
            <text:p>-0.04154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406787" calcext:value-type="float">
            <text:p>0.406787</text:p>
          </table:table-cell>
          <table:table-cell office:value-type="float" office:value="-0.089093" calcext:value-type="float">
            <text:p>-0.089093</text:p>
          </table:table-cell>
          <table:table-cell office:value-type="float" office:value="-0.039799" calcext:value-type="float">
            <text:p>-0.03979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414273" calcext:value-type="float">
            <text:p>0.414273</text:p>
          </table:table-cell>
          <table:table-cell office:value-type="float" office:value="-0.090794" calcext:value-type="float">
            <text:p>-0.090794</text:p>
          </table:table-cell>
          <table:table-cell office:value-type="float" office:value="-0.03628" calcext:value-type="float">
            <text:p>-0.0362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421699" calcext:value-type="float">
            <text:p>0.421699</text:p>
          </table:table-cell>
          <table:table-cell office:value-type="float" office:value="-0.091759" calcext:value-type="float">
            <text:p>-0.091759</text:p>
          </table:table-cell>
          <table:table-cell office:value-type="float" office:value="-0.039609" calcext:value-type="float">
            <text:p>-0.03960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429067" calcext:value-type="float">
            <text:p>0.429067</text:p>
          </table:table-cell>
          <table:table-cell office:value-type="float" office:value="-0.092413" calcext:value-type="float">
            <text:p>-0.092413</text:p>
          </table:table-cell>
          <table:table-cell office:value-type="float" office:value="-0.039511" calcext:value-type="float">
            <text:p>-0.03951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436376" calcext:value-type="float">
            <text:p>0.436376</text:p>
          </table:table-cell>
          <table:table-cell office:value-type="float" office:value="-0.093063" calcext:value-type="float">
            <text:p>-0.093063</text:p>
          </table:table-cell>
          <table:table-cell office:value-type="float" office:value="-0.037665" calcext:value-type="float">
            <text:p>-0.03766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443627" calcext:value-type="float">
            <text:p>0.443627</text:p>
          </table:table-cell>
          <table:table-cell office:value-type="float" office:value="-0.093861" calcext:value-type="float">
            <text:p>-0.093861</text:p>
          </table:table-cell>
          <table:table-cell office:value-type="float" office:value="-0.037502" calcext:value-type="float">
            <text:p>-0.03750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5082" calcext:value-type="float">
            <text:p>0.45082</text:p>
          </table:table-cell>
          <table:table-cell office:value-type="float" office:value="-0.093764" calcext:value-type="float">
            <text:p>-0.093764</text:p>
          </table:table-cell>
          <table:table-cell office:value-type="float" office:value="-0.037321" calcext:value-type="float">
            <text:p>-0.03732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57956" calcext:value-type="float">
            <text:p>0.457956</text:p>
          </table:table-cell>
          <table:table-cell office:value-type="float" office:value="-0.09358" calcext:value-type="float">
            <text:p>-0.09358</text:p>
          </table:table-cell>
          <table:table-cell office:value-type="float" office:value="-0.03885" calcext:value-type="float">
            <text:p>-0.03885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65036" calcext:value-type="float">
            <text:p>0.465036</text:p>
          </table:table-cell>
          <table:table-cell office:value-type="float" office:value="-0.093575" calcext:value-type="float">
            <text:p>-0.093575</text:p>
          </table:table-cell>
          <table:table-cell office:value-type="float" office:value="-0.040386" calcext:value-type="float">
            <text:p>-0.04038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-0.094179" calcext:value-type="float">
            <text:p>-0.094179</text:p>
          </table:table-cell>
          <table:table-cell office:value-type="float" office:value="-0.040198" calcext:value-type="float">
            <text:p>-0.04019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479027" calcext:value-type="float">
            <text:p>0.479027</text:p>
          </table:table-cell>
          <table:table-cell office:value-type="float" office:value="-0.094632" calcext:value-type="float">
            <text:p>-0.094632</text:p>
          </table:table-cell>
          <table:table-cell office:value-type="float" office:value="-0.041722" calcext:value-type="float">
            <text:p>-0.04172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48594" calcext:value-type="float">
            <text:p>0.48594</text:p>
          </table:table-cell>
          <table:table-cell office:value-type="float" office:value="-0.09513" calcext:value-type="float">
            <text:p>-0.09513</text:p>
          </table:table-cell>
          <table:table-cell office:value-type="float" office:value="-0.039791" calcext:value-type="float">
            <text:p>-0.03979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492797" calcext:value-type="float">
            <text:p>0.492797</text:p>
          </table:table-cell>
          <table:table-cell office:value-type="float" office:value="-0.095603" calcext:value-type="float">
            <text:p>-0.095603</text:p>
          </table:table-cell>
          <table:table-cell office:value-type="float" office:value="-0.043005" calcext:value-type="float">
            <text:p>-0.04300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-0.096254" calcext:value-type="float">
            <text:p>-0.096254</text:p>
          </table:table-cell>
          <table:table-cell office:value-type="float" office:value="-0.041062" calcext:value-type="float">
            <text:p>-0.04106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50635" calcext:value-type="float">
            <text:p>0.50635</text:p>
          </table:table-cell>
          <table:table-cell office:value-type="float" office:value="-0.096761" calcext:value-type="float">
            <text:p>-0.096761</text:p>
          </table:table-cell>
          <table:table-cell office:value-type="float" office:value="-0.044263" calcext:value-type="float">
            <text:p>-0.04426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513045" calcext:value-type="float">
            <text:p>0.513045</text:p>
          </table:table-cell>
          <table:table-cell office:value-type="float" office:value="-0.097073" calcext:value-type="float">
            <text:p>-0.097073</text:p>
          </table:table-cell>
          <table:table-cell office:value-type="float" office:value="-0.042306" calcext:value-type="float">
            <text:p>-0.042306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519688" calcext:value-type="float">
            <text:p>0.519688</text:p>
          </table:table-cell>
          <table:table-cell office:value-type="float" office:value="-0.097796" calcext:value-type="float">
            <text:p>-0.097796</text:p>
          </table:table-cell>
          <table:table-cell office:value-type="float" office:value="-0.043763" calcext:value-type="float">
            <text:p>-0.04376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526278" calcext:value-type="float">
            <text:p>0.526278</text:p>
          </table:table-cell>
          <table:table-cell office:value-type="float" office:value="-0.098583" calcext:value-type="float">
            <text:p>-0.098583</text:p>
          </table:table-cell>
          <table:table-cell office:value-type="float" office:value="-0.046957" calcext:value-type="float">
            <text:p>-0.046957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532815" calcext:value-type="float">
            <text:p>0.532815</text:p>
          </table:table-cell>
          <table:table-cell office:value-type="float" office:value="-0.099351" calcext:value-type="float">
            <text:p>-0.099351</text:p>
          </table:table-cell>
          <table:table-cell office:value-type="float" office:value="-0.043263" calcext:value-type="float">
            <text:p>-0.043263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539301" calcext:value-type="float">
            <text:p>0.539301</text:p>
          </table:table-cell>
          <table:table-cell office:value-type="float" office:value="-0.101126" calcext:value-type="float">
            <text:p>-0.101126</text:p>
          </table:table-cell>
          <table:table-cell office:value-type="float" office:value="-0.044687" calcext:value-type="float">
            <text:p>-0.04468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545735" calcext:value-type="float">
            <text:p>0.545735</text:p>
          </table:table-cell>
          <table:table-cell office:value-type="float" office:value="-0.102076" calcext:value-type="float">
            <text:p>-0.102076</text:p>
          </table:table-cell>
          <table:table-cell office:value-type="float" office:value="-0.047846" calcext:value-type="float">
            <text:p>-0.047846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552118" calcext:value-type="float">
            <text:p>0.552118</text:p>
          </table:table-cell>
          <table:table-cell office:value-type="float" office:value="-0.103196" calcext:value-type="float">
            <text:p>-0.103196</text:p>
          </table:table-cell>
          <table:table-cell office:value-type="float" office:value="-0.044119" calcext:value-type="float">
            <text:p>-0.04411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55845" calcext:value-type="float">
            <text:p>0.55845</text:p>
          </table:table-cell>
          <table:table-cell office:value-type="float" office:value="-0.105289" calcext:value-type="float">
            <text:p>-0.105289</text:p>
          </table:table-cell>
          <table:table-cell office:value-type="float" office:value="-0.045508" calcext:value-type="float">
            <text:p>-0.045508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-0.107117" calcext:value-type="float">
            <text:p>-0.107117</text:p>
          </table:table-cell>
          <table:table-cell office:value-type="float" office:value="-0.048634" calcext:value-type="float">
            <text:p>-0.048634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570965" calcext:value-type="float">
            <text:p>0.570965</text:p>
          </table:table-cell>
          <table:table-cell office:value-type="float" office:value="-0.108443" calcext:value-type="float">
            <text:p>-0.108443</text:p>
          </table:table-cell>
          <table:table-cell office:value-type="float" office:value="-0.046602" calcext:value-type="float">
            <text:p>-0.046602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577147" calcext:value-type="float">
            <text:p>0.577147</text:p>
          </table:table-cell>
          <table:table-cell office:value-type="float" office:value="-0.110972" calcext:value-type="float">
            <text:p>-0.110972</text:p>
          </table:table-cell>
          <table:table-cell office:value-type="float" office:value="-0.047983" calcext:value-type="float">
            <text:p>-0.047983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583281" calcext:value-type="float">
            <text:p>0.583281</text:p>
          </table:table-cell>
          <table:table-cell office:value-type="float" office:value="-0.113084" calcext:value-type="float">
            <text:p>-0.113084</text:p>
          </table:table-cell>
          <table:table-cell office:value-type="float" office:value="-0.045911" calcext:value-type="float">
            <text:p>-0.045911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589366" calcext:value-type="float">
            <text:p>0.589366</text:p>
          </table:table-cell>
          <table:table-cell office:value-type="float" office:value="-0.114829" calcext:value-type="float">
            <text:p>-0.114829</text:p>
          </table:table-cell>
          <table:table-cell office:value-type="float" office:value="-0.048981" calcext:value-type="float">
            <text:p>-0.048981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595403" calcext:value-type="float">
            <text:p>0.595403</text:p>
          </table:table-cell>
          <table:table-cell office:value-type="float" office:value="-0.116364" calcext:value-type="float">
            <text:p>-0.116364</text:p>
          </table:table-cell>
          <table:table-cell office:value-type="float" office:value="-0.045164" calcext:value-type="float">
            <text:p>-0.045164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601392" calcext:value-type="float">
            <text:p>0.601392</text:p>
          </table:table-cell>
          <table:table-cell office:value-type="float" office:value="-0.117919" calcext:value-type="float">
            <text:p>-0.117919</text:p>
          </table:table-cell>
          <table:table-cell office:value-type="float" office:value="-0.044734" calcext:value-type="float">
            <text:p>-0.044734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607333" calcext:value-type="float">
            <text:p>0.607333</text:p>
          </table:table-cell>
          <table:table-cell office:value-type="float" office:value="-0.119499" calcext:value-type="float">
            <text:p>-0.119499</text:p>
          </table:table-cell>
          <table:table-cell office:value-type="float" office:value="-0.046013" calcext:value-type="float">
            <text:p>-0.046013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613227" calcext:value-type="float">
            <text:p>0.613227</text:p>
          </table:table-cell>
          <table:table-cell office:value-type="float" office:value="-0.120662" calcext:value-type="float">
            <text:p>-0.120662</text:p>
          </table:table-cell>
          <table:table-cell office:value-type="float" office:value="-0.043838" calcext:value-type="float">
            <text:p>-0.043838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619075" calcext:value-type="float">
            <text:p>0.619075</text:p>
          </table:table-cell>
          <table:table-cell office:value-type="float" office:value="-0.121564" calcext:value-type="float">
            <text:p>-0.121564</text:p>
          </table:table-cell>
          <table:table-cell office:value-type="float" office:value="-0.043346" calcext:value-type="float">
            <text:p>-0.043346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624876" calcext:value-type="float">
            <text:p>0.624876</text:p>
          </table:table-cell>
          <table:table-cell office:value-type="float" office:value="-0.122212" calcext:value-type="float">
            <text:p>-0.122212</text:p>
          </table:table-cell>
          <table:table-cell office:value-type="float" office:value="-0.042834" calcext:value-type="float">
            <text:p>-0.042834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630631" calcext:value-type="float">
            <text:p>0.630631</text:p>
          </table:table-cell>
          <table:table-cell office:value-type="float" office:value="-0.122929" calcext:value-type="float">
            <text:p>-0.122929</text:p>
          </table:table-cell>
          <table:table-cell office:value-type="float" office:value="-0.044031" calcext:value-type="float">
            <text:p>-0.044031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63634" calcext:value-type="float">
            <text:p>0.63634</text:p>
          </table:table-cell>
          <table:table-cell office:value-type="float" office:value="-0.123703" calcext:value-type="float">
            <text:p>-0.123703</text:p>
          </table:table-cell>
          <table:table-cell office:value-type="float" office:value="-0.041773" calcext:value-type="float">
            <text:p>-0.041773</text:p>
          </table:table-cell>
        </table:table-row>
        <table:table-row table:style-name="ro1">
          <table:table-cell office:value-type="float" office:value="0.445604" calcext:value-type="float">
            <text:p>0.445604</text:p>
          </table:table-cell>
          <table:table-cell office:value-type="float" office:value="0.642004" calcext:value-type="float">
            <text:p>0.642004</text:p>
          </table:table-cell>
          <table:table-cell office:value-type="float" office:value="-0.124137" calcext:value-type="float">
            <text:p>-0.124137</text:p>
          </table:table-cell>
          <table:table-cell office:value-type="float" office:value="-0.041198" calcext:value-type="float">
            <text:p>-0.041198</text:p>
          </table:table-cell>
        </table:table-row>
        <table:table-row table:style-name="ro1">
          <table:table-cell office:value-type="float" office:value="0.445604" calcext:value-type="float">
            <text:p>0.445604</text:p>
          </table:table-cell>
          <table:table-cell office:value-type="float" office:value="0.647623" calcext:value-type="float">
            <text:p>0.647623</text:p>
          </table:table-cell>
          <table:table-cell office:value-type="float" office:value="-0.124728" calcext:value-type="float">
            <text:p>-0.124728</text:p>
          </table:table-cell>
          <table:table-cell office:value-type="float" office:value="-0.042333" calcext:value-type="float">
            <text:p>-0.042333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653197" calcext:value-type="float">
            <text:p>0.653197</text:p>
          </table:table-cell>
          <table:table-cell office:value-type="float" office:value="-0.125772" calcext:value-type="float">
            <text:p>-0.125772</text:p>
          </table:table-cell>
          <table:table-cell office:value-type="float" office:value="-0.041743" calcext:value-type="float">
            <text:p>-0.041743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658727" calcext:value-type="float">
            <text:p>0.658727</text:p>
          </table:table-cell>
          <table:table-cell office:value-type="float" office:value="-0.126692" calcext:value-type="float">
            <text:p>-0.126692</text:p>
          </table:table-cell>
          <table:table-cell office:value-type="float" office:value="-0.041132" calcext:value-type="float">
            <text:p>-0.041132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664214" calcext:value-type="float">
            <text:p>0.664214</text:p>
          </table:table-cell>
          <table:table-cell office:value-type="float" office:value="-0.127586" calcext:value-type="float">
            <text:p>-0.127586</text:p>
          </table:table-cell>
          <table:table-cell office:value-type="float" office:value="-0.03704" calcext:value-type="float">
            <text:p>-0.03704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669656" calcext:value-type="float">
            <text:p>0.669656</text:p>
          </table:table-cell>
          <table:table-cell office:value-type="float" office:value="-0.128104" calcext:value-type="float">
            <text:p>-0.128104</text:p>
          </table:table-cell>
          <table:table-cell office:value-type="float" office:value="-0.038064" calcext:value-type="float">
            <text:p>-0.038064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675056" calcext:value-type="float">
            <text:p>0.675056</text:p>
          </table:table-cell>
          <table:table-cell office:value-type="float" office:value="-0.127963" calcext:value-type="float">
            <text:p>-0.127963</text:p>
          </table:table-cell>
          <table:table-cell office:value-type="float" office:value="-0.037364" calcext:value-type="float">
            <text:p>-0.037364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680413" calcext:value-type="float">
            <text:p>0.680413</text:p>
          </table:table-cell>
          <table:table-cell office:value-type="float" office:value="-0.128072" calcext:value-type="float">
            <text:p>-0.128072</text:p>
          </table:table-cell>
          <table:table-cell office:value-type="float" office:value="-0.038373" calcext:value-type="float">
            <text:p>-0.038373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685727" calcext:value-type="float">
            <text:p>0.685727</text:p>
          </table:table-cell>
          <table:table-cell office:value-type="float" office:value="-0.128788" calcext:value-type="float">
            <text:p>-0.128788</text:p>
          </table:table-cell>
          <table:table-cell office:value-type="float" office:value="-0.037657" calcext:value-type="float">
            <text:p>-0.03765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90999" calcext:value-type="float">
            <text:p>0.690999</text:p>
          </table:table-cell>
          <table:table-cell office:value-type="float" office:value="-0.129942" calcext:value-type="float">
            <text:p>-0.129942</text:p>
          </table:table-cell>
          <table:table-cell office:value-type="float" office:value="-0.036919" calcext:value-type="float">
            <text:p>-0.036919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-0.130893" calcext:value-type="float">
            <text:p>-0.130893</text:p>
          </table:table-cell>
          <table:table-cell office:value-type="float" office:value="-0.034431" calcext:value-type="float">
            <text:p>-0.034431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701418" calcext:value-type="float">
            <text:p>0.701418</text:p>
          </table:table-cell>
          <table:table-cell office:value-type="float" office:value="-0.132687" calcext:value-type="float">
            <text:p>-0.132687</text:p>
          </table:table-cell>
          <table:table-cell office:value-type="float" office:value="-0.033625" calcext:value-type="float">
            <text:p>-0.033625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706565" calcext:value-type="float">
            <text:p>0.706565</text:p>
          </table:table-cell>
          <table:table-cell office:value-type="float" office:value="-0.133656" calcext:value-type="float">
            <text:p>-0.133656</text:p>
          </table:table-cell>
          <table:table-cell office:value-type="float" office:value="-0.034528" calcext:value-type="float">
            <text:p>-0.034528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711672" calcext:value-type="float">
            <text:p>0.711672</text:p>
          </table:table-cell>
          <table:table-cell office:value-type="float" office:value="-0.134656" calcext:value-type="float">
            <text:p>-0.134656</text:p>
          </table:table-cell>
          <table:table-cell office:value-type="float" office:value="-0.031975" calcext:value-type="float">
            <text:p>-0.031975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716738" calcext:value-type="float">
            <text:p>0.716738</text:p>
          </table:table-cell>
          <table:table-cell office:value-type="float" office:value="-0.136295" calcext:value-type="float">
            <text:p>-0.136295</text:p>
          </table:table-cell>
          <table:table-cell office:value-type="float" office:value="-0.029375" calcext:value-type="float">
            <text:p>-0.029375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-0.137322" calcext:value-type="float">
            <text:p>-0.137322</text:p>
          </table:table-cell>
          <table:table-cell office:value-type="float" office:value="-0.028458" calcext:value-type="float">
            <text:p>-0.028458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72675" calcext:value-type="float">
            <text:p>0.72675</text:p>
          </table:table-cell>
          <table:table-cell office:value-type="float" office:value="-0.137566" calcext:value-type="float">
            <text:p>-0.137566</text:p>
          </table:table-cell>
          <table:table-cell office:value-type="float" office:value="-0.025789" calcext:value-type="float">
            <text:p>-0.025789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731696" calcext:value-type="float">
            <text:p>0.731696</text:p>
          </table:table-cell>
          <table:table-cell office:value-type="float" office:value="-0.137678" calcext:value-type="float">
            <text:p>-0.137678</text:p>
          </table:table-cell>
          <table:table-cell office:value-type="float" office:value="-0.026532" calcext:value-type="float">
            <text:p>-0.026532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736603" calcext:value-type="float">
            <text:p>0.736603</text:p>
          </table:table-cell>
          <table:table-cell office:value-type="float" office:value="-0.138299" calcext:value-type="float">
            <text:p>-0.138299</text:p>
          </table:table-cell>
          <table:table-cell office:value-type="float" office:value="-0.023821" calcext:value-type="float">
            <text:p>-0.023821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741471" calcext:value-type="float">
            <text:p>0.741471</text:p>
          </table:table-cell>
          <table:table-cell office:value-type="float" office:value="-0.137687" calcext:value-type="float">
            <text:p>-0.137687</text:p>
          </table:table-cell>
          <table:table-cell office:value-type="float" office:value="-0.022791" calcext:value-type="float">
            <text:p>-0.022791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746301" calcext:value-type="float">
            <text:p>0.746301</text:p>
          </table:table-cell>
          <table:table-cell office:value-type="float" office:value="-0.136586" calcext:value-type="float">
            <text:p>-0.136586</text:p>
          </table:table-cell>
          <table:table-cell office:value-type="float" office:value="-0.01828" calcext:value-type="float">
            <text:p>-0.01828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751092" calcext:value-type="float">
            <text:p>0.751092</text:p>
          </table:table-cell>
          <table:table-cell office:value-type="float" office:value="-0.134207" calcext:value-type="float">
            <text:p>-0.134207</text:p>
          </table:table-cell>
          <table:table-cell office:value-type="float" office:value="-0.018885" calcext:value-type="float">
            <text:p>-0.018885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755845" calcext:value-type="float">
            <text:p>0.755845</text:p>
          </table:table-cell>
          <table:table-cell office:value-type="float" office:value="-0.131478" calcext:value-type="float">
            <text:p>-0.131478</text:p>
          </table:table-cell>
          <table:table-cell office:value-type="float" office:value="-0.016034" calcext:value-type="float">
            <text:p>-0.016034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760561" calcext:value-type="float">
            <text:p>0.760561</text:p>
          </table:table-cell>
          <table:table-cell office:value-type="float" office:value="-0.128656" calcext:value-type="float">
            <text:p>-0.128656</text:p>
          </table:table-cell>
          <table:table-cell office:value-type="float" office:value="-0.014865" calcext:value-type="float">
            <text:p>-0.014865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65239" calcext:value-type="float">
            <text:p>0.765239</text:p>
          </table:table-cell>
          <table:table-cell office:value-type="float" office:value="-0.126058" calcext:value-type="float">
            <text:p>-0.126058</text:p>
          </table:table-cell>
          <table:table-cell office:value-type="float" office:value="-0.013675" calcext:value-type="float">
            <text:p>-0.013675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6988" calcext:value-type="float">
            <text:p>0.76988</text:p>
          </table:table-cell>
          <table:table-cell office:value-type="float" office:value="-0.122396" calcext:value-type="float">
            <text:p>-0.122396</text:p>
          </table:table-cell>
          <table:table-cell office:value-type="float" office:value="-0.009003" calcext:value-type="float">
            <text:p>-0.009003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774484" calcext:value-type="float">
            <text:p>0.774484</text:p>
          </table:table-cell>
          <table:table-cell office:value-type="float" office:value="-0.119616" calcext:value-type="float">
            <text:p>-0.119616</text:p>
          </table:table-cell>
          <table:table-cell office:value-type="float" office:value="-0.012907" calcext:value-type="float">
            <text:p>-0.012907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79052" calcext:value-type="float">
            <text:p>0.779052</text:p>
          </table:table-cell>
          <table:table-cell office:value-type="float" office:value="-0.117029" calcext:value-type="float">
            <text:p>-0.117029</text:p>
          </table:table-cell>
          <table:table-cell office:value-type="float" office:value="-0.009947" calcext:value-type="float">
            <text:p>-0.009947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83583" calcext:value-type="float">
            <text:p>0.783583</text:p>
          </table:table-cell>
          <table:table-cell office:value-type="float" office:value="-0.113939" calcext:value-type="float">
            <text:p>-0.113939</text:p>
          </table:table-cell>
          <table:table-cell office:value-type="float" office:value="-0.00867" calcext:value-type="float">
            <text:p>-0.00867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88078" calcext:value-type="float">
            <text:p>0.788078</text:p>
          </table:table-cell>
          <table:table-cell office:value-type="float" office:value="-0.112044" calcext:value-type="float">
            <text:p>-0.112044</text:p>
          </table:table-cell>
          <table:table-cell office:value-type="float" office:value="-0.0091" calcext:value-type="float">
            <text:p>-0.0091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92538" calcext:value-type="float">
            <text:p>0.792538</text:p>
          </table:table-cell>
          <table:table-cell office:value-type="float" office:value="-0.109478" calcext:value-type="float">
            <text:p>-0.109478</text:p>
          </table:table-cell>
          <table:table-cell office:value-type="float" office:value="-0.007805" calcext:value-type="float">
            <text:p>-0.007805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96962" calcext:value-type="float">
            <text:p>0.796962</text:p>
          </table:table-cell>
          <table:table-cell office:value-type="float" office:value="-0.106831" calcext:value-type="float">
            <text:p>-0.106831</text:p>
          </table:table-cell>
          <table:table-cell office:value-type="float" office:value="-0.004758" calcext:value-type="float">
            <text:p>-0.004758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01351" calcext:value-type="float">
            <text:p>0.801351</text:p>
          </table:table-cell>
          <table:table-cell office:value-type="float" office:value="-0.103716" calcext:value-type="float">
            <text:p>-0.103716</text:p>
          </table:table-cell>
          <table:table-cell office:value-type="float" office:value="-0.005123" calcext:value-type="float">
            <text:p>-0.005123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05706" calcext:value-type="float">
            <text:p>0.805706</text:p>
          </table:table-cell>
          <table:table-cell office:value-type="float" office:value="-0.101029" calcext:value-type="float">
            <text:p>-0.101029</text:p>
          </table:table-cell>
          <table:table-cell office:value-type="float" office:value="-0.005491" calcext:value-type="float">
            <text:p>-0.00549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810026" calcext:value-type="float">
            <text:p>0.810026</text:p>
          </table:table-cell>
          <table:table-cell office:value-type="float" office:value="-0.100198" calcext:value-type="float">
            <text:p>-0.100198</text:p>
          </table:table-cell>
          <table:table-cell office:value-type="float" office:value="-0.002405" calcext:value-type="float">
            <text:p>-0.002405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814311" calcext:value-type="float">
            <text:p>0.814311</text:p>
          </table:table-cell>
          <table:table-cell office:value-type="float" office:value="-0.097486" calcext:value-type="float">
            <text:p>-0.097486</text:p>
          </table:table-cell>
          <table:table-cell office:value-type="float" office:value="0.000731" calcext:value-type="float">
            <text:p>0.000731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818563" calcext:value-type="float">
            <text:p>0.818563</text:p>
          </table:table-cell>
          <table:table-cell office:value-type="float" office:value="-0.095174" calcext:value-type="float">
            <text:p>-0.095174</text:p>
          </table:table-cell>
          <table:table-cell office:value-type="float" office:value="-0.004736" calcext:value-type="float">
            <text:p>-0.00473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82278" calcext:value-type="float">
            <text:p>0.82278</text:p>
          </table:table-cell>
          <table:table-cell office:value-type="float" office:value="-0.093104" calcext:value-type="float">
            <text:p>-0.093104</text:p>
          </table:table-cell>
          <table:table-cell office:value-type="float" office:value="-0.001635" calcext:value-type="float">
            <text:p>-0.001635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826964" calcext:value-type="float">
            <text:p>0.826964</text:p>
          </table:table-cell>
          <table:table-cell office:value-type="float" office:value="-0.091338" calcext:value-type="float">
            <text:p>-0.091338</text:p>
          </table:table-cell>
          <table:table-cell office:value-type="float" office:value="-0.000215" calcext:value-type="float">
            <text:p>-0.000215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0.831116" calcext:value-type="float">
            <text:p>0.831116</text:p>
          </table:table-cell>
          <table:table-cell office:value-type="float" office:value="-0.090671" calcext:value-type="float">
            <text:p>-0.090671</text:p>
          </table:table-cell>
          <table:table-cell office:value-type="float" office:value="0.002956" calcext:value-type="float">
            <text:p>0.002956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0.835234" calcext:value-type="float">
            <text:p>0.835234</text:p>
          </table:table-cell>
          <table:table-cell office:value-type="float" office:value="-0.090613" calcext:value-type="float">
            <text:p>-0.090613</text:p>
          </table:table-cell>
          <table:table-cell office:value-type="float" office:value="0.002716" calcext:value-type="float">
            <text:p>0.002716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839319" calcext:value-type="float">
            <text:p>0.839319</text:p>
          </table:table-cell>
          <table:table-cell office:value-type="float" office:value="-0.090462" calcext:value-type="float">
            <text:p>-0.090462</text:p>
          </table:table-cell>
          <table:table-cell office:value-type="float" office:value="0.007663" calcext:value-type="float">
            <text:p>0.00766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43372" calcext:value-type="float">
            <text:p>0.843372</text:p>
          </table:table-cell>
          <table:table-cell office:value-type="float" office:value="-0.089506" calcext:value-type="float">
            <text:p>-0.089506</text:p>
          </table:table-cell>
          <table:table-cell office:value-type="float" office:value="0.004034" calcext:value-type="float">
            <text:p>0.004034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47393" calcext:value-type="float">
            <text:p>0.847393</text:p>
          </table:table-cell>
          <table:table-cell office:value-type="float" office:value="-0.088606" calcext:value-type="float">
            <text:p>-0.088606</text:p>
          </table:table-cell>
          <table:table-cell office:value-type="float" office:value="0.008998" calcext:value-type="float">
            <text:p>0.00899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851382" calcext:value-type="float">
            <text:p>0.851382</text:p>
          </table:table-cell>
          <table:table-cell office:value-type="float" office:value="-0.088345" calcext:value-type="float">
            <text:p>-0.088345</text:p>
          </table:table-cell>
          <table:table-cell office:value-type="float" office:value="0.007118" calcext:value-type="float">
            <text:p>0.007118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0.855339" calcext:value-type="float">
            <text:p>0.855339</text:p>
          </table:table-cell>
          <table:table-cell office:value-type="float" office:value="-0.088211" calcext:value-type="float">
            <text:p>-0.088211</text:p>
          </table:table-cell>
          <table:table-cell office:value-type="float" office:value="0.010397" calcext:value-type="float">
            <text:p>0.01039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59265" calcext:value-type="float">
            <text:p>0.859265</text:p>
          </table:table-cell>
          <table:table-cell office:value-type="float" office:value="-0.087154" calcext:value-type="float">
            <text:p>-0.087154</text:p>
          </table:table-cell>
          <table:table-cell office:value-type="float" office:value="0.008535" calcext:value-type="float">
            <text:p>0.008535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0.86316" calcext:value-type="float">
            <text:p>0.86316</text:p>
          </table:table-cell>
          <table:table-cell office:value-type="float" office:value="-0.085789" calcext:value-type="float">
            <text:p>-0.085789</text:p>
          </table:table-cell>
          <table:table-cell office:value-type="float" office:value="0.015293" calcext:value-type="float">
            <text:p>0.015293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867023" calcext:value-type="float">
            <text:p>0.867023</text:p>
          </table:table-cell>
          <table:table-cell office:value-type="float" office:value="-0.08384" calcext:value-type="float">
            <text:p>-0.08384</text:p>
          </table:table-cell>
          <table:table-cell office:value-type="float" office:value="0.016962" calcext:value-type="float">
            <text:p>0.01696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-0.082548" calcext:value-type="float">
            <text:p>-0.082548</text:p>
          </table:table-cell>
          <table:table-cell office:value-type="float" office:value="0.015194" calcext:value-type="float">
            <text:p>0.015194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0.874659" calcext:value-type="float">
            <text:p>0.874659</text:p>
          </table:table-cell>
          <table:table-cell office:value-type="float" office:value="-0.082382" calcext:value-type="float">
            <text:p>-0.082382</text:p>
          </table:table-cell>
          <table:table-cell office:value-type="float" office:value="0.018586" calcext:value-type="float">
            <text:p>0.018586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0.878432" calcext:value-type="float">
            <text:p>0.878432</text:p>
          </table:table-cell>
          <table:table-cell office:value-type="float" office:value="-0.082142" calcext:value-type="float">
            <text:p>-0.082142</text:p>
          </table:table-cell>
          <table:table-cell office:value-type="float" office:value="0.018567" calcext:value-type="float">
            <text:p>0.01856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0.882174" calcext:value-type="float">
            <text:p>0.882174</text:p>
          </table:table-cell>
          <table:table-cell office:value-type="float" office:value="-0.081925" calcext:value-type="float">
            <text:p>-0.081925</text:p>
          </table:table-cell>
          <table:table-cell office:value-type="float" office:value="0.025464" calcext:value-type="float">
            <text:p>0.02546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885887" calcext:value-type="float">
            <text:p>0.885887</text:p>
          </table:table-cell>
          <table:table-cell office:value-type="float" office:value="-0.081088" calcext:value-type="float">
            <text:p>-0.081088</text:p>
          </table:table-cell>
          <table:table-cell office:value-type="float" office:value="0.023812" calcext:value-type="float">
            <text:p>0.02381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0.889571" calcext:value-type="float">
            <text:p>0.889571</text:p>
          </table:table-cell>
          <table:table-cell office:value-type="float" office:value="-0.079969" calcext:value-type="float">
            <text:p>-0.079969</text:p>
          </table:table-cell>
          <table:table-cell office:value-type="float" office:value="0.032511" calcext:value-type="float">
            <text:p>0.03251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0.893225" calcext:value-type="float">
            <text:p>0.893225</text:p>
          </table:table-cell>
          <table:table-cell office:value-type="float" office:value="-0.078135" calcext:value-type="float">
            <text:p>-0.078135</text:p>
          </table:table-cell>
          <table:table-cell office:value-type="float" office:value="0.030957" calcext:value-type="float">
            <text:p>0.03095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9685" calcext:value-type="float">
            <text:p>0.89685</text:p>
          </table:table-cell>
          <table:table-cell office:value-type="float" office:value="-0.074894" calcext:value-type="float">
            <text:p>-0.074894</text:p>
          </table:table-cell>
          <table:table-cell office:value-type="float" office:value="0.029374" calcext:value-type="float">
            <text:p>0.02937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900446" calcext:value-type="float">
            <text:p>0.900446</text:p>
          </table:table-cell>
          <table:table-cell office:value-type="float" office:value="-0.071256" calcext:value-type="float">
            <text:p>-0.071256</text:p>
          </table:table-cell>
          <table:table-cell office:value-type="float" office:value="0.038141" calcext:value-type="float">
            <text:p>0.03814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0.904014" calcext:value-type="float">
            <text:p>0.904014</text:p>
          </table:table-cell>
          <table:table-cell office:value-type="float" office:value="-0.067804" calcext:value-type="float">
            <text:p>-0.067804</text:p>
          </table:table-cell>
          <table:table-cell office:value-type="float" office:value="0.036655" calcext:value-type="float">
            <text:p>0.03665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0.907554" calcext:value-type="float">
            <text:p>0.907554</text:p>
          </table:table-cell>
          <table:table-cell office:value-type="float" office:value="-0.064181" calcext:value-type="float">
            <text:p>-0.064181</text:p>
          </table:table-cell>
          <table:table-cell office:value-type="float" office:value="0.03687" calcext:value-type="float">
            <text:p>0.0368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911065" calcext:value-type="float">
            <text:p>0.911065</text:p>
          </table:table-cell>
          <table:table-cell office:value-type="float" office:value="-0.060421" calcext:value-type="float">
            <text:p>-0.060421</text:p>
          </table:table-cell>
          <table:table-cell office:value-type="float" office:value="0.038811" calcext:value-type="float">
            <text:p>0.03881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-0.056409" calcext:value-type="float">
            <text:p>-0.056409</text:p>
          </table:table-cell>
          <table:table-cell office:value-type="float" office:value="0.042506" calcext:value-type="float">
            <text:p>0.04250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0.918005" calcext:value-type="float">
            <text:p>0.918005</text:p>
          </table:table-cell>
          <table:table-cell office:value-type="float" office:value="-0.052371" calcext:value-type="float">
            <text:p>-0.052371</text:p>
          </table:table-cell>
          <table:table-cell office:value-type="float" office:value="0.044519" calcext:value-type="float">
            <text:p>0.04451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0.921433" calcext:value-type="float">
            <text:p>0.921433</text:p>
          </table:table-cell>
          <table:table-cell office:value-type="float" office:value="-0.048949" calcext:value-type="float">
            <text:p>-0.048949</text:p>
          </table:table-cell>
          <table:table-cell office:value-type="float" office:value="0.037906" calcext:value-type="float">
            <text:p>0.03790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0.924835" calcext:value-type="float">
            <text:p>0.924835</text:p>
          </table:table-cell>
          <table:table-cell office:value-type="float" office:value="-0.045482" calcext:value-type="float">
            <text:p>-0.045482</text:p>
          </table:table-cell>
          <table:table-cell office:value-type="float" office:value="0.045024" calcext:value-type="float">
            <text:p>0.04502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0.928209" calcext:value-type="float">
            <text:p>0.928209</text:p>
          </table:table-cell>
          <table:table-cell office:value-type="float" office:value="-0.042513" calcext:value-type="float">
            <text:p>-0.042513</text:p>
          </table:table-cell>
          <table:table-cell office:value-type="float" office:value="0.045324" calcext:value-type="float">
            <text:p>0.04532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0.931556" calcext:value-type="float">
            <text:p>0.931556</text:p>
          </table:table-cell>
          <table:table-cell office:value-type="float" office:value="-0.038846" calcext:value-type="float">
            <text:p>-0.038846</text:p>
          </table:table-cell>
          <table:table-cell office:value-type="float" office:value="0.047351" calcext:value-type="float">
            <text:p>0.04735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34877" calcext:value-type="float">
            <text:p>0.934877</text:p>
          </table:table-cell>
          <table:table-cell office:value-type="float" office:value="-0.035032" calcext:value-type="float">
            <text:p>-0.035032</text:p>
          </table:table-cell>
          <table:table-cell office:value-type="float" office:value="0.05286" calcext:value-type="float">
            <text:p>0.0528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0.938172" calcext:value-type="float">
            <text:p>0.938172</text:p>
          </table:table-cell>
          <table:table-cell office:value-type="float" office:value="-0.030939" calcext:value-type="float">
            <text:p>-0.030939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4144" calcext:value-type="float">
            <text:p>0.94144</text:p>
          </table:table-cell>
          <table:table-cell office:value-type="float" office:value="-0.025899" calcext:value-type="float">
            <text:p>-0.025899</text:p>
          </table:table-cell>
          <table:table-cell office:value-type="float" office:value="0.051813" calcext:value-type="float">
            <text:p>0.05181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44683" calcext:value-type="float">
            <text:p>0.944683</text:p>
          </table:table-cell>
          <table:table-cell office:value-type="float" office:value="-0.022479" calcext:value-type="float">
            <text:p>-0.022479</text:p>
          </table:table-cell>
          <table:table-cell office:value-type="float" office:value="0.052176" calcext:value-type="float">
            <text:p>0.05217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479" calcext:value-type="float">
            <text:p>0.9479</text:p>
          </table:table-cell>
          <table:table-cell office:value-type="float" office:value="-0.018747" calcext:value-type="float">
            <text:p>-0.018747</text:p>
          </table:table-cell>
          <table:table-cell office:value-type="float" office:value="0.054265" calcext:value-type="float">
            <text:p>0.05426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51091" calcext:value-type="float">
            <text:p>0.951091</text:p>
          </table:table-cell>
          <table:table-cell office:value-type="float" office:value="-0.014272" calcext:value-type="float">
            <text:p>-0.014272</text:p>
          </table:table-cell>
          <table:table-cell office:value-type="float" office:value="0.052918" calcext:value-type="float">
            <text:p>0.05291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54257" calcext:value-type="float">
            <text:p>0.954257</text:p>
          </table:table-cell>
          <table:table-cell office:value-type="float" office:value="-0.009681" calcext:value-type="float">
            <text:p>-0.009681</text:p>
          </table:table-cell>
          <table:table-cell office:value-type="float" office:value="0.055001" calcext:value-type="float">
            <text:p>0.05500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57398" calcext:value-type="float">
            <text:p>0.957398</text:p>
          </table:table-cell>
          <table:table-cell office:value-type="float" office:value="-0.005416" calcext:value-type="float">
            <text:p>-0.005416</text:p>
          </table:table-cell>
          <table:table-cell office:value-type="float" office:value="0.057108" calcext:value-type="float">
            <text:p>0.05710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60514" calcext:value-type="float">
            <text:p>0.960514</text:p>
          </table:table-cell>
          <table:table-cell office:value-type="float" office:value="-0.001565" calcext:value-type="float">
            <text:p>-0.001565</text:p>
          </table:table-cell>
          <table:table-cell office:value-type="float" office:value="0.057508" calcext:value-type="float">
            <text:p>0.05750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63605" calcext:value-type="float">
            <text:p>0.963605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.059635" calcext:value-type="float">
            <text:p>0.05963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66671" calcext:value-type="float">
            <text:p>0.966671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60055" calcext:value-type="float">
            <text:p>0.06005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69714" calcext:value-type="float">
            <text:p>0.969714</text:p>
          </table:table-cell>
          <table:table-cell office:value-type="float" office:value="0.009682" calcext:value-type="float">
            <text:p>0.009682</text:p>
          </table:table-cell>
          <table:table-cell office:value-type="float" office:value="0.058743" calcext:value-type="float">
            <text:p>0.05874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012255" calcext:value-type="float">
            <text:p>0.012255</text:p>
          </table:table-cell>
          <table:table-cell office:value-type="float" office:value="0.059131" calcext:value-type="float">
            <text:p>0.05913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75726" calcext:value-type="float">
            <text:p>0.975726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0.059516" calcext:value-type="float">
            <text:p>0.05951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78696" calcext:value-type="float">
            <text:p>0.978696</text:p>
          </table:table-cell>
          <table:table-cell office:value-type="float" office:value="0.017195" calcext:value-type="float">
            <text:p>0.017195</text:p>
          </table:table-cell>
          <table:table-cell office:value-type="float" office:value="0.061629" calcext:value-type="float">
            <text:p>0.06162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81643" calcext:value-type="float">
            <text:p>0.981643</text:p>
          </table:table-cell>
          <table:table-cell office:value-type="float" office:value="0.019404" calcext:value-type="float">
            <text:p>0.019404</text:p>
          </table:table-cell>
          <table:table-cell office:value-type="float" office:value="0.058575" calcext:value-type="float">
            <text:p>0.05857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84567" calcext:value-type="float">
            <text:p>0.984567</text:p>
          </table:table-cell>
          <table:table-cell office:value-type="float" office:value="0.021193" calcext:value-type="float">
            <text:p>0.021193</text:p>
          </table:table-cell>
          <table:table-cell office:value-type="float" office:value="0.058925" calcext:value-type="float">
            <text:p>0.05892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87467" calcext:value-type="float">
            <text:p>0.987467</text:p>
          </table:table-cell>
          <table:table-cell office:value-type="float" office:value="0.022382" calcext:value-type="float">
            <text:p>0.022382</text:p>
          </table:table-cell>
          <table:table-cell office:value-type="float" office:value="0.061003" calcext:value-type="float">
            <text:p>0.06100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90344" calcext:value-type="float">
            <text:p>0.990344</text:p>
          </table:table-cell>
          <table:table-cell office:value-type="float" office:value="0.022814" calcext:value-type="float">
            <text:p>0.022814</text:p>
          </table:table-cell>
          <table:table-cell office:value-type="float" office:value="0.061375" calcext:value-type="float">
            <text:p>0.06137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93198" calcext:value-type="float">
            <text:p>0.993198</text:p>
          </table:table-cell>
          <table:table-cell office:value-type="float" office:value="0.022965" calcext:value-type="float">
            <text:p>0.022965</text:p>
          </table:table-cell>
          <table:table-cell office:value-type="float" office:value="0.061743" calcext:value-type="float">
            <text:p>0.06174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9603" calcext:value-type="float">
            <text:p>0.99603</text:p>
          </table:table-cell>
          <table:table-cell office:value-type="float" office:value="0.024089" calcext:value-type="float">
            <text:p>0.024089</text:p>
          </table:table-cell>
          <table:table-cell office:value-type="float" office:value="0.063839" calcext:value-type="float">
            <text:p>0.06383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98839" calcext:value-type="float">
            <text:p>0.998839</text:p>
          </table:table-cell>
          <table:table-cell office:value-type="float" office:value="0.025589" calcext:value-type="float">
            <text:p>0.025589</text:p>
          </table:table-cell>
          <table:table-cell office:value-type="float" office:value="0.064228" calcext:value-type="float">
            <text:p>0.06422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001626" calcext:value-type="float">
            <text:p>1.001626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0.062885" calcext:value-type="float">
            <text:p>0.06288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04391" calcext:value-type="float">
            <text:p>1.004391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64973" calcext:value-type="float">
            <text:p>0.06497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07134" calcext:value-type="float">
            <text:p>1.007134</text:p>
          </table:table-cell>
          <table:table-cell office:value-type="float" office:value="0.031391" calcext:value-type="float">
            <text:p>0.031391</text:p>
          </table:table-cell>
          <table:table-cell office:value-type="float" office:value="0.067084" calcext:value-type="float">
            <text:p>0.06708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09855" calcext:value-type="float">
            <text:p>1.009855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69219" calcext:value-type="float">
            <text:p>0.06921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12555" calcext:value-type="float">
            <text:p>1.012555</text:p>
          </table:table-cell>
          <table:table-cell office:value-type="float" office:value="0.034696" calcext:value-type="float">
            <text:p>0.034696</text:p>
          </table:table-cell>
          <table:table-cell office:value-type="float" office:value="0.069648" calcext:value-type="float">
            <text:p>0.06964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15233" calcext:value-type="float">
            <text:p>1.015233</text:p>
          </table:table-cell>
          <table:table-cell office:value-type="float" office:value="0.037299" calcext:value-type="float">
            <text:p>0.037299</text:p>
          </table:table-cell>
          <table:table-cell office:value-type="float" office:value="0.070074" calcext:value-type="float">
            <text:p>0.07007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1789" calcext:value-type="float">
            <text:p>1.01789</text:p>
          </table:table-cell>
          <table:table-cell office:value-type="float" office:value="0.039762" calcext:value-type="float">
            <text:p>0.039762</text:p>
          </table:table-cell>
          <table:table-cell office:value-type="float" office:value="0.067038" calcext:value-type="float">
            <text:p>0.06703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20525" calcext:value-type="float">
            <text:p>1.020525</text:p>
          </table:table-cell>
          <table:table-cell office:value-type="float" office:value="0.041425" calcext:value-type="float">
            <text:p>0.041425</text:p>
          </table:table-cell>
          <table:table-cell office:value-type="float" office:value="0.074326" calcext:value-type="float">
            <text:p>0.074326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42203" calcext:value-type="float">
            <text:p>0.042203</text:p>
          </table:table-cell>
          <table:table-cell office:value-type="float" office:value="0.071337" calcext:value-type="float">
            <text:p>0.07133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0.045079" calcext:value-type="float">
            <text:p>0.045079</text:p>
          </table:table-cell>
          <table:table-cell office:value-type="float" office:value="0.071753" calcext:value-type="float">
            <text:p>0.07175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28308" calcext:value-type="float">
            <text:p>1.028308</text:p>
          </table:table-cell>
          <table:table-cell office:value-type="float" office:value="0.046552" calcext:value-type="float">
            <text:p>0.046552</text:p>
          </table:table-cell>
          <table:table-cell office:value-type="float" office:value="0.075626" calcext:value-type="float">
            <text:p>0.075626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30861" calcext:value-type="float">
            <text:p>1.030861</text:p>
          </table:table-cell>
          <table:table-cell office:value-type="float" office:value="0.048008" calcext:value-type="float">
            <text:p>0.048008</text:p>
          </table:table-cell>
          <table:table-cell office:value-type="float" office:value="0.07609" calcext:value-type="float">
            <text:p>0.0760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33394" calcext:value-type="float">
            <text:p>1.033394</text:p>
          </table:table-cell>
          <table:table-cell office:value-type="float" office:value="0.049763" calcext:value-type="float">
            <text:p>0.049763</text:p>
          </table:table-cell>
          <table:table-cell office:value-type="float" office:value="0.071361" calcext:value-type="float">
            <text:p>0.07136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35907" calcext:value-type="float">
            <text:p>1.035907</text:p>
          </table:table-cell>
          <table:table-cell office:value-type="float" office:value="0.051798" calcext:value-type="float">
            <text:p>0.051798</text:p>
          </table:table-cell>
          <table:table-cell office:value-type="float" office:value="0.076931" calcext:value-type="float">
            <text:p>0.07693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38399" calcext:value-type="float">
            <text:p>1.038399</text:p>
          </table:table-cell>
          <table:table-cell office:value-type="float" office:value="0.052867" calcext:value-type="float">
            <text:p>0.052867</text:p>
          </table:table-cell>
          <table:table-cell office:value-type="float" office:value="0.073927" calcext:value-type="float">
            <text:p>0.07392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40872" calcext:value-type="float">
            <text:p>1.040872</text:p>
          </table:table-cell>
          <table:table-cell office:value-type="float" office:value="0.053963" calcext:value-type="float">
            <text:p>0.053963</text:p>
          </table:table-cell>
          <table:table-cell office:value-type="float" office:value="0.074329" calcext:value-type="float">
            <text:p>0.07432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43326" calcext:value-type="float">
            <text:p>1.043326</text:p>
          </table:table-cell>
          <table:table-cell office:value-type="float" office:value="0.054559" calcext:value-type="float">
            <text:p>0.054559</text:p>
          </table:table-cell>
          <table:table-cell office:value-type="float" office:value="0.076458" calcext:value-type="float">
            <text:p>0.07645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4576" calcext:value-type="float">
            <text:p>1.04576</text:p>
          </table:table-cell>
          <table:table-cell office:value-type="float" office:value="0.056367" calcext:value-type="float">
            <text:p>0.056367</text:p>
          </table:table-cell>
          <table:table-cell office:value-type="float" office:value="0.076881" calcext:value-type="float">
            <text:p>0.07688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48174" calcext:value-type="float">
            <text:p>1.048174</text:p>
          </table:table-cell>
          <table:table-cell office:value-type="float" office:value="0.05723" calcext:value-type="float">
            <text:p>0.05723</text:p>
          </table:table-cell>
          <table:table-cell office:value-type="float" office:value="0.075571" calcext:value-type="float">
            <text:p>0.07557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5057" calcext:value-type="float">
            <text:p>1.05057</text:p>
          </table:table-cell>
          <table:table-cell office:value-type="float" office:value="0.057894" calcext:value-type="float">
            <text:p>0.057894</text:p>
          </table:table-cell>
          <table:table-cell office:value-type="float" office:value="0.074234" calcext:value-type="float">
            <text:p>0.07423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52946" calcext:value-type="float">
            <text:p>1.052946</text:p>
          </table:table-cell>
          <table:table-cell office:value-type="float" office:value="0.060242" calcext:value-type="float">
            <text:p>0.060242</text:p>
          </table:table-cell>
          <table:table-cell office:value-type="float" office:value="0.078057" calcext:value-type="float">
            <text:p>0.07805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55304" calcext:value-type="float">
            <text:p>1.055304</text:p>
          </table:table-cell>
          <table:table-cell office:value-type="float" office:value="0.061998" calcext:value-type="float">
            <text:p>0.061998</text:p>
          </table:table-cell>
          <table:table-cell office:value-type="float" office:value="0.080201" calcext:value-type="float">
            <text:p>0.08020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057642" calcext:value-type="float">
            <text:p>1.057642</text:p>
          </table:table-cell>
          <table:table-cell office:value-type="float" office:value="0.063274" calcext:value-type="float">
            <text:p>0.063274</text:p>
          </table:table-cell>
          <table:table-cell office:value-type="float" office:value="0.082369" calcext:value-type="float">
            <text:p>0.08236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0.065601" calcext:value-type="float">
            <text:p>0.065601</text:p>
          </table:table-cell>
          <table:table-cell office:value-type="float" office:value="0.079371" calcext:value-type="float">
            <text:p>0.07937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62265" calcext:value-type="float">
            <text:p>1.062265</text:p>
          </table:table-cell>
          <table:table-cell office:value-type="float" office:value="0.067292" calcext:value-type="float">
            <text:p>0.067292</text:p>
          </table:table-cell>
          <table:table-cell office:value-type="float" office:value="0.079778" calcext:value-type="float">
            <text:p>0.07977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64548" calcext:value-type="float">
            <text:p>1.064548</text:p>
          </table:table-cell>
          <table:table-cell office:value-type="float" office:value="0.069537" calcext:value-type="float">
            <text:p>0.069537</text:p>
          </table:table-cell>
          <table:table-cell office:value-type="float" office:value="0.081913" calcext:value-type="float">
            <text:p>0.08191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66814" calcext:value-type="float">
            <text:p>1.066814</text:p>
          </table:table-cell>
          <table:table-cell office:value-type="float" office:value="0.070868" calcext:value-type="float">
            <text:p>0.070868</text:p>
          </table:table-cell>
          <table:table-cell office:value-type="float" office:value="0.077152" calcext:value-type="float">
            <text:p>0.07715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69061" calcext:value-type="float">
            <text:p>1.069061</text:p>
          </table:table-cell>
          <table:table-cell office:value-type="float" office:value="0.072997" calcext:value-type="float">
            <text:p>0.072997</text:p>
          </table:table-cell>
          <table:table-cell office:value-type="float" office:value="0.08269" calcext:value-type="float">
            <text:p>0.0826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71291" calcext:value-type="float">
            <text:p>1.071291</text:p>
          </table:table-cell>
          <table:table-cell office:value-type="float" office:value="0.074959" calcext:value-type="float">
            <text:p>0.074959</text:p>
          </table:table-cell>
          <table:table-cell office:value-type="float" office:value="0.083114" calcext:value-type="float">
            <text:p>0.08311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73503" calcext:value-type="float">
            <text:p>1.073503</text:p>
          </table:table-cell>
          <table:table-cell office:value-type="float" office:value="0.076068" calcext:value-type="float">
            <text:p>0.076068</text:p>
          </table:table-cell>
          <table:table-cell office:value-type="float" office:value="0.081807" calcext:value-type="float">
            <text:p>0.08180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75697" calcext:value-type="float">
            <text:p>1.075697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.082201" calcext:value-type="float">
            <text:p>0.08220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77874" calcext:value-type="float">
            <text:p>1.077874</text:p>
          </table:table-cell>
          <table:table-cell office:value-type="float" office:value="0.078678" calcext:value-type="float">
            <text:p>0.078678</text:p>
          </table:table-cell>
          <table:table-cell office:value-type="float" office:value="0.079133" calcext:value-type="float">
            <text:p>0.07913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80034" calcext:value-type="float">
            <text:p>1.080034</text:p>
          </table:table-cell>
          <table:table-cell office:value-type="float" office:value="0.079837" calcext:value-type="float">
            <text:p>0.079837</text:p>
          </table:table-cell>
          <table:table-cell office:value-type="float" office:value="0.081201" calcext:value-type="float">
            <text:p>0.08120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82176" calcext:value-type="float">
            <text:p>1.082176</text:p>
          </table:table-cell>
          <table:table-cell office:value-type="float" office:value="0.081241" calcext:value-type="float">
            <text:p>0.081241</text:p>
          </table:table-cell>
          <table:table-cell office:value-type="float" office:value="0.083293" calcext:value-type="float">
            <text:p>0.08329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084302" calcext:value-type="float">
            <text:p>1.084302</text:p>
          </table:table-cell>
          <table:table-cell office:value-type="float" office:value="0.082397" calcext:value-type="float">
            <text:p>0.082397</text:p>
          </table:table-cell>
          <table:table-cell office:value-type="float" office:value="0.076759" calcext:value-type="float">
            <text:p>0.07675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86411" calcext:value-type="float">
            <text:p>1.086411</text:p>
          </table:table-cell>
          <table:table-cell office:value-type="float" office:value="0.083926" calcext:value-type="float">
            <text:p>0.083926</text:p>
          </table:table-cell>
          <table:table-cell office:value-type="float" office:value="0.082228" calcext:value-type="float">
            <text:p>0.08222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88503" calcext:value-type="float">
            <text:p>1.088503</text:p>
          </table:table-cell>
          <table:table-cell office:value-type="float" office:value="0.084879" calcext:value-type="float">
            <text:p>0.084879</text:p>
          </table:table-cell>
          <table:table-cell office:value-type="float" office:value="0.084314" calcext:value-type="float">
            <text:p>0.08431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90578" calcext:value-type="float">
            <text:p>1.090578</text:p>
          </table:table-cell>
          <table:table-cell office:value-type="float" office:value="0.085562" calcext:value-type="float">
            <text:p>0.085562</text:p>
          </table:table-cell>
          <table:table-cell office:value-type="float" office:value="0.084694" calcext:value-type="float">
            <text:p>0.08469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92637" calcext:value-type="float">
            <text:p>1.092637</text:p>
          </table:table-cell>
          <table:table-cell office:value-type="float" office:value="0.087084" calcext:value-type="float">
            <text:p>0.087084</text:p>
          </table:table-cell>
          <table:table-cell office:value-type="float" office:value="0.081612" calcext:value-type="float">
            <text:p>0.08161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94679" calcext:value-type="float">
            <text:p>1.094679</text:p>
          </table:table-cell>
          <table:table-cell office:value-type="float" office:value="0.087969" calcext:value-type="float">
            <text:p>0.087969</text:p>
          </table:table-cell>
          <table:table-cell office:value-type="float" office:value="0.080205" calcext:value-type="float">
            <text:p>0.08020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96706" calcext:value-type="float">
            <text:p>1.096706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82231" calcext:value-type="float">
            <text:p>0.08223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98716" calcext:value-type="float">
            <text:p>1.098716</text:p>
          </table:table-cell>
          <table:table-cell office:value-type="float" office:value="0.088964" calcext:value-type="float">
            <text:p>0.088964</text:p>
          </table:table-cell>
          <table:table-cell office:value-type="float" office:value="0.08428" calcext:value-type="float">
            <text:p>0.0842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0071" calcext:value-type="float">
            <text:p>1.10071</text:p>
          </table:table-cell>
          <table:table-cell office:value-type="float" office:value="0.089184" calcext:value-type="float">
            <text:p>0.089184</text:p>
          </table:table-cell>
          <table:table-cell office:value-type="float" office:value="0.077704" calcext:value-type="float">
            <text:p>0.07770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02689" calcext:value-type="float">
            <text:p>1.102689</text:p>
          </table:table-cell>
          <table:table-cell office:value-type="float" office:value="0.089622" calcext:value-type="float">
            <text:p>0.089622</text:p>
          </table:table-cell>
          <table:table-cell office:value-type="float" office:value="0.079672" calcext:value-type="float">
            <text:p>0.07967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104651" calcext:value-type="float">
            <text:p>1.104651</text:p>
          </table:table-cell>
          <table:table-cell office:value-type="float" office:value="0.089968" calcext:value-type="float">
            <text:p>0.089968</text:p>
          </table:table-cell>
          <table:table-cell office:value-type="float" office:value="0.083393" calcext:value-type="float">
            <text:p>0.08339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106598" calcext:value-type="float">
            <text:p>1.106598</text:p>
          </table:table-cell>
          <table:table-cell office:value-type="float" office:value="0.091519" calcext:value-type="float">
            <text:p>0.091519</text:p>
          </table:table-cell>
          <table:table-cell office:value-type="float" office:value="0.083705" calcext:value-type="float">
            <text:p>0.08370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0853" calcext:value-type="float">
            <text:p>1.10853</text:p>
          </table:table-cell>
          <table:table-cell office:value-type="float" office:value="0.093149" calcext:value-type="float">
            <text:p>0.093149</text:p>
          </table:table-cell>
          <table:table-cell office:value-type="float" office:value="0.080556" calcext:value-type="float">
            <text:p>0.08055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110447" calcext:value-type="float">
            <text:p>1.110447</text:p>
          </table:table-cell>
          <table:table-cell office:value-type="float" office:value="0.094586" calcext:value-type="float">
            <text:p>0.094586</text:p>
          </table:table-cell>
          <table:table-cell office:value-type="float" office:value="0.082542" calcext:value-type="float">
            <text:p>0.08254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12348" calcext:value-type="float">
            <text:p>1.112348</text:p>
          </table:table-cell>
          <table:table-cell office:value-type="float" office:value="0.095374" calcext:value-type="float">
            <text:p>0.095374</text:p>
          </table:table-cell>
          <table:table-cell office:value-type="float" office:value="0.081092" calcext:value-type="float">
            <text:p>0.08109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114234" calcext:value-type="float">
            <text:p>1.114234</text:p>
          </table:table-cell>
          <table:table-cell office:value-type="float" office:value="0.09579" calcext:value-type="float">
            <text:p>0.09579</text:p>
          </table:table-cell>
          <table:table-cell office:value-type="float" office:value="0.083074" calcext:value-type="float">
            <text:p>0.08307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16105" calcext:value-type="float">
            <text:p>1.116105</text:p>
          </table:table-cell>
          <table:table-cell office:value-type="float" office:value="0.096452" calcext:value-type="float">
            <text:p>0.096452</text:p>
          </table:table-cell>
          <table:table-cell office:value-type="float" office:value="0.081621" calcext:value-type="float">
            <text:p>0.08162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17961" calcext:value-type="float">
            <text:p>1.117961</text:p>
          </table:table-cell>
          <table:table-cell office:value-type="float" office:value="0.096428" calcext:value-type="float">
            <text:p>0.096428</text:p>
          </table:table-cell>
          <table:table-cell office:value-type="float" office:value="0.08014" calcext:value-type="float">
            <text:p>0.0801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19803" calcext:value-type="float">
            <text:p>1.119803</text:p>
          </table:table-cell>
          <table:table-cell office:value-type="float" office:value="0.096468" calcext:value-type="float">
            <text:p>0.096468</text:p>
          </table:table-cell>
          <table:table-cell office:value-type="float" office:value="0.078631" calcext:value-type="float">
            <text:p>0.07863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2163" calcext:value-type="float">
            <text:p>1.12163</text:p>
          </table:table-cell>
          <table:table-cell office:value-type="float" office:value="0.096081" calcext:value-type="float">
            <text:p>0.096081</text:p>
          </table:table-cell>
          <table:table-cell office:value-type="float" office:value="0.078824" calcext:value-type="float">
            <text:p>0.07882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23442" calcext:value-type="float">
            <text:p>1.123442</text:p>
          </table:table-cell>
          <table:table-cell office:value-type="float" office:value="0.096214" calcext:value-type="float">
            <text:p>0.096214</text:p>
          </table:table-cell>
          <table:table-cell office:value-type="float" office:value="0.080745" calcext:value-type="float">
            <text:p>0.08074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2524" calcext:value-type="float">
            <text:p>1.12524</text:p>
          </table:table-cell>
          <table:table-cell office:value-type="float" office:value="0.095835" calcext:value-type="float">
            <text:p>0.095835</text:p>
          </table:table-cell>
          <table:table-cell office:value-type="float" office:value="0.08096" calcext:value-type="float">
            <text:p>0.0809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27024" calcext:value-type="float">
            <text:p>1.127024</text:p>
          </table:table-cell>
          <table:table-cell office:value-type="float" office:value="0.095734" calcext:value-type="float">
            <text:p>0.095734</text:p>
          </table:table-cell>
          <table:table-cell office:value-type="float" office:value="0.079444" calcext:value-type="float">
            <text:p>0.07944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28794" calcext:value-type="float">
            <text:p>1.128794</text:p>
          </table:table-cell>
          <table:table-cell office:value-type="float" office:value="0.095053" calcext:value-type="float">
            <text:p>0.095053</text:p>
          </table:table-cell>
          <table:table-cell office:value-type="float" office:value="0.07963" calcext:value-type="float">
            <text:p>0.0796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30549" calcext:value-type="float">
            <text:p>1.130549</text:p>
          </table:table-cell>
          <table:table-cell office:value-type="float" office:value="0.093705" calcext:value-type="float">
            <text:p>0.093705</text:p>
          </table:table-cell>
          <table:table-cell office:value-type="float" office:value="0.079815" calcext:value-type="float">
            <text:p>0.07981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32291" calcext:value-type="float">
            <text:p>1.132291</text:p>
          </table:table-cell>
          <table:table-cell office:value-type="float" office:value="0.092066" calcext:value-type="float">
            <text:p>0.092066</text:p>
          </table:table-cell>
          <table:table-cell office:value-type="float" office:value="0.079997" calcext:value-type="float">
            <text:p>0.07999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34019" calcext:value-type="float">
            <text:p>1.134019</text:p>
          </table:table-cell>
          <table:table-cell office:value-type="float" office:value="0.091195" calcext:value-type="float">
            <text:p>0.091195</text:p>
          </table:table-cell>
          <table:table-cell office:value-type="float" office:value="0.078448" calcext:value-type="float">
            <text:p>0.07844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35733" calcext:value-type="float">
            <text:p>1.135733</text:p>
          </table:table-cell>
          <table:table-cell office:value-type="float" office:value="0.089716" calcext:value-type="float">
            <text:p>0.089716</text:p>
          </table:table-cell>
          <table:table-cell office:value-type="float" office:value="0.078601" calcext:value-type="float">
            <text:p>0.07860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37433" calcext:value-type="float">
            <text:p>1.137433</text:p>
          </table:table-cell>
          <table:table-cell office:value-type="float" office:value="0.088401" calcext:value-type="float">
            <text:p>0.088401</text:p>
          </table:table-cell>
          <table:table-cell office:value-type="float" office:value="0.082213" calcext:value-type="float">
            <text:p>0.08221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086646" calcext:value-type="float">
            <text:p>0.086646</text:p>
          </table:table-cell>
          <table:table-cell office:value-type="float" office:value="0.077225" calcext:value-type="float">
            <text:p>0.07722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40794" calcext:value-type="float">
            <text:p>1.140794</text:p>
          </table:table-cell>
          <table:table-cell office:value-type="float" office:value="0.085741" calcext:value-type="float">
            <text:p>0.085741</text:p>
          </table:table-cell>
          <table:table-cell office:value-type="float" office:value="0.082537" calcext:value-type="float">
            <text:p>0.08253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42454" calcext:value-type="float">
            <text:p>1.142454</text:p>
          </table:table-cell>
          <table:table-cell office:value-type="float" office:value="0.084259" calcext:value-type="float">
            <text:p>0.084259</text:p>
          </table:table-cell>
          <table:table-cell office:value-type="float" office:value="0.082736" calcext:value-type="float">
            <text:p>0.08273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44102" calcext:value-type="float">
            <text:p>1.144102</text:p>
          </table:table-cell>
          <table:table-cell office:value-type="float" office:value="0.082968" calcext:value-type="float">
            <text:p>0.082968</text:p>
          </table:table-cell>
          <table:table-cell office:value-type="float" office:value="0.079474" calcext:value-type="float">
            <text:p>0.07947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45736" calcext:value-type="float">
            <text:p>1.145736</text:p>
          </table:table-cell>
          <table:table-cell office:value-type="float" office:value="0.082798" calcext:value-type="float">
            <text:p>0.082798</text:p>
          </table:table-cell>
          <table:table-cell office:value-type="float" office:value="0.077887" calcext:value-type="float">
            <text:p>0.07788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47357" calcext:value-type="float">
            <text:p>1.147357</text:p>
          </table:table-cell>
          <table:table-cell office:value-type="float" office:value="0.082355" calcext:value-type="float">
            <text:p>0.082355</text:p>
          </table:table-cell>
          <table:table-cell office:value-type="float" office:value="0.081463" calcext:value-type="float">
            <text:p>0.08146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48965" calcext:value-type="float">
            <text:p>1.148965</text:p>
          </table:table-cell>
          <table:table-cell office:value-type="float" office:value="0.082433" calcext:value-type="float">
            <text:p>0.082433</text:p>
          </table:table-cell>
          <table:table-cell office:value-type="float" office:value="0.08336" calcext:value-type="float">
            <text:p>0.0833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0.082384" calcext:value-type="float">
            <text:p>0.082384</text:p>
          </table:table-cell>
          <table:table-cell office:value-type="float" office:value="0.085281" calcext:value-type="float">
            <text:p>0.08528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52143" calcext:value-type="float">
            <text:p>1.152143</text:p>
          </table:table-cell>
          <table:table-cell office:value-type="float" office:value="0.082639" calcext:value-type="float">
            <text:p>0.082639</text:p>
          </table:table-cell>
          <table:table-cell office:value-type="float" office:value="0.085497" calcext:value-type="float">
            <text:p>0.08549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53714" calcext:value-type="float">
            <text:p>1.153714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082251" calcext:value-type="float">
            <text:p>0.08225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55271" calcext:value-type="float">
            <text:p>1.155271</text:p>
          </table:table-cell>
          <table:table-cell office:value-type="float" office:value="0.085446" calcext:value-type="float">
            <text:p>0.085446</text:p>
          </table:table-cell>
          <table:table-cell office:value-type="float" office:value="0.082412" calcext:value-type="float">
            <text:p>0.082412</text:p>
          </table:table-cell>
        </table:table-row>
        <table:table-row table:style-name="ro1">
          <table:table-cell office:value-type="float" office:value="1.57272" calcext:value-type="float">
            <text:p>1.57272</text:p>
          </table:table-cell>
          <table:table-cell office:value-type="float" office:value="1.156817" calcext:value-type="float">
            <text:p>1.156817</text:p>
          </table:table-cell>
          <table:table-cell office:value-type="float" office:value="0.087022" calcext:value-type="float">
            <text:p>0.087022</text:p>
          </table:table-cell>
          <table:table-cell office:value-type="float" office:value="0.113711" calcext:value-type="float">
            <text:p>0.113711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5835" calcext:value-type="float">
            <text:p>1.15835</text:p>
          </table:table-cell>
          <table:table-cell office:value-type="float" office:value="0.088621" calcext:value-type="float">
            <text:p>0.088621</text:p>
          </table:table-cell>
          <table:table-cell office:value-type="float" office:value="0.053791" calcext:value-type="float">
            <text:p>0.05379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59871" calcext:value-type="float">
            <text:p>1.159871</text:p>
          </table:table-cell>
          <table:table-cell office:value-type="float" office:value="0.090952" calcext:value-type="float">
            <text:p>0.090952</text:p>
          </table:table-cell>
          <table:table-cell office:value-type="float" office:value="0.081181" calcext:value-type="float">
            <text:p>0.08118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6138" calcext:value-type="float">
            <text:p>1.16138</text:p>
          </table:table-cell>
          <table:table-cell office:value-type="float" office:value="0.093087" calcext:value-type="float">
            <text:p>0.093087</text:p>
          </table:table-cell>
          <table:table-cell office:value-type="float" office:value="0.086499" calcext:value-type="float">
            <text:p>0.08649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62877" calcext:value-type="float">
            <text:p>1.162877</text:p>
          </table:table-cell>
          <table:table-cell office:value-type="float" office:value="0.095376" calcext:value-type="float">
            <text:p>0.095376</text:p>
          </table:table-cell>
          <table:table-cell office:value-type="float" office:value="0.086705" calcext:value-type="float">
            <text:p>0.08670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64362" calcext:value-type="float">
            <text:p>1.164362</text:p>
          </table:table-cell>
          <table:table-cell office:value-type="float" office:value="0.097973" calcext:value-type="float">
            <text:p>0.097973</text:p>
          </table:table-cell>
          <table:table-cell office:value-type="float" office:value="0.083449" calcext:value-type="float">
            <text:p>0.08344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65835" calcext:value-type="float">
            <text:p>1.165835</text:p>
          </table:table-cell>
          <table:table-cell office:value-type="float" office:value="0.100915" calcext:value-type="float">
            <text:p>0.100915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67297" calcext:value-type="float">
            <text:p>1.167297</text:p>
          </table:table-cell>
          <table:table-cell office:value-type="float" office:value="0.103726" calcext:value-type="float">
            <text:p>0.103726</text:p>
          </table:table-cell>
          <table:table-cell office:value-type="float" office:value="0.082019" calcext:value-type="float">
            <text:p>0.08201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68747" calcext:value-type="float">
            <text:p>1.168747</text:p>
          </table:table-cell>
          <table:table-cell office:value-type="float" office:value="0.10682" calcext:value-type="float">
            <text:p>0.10682</text:p>
          </table:table-cell>
          <table:table-cell office:value-type="float" office:value="0.08041" calcext:value-type="float">
            <text:p>0.0804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70185" calcext:value-type="float">
            <text:p>1.170185</text:p>
          </table:table-cell>
          <table:table-cell office:value-type="float" office:value="0.110831" calcext:value-type="float">
            <text:p>0.110831</text:p>
          </table:table-cell>
          <table:table-cell office:value-type="float" office:value="0.078774" calcext:value-type="float">
            <text:p>0.07877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71612" calcext:value-type="float">
            <text:p>1.171612</text:p>
          </table:table-cell>
          <table:table-cell office:value-type="float" office:value="0.11481" calcext:value-type="float">
            <text:p>0.11481</text:p>
          </table:table-cell>
          <table:table-cell office:value-type="float" office:value="0.07711" calcext:value-type="float">
            <text:p>0.0771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73028" calcext:value-type="float">
            <text:p>1.173028</text:p>
          </table:table-cell>
          <table:table-cell office:value-type="float" office:value="0.116646" calcext:value-type="float">
            <text:p>0.116646</text:p>
          </table:table-cell>
          <table:table-cell office:value-type="float" office:value="0.077149" calcext:value-type="float">
            <text:p>0.07714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74433" calcext:value-type="float">
            <text:p>1.174433</text:p>
          </table:table-cell>
          <table:table-cell office:value-type="float" office:value="0.118869" calcext:value-type="float">
            <text:p>0.118869</text:p>
          </table:table-cell>
          <table:table-cell office:value-type="float" office:value="0.075456" calcext:value-type="float">
            <text:p>0.07545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75826" calcext:value-type="float">
            <text:p>1.175826</text:p>
          </table:table-cell>
          <table:table-cell office:value-type="float" office:value="0.120697" calcext:value-type="float">
            <text:p>0.120697</text:p>
          </table:table-cell>
          <table:table-cell office:value-type="float" office:value="0.073736" calcext:value-type="float">
            <text:p>0.07373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77208" calcext:value-type="float">
            <text:p>1.177208</text:p>
          </table:table-cell>
          <table:table-cell office:value-type="float" office:value="0.122143" calcext:value-type="float">
            <text:p>0.122143</text:p>
          </table:table-cell>
          <table:table-cell office:value-type="float" office:value="0.073718" calcext:value-type="float">
            <text:p>0.07371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7858" calcext:value-type="float">
            <text:p>1.17858</text:p>
          </table:table-cell>
          <table:table-cell office:value-type="float" office:value="0.122041" calcext:value-type="float">
            <text:p>0.122041</text:p>
          </table:table-cell>
          <table:table-cell office:value-type="float" office:value="0.070239" calcext:value-type="float">
            <text:p>0.070239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7994" calcext:value-type="float">
            <text:p>1.17994</text:p>
          </table:table-cell>
          <table:table-cell office:value-type="float" office:value="0.121587" calcext:value-type="float">
            <text:p>0.121587</text:p>
          </table:table-cell>
          <table:table-cell office:value-type="float" office:value="0.066707" calcext:value-type="float">
            <text:p>0.06670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8129" calcext:value-type="float">
            <text:p>1.18129</text:p>
          </table:table-cell>
          <table:table-cell office:value-type="float" office:value="0.120724" calcext:value-type="float">
            <text:p>0.120724</text:p>
          </table:table-cell>
          <table:table-cell office:value-type="float" office:value="0.06485" calcext:value-type="float">
            <text:p>0.0648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82629" calcext:value-type="float">
            <text:p>1.182629</text:p>
          </table:table-cell>
          <table:table-cell office:value-type="float" office:value="0.118584" calcext:value-type="float">
            <text:p>0.118584</text:p>
          </table:table-cell>
          <table:table-cell office:value-type="float" office:value="0.062966" calcext:value-type="float">
            <text:p>0.062966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83957" calcext:value-type="float">
            <text:p>1.183957</text:p>
          </table:table-cell>
          <table:table-cell office:value-type="float" office:value="0.116538" calcext:value-type="float">
            <text:p>0.116538</text:p>
          </table:table-cell>
          <table:table-cell office:value-type="float" office:value="0.061054" calcext:value-type="float">
            <text:p>0.06105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85275" calcext:value-type="float">
            <text:p>1.185275</text:p>
          </table:table-cell>
          <table:table-cell office:value-type="float" office:value="0.114531" calcext:value-type="float">
            <text:p>0.114531</text:p>
          </table:table-cell>
          <table:table-cell office:value-type="float" office:value="0.062575" calcext:value-type="float">
            <text:p>0.062575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86582" calcext:value-type="float">
            <text:p>1.186582</text:p>
          </table:table-cell>
          <table:table-cell office:value-type="float" office:value="0.112632" calcext:value-type="float">
            <text:p>0.112632</text:p>
          </table:table-cell>
          <table:table-cell office:value-type="float" office:value="0.060661" calcext:value-type="float">
            <text:p>0.060661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187879" calcext:value-type="float">
            <text:p>1.187879</text:p>
          </table:table-cell>
          <table:table-cell office:value-type="float" office:value="0.110605" calcext:value-type="float">
            <text:p>0.110605</text:p>
          </table:table-cell>
          <table:table-cell office:value-type="float" office:value="0.06045" calcext:value-type="float">
            <text:p>0.0604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89166" calcext:value-type="float">
            <text:p>1.189166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061967" calcext:value-type="float">
            <text:p>0.061967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90442" calcext:value-type="float">
            <text:p>1.190442</text:p>
          </table:table-cell>
          <table:table-cell office:value-type="float" office:value="0.104791" calcext:value-type="float">
            <text:p>0.104791</text:p>
          </table:table-cell>
          <table:table-cell office:value-type="float" office:value="0.056589" calcext:value-type="float">
            <text:p>0.056589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91709" calcext:value-type="float">
            <text:p>1.191709</text:p>
          </table:table-cell>
          <table:table-cell office:value-type="float" office:value="0.102136" calcext:value-type="float">
            <text:p>0.102136</text:p>
          </table:table-cell>
          <table:table-cell office:value-type="float" office:value="0.056322" calcext:value-type="float">
            <text:p>0.05632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92965" calcext:value-type="float">
            <text:p>1.192965</text:p>
          </table:table-cell>
          <table:table-cell office:value-type="float" office:value="0.099132" calcext:value-type="float">
            <text:p>0.099132</text:p>
          </table:table-cell>
          <table:table-cell office:value-type="float" office:value="0.057783" calcext:value-type="float">
            <text:p>0.057783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94211" calcext:value-type="float">
            <text:p>1.194211</text:p>
          </table:table-cell>
          <table:table-cell office:value-type="float" office:value="0.096076" calcext:value-type="float">
            <text:p>0.096076</text:p>
          </table:table-cell>
          <table:table-cell office:value-type="float" office:value="0.055809" calcext:value-type="float">
            <text:p>0.055809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95448" calcext:value-type="float">
            <text:p>1.195448</text:p>
          </table:table-cell>
          <table:table-cell office:value-type="float" office:value="0.092356" calcext:value-type="float">
            <text:p>0.092356</text:p>
          </table:table-cell>
          <table:table-cell office:value-type="float" office:value="0.053808" calcext:value-type="float">
            <text:p>0.053808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96674" calcext:value-type="float">
            <text:p>1.196674</text:p>
          </table:table-cell>
          <table:table-cell office:value-type="float" office:value="0.088497" calcext:value-type="float">
            <text:p>0.088497</text:p>
          </table:table-cell>
          <table:table-cell office:value-type="float" office:value="0.05697" calcext:value-type="float">
            <text:p>0.05697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97891" calcext:value-type="float">
            <text:p>1.197891</text:p>
          </table:table-cell>
          <table:table-cell office:value-type="float" office:value="0.084539" calcext:value-type="float">
            <text:p>0.084539</text:p>
          </table:table-cell>
          <table:table-cell office:value-type="float" office:value="0.054992" calcext:value-type="float">
            <text:p>0.054992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99098" calcext:value-type="float">
            <text:p>1.199098</text:p>
          </table:table-cell>
          <table:table-cell office:value-type="float" office:value="0.081008" calcext:value-type="float">
            <text:p>0.081008</text:p>
          </table:table-cell>
          <table:table-cell office:value-type="float" office:value="0.052988" calcext:value-type="float">
            <text:p>0.052988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00296" calcext:value-type="float">
            <text:p>1.200296</text:p>
          </table:table-cell>
          <table:table-cell office:value-type="float" office:value="0.078069" calcext:value-type="float">
            <text:p>0.078069</text:p>
          </table:table-cell>
          <table:table-cell office:value-type="float" office:value="0.054415" calcext:value-type="float">
            <text:p>0.054415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1484" calcext:value-type="float">
            <text:p>1.201484</text:p>
          </table:table-cell>
          <table:table-cell office:value-type="float" office:value="0.075745" calcext:value-type="float">
            <text:p>0.075745</text:p>
          </table:table-cell>
          <table:table-cell office:value-type="float" office:value="0.055868" calcext:value-type="float">
            <text:p>0.055868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02663" calcext:value-type="float">
            <text:p>1.202663</text:p>
          </table:table-cell>
          <table:table-cell office:value-type="float" office:value="0.073451" calcext:value-type="float">
            <text:p>0.073451</text:p>
          </table:table-cell>
          <table:table-cell office:value-type="float" office:value="0.053887" calcext:value-type="float">
            <text:p>0.053887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3832" calcext:value-type="float">
            <text:p>1.203832</text:p>
          </table:table-cell>
          <table:table-cell office:value-type="float" office:value="0.071147" calcext:value-type="float">
            <text:p>0.071147</text:p>
          </table:table-cell>
          <table:table-cell office:value-type="float" office:value="0.055337" calcext:value-type="float">
            <text:p>0.055337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4992" calcext:value-type="float">
            <text:p>1.204992</text:p>
          </table:table-cell>
          <table:table-cell office:value-type="float" office:value="0.069051" calcext:value-type="float">
            <text:p>0.069051</text:p>
          </table:table-cell>
          <table:table-cell office:value-type="float" office:value="0.055083" calcext:value-type="float">
            <text:p>0.055083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6143" calcext:value-type="float">
            <text:p>1.206143</text:p>
          </table:table-cell>
          <table:table-cell office:value-type="float" office:value="0.066741" calcext:value-type="float">
            <text:p>0.066741</text:p>
          </table:table-cell>
          <table:table-cell office:value-type="float" office:value="0.054828" calcext:value-type="float">
            <text:p>0.054828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7284" calcext:value-type="float">
            <text:p>1.207284</text:p>
          </table:table-cell>
          <table:table-cell office:value-type="float" office:value="0.065348" calcext:value-type="float">
            <text:p>0.065348</text:p>
          </table:table-cell>
          <table:table-cell office:value-type="float" office:value="0.054572" calcext:value-type="float">
            <text:p>0.05457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8417" calcext:value-type="float">
            <text:p>1.208417</text:p>
          </table:table-cell>
          <table:table-cell office:value-type="float" office:value="0.06459" calcext:value-type="float">
            <text:p>0.06459</text:p>
          </table:table-cell>
          <table:table-cell office:value-type="float" office:value="0.054314" calcext:value-type="float">
            <text:p>0.05431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09541" calcext:value-type="float">
            <text:p>1.209541</text:p>
          </table:table-cell>
          <table:table-cell office:value-type="float" office:value="0.063752" calcext:value-type="float">
            <text:p>0.063752</text:p>
          </table:table-cell>
          <table:table-cell office:value-type="float" office:value="0.055786" calcext:value-type="float">
            <text:p>0.055786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10655" calcext:value-type="float">
            <text:p>1.210655</text:p>
          </table:table-cell>
          <table:table-cell office:value-type="float" office:value="0.063227" calcext:value-type="float">
            <text:p>0.063227</text:p>
          </table:table-cell>
          <table:table-cell office:value-type="float" office:value="0.055552" calcext:value-type="float">
            <text:p>0.055552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11761" calcext:value-type="float">
            <text:p>1.211761</text:p>
          </table:table-cell>
          <table:table-cell office:value-type="float" office:value="0.063418" calcext:value-type="float">
            <text:p>0.063418</text:p>
          </table:table-cell>
          <table:table-cell office:value-type="float" office:value="0.055318" calcext:value-type="float">
            <text:p>0.055318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12858" calcext:value-type="float">
            <text:p>1.212858</text:p>
          </table:table-cell>
          <table:table-cell office:value-type="float" office:value="0.063952" calcext:value-type="float">
            <text:p>0.063952</text:p>
          </table:table-cell>
          <table:table-cell office:value-type="float" office:value="0.056812" calcext:value-type="float">
            <text:p>0.056812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13947" calcext:value-type="float">
            <text:p>1.213947</text:p>
          </table:table-cell>
          <table:table-cell office:value-type="float" office:value="0.064729" calcext:value-type="float">
            <text:p>0.064729</text:p>
          </table:table-cell>
          <table:table-cell office:value-type="float" office:value="0.054872" calcext:value-type="float">
            <text:p>0.05487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15027" calcext:value-type="float">
            <text:p>1.215027</text:p>
          </table:table-cell>
          <table:table-cell office:value-type="float" office:value="0.066568" calcext:value-type="float">
            <text:p>0.066568</text:p>
          </table:table-cell>
          <table:table-cell office:value-type="float" office:value="0.056365" calcext:value-type="float">
            <text:p>0.056365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16098" calcext:value-type="float">
            <text:p>1.216098</text:p>
          </table:table-cell>
          <table:table-cell office:value-type="float" office:value="0.068204" calcext:value-type="float">
            <text:p>0.068204</text:p>
          </table:table-cell>
          <table:table-cell office:value-type="float" office:value="0.050962" calcext:value-type="float">
            <text:p>0.050962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1716" calcext:value-type="float">
            <text:p>1.21716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.05413" calcext:value-type="float">
            <text:p>0.05413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18215" calcext:value-type="float">
            <text:p>1.218215</text:p>
          </table:table-cell>
          <table:table-cell office:value-type="float" office:value="0.071445" calcext:value-type="float">
            <text:p>0.071445</text:p>
          </table:table-cell>
          <table:table-cell office:value-type="float" office:value="0.05216" calcext:value-type="float">
            <text:p>0.0521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19261" calcext:value-type="float">
            <text:p>1.219261</text:p>
          </table:table-cell>
          <table:table-cell office:value-type="float" office:value="0.072785" calcext:value-type="float">
            <text:p>0.072785</text:p>
          </table:table-cell>
          <table:table-cell office:value-type="float" office:value="0.051892" calcext:value-type="float">
            <text:p>0.05189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20298" calcext:value-type="float">
            <text:p>1.220298</text:p>
          </table:table-cell>
          <table:table-cell office:value-type="float" office:value="0.074266" calcext:value-type="float">
            <text:p>0.074266</text:p>
          </table:table-cell>
          <table:table-cell office:value-type="float" office:value="0.051623" calcext:value-type="float">
            <text:p>0.051623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21328" calcext:value-type="float">
            <text:p>1.221328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44433" calcext:value-type="float">
            <text:p>0.044433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22349" calcext:value-type="float">
            <text:p>1.222349</text:p>
          </table:table-cell>
          <table:table-cell office:value-type="float" office:value="0.078627" calcext:value-type="float">
            <text:p>0.078627</text:p>
          </table:table-cell>
          <table:table-cell office:value-type="float" office:value="0.049248" calcext:value-type="float">
            <text:p>0.049248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23362" calcext:value-type="float">
            <text:p>1.223362</text:p>
          </table:table-cell>
          <table:table-cell office:value-type="float" office:value="0.080556" calcext:value-type="float">
            <text:p>0.080556</text:p>
          </table:table-cell>
          <table:table-cell office:value-type="float" office:value="0.04895" calcext:value-type="float">
            <text:p>0.04895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24367" calcext:value-type="float">
            <text:p>1.224367</text:p>
          </table:table-cell>
          <table:table-cell office:value-type="float" office:value="0.081373" calcext:value-type="float">
            <text:p>0.081373</text:p>
          </table:table-cell>
          <table:table-cell office:value-type="float" office:value="0.043461" calcext:value-type="float">
            <text:p>0.043461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25364" calcext:value-type="float">
            <text:p>1.225364</text:p>
          </table:table-cell>
          <table:table-cell office:value-type="float" office:value="0.08206" calcext:value-type="float">
            <text:p>0.08206</text:p>
          </table:table-cell>
          <table:table-cell office:value-type="float" office:value="0.043082" calcext:value-type="float">
            <text:p>0.04308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26353" calcext:value-type="float">
            <text:p>1.226353</text:p>
          </table:table-cell>
          <table:table-cell office:value-type="float" office:value="0.08217" calcext:value-type="float">
            <text:p>0.08217</text:p>
          </table:table-cell>
          <table:table-cell office:value-type="float" office:value="0.040973" calcext:value-type="float">
            <text:p>0.040973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27334" calcext:value-type="float">
            <text:p>1.227334</text:p>
          </table:table-cell>
          <table:table-cell office:value-type="float" office:value="0.082104" calcext:value-type="float">
            <text:p>0.082104</text:p>
          </table:table-cell>
          <table:table-cell office:value-type="float" office:value="0.038836" calcext:value-type="float">
            <text:p>0.03883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28308" calcext:value-type="float">
            <text:p>1.228308</text:p>
          </table:table-cell>
          <table:table-cell office:value-type="float" office:value="0.081597" calcext:value-type="float">
            <text:p>0.081597</text:p>
          </table:table-cell>
          <table:table-cell office:value-type="float" office:value="0.038402" calcext:value-type="float">
            <text:p>0.038402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29274" calcext:value-type="float">
            <text:p>1.229274</text:p>
          </table:table-cell>
          <table:table-cell office:value-type="float" office:value="0.079771" calcext:value-type="float">
            <text:p>0.079771</text:p>
          </table:table-cell>
          <table:table-cell office:value-type="float" office:value="0.036237" calcext:value-type="float">
            <text:p>0.036237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30232" calcext:value-type="float">
            <text:p>1.230232</text:p>
          </table:table-cell>
          <table:table-cell office:value-type="float" office:value="0.077094" calcext:value-type="float">
            <text:p>0.077094</text:p>
          </table:table-cell>
          <table:table-cell office:value-type="float" office:value="0.034046" calcext:value-type="float">
            <text:p>0.034046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31182" calcext:value-type="float">
            <text:p>1.231182</text:p>
          </table:table-cell>
          <table:table-cell office:value-type="float" office:value="0.074334" calcext:value-type="float">
            <text:p>0.074334</text:p>
          </table:table-cell>
          <table:table-cell office:value-type="float" office:value="0.033557" calcext:value-type="float">
            <text:p>0.03355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32125" calcext:value-type="float">
            <text:p>1.232125</text:p>
          </table:table-cell>
          <table:table-cell office:value-type="float" office:value="0.071615" calcext:value-type="float">
            <text:p>0.071615</text:p>
          </table:table-cell>
          <table:table-cell office:value-type="float" office:value="0.031337" calcext:value-type="float">
            <text:p>0.031337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33061" calcext:value-type="float">
            <text:p>1.233061</text:p>
          </table:table-cell>
          <table:table-cell office:value-type="float" office:value="0.068649" calcext:value-type="float">
            <text:p>0.068649</text:p>
          </table:table-cell>
          <table:table-cell office:value-type="float" office:value="0.03255" calcext:value-type="float">
            <text:p>0.03255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33989" calcext:value-type="float">
            <text:p>1.233989</text:p>
          </table:table-cell>
          <table:table-cell office:value-type="float" office:value="0.065528" calcext:value-type="float">
            <text:p>0.065528</text:p>
          </table:table-cell>
          <table:table-cell office:value-type="float" office:value="0.030328" calcext:value-type="float">
            <text:p>0.03032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34909" calcext:value-type="float">
            <text:p>1.234909</text:p>
          </table:table-cell>
          <table:table-cell office:value-type="float" office:value="0.062089" calcext:value-type="float">
            <text:p>0.062089</text:p>
          </table:table-cell>
          <table:table-cell office:value-type="float" office:value="0.028079" calcext:value-type="float">
            <text:p>0.028079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35823" calcext:value-type="float">
            <text:p>1.235823</text:p>
          </table:table-cell>
          <table:table-cell office:value-type="float" office:value="0.058344" calcext:value-type="float">
            <text:p>0.058344</text:p>
          </table:table-cell>
          <table:table-cell office:value-type="float" office:value="0.027534" calcext:value-type="float">
            <text:p>0.027534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36729" calcext:value-type="float">
            <text:p>1.236729</text:p>
          </table:table-cell>
          <table:table-cell office:value-type="float" office:value="0.054294" calcext:value-type="float">
            <text:p>0.054294</text:p>
          </table:table-cell>
          <table:table-cell office:value-type="float" office:value="0.023527" calcext:value-type="float">
            <text:p>0.02352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37628" calcext:value-type="float">
            <text:p>1.237628</text:p>
          </table:table-cell>
          <table:table-cell office:value-type="float" office:value="0.050104" calcext:value-type="float">
            <text:p>0.050104</text:p>
          </table:table-cell>
          <table:table-cell office:value-type="float" office:value="0.028117" calcext:value-type="float">
            <text:p>0.028117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3852" calcext:value-type="float">
            <text:p>1.23852</text:p>
          </table:table-cell>
          <table:table-cell office:value-type="float" office:value="0.045573" calcext:value-type="float">
            <text:p>0.045573</text:p>
          </table:table-cell>
          <table:table-cell office:value-type="float" office:value="0.029325" calcext:value-type="float">
            <text:p>0.029325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39404" calcext:value-type="float">
            <text:p>1.239404</text:p>
          </table:table-cell>
          <table:table-cell office:value-type="float" office:value="0.041042" calcext:value-type="float">
            <text:p>0.041042</text:p>
          </table:table-cell>
          <table:table-cell office:value-type="float" office:value="0.028828" calcext:value-type="float">
            <text:p>0.02882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40282" calcext:value-type="float">
            <text:p>1.240282</text:p>
          </table:table-cell>
          <table:table-cell office:value-type="float" office:value="0.036281" calcext:value-type="float">
            <text:p>0.036281</text:p>
          </table:table-cell>
          <table:table-cell office:value-type="float" office:value="0.02487" calcext:value-type="float">
            <text:p>0.0248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1153" calcext:value-type="float">
            <text:p>1.241153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026049" calcext:value-type="float">
            <text:p>0.02604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2017" calcext:value-type="float">
            <text:p>1.242017</text:p>
          </table:table-cell>
          <table:table-cell office:value-type="float" office:value="0.030257" calcext:value-type="float">
            <text:p>0.030257</text:p>
          </table:table-cell>
          <table:table-cell office:value-type="float" office:value="0.025523" calcext:value-type="float">
            <text:p>0.025523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2874" calcext:value-type="float">
            <text:p>1.242874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0.024997" calcext:value-type="float">
            <text:p>0.02499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3724" calcext:value-type="float">
            <text:p>1.243724</text:p>
          </table:table-cell>
          <table:table-cell office:value-type="float" office:value="0.026068" calcext:value-type="float">
            <text:p>0.026068</text:p>
          </table:table-cell>
          <table:table-cell office:value-type="float" office:value="0.02966" calcext:value-type="float">
            <text:p>0.02966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44567" calcext:value-type="float">
            <text:p>1.244567</text:p>
          </table:table-cell>
          <table:table-cell office:value-type="float" office:value="0.024855" calcext:value-type="float">
            <text:p>0.024855</text:p>
          </table:table-cell>
          <table:table-cell office:value-type="float" office:value="0.03094" calcext:value-type="float">
            <text:p>0.03094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5404" calcext:value-type="float">
            <text:p>1.245404</text:p>
          </table:table-cell>
          <table:table-cell office:value-type="float" office:value="0.023766" calcext:value-type="float">
            <text:p>0.023766</text:p>
          </table:table-cell>
          <table:table-cell office:value-type="float" office:value="0.028786" calcext:value-type="float">
            <text:p>0.02878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6234" calcext:value-type="float">
            <text:p>1.246234</text:p>
          </table:table-cell>
          <table:table-cell office:value-type="float" office:value="0.02308" calcext:value-type="float">
            <text:p>0.02308</text:p>
          </table:table-cell>
          <table:table-cell office:value-type="float" office:value="0.028335" calcext:value-type="float">
            <text:p>0.028335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47058" calcext:value-type="float">
            <text:p>1.247058</text:p>
          </table:table-cell>
          <table:table-cell office:value-type="float" office:value="0.023307" calcext:value-type="float">
            <text:p>0.023307</text:p>
          </table:table-cell>
          <table:table-cell office:value-type="float" office:value="0.031344" calcext:value-type="float">
            <text:p>0.031344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47874" calcext:value-type="float">
            <text:p>1.247874</text:p>
          </table:table-cell>
          <table:table-cell office:value-type="float" office:value="0.024057" calcext:value-type="float">
            <text:p>0.024057</text:p>
          </table:table-cell>
          <table:table-cell office:value-type="float" office:value="0.030943" calcext:value-type="float">
            <text:p>0.030943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48685" calcext:value-type="float">
            <text:p>1.248685</text:p>
          </table:table-cell>
          <table:table-cell office:value-type="float" office:value="0.024878" calcext:value-type="float">
            <text:p>0.024878</text:p>
          </table:table-cell>
          <table:table-cell office:value-type="float" office:value="0.030543" calcext:value-type="float">
            <text:p>0.03054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49489" calcext:value-type="float">
            <text:p>1.249489</text:p>
          </table:table-cell>
          <table:table-cell office:value-type="float" office:value="0.025273" calcext:value-type="float">
            <text:p>0.025273</text:p>
          </table:table-cell>
          <table:table-cell office:value-type="float" office:value="0.028411" calcext:value-type="float">
            <text:p>0.02841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0287" calcext:value-type="float">
            <text:p>1.250287</text:p>
          </table:table-cell>
          <table:table-cell office:value-type="float" office:value="0.025702" calcext:value-type="float">
            <text:p>0.025702</text:p>
          </table:table-cell>
          <table:table-cell office:value-type="float" office:value="0.027982" calcext:value-type="float">
            <text:p>0.02798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1078" calcext:value-type="float">
            <text:p>1.251078</text:p>
          </table:table-cell>
          <table:table-cell office:value-type="float" office:value="0.025777" calcext:value-type="float">
            <text:p>0.025777</text:p>
          </table:table-cell>
          <table:table-cell office:value-type="float" office:value="0.027553" calcext:value-type="float">
            <text:p>0.02755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1863" calcext:value-type="float">
            <text:p>1.251863</text:p>
          </table:table-cell>
          <table:table-cell office:value-type="float" office:value="0.025709" calcext:value-type="float">
            <text:p>0.025709</text:p>
          </table:table-cell>
          <table:table-cell office:value-type="float" office:value="0.027123" calcext:value-type="float">
            <text:p>0.02712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2642" calcext:value-type="float">
            <text:p>1.252642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0.026692" calcext:value-type="float">
            <text:p>0.026692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53415" calcext:value-type="float">
            <text:p>1.253415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02799" calcext:value-type="float">
            <text:p>0.02799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54181" calcext:value-type="float">
            <text:p>1.254181</text:p>
          </table:table-cell>
          <table:table-cell office:value-type="float" office:value="0.026957" calcext:value-type="float">
            <text:p>0.026957</text:p>
          </table:table-cell>
          <table:table-cell office:value-type="float" office:value="0.027584" calcext:value-type="float">
            <text:p>0.027584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54941" calcext:value-type="float">
            <text:p>1.254941</text:p>
          </table:table-cell>
          <table:table-cell office:value-type="float" office:value="0.026968" calcext:value-type="float">
            <text:p>0.026968</text:p>
          </table:table-cell>
          <table:table-cell office:value-type="float" office:value="0.021987" calcext:value-type="float">
            <text:p>0.02198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55696" calcext:value-type="float">
            <text:p>1.255696</text:p>
          </table:table-cell>
          <table:table-cell office:value-type="float" office:value="0.027166" calcext:value-type="float">
            <text:p>0.027166</text:p>
          </table:table-cell>
          <table:table-cell office:value-type="float" office:value="0.023231" calcext:value-type="float">
            <text:p>0.02323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6444" calcext:value-type="float">
            <text:p>1.256444</text:p>
          </table:table-cell>
          <table:table-cell office:value-type="float" office:value="0.02707" calcext:value-type="float">
            <text:p>0.02707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57187" calcext:value-type="float">
            <text:p>1.257187</text:p>
          </table:table-cell>
          <table:table-cell office:value-type="float" office:value="0.026999" calcext:value-type="float">
            <text:p>0.026999</text:p>
          </table:table-cell>
          <table:table-cell office:value-type="float" office:value="0.022334" calcext:value-type="float">
            <text:p>0.022334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57923" calcext:value-type="float">
            <text:p>1.257923</text:p>
          </table:table-cell>
          <table:table-cell office:value-type="float" office:value="0.026501" calcext:value-type="float">
            <text:p>0.026501</text:p>
          </table:table-cell>
          <table:table-cell office:value-type="float" office:value="0.023602" calcext:value-type="float">
            <text:p>0.023602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58654" calcext:value-type="float">
            <text:p>1.258654</text:p>
          </table:table-cell>
          <table:table-cell office:value-type="float" office:value="0.026572" calcext:value-type="float">
            <text:p>0.026572</text:p>
          </table:table-cell>
          <table:table-cell office:value-type="float" office:value="0.021436" calcext:value-type="float">
            <text:p>0.02143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59379" calcext:value-type="float">
            <text:p>1.259379</text:p>
          </table:table-cell>
          <table:table-cell office:value-type="float" office:value="0.026782" calcext:value-type="float">
            <text:p>0.026782</text:p>
          </table:table-cell>
          <table:table-cell office:value-type="float" office:value="0.020972" calcext:value-type="float">
            <text:p>0.02097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0098" calcext:value-type="float">
            <text:p>1.260098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0.022238" calcext:value-type="float">
            <text:p>0.022238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60812" calcext:value-type="float">
            <text:p>1.260812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0.018339" calcext:value-type="float">
            <text:p>0.01833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1519" calcext:value-type="float">
            <text:p>1.261519</text:p>
          </table:table-cell>
          <table:table-cell office:value-type="float" office:value="0.024424" calcext:value-type="float">
            <text:p>0.024424</text:p>
          </table:table-cell>
          <table:table-cell office:value-type="float" office:value="0.019577" calcext:value-type="float">
            <text:p>0.01957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2222" calcext:value-type="float">
            <text:p>1.262222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19111" calcext:value-type="float">
            <text:p>0.01911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2918" calcext:value-type="float">
            <text:p>1.262918</text:p>
          </table:table-cell>
          <table:table-cell office:value-type="float" office:value="0.023373" calcext:value-type="float">
            <text:p>0.023373</text:p>
          </table:table-cell>
          <table:table-cell office:value-type="float" office:value="0.020374" calcext:value-type="float">
            <text:p>0.020374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63609" calcext:value-type="float">
            <text:p>1.263609</text:p>
          </table:table-cell>
          <table:table-cell office:value-type="float" office:value="0.022305" calcext:value-type="float">
            <text:p>0.022305</text:p>
          </table:table-cell>
          <table:table-cell office:value-type="float" office:value="0.016472" calcext:value-type="float">
            <text:p>0.016472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4295" calcext:value-type="float">
            <text:p>1.264295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017708" calcext:value-type="float">
            <text:p>0.017708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64975" calcext:value-type="float">
            <text:p>1.264975</text:p>
          </table:table-cell>
          <table:table-cell office:value-type="float" office:value="0.019401" calcext:value-type="float">
            <text:p>0.019401</text:p>
          </table:table-cell>
          <table:table-cell office:value-type="float" office:value="0.015509" calcext:value-type="float">
            <text:p>0.01550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565" calcext:value-type="float">
            <text:p>1.26565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16743" calcext:value-type="float">
            <text:p>0.016743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66319" calcext:value-type="float">
            <text:p>1.266319</text:p>
          </table:table-cell>
          <table:table-cell office:value-type="float" office:value="0.015832" calcext:value-type="float">
            <text:p>0.015832</text:p>
          </table:table-cell>
          <table:table-cell office:value-type="float" office:value="0.012813" calcext:value-type="float">
            <text:p>0.012813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6983" calcext:value-type="float">
            <text:p>1.266983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15749" calcext:value-type="float">
            <text:p>0.015749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67642" calcext:value-type="float">
            <text:p>1.267642</text:p>
          </table:table-cell>
          <table:table-cell office:value-type="float" office:value="0.012209" calcext:value-type="float">
            <text:p>0.012209</text:p>
          </table:table-cell>
          <table:table-cell office:value-type="float" office:value="0.013548" calcext:value-type="float">
            <text:p>0.013548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8296" calcext:value-type="float">
            <text:p>1.2682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0.014779" calcext:value-type="float">
            <text:p>0.01477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8944" calcext:value-type="float">
            <text:p>1.268944</text:p>
          </table:table-cell>
          <table:table-cell office:value-type="float" office:value="0.008693" calcext:value-type="float">
            <text:p>0.008693</text:p>
          </table:table-cell>
          <table:table-cell office:value-type="float" office:value="0.014306" calcext:value-type="float">
            <text:p>0.01430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9587" calcext:value-type="float">
            <text:p>1.269587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13833" calcext:value-type="float">
            <text:p>0.013833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70226" calcext:value-type="float">
            <text:p>1.270226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016819" calcext:value-type="float">
            <text:p>0.01681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0859" calcext:value-type="float">
            <text:p>1.270859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.012937" calcext:value-type="float">
            <text:p>0.012937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71487" calcext:value-type="float">
            <text:p>1.271487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0.015922" calcext:value-type="float">
            <text:p>0.015922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7211" calcext:value-type="float">
            <text:p>1.27211</text:p>
          </table:table-cell>
          <table:table-cell office:value-type="float" office:value="-0.001644" calcext:value-type="float">
            <text:p>-0.001644</text:p>
          </table:table-cell>
          <table:table-cell office:value-type="float" office:value="0.017228" calcext:value-type="float">
            <text:p>0.017228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72728" calcext:value-type="float">
            <text:p>1.272728</text:p>
          </table:table-cell>
          <table:table-cell office:value-type="float" office:value="-0.002056" calcext:value-type="float">
            <text:p>-0.002056</text:p>
          </table:table-cell>
          <table:table-cell office:value-type="float" office:value="0.01856" calcext:value-type="float">
            <text:p>0.01856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73341" calcext:value-type="float">
            <text:p>1.273341</text:p>
          </table:table-cell>
          <table:table-cell office:value-type="float" office:value="-0.001741" calcext:value-type="float">
            <text:p>-0.001741</text:p>
          </table:table-cell>
          <table:table-cell office:value-type="float" office:value="0.016458" calcext:value-type="float">
            <text:p>0.016458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7395" calcext:value-type="float">
            <text:p>1.27395</text:p>
          </table:table-cell>
          <table:table-cell office:value-type="float" office:value="-0.001509" calcext:value-type="float">
            <text:p>-0.001509</text:p>
          </table:table-cell>
          <table:table-cell office:value-type="float" office:value="0.016059" calcext:value-type="float">
            <text:p>0.016059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74553" calcext:value-type="float">
            <text:p>1.274553</text:p>
          </table:table-cell>
          <table:table-cell office:value-type="float" office:value="-0.001687" calcext:value-type="float">
            <text:p>-0.001687</text:p>
          </table:table-cell>
          <table:table-cell office:value-type="float" office:value="0.01912" calcext:value-type="float">
            <text:p>0.01912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75152" calcext:value-type="float">
            <text:p>1.275152</text:p>
          </table:table-cell>
          <table:table-cell office:value-type="float" office:value="-0.002248" calcext:value-type="float">
            <text:p>-0.002248</text:p>
          </table:table-cell>
          <table:table-cell office:value-type="float" office:value="0.018772" calcext:value-type="float">
            <text:p>0.018772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75746" calcext:value-type="float">
            <text:p>1.275746</text:p>
          </table:table-cell>
          <table:table-cell office:value-type="float" office:value="-0.002039" calcext:value-type="float">
            <text:p>-0.002039</text:p>
          </table:table-cell>
          <table:table-cell office:value-type="float" office:value="0.018424" calcext:value-type="float">
            <text:p>0.018424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76335" calcext:value-type="float">
            <text:p>1.276335</text:p>
          </table:table-cell>
          <table:table-cell office:value-type="float" office:value="-0.001801" calcext:value-type="float">
            <text:p>-0.001801</text:p>
          </table:table-cell>
          <table:table-cell office:value-type="float" office:value="0.016345" calcext:value-type="float">
            <text:p>0.016345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7692" calcext:value-type="float">
            <text:p>1.27692</text:p>
          </table:table-cell>
          <table:table-cell office:value-type="float" office:value="-0.001757" calcext:value-type="float">
            <text:p>-0.001757</text:p>
          </table:table-cell>
          <table:table-cell office:value-type="float" office:value="0.017699" calcext:value-type="float">
            <text:p>0.01769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775" calcext:value-type="float">
            <text:p>1.2775</text:p>
          </table:table-cell>
          <table:table-cell office:value-type="float" office:value="-0.002035" calcext:value-type="float">
            <text:p>-0.002035</text:p>
          </table:table-cell>
          <table:table-cell office:value-type="float" office:value="0.019079" calcext:value-type="float">
            <text:p>0.01907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78075" calcext:value-type="float">
            <text:p>1.278075</text:p>
          </table:table-cell>
          <table:table-cell office:value-type="float" office:value="-0.002466" calcext:value-type="float">
            <text:p>-0.002466</text:p>
          </table:table-cell>
          <table:table-cell office:value-type="float" office:value="0.018755" calcext:value-type="float">
            <text:p>0.018755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78646" calcext:value-type="float">
            <text:p>1.278646</text:p>
          </table:table-cell>
          <table:table-cell office:value-type="float" office:value="-0.002294" calcext:value-type="float">
            <text:p>-0.002294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79212" calcext:value-type="float">
            <text:p>1.279212</text:p>
          </table:table-cell>
          <table:table-cell office:value-type="float" office:value="-0.001779" calcext:value-type="float">
            <text:p>-0.001779</text:p>
          </table:table-cell>
          <table:table-cell office:value-type="float" office:value="0.014619" calcext:value-type="float">
            <text:p>0.01461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79774" calcext:value-type="float">
            <text:p>1.279774</text:p>
          </table:table-cell>
          <table:table-cell office:value-type="float" office:value="-0.001403" calcext:value-type="float">
            <text:p>-0.001403</text:p>
          </table:table-cell>
          <table:table-cell office:value-type="float" office:value="0.01943" calcext:value-type="float">
            <text:p>0.01943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80331" calcext:value-type="float">
            <text:p>1.280331</text:p>
          </table:table-cell>
          <table:table-cell office:value-type="float" office:value="-0.001069" calcext:value-type="float">
            <text:p>-0.001069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80884" calcext:value-type="float">
            <text:p>1.280884</text:p>
          </table:table-cell>
          <table:table-cell office:value-type="float" office:value="-0.000799" calcext:value-type="float">
            <text:p>-0.000799</text:p>
          </table:table-cell>
          <table:table-cell office:value-type="float" office:value="0.017073" calcext:value-type="float">
            <text:p>0.017073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1433" calcext:value-type="float">
            <text:p>1.281433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0.018475" calcext:value-type="float">
            <text:p>0.018475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1977" calcext:value-type="float">
            <text:p>1.281977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18174" calcext:value-type="float">
            <text:p>0.01817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82517" calcext:value-type="float">
            <text:p>1.282517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16141" calcext:value-type="float">
            <text:p>0.016141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83052" calcext:value-type="float">
            <text:p>1.283052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15812" calcext:value-type="float">
            <text:p>0.015812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3584" calcext:value-type="float">
            <text:p>1.283584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17213" calcext:value-type="float">
            <text:p>0.017213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4111" calcext:value-type="float">
            <text:p>1.284111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016909" calcext:value-type="float">
            <text:p>0.01690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4634" calcext:value-type="float">
            <text:p>1.284634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16604" calcext:value-type="float">
            <text:p>0.01660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5152" calcext:value-type="float">
            <text:p>1.28515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18029" calcext:value-type="float">
            <text:p>0.01802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5667" calcext:value-type="float">
            <text:p>1.285667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01602" calcext:value-type="float">
            <text:p>0.0160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6178" calcext:value-type="float">
            <text:p>1.286178</text:p>
          </table:table-cell>
          <table:table-cell office:value-type="float" office:value="0.005997" calcext:value-type="float">
            <text:p>0.005997</text:p>
          </table:table-cell>
          <table:table-cell office:value-type="float" office:value="0.017444" calcext:value-type="float">
            <text:p>0.01744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6684" calcext:value-type="float">
            <text:p>1.286684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0.017164" calcext:value-type="float">
            <text:p>0.01716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7187" calcext:value-type="float">
            <text:p>1.287187</text:p>
          </table:table-cell>
          <table:table-cell office:value-type="float" office:value="0.008034" calcext:value-type="float">
            <text:p>0.008034</text:p>
          </table:table-cell>
          <table:table-cell office:value-type="float" office:value="0.016884" calcext:value-type="float">
            <text:p>0.01688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7685" calcext:value-type="float">
            <text:p>1.287685</text:p>
          </table:table-cell>
          <table:table-cell office:value-type="float" office:value="0.008361" calcext:value-type="float">
            <text:p>0.008361</text:p>
          </table:table-cell>
          <table:table-cell office:value-type="float" office:value="0.014873" calcext:value-type="float">
            <text:p>0.014873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818" calcext:value-type="float">
            <text:p>1.28818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0.014565" calcext:value-type="float">
            <text:p>0.01456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867" calcext:value-type="float">
            <text:p>1.28867</text:p>
          </table:table-cell>
          <table:table-cell office:value-type="float" office:value="0.009021" calcext:value-type="float">
            <text:p>0.009021</text:p>
          </table:table-cell>
          <table:table-cell office:value-type="float" office:value="0.015987" calcext:value-type="float">
            <text:p>0.01598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9157" calcext:value-type="float">
            <text:p>1.289157</text:p>
          </table:table-cell>
          <table:table-cell office:value-type="float" office:value="0.009137" calcext:value-type="float">
            <text:p>0.009137</text:p>
          </table:table-cell>
          <table:table-cell office:value-type="float" office:value="0.013974" calcext:value-type="float">
            <text:p>0.01397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964" calcext:value-type="float">
            <text:p>1.28964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13665" calcext:value-type="float">
            <text:p>0.013665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90119" calcext:value-type="float">
            <text:p>1.290119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1625" calcext:value-type="float">
            <text:p>0.011625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90594" calcext:value-type="float">
            <text:p>1.290594</text:p>
          </table:table-cell>
          <table:table-cell office:value-type="float" office:value="0.005622" calcext:value-type="float">
            <text:p>0.005622</text:p>
          </table:table-cell>
          <table:table-cell office:value-type="float" office:value="0.013019" calcext:value-type="float">
            <text:p>0.01301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91065" calcext:value-type="float">
            <text:p>1.291065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12708" calcext:value-type="float">
            <text:p>0.012708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91533" calcext:value-type="float">
            <text:p>1.291533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12397" calcext:value-type="float">
            <text:p>0.01239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91997" calcext:value-type="float">
            <text:p>1.291997</text:p>
          </table:table-cell>
          <table:table-cell office:value-type="float" office:value="-0.002217" calcext:value-type="float">
            <text:p>-0.002217</text:p>
          </table:table-cell>
          <table:table-cell office:value-type="float" office:value="0.012086" calcext:value-type="float">
            <text:p>0.01208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92457" calcext:value-type="float">
            <text:p>1.292457</text:p>
          </table:table-cell>
          <table:table-cell office:value-type="float" office:value="-0.005801" calcext:value-type="float">
            <text:p>-0.005801</text:p>
          </table:table-cell>
          <table:table-cell office:value-type="float" office:value="0.010044" calcext:value-type="float">
            <text:p>0.010044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92914" calcext:value-type="float">
            <text:p>1.292914</text:p>
          </table:table-cell>
          <table:table-cell office:value-type="float" office:value="-0.008111" calcext:value-type="float">
            <text:p>-0.008111</text:p>
          </table:table-cell>
          <table:table-cell office:value-type="float" office:value="0.011436" calcext:value-type="float">
            <text:p>0.01143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93367" calcext:value-type="float">
            <text:p>1.293367</text:p>
          </table:table-cell>
          <table:table-cell office:value-type="float" office:value="-0.009992" calcext:value-type="float">
            <text:p>-0.009992</text:p>
          </table:table-cell>
          <table:table-cell office:value-type="float" office:value="0.009393" calcext:value-type="float">
            <text:p>0.009393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93816" calcext:value-type="float">
            <text:p>1.293816</text:p>
          </table:table-cell>
          <table:table-cell office:value-type="float" office:value="-0.012696" calcext:value-type="float">
            <text:p>-0.012696</text:p>
          </table:table-cell>
          <table:table-cell office:value-type="float" office:value="0.014243" calcext:value-type="float">
            <text:p>0.014243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94262" calcext:value-type="float">
            <text:p>1.294262</text:p>
          </table:table-cell>
          <table:table-cell office:value-type="float" office:value="-0.015017" calcext:value-type="float">
            <text:p>-0.015017</text:p>
          </table:table-cell>
          <table:table-cell office:value-type="float" office:value="0.013982" calcext:value-type="float">
            <text:p>0.013982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94705" calcext:value-type="float">
            <text:p>1.294705</text:p>
          </table:table-cell>
          <table:table-cell office:value-type="float" office:value="-0.016157" calcext:value-type="float">
            <text:p>-0.016157</text:p>
          </table:table-cell>
          <table:table-cell office:value-type="float" office:value="0.017181" calcext:value-type="float">
            <text:p>0.01718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5143" calcext:value-type="float">
            <text:p>1.295143</text:p>
          </table:table-cell>
          <table:table-cell office:value-type="float" office:value="-0.017335" calcext:value-type="float">
            <text:p>-0.017335</text:p>
          </table:table-cell>
          <table:table-cell office:value-type="float" office:value="0.015241" calcext:value-type="float">
            <text:p>0.01524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95579" calcext:value-type="float">
            <text:p>1.295579</text:p>
          </table:table-cell>
          <table:table-cell office:value-type="float" office:value="-0.017154" calcext:value-type="float">
            <text:p>-0.017154</text:p>
          </table:table-cell>
          <table:table-cell office:value-type="float" office:value="0.018465" calcext:value-type="float">
            <text:p>0.01846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96011" calcext:value-type="float">
            <text:p>1.296011</text:p>
          </table:table-cell>
          <table:table-cell office:value-type="float" office:value="-0.016888" calcext:value-type="float">
            <text:p>-0.016888</text:p>
          </table:table-cell>
          <table:table-cell office:value-type="float" office:value="0.02001" calcext:value-type="float">
            <text:p>0.0200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6439" calcext:value-type="float">
            <text:p>1.296439</text:p>
          </table:table-cell>
          <table:table-cell office:value-type="float" office:value="-0.01626" calcext:value-type="float">
            <text:p>-0.01626</text:p>
          </table:table-cell>
          <table:table-cell office:value-type="float" office:value="0.021582" calcext:value-type="float">
            <text:p>0.02158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6864" calcext:value-type="float">
            <text:p>1.296864</text:p>
          </table:table-cell>
          <table:table-cell office:value-type="float" office:value="-0.015121" calcext:value-type="float">
            <text:p>-0.015121</text:p>
          </table:table-cell>
          <table:table-cell office:value-type="float" office:value="0.021449" calcext:value-type="float">
            <text:p>0.02144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7286" calcext:value-type="float">
            <text:p>1.297286</text:p>
          </table:table-cell>
          <table:table-cell office:value-type="float" office:value="-0.013831" calcext:value-type="float">
            <text:p>-0.013831</text:p>
          </table:table-cell>
          <table:table-cell office:value-type="float" office:value="0.021316" calcext:value-type="float">
            <text:p>0.02131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97704" calcext:value-type="float">
            <text:p>1.297704</text:p>
          </table:table-cell>
          <table:table-cell office:value-type="float" office:value="-0.01213" calcext:value-type="float">
            <text:p>-0.01213</text:p>
          </table:table-cell>
          <table:table-cell office:value-type="float" office:value="0.022913" calcext:value-type="float">
            <text:p>0.02291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98119" calcext:value-type="float">
            <text:p>1.298119</text:p>
          </table:table-cell>
          <table:table-cell office:value-type="float" office:value="-0.011362" calcext:value-type="float">
            <text:p>-0.011362</text:p>
          </table:table-cell>
          <table:table-cell office:value-type="float" office:value="0.022805" calcext:value-type="float">
            <text:p>0.02280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8531" calcext:value-type="float">
            <text:p>1.298531</text:p>
          </table:table-cell>
          <table:table-cell office:value-type="float" office:value="-0.009263" calcext:value-type="float">
            <text:p>-0.009263</text:p>
          </table:table-cell>
          <table:table-cell office:value-type="float" office:value="0.020967" calcext:value-type="float">
            <text:p>0.02096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98939" calcext:value-type="float">
            <text:p>1.298939</text:p>
          </table:table-cell>
          <table:table-cell office:value-type="float" office:value="-0.007374" calcext:value-type="float">
            <text:p>-0.007374</text:p>
          </table:table-cell>
          <table:table-cell office:value-type="float" office:value="0.024293" calcext:value-type="float">
            <text:p>0.02429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99344" calcext:value-type="float">
            <text:p>1.299344</text:p>
          </table:table-cell>
          <table:table-cell office:value-type="float" office:value="-0.005758" calcext:value-type="float">
            <text:p>-0.005758</text:p>
          </table:table-cell>
          <table:table-cell office:value-type="float" office:value="0.02248" calcext:value-type="float">
            <text:p>0.0224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299746" calcext:value-type="float">
            <text:p>1.299746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0.024101" calcext:value-type="float">
            <text:p>0.02410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0145" calcext:value-type="float">
            <text:p>1.300145</text:p>
          </table:table-cell>
          <table:table-cell office:value-type="float" office:value="-0.002329" calcext:value-type="float">
            <text:p>-0.002329</text:p>
          </table:table-cell>
          <table:table-cell office:value-type="float" office:value="0.024017" calcext:value-type="float">
            <text:p>0.02401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0541" calcext:value-type="float">
            <text:p>1.300541</text:p>
          </table:table-cell>
          <table:table-cell office:value-type="float" office:value="-0.000746" calcext:value-type="float">
            <text:p>-0.000746</text:p>
          </table:table-cell>
          <table:table-cell office:value-type="float" office:value="0.022204" calcext:value-type="float">
            <text:p>0.02220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0933" calcext:value-type="float">
            <text:p>1.300933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25553" calcext:value-type="float">
            <text:p>0.02555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1323" calcext:value-type="float">
            <text:p>1.301323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.025495" calcext:value-type="float">
            <text:p>0.02549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1709" calcext:value-type="float">
            <text:p>1.301709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23706" calcext:value-type="float">
            <text:p>0.02370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2092" calcext:value-type="float">
            <text:p>1.302092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23621" calcext:value-type="float">
            <text:p>0.02362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2472" calcext:value-type="float">
            <text:p>1.302472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25266" calcext:value-type="float">
            <text:p>0.02526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285" calcext:value-type="float">
            <text:p>1.30285</text:p>
          </table:table-cell>
          <table:table-cell office:value-type="float" office:value="0.008249" calcext:value-type="float">
            <text:p>0.008249</text:p>
          </table:table-cell>
          <table:table-cell office:value-type="float" office:value="0.023476" calcext:value-type="float">
            <text:p>0.02347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3224" calcext:value-type="float">
            <text:p>1.303224</text:p>
          </table:table-cell>
          <table:table-cell office:value-type="float" office:value="0.009105" calcext:value-type="float">
            <text:p>0.009105</text:p>
          </table:table-cell>
          <table:table-cell office:value-type="float" office:value="0.02166" calcext:value-type="float">
            <text:p>0.0216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3595" calcext:value-type="float">
            <text:p>1.303595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023277" calcext:value-type="float">
            <text:p>0.02327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3963" calcext:value-type="float">
            <text:p>1.303963</text:p>
          </table:table-cell>
          <table:table-cell office:value-type="float" office:value="0.010296" calcext:value-type="float">
            <text:p>0.010296</text:p>
          </table:table-cell>
          <table:table-cell office:value-type="float" office:value="0.02319" calcext:value-type="float">
            <text:p>0.0231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4329" calcext:value-type="float">
            <text:p>1.304329</text:p>
          </table:table-cell>
          <table:table-cell office:value-type="float" office:value="0.011463" calcext:value-type="float">
            <text:p>0.011463</text:p>
          </table:table-cell>
          <table:table-cell office:value-type="float" office:value="0.023102" calcext:value-type="float">
            <text:p>0.02310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4691" calcext:value-type="float">
            <text:p>1.304691</text:p>
          </table:table-cell>
          <table:table-cell office:value-type="float" office:value="0.012041" calcext:value-type="float">
            <text:p>0.012041</text:p>
          </table:table-cell>
          <table:table-cell office:value-type="float" office:value="0.023015" calcext:value-type="float">
            <text:p>0.02301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505" calcext:value-type="float">
            <text:p>1.30505</text:p>
          </table:table-cell>
          <table:table-cell office:value-type="float" office:value="0.012284" calcext:value-type="float">
            <text:p>0.012284</text:p>
          </table:table-cell>
          <table:table-cell office:value-type="float" office:value="0.022927" calcext:value-type="float">
            <text:p>0.02292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5407" calcext:value-type="float">
            <text:p>1.305407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.021108" calcext:value-type="float">
            <text:p>0.02110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5761" calcext:value-type="float">
            <text:p>1.305761</text:p>
          </table:table-cell>
          <table:table-cell office:value-type="float" office:value="0.012235" calcext:value-type="float">
            <text:p>0.012235</text:p>
          </table:table-cell>
          <table:table-cell office:value-type="float" office:value="0.022723" calcext:value-type="float">
            <text:p>0.02272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6112" calcext:value-type="float">
            <text:p>1.306112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.020904" calcext:value-type="float">
            <text:p>0.02090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646" calcext:value-type="float">
            <text:p>1.30646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0.020788" calcext:value-type="float">
            <text:p>0.02078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6806" calcext:value-type="float">
            <text:p>1.306806</text:p>
          </table:table-cell>
          <table:table-cell office:value-type="float" office:value="0.010758" calcext:value-type="float">
            <text:p>0.010758</text:p>
          </table:table-cell>
          <table:table-cell office:value-type="float" office:value="0.022402" calcext:value-type="float">
            <text:p>0.02240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7149" calcext:value-type="float">
            <text:p>1.307149</text:p>
          </table:table-cell>
          <table:table-cell office:value-type="float" office:value="0.010783" calcext:value-type="float">
            <text:p>0.010783</text:p>
          </table:table-cell>
          <table:table-cell office:value-type="float" office:value="0.022312" calcext:value-type="float">
            <text:p>0.02231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7489" calcext:value-type="float">
            <text:p>1.307489</text:p>
          </table:table-cell>
          <table:table-cell office:value-type="float" office:value="0.010731" calcext:value-type="float">
            <text:p>0.010731</text:p>
          </table:table-cell>
          <table:table-cell office:value-type="float" office:value="0.020492" calcext:value-type="float">
            <text:p>0.02049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7826" calcext:value-type="float">
            <text:p>1.307826</text:p>
          </table:table-cell>
          <table:table-cell office:value-type="float" office:value="0.011445" calcext:value-type="float">
            <text:p>0.011445</text:p>
          </table:table-cell>
          <table:table-cell office:value-type="float" office:value="0.023835" calcext:value-type="float">
            <text:p>0.02383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08161" calcext:value-type="float">
            <text:p>1.308161</text:p>
          </table:table-cell>
          <table:table-cell office:value-type="float" office:value="0.010844" calcext:value-type="float">
            <text:p>0.010844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8493" calcext:value-type="float">
            <text:p>1.308493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0.022001" calcext:value-type="float">
            <text:p>0.02200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8822" calcext:value-type="float">
            <text:p>1.308822</text:p>
          </table:table-cell>
          <table:table-cell office:value-type="float" office:value="0.011063" calcext:value-type="float">
            <text:p>0.011063</text:p>
          </table:table-cell>
          <table:table-cell office:value-type="float" office:value="0.02364" calcext:value-type="float">
            <text:p>0.0236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9149" calcext:value-type="float">
            <text:p>1.309149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0.021844" calcext:value-type="float">
            <text:p>0.02184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9473" calcext:value-type="float">
            <text:p>1.309473</text:p>
          </table:table-cell>
          <table:table-cell office:value-type="float" office:value="0.009624" calcext:value-type="float">
            <text:p>0.009624</text:p>
          </table:table-cell>
          <table:table-cell office:value-type="float" office:value="0.021751" calcext:value-type="float">
            <text:p>0.02175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09795" calcext:value-type="float">
            <text:p>1.309795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.028579" calcext:value-type="float">
            <text:p>0.02857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10114" calcext:value-type="float">
            <text:p>1.310114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0.019941" calcext:value-type="float">
            <text:p>0.01994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1043" calcext:value-type="float">
            <text:p>1.31043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21551" calcext:value-type="float">
            <text:p>0.02155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10744" calcext:value-type="float">
            <text:p>1.310744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0.024918" calcext:value-type="float">
            <text:p>0.02491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1056" calcext:value-type="float">
            <text:p>1.311056</text:p>
          </table:table-cell>
          <table:table-cell office:value-type="float" office:value="0.011128" calcext:value-type="float">
            <text:p>0.011128</text:p>
          </table:table-cell>
          <table:table-cell office:value-type="float" office:value="0.028336" calcext:value-type="float">
            <text:p>0.02833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11365" calcext:value-type="float">
            <text:p>1.311365</text:p>
          </table:table-cell>
          <table:table-cell office:value-type="float" office:value="0.011497" calcext:value-type="float">
            <text:p>0.011497</text:p>
          </table:table-cell>
          <table:table-cell office:value-type="float" office:value="0.024887" calcext:value-type="float">
            <text:p>0.02488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11671" calcext:value-type="float">
            <text:p>1.311671</text:p>
          </table:table-cell>
          <table:table-cell office:value-type="float" office:value="0.012048" calcext:value-type="float">
            <text:p>0.012048</text:p>
          </table:table-cell>
          <table:table-cell office:value-type="float" office:value="0.023115" calcext:value-type="float">
            <text:p>0.02311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11976" calcext:value-type="float">
            <text:p>1.311976</text:p>
          </table:table-cell>
          <table:table-cell office:value-type="float" office:value="0.011653" calcext:value-type="float">
            <text:p>0.011653</text:p>
          </table:table-cell>
          <table:table-cell office:value-type="float" office:value="0.023047" calcext:value-type="float">
            <text:p>0.02304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2277" calcext:value-type="float">
            <text:p>1.312277</text:p>
          </table:table-cell>
          <table:table-cell office:value-type="float" office:value="0.011944" calcext:value-type="float">
            <text:p>0.011944</text:p>
          </table:table-cell>
          <table:table-cell office:value-type="float" office:value="0.028168" calcext:value-type="float">
            <text:p>0.02816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2577" calcext:value-type="float">
            <text:p>1.312577</text:p>
          </table:table-cell>
          <table:table-cell office:value-type="float" office:value="0.011761" calcext:value-type="float">
            <text:p>0.011761</text:p>
          </table:table-cell>
          <table:table-cell office:value-type="float" office:value="0.026447" calcext:value-type="float">
            <text:p>0.02644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12874" calcext:value-type="float">
            <text:p>1.312874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3168" calcext:value-type="float">
            <text:p>1.313168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29847" calcext:value-type="float">
            <text:p>0.02984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1346" calcext:value-type="float">
            <text:p>1.31346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21232" calcext:value-type="float">
            <text:p>0.02123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375" calcext:value-type="float">
            <text:p>1.31375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.026325" calcext:value-type="float">
            <text:p>0.02632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4038" calcext:value-type="float">
            <text:p>1.314038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28037" calcext:value-type="float">
            <text:p>0.02803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4323" calcext:value-type="float">
            <text:p>1.314323</text:p>
          </table:table-cell>
          <table:table-cell office:value-type="float" office:value="0.010043" calcext:value-type="float">
            <text:p>0.010043</text:p>
          </table:table-cell>
          <table:table-cell office:value-type="float" office:value="0.029775" calcext:value-type="float">
            <text:p>0.02977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14607" calcext:value-type="float">
            <text:p>1.314607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024619" calcext:value-type="float">
            <text:p>0.02461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4887" calcext:value-type="float">
            <text:p>1.314887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28034" calcext:value-type="float">
            <text:p>0.02803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5166" calcext:value-type="float">
            <text:p>1.315166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26311" calcext:value-type="float">
            <text:p>0.02631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5442" calcext:value-type="float">
            <text:p>1.315442</text:p>
          </table:table-cell>
          <table:table-cell office:value-type="float" office:value="0.010268" calcext:value-type="float">
            <text:p>0.010268</text:p>
          </table:table-cell>
          <table:table-cell office:value-type="float" office:value="0.029752" calcext:value-type="float">
            <text:p>0.02975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5717" calcext:value-type="float">
            <text:p>1.315717</text:p>
          </table:table-cell>
          <table:table-cell office:value-type="float" office:value="0.010947" calcext:value-type="float">
            <text:p>0.010947</text:p>
          </table:table-cell>
          <table:table-cell office:value-type="float" office:value="0.031514" calcext:value-type="float">
            <text:p>0.03151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5989" calcext:value-type="float">
            <text:p>1.315989</text:p>
          </table:table-cell>
          <table:table-cell office:value-type="float" office:value="0.011418" calcext:value-type="float">
            <text:p>0.011418</text:p>
          </table:table-cell>
          <table:table-cell office:value-type="float" office:value="0.029843" calcext:value-type="float">
            <text:p>0.02984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6259" calcext:value-type="float">
            <text:p>1.316259</text:p>
          </table:table-cell>
          <table:table-cell office:value-type="float" office:value="0.012753" calcext:value-type="float">
            <text:p>0.012753</text:p>
          </table:table-cell>
          <table:table-cell office:value-type="float" office:value="0.029875" calcext:value-type="float">
            <text:p>0.02987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6526" calcext:value-type="float">
            <text:p>1.316526</text:p>
          </table:table-cell>
          <table:table-cell office:value-type="float" office:value="0.014133" calcext:value-type="float">
            <text:p>0.014133</text:p>
          </table:table-cell>
          <table:table-cell office:value-type="float" office:value="0.033367" calcext:value-type="float">
            <text:p>0.03336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6792" calcext:value-type="float">
            <text:p>1.316792</text:p>
          </table:table-cell>
          <table:table-cell office:value-type="float" office:value="0.014844" calcext:value-type="float">
            <text:p>0.014844</text:p>
          </table:table-cell>
          <table:table-cell office:value-type="float" office:value="0.029991" calcext:value-type="float">
            <text:p>0.02999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7055" calcext:value-type="float">
            <text:p>1.317055</text:p>
          </table:table-cell>
          <table:table-cell office:value-type="float" office:value="0.014975" calcext:value-type="float">
            <text:p>0.014975</text:p>
          </table:table-cell>
          <table:table-cell office:value-type="float" office:value="0.030023" calcext:value-type="float">
            <text:p>0.03002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17317" calcext:value-type="float">
            <text:p>1.317317</text:p>
          </table:table-cell>
          <table:table-cell office:value-type="float" office:value="0.015578" calcext:value-type="float">
            <text:p>0.015578</text:p>
          </table:table-cell>
          <table:table-cell office:value-type="float" office:value="0.028324" calcext:value-type="float">
            <text:p>0.02832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7576" calcext:value-type="float">
            <text:p>1.317576</text:p>
          </table:table-cell>
          <table:table-cell office:value-type="float" office:value="0.016012" calcext:value-type="float">
            <text:p>0.016012</text:p>
          </table:table-cell>
          <table:table-cell office:value-type="float" office:value="0.031789" calcext:value-type="float">
            <text:p>0.03178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7834" calcext:value-type="float">
            <text:p>1.317834</text:p>
          </table:table-cell>
          <table:table-cell office:value-type="float" office:value="0.016605" calcext:value-type="float">
            <text:p>0.016605</text:p>
          </table:table-cell>
          <table:table-cell office:value-type="float" office:value="0.033576" calcext:value-type="float">
            <text:p>0.03357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8089" calcext:value-type="float">
            <text:p>1.318089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30199" calcext:value-type="float">
            <text:p>0.03019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8342" calcext:value-type="float">
            <text:p>1.318342</text:p>
          </table:table-cell>
          <table:table-cell office:value-type="float" office:value="0.019704" calcext:value-type="float">
            <text:p>0.019704</text:p>
          </table:table-cell>
          <table:table-cell office:value-type="float" office:value="0.031959" calcext:value-type="float">
            <text:p>0.03195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8593" calcext:value-type="float">
            <text:p>1.318593</text:p>
          </table:table-cell>
          <table:table-cell office:value-type="float" office:value="0.020885" calcext:value-type="float">
            <text:p>0.020885</text:p>
          </table:table-cell>
          <table:table-cell office:value-type="float" office:value="0.033745" calcext:value-type="float">
            <text:p>0.03374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8842" calcext:value-type="float">
            <text:p>1.318842</text:p>
          </table:table-cell>
          <table:table-cell office:value-type="float" office:value="0.021609" calcext:value-type="float">
            <text:p>0.021609</text:p>
          </table:table-cell>
          <table:table-cell office:value-type="float" office:value="0.033827" calcext:value-type="float">
            <text:p>0.03382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022247" calcext:value-type="float">
            <text:p>0.022247</text:p>
          </table:table-cell>
          <table:table-cell office:value-type="float" office:value="0.033909" calcext:value-type="float">
            <text:p>0.03390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9335" calcext:value-type="float">
            <text:p>1.319335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32261" calcext:value-type="float">
            <text:p>0.03226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19578" calcext:value-type="float">
            <text:p>1.319578</text:p>
          </table:table-cell>
          <table:table-cell office:value-type="float" office:value="0.023461" calcext:value-type="float">
            <text:p>0.023461</text:p>
          </table:table-cell>
          <table:table-cell office:value-type="float" office:value="0.027126" calcext:value-type="float">
            <text:p>0.02712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982" calcext:value-type="float">
            <text:p>1.31982</text:p>
          </table:table-cell>
          <table:table-cell office:value-type="float" office:value="0.023968" calcext:value-type="float">
            <text:p>0.023968</text:p>
          </table:table-cell>
          <table:table-cell office:value-type="float" office:value="0.032293" calcext:value-type="float">
            <text:p>0.03229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0059" calcext:value-type="float">
            <text:p>1.320059</text:p>
          </table:table-cell>
          <table:table-cell office:value-type="float" office:value="0.024008" calcext:value-type="float">
            <text:p>0.024008</text:p>
          </table:table-cell>
          <table:table-cell office:value-type="float" office:value="0.035807" calcext:value-type="float">
            <text:p>0.03580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0297" calcext:value-type="float">
            <text:p>1.320297</text:p>
          </table:table-cell>
          <table:table-cell office:value-type="float" office:value="0.023271" calcext:value-type="float">
            <text:p>0.023271</text:p>
          </table:table-cell>
          <table:table-cell office:value-type="float" office:value="0.030724" calcext:value-type="float">
            <text:p>0.03072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0532" calcext:value-type="float">
            <text:p>1.320532</text:p>
          </table:table-cell>
          <table:table-cell office:value-type="float" office:value="0.024046" calcext:value-type="float">
            <text:p>0.024046</text:p>
          </table:table-cell>
          <table:table-cell office:value-type="float" office:value="0.032483" calcext:value-type="float">
            <text:p>0.03248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0766" calcext:value-type="float">
            <text:p>1.320766</text:p>
          </table:table-cell>
          <table:table-cell office:value-type="float" office:value="0.024465" calcext:value-type="float">
            <text:p>0.024465</text:p>
          </table:table-cell>
          <table:table-cell office:value-type="float" office:value="0.032537" calcext:value-type="float">
            <text:p>0.03253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0998" calcext:value-type="float">
            <text:p>1.320998</text:p>
          </table:table-cell>
          <table:table-cell office:value-type="float" office:value="0.025443" calcext:value-type="float">
            <text:p>0.025443</text:p>
          </table:table-cell>
          <table:table-cell office:value-type="float" office:value="0.034321" calcext:value-type="float">
            <text:p>0.03432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1229" calcext:value-type="float">
            <text:p>1.321229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0.03094" calcext:value-type="float">
            <text:p>0.0309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1457" calcext:value-type="float">
            <text:p>1.321457</text:p>
          </table:table-cell>
          <table:table-cell office:value-type="float" office:value="0.027823" calcext:value-type="float">
            <text:p>0.027823</text:p>
          </table:table-cell>
          <table:table-cell office:value-type="float" office:value="0.030968" calcext:value-type="float">
            <text:p>0.03096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1683" calcext:value-type="float">
            <text:p>1.321683</text:p>
          </table:table-cell>
          <table:table-cell office:value-type="float" office:value="0.028344" calcext:value-type="float">
            <text:p>0.028344</text:p>
          </table:table-cell>
          <table:table-cell office:value-type="float" office:value="0.032725" calcext:value-type="float">
            <text:p>0.03272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1908" calcext:value-type="float">
            <text:p>1.321908</text:p>
          </table:table-cell>
          <table:table-cell office:value-type="float" office:value="0.029075" calcext:value-type="float">
            <text:p>0.029075</text:p>
          </table:table-cell>
          <table:table-cell office:value-type="float" office:value="0.034508" calcext:value-type="float">
            <text:p>0.03450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2131" calcext:value-type="float">
            <text:p>1.322131</text:p>
          </table:table-cell>
          <table:table-cell office:value-type="float" office:value="0.029891" calcext:value-type="float">
            <text:p>0.029891</text:p>
          </table:table-cell>
          <table:table-cell office:value-type="float" office:value="0.032857" calcext:value-type="float">
            <text:p>0.03285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2352" calcext:value-type="float">
            <text:p>1.322352</text:p>
          </table:table-cell>
          <table:table-cell office:value-type="float" office:value="0.030469" calcext:value-type="float">
            <text:p>0.030469</text:p>
          </table:table-cell>
          <table:table-cell office:value-type="float" office:value="0.032909" calcext:value-type="float">
            <text:p>0.03290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2571" calcext:value-type="float">
            <text:p>1.322571</text:p>
          </table:table-cell>
          <table:table-cell office:value-type="float" office:value="0.031189" calcext:value-type="float">
            <text:p>0.031189</text:p>
          </table:table-cell>
          <table:table-cell office:value-type="float" office:value="0.032962" calcext:value-type="float">
            <text:p>0.03296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2789" calcext:value-type="float">
            <text:p>1.322789</text:p>
          </table:table-cell>
          <table:table-cell office:value-type="float" office:value="0.032094" calcext:value-type="float">
            <text:p>0.032094</text:p>
          </table:table-cell>
          <table:table-cell office:value-type="float" office:value="0.033014" calcext:value-type="float">
            <text:p>0.03301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3005" calcext:value-type="float">
            <text:p>1.323005</text:p>
          </table:table-cell>
          <table:table-cell office:value-type="float" office:value="0.032597" calcext:value-type="float">
            <text:p>0.032597</text:p>
          </table:table-cell>
          <table:table-cell office:value-type="float" office:value="0.036526" calcext:value-type="float">
            <text:p>0.03652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23219" calcext:value-type="float">
            <text:p>1.323219</text:p>
          </table:table-cell>
          <table:table-cell office:value-type="float" office:value="0.032368" calcext:value-type="float">
            <text:p>0.032368</text:p>
          </table:table-cell>
          <table:table-cell office:value-type="float" office:value="0.02798" calcext:value-type="float">
            <text:p>0.0279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3432" calcext:value-type="float">
            <text:p>1.323432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033143" calcext:value-type="float">
            <text:p>0.03314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3643" calcext:value-type="float">
            <text:p>1.323643</text:p>
          </table:table-cell>
          <table:table-cell office:value-type="float" office:value="0.03236" calcext:value-type="float">
            <text:p>0.03236</text:p>
          </table:table-cell>
          <table:table-cell office:value-type="float" office:value="0.031464" calcext:value-type="float">
            <text:p>0.03146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3852" calcext:value-type="float">
            <text:p>1.323852</text:p>
          </table:table-cell>
          <table:table-cell office:value-type="float" office:value="0.032567" calcext:value-type="float">
            <text:p>0.032567</text:p>
          </table:table-cell>
          <table:table-cell office:value-type="float" office:value="0.033219" calcext:value-type="float">
            <text:p>0.03321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4059" calcext:value-type="float">
            <text:p>1.324059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02981" calcext:value-type="float">
            <text:p>0.0298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4265" calcext:value-type="float">
            <text:p>1.324265</text:p>
          </table:table-cell>
          <table:table-cell office:value-type="float" office:value="0.032858" calcext:value-type="float">
            <text:p>0.032858</text:p>
          </table:table-cell>
          <table:table-cell office:value-type="float" office:value="0.031539" calcext:value-type="float">
            <text:p>0.03153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4469" calcext:value-type="float">
            <text:p>1.324469</text:p>
          </table:table-cell>
          <table:table-cell office:value-type="float" office:value="0.03268" calcext:value-type="float">
            <text:p>0.03268</text:p>
          </table:table-cell>
          <table:table-cell office:value-type="float" office:value="0.029833" calcext:value-type="float">
            <text:p>0.02983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4672" calcext:value-type="float">
            <text:p>1.324672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031561" calcext:value-type="float">
            <text:p>0.03156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4873" calcext:value-type="float">
            <text:p>1.324873</text:p>
          </table:table-cell>
          <table:table-cell office:value-type="float" office:value="0.03309" calcext:value-type="float">
            <text:p>0.03309</text:p>
          </table:table-cell>
          <table:table-cell office:value-type="float" office:value="0.031585" calcext:value-type="float">
            <text:p>0.03158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5072" calcext:value-type="float">
            <text:p>1.325072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29879" calcext:value-type="float">
            <text:p>0.02987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527" calcext:value-type="float">
            <text:p>1.32527</text:p>
          </table:table-cell>
          <table:table-cell office:value-type="float" office:value="0.033936" calcext:value-type="float">
            <text:p>0.033936</text:p>
          </table:table-cell>
          <table:table-cell office:value-type="float" office:value="0.035066" calcext:value-type="float">
            <text:p>0.03506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5466" calcext:value-type="float">
            <text:p>1.325466</text:p>
          </table:table-cell>
          <table:table-cell office:value-type="float" office:value="0.033826" calcext:value-type="float">
            <text:p>0.033826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5661" calcext:value-type="float">
            <text:p>1.325661</text:p>
          </table:table-cell>
          <table:table-cell office:value-type="float" office:value="0.034258" calcext:value-type="float">
            <text:p>0.034258</text:p>
          </table:table-cell>
          <table:table-cell office:value-type="float" office:value="0.029949" calcext:value-type="float">
            <text:p>0.02994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5854" calcext:value-type="float">
            <text:p>1.325854</text:p>
          </table:table-cell>
          <table:table-cell office:value-type="float" office:value="0.034817" calcext:value-type="float">
            <text:p>0.034817</text:p>
          </table:table-cell>
          <table:table-cell office:value-type="float" office:value="0.033406" calcext:value-type="float">
            <text:p>0.03340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6046" calcext:value-type="float">
            <text:p>1.326046</text:p>
          </table:table-cell>
          <table:table-cell office:value-type="float" office:value="0.035129" calcext:value-type="float">
            <text:p>0.035129</text:p>
          </table:table-cell>
          <table:table-cell office:value-type="float" office:value="0.033455" calcext:value-type="float">
            <text:p>0.03345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6236" calcext:value-type="float">
            <text:p>1.326236</text:p>
          </table:table-cell>
          <table:table-cell office:value-type="float" office:value="0.035187" calcext:value-type="float">
            <text:p>0.035187</text:p>
          </table:table-cell>
          <table:table-cell office:value-type="float" office:value="0.033503" calcext:value-type="float">
            <text:p>0.03350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6424" calcext:value-type="float">
            <text:p>1.326424</text:p>
          </table:table-cell>
          <table:table-cell office:value-type="float" office:value="0.035499" calcext:value-type="float">
            <text:p>0.035499</text:p>
          </table:table-cell>
          <table:table-cell office:value-type="float" office:value="0.030092" calcext:value-type="float">
            <text:p>0.03009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6612" calcext:value-type="float">
            <text:p>1.32661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0088" calcext:value-type="float">
            <text:p>0.03008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6797" calcext:value-type="float">
            <text:p>1.326797</text:p>
          </table:table-cell>
          <table:table-cell office:value-type="float" office:value="0.034932" calcext:value-type="float">
            <text:p>0.034932</text:p>
          </table:table-cell>
          <table:table-cell office:value-type="float" office:value="0.030084" calcext:value-type="float">
            <text:p>0.03008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6981" calcext:value-type="float">
            <text:p>1.326981</text:p>
          </table:table-cell>
          <table:table-cell office:value-type="float" office:value="0.034195" calcext:value-type="float">
            <text:p>0.034195</text:p>
          </table:table-cell>
          <table:table-cell office:value-type="float" office:value="0.03354" calcext:value-type="float">
            <text:p>0.0335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7164" calcext:value-type="float">
            <text:p>1.327164</text:p>
          </table:table-cell>
          <table:table-cell office:value-type="float" office:value="0.033122" calcext:value-type="float">
            <text:p>0.033122</text:p>
          </table:table-cell>
          <table:table-cell office:value-type="float" office:value="0.031858" calcext:value-type="float">
            <text:p>0.03185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7345" calcext:value-type="float">
            <text:p>1.327345</text:p>
          </table:table-cell>
          <table:table-cell office:value-type="float" office:value="0.031825" calcext:value-type="float">
            <text:p>0.031825</text:p>
          </table:table-cell>
          <table:table-cell office:value-type="float" office:value="0.031879" calcext:value-type="float">
            <text:p>0.03187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27525" calcext:value-type="float">
            <text:p>1.327525</text:p>
          </table:table-cell>
          <table:table-cell office:value-type="float" office:value="0.030677" calcext:value-type="float">
            <text:p>0.030677</text:p>
          </table:table-cell>
          <table:table-cell office:value-type="float" office:value="0.028441" calcext:value-type="float">
            <text:p>0.02844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7703" calcext:value-type="float">
            <text:p>1.327703</text:p>
          </table:table-cell>
          <table:table-cell office:value-type="float" office:value="0.029454" calcext:value-type="float">
            <text:p>0.029454</text:p>
          </table:table-cell>
          <table:table-cell office:value-type="float" office:value="0.03014" calcext:value-type="float">
            <text:p>0.0301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788" calcext:value-type="float">
            <text:p>1.32788</text:p>
          </table:table-cell>
          <table:table-cell office:value-type="float" office:value="0.028454" calcext:value-type="float">
            <text:p>0.028454</text:p>
          </table:table-cell>
          <table:table-cell office:value-type="float" office:value="0.030135" calcext:value-type="float">
            <text:p>0.03013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8056" calcext:value-type="float">
            <text:p>1.328056</text:p>
          </table:table-cell>
          <table:table-cell office:value-type="float" office:value="0.027872" calcext:value-type="float">
            <text:p>0.027872</text:p>
          </table:table-cell>
          <table:table-cell office:value-type="float" office:value="0.031859" calcext:value-type="float">
            <text:p>0.03185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2823" calcext:value-type="float">
            <text:p>1.32823</text:p>
          </table:table-cell>
          <table:table-cell office:value-type="float" office:value="0.026905" calcext:value-type="float">
            <text:p>0.026905</text:p>
          </table:table-cell>
          <table:table-cell office:value-type="float" office:value="0.02842" calcext:value-type="float">
            <text:p>0.0284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8402" calcext:value-type="float">
            <text:p>1.328402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35308" calcext:value-type="float">
            <text:p>0.03530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8574" calcext:value-type="float">
            <text:p>1.32857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031921" calcext:value-type="float">
            <text:p>0.03192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8744" calcext:value-type="float">
            <text:p>1.328744</text:p>
          </table:table-cell>
          <table:table-cell office:value-type="float" office:value="0.027847" calcext:value-type="float">
            <text:p>0.027847</text:p>
          </table:table-cell>
          <table:table-cell office:value-type="float" office:value="0.033671" calcext:value-type="float">
            <text:p>0.03367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8912" calcext:value-type="float">
            <text:p>1.328912</text:p>
          </table:table-cell>
          <table:table-cell office:value-type="float" office:value="0.028007" calcext:value-type="float">
            <text:p>0.028007</text:p>
          </table:table-cell>
          <table:table-cell office:value-type="float" office:value="0.033717" calcext:value-type="float">
            <text:p>0.03371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908" calcext:value-type="float">
            <text:p>1.32908</text:p>
          </table:table-cell>
          <table:table-cell office:value-type="float" office:value="0.029109" calcext:value-type="float">
            <text:p>0.029109</text:p>
          </table:table-cell>
          <table:table-cell office:value-type="float" office:value="0.032034" calcext:value-type="float">
            <text:p>0.03203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9246" calcext:value-type="float">
            <text:p>1.329246</text:p>
          </table:table-cell>
          <table:table-cell office:value-type="float" office:value="0.029069" calcext:value-type="float">
            <text:p>0.029069</text:p>
          </table:table-cell>
          <table:table-cell office:value-type="float" office:value="0.033783" calcext:value-type="float">
            <text:p>0.03378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9411" calcext:value-type="float">
            <text:p>1.329411</text:p>
          </table:table-cell>
          <table:table-cell office:value-type="float" office:value="0.028196" calcext:value-type="float">
            <text:p>0.028196</text:p>
          </table:table-cell>
          <table:table-cell office:value-type="float" office:value="0.032099" calcext:value-type="float">
            <text:p>0.03209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9574" calcext:value-type="float">
            <text:p>1.329574</text:p>
          </table:table-cell>
          <table:table-cell office:value-type="float" office:value="0.027908" calcext:value-type="float">
            <text:p>0.027908</text:p>
          </table:table-cell>
          <table:table-cell office:value-type="float" office:value="0.032119" calcext:value-type="float">
            <text:p>0.03211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9736" calcext:value-type="float">
            <text:p>1.329736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33868" calcext:value-type="float">
            <text:p>0.03386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9897" calcext:value-type="float">
            <text:p>1.329897</text:p>
          </table:table-cell>
          <table:table-cell office:value-type="float" office:value="0.028123" calcext:value-type="float">
            <text:p>0.028123</text:p>
          </table:table-cell>
          <table:table-cell office:value-type="float" office:value="0.037373" calcext:value-type="float">
            <text:p>0.03737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0056" calcext:value-type="float">
            <text:p>1.330056</text:p>
          </table:table-cell>
          <table:table-cell office:value-type="float" office:value="0.028196" calcext:value-type="float">
            <text:p>0.028196</text:p>
          </table:table-cell>
          <table:table-cell office:value-type="float" office:value="0.035741" calcext:value-type="float">
            <text:p>0.03574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0215" calcext:value-type="float">
            <text:p>1.330215</text:p>
          </table:table-cell>
          <table:table-cell office:value-type="float" office:value="0.028712" calcext:value-type="float">
            <text:p>0.028712</text:p>
          </table:table-cell>
          <table:table-cell office:value-type="float" office:value="0.034082" calcext:value-type="float">
            <text:p>0.03408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0372" calcext:value-type="float">
            <text:p>1.330372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32397" calcext:value-type="float">
            <text:p>0.03239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0527" calcext:value-type="float">
            <text:p>1.330527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0.032416" calcext:value-type="float">
            <text:p>0.03241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0682" calcext:value-type="float">
            <text:p>1.330682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032434" calcext:value-type="float">
            <text:p>0.03243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0835" calcext:value-type="float">
            <text:p>1.330835</text:p>
          </table:table-cell>
          <table:table-cell office:value-type="float" office:value="0.031258" calcext:value-type="float">
            <text:p>0.031258</text:p>
          </table:table-cell>
          <table:table-cell office:value-type="float" office:value="0.035912" calcext:value-type="float">
            <text:p>0.03591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0987" calcext:value-type="float">
            <text:p>1.330987</text:p>
          </table:table-cell>
          <table:table-cell office:value-type="float" office:value="0.031893" calcext:value-type="float">
            <text:p>0.031893</text:p>
          </table:table-cell>
          <table:table-cell office:value-type="float" office:value="0.034253" calcext:value-type="float">
            <text:p>0.03425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1138" calcext:value-type="float">
            <text:p>1.331138</text:p>
          </table:table-cell>
          <table:table-cell office:value-type="float" office:value="0.033147" calcext:value-type="float">
            <text:p>0.033147</text:p>
          </table:table-cell>
          <table:table-cell office:value-type="float" office:value="0.036027" calcext:value-type="float">
            <text:p>0.03602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1288" calcext:value-type="float">
            <text:p>1.331288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.036097" calcext:value-type="float">
            <text:p>0.03609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1436" calcext:value-type="float">
            <text:p>1.331436</text:p>
          </table:table-cell>
          <table:table-cell office:value-type="float" office:value="0.034332" calcext:value-type="float">
            <text:p>0.034332</text:p>
          </table:table-cell>
          <table:table-cell office:value-type="float" office:value="0.036167" calcext:value-type="float">
            <text:p>0.03616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1584" calcext:value-type="float">
            <text:p>1.331584</text:p>
          </table:table-cell>
          <table:table-cell office:value-type="float" office:value="0.035096" calcext:value-type="float">
            <text:p>0.035096</text:p>
          </table:table-cell>
          <table:table-cell office:value-type="float" office:value="0.036237" calcext:value-type="float">
            <text:p>0.03623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173" calcext:value-type="float">
            <text:p>1.33173</text:p>
          </table:table-cell>
          <table:table-cell office:value-type="float" office:value="0.035442" calcext:value-type="float">
            <text:p>0.035442</text:p>
          </table:table-cell>
          <table:table-cell office:value-type="float" office:value="0.031117" calcext:value-type="float">
            <text:p>0.03111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1875" calcext:value-type="float">
            <text:p>1.331875</text:p>
          </table:table-cell>
          <table:table-cell office:value-type="float" office:value="0.036248" calcext:value-type="float">
            <text:p>0.036248</text:p>
          </table:table-cell>
          <table:table-cell office:value-type="float" office:value="0.032838" calcext:value-type="float">
            <text:p>0.03283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2019" calcext:value-type="float">
            <text:p>1.332019</text:p>
          </table:table-cell>
          <table:table-cell office:value-type="float" office:value="0.036601" calcext:value-type="float">
            <text:p>0.036601</text:p>
          </table:table-cell>
          <table:table-cell office:value-type="float" office:value="0.034585" calcext:value-type="float">
            <text:p>0.03458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2161" calcext:value-type="float">
            <text:p>1.332161</text:p>
          </table:table-cell>
          <table:table-cell office:value-type="float" office:value="0.037241" calcext:value-type="float">
            <text:p>0.037241</text:p>
          </table:table-cell>
          <table:table-cell office:value-type="float" office:value="0.036358" calcext:value-type="float">
            <text:p>0.03635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2303" calcext:value-type="float">
            <text:p>1.332303</text:p>
          </table:table-cell>
          <table:table-cell office:value-type="float" office:value="0.03811" calcext:value-type="float">
            <text:p>0.03811</text:p>
          </table:table-cell>
          <table:table-cell office:value-type="float" office:value="0.026048" calcext:value-type="float">
            <text:p>0.02604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2443" calcext:value-type="float">
            <text:p>1.332443</text:p>
          </table:table-cell>
          <table:table-cell office:value-type="float" office:value="0.039064" calcext:value-type="float">
            <text:p>0.039064</text:p>
          </table:table-cell>
          <table:table-cell office:value-type="float" office:value="0.032879" calcext:value-type="float">
            <text:p>0.03287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2583" calcext:value-type="float">
            <text:p>1.332583</text:p>
          </table:table-cell>
          <table:table-cell office:value-type="float" office:value="0.039999" calcext:value-type="float">
            <text:p>0.039999</text:p>
          </table:table-cell>
          <table:table-cell office:value-type="float" office:value="0.036356" calcext:value-type="float">
            <text:p>0.03635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2721" calcext:value-type="float">
            <text:p>1.332721</text:p>
          </table:table-cell>
          <table:table-cell office:value-type="float" office:value="0.040805" calcext:value-type="float">
            <text:p>0.040805</text:p>
          </table:table-cell>
          <table:table-cell office:value-type="float" office:value="0.032965" calcext:value-type="float">
            <text:p>0.03296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2858" calcext:value-type="float">
            <text:p>1.332858</text:p>
          </table:table-cell>
          <table:table-cell office:value-type="float" office:value="0.041665" calcext:value-type="float">
            <text:p>0.041665</text:p>
          </table:table-cell>
          <table:table-cell office:value-type="float" office:value="0.034711" calcext:value-type="float">
            <text:p>0.03471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2994" calcext:value-type="float">
            <text:p>1.332994</text:p>
          </table:table-cell>
          <table:table-cell office:value-type="float" office:value="0.042714" calcext:value-type="float">
            <text:p>0.042714</text:p>
          </table:table-cell>
          <table:table-cell office:value-type="float" office:value="0.031293" calcext:value-type="float">
            <text:p>0.03129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3129" calcext:value-type="float">
            <text:p>1.333129</text:p>
          </table:table-cell>
          <table:table-cell office:value-type="float" office:value="0.043444" calcext:value-type="float">
            <text:p>0.043444</text:p>
          </table:table-cell>
          <table:table-cell office:value-type="float" office:value="0.034743" calcext:value-type="float">
            <text:p>0.03474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3263" calcext:value-type="float">
            <text:p>1.333263</text:p>
          </table:table-cell>
          <table:table-cell office:value-type="float" office:value="0.04382" calcext:value-type="float">
            <text:p>0.04382</text:p>
          </table:table-cell>
          <table:table-cell office:value-type="float" office:value="0.029595" calcext:value-type="float">
            <text:p>0.02959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3395" calcext:value-type="float">
            <text:p>1.333395</text:p>
          </table:table-cell>
          <table:table-cell office:value-type="float" office:value="0.043635" calcext:value-type="float">
            <text:p>0.043635</text:p>
          </table:table-cell>
          <table:table-cell office:value-type="float" office:value="0.029559" calcext:value-type="float">
            <text:p>0.02955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3527" calcext:value-type="float">
            <text:p>1.333527</text:p>
          </table:table-cell>
          <table:table-cell office:value-type="float" office:value="0.043497" calcext:value-type="float">
            <text:p>0.043497</text:p>
          </table:table-cell>
          <table:table-cell office:value-type="float" office:value="0.029522" calcext:value-type="float">
            <text:p>0.02952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3658" calcext:value-type="float">
            <text:p>1.333658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31215" calcext:value-type="float">
            <text:p>0.03121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3788" calcext:value-type="float">
            <text:p>1.333788</text:p>
          </table:table-cell>
          <table:table-cell office:value-type="float" office:value="0.042315" calcext:value-type="float">
            <text:p>0.042315</text:p>
          </table:table-cell>
          <table:table-cell office:value-type="float" office:value="0.031204" calcext:value-type="float">
            <text:p>0.03120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3916" calcext:value-type="float">
            <text:p>1.333916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27733" calcext:value-type="float">
            <text:p>0.02773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044" calcext:value-type="float">
            <text:p>1.334044</text:p>
          </table:table-cell>
          <table:table-cell office:value-type="float" office:value="0.040919" calcext:value-type="float">
            <text:p>0.040919</text:p>
          </table:table-cell>
          <table:table-cell office:value-type="float" office:value="0.02767" calcext:value-type="float">
            <text:p>0.0276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417" calcext:value-type="float">
            <text:p>1.33417</text:p>
          </table:table-cell>
          <table:table-cell office:value-type="float" office:value="0.040307" calcext:value-type="float">
            <text:p>0.040307</text:p>
          </table:table-cell>
          <table:table-cell office:value-type="float" office:value="0.031066" calcext:value-type="float">
            <text:p>0.03106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4296" calcext:value-type="float">
            <text:p>1.334296</text:p>
          </table:table-cell>
          <table:table-cell office:value-type="float" office:value="0.040062" calcext:value-type="float">
            <text:p>0.040062</text:p>
          </table:table-cell>
          <table:table-cell office:value-type="float" office:value="0.025865" calcext:value-type="float">
            <text:p>0.02586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421" calcext:value-type="float">
            <text:p>1.334421</text:p>
          </table:table-cell>
          <table:table-cell office:value-type="float" office:value="0.038848" calcext:value-type="float">
            <text:p>0.038848</text:p>
          </table:table-cell>
          <table:table-cell office:value-type="float" office:value="0.027505" calcext:value-type="float">
            <text:p>0.02750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4544" calcext:value-type="float">
            <text:p>1.334544</text:p>
          </table:table-cell>
          <table:table-cell office:value-type="float" office:value="0.037199" calcext:value-type="float">
            <text:p>0.037199</text:p>
          </table:table-cell>
          <table:table-cell office:value-type="float" office:value="0.029171" calcext:value-type="float">
            <text:p>0.02917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4667" calcext:value-type="float">
            <text:p>1.334667</text:p>
          </table:table-cell>
          <table:table-cell office:value-type="float" office:value="0.035944" calcext:value-type="float">
            <text:p>0.035944</text:p>
          </table:table-cell>
          <table:table-cell office:value-type="float" office:value="0.029133" calcext:value-type="float">
            <text:p>0.02913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789" calcext:value-type="float">
            <text:p>1.334789</text:p>
          </table:table-cell>
          <table:table-cell office:value-type="float" office:value="0.034225" calcext:value-type="float">
            <text:p>0.034225</text:p>
          </table:table-cell>
          <table:table-cell office:value-type="float" office:value="0.027365" calcext:value-type="float">
            <text:p>0.02736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909" calcext:value-type="float">
            <text:p>1.334909</text:p>
          </table:table-cell>
          <table:table-cell office:value-type="float" office:value="0.032221" calcext:value-type="float">
            <text:p>0.032221</text:p>
          </table:table-cell>
          <table:table-cell office:value-type="float" office:value="0.027301" calcext:value-type="float">
            <text:p>0.02730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029" calcext:value-type="float">
            <text:p>1.335029</text:p>
          </table:table-cell>
          <table:table-cell office:value-type="float" office:value="0.029958" calcext:value-type="float">
            <text:p>0.029958</text:p>
          </table:table-cell>
          <table:table-cell office:value-type="float" office:value="0.027236" calcext:value-type="float">
            <text:p>0.02723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148" calcext:value-type="float">
            <text:p>1.335148</text:p>
          </table:table-cell>
          <table:table-cell office:value-type="float" office:value="0.027945" calcext:value-type="float">
            <text:p>0.027945</text:p>
          </table:table-cell>
          <table:table-cell office:value-type="float" office:value="0.027172" calcext:value-type="float">
            <text:p>0.02717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266" calcext:value-type="float">
            <text:p>1.335266</text:p>
          </table:table-cell>
          <table:table-cell office:value-type="float" office:value="0.026357" calcext:value-type="float">
            <text:p>0.026357</text:p>
          </table:table-cell>
          <table:table-cell office:value-type="float" office:value="0.027107" calcext:value-type="float">
            <text:p>0.02710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5383" calcext:value-type="float">
            <text:p>1.33538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30502" calcext:value-type="float">
            <text:p>0.03050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5499" calcext:value-type="float">
            <text:p>1.335499</text:p>
          </table:table-cell>
          <table:table-cell office:value-type="float" office:value="0.023805" calcext:value-type="float">
            <text:p>0.023805</text:p>
          </table:table-cell>
          <table:table-cell office:value-type="float" office:value="0.02876" calcext:value-type="float">
            <text:p>0.0287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5614" calcext:value-type="float">
            <text:p>1.33561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0451" calcext:value-type="float">
            <text:p>0.03045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5728" calcext:value-type="float">
            <text:p>1.335728</text:p>
          </table:table-cell>
          <table:table-cell office:value-type="float" office:value="0.022201" calcext:value-type="float">
            <text:p>0.022201</text:p>
          </table:table-cell>
          <table:table-cell office:value-type="float" office:value="0.030439" calcext:value-type="float">
            <text:p>0.03043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5841" calcext:value-type="float">
            <text:p>1.335841</text:p>
          </table:table-cell>
          <table:table-cell office:value-type="float" office:value="0.021707" calcext:value-type="float">
            <text:p>0.021707</text:p>
          </table:table-cell>
          <table:table-cell office:value-type="float" office:value="0.030426" calcext:value-type="float">
            <text:p>0.03042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5953" calcext:value-type="float">
            <text:p>1.335953</text:p>
          </table:table-cell>
          <table:table-cell office:value-type="float" office:value="0.021082" calcext:value-type="float">
            <text:p>0.021082</text:p>
          </table:table-cell>
          <table:table-cell office:value-type="float" office:value="0.028683" calcext:value-type="float">
            <text:p>0.02868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6065" calcext:value-type="float">
            <text:p>1.336065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32104" calcext:value-type="float">
            <text:p>0.03210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6175" calcext:value-type="float">
            <text:p>1.336175</text:p>
          </table:table-cell>
          <table:table-cell office:value-type="float" office:value="0.021121" calcext:value-type="float">
            <text:p>0.021121</text:p>
          </table:table-cell>
          <table:table-cell office:value-type="float" office:value="0.032117" calcext:value-type="float">
            <text:p>0.03211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6285" calcext:value-type="float">
            <text:p>1.336285</text:p>
          </table:table-cell>
          <table:table-cell office:value-type="float" office:value="0.022493" calcext:value-type="float">
            <text:p>0.022493</text:p>
          </table:table-cell>
          <table:table-cell office:value-type="float" office:value="0.03213" calcext:value-type="float">
            <text:p>0.0321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6394" calcext:value-type="float">
            <text:p>1.336394</text:p>
          </table:table-cell>
          <table:table-cell office:value-type="float" office:value="0.023644" calcext:value-type="float">
            <text:p>0.023644</text:p>
          </table:table-cell>
          <table:table-cell office:value-type="float" office:value="0.033873" calcext:value-type="float">
            <text:p>0.03387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6502" calcext:value-type="float">
            <text:p>1.336502</text:p>
          </table:table-cell>
          <table:table-cell office:value-type="float" office:value="0.024733" calcext:value-type="float">
            <text:p>0.024733</text:p>
          </table:table-cell>
          <table:table-cell office:value-type="float" office:value="0.032182" calcext:value-type="float">
            <text:p>0.03218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36609" calcext:value-type="float">
            <text:p>1.336609</text:p>
          </table:table-cell>
          <table:table-cell office:value-type="float" office:value="0.026864" calcext:value-type="float">
            <text:p>0.026864</text:p>
          </table:table-cell>
          <table:table-cell office:value-type="float" office:value="0.037384" calcext:value-type="float">
            <text:p>0.03738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6715" calcext:value-type="float">
            <text:p>1.336715</text:p>
          </table:table-cell>
          <table:table-cell office:value-type="float" office:value="0.029113" calcext:value-type="float">
            <text:p>0.029113</text:p>
          </table:table-cell>
          <table:table-cell office:value-type="float" office:value="0.032286" calcext:value-type="float">
            <text:p>0.03228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3682" calcext:value-type="float">
            <text:p>1.33682</text:p>
          </table:table-cell>
          <table:table-cell office:value-type="float" office:value="0.031285" calcext:value-type="float">
            <text:p>0.031285</text:p>
          </table:table-cell>
          <table:table-cell office:value-type="float" office:value="0.037488" calcext:value-type="float">
            <text:p>0.03748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6925" calcext:value-type="float">
            <text:p>1.336925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030659" calcext:value-type="float">
            <text:p>0.03065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7029" calcext:value-type="float">
            <text:p>1.337029</text:p>
          </table:table-cell>
          <table:table-cell office:value-type="float" office:value="0.034416" calcext:value-type="float">
            <text:p>0.034416</text:p>
          </table:table-cell>
          <table:table-cell office:value-type="float" office:value="0.032375" calcext:value-type="float">
            <text:p>0.03237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7132" calcext:value-type="float">
            <text:p>1.337132</text:p>
          </table:table-cell>
          <table:table-cell office:value-type="float" office:value="0.036137" calcext:value-type="float">
            <text:p>0.036137</text:p>
          </table:table-cell>
          <table:table-cell office:value-type="float" office:value="0.034117" calcext:value-type="float">
            <text:p>0.03411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7234" calcext:value-type="float">
            <text:p>1.337234</text:p>
          </table:table-cell>
          <table:table-cell office:value-type="float" office:value="0.037734" calcext:value-type="float">
            <text:p>0.037734</text:p>
          </table:table-cell>
          <table:table-cell office:value-type="float" office:value="0.034156" calcext:value-type="float">
            <text:p>0.03415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7335" calcext:value-type="float">
            <text:p>1.337335</text:p>
          </table:table-cell>
          <table:table-cell office:value-type="float" office:value="0.039087" calcext:value-type="float">
            <text:p>0.039087</text:p>
          </table:table-cell>
          <table:table-cell office:value-type="float" office:value="0.030734" calcext:value-type="float">
            <text:p>0.03073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7435" calcext:value-type="float">
            <text:p>1.337435</text:p>
          </table:table-cell>
          <table:table-cell office:value-type="float" office:value="0.040447" calcext:value-type="float">
            <text:p>0.040447</text:p>
          </table:table-cell>
          <table:table-cell office:value-type="float" office:value="0.02899" calcext:value-type="float">
            <text:p>0.0289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7535" calcext:value-type="float">
            <text:p>1.337535</text:p>
          </table:table-cell>
          <table:table-cell office:value-type="float" office:value="0.041292" calcext:value-type="float">
            <text:p>0.041292</text:p>
          </table:table-cell>
          <table:table-cell office:value-type="float" office:value="0.028949" calcext:value-type="float">
            <text:p>0.02894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7634" calcext:value-type="float">
            <text:p>1.337634</text:p>
          </table:table-cell>
          <table:table-cell office:value-type="float" office:value="0.041896" calcext:value-type="float">
            <text:p>0.041896</text:p>
          </table:table-cell>
          <table:table-cell office:value-type="float" office:value="0.030638" calcext:value-type="float">
            <text:p>0.03063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0.04268" calcext:value-type="float">
            <text:p>0.04268</text:p>
          </table:table-cell>
          <table:table-cell office:value-type="float" office:value="0.027164" calcext:value-type="float">
            <text:p>0.02716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7829" calcext:value-type="float">
            <text:p>1.337829</text:p>
          </table:table-cell>
          <table:table-cell office:value-type="float" office:value="0.043591" calcext:value-type="float">
            <text:p>0.043591</text:p>
          </table:table-cell>
          <table:table-cell office:value-type="float" office:value="0.027097" calcext:value-type="float">
            <text:p>0.02709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7926" calcext:value-type="float">
            <text:p>1.337926</text:p>
          </table:table-cell>
          <table:table-cell office:value-type="float" office:value="0.044945" calcext:value-type="float">
            <text:p>0.044945</text:p>
          </table:table-cell>
          <table:table-cell office:value-type="float" office:value="0.030489" calcext:value-type="float">
            <text:p>0.03048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8022" calcext:value-type="float">
            <text:p>1.338022</text:p>
          </table:table-cell>
          <table:table-cell office:value-type="float" office:value="0.044909" calcext:value-type="float">
            <text:p>0.044909</text:p>
          </table:table-cell>
          <table:table-cell office:value-type="float" office:value="0.027015" calcext:value-type="float">
            <text:p>0.02701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8117" calcext:value-type="float">
            <text:p>1.338117</text:p>
          </table:table-cell>
          <table:table-cell office:value-type="float" office:value="0.045212" calcext:value-type="float">
            <text:p>0.045212</text:p>
          </table:table-cell>
          <table:table-cell office:value-type="float" office:value="0.026947" calcext:value-type="float">
            <text:p>0.02694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8211" calcext:value-type="float">
            <text:p>1.338211</text:p>
          </table:table-cell>
          <table:table-cell office:value-type="float" office:value="0.045547" calcext:value-type="float">
            <text:p>0.045547</text:p>
          </table:table-cell>
          <table:table-cell office:value-type="float" office:value="0.02515" calcext:value-type="float">
            <text:p>0.0251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8305" calcext:value-type="float">
            <text:p>1.338305</text:p>
          </table:table-cell>
          <table:table-cell office:value-type="float" office:value="0.045499" calcext:value-type="float">
            <text:p>0.045499</text:p>
          </table:table-cell>
          <table:table-cell office:value-type="float" office:value="0.025056" calcext:value-type="float">
            <text:p>0.02505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8398" calcext:value-type="float">
            <text:p>1.338398</text:p>
          </table:table-cell>
          <table:table-cell office:value-type="float" office:value="0.044649" calcext:value-type="float">
            <text:p>0.044649</text:p>
          </table:table-cell>
          <table:table-cell office:value-type="float" office:value="0.024962" calcext:value-type="float">
            <text:p>0.02496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849" calcext:value-type="float">
            <text:p>1.33849</text:p>
          </table:table-cell>
          <table:table-cell office:value-type="float" office:value="0.043867" calcext:value-type="float">
            <text:p>0.043867</text:p>
          </table:table-cell>
          <table:table-cell office:value-type="float" office:value="0.024868" calcext:value-type="float">
            <text:p>0.02486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8581" calcext:value-type="float">
            <text:p>1.338581</text:p>
          </table:table-cell>
          <table:table-cell office:value-type="float" office:value="0.04295" calcext:value-type="float">
            <text:p>0.04295</text:p>
          </table:table-cell>
          <table:table-cell office:value-type="float" office:value="0.021314" calcext:value-type="float">
            <text:p>0.02131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8671" calcext:value-type="float">
            <text:p>1.338671</text:p>
          </table:table-cell>
          <table:table-cell office:value-type="float" office:value="0.041328" calcext:value-type="float">
            <text:p>0.041328</text:p>
          </table:table-cell>
          <table:table-cell office:value-type="float" office:value="0.022898" calcext:value-type="float">
            <text:p>0.02289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8761" calcext:value-type="float">
            <text:p>1.338761</text:p>
          </table:table-cell>
          <table:table-cell office:value-type="float" office:value="0.039676" calcext:value-type="float">
            <text:p>0.039676</text:p>
          </table:table-cell>
          <table:table-cell office:value-type="float" office:value="0.021047" calcext:value-type="float">
            <text:p>0.02104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0.038129" calcext:value-type="float">
            <text:p>0.038129</text:p>
          </table:table-cell>
          <table:table-cell office:value-type="float" office:value="0.02263" calcext:value-type="float">
            <text:p>0.0226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8939" calcext:value-type="float">
            <text:p>1.338939</text:p>
          </table:table-cell>
          <table:table-cell office:value-type="float" office:value="0.036479" calcext:value-type="float">
            <text:p>0.036479</text:p>
          </table:table-cell>
          <table:table-cell office:value-type="float" office:value="0.02251" calcext:value-type="float">
            <text:p>0.0225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027" calcext:value-type="float">
            <text:p>1.339027</text:p>
          </table:table-cell>
          <table:table-cell office:value-type="float" office:value="0.033614" calcext:value-type="float">
            <text:p>0.033614</text:p>
          </table:table-cell>
          <table:table-cell office:value-type="float" office:value="0.022389" calcext:value-type="float">
            <text:p>0.02238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9114" calcext:value-type="float">
            <text:p>1.339114</text:p>
          </table:table-cell>
          <table:table-cell office:value-type="float" office:value="0.030296" calcext:value-type="float">
            <text:p>0.030296</text:p>
          </table:table-cell>
          <table:table-cell office:value-type="float" office:value="0.020538" calcext:value-type="float">
            <text:p>0.02053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92" calcext:value-type="float">
            <text:p>1.3392</text:p>
          </table:table-cell>
          <table:table-cell office:value-type="float" office:value="0.026757" calcext:value-type="float">
            <text:p>0.026757</text:p>
          </table:table-cell>
          <table:table-cell office:value-type="float" office:value="0.020391" calcext:value-type="float">
            <text:p>0.02039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9286" calcext:value-type="float">
            <text:p>1.339286</text:p>
          </table:table-cell>
          <table:table-cell office:value-type="float" office:value="0.022972" calcext:value-type="float">
            <text:p>0.022972</text:p>
          </table:table-cell>
          <table:table-cell office:value-type="float" office:value="0.020244" calcext:value-type="float">
            <text:p>0.02024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371" calcext:value-type="float">
            <text:p>1.339371</text:p>
          </table:table-cell>
          <table:table-cell office:value-type="float" office:value="0.018902" calcext:value-type="float">
            <text:p>0.018902</text:p>
          </table:table-cell>
          <table:table-cell office:value-type="float" office:value="0.023557" calcext:value-type="float">
            <text:p>0.02355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455" calcext:value-type="float">
            <text:p>1.339455</text:p>
          </table:table-cell>
          <table:table-cell office:value-type="float" office:value="0.014741" calcext:value-type="float">
            <text:p>0.014741</text:p>
          </table:table-cell>
          <table:table-cell office:value-type="float" office:value="0.021732" calcext:value-type="float">
            <text:p>0.02173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539" calcext:value-type="float">
            <text:p>1.339539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0.023341" calcext:value-type="float">
            <text:p>0.02334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622" calcext:value-type="float">
            <text:p>1.339622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21516" calcext:value-type="float">
            <text:p>0.02151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704" calcext:value-type="float">
            <text:p>1.339704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0.024854" calcext:value-type="float">
            <text:p>0.02485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9786" calcext:value-type="float">
            <text:p>1.339786</text:p>
          </table:table-cell>
          <table:table-cell office:value-type="float" office:value="0.005392" calcext:value-type="float">
            <text:p>0.005392</text:p>
          </table:table-cell>
          <table:table-cell office:value-type="float" office:value="0.028245" calcext:value-type="float">
            <text:p>0.02824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9867" calcext:value-type="float">
            <text:p>1.339867</text:p>
          </table:table-cell>
          <table:table-cell office:value-type="float" office:value="0.004954" calcext:value-type="float">
            <text:p>0.004954</text:p>
          </table:table-cell>
          <table:table-cell office:value-type="float" office:value="0.026499" calcext:value-type="float">
            <text:p>0.02649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9947" calcext:value-type="float">
            <text:p>1.339947</text:p>
          </table:table-cell>
          <table:table-cell office:value-type="float" office:value="0.005059" calcext:value-type="float">
            <text:p>0.005059</text:p>
          </table:table-cell>
          <table:table-cell office:value-type="float" office:value="0.026456" calcext:value-type="float">
            <text:p>0.02645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0027" calcext:value-type="float">
            <text:p>1.340027</text:p>
          </table:table-cell>
          <table:table-cell office:value-type="float" office:value="0.005516" calcext:value-type="float">
            <text:p>0.005516</text:p>
          </table:table-cell>
          <table:table-cell office:value-type="float" office:value="0.031603" calcext:value-type="float">
            <text:p>0.03160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0106" calcext:value-type="float">
            <text:p>1.340106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29908" calcext:value-type="float">
            <text:p>0.02990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0184" calcext:value-type="float">
            <text:p>1.340184</text:p>
          </table:table-cell>
          <table:table-cell office:value-type="float" office:value="0.007454" calcext:value-type="float">
            <text:p>0.007454</text:p>
          </table:table-cell>
          <table:table-cell office:value-type="float" office:value="0.031648" calcext:value-type="float">
            <text:p>0.03164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0262" calcext:value-type="float">
            <text:p>1.340262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.033413" calcext:value-type="float">
            <text:p>0.03341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034" calcext:value-type="float">
            <text:p>1.3403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33475" calcext:value-type="float">
            <text:p>0.03347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0416" calcext:value-type="float">
            <text:p>1.340416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0.031806" calcext:value-type="float">
            <text:p>0.03180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0492" calcext:value-type="float">
            <text:p>1.340492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35301" calcext:value-type="float">
            <text:p>0.03530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0568" calcext:value-type="float">
            <text:p>1.340568</text:p>
          </table:table-cell>
          <table:table-cell office:value-type="float" office:value="0.018745" calcext:value-type="float">
            <text:p>0.018745</text:p>
          </table:table-cell>
          <table:table-cell office:value-type="float" office:value="0.035389" calcext:value-type="float">
            <text:p>0.03538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0643" calcext:value-type="float">
            <text:p>1.340643</text:p>
          </table:table-cell>
          <table:table-cell office:value-type="float" office:value="0.021996" calcext:value-type="float">
            <text:p>0.021996</text:p>
          </table:table-cell>
          <table:table-cell office:value-type="float" office:value="0.032016" calcext:value-type="float">
            <text:p>0.03201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0717" calcext:value-type="float">
            <text:p>1.340717</text:p>
          </table:table-cell>
          <table:table-cell office:value-type="float" office:value="0.025074" calcext:value-type="float">
            <text:p>0.025074</text:p>
          </table:table-cell>
          <table:table-cell office:value-type="float" office:value="0.035511" calcext:value-type="float">
            <text:p>0.03551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0791" calcext:value-type="float">
            <text:p>1.340791</text:p>
          </table:table-cell>
          <table:table-cell office:value-type="float" office:value="0.027513" calcext:value-type="float">
            <text:p>0.027513</text:p>
          </table:table-cell>
          <table:table-cell office:value-type="float" office:value="0.035598" calcext:value-type="float">
            <text:p>0.03559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0864" calcext:value-type="float">
            <text:p>1.340864</text:p>
          </table:table-cell>
          <table:table-cell office:value-type="float" office:value="0.030232" calcext:value-type="float">
            <text:p>0.030232</text:p>
          </table:table-cell>
          <table:table-cell office:value-type="float" office:value="0.028766" calcext:value-type="float">
            <text:p>0.02876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0936" calcext:value-type="float">
            <text:p>1.340936</text:p>
          </table:table-cell>
          <table:table-cell office:value-type="float" office:value="0.032759" calcext:value-type="float">
            <text:p>0.032759</text:p>
          </table:table-cell>
          <table:table-cell office:value-type="float" office:value="0.028748" calcext:value-type="float">
            <text:p>0.02874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1008" calcext:value-type="float">
            <text:p>1.341008</text:p>
          </table:table-cell>
          <table:table-cell office:value-type="float" office:value="0.034371" calcext:value-type="float">
            <text:p>0.034371</text:p>
          </table:table-cell>
          <table:table-cell office:value-type="float" office:value="0.03219" calcext:value-type="float">
            <text:p>0.0321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079" calcext:value-type="float">
            <text:p>1.341079</text:p>
          </table:table-cell>
          <table:table-cell office:value-type="float" office:value="0.035943" calcext:value-type="float">
            <text:p>0.035943</text:p>
          </table:table-cell>
          <table:table-cell office:value-type="float" office:value="0.030495" calcext:value-type="float">
            <text:p>0.03049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15" calcext:value-type="float">
            <text:p>1.34115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0.030503" calcext:value-type="float">
            <text:p>0.03050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122" calcext:value-type="float">
            <text:p>1.34122</text:p>
          </table:table-cell>
          <table:table-cell office:value-type="float" office:value="0.040041" calcext:value-type="float">
            <text:p>0.040041</text:p>
          </table:table-cell>
          <table:table-cell office:value-type="float" office:value="0.028782" calcext:value-type="float">
            <text:p>0.02878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129" calcext:value-type="float">
            <text:p>1.34129</text:p>
          </table:table-cell>
          <table:table-cell office:value-type="float" office:value="0.042019" calcext:value-type="float">
            <text:p>0.042019</text:p>
          </table:table-cell>
          <table:table-cell office:value-type="float" office:value="0.028764" calcext:value-type="float">
            <text:p>0.02876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1359" calcext:value-type="float">
            <text:p>1.341359</text:p>
          </table:table-cell>
          <table:table-cell office:value-type="float" office:value="0.043684" calcext:value-type="float">
            <text:p>0.043684</text:p>
          </table:table-cell>
          <table:table-cell office:value-type="float" office:value="0.028745" calcext:value-type="float">
            <text:p>0.02874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1428" calcext:value-type="float">
            <text:p>1.341428</text:p>
          </table:table-cell>
          <table:table-cell office:value-type="float" office:value="0.044799" calcext:value-type="float">
            <text:p>0.044799</text:p>
          </table:table-cell>
          <table:table-cell office:value-type="float" office:value="0.025267" calcext:value-type="float">
            <text:p>0.02526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1496" calcext:value-type="float">
            <text:p>1.341496</text:p>
          </table:table-cell>
          <table:table-cell office:value-type="float" office:value="0.045881" calcext:value-type="float">
            <text:p>0.045881</text:p>
          </table:table-cell>
          <table:table-cell office:value-type="float" office:value="0.023467" calcext:value-type="float">
            <text:p>0.02346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1563" calcext:value-type="float">
            <text:p>1.341563</text:p>
          </table:table-cell>
          <table:table-cell office:value-type="float" office:value="0.046793" calcext:value-type="float">
            <text:p>0.046793</text:p>
          </table:table-cell>
          <table:table-cell office:value-type="float" office:value="0.03029" calcext:value-type="float">
            <text:p>0.0302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0.047505" calcext:value-type="float">
            <text:p>0.047505</text:p>
          </table:table-cell>
          <table:table-cell office:value-type="float" office:value="0.019918" calcext:value-type="float">
            <text:p>0.01991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1696" calcext:value-type="float">
            <text:p>1.341696</text:p>
          </table:table-cell>
          <table:table-cell office:value-type="float" office:value="0.047909" calcext:value-type="float">
            <text:p>0.047909</text:p>
          </table:table-cell>
          <table:table-cell office:value-type="float" office:value="0.021498" calcext:value-type="float">
            <text:p>0.02149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1762" calcext:value-type="float">
            <text:p>1.341762</text:p>
          </table:table-cell>
          <table:table-cell office:value-type="float" office:value="0.048249" calcext:value-type="float">
            <text:p>0.048249</text:p>
          </table:table-cell>
          <table:table-cell office:value-type="float" office:value="0.021375" calcext:value-type="float">
            <text:p>0.02137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1828" calcext:value-type="float">
            <text:p>1.341828</text:p>
          </table:table-cell>
          <table:table-cell office:value-type="float" office:value="0.047558" calcext:value-type="float">
            <text:p>0.047558</text:p>
          </table:table-cell>
          <table:table-cell office:value-type="float" office:value="0.022982" calcext:value-type="float">
            <text:p>0.02298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1892" calcext:value-type="float">
            <text:p>1.341892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0.021154" calcext:value-type="float">
            <text:p>0.02115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1957" calcext:value-type="float">
            <text:p>1.341957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17571" calcext:value-type="float">
            <text:p>0.01757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2021" calcext:value-type="float">
            <text:p>1.342021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0.017395" calcext:value-type="float">
            <text:p>0.01739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2084" calcext:value-type="float">
            <text:p>1.342084</text:p>
          </table:table-cell>
          <table:table-cell office:value-type="float" office:value="0.039841" calcext:value-type="float">
            <text:p>0.039841</text:p>
          </table:table-cell>
          <table:table-cell office:value-type="float" office:value="0.015489" calcext:value-type="float">
            <text:p>0.01548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2147" calcext:value-type="float">
            <text:p>1.342147</text:p>
          </table:table-cell>
          <table:table-cell office:value-type="float" office:value="0.036437" calcext:value-type="float">
            <text:p>0.036437</text:p>
          </table:table-cell>
          <table:table-cell office:value-type="float" office:value="0.020476" calcext:value-type="float">
            <text:p>0.02047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2209" calcext:value-type="float">
            <text:p>1.342209</text:p>
          </table:table-cell>
          <table:table-cell office:value-type="float" office:value="0.032739" calcext:value-type="float">
            <text:p>0.032739</text:p>
          </table:table-cell>
          <table:table-cell office:value-type="float" office:value="0.015163" calcext:value-type="float">
            <text:p>0.01516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2271" calcext:value-type="float">
            <text:p>1.342271</text:p>
          </table:table-cell>
          <table:table-cell office:value-type="float" office:value="0.02863" calcext:value-type="float">
            <text:p>0.02863</text:p>
          </table:table-cell>
          <table:table-cell office:value-type="float" office:value="0.01669" calcext:value-type="float">
            <text:p>0.0166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2332" calcext:value-type="float">
            <text:p>1.342332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18244" calcext:value-type="float">
            <text:p>0.01824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2393" calcext:value-type="float">
            <text:p>1.342393</text:p>
          </table:table-cell>
          <table:table-cell office:value-type="float" office:value="0.019076" calcext:value-type="float">
            <text:p>0.019076</text:p>
          </table:table-cell>
          <table:table-cell office:value-type="float" office:value="0.014634" calcext:value-type="float">
            <text:p>0.01463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2453" calcext:value-type="float">
            <text:p>1.342453</text:p>
          </table:table-cell>
          <table:table-cell office:value-type="float" office:value="0.014771" calcext:value-type="float">
            <text:p>0.014771</text:p>
          </table:table-cell>
          <table:table-cell office:value-type="float" office:value="0.016161" calcext:value-type="float">
            <text:p>0.01616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2513" calcext:value-type="float">
            <text:p>1.342513</text:p>
          </table:table-cell>
          <table:table-cell office:value-type="float" office:value="0.011815" calcext:value-type="float">
            <text:p>0.011815</text:p>
          </table:table-cell>
          <table:table-cell office:value-type="float" office:value="0.017715" calcext:value-type="float">
            <text:p>0.01771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2572" calcext:value-type="float">
            <text:p>1.342572</text:p>
          </table:table-cell>
          <table:table-cell office:value-type="float" office:value="0.009833" calcext:value-type="float">
            <text:p>0.009833</text:p>
          </table:table-cell>
          <table:table-cell office:value-type="float" office:value="0.019295" calcext:value-type="float">
            <text:p>0.01929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2631" calcext:value-type="float">
            <text:p>1.34263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917" calcext:value-type="float">
            <text:p>0.0191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69" calcext:value-type="float">
            <text:p>1.34269</text:p>
          </table:table-cell>
          <table:table-cell office:value-type="float" office:value="0.006984" calcext:value-type="float">
            <text:p>0.006984</text:p>
          </table:table-cell>
          <table:table-cell office:value-type="float" office:value="0.024236" calcext:value-type="float">
            <text:p>0.02423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2748" calcext:value-type="float">
            <text:p>1.342748</text:p>
          </table:table-cell>
          <table:table-cell office:value-type="float" office:value="0.007377" calcext:value-type="float">
            <text:p>0.007377</text:p>
          </table:table-cell>
          <table:table-cell office:value-type="float" office:value="0.020731" calcext:value-type="float">
            <text:p>0.02073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805" calcext:value-type="float">
            <text:p>1.342805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.024092" calcext:value-type="float">
            <text:p>0.02409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2862" calcext:value-type="float">
            <text:p>1.342862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18857" calcext:value-type="float">
            <text:p>0.01885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2919" calcext:value-type="float">
            <text:p>1.342919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029112" calcext:value-type="float">
            <text:p>0.02911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2975" calcext:value-type="float">
            <text:p>1.342975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.020495" calcext:value-type="float">
            <text:p>0.02049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3031" calcext:value-type="float">
            <text:p>1.343031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27317" calcext:value-type="float">
            <text:p>0.02731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3086" calcext:value-type="float">
            <text:p>1.343086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30783" calcext:value-type="float">
            <text:p>0.03078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3141" calcext:value-type="float">
            <text:p>1.343141</text:p>
          </table:table-cell>
          <table:table-cell office:value-type="float" office:value="0.015579" calcext:value-type="float">
            <text:p>0.015579</text:p>
          </table:table-cell>
          <table:table-cell office:value-type="float" office:value="0.025652" calcext:value-type="float">
            <text:p>0.02565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3195" calcext:value-type="float">
            <text:p>1.343195</text:p>
          </table:table-cell>
          <table:table-cell office:value-type="float" office:value="0.018659" calcext:value-type="float">
            <text:p>0.018659</text:p>
          </table:table-cell>
          <table:table-cell office:value-type="float" office:value="0.027362" calcext:value-type="float">
            <text:p>0.02736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3249" calcext:value-type="float">
            <text:p>1.343249</text:p>
          </table:table-cell>
          <table:table-cell office:value-type="float" office:value="0.021117" calcext:value-type="float">
            <text:p>0.021117</text:p>
          </table:table-cell>
          <table:table-cell office:value-type="float" office:value="0.025639" calcext:value-type="float">
            <text:p>0.02563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3303" calcext:value-type="float">
            <text:p>1.343303</text:p>
          </table:table-cell>
          <table:table-cell office:value-type="float" office:value="0.023762" calcext:value-type="float">
            <text:p>0.023762</text:p>
          </table:table-cell>
          <table:table-cell office:value-type="float" office:value="0.025619" calcext:value-type="float">
            <text:p>0.02561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3356" calcext:value-type="float">
            <text:p>1.343356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029059" calcext:value-type="float">
            <text:p>0.02905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3409" calcext:value-type="float">
            <text:p>1.343409</text:p>
          </table:table-cell>
          <table:table-cell office:value-type="float" office:value="0.028923" calcext:value-type="float">
            <text:p>0.028923</text:p>
          </table:table-cell>
          <table:table-cell office:value-type="float" office:value="0.025631" calcext:value-type="float">
            <text:p>0.02563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3461" calcext:value-type="float">
            <text:p>1.343461</text:p>
          </table:table-cell>
          <table:table-cell office:value-type="float" office:value="0.030933" calcext:value-type="float">
            <text:p>0.030933</text:p>
          </table:table-cell>
          <table:table-cell office:value-type="float" office:value="0.023881" calcext:value-type="float">
            <text:p>0.02388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3513" calcext:value-type="float">
            <text:p>1.343513</text:p>
          </table:table-cell>
          <table:table-cell office:value-type="float" office:value="0.033453" calcext:value-type="float">
            <text:p>0.033453</text:p>
          </table:table-cell>
          <table:table-cell office:value-type="float" office:value="0.023835" calcext:value-type="float">
            <text:p>0.02383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3564" calcext:value-type="float">
            <text:p>1.343564</text:p>
          </table:table-cell>
          <table:table-cell office:value-type="float" office:value="0.035179" calcext:value-type="float">
            <text:p>0.035179</text:p>
          </table:table-cell>
          <table:table-cell office:value-type="float" office:value="0.022058" calcext:value-type="float">
            <text:p>0.02205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3615" calcext:value-type="float">
            <text:p>1.343615</text:p>
          </table:table-cell>
          <table:table-cell office:value-type="float" office:value="0.036878" calcext:value-type="float">
            <text:p>0.036878</text:p>
          </table:table-cell>
          <table:table-cell office:value-type="float" office:value="0.027175" calcext:value-type="float">
            <text:p>0.02717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3666" calcext:value-type="float">
            <text:p>1.343666</text:p>
          </table:table-cell>
          <table:table-cell office:value-type="float" office:value="0.038263" calcext:value-type="float">
            <text:p>0.038263</text:p>
          </table:table-cell>
          <table:table-cell office:value-type="float" office:value="0.016801" calcext:value-type="float">
            <text:p>0.01680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3716" calcext:value-type="float">
            <text:p>1.343716</text:p>
          </table:table-cell>
          <table:table-cell office:value-type="float" office:value="0.039124" calcext:value-type="float">
            <text:p>0.039124</text:p>
          </table:table-cell>
          <table:table-cell office:value-type="float" office:value="0.02011" calcext:value-type="float">
            <text:p>0.0201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3766" calcext:value-type="float">
            <text:p>1.343766</text:p>
          </table:table-cell>
          <table:table-cell office:value-type="float" office:value="0.038966" calcext:value-type="float">
            <text:p>0.038966</text:p>
          </table:table-cell>
          <table:table-cell office:value-type="float" office:value="0.018281" calcext:value-type="float">
            <text:p>0.01828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3815" calcext:value-type="float">
            <text:p>1.343815</text:p>
          </table:table-cell>
          <table:table-cell office:value-type="float" office:value="0.038266" calcext:value-type="float">
            <text:p>0.038266</text:p>
          </table:table-cell>
          <table:table-cell office:value-type="float" office:value="0.014696" calcext:value-type="float">
            <text:p>0.01469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3864" calcext:value-type="float">
            <text:p>1.343864</text:p>
          </table:table-cell>
          <table:table-cell office:value-type="float" office:value="0.036913" calcext:value-type="float">
            <text:p>0.036913</text:p>
          </table:table-cell>
          <table:table-cell office:value-type="float" office:value="0.016248" calcext:value-type="float">
            <text:p>0.01624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3913" calcext:value-type="float">
            <text:p>1.343913</text:p>
          </table:table-cell>
          <table:table-cell office:value-type="float" office:value="0.035128" calcext:value-type="float">
            <text:p>0.035128</text:p>
          </table:table-cell>
          <table:table-cell office:value-type="float" office:value="0.019556" calcext:value-type="float">
            <text:p>0.01955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3961" calcext:value-type="float">
            <text:p>1.343961</text:p>
          </table:table-cell>
          <table:table-cell office:value-type="float" office:value="0.032959" calcext:value-type="float">
            <text:p>0.032959</text:p>
          </table:table-cell>
          <table:table-cell office:value-type="float" office:value="0.014267" calcext:value-type="float">
            <text:p>0.01426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4009" calcext:value-type="float">
            <text:p>1.344009</text:p>
          </table:table-cell>
          <table:table-cell office:value-type="float" office:value="0.030452" calcext:value-type="float">
            <text:p>0.030452</text:p>
          </table:table-cell>
          <table:table-cell office:value-type="float" office:value="0.015819" calcext:value-type="float">
            <text:p>0.01581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4057" calcext:value-type="float">
            <text:p>1.344057</text:p>
          </table:table-cell>
          <table:table-cell office:value-type="float" office:value="0.027419" calcext:value-type="float">
            <text:p>0.027419</text:p>
          </table:table-cell>
          <table:table-cell office:value-type="float" office:value="0.013938" calcext:value-type="float">
            <text:p>0.01393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4104" calcext:value-type="float">
            <text:p>1.344104</text:p>
          </table:table-cell>
          <table:table-cell office:value-type="float" office:value="0.023008" calcext:value-type="float">
            <text:p>0.023008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4151" calcext:value-type="float">
            <text:p>1.344151</text:p>
          </table:table-cell>
          <table:table-cell office:value-type="float" office:value="0.019725" calcext:value-type="float">
            <text:p>0.019725</text:p>
          </table:table-cell>
          <table:table-cell office:value-type="float" office:value="0.010069" calcext:value-type="float">
            <text:p>0.01006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4197" calcext:value-type="float">
            <text:p>1.344197</text:p>
          </table:table-cell>
          <table:table-cell office:value-type="float" office:value="0.016605" calcext:value-type="float">
            <text:p>0.016605</text:p>
          </table:table-cell>
          <table:table-cell office:value-type="float" office:value="0.013299" calcext:value-type="float">
            <text:p>0.01329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4243" calcext:value-type="float">
            <text:p>1.344243</text:p>
          </table:table-cell>
          <table:table-cell office:value-type="float" office:value="0.012353" calcext:value-type="float">
            <text:p>0.012353</text:p>
          </table:table-cell>
          <table:table-cell office:value-type="float" office:value="0.016581" calcext:value-type="float">
            <text:p>0.01658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4289" calcext:value-type="float">
            <text:p>1.344289</text:p>
          </table:table-cell>
          <table:table-cell office:value-type="float" office:value="0.008224" calcext:value-type="float">
            <text:p>0.008224</text:p>
          </table:table-cell>
          <table:table-cell office:value-type="float" office:value="0.016455" calcext:value-type="float">
            <text:p>0.01645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4334" calcext:value-type="float">
            <text:p>1.344334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0.014599" calcext:value-type="float">
            <text:p>0.01459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4379" calcext:value-type="float">
            <text:p>1.344379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14447" calcext:value-type="float">
            <text:p>0.01444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4424" calcext:value-type="float">
            <text:p>1.344424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17755" calcext:value-type="float">
            <text:p>0.01775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4468" calcext:value-type="float">
            <text:p>1.344468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0.019385" calcext:value-type="float">
            <text:p>0.01938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4512" calcext:value-type="float">
            <text:p>1.344512</text:p>
          </table:table-cell>
          <table:table-cell office:value-type="float" office:value="-0.001345" calcext:value-type="float">
            <text:p>-0.001345</text:p>
          </table:table-cell>
          <table:table-cell office:value-type="float" office:value="0.017582" calcext:value-type="float">
            <text:p>0.01758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555" calcext:value-type="float">
            <text:p>1.344555</text:p>
          </table:table-cell>
          <table:table-cell office:value-type="float" office:value="-0.000468" calcext:value-type="float">
            <text:p>-0.000468</text:p>
          </table:table-cell>
          <table:table-cell office:value-type="float" office:value="0.022672" calcext:value-type="float">
            <text:p>0.02267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598" calcext:value-type="float">
            <text:p>1.344598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22651" calcext:value-type="float">
            <text:p>0.02265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4641" calcext:value-type="float">
            <text:p>1.344641</text:p>
          </table:table-cell>
          <table:table-cell office:value-type="float" office:value="0.001859" calcext:value-type="float">
            <text:p>0.001859</text:p>
          </table:table-cell>
          <table:table-cell office:value-type="float" office:value="0.020899" calcext:value-type="float">
            <text:p>0.02089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684" calcext:value-type="float">
            <text:p>1.344684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22582" calcext:value-type="float">
            <text:p>0.02258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726" calcext:value-type="float">
            <text:p>1.344726</text:p>
          </table:table-cell>
          <table:table-cell office:value-type="float" office:value="0.005285" calcext:value-type="float">
            <text:p>0.005285</text:p>
          </table:table-cell>
          <table:table-cell office:value-type="float" office:value="0.024291" calcext:value-type="float">
            <text:p>0.02429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768" calcext:value-type="float">
            <text:p>1.344768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24295" calcext:value-type="float">
            <text:p>0.02429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809" calcext:value-type="float">
            <text:p>1.344809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2603" calcext:value-type="float">
            <text:p>0.0260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0.026061" calcext:value-type="float">
            <text:p>0.02606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4891" calcext:value-type="float">
            <text:p>1.344891</text:p>
          </table:table-cell>
          <table:table-cell office:value-type="float" office:value="0.014499" calcext:value-type="float">
            <text:p>0.014499</text:p>
          </table:table-cell>
          <table:table-cell office:value-type="float" office:value="0.027822" calcext:value-type="float">
            <text:p>0.02782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932" calcext:value-type="float">
            <text:p>1.344932</text:p>
          </table:table-cell>
          <table:table-cell office:value-type="float" office:value="0.016773" calcext:value-type="float">
            <text:p>0.016773</text:p>
          </table:table-cell>
          <table:table-cell office:value-type="float" office:value="0.022689" calcext:value-type="float">
            <text:p>0.02268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972" calcext:value-type="float">
            <text:p>1.344972</text:p>
          </table:table-cell>
          <table:table-cell office:value-type="float" office:value="0.018829" calcext:value-type="float">
            <text:p>0.018829</text:p>
          </table:table-cell>
          <table:table-cell office:value-type="float" office:value="0.024398" calcext:value-type="float">
            <text:p>0.02439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5012" calcext:value-type="float">
            <text:p>1.345012</text:p>
          </table:table-cell>
          <table:table-cell office:value-type="float" office:value="0.021528" calcext:value-type="float">
            <text:p>0.021528</text:p>
          </table:table-cell>
          <table:table-cell office:value-type="float" office:value="0.026132" calcext:value-type="float">
            <text:p>0.02613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051" calcext:value-type="float">
            <text:p>1.345051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020973" calcext:value-type="float">
            <text:p>0.02097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091" calcext:value-type="float">
            <text:p>1.345091</text:p>
          </table:table-cell>
          <table:table-cell office:value-type="float" office:value="0.024826" calcext:value-type="float">
            <text:p>0.024826</text:p>
          </table:table-cell>
          <table:table-cell office:value-type="float" office:value="0.020925" calcext:value-type="float">
            <text:p>0.02092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129" calcext:value-type="float">
            <text:p>1.345129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0.022608" calcext:value-type="float">
            <text:p>0.02260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168" calcext:value-type="float">
            <text:p>1.345168</text:p>
          </table:table-cell>
          <table:table-cell office:value-type="float" office:value="0.026909" calcext:value-type="float">
            <text:p>0.026909</text:p>
          </table:table-cell>
          <table:table-cell office:value-type="float" office:value="0.020856" calcext:value-type="float">
            <text:p>0.02085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206" calcext:value-type="float">
            <text:p>1.345206</text:p>
          </table:table-cell>
          <table:table-cell office:value-type="float" office:value="0.027612" calcext:value-type="float">
            <text:p>0.027612</text:p>
          </table:table-cell>
          <table:table-cell office:value-type="float" office:value="0.019078" calcext:value-type="float">
            <text:p>0.01907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244" calcext:value-type="float">
            <text:p>1.345244</text:p>
          </table:table-cell>
          <table:table-cell office:value-type="float" office:value="0.028289" calcext:value-type="float">
            <text:p>0.028289</text:p>
          </table:table-cell>
          <table:table-cell office:value-type="float" office:value="0.020734" calcext:value-type="float">
            <text:p>0.02073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282" calcext:value-type="float">
            <text:p>1.345282</text:p>
          </table:table-cell>
          <table:table-cell office:value-type="float" office:value="0.028468" calcext:value-type="float">
            <text:p>0.028468</text:p>
          </table:table-cell>
          <table:table-cell office:value-type="float" office:value="0.018956" calcext:value-type="float">
            <text:p>0.018956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32" calcext:value-type="float">
            <text:p>1.34532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017151" calcext:value-type="float">
            <text:p>0.01715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357" calcext:value-type="float">
            <text:p>1.345357</text:p>
          </table:table-cell>
          <table:table-cell office:value-type="float" office:value="0.028955" calcext:value-type="float">
            <text:p>0.028955</text:p>
          </table:table-cell>
          <table:table-cell office:value-type="float" office:value="0.020511" calcext:value-type="float">
            <text:p>0.02051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393" calcext:value-type="float">
            <text:p>1.345393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18733" calcext:value-type="float">
            <text:p>0.01873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543" calcext:value-type="float">
            <text:p>1.34543</text:p>
          </table:table-cell>
          <table:table-cell office:value-type="float" office:value="0.028292" calcext:value-type="float">
            <text:p>0.028292</text:p>
          </table:table-cell>
          <table:table-cell office:value-type="float" office:value="0.015198" calcext:value-type="float">
            <text:p>0.01519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466" calcext:value-type="float">
            <text:p>1.345466</text:p>
          </table:table-cell>
          <table:table-cell office:value-type="float" office:value="0.027194" calcext:value-type="float">
            <text:p>0.027194</text:p>
          </table:table-cell>
          <table:table-cell office:value-type="float" office:value="0.016801" calcext:value-type="float">
            <text:p>0.01680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502" calcext:value-type="float">
            <text:p>1.345502</text:p>
          </table:table-cell>
          <table:table-cell office:value-type="float" office:value="0.025778" calcext:value-type="float">
            <text:p>0.025778</text:p>
          </table:table-cell>
          <table:table-cell office:value-type="float" office:value="0.016701" calcext:value-type="float">
            <text:p>0.01670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5538" calcext:value-type="float">
            <text:p>1.345538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1487" calcext:value-type="float">
            <text:p>0.0148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5573" calcext:value-type="float">
            <text:p>1.345573</text:p>
          </table:table-cell>
          <table:table-cell office:value-type="float" office:value="0.021866" calcext:value-type="float">
            <text:p>0.021866</text:p>
          </table:table-cell>
          <table:table-cell office:value-type="float" office:value="0.013013" calcext:value-type="float">
            <text:p>0.01301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608" calcext:value-type="float">
            <text:p>1.345608</text:p>
          </table:table-cell>
          <table:table-cell office:value-type="float" office:value="0.020952" calcext:value-type="float">
            <text:p>0.020952</text:p>
          </table:table-cell>
          <table:table-cell office:value-type="float" office:value="0.01632" calcext:value-type="float">
            <text:p>0.0163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643" calcext:value-type="float">
            <text:p>1.345643</text:p>
          </table:table-cell>
          <table:table-cell office:value-type="float" office:value="0.019474" calcext:value-type="float">
            <text:p>0.019474</text:p>
          </table:table-cell>
          <table:table-cell office:value-type="float" office:value="0.016219" calcext:value-type="float">
            <text:p>0.01621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5678" calcext:value-type="float">
            <text:p>1.345678</text:p>
          </table:table-cell>
          <table:table-cell office:value-type="float" office:value="0.017628" calcext:value-type="float">
            <text:p>0.017628</text:p>
          </table:table-cell>
          <table:table-cell office:value-type="float" office:value="0.014388" calcext:value-type="float">
            <text:p>0.01438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5712" calcext:value-type="float">
            <text:p>1.345712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4261" calcext:value-type="float">
            <text:p>0.01426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746" calcext:value-type="float">
            <text:p>1.345746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15864" calcext:value-type="float">
            <text:p>0.01586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578" calcext:value-type="float">
            <text:p>1.34578</text:p>
          </table:table-cell>
          <table:table-cell office:value-type="float" office:value="0.012737" calcext:value-type="float">
            <text:p>0.012737</text:p>
          </table:table-cell>
          <table:table-cell office:value-type="float" office:value="0.014033" calcext:value-type="float">
            <text:p>0.01403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813" calcext:value-type="float">
            <text:p>1.345813</text:p>
          </table:table-cell>
          <table:table-cell office:value-type="float" office:value="0.011133" calcext:value-type="float">
            <text:p>0.011133</text:p>
          </table:table-cell>
          <table:table-cell office:value-type="float" office:value="0.017366" calcext:value-type="float">
            <text:p>0.01736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846" calcext:value-type="float">
            <text:p>1.345846</text:p>
          </table:table-cell>
          <table:table-cell office:value-type="float" office:value="0.010495" calcext:value-type="float">
            <text:p>0.010495</text:p>
          </table:table-cell>
          <table:table-cell office:value-type="float" office:value="0.017291" calcext:value-type="float">
            <text:p>0.01729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5879" calcext:value-type="float">
            <text:p>1.345879</text:p>
          </table:table-cell>
          <table:table-cell office:value-type="float" office:value="0.010198" calcext:value-type="float">
            <text:p>0.010198</text:p>
          </table:table-cell>
          <table:table-cell office:value-type="float" office:value="0.031056" calcext:value-type="float">
            <text:p>0.031056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45912" calcext:value-type="float">
            <text:p>1.345912</text:p>
          </table:table-cell>
          <table:table-cell office:value-type="float" office:value="0.009547" calcext:value-type="float">
            <text:p>0.009547</text:p>
          </table:table-cell>
          <table:table-cell office:value-type="float" office:value="0.001781" calcext:value-type="float">
            <text:p>0.00178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944" calcext:value-type="float">
            <text:p>1.345944</text:p>
          </table:table-cell>
          <table:table-cell office:value-type="float" office:value="0.009636" calcext:value-type="float">
            <text:p>0.009636</text:p>
          </table:table-cell>
          <table:table-cell office:value-type="float" office:value="0.01877" calcext:value-type="float">
            <text:p>0.0187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976" calcext:value-type="float">
            <text:p>1.345976</text:p>
          </table:table-cell>
          <table:table-cell office:value-type="float" office:value="0.009657" calcext:value-type="float">
            <text:p>0.009657</text:p>
          </table:table-cell>
          <table:table-cell office:value-type="float" office:value="0.020451" calcext:value-type="float">
            <text:p>0.02045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008" calcext:value-type="float">
            <text:p>1.346008</text:p>
          </table:table-cell>
          <table:table-cell office:value-type="float" office:value="0.009706" calcext:value-type="float">
            <text:p>0.009706</text:p>
          </table:table-cell>
          <table:table-cell office:value-type="float" office:value="0.020429" calcext:value-type="float">
            <text:p>0.02042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04" calcext:value-type="float">
            <text:p>1.34604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6946" calcext:value-type="float">
            <text:p>0.01694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071" calcext:value-type="float">
            <text:p>1.346071</text:p>
          </table:table-cell>
          <table:table-cell office:value-type="float" office:value="0.012223" calcext:value-type="float">
            <text:p>0.012223</text:p>
          </table:table-cell>
          <table:table-cell office:value-type="float" office:value="0.022061" calcext:value-type="float">
            <text:p>0.02206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102" calcext:value-type="float">
            <text:p>1.346102</text:p>
          </table:table-cell>
          <table:table-cell office:value-type="float" office:value="0.013018" calcext:value-type="float">
            <text:p>0.013018</text:p>
          </table:table-cell>
          <table:table-cell office:value-type="float" office:value="0.018605" calcext:value-type="float">
            <text:p>0.01860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133" calcext:value-type="float">
            <text:p>1.346133</text:p>
          </table:table-cell>
          <table:table-cell office:value-type="float" office:value="0.014129" calcext:value-type="float">
            <text:p>0.014129</text:p>
          </table:table-cell>
          <table:table-cell office:value-type="float" office:value="0.023746" calcext:value-type="float">
            <text:p>0.02374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164" calcext:value-type="float">
            <text:p>1.346164</text:p>
          </table:table-cell>
          <table:table-cell office:value-type="float" office:value="0.014255" calcext:value-type="float">
            <text:p>0.014255</text:p>
          </table:table-cell>
          <table:table-cell office:value-type="float" office:value="0.018586" calcext:value-type="float">
            <text:p>0.01858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194" calcext:value-type="float">
            <text:p>1.346194</text:p>
          </table:table-cell>
          <table:table-cell office:value-type="float" office:value="0.015292" calcext:value-type="float">
            <text:p>0.015292</text:p>
          </table:table-cell>
          <table:table-cell office:value-type="float" office:value="0.020267" calcext:value-type="float">
            <text:p>0.02026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224" calcext:value-type="float">
            <text:p>1.346224</text:p>
          </table:table-cell>
          <table:table-cell office:value-type="float" office:value="0.016573" calcext:value-type="float">
            <text:p>0.016573</text:p>
          </table:table-cell>
          <table:table-cell office:value-type="float" office:value="0.020244" calcext:value-type="float">
            <text:p>0.02024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254" calcext:value-type="float">
            <text:p>1.346254</text:p>
          </table:table-cell>
          <table:table-cell office:value-type="float" office:value="0.016862" calcext:value-type="float">
            <text:p>0.016862</text:p>
          </table:table-cell>
          <table:table-cell office:value-type="float" office:value="0.020221" calcext:value-type="float">
            <text:p>0.02022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284" calcext:value-type="float">
            <text:p>1.346284</text:p>
          </table:table-cell>
          <table:table-cell office:value-type="float" office:value="0.017166" calcext:value-type="float">
            <text:p>0.017166</text:p>
          </table:table-cell>
          <table:table-cell office:value-type="float" office:value="0.020198" calcext:value-type="float">
            <text:p>0.02019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313" calcext:value-type="float">
            <text:p>1.346313</text:p>
          </table:table-cell>
          <table:table-cell office:value-type="float" office:value="0.016959" calcext:value-type="float">
            <text:p>0.016959</text:p>
          </table:table-cell>
          <table:table-cell office:value-type="float" office:value="0.016715" calcext:value-type="float">
            <text:p>0.01671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343" calcext:value-type="float">
            <text:p>1.346343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01491" calcext:value-type="float">
            <text:p>0.0149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372" calcext:value-type="float">
            <text:p>1.346372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0.021729" calcext:value-type="float">
            <text:p>0.02172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4" calcext:value-type="float">
            <text:p>1.3464</text:p>
          </table:table-cell>
          <table:table-cell office:value-type="float" office:value="0.015998" calcext:value-type="float">
            <text:p>0.015998</text:p>
          </table:table-cell>
          <table:table-cell office:value-type="float" office:value="0.016542" calcext:value-type="float">
            <text:p>0.01654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429" calcext:value-type="float">
            <text:p>1.346429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21657" calcext:value-type="float">
            <text:p>0.021657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6457" calcext:value-type="float">
            <text:p>1.346457</text:p>
          </table:table-cell>
          <table:table-cell office:value-type="float" office:value="0.016079" calcext:value-type="float">
            <text:p>0.016079</text:p>
          </table:table-cell>
          <table:table-cell office:value-type="float" office:value="0.01647" calcext:value-type="float">
            <text:p>0.0164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485" calcext:value-type="float">
            <text:p>1.346485</text:p>
          </table:table-cell>
          <table:table-cell office:value-type="float" office:value="0.015463" calcext:value-type="float">
            <text:p>0.015463</text:p>
          </table:table-cell>
          <table:table-cell office:value-type="float" office:value="0.021584" calcext:value-type="float">
            <text:p>0.02158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513" calcext:value-type="float">
            <text:p>1.346513</text:p>
          </table:table-cell>
          <table:table-cell office:value-type="float" office:value="0.015277" calcext:value-type="float">
            <text:p>0.015277</text:p>
          </table:table-cell>
          <table:table-cell office:value-type="float" office:value="0.018128" calcext:value-type="float">
            <text:p>0.01812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541" calcext:value-type="float">
            <text:p>1.346541</text:p>
          </table:table-cell>
          <table:table-cell office:value-type="float" office:value="0.015241" calcext:value-type="float">
            <text:p>0.015241</text:p>
          </table:table-cell>
          <table:table-cell office:value-type="float" office:value="0.018078" calcext:value-type="float">
            <text:p>0.01807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568" calcext:value-type="float">
            <text:p>1.346568</text:p>
          </table:table-cell>
          <table:table-cell office:value-type="float" office:value="0.015874" calcext:value-type="float">
            <text:p>0.015874</text:p>
          </table:table-cell>
          <table:table-cell office:value-type="float" office:value="0.018029" calcext:value-type="float">
            <text:p>0.01802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595" calcext:value-type="float">
            <text:p>1.346595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2144" calcext:value-type="float">
            <text:p>0.0214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6622" calcext:value-type="float">
            <text:p>1.346622</text:p>
          </table:table-cell>
          <table:table-cell office:value-type="float" office:value="0.014986" calcext:value-type="float">
            <text:p>0.014986</text:p>
          </table:table-cell>
          <table:table-cell office:value-type="float" office:value="0.014523" calcext:value-type="float">
            <text:p>0.01452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649" calcext:value-type="float">
            <text:p>1.346649</text:p>
          </table:table-cell>
          <table:table-cell office:value-type="float" office:value="0.015274" calcext:value-type="float">
            <text:p>0.015274</text:p>
          </table:table-cell>
          <table:table-cell office:value-type="float" office:value="0.021341" calcext:value-type="float">
            <text:p>0.02134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676" calcext:value-type="float">
            <text:p>1.346676</text:p>
          </table:table-cell>
          <table:table-cell office:value-type="float" office:value="0.014871" calcext:value-type="float">
            <text:p>0.014871</text:p>
          </table:table-cell>
          <table:table-cell office:value-type="float" office:value="0.017884" calcext:value-type="float">
            <text:p>0.01788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702" calcext:value-type="float">
            <text:p>1.346702</text:p>
          </table:table-cell>
          <table:table-cell office:value-type="float" office:value="0.014755" calcext:value-type="float">
            <text:p>0.014755</text:p>
          </table:table-cell>
          <table:table-cell office:value-type="float" office:value="0.017835" calcext:value-type="float">
            <text:p>0.01783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728" calcext:value-type="float">
            <text:p>1.346728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9515" calcext:value-type="float">
            <text:p>0.01951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754" calcext:value-type="float">
            <text:p>1.346754</text:p>
          </table:table-cell>
          <table:table-cell office:value-type="float" office:value="0.015846" calcext:value-type="float">
            <text:p>0.015846</text:p>
          </table:table-cell>
          <table:table-cell office:value-type="float" office:value="0.017762" calcext:value-type="float">
            <text:p>0.01776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78" calcext:value-type="float">
            <text:p>1.34678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0.021172" calcext:value-type="float">
            <text:p>0.02117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805" calcext:value-type="float">
            <text:p>1.346805</text:p>
          </table:table-cell>
          <table:table-cell office:value-type="float" office:value="0.015476" calcext:value-type="float">
            <text:p>0.015476</text:p>
          </table:table-cell>
          <table:table-cell office:value-type="float" office:value="0.021175" calcext:value-type="float">
            <text:p>0.02117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831" calcext:value-type="float">
            <text:p>1.346831</text:p>
          </table:table-cell>
          <table:table-cell office:value-type="float" office:value="0.015564" calcext:value-type="float">
            <text:p>0.015564</text:p>
          </table:table-cell>
          <table:table-cell office:value-type="float" office:value="0.017718" calcext:value-type="float">
            <text:p>0.01771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856" calcext:value-type="float">
            <text:p>1.346856</text:p>
          </table:table-cell>
          <table:table-cell office:value-type="float" office:value="0.015398" calcext:value-type="float">
            <text:p>0.015398</text:p>
          </table:table-cell>
          <table:table-cell office:value-type="float" office:value="0.017669" calcext:value-type="float">
            <text:p>0.01766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881" calcext:value-type="float">
            <text:p>1.346881</text:p>
          </table:table-cell>
          <table:table-cell office:value-type="float" office:value="0.015204" calcext:value-type="float">
            <text:p>0.015204</text:p>
          </table:table-cell>
          <table:table-cell office:value-type="float" office:value="0.019349" calcext:value-type="float">
            <text:p>0.01934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905" calcext:value-type="float">
            <text:p>1.346905</text:p>
          </table:table-cell>
          <table:table-cell office:value-type="float" office:value="0.014462" calcext:value-type="float">
            <text:p>0.014462</text:p>
          </table:table-cell>
          <table:table-cell office:value-type="float" office:value="0.021056" calcext:value-type="float">
            <text:p>0.02105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93" calcext:value-type="float">
            <text:p>1.34693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19328" calcext:value-type="float">
            <text:p>0.01932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954" calcext:value-type="float">
            <text:p>1.346954</text:p>
          </table:table-cell>
          <table:table-cell office:value-type="float" office:value="0.013553" calcext:value-type="float">
            <text:p>0.013553</text:p>
          </table:table-cell>
          <table:table-cell office:value-type="float" office:value="0.019305" calcext:value-type="float">
            <text:p>0.01930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978" calcext:value-type="float">
            <text:p>1.346978</text:p>
          </table:table-cell>
          <table:table-cell office:value-type="float" office:value="0.012703" calcext:value-type="float">
            <text:p>0.012703</text:p>
          </table:table-cell>
          <table:table-cell office:value-type="float" office:value="0.019282" calcext:value-type="float">
            <text:p>0.01928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7002" calcext:value-type="float">
            <text:p>1.347002</text:p>
          </table:table-cell>
          <table:table-cell office:value-type="float" office:value="0.012316" calcext:value-type="float">
            <text:p>0.012316</text:p>
          </table:table-cell>
          <table:table-cell office:value-type="float" office:value="0.019258" calcext:value-type="float">
            <text:p>0.01925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7026" calcext:value-type="float">
            <text:p>1.347026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0.019235" calcext:value-type="float">
            <text:p>0.01923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705" calcext:value-type="float">
            <text:p>1.34705</text:p>
          </table:table-cell>
          <table:table-cell office:value-type="float" office:value="0.010817" calcext:value-type="float">
            <text:p>0.010817</text:p>
          </table:table-cell>
          <table:table-cell office:value-type="float" office:value="0.020941" calcext:value-type="float">
            <text:p>0.02094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972" calcext:value-type="float">
            <text:p>1.346972</text:p>
          </table:table-cell>
          <table:table-cell office:value-type="float" office:value="0.010287" calcext:value-type="float">
            <text:p>0.010287</text:p>
          </table:table-cell>
          <table:table-cell office:value-type="float" office:value="0.019227" calcext:value-type="float">
            <text:p>0.01922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788" calcext:value-type="float">
            <text:p>1.346788</text:p>
          </table:table-cell>
          <table:table-cell office:value-type="float" office:value="0.010609" calcext:value-type="float">
            <text:p>0.010609</text:p>
          </table:table-cell>
          <table:table-cell office:value-type="float" office:value="0.019231" calcext:value-type="float">
            <text:p>0.01923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65" calcext:value-type="float">
            <text:p>1.3465</text:p>
          </table:table-cell>
          <table:table-cell office:value-type="float" office:value="0.010723" calcext:value-type="float">
            <text:p>0.010723</text:p>
          </table:table-cell>
          <table:table-cell office:value-type="float" office:value="0.017519" calcext:value-type="float">
            <text:p>0.01751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109" calcext:value-type="float">
            <text:p>1.346109</text:p>
          </table:table-cell>
          <table:table-cell office:value-type="float" office:value="0.010504" calcext:value-type="float">
            <text:p>0.010504</text:p>
          </table:table-cell>
          <table:table-cell office:value-type="float" office:value="0.022715" calcext:value-type="float">
            <text:p>0.02271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5613" calcext:value-type="float">
            <text:p>1.345613</text:p>
          </table:table-cell>
          <table:table-cell office:value-type="float" office:value="0.010554" calcext:value-type="float">
            <text:p>0.010554</text:p>
          </table:table-cell>
          <table:table-cell office:value-type="float" office:value="0.024544" calcext:value-type="float">
            <text:p>0.02454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5011" calcext:value-type="float">
            <text:p>1.345011</text:p>
          </table:table-cell>
          <table:table-cell office:value-type="float" office:value="0.010993" calcext:value-type="float">
            <text:p>0.010993</text:p>
          </table:table-cell>
          <table:table-cell office:value-type="float" office:value="0.022955" calcext:value-type="float">
            <text:p>0.02295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306" calcext:value-type="float">
            <text:p>1.344306</text:p>
          </table:table-cell>
          <table:table-cell office:value-type="float" office:value="0.012016" calcext:value-type="float">
            <text:p>0.012016</text:p>
          </table:table-cell>
          <table:table-cell office:value-type="float" office:value="0.023084" calcext:value-type="float">
            <text:p>0.02308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3499" calcext:value-type="float">
            <text:p>1.343499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0.024958" calcext:value-type="float">
            <text:p>0.02495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2589" calcext:value-type="float">
            <text:p>1.342589</text:p>
          </table:table-cell>
          <table:table-cell office:value-type="float" office:value="0.014361" calcext:value-type="float">
            <text:p>0.014361</text:p>
          </table:table-cell>
          <table:table-cell office:value-type="float" office:value="0.025143" calcext:value-type="float">
            <text:p>0.02514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1577" calcext:value-type="float">
            <text:p>1.341577</text:p>
          </table:table-cell>
          <table:table-cell office:value-type="float" office:value="0.015284" calcext:value-type="float">
            <text:p>0.015284</text:p>
          </table:table-cell>
          <table:table-cell office:value-type="float" office:value="0.023614" calcext:value-type="float">
            <text:p>0.02361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0465" calcext:value-type="float">
            <text:p>1.340465</text:p>
          </table:table-cell>
          <table:table-cell office:value-type="float" office:value="0.015782" calcext:value-type="float">
            <text:p>0.015782</text:p>
          </table:table-cell>
          <table:table-cell office:value-type="float" office:value="0.025534" calcext:value-type="float">
            <text:p>0.02553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9252" calcext:value-type="float">
            <text:p>1.339252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25765" calcext:value-type="float">
            <text:p>0.02576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794" calcext:value-type="float">
            <text:p>1.33794</text:p>
          </table:table-cell>
          <table:table-cell office:value-type="float" office:value="0.016181" calcext:value-type="float">
            <text:p>0.016181</text:p>
          </table:table-cell>
          <table:table-cell office:value-type="float" office:value="0.024282" calcext:value-type="float">
            <text:p>0.02428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653" calcext:value-type="float">
            <text:p>1.33653</text:p>
          </table:table-cell>
          <table:table-cell office:value-type="float" office:value="0.016463" calcext:value-type="float">
            <text:p>0.016463</text:p>
          </table:table-cell>
          <table:table-cell office:value-type="float" office:value="0.024518" calcext:value-type="float">
            <text:p>0.02451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5023" calcext:value-type="float">
            <text:p>1.335023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2304" calcext:value-type="float">
            <text:p>0.0230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3421" calcext:value-type="float">
            <text:p>1.333421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5012" calcext:value-type="float">
            <text:p>0.02501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1723" calcext:value-type="float">
            <text:p>1.331723</text:p>
          </table:table-cell>
          <table:table-cell office:value-type="float" office:value="0.016261" calcext:value-type="float">
            <text:p>0.016261</text:p>
          </table:table-cell>
          <table:table-cell office:value-type="float" office:value="0.027025" calcext:value-type="float">
            <text:p>0.02702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993" calcext:value-type="float">
            <text:p>1.32993</text:p>
          </table:table-cell>
          <table:table-cell office:value-type="float" office:value="0.015975" calcext:value-type="float">
            <text:p>0.015975</text:p>
          </table:table-cell>
          <table:table-cell office:value-type="float" office:value="0.02908" calcext:value-type="float">
            <text:p>0.0290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804" calcext:value-type="float">
            <text:p>1.32804</text:p>
          </table:table-cell>
          <table:table-cell office:value-type="float" office:value="0.016791" calcext:value-type="float">
            <text:p>0.016791</text:p>
          </table:table-cell>
          <table:table-cell office:value-type="float" office:value="0.029448" calcext:value-type="float">
            <text:p>0.02944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6056" calcext:value-type="float">
            <text:p>1.326056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0.026373" calcext:value-type="float">
            <text:p>0.02637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3979" calcext:value-type="float">
            <text:p>1.323979</text:p>
          </table:table-cell>
          <table:table-cell office:value-type="float" office:value="0.018582" calcext:value-type="float">
            <text:p>0.018582</text:p>
          </table:table-cell>
          <table:table-cell office:value-type="float" office:value="0.030181" calcext:value-type="float">
            <text:p>0.03018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1808" calcext:value-type="float">
            <text:p>1.32180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0.030598" calcext:value-type="float">
            <text:p>0.03059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9544" calcext:value-type="float">
            <text:p>1.319544</text:p>
          </table:table-cell>
          <table:table-cell office:value-type="float" office:value="0.020139" calcext:value-type="float">
            <text:p>0.020139</text:p>
          </table:table-cell>
          <table:table-cell office:value-type="float" office:value="0.029302" calcext:value-type="float">
            <text:p>0.02930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7189" calcext:value-type="float">
            <text:p>1.317189</text:p>
          </table:table-cell>
          <table:table-cell office:value-type="float" office:value="0.020497" calcext:value-type="float">
            <text:p>0.020497</text:p>
          </table:table-cell>
          <table:table-cell office:value-type="float" office:value="0.029726" calcext:value-type="float">
            <text:p>0.02972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4743" calcext:value-type="float">
            <text:p>1.314743</text:p>
          </table:table-cell>
          <table:table-cell office:value-type="float" office:value="0.021293" calcext:value-type="float">
            <text:p>0.021293</text:p>
          </table:table-cell>
          <table:table-cell office:value-type="float" office:value="0.031896" calcext:value-type="float">
            <text:p>0.03189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2206" calcext:value-type="float">
            <text:p>1.312206</text:p>
          </table:table-cell>
          <table:table-cell office:value-type="float" office:value="0.022027" calcext:value-type="float">
            <text:p>0.022027</text:p>
          </table:table-cell>
          <table:table-cell office:value-type="float" office:value="0.03238" calcext:value-type="float">
            <text:p>0.0323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0958" calcext:value-type="float">
            <text:p>1.30958</text:p>
          </table:table-cell>
          <table:table-cell office:value-type="float" office:value="0.022931" calcext:value-type="float">
            <text:p>0.022931</text:p>
          </table:table-cell>
          <table:table-cell office:value-type="float" office:value="0.032881" calcext:value-type="float">
            <text:p>0.03288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06863" calcext:value-type="float">
            <text:p>1.306863</text:p>
          </table:table-cell>
          <table:table-cell office:value-type="float" office:value="0.023382" calcext:value-type="float">
            <text:p>0.023382</text:p>
          </table:table-cell>
          <table:table-cell office:value-type="float" office:value="0.031669" calcext:value-type="float">
            <text:p>0.03166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04058" calcext:value-type="float">
            <text:p>1.304058</text:p>
          </table:table-cell>
          <table:table-cell office:value-type="float" office:value="0.024429" calcext:value-type="float">
            <text:p>0.024429</text:p>
          </table:table-cell>
          <table:table-cell office:value-type="float" office:value="0.032178" calcext:value-type="float">
            <text:p>0.03217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01166" calcext:value-type="float">
            <text:p>1.301166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032704" calcext:value-type="float">
            <text:p>0.03270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98188" calcext:value-type="float">
            <text:p>1.298188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0.036707" calcext:value-type="float">
            <text:p>0.03670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5122" calcext:value-type="float">
            <text:p>1.295122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3559" calcext:value-type="float">
            <text:p>0.0355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91971" calcext:value-type="float">
            <text:p>1.291971</text:p>
          </table:table-cell>
          <table:table-cell office:value-type="float" office:value="0.029002" calcext:value-type="float">
            <text:p>0.029002</text:p>
          </table:table-cell>
          <table:table-cell office:value-type="float" office:value="0.036194" calcext:value-type="float">
            <text:p>0.03619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88734" calcext:value-type="float">
            <text:p>1.288734</text:p>
          </table:table-cell>
          <table:table-cell office:value-type="float" office:value="0.030627" calcext:value-type="float">
            <text:p>0.030627</text:p>
          </table:table-cell>
          <table:table-cell office:value-type="float" office:value="0.035086" calcext:value-type="float">
            <text:p>0.03508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285414" calcext:value-type="float">
            <text:p>1.285414</text:p>
          </table:table-cell>
          <table:table-cell office:value-type="float" office:value="0.031694" calcext:value-type="float">
            <text:p>0.031694</text:p>
          </table:table-cell>
          <table:table-cell office:value-type="float" office:value="0.040889" calcext:value-type="float">
            <text:p>0.04088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282007" calcext:value-type="float">
            <text:p>1.282007</text:p>
          </table:table-cell>
          <table:table-cell office:value-type="float" office:value="0.033084" calcext:value-type="float">
            <text:p>0.033084</text:p>
          </table:table-cell>
          <table:table-cell office:value-type="float" office:value="0.043328" calcext:value-type="float">
            <text:p>0.04332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78515" calcext:value-type="float">
            <text:p>1.278515</text:p>
          </table:table-cell>
          <table:table-cell office:value-type="float" office:value="0.034766" calcext:value-type="float">
            <text:p>0.034766</text:p>
          </table:table-cell>
          <table:table-cell office:value-type="float" office:value="0.035432" calcext:value-type="float">
            <text:p>0.03543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74942" calcext:value-type="float">
            <text:p>1.274942</text:p>
          </table:table-cell>
          <table:table-cell office:value-type="float" office:value="0.036248" calcext:value-type="float">
            <text:p>0.036248</text:p>
          </table:table-cell>
          <table:table-cell office:value-type="float" office:value="0.039533" calcext:value-type="float">
            <text:p>0.03953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71287" calcext:value-type="float">
            <text:p>1.271287</text:p>
          </table:table-cell>
          <table:table-cell office:value-type="float" office:value="0.037903" calcext:value-type="float">
            <text:p>0.037903</text:p>
          </table:table-cell>
          <table:table-cell office:value-type="float" office:value="0.041974" calcext:value-type="float">
            <text:p>0.04197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67549" calcext:value-type="float">
            <text:p>1.267549</text:p>
          </table:table-cell>
          <table:table-cell office:value-type="float" office:value="0.039185" calcext:value-type="float">
            <text:p>0.03918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63731" calcext:value-type="float">
            <text:p>1.263731</text:p>
          </table:table-cell>
          <table:table-cell office:value-type="float" office:value="0.041057" calcext:value-type="float">
            <text:p>0.041057</text:p>
          </table:table-cell>
          <table:table-cell office:value-type="float" office:value="0.043477" calcext:value-type="float">
            <text:p>0.04347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59833" calcext:value-type="float">
            <text:p>1.259833</text:p>
          </table:table-cell>
          <table:table-cell office:value-type="float" office:value="0.043135" calcext:value-type="float">
            <text:p>0.043135</text:p>
          </table:table-cell>
          <table:table-cell office:value-type="float" office:value="0.042539" calcext:value-type="float">
            <text:p>0.04253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55854" calcext:value-type="float">
            <text:p>1.255854</text:p>
          </table:table-cell>
          <table:table-cell office:value-type="float" office:value="0.044895" calcext:value-type="float">
            <text:p>0.044895</text:p>
          </table:table-cell>
          <table:table-cell office:value-type="float" office:value="0.039863" calcext:value-type="float">
            <text:p>0.03986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518" calcext:value-type="float">
            <text:p>1.2518</text:p>
          </table:table-cell>
          <table:table-cell office:value-type="float" office:value="0.046965" calcext:value-type="float">
            <text:p>0.046965</text:p>
          </table:table-cell>
          <table:table-cell office:value-type="float" office:value="0.045802" calcext:value-type="float">
            <text:p>0.04580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47666" calcext:value-type="float">
            <text:p>1.247666</text:p>
          </table:table-cell>
          <table:table-cell office:value-type="float" office:value="0.048983" calcext:value-type="float">
            <text:p>0.048983</text:p>
          </table:table-cell>
          <table:table-cell office:value-type="float" office:value="0.043189" calcext:value-type="float">
            <text:p>0.04318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43455" calcext:value-type="float">
            <text:p>1.243455</text:p>
          </table:table-cell>
          <table:table-cell office:value-type="float" office:value="0.051345" calcext:value-type="float">
            <text:p>0.051345</text:p>
          </table:table-cell>
          <table:table-cell office:value-type="float" office:value="0.042272" calcext:value-type="float">
            <text:p>0.04227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39168" calcext:value-type="float">
            <text:p>1.239168</text:p>
          </table:table-cell>
          <table:table-cell office:value-type="float" office:value="0.053088" calcext:value-type="float">
            <text:p>0.053088</text:p>
          </table:table-cell>
          <table:table-cell office:value-type="float" office:value="0.044807" calcext:value-type="float">
            <text:p>0.04480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34807" calcext:value-type="float">
            <text:p>1.234807</text:p>
          </table:table-cell>
          <table:table-cell office:value-type="float" office:value="0.054092" calcext:value-type="float">
            <text:p>0.054092</text:p>
          </table:table-cell>
          <table:table-cell office:value-type="float" office:value="0.045656" calcext:value-type="float">
            <text:p>0.04565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30371" calcext:value-type="float">
            <text:p>1.230371</text:p>
          </table:table-cell>
          <table:table-cell office:value-type="float" office:value="0.055523" calcext:value-type="float">
            <text:p>0.055523</text:p>
          </table:table-cell>
          <table:table-cell office:value-type="float" office:value="0.043065" calcext:value-type="float">
            <text:p>0.04306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25863" calcext:value-type="float">
            <text:p>1.225863</text:p>
          </table:table-cell>
          <table:table-cell office:value-type="float" office:value="0.056791" calcext:value-type="float">
            <text:p>0.056791</text:p>
          </table:table-cell>
          <table:table-cell office:value-type="float" office:value="0.043899" calcext:value-type="float">
            <text:p>0.04389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21284" calcext:value-type="float">
            <text:p>1.221284</text:p>
          </table:table-cell>
          <table:table-cell office:value-type="float" office:value="0.058945" calcext:value-type="float">
            <text:p>0.058945</text:p>
          </table:table-cell>
          <table:table-cell office:value-type="float" office:value="0.046481" calcext:value-type="float">
            <text:p>0.04648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16633" calcext:value-type="float">
            <text:p>1.216633</text:p>
          </table:table-cell>
          <table:table-cell office:value-type="float" office:value="0.061131" calcext:value-type="float">
            <text:p>0.061131</text:p>
          </table:table-cell>
          <table:table-cell office:value-type="float" office:value="0.045649" calcext:value-type="float">
            <text:p>0.04564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211912" calcext:value-type="float">
            <text:p>1.211912</text:p>
          </table:table-cell>
          <table:table-cell office:value-type="float" office:value="0.063475" calcext:value-type="float">
            <text:p>0.063475</text:p>
          </table:table-cell>
          <table:table-cell office:value-type="float" office:value="0.053458" calcext:value-type="float">
            <text:p>0.05345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207117" calcext:value-type="float">
            <text:p>1.207117</text:p>
          </table:table-cell>
          <table:table-cell office:value-type="float" office:value="0.065771" calcext:value-type="float">
            <text:p>0.065771</text:p>
          </table:table-cell>
          <table:table-cell office:value-type="float" office:value="0.040632" calcext:value-type="float">
            <text:p>0.04063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02257" calcext:value-type="float">
            <text:p>1.202257</text:p>
          </table:table-cell>
          <table:table-cell office:value-type="float" office:value="0.068126" calcext:value-type="float">
            <text:p>0.068126</text:p>
          </table:table-cell>
          <table:table-cell office:value-type="float" office:value="0.044915" calcext:value-type="float">
            <text:p>0.04491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9733" calcext:value-type="float">
            <text:p>1.19733</text:p>
          </table:table-cell>
          <table:table-cell office:value-type="float" office:value="0.070701" calcext:value-type="float">
            <text:p>0.070701</text:p>
          </table:table-cell>
          <table:table-cell office:value-type="float" office:value="0.047538" calcext:value-type="float">
            <text:p>0.04753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92337" calcext:value-type="float">
            <text:p>1.192337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50206" calcext:value-type="float">
            <text:p>0.05020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87276" calcext:value-type="float">
            <text:p>1.187276</text:p>
          </table:table-cell>
          <table:table-cell office:value-type="float" office:value="0.074506" calcext:value-type="float">
            <text:p>0.074506</text:p>
          </table:table-cell>
          <table:table-cell office:value-type="float" office:value="0.051189" calcext:value-type="float">
            <text:p>0.05118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82148" calcext:value-type="float">
            <text:p>1.182148</text:p>
          </table:table-cell>
          <table:table-cell office:value-type="float" office:value="0.076018" calcext:value-type="float">
            <text:p>0.076018</text:p>
          </table:table-cell>
          <table:table-cell office:value-type="float" office:value="0.041811" calcext:value-type="float">
            <text:p>0.04181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7696" calcext:value-type="float">
            <text:p>1.17696</text:p>
          </table:table-cell>
          <table:table-cell office:value-type="float" office:value="0.077737" calcext:value-type="float">
            <text:p>0.077737</text:p>
          </table:table-cell>
          <table:table-cell office:value-type="float" office:value="0.046134" calcext:value-type="float">
            <text:p>0.04613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7171" calcext:value-type="float">
            <text:p>1.17171</text:p>
          </table:table-cell>
          <table:table-cell office:value-type="float" office:value="0.079236" calcext:value-type="float">
            <text:p>0.079236</text:p>
          </table:table-cell>
          <table:table-cell office:value-type="float" office:value="0.047068" calcext:value-type="float">
            <text:p>0.04706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66398" calcext:value-type="float">
            <text:p>1.166398</text:p>
          </table:table-cell>
          <table:table-cell office:value-type="float" office:value="0.080474" calcext:value-type="float">
            <text:p>0.080474</text:p>
          </table:table-cell>
          <table:table-cell office:value-type="float" office:value="0.046291" calcext:value-type="float">
            <text:p>0.04629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61027" calcext:value-type="float">
            <text:p>1.161027</text:p>
          </table:table-cell>
          <table:table-cell office:value-type="float" office:value="0.082087" calcext:value-type="float">
            <text:p>0.082087</text:p>
          </table:table-cell>
          <table:table-cell office:value-type="float" office:value="0.048966" calcext:value-type="float">
            <text:p>0.04896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55596" calcext:value-type="float">
            <text:p>1.155596</text:p>
          </table:table-cell>
          <table:table-cell office:value-type="float" office:value="0.083459" calcext:value-type="float">
            <text:p>0.083459</text:p>
          </table:table-cell>
          <table:table-cell office:value-type="float" office:value="0.046496" calcext:value-type="float">
            <text:p>0.04649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50107" calcext:value-type="float">
            <text:p>1.150107</text:p>
          </table:table-cell>
          <table:table-cell office:value-type="float" office:value="0.083339" calcext:value-type="float">
            <text:p>0.083339</text:p>
          </table:table-cell>
          <table:table-cell office:value-type="float" office:value="0.047452" calcext:value-type="float">
            <text:p>0.04745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4456" calcext:value-type="float">
            <text:p>1.14456</text:p>
          </table:table-cell>
          <table:table-cell office:value-type="float" office:value="0.083265" calcext:value-type="float">
            <text:p>0.083265</text:p>
          </table:table-cell>
          <table:table-cell office:value-type="float" office:value="0.048426" calcext:value-type="float">
            <text:p>0.04842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38957" calcext:value-type="float">
            <text:p>1.138957</text:p>
          </table:table-cell>
          <table:table-cell office:value-type="float" office:value="0.082795" calcext:value-type="float">
            <text:p>0.082795</text:p>
          </table:table-cell>
          <table:table-cell office:value-type="float" office:value="0.04769" calcext:value-type="float">
            <text:p>0.0476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33298" calcext:value-type="float">
            <text:p>1.133298</text:p>
          </table:table-cell>
          <table:table-cell office:value-type="float" office:value="0.082053" calcext:value-type="float">
            <text:p>0.082053</text:p>
          </table:table-cell>
          <table:table-cell office:value-type="float" office:value="0.045215" calcext:value-type="float">
            <text:p>0.04521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27586" calcext:value-type="float">
            <text:p>1.127586</text:p>
          </table:table-cell>
          <table:table-cell office:value-type="float" office:value="0.081193" calcext:value-type="float">
            <text:p>0.081193</text:p>
          </table:table-cell>
          <table:table-cell office:value-type="float" office:value="0.047896" calcext:value-type="float">
            <text:p>0.04789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21821" calcext:value-type="float">
            <text:p>1.121821</text:p>
          </table:table-cell>
          <table:table-cell office:value-type="float" office:value="0.079829" calcext:value-type="float">
            <text:p>0.079829</text:p>
          </table:table-cell>
          <table:table-cell office:value-type="float" office:value="0.048892" calcext:value-type="float">
            <text:p>0.04889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16003" calcext:value-type="float">
            <text:p>1.116003</text:p>
          </table:table-cell>
          <table:table-cell office:value-type="float" office:value="0.079088" calcext:value-type="float">
            <text:p>0.079088</text:p>
          </table:table-cell>
          <table:table-cell office:value-type="float" office:value="0.048177" calcext:value-type="float">
            <text:p>0.04817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10133" calcext:value-type="float">
            <text:p>1.110133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49183" calcext:value-type="float">
            <text:p>0.04918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04212" calcext:value-type="float">
            <text:p>1.104212</text:p>
          </table:table-cell>
          <table:table-cell office:value-type="float" office:value="0.077455" calcext:value-type="float">
            <text:p>0.077455</text:p>
          </table:table-cell>
          <table:table-cell office:value-type="float" office:value="0.050209" calcext:value-type="float">
            <text:p>0.05020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9824" calcext:value-type="float">
            <text:p>1.09824</text:p>
          </table:table-cell>
          <table:table-cell office:value-type="float" office:value="0.077024" calcext:value-type="float">
            <text:p>0.077024</text:p>
          </table:table-cell>
          <table:table-cell office:value-type="float" office:value="0.051252" calcext:value-type="float">
            <text:p>0.05125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92218" calcext:value-type="float">
            <text:p>1.092218</text:p>
          </table:table-cell>
          <table:table-cell office:value-type="float" office:value="0.075999" calcext:value-type="float">
            <text:p>0.075999</text:p>
          </table:table-cell>
          <table:table-cell office:value-type="float" office:value="0.054045" calcext:value-type="float">
            <text:p>0.05404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86145" calcext:value-type="float">
            <text:p>1.086145</text:p>
          </table:table-cell>
          <table:table-cell office:value-type="float" office:value="0.075005" calcext:value-type="float">
            <text:p>0.075005</text:p>
          </table:table-cell>
          <table:table-cell office:value-type="float" office:value="0.053422" calcext:value-type="float">
            <text:p>0.05342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80023" calcext:value-type="float">
            <text:p>1.080023</text:p>
          </table:table-cell>
          <table:table-cell office:value-type="float" office:value="0.074603" calcext:value-type="float">
            <text:p>0.074603</text:p>
          </table:table-cell>
          <table:table-cell office:value-type="float" office:value="0.054522" calcext:value-type="float">
            <text:p>0.05452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073851" calcext:value-type="float">
            <text:p>1.073851</text:p>
          </table:table-cell>
          <table:table-cell office:value-type="float" office:value="0.074733" calcext:value-type="float">
            <text:p>0.074733</text:p>
          </table:table-cell>
          <table:table-cell office:value-type="float" office:value="0.062561" calcext:value-type="float">
            <text:p>0.062561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67626" calcext:value-type="float">
            <text:p>1.067626</text:p>
          </table:table-cell>
          <table:table-cell office:value-type="float" office:value="0.075433" calcext:value-type="float">
            <text:p>0.075433</text:p>
          </table:table-cell>
          <table:table-cell office:value-type="float" office:value="0.049963" calcext:value-type="float">
            <text:p>0.04996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061357" calcext:value-type="float">
            <text:p>1.061357</text:p>
          </table:table-cell>
          <table:table-cell office:value-type="float" office:value="0.076773" calcext:value-type="float">
            <text:p>0.076773</text:p>
          </table:table-cell>
          <table:table-cell office:value-type="float" office:value="0.057935" calcext:value-type="float">
            <text:p>0.05793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5504" calcext:value-type="float">
            <text:p>1.05504</text:p>
          </table:table-cell>
          <table:table-cell office:value-type="float" office:value="0.078198" calcext:value-type="float">
            <text:p>0.078198</text:p>
          </table:table-cell>
          <table:table-cell office:value-type="float" office:value="0.06084" calcext:value-type="float">
            <text:p>0.0608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048674" calcext:value-type="float">
            <text:p>1.048674</text:p>
          </table:table-cell>
          <table:table-cell office:value-type="float" office:value="0.079527" calcext:value-type="float">
            <text:p>0.079527</text:p>
          </table:table-cell>
          <table:table-cell office:value-type="float" office:value="0.06379" calcext:value-type="float">
            <text:p>0.0637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42259" calcext:value-type="float">
            <text:p>1.042259</text:p>
          </table:table-cell>
          <table:table-cell office:value-type="float" office:value="0.080622" calcext:value-type="float">
            <text:p>0.080622</text:p>
          </table:table-cell>
          <table:table-cell office:value-type="float" office:value="0.059866" calcext:value-type="float">
            <text:p>0.05986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035798" calcext:value-type="float">
            <text:p>1.035798</text:p>
          </table:table-cell>
          <table:table-cell office:value-type="float" office:value="0.082381" calcext:value-type="float">
            <text:p>0.082381</text:p>
          </table:table-cell>
          <table:table-cell office:value-type="float" office:value="0.064532" calcext:value-type="float">
            <text:p>0.06453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02929" calcext:value-type="float">
            <text:p>1.02929</text:p>
          </table:table-cell>
          <table:table-cell office:value-type="float" office:value="0.084304" calcext:value-type="float">
            <text:p>0.084304</text:p>
          </table:table-cell>
          <table:table-cell office:value-type="float" office:value="0.05889" calcext:value-type="float">
            <text:p>0.0588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22738" calcext:value-type="float">
            <text:p>1.022738</text:p>
          </table:table-cell>
          <table:table-cell office:value-type="float" office:value="0.086644" calcext:value-type="float">
            <text:p>0.086644</text:p>
          </table:table-cell>
          <table:table-cell office:value-type="float" office:value="0.063541" calcext:value-type="float">
            <text:p>0.06354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016141" calcext:value-type="float">
            <text:p>1.016141</text:p>
          </table:table-cell>
          <table:table-cell office:value-type="float" office:value="0.089319" calcext:value-type="float">
            <text:p>0.089319</text:p>
          </table:table-cell>
          <table:table-cell office:value-type="float" office:value="0.063074" calcext:value-type="float">
            <text:p>0.06307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09501" calcext:value-type="float">
            <text:p>1.009501</text:p>
          </table:table-cell>
          <table:table-cell office:value-type="float" office:value="0.092535" calcext:value-type="float">
            <text:p>0.092535</text:p>
          </table:table-cell>
          <table:table-cell office:value-type="float" office:value="0.06606" calcext:value-type="float">
            <text:p>0.06606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02816" calcext:value-type="float">
            <text:p>1.002816</text:p>
          </table:table-cell>
          <table:table-cell office:value-type="float" office:value="0.096276" calcext:value-type="float">
            <text:p>0.096276</text:p>
          </table:table-cell>
          <table:table-cell office:value-type="float" office:value="0.062171" calcext:value-type="float">
            <text:p>0.06217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0.996091" calcext:value-type="float">
            <text:p>0.996091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066872" calcext:value-type="float">
            <text:p>0.06687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0.989323" calcext:value-type="float">
            <text:p>0.989323</text:p>
          </table:table-cell>
          <table:table-cell office:value-type="float" office:value="0.104741" calcext:value-type="float">
            <text:p>0.104741</text:p>
          </table:table-cell>
          <table:table-cell office:value-type="float" office:value="0.068185" calcext:value-type="float">
            <text:p>0.068185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0.982514" calcext:value-type="float">
            <text:p>0.982514</text:p>
          </table:table-cell>
          <table:table-cell office:value-type="float" office:value="0.108354" calcext:value-type="float">
            <text:p>0.108354</text:p>
          </table:table-cell>
          <table:table-cell office:value-type="float" office:value="0.066056" calcext:value-type="float">
            <text:p>0.066056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0.975664" calcext:value-type="float">
            <text:p>0.975664</text:p>
          </table:table-cell>
          <table:table-cell office:value-type="float" office:value="0.111416" calcext:value-type="float">
            <text:p>0.111416</text:p>
          </table:table-cell>
          <table:table-cell office:value-type="float" office:value="0.065625" calcext:value-type="float">
            <text:p>0.065625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968776" calcext:value-type="float">
            <text:p>0.968776</text:p>
          </table:table-cell>
          <table:table-cell office:value-type="float" office:value="0.113729" calcext:value-type="float">
            <text:p>0.113729</text:p>
          </table:table-cell>
          <table:table-cell office:value-type="float" office:value="0.070375" calcext:value-type="float">
            <text:p>0.070375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61848" calcext:value-type="float">
            <text:p>0.961848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0.063088" calcext:value-type="float">
            <text:p>0.063088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54885" calcext:value-type="float">
            <text:p>0.954885</text:p>
          </table:table-cell>
          <table:table-cell office:value-type="float" office:value="0.117583" calcext:value-type="float">
            <text:p>0.117583</text:p>
          </table:table-cell>
          <table:table-cell office:value-type="float" office:value="0.064337" calcext:value-type="float">
            <text:p>0.064337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947888" calcext:value-type="float">
            <text:p>0.947888</text:p>
          </table:table-cell>
          <table:table-cell office:value-type="float" office:value="0.118546" calcext:value-type="float">
            <text:p>0.118546</text:p>
          </table:table-cell>
          <table:table-cell office:value-type="float" office:value="0.062145" calcext:value-type="float">
            <text:p>0.062145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0.94086" calcext:value-type="float">
            <text:p>0.94086</text:p>
          </table:table-cell>
          <table:table-cell office:value-type="float" office:value="0.118903" calcext:value-type="float">
            <text:p>0.118903</text:p>
          </table:table-cell>
          <table:table-cell office:value-type="float" office:value="0.065109" calcext:value-type="float">
            <text:p>0.065109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933798" calcext:value-type="float">
            <text:p>0.933798</text:p>
          </table:table-cell>
          <table:table-cell office:value-type="float" office:value="0.119583" calcext:value-type="float">
            <text:p>0.119583</text:p>
          </table:table-cell>
          <table:table-cell office:value-type="float" office:value="0.064658" calcext:value-type="float">
            <text:p>0.064658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0.926387" calcext:value-type="float">
            <text:p>0.926387</text:p>
          </table:table-cell>
          <table:table-cell office:value-type="float" office:value="0.119908" calcext:value-type="float">
            <text:p>0.119908</text:p>
          </table:table-cell>
          <table:table-cell office:value-type="float" office:value="0.06251" calcext:value-type="float">
            <text:p>0.0625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0.919035" calcext:value-type="float">
            <text:p>0.919035</text:p>
          </table:table-cell>
          <table:table-cell office:value-type="float" office:value="0.120243" calcext:value-type="float">
            <text:p>0.120243</text:p>
          </table:table-cell>
          <table:table-cell office:value-type="float" office:value="0.063777" calcext:value-type="float">
            <text:p>0.06377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0.911741" calcext:value-type="float">
            <text:p>0.911741</text:p>
          </table:table-cell>
          <table:table-cell office:value-type="float" office:value="0.119849" calcext:value-type="float">
            <text:p>0.119849</text:p>
          </table:table-cell>
          <table:table-cell office:value-type="float" office:value="0.065051" calcext:value-type="float">
            <text:p>0.065051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0.904505" calcext:value-type="float">
            <text:p>0.904505</text:p>
          </table:table-cell>
          <table:table-cell office:value-type="float" office:value="0.119556" calcext:value-type="float">
            <text:p>0.119556</text:p>
          </table:table-cell>
          <table:table-cell office:value-type="float" office:value="0.062872" calcext:value-type="float">
            <text:p>0.062872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0.897326" calcext:value-type="float">
            <text:p>0.897326</text:p>
          </table:table-cell>
          <table:table-cell office:value-type="float" office:value="0.119872" calcext:value-type="float">
            <text:p>0.119872</text:p>
          </table:table-cell>
          <table:table-cell office:value-type="float" office:value="0.067568" calcext:value-type="float">
            <text:p>0.067568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890205" calcext:value-type="float">
            <text:p>0.890205</text:p>
          </table:table-cell>
          <table:table-cell office:value-type="float" office:value="0.120607" calcext:value-type="float">
            <text:p>0.120607</text:p>
          </table:table-cell>
          <table:table-cell office:value-type="float" office:value="0.061943" calcext:value-type="float">
            <text:p>0.061943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88314" calcext:value-type="float">
            <text:p>0.88314</text:p>
          </table:table-cell>
          <table:table-cell office:value-type="float" office:value="0.121522" calcext:value-type="float">
            <text:p>0.121522</text:p>
          </table:table-cell>
          <table:table-cell office:value-type="float" office:value="0.06314" calcext:value-type="float">
            <text:p>0.06314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7613" calcext:value-type="float">
            <text:p>0.87613</text:p>
          </table:table-cell>
          <table:table-cell office:value-type="float" office:value="0.122249" calcext:value-type="float">
            <text:p>0.122249</text:p>
          </table:table-cell>
          <table:table-cell office:value-type="float" office:value="0.066073" calcext:value-type="float">
            <text:p>0.066073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69177" calcext:value-type="float">
            <text:p>0.869177</text:p>
          </table:table-cell>
          <table:table-cell office:value-type="float" office:value="0.12193" calcext:value-type="float">
            <text:p>0.12193</text:p>
          </table:table-cell>
          <table:table-cell office:value-type="float" office:value="0.067309" calcext:value-type="float">
            <text:p>0.067309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62279" calcext:value-type="float">
            <text:p>0.862279</text:p>
          </table:table-cell>
          <table:table-cell office:value-type="float" office:value="0.122001" calcext:value-type="float">
            <text:p>0.122001</text:p>
          </table:table-cell>
          <table:table-cell office:value-type="float" office:value="0.063362" calcext:value-type="float">
            <text:p>0.063362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55435" calcext:value-type="float">
            <text:p>0.855435</text:p>
          </table:table-cell>
          <table:table-cell office:value-type="float" office:value="0.121182" calcext:value-type="float">
            <text:p>0.121182</text:p>
          </table:table-cell>
          <table:table-cell office:value-type="float" office:value="0.064533" calcext:value-type="float">
            <text:p>0.06453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48646" calcext:value-type="float">
            <text:p>0.848646</text:p>
          </table:table-cell>
          <table:table-cell office:value-type="float" office:value="0.120141" calcext:value-type="float">
            <text:p>0.120141</text:p>
          </table:table-cell>
          <table:table-cell office:value-type="float" office:value="0.065711" calcext:value-type="float">
            <text:p>0.065711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41911" calcext:value-type="float">
            <text:p>0.841911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0.066894" calcext:value-type="float">
            <text:p>0.066894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35229" calcext:value-type="float">
            <text:p>0.835229</text:p>
          </table:table-cell>
          <table:table-cell office:value-type="float" office:value="0.119427" calcext:value-type="float">
            <text:p>0.119427</text:p>
          </table:table-cell>
          <table:table-cell office:value-type="float" office:value="0.068085" calcext:value-type="float">
            <text:p>0.068085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119542" calcext:value-type="float">
            <text:p>0.119542</text:p>
          </table:table-cell>
          <table:table-cell office:value-type="float" office:value="0.071011" calcext:value-type="float">
            <text:p>0.071011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0.822024" calcext:value-type="float">
            <text:p>0.822024</text:p>
          </table:table-cell>
          <table:table-cell office:value-type="float" office:value="0.120228" calcext:value-type="float">
            <text:p>0.120228</text:p>
          </table:table-cell>
          <table:table-cell office:value-type="float" office:value="0.065321" calcext:value-type="float">
            <text:p>0.06532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121862" calcext:value-type="float">
            <text:p>0.121862</text:p>
          </table:table-cell>
          <table:table-cell office:value-type="float" office:value="0.062991" calcext:value-type="float">
            <text:p>0.062991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09028" calcext:value-type="float">
            <text:p>0.809028</text:p>
          </table:table-cell>
          <table:table-cell office:value-type="float" office:value="0.123136" calcext:value-type="float">
            <text:p>0.123136</text:p>
          </table:table-cell>
          <table:table-cell office:value-type="float" office:value="0.069266" calcext:value-type="float">
            <text:p>0.069266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02607" calcext:value-type="float">
            <text:p>0.802607</text:p>
          </table:table-cell>
          <table:table-cell office:value-type="float" office:value="0.124496" calcext:value-type="float">
            <text:p>0.124496</text:p>
          </table:table-cell>
          <table:table-cell office:value-type="float" office:value="0.070435" calcext:value-type="float">
            <text:p>0.070435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796237" calcext:value-type="float">
            <text:p>0.796237</text:p>
          </table:table-cell>
          <table:table-cell office:value-type="float" office:value="0.125422" calcext:value-type="float">
            <text:p>0.125422</text:p>
          </table:table-cell>
          <table:table-cell office:value-type="float" office:value="0.07161" calcext:value-type="float">
            <text:p>0.0716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89917" calcext:value-type="float">
            <text:p>0.789917</text:p>
          </table:table-cell>
          <table:table-cell office:value-type="float" office:value="0.125762" calcext:value-type="float">
            <text:p>0.125762</text:p>
          </table:table-cell>
          <table:table-cell office:value-type="float" office:value="0.067601" calcext:value-type="float">
            <text:p>0.06760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83648" calcext:value-type="float">
            <text:p>0.783648</text:p>
          </table:table-cell>
          <table:table-cell office:value-type="float" office:value="0.126198" calcext:value-type="float">
            <text:p>0.126198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777429" calcext:value-type="float">
            <text:p>0.777429</text:p>
          </table:table-cell>
          <table:table-cell office:value-type="float" office:value="0.125933" calcext:value-type="float">
            <text:p>0.125933</text:p>
          </table:table-cell>
          <table:table-cell office:value-type="float" office:value="0.071555" calcext:value-type="float">
            <text:p>0.071555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71259" calcext:value-type="float">
            <text:p>0.771259</text:p>
          </table:table-cell>
          <table:table-cell office:value-type="float" office:value="0.125262" calcext:value-type="float">
            <text:p>0.125262</text:p>
          </table:table-cell>
          <table:table-cell office:value-type="float" office:value="0.067512" calcext:value-type="float">
            <text:p>0.067512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65138" calcext:value-type="float">
            <text:p>0.765138</text:p>
          </table:table-cell>
          <table:table-cell office:value-type="float" office:value="0.125113" calcext:value-type="float">
            <text:p>0.125113</text:p>
          </table:table-cell>
          <table:table-cell office:value-type="float" office:value="0.068586" calcext:value-type="float">
            <text:p>0.068586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59065" calcext:value-type="float">
            <text:p>0.759065</text:p>
          </table:table-cell>
          <table:table-cell office:value-type="float" office:value="0.125486" calcext:value-type="float">
            <text:p>0.125486</text:p>
          </table:table-cell>
          <table:table-cell office:value-type="float" office:value="0.069666" calcext:value-type="float">
            <text:p>0.069666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53041" calcext:value-type="float">
            <text:p>0.753041</text:p>
          </table:table-cell>
          <table:table-cell office:value-type="float" office:value="0.127046" calcext:value-type="float">
            <text:p>0.127046</text:p>
          </table:table-cell>
          <table:table-cell office:value-type="float" office:value="0.070752" calcext:value-type="float">
            <text:p>0.070752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47064" calcext:value-type="float">
            <text:p>0.747064</text:p>
          </table:table-cell>
          <table:table-cell office:value-type="float" office:value="0.127351" calcext:value-type="float">
            <text:p>0.127351</text:p>
          </table:table-cell>
          <table:table-cell office:value-type="float" office:value="0.068383" calcext:value-type="float">
            <text:p>0.068383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41135" calcext:value-type="float">
            <text:p>0.741135</text:p>
          </table:table-cell>
          <table:table-cell office:value-type="float" office:value="0.126754" calcext:value-type="float">
            <text:p>0.126754</text:p>
          </table:table-cell>
          <table:table-cell office:value-type="float" office:value="0.067698" calcext:value-type="float">
            <text:p>0.067698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35253" calcext:value-type="float">
            <text:p>0.735253</text:p>
          </table:table-cell>
          <table:table-cell office:value-type="float" office:value="0.126653" calcext:value-type="float">
            <text:p>0.126653</text:p>
          </table:table-cell>
          <table:table-cell office:value-type="float" office:value="0.070452" calcext:value-type="float">
            <text:p>0.07045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29418" calcext:value-type="float">
            <text:p>0.729418</text:p>
          </table:table-cell>
          <table:table-cell office:value-type="float" office:value="0.127348" calcext:value-type="float">
            <text:p>0.127348</text:p>
          </table:table-cell>
          <table:table-cell office:value-type="float" office:value="0.068048" calcext:value-type="float">
            <text:p>0.068048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23629" calcext:value-type="float">
            <text:p>0.723629</text:p>
          </table:table-cell>
          <table:table-cell office:value-type="float" office:value="0.126991" calcext:value-type="float">
            <text:p>0.126991</text:p>
          </table:table-cell>
          <table:table-cell office:value-type="float" office:value="0.067327" calcext:value-type="float">
            <text:p>0.067327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17886" calcext:value-type="float">
            <text:p>0.717886</text:p>
          </table:table-cell>
          <table:table-cell office:value-type="float" office:value="0.127197" calcext:value-type="float">
            <text:p>0.127197</text:p>
          </table:table-cell>
          <table:table-cell office:value-type="float" office:value="0.073505" calcext:value-type="float">
            <text:p>0.073505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12188" calcext:value-type="float">
            <text:p>0.712188</text:p>
          </table:table-cell>
          <table:table-cell office:value-type="float" office:value="0.129893" calcext:value-type="float">
            <text:p>0.129893</text:p>
          </table:table-cell>
          <table:table-cell office:value-type="float" office:value="0.065928" calcext:value-type="float">
            <text:p>0.065928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06536" calcext:value-type="float">
            <text:p>0.706536</text:p>
          </table:table-cell>
          <table:table-cell office:value-type="float" office:value="0.130633" calcext:value-type="float">
            <text:p>0.130633</text:p>
          </table:table-cell>
          <table:table-cell office:value-type="float" office:value="0.066875" calcext:value-type="float">
            <text:p>0.066875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00928" calcext:value-type="float">
            <text:p>0.700928</text:p>
          </table:table-cell>
          <table:table-cell office:value-type="float" office:value="0.130307" calcext:value-type="float">
            <text:p>0.130307</text:p>
          </table:table-cell>
          <table:table-cell office:value-type="float" office:value="0.073017" calcext:value-type="float">
            <text:p>0.073017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695365" calcext:value-type="float">
            <text:p>0.695365</text:p>
          </table:table-cell>
          <table:table-cell office:value-type="float" office:value="0.132644" calcext:value-type="float">
            <text:p>0.132644</text:p>
          </table:table-cell>
          <table:table-cell office:value-type="float" office:value="0.067133" calcext:value-type="float">
            <text:p>0.067133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689847" calcext:value-type="float">
            <text:p>0.689847</text:p>
          </table:table-cell>
          <table:table-cell office:value-type="float" office:value="0.133301" calcext:value-type="float">
            <text:p>0.133301</text:p>
          </table:table-cell>
          <table:table-cell office:value-type="float" office:value="0.06807" calcext:value-type="float">
            <text:p>0.06807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684372" calcext:value-type="float">
            <text:p>0.684372</text:p>
          </table:table-cell>
          <table:table-cell office:value-type="float" office:value="0.135349" calcext:value-type="float">
            <text:p>0.135349</text:p>
          </table:table-cell>
          <table:table-cell office:value-type="float" office:value="0.065552" calcext:value-type="float">
            <text:p>0.065552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67894" calcext:value-type="float">
            <text:p>0.67894</text:p>
          </table:table-cell>
          <table:table-cell office:value-type="float" office:value="0.13678" calcext:value-type="float">
            <text:p>0.13678</text:p>
          </table:table-cell>
          <table:table-cell office:value-type="float" office:value="0.068177" calcext:value-type="float">
            <text:p>0.068177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673552" calcext:value-type="float">
            <text:p>0.673552</text:p>
          </table:table-cell>
          <table:table-cell office:value-type="float" office:value="0.136193" calcext:value-type="float">
            <text:p>0.136193</text:p>
          </table:table-cell>
          <table:table-cell office:value-type="float" office:value="0.065643" calcext:value-type="float">
            <text:p>0.065643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668206" calcext:value-type="float">
            <text:p>0.668206</text:p>
          </table:table-cell>
          <table:table-cell office:value-type="float" office:value="0.137721" calcext:value-type="float">
            <text:p>0.137721</text:p>
          </table:table-cell>
          <table:table-cell office:value-type="float" office:value="0.068252" calcext:value-type="float">
            <text:p>0.068252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662903" calcext:value-type="float">
            <text:p>0.662903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062242" calcext:value-type="float">
            <text:p>0.062242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657642" calcext:value-type="float">
            <text:p>0.657642</text:p>
          </table:table-cell>
          <table:table-cell office:value-type="float" office:value="0.137578" calcext:value-type="float">
            <text:p>0.137578</text:p>
          </table:table-cell>
          <table:table-cell office:value-type="float" office:value="0.063052" calcext:value-type="float">
            <text:p>0.063052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652422" calcext:value-type="float">
            <text:p>0.652422</text:p>
          </table:table-cell>
          <table:table-cell office:value-type="float" office:value="0.136982" calcext:value-type="float">
            <text:p>0.136982</text:p>
          </table:table-cell>
          <table:table-cell office:value-type="float" office:value="0.062137" calcext:value-type="float">
            <text:p>0.062137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647244" calcext:value-type="float">
            <text:p>0.647244</text:p>
          </table:table-cell>
          <table:table-cell office:value-type="float" office:value="0.136555" calcext:value-type="float">
            <text:p>0.136555</text:p>
          </table:table-cell>
          <table:table-cell office:value-type="float" office:value="0.064661" calcext:value-type="float">
            <text:p>0.064661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42107" calcext:value-type="float">
            <text:p>0.642107</text:p>
          </table:table-cell>
          <table:table-cell office:value-type="float" office:value="0.136665" calcext:value-type="float">
            <text:p>0.136665</text:p>
          </table:table-cell>
          <table:table-cell office:value-type="float" office:value="0.060297" calcext:value-type="float">
            <text:p>0.060297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37011" calcext:value-type="float">
            <text:p>0.637011</text:p>
          </table:table-cell>
          <table:table-cell office:value-type="float" office:value="0.136278" calcext:value-type="float">
            <text:p>0.136278</text:p>
          </table:table-cell>
          <table:table-cell office:value-type="float" office:value="0.061048" calcext:value-type="float">
            <text:p>0.061048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31955" calcext:value-type="float">
            <text:p>0.631955</text:p>
          </table:table-cell>
          <table:table-cell office:value-type="float" office:value="0.135917" calcext:value-type="float">
            <text:p>0.135917</text:p>
          </table:table-cell>
          <table:table-cell office:value-type="float" office:value="0.060075" calcext:value-type="float">
            <text:p>0.060075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2694" calcext:value-type="float">
            <text:p>0.62694</text:p>
          </table:table-cell>
          <table:table-cell office:value-type="float" office:value="0.135503" calcext:value-type="float">
            <text:p>0.135503</text:p>
          </table:table-cell>
          <table:table-cell office:value-type="float" office:value="0.06081" calcext:value-type="float">
            <text:p>0.06081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21964" calcext:value-type="float">
            <text:p>0.621964</text:p>
          </table:table-cell>
          <table:table-cell office:value-type="float" office:value="0.134431" calcext:value-type="float">
            <text:p>0.134431</text:p>
          </table:table-cell>
          <table:table-cell office:value-type="float" office:value="0.061549" calcext:value-type="float">
            <text:p>0.061549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17028" calcext:value-type="float">
            <text:p>0.617028</text:p>
          </table:table-cell>
          <table:table-cell office:value-type="float" office:value="0.134009" calcext:value-type="float">
            <text:p>0.134009</text:p>
          </table:table-cell>
          <table:table-cell office:value-type="float" office:value="0.057104" calcext:value-type="float">
            <text:p>0.057104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12131" calcext:value-type="float">
            <text:p>0.612131</text:p>
          </table:table-cell>
          <table:table-cell office:value-type="float" office:value="0.133451" calcext:value-type="float">
            <text:p>0.133451</text:p>
          </table:table-cell>
          <table:table-cell office:value-type="float" office:value="0.061234" calcext:value-type="float">
            <text:p>0.061234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07273" calcext:value-type="float">
            <text:p>0.607273</text:p>
          </table:table-cell>
          <table:table-cell office:value-type="float" office:value="0.132424" calcext:value-type="float">
            <text:p>0.132424</text:p>
          </table:table-cell>
          <table:table-cell office:value-type="float" office:value="0.055042" calcext:value-type="float">
            <text:p>0.055042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02453" calcext:value-type="float">
            <text:p>0.602453</text:p>
          </table:table-cell>
          <table:table-cell office:value-type="float" office:value="0.131412" calcext:value-type="float">
            <text:p>0.131412</text:p>
          </table:table-cell>
          <table:table-cell office:value-type="float" office:value="0.055669" calcext:value-type="float">
            <text:p>0.055669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597672" calcext:value-type="float">
            <text:p>0.597672</text:p>
          </table:table-cell>
          <table:table-cell office:value-type="float" office:value="0.130025" calcext:value-type="float">
            <text:p>0.130025</text:p>
          </table:table-cell>
          <table:table-cell office:value-type="float" office:value="0.058031" calcext:value-type="float">
            <text:p>0.058031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92928" calcext:value-type="float">
            <text:p>0.592928</text:p>
          </table:table-cell>
          <table:table-cell office:value-type="float" office:value="0.129419" calcext:value-type="float">
            <text:p>0.129419</text:p>
          </table:table-cell>
          <table:table-cell office:value-type="float" office:value="0.056964" calcext:value-type="float">
            <text:p>0.056964</text:p>
          </table:table-cell>
        </table:table-row>
        <table:table-row table:style-name="ro1">
          <table:table-cell office:value-type="float" office:value="0.58977" calcext:value-type="float">
            <text:p>0.58977</text:p>
          </table:table-cell>
          <table:table-cell office:value-type="float" office:value="0.588222" calcext:value-type="float">
            <text:p>0.588222</text:p>
          </table:table-cell>
          <table:table-cell office:value-type="float" office:value="0.129204" calcext:value-type="float">
            <text:p>0.129204</text:p>
          </table:table-cell>
          <table:table-cell office:value-type="float" office:value="0.055875" calcext:value-type="float">
            <text:p>0.05587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83554" calcext:value-type="float">
            <text:p>0.583554</text:p>
          </table:table-cell>
          <table:table-cell office:value-type="float" office:value="0.128828" calcext:value-type="float">
            <text:p>0.128828</text:p>
          </table:table-cell>
          <table:table-cell office:value-type="float" office:value="0.053035" calcext:value-type="float">
            <text:p>0.05303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78923" calcext:value-type="float">
            <text:p>0.578923</text:p>
          </table:table-cell>
          <table:table-cell office:value-type="float" office:value="0.128861" calcext:value-type="float">
            <text:p>0.128861</text:p>
          </table:table-cell>
          <table:table-cell office:value-type="float" office:value="0.053606" calcext:value-type="float">
            <text:p>0.053606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74328" calcext:value-type="float">
            <text:p>0.574328</text:p>
          </table:table-cell>
          <table:table-cell office:value-type="float" office:value="0.129319" calcext:value-type="float">
            <text:p>0.129319</text:p>
          </table:table-cell>
          <table:table-cell office:value-type="float" office:value="0.055912" calcext:value-type="float">
            <text:p>0.055912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12894" calcext:value-type="float">
            <text:p>0.12894</text:p>
          </table:table-cell>
          <table:table-cell office:value-type="float" office:value="0.051328" calcext:value-type="float">
            <text:p>0.051328</text:p>
          </table:table-cell>
        </table:table-row>
        <table:table-row table:style-name="ro1">
          <table:table-cell office:value-type="float" office:value="0.537346" calcext:value-type="float">
            <text:p>0.537346</text:p>
          </table:table-cell>
          <table:table-cell office:value-type="float" office:value="0.565248" calcext:value-type="float">
            <text:p>0.565248</text:p>
          </table:table-cell>
          <table:table-cell office:value-type="float" office:value="0.129408" calcext:value-type="float">
            <text:p>0.129408</text:p>
          </table:table-cell>
          <table:table-cell office:value-type="float" office:value="0.05186" calcext:value-type="float">
            <text:p>0.05186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560762" calcext:value-type="float">
            <text:p>0.560762</text:p>
          </table:table-cell>
          <table:table-cell office:value-type="float" office:value="0.128842" calcext:value-type="float">
            <text:p>0.128842</text:p>
          </table:table-cell>
          <table:table-cell office:value-type="float" office:value="0.050666" calcext:value-type="float">
            <text:p>0.050666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556311" calcext:value-type="float">
            <text:p>0.556311</text:p>
          </table:table-cell>
          <table:table-cell office:value-type="float" office:value="0.12888" calcext:value-type="float">
            <text:p>0.12888</text:p>
          </table:table-cell>
          <table:table-cell office:value-type="float" office:value="0.051181" calcext:value-type="float">
            <text:p>0.051181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551896" calcext:value-type="float">
            <text:p>0.551896</text:p>
          </table:table-cell>
          <table:table-cell office:value-type="float" office:value="0.128077" calcext:value-type="float">
            <text:p>0.128077</text:p>
          </table:table-cell>
          <table:table-cell office:value-type="float" office:value="0.04997" calcext:value-type="float">
            <text:p>0.04997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547516" calcext:value-type="float">
            <text:p>0.547516</text:p>
          </table:table-cell>
          <table:table-cell office:value-type="float" office:value="0.128006" calcext:value-type="float">
            <text:p>0.128006</text:p>
          </table:table-cell>
          <table:table-cell office:value-type="float" office:value="0.047006" calcext:value-type="float">
            <text:p>0.04700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4317" calcext:value-type="float">
            <text:p>0.54317</text:p>
          </table:table-cell>
          <table:table-cell office:value-type="float" office:value="0.126666" calcext:value-type="float">
            <text:p>0.126666</text:p>
          </table:table-cell>
          <table:table-cell office:value-type="float" office:value="0.043995" calcext:value-type="float">
            <text:p>0.043995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3886" calcext:value-type="float">
            <text:p>0.53886</text:p>
          </table:table-cell>
          <table:table-cell office:value-type="float" office:value="0.12576" calcext:value-type="float">
            <text:p>0.12576</text:p>
          </table:table-cell>
          <table:table-cell office:value-type="float" office:value="0.046125" calcext:value-type="float">
            <text:p>0.046125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534583" calcext:value-type="float">
            <text:p>0.534583</text:p>
          </table:table-cell>
          <table:table-cell office:value-type="float" office:value="0.124715" calcext:value-type="float">
            <text:p>0.124715</text:p>
          </table:table-cell>
          <table:table-cell office:value-type="float" office:value="0.044825" calcext:value-type="float">
            <text:p>0.044825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3034" calcext:value-type="float">
            <text:p>0.53034</text:p>
          </table:table-cell>
          <table:table-cell office:value-type="float" office:value="0.122872" calcext:value-type="float">
            <text:p>0.122872</text:p>
          </table:table-cell>
          <table:table-cell office:value-type="float" office:value="0.041773" calcext:value-type="float">
            <text:p>0.041773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26131" calcext:value-type="float">
            <text:p>0.526131</text:p>
          </table:table-cell>
          <table:table-cell office:value-type="float" office:value="0.121337" calcext:value-type="float">
            <text:p>0.121337</text:p>
          </table:table-cell>
          <table:table-cell office:value-type="float" office:value="0.042133" calcext:value-type="float">
            <text:p>0.042133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21955" calcext:value-type="float">
            <text:p>0.521955</text:p>
          </table:table-cell>
          <table:table-cell office:value-type="float" office:value="0.119816" calcext:value-type="float">
            <text:p>0.119816</text:p>
          </table:table-cell>
          <table:table-cell office:value-type="float" office:value="0.040767" calcext:value-type="float">
            <text:p>0.040767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17813" calcext:value-type="float">
            <text:p>0.517813</text:p>
          </table:table-cell>
          <table:table-cell office:value-type="float" office:value="0.11858" calcext:value-type="float">
            <text:p>0.11858</text:p>
          </table:table-cell>
          <table:table-cell office:value-type="float" office:value="0.042839" calcext:value-type="float">
            <text:p>0.042839</text:p>
          </table:table-cell>
        </table:table-row>
        <table:table-row table:style-name="ro1">
          <table:table-cell office:value-type="float" office:value="0.419392" calcext:value-type="float">
            <text:p>0.419392</text:p>
          </table:table-cell>
          <table:table-cell office:value-type="float" office:value="0.513703" calcext:value-type="float">
            <text:p>0.513703</text:p>
          </table:table-cell>
          <table:table-cell office:value-type="float" office:value="0.116904" calcext:value-type="float">
            <text:p>0.116904</text:p>
          </table:table-cell>
          <table:table-cell office:value-type="float" office:value="0.041481" calcext:value-type="float">
            <text:p>0.041481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509626" calcext:value-type="float">
            <text:p>0.509626</text:p>
          </table:table-cell>
          <table:table-cell office:value-type="float" office:value="0.115846" calcext:value-type="float">
            <text:p>0.115846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05582" calcext:value-type="float">
            <text:p>0.505582</text:p>
          </table:table-cell>
          <table:table-cell office:value-type="float" office:value="0.115649" calcext:value-type="float">
            <text:p>0.115649</text:p>
          </table:table-cell>
          <table:table-cell office:value-type="float" office:value="0.036968" calcext:value-type="float">
            <text:p>0.036968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01569" calcext:value-type="float">
            <text:p>0.501569</text:p>
          </table:table-cell>
          <table:table-cell office:value-type="float" office:value="0.114029" calcext:value-type="float">
            <text:p>0.114029</text:p>
          </table:table-cell>
          <table:table-cell office:value-type="float" office:value="0.037246" calcext:value-type="float">
            <text:p>0.037246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97588" calcext:value-type="float">
            <text:p>0.497588</text:p>
          </table:table-cell>
          <table:table-cell office:value-type="float" office:value="0.112901" calcext:value-type="float">
            <text:p>0.112901</text:p>
          </table:table-cell>
          <table:table-cell office:value-type="float" office:value="0.035799" calcext:value-type="float">
            <text:p>0.035799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93639" calcext:value-type="float">
            <text:p>0.493639</text:p>
          </table:table-cell>
          <table:table-cell office:value-type="float" office:value="0.112283" calcext:value-type="float">
            <text:p>0.112283</text:p>
          </table:table-cell>
          <table:table-cell office:value-type="float" office:value="0.036059" calcext:value-type="float">
            <text:p>0.036059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89721" calcext:value-type="float">
            <text:p>0.489721</text:p>
          </table:table-cell>
          <table:table-cell office:value-type="float" office:value="0.110485" calcext:value-type="float">
            <text:p>0.110485</text:p>
          </table:table-cell>
          <table:table-cell office:value-type="float" office:value="0.036323" calcext:value-type="float">
            <text:p>0.036323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485835" calcext:value-type="float">
            <text:p>0.485835</text:p>
          </table:table-cell>
          <table:table-cell office:value-type="float" office:value="0.109746" calcext:value-type="float">
            <text:p>0.109746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81979" calcext:value-type="float">
            <text:p>0.481979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0.033323" calcext:value-type="float">
            <text:p>0.033323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78154" calcext:value-type="float">
            <text:p>0.478154</text:p>
          </table:table-cell>
          <table:table-cell office:value-type="float" office:value="0.106454" calcext:value-type="float">
            <text:p>0.106454</text:p>
          </table:table-cell>
          <table:table-cell office:value-type="float" office:value="0.030085" calcext:value-type="float">
            <text:p>0.030085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74359" calcext:value-type="float">
            <text:p>0.474359</text:p>
          </table:table-cell>
          <table:table-cell office:value-type="float" office:value="0.104672" calcext:value-type="float">
            <text:p>0.104672</text:p>
          </table:table-cell>
          <table:table-cell office:value-type="float" office:value="0.030259" calcext:value-type="float">
            <text:p>0.030259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70594" calcext:value-type="float">
            <text:p>0.470594</text:p>
          </table:table-cell>
          <table:table-cell office:value-type="float" office:value="0.103581" calcext:value-type="float">
            <text:p>0.103581</text:p>
          </table:table-cell>
          <table:table-cell office:value-type="float" office:value="0.030436" calcext:value-type="float">
            <text:p>0.03043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466859" calcext:value-type="float">
            <text:p>0.466859</text:p>
          </table:table-cell>
          <table:table-cell office:value-type="float" office:value="0.102435" calcext:value-type="float">
            <text:p>0.102435</text:p>
          </table:table-cell>
          <table:table-cell office:value-type="float" office:value="0.027157" calcext:value-type="float">
            <text:p>0.027157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463154" calcext:value-type="float">
            <text:p>0.463154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027289" calcext:value-type="float">
            <text:p>0.02728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459478" calcext:value-type="float">
            <text:p>0.459478</text:p>
          </table:table-cell>
          <table:table-cell office:value-type="float" office:value="0.099731" calcext:value-type="float">
            <text:p>0.099731</text:p>
          </table:table-cell>
          <table:table-cell office:value-type="float" office:value="0.025695" calcext:value-type="float">
            <text:p>0.025695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455831" calcext:value-type="float">
            <text:p>0.455831</text:p>
          </table:table-cell>
          <table:table-cell office:value-type="float" office:value="0.098835" calcext:value-type="float">
            <text:p>0.098835</text:p>
          </table:table-cell>
          <table:table-cell office:value-type="float" office:value="0.025808" calcext:value-type="float">
            <text:p>0.025808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52214" calcext:value-type="float">
            <text:p>0.452214</text:p>
          </table:table-cell>
          <table:table-cell office:value-type="float" office:value="0.097428" calcext:value-type="float">
            <text:p>0.097428</text:p>
          </table:table-cell>
          <table:table-cell office:value-type="float" office:value="0.024194" calcext:value-type="float">
            <text:p>0.02419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448625" calcext:value-type="float">
            <text:p>0.448625</text:p>
          </table:table-cell>
          <table:table-cell office:value-type="float" office:value="0.095903" calcext:value-type="float">
            <text:p>0.095903</text:p>
          </table:table-cell>
          <table:table-cell office:value-type="float" office:value="0.020828" calcext:value-type="float">
            <text:p>0.020828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45064" calcext:value-type="float">
            <text:p>0.445064</text:p>
          </table:table-cell>
          <table:table-cell office:value-type="float" office:value="0.095111" calcext:value-type="float">
            <text:p>0.095111</text:p>
          </table:table-cell>
          <table:table-cell office:value-type="float" office:value="0.024332" calcext:value-type="float">
            <text:p>0.02433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41532" calcext:value-type="float">
            <text:p>0.441532</text:p>
          </table:table-cell>
          <table:table-cell office:value-type="float" office:value="0.09395" calcext:value-type="float">
            <text:p>0.09395</text:p>
          </table:table-cell>
          <table:table-cell office:value-type="float" office:value="0.022703" calcext:value-type="float">
            <text:p>0.02270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38028" calcext:value-type="float">
            <text:p>0.438028</text:p>
          </table:table-cell>
          <table:table-cell office:value-type="float" office:value="0.092539" calcext:value-type="float">
            <text:p>0.092539</text:p>
          </table:table-cell>
          <table:table-cell office:value-type="float" office:value="0.01932" calcext:value-type="float">
            <text:p>0.0193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090951" calcext:value-type="float">
            <text:p>0.090951</text:p>
          </table:table-cell>
          <table:table-cell office:value-type="float" office:value="0.019348" calcext:value-type="float">
            <text:p>0.01934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31102" calcext:value-type="float">
            <text:p>0.431102</text:p>
          </table:table-cell>
          <table:table-cell office:value-type="float" office:value="0.089417" calcext:value-type="float">
            <text:p>0.089417</text:p>
          </table:table-cell>
          <table:table-cell office:value-type="float" office:value="0.01765" calcext:value-type="float">
            <text:p>0.0176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427681" calcext:value-type="float">
            <text:p>0.427681</text:p>
          </table:table-cell>
          <table:table-cell office:value-type="float" office:value="0.087554" calcext:value-type="float">
            <text:p>0.087554</text:p>
          </table:table-cell>
          <table:table-cell office:value-type="float" office:value="0.014199" calcext:value-type="float">
            <text:p>0.01419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424287" calcext:value-type="float">
            <text:p>0.424287</text:p>
          </table:table-cell>
          <table:table-cell office:value-type="float" office:value="0.085603" calcext:value-type="float">
            <text:p>0.085603</text:p>
          </table:table-cell>
          <table:table-cell office:value-type="float" office:value="0.015889" calcext:value-type="float">
            <text:p>0.01588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420919" calcext:value-type="float">
            <text:p>0.420919</text:p>
          </table:table-cell>
          <table:table-cell office:value-type="float" office:value="0.083207" calcext:value-type="float">
            <text:p>0.083207</text:p>
          </table:table-cell>
          <table:table-cell office:value-type="float" office:value="0.014148" calcext:value-type="float">
            <text:p>0.01414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417579" calcext:value-type="float">
            <text:p>0.417579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014114" calcext:value-type="float">
            <text:p>0.01411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414264" calcext:value-type="float">
            <text:p>0.414264</text:p>
          </table:table-cell>
          <table:table-cell office:value-type="float" office:value="0.080407" calcext:value-type="float">
            <text:p>0.080407</text:p>
          </table:table-cell>
          <table:table-cell office:value-type="float" office:value="0.014083" calcext:value-type="float">
            <text:p>0.01408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10977" calcext:value-type="float">
            <text:p>0.410977</text:p>
          </table:table-cell>
          <table:table-cell office:value-type="float" office:value="0.07933" calcext:value-type="float">
            <text:p>0.07933</text:p>
          </table:table-cell>
          <table:table-cell office:value-type="float" office:value="0.010596" calcext:value-type="float">
            <text:p>0.010596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07715" calcext:value-type="float">
            <text:p>0.407715</text:p>
          </table:table-cell>
          <table:table-cell office:value-type="float" office:value="0.077913" calcext:value-type="float">
            <text:p>0.077913</text:p>
          </table:table-cell>
          <table:table-cell office:value-type="float" office:value="0.010519" calcext:value-type="float">
            <text:p>0.01051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404479" calcext:value-type="float">
            <text:p>0.404479</text:p>
          </table:table-cell>
          <table:table-cell office:value-type="float" office:value="0.076501" calcext:value-type="float">
            <text:p>0.076501</text:p>
          </table:table-cell>
          <table:table-cell office:value-type="float" office:value="0.008715" calcext:value-type="float">
            <text:p>0.00871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401269" calcext:value-type="float">
            <text:p>0.401269</text:p>
          </table:table-cell>
          <table:table-cell office:value-type="float" office:value="0.074275" calcext:value-type="float">
            <text:p>0.074275</text:p>
          </table:table-cell>
          <table:table-cell office:value-type="float" office:value="0.008618" calcext:value-type="float">
            <text:p>0.00861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98084" calcext:value-type="float">
            <text:p>0.398084</text:p>
          </table:table-cell>
          <table:table-cell office:value-type="float" office:value="0.072259" calcext:value-type="float">
            <text:p>0.072259</text:p>
          </table:table-cell>
          <table:table-cell office:value-type="float" office:value="0.006794" calcext:value-type="float">
            <text:p>0.00679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94925" calcext:value-type="float">
            <text:p>0.394925</text:p>
          </table:table-cell>
          <table:table-cell office:value-type="float" office:value="0.070471" calcext:value-type="float">
            <text:p>0.070471</text:p>
          </table:table-cell>
          <table:table-cell office:value-type="float" office:value="0.004947" calcext:value-type="float">
            <text:p>0.00494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9179" calcext:value-type="float">
            <text:p>0.39179</text:p>
          </table:table-cell>
          <table:table-cell office:value-type="float" office:value="0.068314" calcext:value-type="float">
            <text:p>0.068314</text:p>
          </table:table-cell>
          <table:table-cell office:value-type="float" office:value="0.006537" calcext:value-type="float">
            <text:p>0.0065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88681" calcext:value-type="float">
            <text:p>0.388681</text:p>
          </table:table-cell>
          <table:table-cell office:value-type="float" office:value="0.066263" calcext:value-type="float">
            <text:p>0.066263</text:p>
          </table:table-cell>
          <table:table-cell office:value-type="float" office:value="0.001236" calcext:value-type="float">
            <text:p>0.00123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85596" calcext:value-type="float">
            <text:p>0.385596</text:p>
          </table:table-cell>
          <table:table-cell office:value-type="float" office:value="0.064575" calcext:value-type="float">
            <text:p>0.064575</text:p>
          </table:table-cell>
          <table:table-cell office:value-type="float" office:value="0.002779" calcext:value-type="float">
            <text:p>0.00277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82536" calcext:value-type="float">
            <text:p>0.382536</text:p>
          </table:table-cell>
          <table:table-cell office:value-type="float" office:value="0.062779" calcext:value-type="float">
            <text:p>0.062779</text:p>
          </table:table-cell>
          <table:table-cell office:value-type="float" office:value="0.002622" calcext:value-type="float">
            <text:p>0.00262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061067" calcext:value-type="float">
            <text:p>0.061067</text:p>
          </table:table-cell>
          <table:table-cell office:value-type="float" office:value="0.000737" calcext:value-type="float">
            <text:p>0.00073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76488" calcext:value-type="float">
            <text:p>0.376488</text:p>
          </table:table-cell>
          <table:table-cell office:value-type="float" office:value="0.0593" calcext:value-type="float">
            <text:p>0.0593</text:p>
          </table:table-cell>
          <table:table-cell office:value-type="float" office:value="-0.001171" calcext:value-type="float">
            <text:p>-0.00117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57094" calcext:value-type="float">
            <text:p>0.057094</text:p>
          </table:table-cell>
          <table:table-cell office:value-type="float" office:value="0.000358" calcext:value-type="float">
            <text:p>0.00035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70536" calcext:value-type="float">
            <text:p>0.370536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-0.001544" calcext:value-type="float">
            <text:p>-0.00154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67595" calcext:value-type="float">
            <text:p>0.367595</text:p>
          </table:table-cell>
          <table:table-cell office:value-type="float" office:value="0.051895" calcext:value-type="float">
            <text:p>0.051895</text:p>
          </table:table-cell>
          <table:table-cell office:value-type="float" office:value="-0.00693" calcext:value-type="float">
            <text:p>-0.0069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64677" calcext:value-type="float">
            <text:p>0.364677</text:p>
          </table:table-cell>
          <table:table-cell office:value-type="float" office:value="0.049851" calcext:value-type="float">
            <text:p>0.049851</text:p>
          </table:table-cell>
          <table:table-cell office:value-type="float" office:value="-0.005471" calcext:value-type="float">
            <text:p>-0.00547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61783" calcext:value-type="float">
            <text:p>0.361783</text:p>
          </table:table-cell>
          <table:table-cell office:value-type="float" office:value="0.047486" calcext:value-type="float">
            <text:p>0.047486</text:p>
          </table:table-cell>
          <table:table-cell office:value-type="float" office:value="-0.002254" calcext:value-type="float">
            <text:p>-0.00225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58912" calcext:value-type="float">
            <text:p>0.358912</text:p>
          </table:table-cell>
          <table:table-cell office:value-type="float" office:value="0.045336" calcext:value-type="float">
            <text:p>0.045336</text:p>
          </table:table-cell>
          <table:table-cell office:value-type="float" office:value="-0.002441" calcext:value-type="float">
            <text:p>-0.00244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56063" calcext:value-type="float">
            <text:p>0.356063</text:p>
          </table:table-cell>
          <table:table-cell office:value-type="float" office:value="0.043457" calcext:value-type="float">
            <text:p>0.043457</text:p>
          </table:table-cell>
          <table:table-cell office:value-type="float" office:value="-0.009545" calcext:value-type="float">
            <text:p>-0.00954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53237" calcext:value-type="float">
            <text:p>0.353237</text:p>
          </table:table-cell>
          <table:table-cell office:value-type="float" office:value="0.041803" calcext:value-type="float">
            <text:p>0.041803</text:p>
          </table:table-cell>
          <table:table-cell office:value-type="float" office:value="-0.008102" calcext:value-type="float">
            <text:p>-0.00810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50434" calcext:value-type="float">
            <text:p>0.350434</text:p>
          </table:table-cell>
          <table:table-cell office:value-type="float" office:value="0.039431" calcext:value-type="float">
            <text:p>0.039431</text:p>
          </table:table-cell>
          <table:table-cell office:value-type="float" office:value="-0.00663" calcext:value-type="float">
            <text:p>-0.0066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47653" calcext:value-type="float">
            <text:p>0.347653</text:p>
          </table:table-cell>
          <table:table-cell office:value-type="float" office:value="0.037274" calcext:value-type="float">
            <text:p>0.037274</text:p>
          </table:table-cell>
          <table:table-cell office:value-type="float" office:value="-0.006859" calcext:value-type="float">
            <text:p>-0.00685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44894" calcext:value-type="float">
            <text:p>0.344894</text:p>
          </table:table-cell>
          <table:table-cell office:value-type="float" office:value="0.035338" calcext:value-type="float">
            <text:p>0.035338</text:p>
          </table:table-cell>
          <table:table-cell office:value-type="float" office:value="-0.010545" calcext:value-type="float">
            <text:p>-0.01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2156" calcext:value-type="float">
            <text:p>0.342156</text:p>
          </table:table-cell>
          <table:table-cell office:value-type="float" office:value="0.033593" calcext:value-type="float">
            <text:p>0.033593</text:p>
          </table:table-cell>
          <table:table-cell office:value-type="float" office:value="-0.014281" calcext:value-type="float">
            <text:p>-0.01428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39441" calcext:value-type="float">
            <text:p>0.339441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-0.011147" calcext:value-type="float">
            <text:p>-0.01114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36747" calcext:value-type="float">
            <text:p>0.336747</text:p>
          </table:table-cell>
          <table:table-cell office:value-type="float" office:value="0.028282" calcext:value-type="float">
            <text:p>0.028282</text:p>
          </table:table-cell>
          <table:table-cell office:value-type="float" office:value="-0.009688" calcext:value-type="float">
            <text:p>-0.00968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34074" calcext:value-type="float">
            <text:p>0.334074</text:p>
          </table:table-cell>
          <table:table-cell office:value-type="float" office:value="0.025828" calcext:value-type="float">
            <text:p>0.025828</text:p>
          </table:table-cell>
          <table:table-cell office:value-type="float" office:value="-0.00993" calcext:value-type="float">
            <text:p>-0.0099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31423" calcext:value-type="float">
            <text:p>0.331423</text:p>
          </table:table-cell>
          <table:table-cell office:value-type="float" office:value="0.023519" calcext:value-type="float">
            <text:p>0.023519</text:p>
          </table:table-cell>
          <table:table-cell office:value-type="float" office:value="-0.010169" calcext:value-type="float">
            <text:p>-0.010169</text:p>
          </table:table-cell>
        </table:table-row>
        <table:table-row table:style-name="ro1">
          <table:table-cell office:value-type="float" office:value="-0.353862" calcext:value-type="float">
            <text:p>-0.353862</text:p>
          </table:table-cell>
          <table:table-cell office:value-type="float" office:value="0.328792" calcext:value-type="float">
            <text:p>0.328792</text:p>
          </table:table-cell>
          <table:table-cell office:value-type="float" office:value="0.021619" calcext:value-type="float">
            <text:p>0.021619</text:p>
          </table:table-cell>
          <table:table-cell office:value-type="float" office:value="-0.062306" calcext:value-type="float">
            <text:p>-0.06230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26183" calcext:value-type="float">
            <text:p>0.326183</text:p>
          </table:table-cell>
          <table:table-cell office:value-type="float" office:value="0.020013" calcext:value-type="float">
            <text:p>0.020013</text:p>
          </table:table-cell>
          <table:table-cell office:value-type="float" office:value="-0.006237" calcext:value-type="float">
            <text:p>-0.00623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23594" calcext:value-type="float">
            <text:p>0.323594</text:p>
          </table:table-cell>
          <table:table-cell office:value-type="float" office:value="0.018134" calcext:value-type="float">
            <text:p>0.018134</text:p>
          </table:table-cell>
          <table:table-cell office:value-type="float" office:value="0.000529" calcext:value-type="float">
            <text:p>0.00052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21026" calcext:value-type="float">
            <text:p>0.321026</text:p>
          </table:table-cell>
          <table:table-cell office:value-type="float" office:value="0.019121" calcext:value-type="float">
            <text:p>0.019121</text:p>
          </table:table-cell>
          <table:table-cell office:value-type="float" office:value="-0.009897" calcext:value-type="float">
            <text:p>-0.00989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318478" calcext:value-type="float">
            <text:p>0.318478</text:p>
          </table:table-cell>
          <table:table-cell office:value-type="float" office:value="0.023309" calcext:value-type="float">
            <text:p>0.023309</text:p>
          </table:table-cell>
          <table:table-cell office:value-type="float" office:value="-0.020478" calcext:value-type="float">
            <text:p>-0.020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951" calcext:value-type="float">
            <text:p>0.315951</text:p>
          </table:table-cell>
          <table:table-cell office:value-type="float" office:value="0.028109" calcext:value-type="float">
            <text:p>0.028109</text:p>
          </table:table-cell>
          <table:table-cell office:value-type="float" office:value="-0.017373" calcext:value-type="float">
            <text:p>-0.01737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313443" calcext:value-type="float">
            <text:p>0.313443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-0.019404" calcext:value-type="float">
            <text:p>-0.01940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310955" calcext:value-type="float">
            <text:p>0.310955</text:p>
          </table:table-cell>
          <table:table-cell office:value-type="float" office:value="0.031096" calcext:value-type="float">
            <text:p>0.031096</text:p>
          </table:table-cell>
          <table:table-cell office:value-type="float" office:value="-0.014539" calcext:value-type="float">
            <text:p>-0.01453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08487" calcext:value-type="float">
            <text:p>0.308487</text:p>
          </table:table-cell>
          <table:table-cell office:value-type="float" office:value="0.030597" calcext:value-type="float">
            <text:p>0.030597</text:p>
          </table:table-cell>
          <table:table-cell office:value-type="float" office:value="-0.016513" calcext:value-type="float">
            <text:p>-0.01651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306039" calcext:value-type="float">
            <text:p>0.306039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-0.02197" calcext:value-type="float">
            <text:p>-0.0219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30361" calcext:value-type="float">
            <text:p>0.30361</text:p>
          </table:table-cell>
          <table:table-cell office:value-type="float" office:value="0.031314" calcext:value-type="float">
            <text:p>0.031314</text:p>
          </table:table-cell>
          <table:table-cell office:value-type="float" office:value="-0.022314" calcext:value-type="float">
            <text:p>-0.022314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301201" calcext:value-type="float">
            <text:p>0.301201</text:p>
          </table:table-cell>
          <table:table-cell office:value-type="float" office:value="0.029487" calcext:value-type="float">
            <text:p>0.029487</text:p>
          </table:table-cell>
          <table:table-cell office:value-type="float" office:value="-0.036496" calcext:value-type="float">
            <text:p>-0.03649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29881" calcext:value-type="float">
            <text:p>0.29881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-0.023205" calcext:value-type="float">
            <text:p>-0.02320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296439" calcext:value-type="float">
            <text:p>0.296439</text:p>
          </table:table-cell>
          <table:table-cell office:value-type="float" office:value="0.027593" calcext:value-type="float">
            <text:p>0.027593</text:p>
          </table:table-cell>
          <table:table-cell office:value-type="float" office:value="-0.023542" calcext:value-type="float">
            <text:p>-0.02354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294086" calcext:value-type="float">
            <text:p>0.294086</text:p>
          </table:table-cell>
          <table:table-cell office:value-type="float" office:value="0.026781" calcext:value-type="float">
            <text:p>0.026781</text:p>
          </table:table-cell>
          <table:table-cell office:value-type="float" office:value="-0.025606" calcext:value-type="float">
            <text:p>-0.025606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291752" calcext:value-type="float">
            <text:p>0.291752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-0.034615" calcext:value-type="float">
            <text:p>-0.03461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289436" calcext:value-type="float">
            <text:p>0.289436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-0.033373" calcext:value-type="float">
            <text:p>-0.03337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87139" calcext:value-type="float">
            <text:p>0.287139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-0.028642" calcext:value-type="float">
            <text:p>-0.02864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28486" calcext:value-type="float">
            <text:p>0.28486</text:p>
          </table:table-cell>
          <table:table-cell office:value-type="float" office:value="0.028105" calcext:value-type="float">
            <text:p>0.028105</text:p>
          </table:table-cell>
          <table:table-cell office:value-type="float" office:value="-0.03421" calcext:value-type="float">
            <text:p>-0.03421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025029" calcext:value-type="float">
            <text:p>0.025029</text:p>
          </table:table-cell>
          <table:table-cell office:value-type="float" office:value="-0.038125" calcext:value-type="float">
            <text:p>-0.038125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280357" calcext:value-type="float">
            <text:p>0.280357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278132" calcext:value-type="float">
            <text:p>0.278132</text:p>
          </table:table-cell>
          <table:table-cell office:value-type="float" office:value="0.016061" calcext:value-type="float">
            <text:p>0.016061</text:p>
          </table:table-cell>
          <table:table-cell office:value-type="float" office:value="-0.042619" calcext:value-type="float">
            <text:p>-0.042619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275924" calcext:value-type="float">
            <text:p>0.275924</text:p>
          </table:table-cell>
          <table:table-cell office:value-type="float" office:value="0.010584" calcext:value-type="float">
            <text:p>0.010584</text:p>
          </table:table-cell>
          <table:table-cell office:value-type="float" office:value="-0.044902" calcext:value-type="float">
            <text:p>-0.044902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273734" calcext:value-type="float">
            <text:p>0.273734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-0.04721" calcext:value-type="float">
            <text:p>-0.04721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271562" calcext:value-type="float">
            <text:p>0.271562</text:p>
          </table:table-cell>
          <table:table-cell office:value-type="float" office:value="-0.001476" calcext:value-type="float">
            <text:p>-0.001476</text:p>
          </table:table-cell>
          <table:table-cell office:value-type="float" office:value="-0.046081" calcext:value-type="float">
            <text:p>-0.046081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269407" calcext:value-type="float">
            <text:p>0.269407</text:p>
          </table:table-cell>
          <table:table-cell office:value-type="float" office:value="-0.008051" calcext:value-type="float">
            <text:p>-0.008051</text:p>
          </table:table-cell>
          <table:table-cell office:value-type="float" office:value="-0.046654" calcext:value-type="float">
            <text:p>-0.046654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267268" calcext:value-type="float">
            <text:p>0.267268</text:p>
          </table:table-cell>
          <table:table-cell office:value-type="float" office:value="-0.014336" calcext:value-type="float">
            <text:p>-0.014336</text:p>
          </table:table-cell>
          <table:table-cell office:value-type="float" office:value="-0.048955" calcext:value-type="float">
            <text:p>-0.048955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265147" calcext:value-type="float">
            <text:p>0.265147</text:p>
          </table:table-cell>
          <table:table-cell office:value-type="float" office:value="-0.020788" calcext:value-type="float">
            <text:p>-0.020788</text:p>
          </table:table-cell>
          <table:table-cell office:value-type="float" office:value="-0.047821" calcext:value-type="float">
            <text:p>-0.047821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263043" calcext:value-type="float">
            <text:p>0.263043</text:p>
          </table:table-cell>
          <table:table-cell office:value-type="float" office:value="-0.027081" calcext:value-type="float">
            <text:p>-0.027081</text:p>
          </table:table-cell>
          <table:table-cell office:value-type="float" office:value="-0.046658" calcext:value-type="float">
            <text:p>-0.046658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260955" calcext:value-type="float">
            <text:p>0.260955</text:p>
          </table:table-cell>
          <table:table-cell office:value-type="float" office:value="-0.032792" calcext:value-type="float">
            <text:p>-0.032792</text:p>
          </table:table-cell>
          <table:table-cell office:value-type="float" office:value="-0.047197" calcext:value-type="float">
            <text:p>-0.047197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258884" calcext:value-type="float">
            <text:p>0.258884</text:p>
          </table:table-cell>
          <table:table-cell office:value-type="float" office:value="-0.037814" calcext:value-type="float">
            <text:p>-0.037814</text:p>
          </table:table-cell>
          <table:table-cell office:value-type="float" office:value="-0.047733" calcext:value-type="float">
            <text:p>-0.047733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256829" calcext:value-type="float">
            <text:p>0.256829</text:p>
          </table:table-cell>
          <table:table-cell office:value-type="float" office:value="-0.042685" calcext:value-type="float">
            <text:p>-0.042685</text:p>
          </table:table-cell>
          <table:table-cell office:value-type="float" office:value="-0.044808" calcext:value-type="float">
            <text:p>-0.04480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254791" calcext:value-type="float">
            <text:p>0.254791</text:p>
          </table:table-cell>
          <table:table-cell office:value-type="float" office:value="-0.047013" calcext:value-type="float">
            <text:p>-0.047013</text:p>
          </table:table-cell>
          <table:table-cell office:value-type="float" office:value="-0.045289" calcext:value-type="float">
            <text:p>-0.04528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252769" calcext:value-type="float">
            <text:p>0.252769</text:p>
          </table:table-cell>
          <table:table-cell office:value-type="float" office:value="-0.050887" calcext:value-type="float">
            <text:p>-0.050887</text:p>
          </table:table-cell>
          <table:table-cell office:value-type="float" office:value="-0.045767" calcext:value-type="float">
            <text:p>-0.04576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250763" calcext:value-type="float">
            <text:p>0.250763</text:p>
          </table:table-cell>
          <table:table-cell office:value-type="float" office:value="-0.054315" calcext:value-type="float">
            <text:p>-0.054315</text:p>
          </table:table-cell>
          <table:table-cell office:value-type="float" office:value="-0.042784" calcext:value-type="float">
            <text:p>-0.04278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48773" calcext:value-type="float">
            <text:p>0.248773</text:p>
          </table:table-cell>
          <table:table-cell office:value-type="float" office:value="-0.057496" calcext:value-type="float">
            <text:p>-0.057496</text:p>
          </table:table-cell>
          <table:table-cell office:value-type="float" office:value="-0.039746" calcext:value-type="float">
            <text:p>-0.03974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46798" calcext:value-type="float">
            <text:p>0.246798</text:p>
          </table:table-cell>
          <table:table-cell office:value-type="float" office:value="-0.060649" calcext:value-type="float">
            <text:p>-0.060649</text:p>
          </table:table-cell>
          <table:table-cell office:value-type="float" office:value="-0.038384" calcext:value-type="float">
            <text:p>-0.03838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-0.063264" calcext:value-type="float">
            <text:p>-0.063264</text:p>
          </table:table-cell>
          <table:table-cell office:value-type="float" office:value="-0.040454" calcext:value-type="float">
            <text:p>-0.04045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42896" calcext:value-type="float">
            <text:p>0.242896</text:p>
          </table:table-cell>
          <table:table-cell office:value-type="float" office:value="-0.065415" calcext:value-type="float">
            <text:p>-0.065415</text:p>
          </table:table-cell>
          <table:table-cell office:value-type="float" office:value="-0.040819" calcext:value-type="float">
            <text:p>-0.04081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240969" calcext:value-type="float">
            <text:p>0.240969</text:p>
          </table:table-cell>
          <table:table-cell office:value-type="float" office:value="-0.066866" calcext:value-type="float">
            <text:p>-0.066866</text:p>
          </table:table-cell>
          <table:table-cell office:value-type="float" office:value="-0.039451" calcext:value-type="float">
            <text:p>-0.03945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239056" calcext:value-type="float">
            <text:p>0.239056</text:p>
          </table:table-cell>
          <table:table-cell office:value-type="float" office:value="-0.06773" calcext:value-type="float">
            <text:p>-0.06773</text:p>
          </table:table-cell>
          <table:table-cell office:value-type="float" office:value="-0.034595" calcext:value-type="float">
            <text:p>-0.034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159" calcext:value-type="float">
            <text:p>0.237159</text:p>
          </table:table-cell>
          <table:table-cell office:value-type="float" office:value="-0.06758" calcext:value-type="float">
            <text:p>-0.06758</text:p>
          </table:table-cell>
          <table:table-cell office:value-type="float" office:value="-0.033119" calcext:value-type="float">
            <text:p>-0.033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277" calcext:value-type="float">
            <text:p>0.235277</text:p>
          </table:table-cell>
          <table:table-cell office:value-type="float" office:value="-0.066348" calcext:value-type="float">
            <text:p>-0.066348</text:p>
          </table:table-cell>
          <table:table-cell office:value-type="float" office:value="-0.033345" calcext:value-type="float">
            <text:p>-0.03334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33409" calcext:value-type="float">
            <text:p>0.233409</text:p>
          </table:table-cell>
          <table:table-cell office:value-type="float" office:value="-0.065336" calcext:value-type="float">
            <text:p>-0.065336</text:p>
          </table:table-cell>
          <table:table-cell office:value-type="float" office:value="-0.031839" calcext:value-type="float">
            <text:p>-0.031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57" calcext:value-type="float">
            <text:p>0.231557</text:p>
          </table:table-cell>
          <table:table-cell office:value-type="float" office:value="-0.064652" calcext:value-type="float">
            <text:p>-0.064652</text:p>
          </table:table-cell>
          <table:table-cell office:value-type="float" office:value="-0.033765" calcext:value-type="float">
            <text:p>-0.033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719" calcext:value-type="float">
            <text:p>0.229719</text:p>
          </table:table-cell>
          <table:table-cell office:value-type="float" office:value="-0.064362" calcext:value-type="float">
            <text:p>-0.064362</text:p>
          </table:table-cell>
          <table:table-cell office:value-type="float" office:value="-0.033986" calcext:value-type="float">
            <text:p>-0.033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7896" calcext:value-type="float">
            <text:p>0.227896</text:p>
          </table:table-cell>
          <table:table-cell office:value-type="float" office:value="-0.063896" calcext:value-type="float">
            <text:p>-0.063896</text:p>
          </table:table-cell>
          <table:table-cell office:value-type="float" office:value="-0.034205" calcext:value-type="float">
            <text:p>-0.034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-0.063368" calcext:value-type="float">
            <text:p>-0.063368</text:p>
          </table:table-cell>
          <table:table-cell office:value-type="float" office:value="-0.034422" calcext:value-type="float">
            <text:p>-0.034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293" calcext:value-type="float">
            <text:p>0.224293</text:p>
          </table:table-cell>
          <table:table-cell office:value-type="float" office:value="-0.063539" calcext:value-type="float">
            <text:p>-0.063539</text:p>
          </table:table-cell>
          <table:table-cell office:value-type="float" office:value="-0.034637" calcext:value-type="float">
            <text:p>-0.03463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22513" calcext:value-type="float">
            <text:p>0.222513</text:p>
          </table:table-cell>
          <table:table-cell office:value-type="float" office:value="-0.063877" calcext:value-type="float">
            <text:p>-0.063877</text:p>
          </table:table-cell>
          <table:table-cell office:value-type="float" office:value="-0.03312" calcext:value-type="float">
            <text:p>-0.0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747" calcext:value-type="float">
            <text:p>0.220747</text:p>
          </table:table-cell>
          <table:table-cell office:value-type="float" office:value="-0.064051" calcext:value-type="float">
            <text:p>-0.064051</text:p>
          </table:table-cell>
          <table:table-cell office:value-type="float" office:value="-0.035036" calcext:value-type="float">
            <text:p>-0.035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995" calcext:value-type="float">
            <text:p>0.218995</text:p>
          </table:table-cell>
          <table:table-cell office:value-type="float" office:value="-0.064486" calcext:value-type="float">
            <text:p>-0.064486</text:p>
          </table:table-cell>
          <table:table-cell office:value-type="float" office:value="-0.035246" calcext:value-type="float">
            <text:p>-0.03524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17257" calcext:value-type="float">
            <text:p>0.217257</text:p>
          </table:table-cell>
          <table:table-cell office:value-type="float" office:value="-0.065358" calcext:value-type="float">
            <text:p>-0.065358</text:p>
          </table:table-cell>
          <table:table-cell office:value-type="float" office:value="-0.033725" calcext:value-type="float">
            <text:p>-0.033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533" calcext:value-type="float">
            <text:p>0.215533</text:p>
          </table:table-cell>
          <table:table-cell office:value-type="float" office:value="-0.066213" calcext:value-type="float">
            <text:p>-0.066213</text:p>
          </table:table-cell>
          <table:table-cell office:value-type="float" office:value="-0.035636" calcext:value-type="float">
            <text:p>-0.03563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13822" calcext:value-type="float">
            <text:p>0.213822</text:p>
          </table:table-cell>
          <table:table-cell office:value-type="float" office:value="-0.066985" calcext:value-type="float">
            <text:p>-0.066985</text:p>
          </table:table-cell>
          <table:table-cell office:value-type="float" office:value="-0.034111" calcext:value-type="float">
            <text:p>-0.03411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12125" calcext:value-type="float">
            <text:p>0.212125</text:p>
          </table:table-cell>
          <table:table-cell office:value-type="float" office:value="-0.068022" calcext:value-type="float">
            <text:p>-0.068022</text:p>
          </table:table-cell>
          <table:table-cell office:value-type="float" office:value="-0.034288" calcext:value-type="float">
            <text:p>-0.03428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10441" calcext:value-type="float">
            <text:p>0.210441</text:p>
          </table:table-cell>
          <table:table-cell office:value-type="float" office:value="-0.069271" calcext:value-type="float">
            <text:p>-0.069271</text:p>
          </table:table-cell>
          <table:table-cell office:value-type="float" office:value="-0.034464" calcext:value-type="float">
            <text:p>-0.03446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08771" calcext:value-type="float">
            <text:p>0.208771</text:p>
          </table:table-cell>
          <table:table-cell office:value-type="float" office:value="-0.070956" calcext:value-type="float">
            <text:p>-0.070956</text:p>
          </table:table-cell>
          <table:table-cell office:value-type="float" office:value="-0.032908" calcext:value-type="float">
            <text:p>-0.03290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07114" calcext:value-type="float">
            <text:p>0.207114</text:p>
          </table:table-cell>
          <table:table-cell office:value-type="float" office:value="-0.072732" calcext:value-type="float">
            <text:p>-0.072732</text:p>
          </table:table-cell>
          <table:table-cell office:value-type="float" office:value="-0.033055" calcext:value-type="float">
            <text:p>-0.03305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205471" calcext:value-type="float">
            <text:p>0.205471</text:p>
          </table:table-cell>
          <table:table-cell office:value-type="float" office:value="-0.074397" calcext:value-type="float">
            <text:p>-0.074397</text:p>
          </table:table-cell>
          <table:table-cell office:value-type="float" office:value="-0.02801" calcext:value-type="float">
            <text:p>-0.028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20384" calcext:value-type="float">
            <text:p>0.20384</text:p>
          </table:table-cell>
          <table:table-cell office:value-type="float" office:value="-0.076123" calcext:value-type="float">
            <text:p>-0.076123</text:p>
          </table:table-cell>
          <table:table-cell office:value-type="float" office:value="-0.026344" calcext:value-type="float">
            <text:p>-0.02634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-0.077409" calcext:value-type="float">
            <text:p>-0.077409</text:p>
          </table:table-cell>
          <table:table-cell office:value-type="float" office:value="-0.031571" calcext:value-type="float">
            <text:p>-0.03157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200617" calcext:value-type="float">
            <text:p>0.200617</text:p>
          </table:table-cell>
          <table:table-cell office:value-type="float" office:value="-0.075908" calcext:value-type="float">
            <text:p>-0.075908</text:p>
          </table:table-cell>
          <table:table-cell office:value-type="float" office:value="-0.024765" calcext:value-type="float">
            <text:p>-0.02476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99025" calcext:value-type="float">
            <text:p>0.199025</text:p>
          </table:table-cell>
          <table:table-cell office:value-type="float" office:value="-0.074829" calcext:value-type="float">
            <text:p>-0.074829</text:p>
          </table:table-cell>
          <table:table-cell office:value-type="float" office:value="-0.019583" calcext:value-type="float">
            <text:p>-0.01958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97445" calcext:value-type="float">
            <text:p>0.197445</text:p>
          </table:table-cell>
          <table:table-cell office:value-type="float" office:value="-0.073506" calcext:value-type="float">
            <text:p>-0.073506</text:p>
          </table:table-cell>
          <table:table-cell office:value-type="float" office:value="-0.02124" calcext:value-type="float">
            <text:p>-0.0212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95878" calcext:value-type="float">
            <text:p>0.195878</text:p>
          </table:table-cell>
          <table:table-cell office:value-type="float" office:value="-0.070056" calcext:value-type="float">
            <text:p>-0.070056</text:p>
          </table:table-cell>
          <table:table-cell office:value-type="float" office:value="-0.019462" calcext:value-type="float">
            <text:p>-0.01946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94324" calcext:value-type="float">
            <text:p>0.194324</text:p>
          </table:table-cell>
          <table:table-cell office:value-type="float" office:value="-0.066318" calcext:value-type="float">
            <text:p>-0.066318</text:p>
          </table:table-cell>
          <table:table-cell office:value-type="float" office:value="-0.015927" calcext:value-type="float">
            <text:p>-0.01592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92781" calcext:value-type="float">
            <text:p>0.192781</text:p>
          </table:table-cell>
          <table:table-cell office:value-type="float" office:value="-0.063342" calcext:value-type="float">
            <text:p>-0.063342</text:p>
          </table:table-cell>
          <table:table-cell office:value-type="float" office:value="-0.017527" calcext:value-type="float">
            <text:p>-0.01752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91251" calcext:value-type="float">
            <text:p>0.191251</text:p>
          </table:table-cell>
          <table:table-cell office:value-type="float" office:value="-0.059535" calcext:value-type="float">
            <text:p>-0.059535</text:p>
          </table:table-cell>
          <table:table-cell office:value-type="float" office:value="-0.019153" calcext:value-type="float">
            <text:p>-0.01915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89734" calcext:value-type="float">
            <text:p>0.189734</text:p>
          </table:table-cell>
          <table:table-cell office:value-type="float" office:value="-0.05585" calcext:value-type="float">
            <text:p>-0.05585</text:p>
          </table:table-cell>
          <table:table-cell office:value-type="float" office:value="-0.013883" calcext:value-type="float">
            <text:p>-0.01388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88228" calcext:value-type="float">
            <text:p>0.188228</text:p>
          </table:table-cell>
          <table:table-cell office:value-type="float" office:value="-0.052459" calcext:value-type="float">
            <text:p>-0.052459</text:p>
          </table:table-cell>
          <table:table-cell office:value-type="float" office:value="-0.015453" calcext:value-type="float">
            <text:p>-0.01545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86734" calcext:value-type="float">
            <text:p>0.186734</text:p>
          </table:table-cell>
          <table:table-cell office:value-type="float" office:value="-0.048684" calcext:value-type="float">
            <text:p>-0.048684</text:p>
          </table:table-cell>
          <table:table-cell office:value-type="float" office:value="-0.015317" calcext:value-type="float">
            <text:p>-0.01531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85252" calcext:value-type="float">
            <text:p>0.185252</text:p>
          </table:table-cell>
          <table:table-cell office:value-type="float" office:value="-0.045286" calcext:value-type="float">
            <text:p>-0.045286</text:p>
          </table:table-cell>
          <table:table-cell office:value-type="float" office:value="-0.015181" calcext:value-type="float">
            <text:p>-0.01518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83782" calcext:value-type="float">
            <text:p>0.183782</text:p>
          </table:table-cell>
          <table:table-cell office:value-type="float" office:value="-0.042294" calcext:value-type="float">
            <text:p>-0.042294</text:p>
          </table:table-cell>
          <table:table-cell office:value-type="float" office:value="-0.015042" calcext:value-type="float">
            <text:p>-0.01504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82323" calcext:value-type="float">
            <text:p>0.182323</text:p>
          </table:table-cell>
          <table:table-cell office:value-type="float" office:value="-0.039695" calcext:value-type="float">
            <text:p>-0.039695</text:p>
          </table:table-cell>
          <table:table-cell office:value-type="float" office:value="-0.016633" calcext:value-type="float">
            <text:p>-0.01663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80876" calcext:value-type="float">
            <text:p>0.180876</text:p>
          </table:table-cell>
          <table:table-cell office:value-type="float" office:value="-0.037603" calcext:value-type="float">
            <text:p>-0.037603</text:p>
          </table:table-cell>
          <table:table-cell office:value-type="float" office:value="-0.018248" calcext:value-type="float">
            <text:p>-0.01824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7944" calcext:value-type="float">
            <text:p>0.17944</text:p>
          </table:table-cell>
          <table:table-cell office:value-type="float" office:value="-0.035734" calcext:value-type="float">
            <text:p>-0.035734</text:p>
          </table:table-cell>
          <table:table-cell office:value-type="float" office:value="-0.016428" calcext:value-type="float">
            <text:p>-0.01642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78016" calcext:value-type="float">
            <text:p>0.178016</text:p>
          </table:table-cell>
          <table:table-cell office:value-type="float" office:value="-0.033997" calcext:value-type="float">
            <text:p>-0.033997</text:p>
          </table:table-cell>
          <table:table-cell office:value-type="float" office:value="-0.016311" calcext:value-type="float">
            <text:p>-0.01631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-0.032621" calcext:value-type="float">
            <text:p>-0.032621</text:p>
          </table:table-cell>
          <table:table-cell office:value-type="float" office:value="-0.017922" calcext:value-type="float">
            <text:p>-0.01792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75202" calcext:value-type="float">
            <text:p>0.175202</text:p>
          </table:table-cell>
          <table:table-cell office:value-type="float" office:value="-0.031415" calcext:value-type="float">
            <text:p>-0.031415</text:p>
          </table:table-cell>
          <table:table-cell office:value-type="float" office:value="-0.016098" calcext:value-type="float">
            <text:p>-0.01609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73811" calcext:value-type="float">
            <text:p>0.173811</text:p>
          </table:table-cell>
          <table:table-cell office:value-type="float" office:value="-0.030147" calcext:value-type="float">
            <text:p>-0.030147</text:p>
          </table:table-cell>
          <table:table-cell office:value-type="float" office:value="-0.015977" calcext:value-type="float">
            <text:p>-0.01597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72432" calcext:value-type="float">
            <text:p>0.172432</text:p>
          </table:table-cell>
          <table:table-cell office:value-type="float" office:value="-0.029145" calcext:value-type="float">
            <text:p>-0.029145</text:p>
          </table:table-cell>
          <table:table-cell office:value-type="float" office:value="-0.017584" calcext:value-type="float">
            <text:p>-0.01758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71063" calcext:value-type="float">
            <text:p>0.171063</text:p>
          </table:table-cell>
          <table:table-cell office:value-type="float" office:value="-0.028761" calcext:value-type="float">
            <text:p>-0.028761</text:p>
          </table:table-cell>
          <table:table-cell office:value-type="float" office:value="-0.017486" calcext:value-type="float">
            <text:p>-0.01748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69706" calcext:value-type="float">
            <text:p>0.169706</text:p>
          </table:table-cell>
          <table:table-cell office:value-type="float" office:value="-0.028807" calcext:value-type="float">
            <text:p>-0.028807</text:p>
          </table:table-cell>
          <table:table-cell office:value-type="float" office:value="-0.017387" calcext:value-type="float">
            <text:p>-0.01738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68359" calcext:value-type="float">
            <text:p>0.168359</text:p>
          </table:table-cell>
          <table:table-cell office:value-type="float" office:value="-0.028533" calcext:value-type="float">
            <text:p>-0.028533</text:p>
          </table:table-cell>
          <table:table-cell office:value-type="float" office:value="-0.015556" calcext:value-type="float">
            <text:p>-0.01555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67023" calcext:value-type="float">
            <text:p>0.167023</text:p>
          </table:table-cell>
          <table:table-cell office:value-type="float" office:value="-0.028444" calcext:value-type="float">
            <text:p>-0.028444</text:p>
          </table:table-cell>
          <table:table-cell office:value-type="float" office:value="-0.017158" calcext:value-type="float">
            <text:p>-0.01715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65697" calcext:value-type="float">
            <text:p>0.165697</text:p>
          </table:table-cell>
          <table:table-cell office:value-type="float" office:value="-0.028719" calcext:value-type="float">
            <text:p>-0.028719</text:p>
          </table:table-cell>
          <table:table-cell office:value-type="float" office:value="-0.017055" calcext:value-type="float">
            <text:p>-0.01705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64382" calcext:value-type="float">
            <text:p>0.164382</text:p>
          </table:table-cell>
          <table:table-cell office:value-type="float" office:value="-0.028958" calcext:value-type="float">
            <text:p>-0.028958</text:p>
          </table:table-cell>
          <table:table-cell office:value-type="float" office:value="-0.015221" calcext:value-type="float">
            <text:p>-0.01522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63077" calcext:value-type="float">
            <text:p>0.163077</text:p>
          </table:table-cell>
          <table:table-cell office:value-type="float" office:value="-0.029234" calcext:value-type="float">
            <text:p>-0.029234</text:p>
          </table:table-cell>
          <table:table-cell office:value-type="float" office:value="-0.016819" calcext:value-type="float">
            <text:p>-0.01681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61783" calcext:value-type="float">
            <text:p>0.161783</text:p>
          </table:table-cell>
          <table:table-cell office:value-type="float" office:value="-0.029194" calcext:value-type="float">
            <text:p>-0.029194</text:p>
          </table:table-cell>
          <table:table-cell office:value-type="float" office:value="-0.016712" calcext:value-type="float">
            <text:p>-0.01671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60499" calcext:value-type="float">
            <text:p>0.160499</text:p>
          </table:table-cell>
          <table:table-cell office:value-type="float" office:value="-0.029549" calcext:value-type="float">
            <text:p>-0.029549</text:p>
          </table:table-cell>
          <table:table-cell office:value-type="float" office:value="-0.013144" calcext:value-type="float">
            <text:p>-0.01314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9225" calcext:value-type="float">
            <text:p>0.159225</text:p>
          </table:table-cell>
          <table:table-cell office:value-type="float" office:value="-0.029676" calcext:value-type="float">
            <text:p>-0.029676</text:p>
          </table:table-cell>
          <table:table-cell office:value-type="float" office:value="-0.012983" calcext:value-type="float">
            <text:p>-0.01298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57962" calcext:value-type="float">
            <text:p>0.157962</text:p>
          </table:table-cell>
          <table:table-cell office:value-type="float" office:value="-0.029336" calcext:value-type="float">
            <text:p>-0.029336</text:p>
          </table:table-cell>
          <table:table-cell office:value-type="float" office:value="-0.01455" calcext:value-type="float">
            <text:p>-0.0145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56708" calcext:value-type="float">
            <text:p>0.156708</text:p>
          </table:table-cell>
          <table:table-cell office:value-type="float" office:value="-0.029142" calcext:value-type="float">
            <text:p>-0.029142</text:p>
          </table:table-cell>
          <table:table-cell office:value-type="float" office:value="-0.010952" calcext:value-type="float">
            <text:p>-0.01095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5464" calcext:value-type="float">
            <text:p>0.155464</text:p>
          </table:table-cell>
          <table:table-cell office:value-type="float" office:value="-0.029269" calcext:value-type="float">
            <text:p>-0.029269</text:p>
          </table:table-cell>
          <table:table-cell office:value-type="float" office:value="-0.01249" calcext:value-type="float">
            <text:p>-0.0124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423" calcext:value-type="float">
            <text:p>0.15423</text:p>
          </table:table-cell>
          <table:table-cell office:value-type="float" office:value="-0.029185" calcext:value-type="float">
            <text:p>-0.029185</text:p>
          </table:table-cell>
          <table:table-cell office:value-type="float" office:value="-0.012324" calcext:value-type="float">
            <text:p>-0.01232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3006" calcext:value-type="float">
            <text:p>0.153006</text:p>
          </table:table-cell>
          <table:table-cell office:value-type="float" office:value="-0.028955" calcext:value-type="float">
            <text:p>-0.028955</text:p>
          </table:table-cell>
          <table:table-cell office:value-type="float" office:value="-0.012156" calcext:value-type="float">
            <text:p>-0.012156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51792" calcext:value-type="float">
            <text:p>0.151792</text:p>
          </table:table-cell>
          <table:table-cell office:value-type="float" office:value="-0.02891" calcext:value-type="float">
            <text:p>-0.02891</text:p>
          </table:table-cell>
          <table:table-cell office:value-type="float" office:value="-0.011987" calcext:value-type="float">
            <text:p>-0.01198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50587" calcext:value-type="float">
            <text:p>0.150587</text:p>
          </table:table-cell>
          <table:table-cell office:value-type="float" office:value="-0.02854" calcext:value-type="float">
            <text:p>-0.02854</text:p>
          </table:table-cell>
          <table:table-cell office:value-type="float" office:value="-0.008357" calcext:value-type="float">
            <text:p>-0.00835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49392" calcext:value-type="float">
            <text:p>0.149392</text:p>
          </table:table-cell>
          <table:table-cell office:value-type="float" office:value="-0.028237" calcext:value-type="float">
            <text:p>-0.028237</text:p>
          </table:table-cell>
          <table:table-cell office:value-type="float" office:value="-0.008134" calcext:value-type="float">
            <text:p>-0.008134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48207" calcext:value-type="float">
            <text:p>0.148207</text:p>
          </table:table-cell>
          <table:table-cell office:value-type="float" office:value="-0.027814" calcext:value-type="float">
            <text:p>-0.027814</text:p>
          </table:table-cell>
          <table:table-cell office:value-type="float" office:value="-0.009639" calcext:value-type="float">
            <text:p>-0.00963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4703" calcext:value-type="float">
            <text:p>0.14703</text:p>
          </table:table-cell>
          <table:table-cell office:value-type="float" office:value="-0.027395" calcext:value-type="float">
            <text:p>-0.027395</text:p>
          </table:table-cell>
          <table:table-cell office:value-type="float" office:value="-0.00944" calcext:value-type="float">
            <text:p>-0.0094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45863" calcext:value-type="float">
            <text:p>0.145863</text:p>
          </table:table-cell>
          <table:table-cell office:value-type="float" office:value="-0.027384" calcext:value-type="float">
            <text:p>-0.027384</text:p>
          </table:table-cell>
          <table:table-cell office:value-type="float" office:value="-0.007509" calcext:value-type="float">
            <text:p>-0.00750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44706" calcext:value-type="float">
            <text:p>0.144706</text:p>
          </table:table-cell>
          <table:table-cell office:value-type="float" office:value="-0.027041" calcext:value-type="float">
            <text:p>-0.027041</text:p>
          </table:table-cell>
          <table:table-cell office:value-type="float" office:value="-0.007281" calcext:value-type="float">
            <text:p>-0.00728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43557" calcext:value-type="float">
            <text:p>0.143557</text:p>
          </table:table-cell>
          <table:table-cell office:value-type="float" office:value="-0.026382" calcext:value-type="float">
            <text:p>-0.026382</text:p>
          </table:table-cell>
          <table:table-cell office:value-type="float" office:value="-0.007052" calcext:value-type="float">
            <text:p>-0.00705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42418" calcext:value-type="float">
            <text:p>0.142418</text:p>
          </table:table-cell>
          <table:table-cell office:value-type="float" office:value="-0.025865" calcext:value-type="float">
            <text:p>-0.025865</text:p>
          </table:table-cell>
          <table:table-cell office:value-type="float" office:value="-0.003361" calcext:value-type="float">
            <text:p>-0.00336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41288" calcext:value-type="float">
            <text:p>0.141288</text:p>
          </table:table-cell>
          <table:table-cell office:value-type="float" office:value="-0.02573" calcext:value-type="float">
            <text:p>-0.02573</text:p>
          </table:table-cell>
          <table:table-cell office:value-type="float" office:value="-0.004808" calcext:value-type="float">
            <text:p>-0.00480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40166" calcext:value-type="float">
            <text:p>0.140166</text:p>
          </table:table-cell>
          <table:table-cell office:value-type="float" office:value="-0.025211" calcext:value-type="float">
            <text:p>-0.025211</text:p>
          </table:table-cell>
          <table:table-cell office:value-type="float" office:value="-0.004549" calcext:value-type="float">
            <text:p>-0.00454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39054" calcext:value-type="float">
            <text:p>0.139054</text:p>
          </table:table-cell>
          <table:table-cell office:value-type="float" office:value="-0.024326" calcext:value-type="float">
            <text:p>-0.024326</text:p>
          </table:table-cell>
          <table:table-cell office:value-type="float" office:value="-0.006019" calcext:value-type="float">
            <text:p>-0.00601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3795" calcext:value-type="float">
            <text:p>0.13795</text:p>
          </table:table-cell>
          <table:table-cell office:value-type="float" office:value="-0.023775" calcext:value-type="float">
            <text:p>-0.023775</text:p>
          </table:table-cell>
          <table:table-cell office:value-type="float" office:value="-0.002325" calcext:value-type="float">
            <text:p>-0.00232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36855" calcext:value-type="float">
            <text:p>0.136855</text:p>
          </table:table-cell>
          <table:table-cell office:value-type="float" office:value="-0.023089" calcext:value-type="float">
            <text:p>-0.023089</text:p>
          </table:table-cell>
          <table:table-cell office:value-type="float" office:value="-0.000307" calcext:value-type="float">
            <text:p>-0.000307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35769" calcext:value-type="float">
            <text:p>0.135769</text:p>
          </table:table-cell>
          <table:table-cell office:value-type="float" office:value="-0.022371" calcext:value-type="float">
            <text:p>-0.022371</text:p>
          </table:table-cell>
          <table:table-cell office:value-type="float" office:value="-0.001722" calcext:value-type="float">
            <text:p>-0.00172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34692" calcext:value-type="float">
            <text:p>0.134692</text:p>
          </table:table-cell>
          <table:table-cell office:value-type="float" office:value="-0.021742" calcext:value-type="float">
            <text:p>-0.021742</text:p>
          </table:table-cell>
          <table:table-cell office:value-type="float" office:value="-0.001431" calcext:value-type="float">
            <text:p>-0.00143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33623" calcext:value-type="float">
            <text:p>0.133623</text:p>
          </table:table-cell>
          <table:table-cell office:value-type="float" office:value="-0.021142" calcext:value-type="float">
            <text:p>-0.021142</text:p>
          </table:table-cell>
          <table:table-cell office:value-type="float" office:value="-0.00287" calcext:value-type="float">
            <text:p>-0.0028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32562" calcext:value-type="float">
            <text:p>0.132562</text:p>
          </table:table-cell>
          <table:table-cell office:value-type="float" office:value="-0.020133" calcext:value-type="float">
            <text:p>-0.020133</text:p>
          </table:table-cell>
          <table:table-cell office:value-type="float" office:value="0.002586" calcext:value-type="float">
            <text:p>0.00258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-0.019649" calcext:value-type="float">
            <text:p>-0.019649</text:p>
          </table:table-cell>
          <table:table-cell office:value-type="float" office:value="0.002931" calcext:value-type="float">
            <text:p>0.002931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30466" calcext:value-type="float">
            <text:p>0.130466</text:p>
          </table:table-cell>
          <table:table-cell office:value-type="float" office:value="-0.019105" calcext:value-type="float">
            <text:p>-0.019105</text:p>
          </table:table-cell>
          <table:table-cell office:value-type="float" office:value="-0.000182" calcext:value-type="float">
            <text:p>-0.00018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29431" calcext:value-type="float">
            <text:p>0.129431</text:p>
          </table:table-cell>
          <table:table-cell office:value-type="float" office:value="-0.018442" calcext:value-type="float">
            <text:p>-0.018442</text:p>
          </table:table-cell>
          <table:table-cell office:value-type="float" office:value="0.001843" calcext:value-type="float">
            <text:p>0.00184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28404" calcext:value-type="float">
            <text:p>0.128404</text:p>
          </table:table-cell>
          <table:table-cell office:value-type="float" office:value="-0.018312" calcext:value-type="float">
            <text:p>-0.018312</text:p>
          </table:table-cell>
          <table:table-cell office:value-type="float" office:value="0.002165" calcext:value-type="float">
            <text:p>0.002165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-0.017781" calcext:value-type="float">
            <text:p>-0.017781</text:p>
          </table:table-cell>
          <table:table-cell office:value-type="float" office:value="0.004219" calcext:value-type="float">
            <text:p>0.004219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26374" calcext:value-type="float">
            <text:p>0.126374</text:p>
          </table:table-cell>
          <table:table-cell office:value-type="float" office:value="-0.016916" calcext:value-type="float">
            <text:p>-0.016916</text:p>
          </table:table-cell>
          <table:table-cell office:value-type="float" office:value="0.002839" calcext:value-type="float">
            <text:p>0.00283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5371" calcext:value-type="float">
            <text:p>0.125371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0.004894" calcext:value-type="float">
            <text:p>0.00489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4376" calcext:value-type="float">
            <text:p>0.124376</text:p>
          </table:table-cell>
          <table:table-cell office:value-type="float" office:value="-0.015939" calcext:value-type="float">
            <text:p>-0.015939</text:p>
          </table:table-cell>
          <table:table-cell office:value-type="float" office:value="0.005247" calcext:value-type="float">
            <text:p>0.00524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3389" calcext:value-type="float">
            <text:p>0.123389</text:p>
          </table:table-cell>
          <table:table-cell office:value-type="float" office:value="-0.014982" calcext:value-type="float">
            <text:p>-0.014982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22409" calcext:value-type="float">
            <text:p>0.122409</text:p>
          </table:table-cell>
          <table:table-cell office:value-type="float" office:value="-0.014151" calcext:value-type="float">
            <text:p>-0.014151</text:p>
          </table:table-cell>
          <table:table-cell office:value-type="float" office:value="0.007684" calcext:value-type="float">
            <text:p>0.007684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21438" calcext:value-type="float">
            <text:p>0.121438</text:p>
          </table:table-cell>
          <table:table-cell office:value-type="float" office:value="-0.013765" calcext:value-type="float">
            <text:p>-0.013765</text:p>
          </table:table-cell>
          <table:table-cell office:value-type="float" office:value="0.009796" calcext:value-type="float">
            <text:p>0.00979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120474" calcext:value-type="float">
            <text:p>0.120474</text:p>
          </table:table-cell>
          <table:table-cell office:value-type="float" office:value="-0.013492" calcext:value-type="float">
            <text:p>-0.013492</text:p>
          </table:table-cell>
          <table:table-cell office:value-type="float" office:value="0.006744" calcext:value-type="float">
            <text:p>0.00674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19518" calcext:value-type="float">
            <text:p>0.119518</text:p>
          </table:table-cell>
          <table:table-cell office:value-type="float" office:value="-0.012595" calcext:value-type="float">
            <text:p>-0.012595</text:p>
          </table:table-cell>
          <table:table-cell office:value-type="float" office:value="0.008831" calcext:value-type="float">
            <text:p>0.00883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118569" calcext:value-type="float">
            <text:p>0.118569</text:p>
          </table:table-cell>
          <table:table-cell office:value-type="float" office:value="-0.012289" calcext:value-type="float">
            <text:p>-0.012289</text:p>
          </table:table-cell>
          <table:table-cell office:value-type="float" office:value="0.009216" calcext:value-type="float">
            <text:p>0.009216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17628" calcext:value-type="float">
            <text:p>0.117628</text:p>
          </table:table-cell>
          <table:table-cell office:value-type="float" office:value="-0.011649" calcext:value-type="float">
            <text:p>-0.011649</text:p>
          </table:table-cell>
          <table:table-cell office:value-type="float" office:value="0.011331" calcext:value-type="float">
            <text:p>0.011331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116695" calcext:value-type="float">
            <text:p>0.116695</text:p>
          </table:table-cell>
          <table:table-cell office:value-type="float" office:value="-0.011009" calcext:value-type="float">
            <text:p>-0.011009</text:p>
          </table:table-cell>
          <table:table-cell office:value-type="float" office:value="0.013473" calcext:value-type="float">
            <text:p>0.01347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15769" calcext:value-type="float">
            <text:p>0.115769</text:p>
          </table:table-cell>
          <table:table-cell office:value-type="float" office:value="-0.010368" calcext:value-type="float">
            <text:p>-0.010368</text:p>
          </table:table-cell>
          <table:table-cell office:value-type="float" office:value="0.012182" calcext:value-type="float">
            <text:p>0.012182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11485" calcext:value-type="float">
            <text:p>0.11485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0.012596" calcext:value-type="float">
            <text:p>0.012596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113938" calcext:value-type="float">
            <text:p>0.113938</text:p>
          </table:table-cell>
          <table:table-cell office:value-type="float" office:value="-0.008251" calcext:value-type="float">
            <text:p>-0.008251</text:p>
          </table:table-cell>
          <table:table-cell office:value-type="float" office:value="0.014741" calcext:value-type="float">
            <text:p>0.014741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113034" calcext:value-type="float">
            <text:p>0.113034</text:p>
          </table:table-cell>
          <table:table-cell office:value-type="float" office:value="-0.007853" calcext:value-type="float">
            <text:p>-0.007853</text:p>
          </table:table-cell>
          <table:table-cell office:value-type="float" office:value="0.016913" calcext:value-type="float">
            <text:p>0.01691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112137" calcext:value-type="float">
            <text:p>0.112137</text:p>
          </table:table-cell>
          <table:table-cell office:value-type="float" office:value="-0.007015" calcext:value-type="float">
            <text:p>-0.007015</text:p>
          </table:table-cell>
          <table:table-cell office:value-type="float" office:value="0.015652" calcext:value-type="float">
            <text:p>0.01565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111247" calcext:value-type="float">
            <text:p>0.111247</text:p>
          </table:table-cell>
          <table:table-cell office:value-type="float" office:value="-0.005625" calcext:value-type="float">
            <text:p>-0.005625</text:p>
          </table:table-cell>
          <table:table-cell office:value-type="float" office:value="0.016096" calcext:value-type="float">
            <text:p>0.016096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10364" calcext:value-type="float">
            <text:p>0.110364</text:p>
          </table:table-cell>
          <table:table-cell office:value-type="float" office:value="-0.004339" calcext:value-type="float">
            <text:p>-0.00433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109488" calcext:value-type="float">
            <text:p>0.109488</text:p>
          </table:table-cell>
          <table:table-cell office:value-type="float" office:value="-0.003358" calcext:value-type="float">
            <text:p>-0.003358</text:p>
          </table:table-cell>
          <table:table-cell office:value-type="float" office:value="0.018768" calcext:value-type="float">
            <text:p>0.018768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108619" calcext:value-type="float">
            <text:p>0.108619</text:p>
          </table:table-cell>
          <table:table-cell office:value-type="float" office:value="-0.00205" calcext:value-type="float">
            <text:p>-0.00205</text:p>
          </table:table-cell>
          <table:table-cell office:value-type="float" office:value="0.01751" calcext:value-type="float">
            <text:p>0.01751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07757" calcext:value-type="float">
            <text:p>0.107757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0.021417" calcext:value-type="float">
            <text:p>0.021417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106902" calcext:value-type="float">
            <text:p>0.106902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23648" calcext:value-type="float">
            <text:p>0.023648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106053" calcext:value-type="float">
            <text:p>0.106053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20715" calcext:value-type="float">
            <text:p>0.020715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105212" calcext:value-type="float">
            <text:p>0.105212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.021191" calcext:value-type="float">
            <text:p>0.021191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04377" calcext:value-type="float">
            <text:p>0.104377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0.023397" calcext:value-type="float">
            <text:p>0.02339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102726" calcext:value-type="float">
            <text:p>0.102726</text:p>
          </table:table-cell>
          <table:table-cell office:value-type="float" office:value="0.008418" calcext:value-type="float">
            <text:p>0.008418</text:p>
          </table:table-cell>
          <table:table-cell office:value-type="float" office:value="0.022675" calcext:value-type="float">
            <text:p>0.02267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24884" calcext:value-type="float">
            <text:p>0.024884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01102" calcext:value-type="float">
            <text:p>0.101102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25389" calcext:value-type="float">
            <text:p>0.02538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.025896" calcext:value-type="float">
            <text:p>0.025896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9504" calcext:value-type="float">
            <text:p>0.099504</text:p>
          </table:table-cell>
          <table:table-cell office:value-type="float" office:value="0.014487" calcext:value-type="float">
            <text:p>0.014487</text:p>
          </table:table-cell>
          <table:table-cell office:value-type="float" office:value="0.026403" calcext:value-type="float">
            <text:p>0.026403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8714" calcext:value-type="float">
            <text:p>0.098714</text:p>
          </table:table-cell>
          <table:table-cell office:value-type="float" office:value="0.015942" calcext:value-type="float">
            <text:p>0.015942</text:p>
          </table:table-cell>
          <table:table-cell office:value-type="float" office:value="0.026911" calcext:value-type="float">
            <text:p>0.026911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097931" calcext:value-type="float">
            <text:p>0.097931</text:p>
          </table:table-cell>
          <table:table-cell office:value-type="float" office:value="0.017407" calcext:value-type="float">
            <text:p>0.017407</text:p>
          </table:table-cell>
          <table:table-cell office:value-type="float" office:value="0.02915" calcext:value-type="float">
            <text:p>0.0291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7154" calcext:value-type="float">
            <text:p>0.097154</text:p>
          </table:table-cell>
          <table:table-cell office:value-type="float" office:value="0.018415" calcext:value-type="float">
            <text:p>0.018415</text:p>
          </table:table-cell>
          <table:table-cell office:value-type="float" office:value="0.027956" calcext:value-type="float">
            <text:p>0.02795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96382" calcext:value-type="float">
            <text:p>0.096382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0.026736" calcext:value-type="float">
            <text:p>0.02673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95618" calcext:value-type="float">
            <text:p>0.095618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0.027221" calcext:value-type="float">
            <text:p>0.027221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4859" calcext:value-type="float">
            <text:p>0.094859</text:p>
          </table:table-cell>
          <table:table-cell office:value-type="float" office:value="0.021395" calcext:value-type="float">
            <text:p>0.021395</text:p>
          </table:table-cell>
          <table:table-cell office:value-type="float" office:value="0.029437" calcext:value-type="float">
            <text:p>0.029437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094106" calcext:value-type="float">
            <text:p>0.094106</text:p>
          </table:table-cell>
          <table:table-cell office:value-type="float" office:value="0.022065" calcext:value-type="float">
            <text:p>0.022065</text:p>
          </table:table-cell>
          <table:table-cell office:value-type="float" office:value="0.031679" calcext:value-type="float">
            <text:p>0.03167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93359" calcext:value-type="float">
            <text:p>0.093359</text:p>
          </table:table-cell>
          <table:table-cell office:value-type="float" office:value="0.022395" calcext:value-type="float">
            <text:p>0.022395</text:p>
          </table:table-cell>
          <table:table-cell office:value-type="float" office:value="0.028759" calcext:value-type="float">
            <text:p>0.02875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2618" calcext:value-type="float">
            <text:p>0.092618</text:p>
          </table:table-cell>
          <table:table-cell office:value-type="float" office:value="0.023297" calcext:value-type="float">
            <text:p>0.023297</text:p>
          </table:table-cell>
          <table:table-cell office:value-type="float" office:value="0.030977" calcext:value-type="float">
            <text:p>0.03097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1883" calcext:value-type="float">
            <text:p>0.091883</text:p>
          </table:table-cell>
          <table:table-cell office:value-type="float" office:value="0.024251" calcext:value-type="float">
            <text:p>0.024251</text:p>
          </table:table-cell>
          <table:table-cell office:value-type="float" office:value="0.031491" calcext:value-type="float">
            <text:p>0.031491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91154" calcext:value-type="float">
            <text:p>0.091154</text:p>
          </table:table-cell>
          <table:table-cell office:value-type="float" office:value="0.024969" calcext:value-type="float">
            <text:p>0.024969</text:p>
          </table:table-cell>
          <table:table-cell office:value-type="float" office:value="0.030277" calcext:value-type="float">
            <text:p>0.03027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9043" calcext:value-type="float">
            <text:p>0.09043</text:p>
          </table:table-cell>
          <table:table-cell office:value-type="float" office:value="0.026252" calcext:value-type="float">
            <text:p>0.026252</text:p>
          </table:table-cell>
          <table:table-cell office:value-type="float" office:value="0.032497" calcext:value-type="float">
            <text:p>0.03249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9713" calcext:value-type="float">
            <text:p>0.089713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33013" calcext:value-type="float">
            <text:p>0.033013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9001" calcext:value-type="float">
            <text:p>0.089001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0.033531" calcext:value-type="float">
            <text:p>0.033531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8294" calcext:value-type="float">
            <text:p>0.088294</text:p>
          </table:table-cell>
          <table:table-cell office:value-type="float" office:value="0.029392" calcext:value-type="float">
            <text:p>0.029392</text:p>
          </table:table-cell>
          <table:table-cell office:value-type="float" office:value="0.034049" calcext:value-type="float">
            <text:p>0.03404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7593" calcext:value-type="float">
            <text:p>0.087593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34568" calcext:value-type="float">
            <text:p>0.034568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6898" calcext:value-type="float">
            <text:p>0.086898</text:p>
          </table:table-cell>
          <table:table-cell office:value-type="float" office:value="0.031802" calcext:value-type="float">
            <text:p>0.031802</text:p>
          </table:table-cell>
          <table:table-cell office:value-type="float" office:value="0.035087" calcext:value-type="float">
            <text:p>0.03508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6209" calcext:value-type="float">
            <text:p>0.086209</text:p>
          </table:table-cell>
          <table:table-cell office:value-type="float" office:value="0.032127" calcext:value-type="float">
            <text:p>0.032127</text:p>
          </table:table-cell>
          <table:table-cell office:value-type="float" office:value="0.035607" calcext:value-type="float">
            <text:p>0.035607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85524" calcext:value-type="float">
            <text:p>0.085524</text:p>
          </table:table-cell>
          <table:table-cell office:value-type="float" office:value="0.033275" calcext:value-type="float">
            <text:p>0.033275</text:p>
          </table:table-cell>
          <table:table-cell office:value-type="float" office:value="0.032668" calcext:value-type="float">
            <text:p>0.032668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84846" calcext:value-type="float">
            <text:p>0.084846</text:p>
          </table:table-cell>
          <table:table-cell office:value-type="float" office:value="0.034751" calcext:value-type="float">
            <text:p>0.034751</text:p>
          </table:table-cell>
          <table:table-cell office:value-type="float" office:value="0.034867" calcext:value-type="float">
            <text:p>0.03486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4172" calcext:value-type="float">
            <text:p>0.084172</text:p>
          </table:table-cell>
          <table:table-cell office:value-type="float" office:value="0.036106" calcext:value-type="float">
            <text:p>0.036106</text:p>
          </table:table-cell>
          <table:table-cell office:value-type="float" office:value="0.037093" calcext:value-type="float">
            <text:p>0.037093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3504" calcext:value-type="float">
            <text:p>0.083504</text:p>
          </table:table-cell>
          <table:table-cell office:value-type="float" office:value="0.037223" calcext:value-type="float">
            <text:p>0.037223</text:p>
          </table:table-cell>
          <table:table-cell office:value-type="float" office:value="0.037616" calcext:value-type="float">
            <text:p>0.03761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82841" calcext:value-type="float">
            <text:p>0.082841</text:p>
          </table:table-cell>
          <table:table-cell office:value-type="float" office:value="0.037948" calcext:value-type="float">
            <text:p>0.037948</text:p>
          </table:table-cell>
          <table:table-cell office:value-type="float" office:value="0.036409" calcext:value-type="float">
            <text:p>0.03640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82184" calcext:value-type="float">
            <text:p>0.082184</text:p>
          </table:table-cell>
          <table:table-cell office:value-type="float" office:value="0.039065" calcext:value-type="float">
            <text:p>0.039065</text:p>
          </table:table-cell>
          <table:table-cell office:value-type="float" office:value="0.036907" calcext:value-type="float">
            <text:p>0.036907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1532" calcext:value-type="float">
            <text:p>0.081532</text:p>
          </table:table-cell>
          <table:table-cell office:value-type="float" office:value="0.04023" calcext:value-type="float">
            <text:p>0.04023</text:p>
          </table:table-cell>
          <table:table-cell office:value-type="float" office:value="0.039135" calcext:value-type="float">
            <text:p>0.03913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080885" calcext:value-type="float">
            <text:p>0.080885</text:p>
          </table:table-cell>
          <table:table-cell office:value-type="float" office:value="0.041217" calcext:value-type="float">
            <text:p>0.041217</text:p>
          </table:table-cell>
          <table:table-cell office:value-type="float" office:value="0.03966" calcext:value-type="float">
            <text:p>0.0396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80243" calcext:value-type="float">
            <text:p>0.080243</text:p>
          </table:table-cell>
          <table:table-cell office:value-type="float" office:value="0.041909" calcext:value-type="float">
            <text:p>0.041909</text:p>
          </table:table-cell>
          <table:table-cell office:value-type="float" office:value="0.038456" calcext:value-type="float">
            <text:p>0.03845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9606" calcext:value-type="float">
            <text:p>0.079606</text:p>
          </table:table-cell>
          <table:table-cell office:value-type="float" office:value="0.042762" calcext:value-type="float">
            <text:p>0.042762</text:p>
          </table:table-cell>
          <table:table-cell office:value-type="float" office:value="0.038956" calcext:value-type="float">
            <text:p>0.03895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8974" calcext:value-type="float">
            <text:p>0.078974</text:p>
          </table:table-cell>
          <table:table-cell office:value-type="float" office:value="0.043655" calcext:value-type="float">
            <text:p>0.043655</text:p>
          </table:table-cell>
          <table:table-cell office:value-type="float" office:value="0.039457" calcext:value-type="float">
            <text:p>0.039457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8347" calcext:value-type="float">
            <text:p>0.078347</text:p>
          </table:table-cell>
          <table:table-cell office:value-type="float" office:value="0.044334" calcext:value-type="float">
            <text:p>0.044334</text:p>
          </table:table-cell>
          <table:table-cell office:value-type="float" office:value="0.039959" calcext:value-type="float">
            <text:p>0.03995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7725" calcext:value-type="float">
            <text:p>0.077725</text:p>
          </table:table-cell>
          <table:table-cell office:value-type="float" office:value="0.045098" calcext:value-type="float">
            <text:p>0.045098</text:p>
          </table:table-cell>
          <table:table-cell office:value-type="float" office:value="0.038731" calcext:value-type="float">
            <text:p>0.038731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7109" calcext:value-type="float">
            <text:p>0.077109</text:p>
          </table:table-cell>
          <table:table-cell office:value-type="float" office:value="0.045831" calcext:value-type="float">
            <text:p>0.045831</text:p>
          </table:table-cell>
          <table:table-cell office:value-type="float" office:value="0.039207" calcext:value-type="float">
            <text:p>0.039207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6497" calcext:value-type="float">
            <text:p>0.076497</text:p>
          </table:table-cell>
          <table:table-cell office:value-type="float" office:value="0.046545" calcext:value-type="float">
            <text:p>0.046545</text:p>
          </table:table-cell>
          <table:table-cell office:value-type="float" office:value="0.039684" calcext:value-type="float">
            <text:p>0.039684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5889" calcext:value-type="float">
            <text:p>0.075889</text:p>
          </table:table-cell>
          <table:table-cell office:value-type="float" office:value="0.047318" calcext:value-type="float">
            <text:p>0.047318</text:p>
          </table:table-cell>
          <table:table-cell office:value-type="float" office:value="0.040162" calcext:value-type="float">
            <text:p>0.04016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5287" calcext:value-type="float">
            <text:p>0.075287</text:p>
          </table:table-cell>
          <table:table-cell office:value-type="float" office:value="0.047911" calcext:value-type="float">
            <text:p>0.047911</text:p>
          </table:table-cell>
          <table:table-cell office:value-type="float" office:value="0.04064" calcext:value-type="float">
            <text:p>0.04064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469" calcext:value-type="float">
            <text:p>0.07469</text:p>
          </table:table-cell>
          <table:table-cell office:value-type="float" office:value="0.048841" calcext:value-type="float">
            <text:p>0.048841</text:p>
          </table:table-cell>
          <table:table-cell office:value-type="float" office:value="0.039389" calcext:value-type="float">
            <text:p>0.03938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4097" calcext:value-type="float">
            <text:p>0.074097</text:p>
          </table:table-cell>
          <table:table-cell office:value-type="float" office:value="0.050191" calcext:value-type="float">
            <text:p>0.050191</text:p>
          </table:table-cell>
          <table:table-cell office:value-type="float" office:value="0.041572" calcext:value-type="float">
            <text:p>0.041572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3509" calcext:value-type="float">
            <text:p>0.073509</text:p>
          </table:table-cell>
          <table:table-cell office:value-type="float" office:value="0.051458" calcext:value-type="float">
            <text:p>0.051458</text:p>
          </table:table-cell>
          <table:table-cell office:value-type="float" office:value="0.040322" calcext:value-type="float">
            <text:p>0.04032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72925" calcext:value-type="float">
            <text:p>0.072925</text:p>
          </table:table-cell>
          <table:table-cell office:value-type="float" office:value="0.052604" calcext:value-type="float">
            <text:p>0.052604</text:p>
          </table:table-cell>
          <table:table-cell office:value-type="float" office:value="0.039046" calcext:value-type="float">
            <text:p>0.039046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2347" calcext:value-type="float">
            <text:p>0.072347</text:p>
          </table:table-cell>
          <table:table-cell office:value-type="float" office:value="0.053685" calcext:value-type="float">
            <text:p>0.053685</text:p>
          </table:table-cell>
          <table:table-cell office:value-type="float" office:value="0.042935" calcext:value-type="float">
            <text:p>0.042935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1772" calcext:value-type="float">
            <text:p>0.071772</text:p>
          </table:table-cell>
          <table:table-cell office:value-type="float" office:value="0.054879" calcext:value-type="float">
            <text:p>0.054879</text:p>
          </table:table-cell>
          <table:table-cell office:value-type="float" office:value="0.041686" calcext:value-type="float">
            <text:p>0.04168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71203" calcext:value-type="float">
            <text:p>0.071203</text:p>
          </table:table-cell>
          <table:table-cell office:value-type="float" office:value="0.056143" calcext:value-type="float">
            <text:p>0.056143</text:p>
          </table:table-cell>
          <table:table-cell office:value-type="float" office:value="0.040412" calcext:value-type="float">
            <text:p>0.04041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70638" calcext:value-type="float">
            <text:p>0.070638</text:p>
          </table:table-cell>
          <table:table-cell office:value-type="float" office:value="0.057425" calcext:value-type="float">
            <text:p>0.057425</text:p>
          </table:table-cell>
          <table:table-cell office:value-type="float" office:value="0.040842" calcext:value-type="float">
            <text:p>0.04084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70077" calcext:value-type="float">
            <text:p>0.070077</text:p>
          </table:table-cell>
          <table:table-cell office:value-type="float" office:value="0.058053" calcext:value-type="float">
            <text:p>0.058053</text:p>
          </table:table-cell>
          <table:table-cell office:value-type="float" office:value="0.041273" calcext:value-type="float">
            <text:p>0.041273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9521" calcext:value-type="float">
            <text:p>0.069521</text:p>
          </table:table-cell>
          <table:table-cell office:value-type="float" office:value="0.057947" calcext:value-type="float">
            <text:p>0.057947</text:p>
          </table:table-cell>
          <table:table-cell office:value-type="float" office:value="0.041704" calcext:value-type="float">
            <text:p>0.04170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68969" calcext:value-type="float">
            <text:p>0.068969</text:p>
          </table:table-cell>
          <table:table-cell office:value-type="float" office:value="0.057907" calcext:value-type="float">
            <text:p>0.057907</text:p>
          </table:table-cell>
          <table:table-cell office:value-type="float" office:value="0.040406" calcext:value-type="float">
            <text:p>0.04040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8422" calcext:value-type="float">
            <text:p>0.068422</text:p>
          </table:table-cell>
          <table:table-cell office:value-type="float" office:value="0.057961" calcext:value-type="float">
            <text:p>0.057961</text:p>
          </table:table-cell>
          <table:table-cell office:value-type="float" office:value="0.037352" calcext:value-type="float">
            <text:p>0.03735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7879" calcext:value-type="float">
            <text:p>0.067879</text:p>
          </table:table-cell>
          <table:table-cell office:value-type="float" office:value="0.05804" calcext:value-type="float">
            <text:p>0.05804</text:p>
          </table:table-cell>
          <table:table-cell office:value-type="float" office:value="0.042896" calcext:value-type="float">
            <text:p>0.04289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57971" calcext:value-type="float">
            <text:p>0.05797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6806" calcext:value-type="float">
            <text:p>0.066806</text:p>
          </table:table-cell>
          <table:table-cell office:value-type="float" office:value="0.05786" calcext:value-type="float">
            <text:p>0.05786</text:p>
          </table:table-cell>
          <table:table-cell office:value-type="float" office:value="0.038548" calcext:value-type="float">
            <text:p>0.03854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6275" calcext:value-type="float">
            <text:p>0.066275</text:p>
          </table:table-cell>
          <table:table-cell office:value-type="float" office:value="0.057985" calcext:value-type="float">
            <text:p>0.057985</text:p>
          </table:table-cell>
          <table:table-cell office:value-type="float" office:value="0.040633" calcext:value-type="float">
            <text:p>0.04063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65749" calcext:value-type="float">
            <text:p>0.065749</text:p>
          </table:table-cell>
          <table:table-cell office:value-type="float" office:value="0.058238" calcext:value-type="float">
            <text:p>0.058238</text:p>
          </table:table-cell>
          <table:table-cell office:value-type="float" office:value="0.042746" calcext:value-type="float">
            <text:p>0.042746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5228" calcext:value-type="float">
            <text:p>0.065228</text:p>
          </table:table-cell>
          <table:table-cell office:value-type="float" office:value="0.058177" calcext:value-type="float">
            <text:p>0.058177</text:p>
          </table:table-cell>
          <table:table-cell office:value-type="float" office:value="0.041425" calcext:value-type="float">
            <text:p>0.04142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05783" calcext:value-type="float">
            <text:p>0.05783</text:p>
          </table:table-cell>
          <table:table-cell office:value-type="float" office:value="0.041808" calcext:value-type="float">
            <text:p>0.04180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64196" calcext:value-type="float">
            <text:p>0.064196</text:p>
          </table:table-cell>
          <table:table-cell office:value-type="float" office:value="0.057303" calcext:value-type="float">
            <text:p>0.057303</text:p>
          </table:table-cell>
          <table:table-cell office:value-type="float" office:value="0.038732" calcext:value-type="float">
            <text:p>0.03873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3687" calcext:value-type="float">
            <text:p>0.063687</text:p>
          </table:table-cell>
          <table:table-cell office:value-type="float" office:value="0.056649" calcext:value-type="float">
            <text:p>0.056649</text:p>
          </table:table-cell>
          <table:table-cell office:value-type="float" office:value="0.040794" calcext:value-type="float">
            <text:p>0.04079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63181" calcext:value-type="float">
            <text:p>0.063181</text:p>
          </table:table-cell>
          <table:table-cell office:value-type="float" office:value="0.055852" calcext:value-type="float">
            <text:p>0.055852</text:p>
          </table:table-cell>
          <table:table-cell office:value-type="float" office:value="0.044613" calcext:value-type="float">
            <text:p>0.04461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55023" calcext:value-type="float">
            <text:p>0.055023</text:p>
          </table:table-cell>
          <table:table-cell office:value-type="float" office:value="0.043295" calcext:value-type="float">
            <text:p>0.043295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62182" calcext:value-type="float">
            <text:p>0.062182</text:p>
          </table:table-cell>
          <table:table-cell office:value-type="float" office:value="0.054402" calcext:value-type="float">
            <text:p>0.054402</text:p>
          </table:table-cell>
          <table:table-cell office:value-type="float" office:value="0.040221" calcext:value-type="float">
            <text:p>0.040221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1689" calcext:value-type="float">
            <text:p>0.061689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.042285" calcext:value-type="float">
            <text:p>0.04228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1199" calcext:value-type="float">
            <text:p>0.061199</text:p>
          </table:table-cell>
          <table:table-cell office:value-type="float" office:value="0.053455" calcext:value-type="float">
            <text:p>0.053455</text:p>
          </table:table-cell>
          <table:table-cell office:value-type="float" office:value="0.042645" calcext:value-type="float">
            <text:p>0.04264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0714" calcext:value-type="float">
            <text:p>0.060714</text:p>
          </table:table-cell>
          <table:table-cell office:value-type="float" office:value="0.053192" calcext:value-type="float">
            <text:p>0.053192</text:p>
          </table:table-cell>
          <table:table-cell office:value-type="float" office:value="0.044736" calcext:value-type="float">
            <text:p>0.04473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0232" calcext:value-type="float">
            <text:p>0.060232</text:p>
          </table:table-cell>
          <table:table-cell office:value-type="float" office:value="0.053216" calcext:value-type="float">
            <text:p>0.053216</text:p>
          </table:table-cell>
          <table:table-cell office:value-type="float" office:value="0.043394" calcext:value-type="float">
            <text:p>0.04339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9754" calcext:value-type="float">
            <text:p>0.059754</text:p>
          </table:table-cell>
          <table:table-cell office:value-type="float" office:value="0.053432" calcext:value-type="float">
            <text:p>0.053432</text:p>
          </table:table-cell>
          <table:table-cell office:value-type="float" office:value="0.043756" calcext:value-type="float">
            <text:p>0.043756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.042389" calcext:value-type="float">
            <text:p>0.04238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8809" calcext:value-type="float">
            <text:p>0.058809</text:p>
          </table:table-cell>
          <table:table-cell office:value-type="float" office:value="0.05525" calcext:value-type="float">
            <text:p>0.05525</text:p>
          </table:table-cell>
          <table:table-cell office:value-type="float" office:value="0.044455" calcext:value-type="float">
            <text:p>0.04445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8342" calcext:value-type="float">
            <text:p>0.058342</text:p>
          </table:table-cell>
          <table:table-cell office:value-type="float" office:value="0.056301" calcext:value-type="float">
            <text:p>0.056301</text:p>
          </table:table-cell>
          <table:table-cell office:value-type="float" office:value="0.044819" calcext:value-type="float">
            <text:p>0.04481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7879" calcext:value-type="float">
            <text:p>0.057879</text:p>
          </table:table-cell>
          <table:table-cell office:value-type="float" office:value="0.057544" calcext:value-type="float">
            <text:p>0.057544</text:p>
          </table:table-cell>
          <table:table-cell office:value-type="float" office:value="0.043453" calcext:value-type="float">
            <text:p>0.043453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059097" calcext:value-type="float">
            <text:p>0.059097</text:p>
          </table:table-cell>
          <table:table-cell office:value-type="float" office:value="0.043791" calcext:value-type="float">
            <text:p>0.043791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6964" calcext:value-type="float">
            <text:p>0.056964</text:p>
          </table:table-cell>
          <table:table-cell office:value-type="float" office:value="0.060486" calcext:value-type="float">
            <text:p>0.060486</text:p>
          </table:table-cell>
          <table:table-cell office:value-type="float" office:value="0.044129" calcext:value-type="float">
            <text:p>0.04412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6512" calcext:value-type="float">
            <text:p>0.056512</text:p>
          </table:table-cell>
          <table:table-cell office:value-type="float" office:value="0.062048" calcext:value-type="float">
            <text:p>0.062048</text:p>
          </table:table-cell>
          <table:table-cell office:value-type="float" office:value="0.044468" calcext:value-type="float">
            <text:p>0.04446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6064" calcext:value-type="float">
            <text:p>0.056064</text:p>
          </table:table-cell>
          <table:table-cell office:value-type="float" office:value="0.063516" calcext:value-type="float">
            <text:p>0.063516</text:p>
          </table:table-cell>
          <table:table-cell office:value-type="float" office:value="0.044808" calcext:value-type="float">
            <text:p>0.04480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5619" calcext:value-type="float">
            <text:p>0.055619</text:p>
          </table:table-cell>
          <table:table-cell office:value-type="float" office:value="0.064536" calcext:value-type="float">
            <text:p>0.064536</text:p>
          </table:table-cell>
          <table:table-cell office:value-type="float" office:value="0.041687" calcext:value-type="float">
            <text:p>0.04168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5177" calcext:value-type="float">
            <text:p>0.055177</text:p>
          </table:table-cell>
          <table:table-cell office:value-type="float" office:value="0.065514" calcext:value-type="float">
            <text:p>0.065514</text:p>
          </table:table-cell>
          <table:table-cell office:value-type="float" office:value="0.043705" calcext:value-type="float">
            <text:p>0.043705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4739" calcext:value-type="float">
            <text:p>0.054739</text:p>
          </table:table-cell>
          <table:table-cell office:value-type="float" office:value="0.066718" calcext:value-type="float">
            <text:p>0.066718</text:p>
          </table:table-cell>
          <table:table-cell office:value-type="float" office:value="0.04402" calcext:value-type="float">
            <text:p>0.0440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0.067741" calcext:value-type="float">
            <text:p>0.067741</text:p>
          </table:table-cell>
          <table:table-cell office:value-type="float" office:value="0.040874" calcext:value-type="float">
            <text:p>0.04087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53874" calcext:value-type="float">
            <text:p>0.053874</text:p>
          </table:table-cell>
          <table:table-cell office:value-type="float" office:value="0.068471" calcext:value-type="float">
            <text:p>0.068471</text:p>
          </table:table-cell>
          <table:table-cell office:value-type="float" office:value="0.041137" calcext:value-type="float">
            <text:p>0.04113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53446" calcext:value-type="float">
            <text:p>0.053446</text:p>
          </table:table-cell>
          <table:table-cell office:value-type="float" office:value="0.069496" calcext:value-type="float">
            <text:p>0.069496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53022" calcext:value-type="float">
            <text:p>0.053022</text:p>
          </table:table-cell>
          <table:table-cell office:value-type="float" office:value="0.070549" calcext:value-type="float">
            <text:p>0.070549</text:p>
          </table:table-cell>
          <table:table-cell office:value-type="float" office:value="0.038204" calcext:value-type="float">
            <text:p>0.03820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52601" calcext:value-type="float">
            <text:p>0.052601</text:p>
          </table:table-cell>
          <table:table-cell office:value-type="float" office:value="0.071246" calcext:value-type="float">
            <text:p>0.071246</text:p>
          </table:table-cell>
          <table:table-cell office:value-type="float" office:value="0.040146" calcext:value-type="float">
            <text:p>0.04014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52184" calcext:value-type="float">
            <text:p>0.052184</text:p>
          </table:table-cell>
          <table:table-cell office:value-type="float" office:value="0.071843" calcext:value-type="float">
            <text:p>0.071843</text:p>
          </table:table-cell>
          <table:table-cell office:value-type="float" office:value="0.040384" calcext:value-type="float">
            <text:p>0.04038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071605" calcext:value-type="float">
            <text:p>0.071605</text:p>
          </table:table-cell>
          <table:table-cell office:value-type="float" office:value="0.040623" calcext:value-type="float">
            <text:p>0.04062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51359" calcext:value-type="float">
            <text:p>0.051359</text:p>
          </table:table-cell>
          <table:table-cell office:value-type="float" office:value="0.070736" calcext:value-type="float">
            <text:p>0.070736</text:p>
          </table:table-cell>
          <table:table-cell office:value-type="float" office:value="0.039132" calcext:value-type="float">
            <text:p>0.03913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0951" calcext:value-type="float">
            <text:p>0.050951</text:p>
          </table:table-cell>
          <table:table-cell office:value-type="float" office:value="0.06978" calcext:value-type="float">
            <text:p>0.06978</text:p>
          </table:table-cell>
          <table:table-cell office:value-type="float" office:value="0.035885" calcext:value-type="float">
            <text:p>0.03588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0547" calcext:value-type="float">
            <text:p>0.050547</text:p>
          </table:table-cell>
          <table:table-cell office:value-type="float" office:value="0.068052" calcext:value-type="float">
            <text:p>0.068052</text:p>
          </table:table-cell>
          <table:table-cell office:value-type="float" office:value="0.036046" calcext:value-type="float">
            <text:p>0.03604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50146" calcext:value-type="float">
            <text:p>0.050146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036208" calcext:value-type="float">
            <text:p>0.03620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9748" calcext:value-type="float">
            <text:p>0.049748</text:p>
          </table:table-cell>
          <table:table-cell office:value-type="float" office:value="0.063346" calcext:value-type="float">
            <text:p>0.063346</text:p>
          </table:table-cell>
          <table:table-cell office:value-type="float" office:value="0.03637" calcext:value-type="float">
            <text:p>0.0363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9353" calcext:value-type="float">
            <text:p>0.049353</text:p>
          </table:table-cell>
          <table:table-cell office:value-type="float" office:value="0.060983" calcext:value-type="float">
            <text:p>0.060983</text:p>
          </table:table-cell>
          <table:table-cell office:value-type="float" office:value="0.036532" calcext:value-type="float">
            <text:p>0.03653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8961" calcext:value-type="float">
            <text:p>0.048961</text:p>
          </table:table-cell>
          <table:table-cell office:value-type="float" office:value="0.05847" calcext:value-type="float">
            <text:p>0.05847</text:p>
          </table:table-cell>
          <table:table-cell office:value-type="float" office:value="0.036695" calcext:value-type="float">
            <text:p>0.03669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8573" calcext:value-type="float">
            <text:p>0.048573</text:p>
          </table:table-cell>
          <table:table-cell office:value-type="float" office:value="0.056033" calcext:value-type="float">
            <text:p>0.056033</text:p>
          </table:table-cell>
          <table:table-cell office:value-type="float" office:value="0.038588" calcext:value-type="float">
            <text:p>0.03858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8187" calcext:value-type="float">
            <text:p>0.048187</text:p>
          </table:table-cell>
          <table:table-cell office:value-type="float" office:value="0.053609" calcext:value-type="float">
            <text:p>0.053609</text:p>
          </table:table-cell>
          <table:table-cell office:value-type="float" office:value="0.035317" calcext:value-type="float">
            <text:p>0.03531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1857" calcext:value-type="float">
            <text:p>0.051857</text:p>
          </table:table-cell>
          <table:table-cell office:value-type="float" office:value="0.037185" calcext:value-type="float">
            <text:p>0.03718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7425" calcext:value-type="float">
            <text:p>0.047425</text:p>
          </table:table-cell>
          <table:table-cell office:value-type="float" office:value="0.051299" calcext:value-type="float">
            <text:p>0.051299</text:p>
          </table:table-cell>
          <table:table-cell office:value-type="float" office:value="0.039079" calcext:value-type="float">
            <text:p>0.03907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7049" calcext:value-type="float">
            <text:p>0.047049</text:p>
          </table:table-cell>
          <table:table-cell office:value-type="float" office:value="0.050567" calcext:value-type="float">
            <text:p>0.050567</text:p>
          </table:table-cell>
          <table:table-cell office:value-type="float" office:value="0.03754" calcext:value-type="float">
            <text:p>0.0375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6675" calcext:value-type="float">
            <text:p>0.046675</text:p>
          </table:table-cell>
          <table:table-cell office:value-type="float" office:value="0.05107" calcext:value-type="float">
            <text:p>0.05107</text:p>
          </table:table-cell>
          <table:table-cell office:value-type="float" office:value="0.041165" calcext:value-type="float">
            <text:p>0.04116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52129" calcext:value-type="float">
            <text:p>0.052129</text:p>
          </table:table-cell>
          <table:table-cell office:value-type="float" office:value="0.039652" calcext:value-type="float">
            <text:p>0.03965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5938" calcext:value-type="float">
            <text:p>0.045938</text:p>
          </table:table-cell>
          <table:table-cell office:value-type="float" office:value="0.053036" calcext:value-type="float">
            <text:p>0.053036</text:p>
          </table:table-cell>
          <table:table-cell office:value-type="float" office:value="0.041574" calcext:value-type="float">
            <text:p>0.04157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5573" calcext:value-type="float">
            <text:p>0.045573</text:p>
          </table:table-cell>
          <table:table-cell office:value-type="float" office:value="0.053792" calcext:value-type="float">
            <text:p>0.053792</text:p>
          </table:table-cell>
          <table:table-cell office:value-type="float" office:value="0.040062" calcext:value-type="float">
            <text:p>0.04006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5211" calcext:value-type="float">
            <text:p>0.045211</text:p>
          </table:table-cell>
          <table:table-cell office:value-type="float" office:value="0.054453" calcext:value-type="float">
            <text:p>0.054453</text:p>
          </table:table-cell>
          <table:table-cell office:value-type="float" office:value="0.038525" calcext:value-type="float">
            <text:p>0.03852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4852" calcext:value-type="float">
            <text:p>0.044852</text:p>
          </table:table-cell>
          <table:table-cell office:value-type="float" office:value="0.055009" calcext:value-type="float">
            <text:p>0.055009</text:p>
          </table:table-cell>
          <table:table-cell office:value-type="float" office:value="0.040422" calcext:value-type="float">
            <text:p>0.04042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4496" calcext:value-type="float">
            <text:p>0.044496</text:p>
          </table:table-cell>
          <table:table-cell office:value-type="float" office:value="0.055613" calcext:value-type="float">
            <text:p>0.055613</text:p>
          </table:table-cell>
          <table:table-cell office:value-type="float" office:value="0.038885" calcext:value-type="float">
            <text:p>0.03888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4143" calcext:value-type="float">
            <text:p>0.044143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040782" calcext:value-type="float">
            <text:p>0.04078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3793" calcext:value-type="float">
            <text:p>0.043793</text:p>
          </table:table-cell>
          <table:table-cell office:value-type="float" office:value="0.057794" calcext:value-type="float">
            <text:p>0.057794</text:p>
          </table:table-cell>
          <table:table-cell office:value-type="float" office:value="0.035786" calcext:value-type="float">
            <text:p>0.03578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3445" calcext:value-type="float">
            <text:p>0.043445</text:p>
          </table:table-cell>
          <table:table-cell office:value-type="float" office:value="0.058993" calcext:value-type="float">
            <text:p>0.058993</text:p>
          </table:table-cell>
          <table:table-cell office:value-type="float" office:value="0.037632" calcext:value-type="float">
            <text:p>0.03763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3101" calcext:value-type="float">
            <text:p>0.043101</text:p>
          </table:table-cell>
          <table:table-cell office:value-type="float" office:value="0.060491" calcext:value-type="float">
            <text:p>0.060491</text:p>
          </table:table-cell>
          <table:table-cell office:value-type="float" office:value="0.036044" calcext:value-type="float">
            <text:p>0.03604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2758" calcext:value-type="float">
            <text:p>0.042758</text:p>
          </table:table-cell>
          <table:table-cell office:value-type="float" office:value="0.061983" calcext:value-type="float">
            <text:p>0.061983</text:p>
          </table:table-cell>
          <table:table-cell office:value-type="float" office:value="0.03789" calcext:value-type="float">
            <text:p>0.0378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2419" calcext:value-type="float">
            <text:p>0.042419</text:p>
          </table:table-cell>
          <table:table-cell office:value-type="float" office:value="0.063454" calcext:value-type="float">
            <text:p>0.063454</text:p>
          </table:table-cell>
          <table:table-cell office:value-type="float" office:value="0.036303" calcext:value-type="float">
            <text:p>0.03630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2082" calcext:value-type="float">
            <text:p>0.042082</text:p>
          </table:table-cell>
          <table:table-cell office:value-type="float" office:value="0.064736" calcext:value-type="float">
            <text:p>0.064736</text:p>
          </table:table-cell>
          <table:table-cell office:value-type="float" office:value="0.03469" calcext:value-type="float">
            <text:p>0.0346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1748" calcext:value-type="float">
            <text:p>0.041748</text:p>
          </table:table-cell>
          <table:table-cell office:value-type="float" office:value="0.065873" calcext:value-type="float">
            <text:p>0.065873</text:p>
          </table:table-cell>
          <table:table-cell office:value-type="float" office:value="0.034781" calcext:value-type="float">
            <text:p>0.03478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1417" calcext:value-type="float">
            <text:p>0.041417</text:p>
          </table:table-cell>
          <table:table-cell office:value-type="float" office:value="0.066366" calcext:value-type="float">
            <text:p>0.066366</text:p>
          </table:table-cell>
          <table:table-cell office:value-type="float" office:value="0.034872" calcext:value-type="float">
            <text:p>0.03487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65832" calcext:value-type="float">
            <text:p>0.065832</text:p>
          </table:table-cell>
          <table:table-cell office:value-type="float" office:value="0.034963" calcext:value-type="float">
            <text:p>0.03496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0762" calcext:value-type="float">
            <text:p>0.040762</text:p>
          </table:table-cell>
          <table:table-cell office:value-type="float" office:value="0.065443" calcext:value-type="float">
            <text:p>0.065443</text:p>
          </table:table-cell>
          <table:table-cell office:value-type="float" office:value="0.029865" calcext:value-type="float">
            <text:p>0.02986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0439" calcext:value-type="float">
            <text:p>0.040439</text:p>
          </table:table-cell>
          <table:table-cell office:value-type="float" office:value="0.064981" calcext:value-type="float">
            <text:p>0.064981</text:p>
          </table:table-cell>
          <table:table-cell office:value-type="float" office:value="0.029879" calcext:value-type="float">
            <text:p>0.02987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0118" calcext:value-type="float">
            <text:p>0.040118</text:p>
          </table:table-cell>
          <table:table-cell office:value-type="float" office:value="0.064437" calcext:value-type="float">
            <text:p>0.064437</text:p>
          </table:table-cell>
          <table:table-cell office:value-type="float" office:value="0.029893" calcext:value-type="float">
            <text:p>0.02989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9799" calcext:value-type="float">
            <text:p>0.039799</text:p>
          </table:table-cell>
          <table:table-cell office:value-type="float" office:value="0.063141" calcext:value-type="float">
            <text:p>0.063141</text:p>
          </table:table-cell>
          <table:table-cell office:value-type="float" office:value="0.028177" calcext:value-type="float">
            <text:p>0.028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84" calcext:value-type="float">
            <text:p>0.039484</text:p>
          </table:table-cell>
          <table:table-cell office:value-type="float" office:value="0.061598" calcext:value-type="float">
            <text:p>0.061598</text:p>
          </table:table-cell>
          <table:table-cell office:value-type="float" office:value="0.026435" calcext:value-type="float">
            <text:p>0.02643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60205" calcext:value-type="float">
            <text:p>0.060205</text:p>
          </table:table-cell>
          <table:table-cell office:value-type="float" office:value="0.028128" calcext:value-type="float">
            <text:p>0.02812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8859" calcext:value-type="float">
            <text:p>0.038859</text:p>
          </table:table-cell>
          <table:table-cell office:value-type="float" office:value="0.058732" calcext:value-type="float">
            <text:p>0.058732</text:p>
          </table:table-cell>
          <table:table-cell office:value-type="float" office:value="0.024657" calcext:value-type="float">
            <text:p>0.024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551" calcext:value-type="float">
            <text:p>0.038551</text:p>
          </table:table-cell>
          <table:table-cell office:value-type="float" office:value="0.057055" calcext:value-type="float">
            <text:p>0.057055</text:p>
          </table:table-cell>
          <table:table-cell office:value-type="float" office:value="0.026324" calcext:value-type="float">
            <text:p>0.026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245" calcext:value-type="float">
            <text:p>0.038245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026287" calcext:value-type="float">
            <text:p>0.02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52653" calcext:value-type="float">
            <text:p>0.052653</text:p>
          </table:table-cell>
          <table:table-cell office:value-type="float" office:value="0.026214" calcext:value-type="float">
            <text:p>0.026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342" calcext:value-type="float">
            <text:p>0.037342</text:p>
          </table:table-cell>
          <table:table-cell office:value-type="float" office:value="0.051533" calcext:value-type="float">
            <text:p>0.051533</text:p>
          </table:table-cell>
          <table:table-cell office:value-type="float" office:value="0.026178" calcext:value-type="float">
            <text:p>0.026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045" calcext:value-type="float">
            <text:p>0.037045</text:p>
          </table:table-cell>
          <table:table-cell office:value-type="float" office:value="0.05058" calcext:value-type="float">
            <text:p>0.05058</text:p>
          </table:table-cell>
          <table:table-cell office:value-type="float" office:value="0.026143" calcext:value-type="float">
            <text:p>0.026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751" calcext:value-type="float">
            <text:p>0.036751</text:p>
          </table:table-cell>
          <table:table-cell office:value-type="float" office:value="0.049633" calcext:value-type="float">
            <text:p>0.049633</text:p>
          </table:table-cell>
          <table:table-cell office:value-type="float" office:value="0.026108" calcext:value-type="float">
            <text:p>0.026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46" calcext:value-type="float">
            <text:p>0.03646</text:p>
          </table:table-cell>
          <table:table-cell office:value-type="float" office:value="0.048901" calcext:value-type="float">
            <text:p>0.048901</text:p>
          </table:table-cell>
          <table:table-cell office:value-type="float" office:value="0.026073" calcext:value-type="float">
            <text:p>0.026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48423" calcext:value-type="float">
            <text:p>0.048423</text:p>
          </table:table-cell>
          <table:table-cell office:value-type="float" office:value="0.026038" calcext:value-type="float">
            <text:p>0.026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883" calcext:value-type="float">
            <text:p>0.035883</text:p>
          </table:table-cell>
          <table:table-cell office:value-type="float" office:value="0.047941" calcext:value-type="float">
            <text:p>0.047941</text:p>
          </table:table-cell>
          <table:table-cell office:value-type="float" office:value="0.026003" calcext:value-type="float">
            <text:p>0.026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598" calcext:value-type="float">
            <text:p>0.035598</text:p>
          </table:table-cell>
          <table:table-cell office:value-type="float" office:value="0.047571" calcext:value-type="float">
            <text:p>0.047571</text:p>
          </table:table-cell>
          <table:table-cell office:value-type="float" office:value="0.025969" calcext:value-type="float">
            <text:p>0.025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316" calcext:value-type="float">
            <text:p>0.035316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25935" calcext:value-type="float">
            <text:p>0.025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036" calcext:value-type="float">
            <text:p>0.035036</text:p>
          </table:table-cell>
          <table:table-cell office:value-type="float" office:value="0.047459" calcext:value-type="float">
            <text:p>0.047459</text:p>
          </table:table-cell>
          <table:table-cell office:value-type="float" office:value="0.025902" calcext:value-type="float">
            <text:p>0.02590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4757" calcext:value-type="float">
            <text:p>0.034757</text:p>
          </table:table-cell>
          <table:table-cell office:value-type="float" office:value="0.047569" calcext:value-type="float">
            <text:p>0.047569</text:p>
          </table:table-cell>
          <table:table-cell office:value-type="float" office:value="0.024138" calcext:value-type="float">
            <text:p>0.024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482" calcext:value-type="float">
            <text:p>0.034482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25809" calcext:value-type="float">
            <text:p>0.025809</text:p>
          </table:table-cell>
        </table:table-row>
        <table:table-row table:style-name="ro1">
          <table:table-cell office:value-type="float" office:value="-0.275226" calcext:value-type="float">
            <text:p>-0.275226</text:p>
          </table:table-cell>
          <table:table-cell office:value-type="float" office:value="0.034208" calcext:value-type="float">
            <text:p>0.034208</text:p>
          </table:table-cell>
          <table:table-cell office:value-type="float" office:value="0.048146" calcext:value-type="float">
            <text:p>0.048146</text:p>
          </table:table-cell>
          <table:table-cell office:value-type="float" office:value="-0.010554" calcext:value-type="float">
            <text:p>-0.01055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3936" calcext:value-type="float">
            <text:p>0.033936</text:p>
          </table:table-cell>
          <table:table-cell office:value-type="float" office:value="0.048624" calcext:value-type="float">
            <text:p>0.048624</text:p>
          </table:table-cell>
          <table:table-cell office:value-type="float" office:value="0.032113" calcext:value-type="float">
            <text:p>0.03211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3667" calcext:value-type="float">
            <text:p>0.033667</text:p>
          </table:table-cell>
          <table:table-cell office:value-type="float" office:value="0.049218" calcext:value-type="float">
            <text:p>0.049218</text:p>
          </table:table-cell>
          <table:table-cell office:value-type="float" office:value="0.042566" calcext:value-type="float">
            <text:p>0.04256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49071" calcext:value-type="float">
            <text:p>0.049071</text:p>
          </table:table-cell>
          <table:table-cell office:value-type="float" office:value="0.027226" calcext:value-type="float">
            <text:p>0.02722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3135" calcext:value-type="float">
            <text:p>0.033135</text:p>
          </table:table-cell>
          <table:table-cell office:value-type="float" office:value="0.052494" calcext:value-type="float">
            <text:p>0.052494</text:p>
          </table:table-cell>
          <table:table-cell office:value-type="float" office:value="0.01857" calcext:value-type="float">
            <text:p>0.0185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32872" calcext:value-type="float">
            <text:p>0.032872</text:p>
          </table:table-cell>
          <table:table-cell office:value-type="float" office:value="0.056442" calcext:value-type="float">
            <text:p>0.056442</text:p>
          </table:table-cell>
          <table:table-cell office:value-type="float" office:value="0.021894" calcext:value-type="float">
            <text:p>0.02189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2611" calcext:value-type="float">
            <text:p>0.032611</text:p>
          </table:table-cell>
          <table:table-cell office:value-type="float" office:value="0.060691" calcext:value-type="float">
            <text:p>0.060691</text:p>
          </table:table-cell>
          <table:table-cell office:value-type="float" office:value="0.02354" calcext:value-type="float">
            <text:p>0.02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61607" calcext:value-type="float">
            <text:p>0.061607</text:p>
          </table:table-cell>
          <table:table-cell office:value-type="float" office:value="0.025213" calcext:value-type="float">
            <text:p>0.02521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062015" calcext:value-type="float">
            <text:p>0.062015</text:p>
          </table:table-cell>
          <table:table-cell office:value-type="float" office:value="0.018262" calcext:value-type="float">
            <text:p>0.01826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31841" calcext:value-type="float">
            <text:p>0.031841</text:p>
          </table:table-cell>
          <table:table-cell office:value-type="float" office:value="0.061185" calcext:value-type="float">
            <text:p>0.061185</text:p>
          </table:table-cell>
          <table:table-cell office:value-type="float" office:value="0.018127" calcext:value-type="float">
            <text:p>0.01812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1588" calcext:value-type="float">
            <text:p>0.031588</text:p>
          </table:table-cell>
          <table:table-cell office:value-type="float" office:value="0.059676" calcext:value-type="float">
            <text:p>0.059676</text:p>
          </table:table-cell>
          <table:table-cell office:value-type="float" office:value="0.012801" calcext:value-type="float">
            <text:p>0.01280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337" calcext:value-type="float">
            <text:p>0.031337</text:p>
          </table:table-cell>
          <table:table-cell office:value-type="float" office:value="0.057752" calcext:value-type="float">
            <text:p>0.057752</text:p>
          </table:table-cell>
          <table:table-cell office:value-type="float" office:value="0.014318" calcext:value-type="float">
            <text:p>0.01431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054948" calcext:value-type="float">
            <text:p>0.054948</text:p>
          </table:table-cell>
          <table:table-cell office:value-type="float" office:value="0.012401" calcext:value-type="float">
            <text:p>0.012401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30842" calcext:value-type="float">
            <text:p>0.030842</text:p>
          </table:table-cell>
          <table:table-cell office:value-type="float" office:value="0.052017" calcext:value-type="float">
            <text:p>0.052017</text:p>
          </table:table-cell>
          <table:table-cell office:value-type="float" office:value="0.008728" calcext:value-type="float">
            <text:p>0.00872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0597" calcext:value-type="float">
            <text:p>0.030597</text:p>
          </table:table-cell>
          <table:table-cell office:value-type="float" office:value="0.049665" calcext:value-type="float">
            <text:p>0.049665</text:p>
          </table:table-cell>
          <table:table-cell office:value-type="float" office:value="0.010192" calcext:value-type="float">
            <text:p>0.01019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0354" calcext:value-type="float">
            <text:p>0.030354</text:p>
          </table:table-cell>
          <table:table-cell office:value-type="float" office:value="0.045714" calcext:value-type="float">
            <text:p>0.045714</text:p>
          </table:table-cell>
          <table:table-cell office:value-type="float" office:value="0.009954" calcext:value-type="float">
            <text:p>0.00995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0113" calcext:value-type="float">
            <text:p>0.030113</text:p>
          </table:table-cell>
          <table:table-cell office:value-type="float" office:value="0.042521" calcext:value-type="float">
            <text:p>0.042521</text:p>
          </table:table-cell>
          <table:table-cell office:value-type="float" office:value="0.009715" calcext:value-type="float">
            <text:p>0.00971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9874" calcext:value-type="float">
            <text:p>0.029874</text:p>
          </table:table-cell>
          <table:table-cell office:value-type="float" office:value="0.039252" calcext:value-type="float">
            <text:p>0.039252</text:p>
          </table:table-cell>
          <table:table-cell office:value-type="float" office:value="0.009477" calcext:value-type="float">
            <text:p>0.009477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29637" calcext:value-type="float">
            <text:p>0.029637</text:p>
          </table:table-cell>
          <table:table-cell office:value-type="float" office:value="0.035329" calcext:value-type="float">
            <text:p>0.035329</text:p>
          </table:table-cell>
          <table:table-cell office:value-type="float" office:value="0.005778" calcext:value-type="float">
            <text:p>0.00577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031927" calcext:value-type="float">
            <text:p>0.031927</text:p>
          </table:table-cell>
          <table:table-cell office:value-type="float" office:value="0.007218" calcext:value-type="float">
            <text:p>0.00721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0.028452" calcext:value-type="float">
            <text:p>0.028452</text:p>
          </table:table-cell>
          <table:table-cell office:value-type="float" office:value="0.006954" calcext:value-type="float">
            <text:p>0.00695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8937" calcext:value-type="float">
            <text:p>0.028937</text:p>
          </table:table-cell>
          <table:table-cell office:value-type="float" office:value="0.024502" calcext:value-type="float">
            <text:p>0.024502</text:p>
          </table:table-cell>
          <table:table-cell office:value-type="float" office:value="0.00669" calcext:value-type="float">
            <text:p>0.0066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28707" calcext:value-type="float">
            <text:p>0.028707</text:p>
          </table:table-cell>
          <table:table-cell office:value-type="float" office:value="0.021155" calcext:value-type="float">
            <text:p>0.021155</text:p>
          </table:table-cell>
          <table:table-cell office:value-type="float" office:value="0.006427" calcext:value-type="float">
            <text:p>0.006427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0.004434" calcext:value-type="float">
            <text:p>0.00443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0.009334" calcext:value-type="float">
            <text:p>0.00933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8029" calcext:value-type="float">
            <text:p>0.028029</text:p>
          </table:table-cell>
          <table:table-cell office:value-type="float" office:value="0.011945" calcext:value-type="float">
            <text:p>0.011945</text:p>
          </table:table-cell>
          <table:table-cell office:value-type="float" office:value="0.007394" calcext:value-type="float">
            <text:p>0.00739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7807" calcext:value-type="float">
            <text:p>0.027807</text:p>
          </table:table-cell>
          <table:table-cell office:value-type="float" office:value="0.009392" calcext:value-type="float">
            <text:p>0.009392</text:p>
          </table:table-cell>
          <table:table-cell office:value-type="float" office:value="0.008888" calcext:value-type="float">
            <text:p>0.00888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7586" calcext:value-type="float">
            <text:p>0.02758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0.006948" calcext:value-type="float">
            <text:p>0.00694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7367" calcext:value-type="float">
            <text:p>0.027367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0.010172" calcext:value-type="float">
            <text:p>0.01017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0.004429" calcext:value-type="float">
            <text:p>0.004429</text:p>
          </table:table-cell>
          <table:table-cell office:value-type="float" office:value="0.009988" calcext:value-type="float">
            <text:p>0.00998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13265" calcext:value-type="float">
            <text:p>0.01326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6721" calcext:value-type="float">
            <text:p>0.02672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9675" calcext:value-type="float">
            <text:p>0.00967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6509" calcext:value-type="float">
            <text:p>0.026509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11222" calcext:value-type="float">
            <text:p>0.01122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6298" calcext:value-type="float">
            <text:p>0.026298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14526" calcext:value-type="float">
            <text:p>0.01452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10962" calcext:value-type="float">
            <text:p>0.01096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5883" calcext:value-type="float">
            <text:p>0.025883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7346" calcext:value-type="float">
            <text:p>0.00734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5677" calcext:value-type="float">
            <text:p>0.025677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.012328" calcext:value-type="float">
            <text:p>0.01232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5473" calcext:value-type="float">
            <text:p>0.02547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17389" calcext:value-type="float">
            <text:p>0.01738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5271" calcext:value-type="float">
            <text:p>0.025271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13878" calcext:value-type="float">
            <text:p>0.01387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5071" calcext:value-type="float">
            <text:p>0.025071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0.008586" calcext:value-type="float">
            <text:p>0.00858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4872" calcext:value-type="float">
            <text:p>0.024872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11864" calcext:value-type="float">
            <text:p>0.01186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13466" calcext:value-type="float">
            <text:p>0.01346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4478" calcext:value-type="float">
            <text:p>0.024478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16824" calcext:value-type="float">
            <text:p>0.01682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4284" calcext:value-type="float">
            <text:p>0.024284</text:p>
          </table:table-cell>
          <table:table-cell office:value-type="float" office:value="0.002684" calcext:value-type="float">
            <text:p>0.002684</text:p>
          </table:table-cell>
          <table:table-cell office:value-type="float" office:value="0.011584" calcext:value-type="float">
            <text:p>0.01158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4091" calcext:value-type="float">
            <text:p>0.024091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11456" calcext:value-type="float">
            <text:p>0.01145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4215" calcext:value-type="float">
            <text:p>0.004215</text:p>
          </table:table-cell>
          <table:table-cell office:value-type="float" office:value="0.011328" calcext:value-type="float">
            <text:p>0.01132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3711" calcext:value-type="float">
            <text:p>0.023711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0.016391" calcext:value-type="float">
            <text:p>0.01639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3522" calcext:value-type="float">
            <text:p>0.023522</text:p>
          </table:table-cell>
          <table:table-cell office:value-type="float" office:value="0.004167" calcext:value-type="float">
            <text:p>0.004167</text:p>
          </table:table-cell>
          <table:table-cell office:value-type="float" office:value="0.014612" calcext:value-type="float">
            <text:p>0.01461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3336" calcext:value-type="float">
            <text:p>0.023336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12807" calcext:value-type="float">
            <text:p>0.01280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12706" calcext:value-type="float">
            <text:p>0.01270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2967" calcext:value-type="float">
            <text:p>0.022967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0.010876" calcext:value-type="float">
            <text:p>0.01087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0.007262" calcext:value-type="float">
            <text:p>0.007262</text:p>
          </table:table-cell>
          <table:table-cell office:value-type="float" office:value="0.015939" calcext:value-type="float">
            <text:p>0.01593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2604" calcext:value-type="float">
            <text:p>0.022604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08971" calcext:value-type="float">
            <text:p>0.00897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2424" calcext:value-type="float">
            <text:p>0.022424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014008" calcext:value-type="float">
            <text:p>0.01400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2246" calcext:value-type="float">
            <text:p>0.022246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0.013935" calcext:value-type="float">
            <text:p>0.01393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06645" calcext:value-type="float">
            <text:p>0.006645</text:p>
          </table:table-cell>
          <table:table-cell office:value-type="float" office:value="0.013861" calcext:value-type="float">
            <text:p>0.01386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1895" calcext:value-type="float">
            <text:p>0.021895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.010328" calcext:value-type="float">
            <text:p>0.01032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1721" calcext:value-type="float">
            <text:p>0.021721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0.011932" calcext:value-type="float">
            <text:p>0.01193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1548" calcext:value-type="float">
            <text:p>0.021548</text:p>
          </table:table-cell>
          <table:table-cell office:value-type="float" office:value="0.005685" calcext:value-type="float">
            <text:p>0.005685</text:p>
          </table:table-cell>
          <table:table-cell office:value-type="float" office:value="0.013563" calcext:value-type="float">
            <text:p>0.01356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1377" calcext:value-type="float">
            <text:p>0.021377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.01349" calcext:value-type="float">
            <text:p>0.0134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1208" calcext:value-type="float">
            <text:p>0.021208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013417" calcext:value-type="float">
            <text:p>0.01341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1039" calcext:value-type="float">
            <text:p>0.021039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0.008154" calcext:value-type="float">
            <text:p>0.00815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872" calcext:value-type="float">
            <text:p>0.020872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0.011463" calcext:value-type="float">
            <text:p>0.01146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0707" calcext:value-type="float">
            <text:p>0.020707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4825" calcext:value-type="float">
            <text:p>0.01482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0542" calcext:value-type="float">
            <text:p>0.020542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0.013049" calcext:value-type="float">
            <text:p>0.01304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379" calcext:value-type="float">
            <text:p>0.020379</text:p>
          </table:table-cell>
          <table:table-cell office:value-type="float" office:value="0.008902" calcext:value-type="float">
            <text:p>0.008902</text:p>
          </table:table-cell>
          <table:table-cell office:value-type="float" office:value="0.011247" calcext:value-type="float">
            <text:p>0.01124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0.014609" calcext:value-type="float">
            <text:p>0.01460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0057" calcext:value-type="float">
            <text:p>0.020057</text:p>
          </table:table-cell>
          <table:table-cell office:value-type="float" office:value="0.007309" calcext:value-type="float">
            <text:p>0.007309</text:p>
          </table:table-cell>
          <table:table-cell office:value-type="float" office:value="0.014563" calcext:value-type="float">
            <text:p>0.01456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9898" calcext:value-type="float">
            <text:p>0.019898</text:p>
          </table:table-cell>
          <table:table-cell office:value-type="float" office:value="0.006697" calcext:value-type="float">
            <text:p>0.006697</text:p>
          </table:table-cell>
          <table:table-cell office:value-type="float" office:value="0.011058" calcext:value-type="float">
            <text:p>0.01105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.01269" calcext:value-type="float">
            <text:p>0.0126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9583" calcext:value-type="float">
            <text:p>0.019583</text:p>
          </table:table-cell>
          <table:table-cell office:value-type="float" office:value="0.007457" calcext:value-type="float">
            <text:p>0.007457</text:p>
          </table:table-cell>
          <table:table-cell office:value-type="float" office:value="0.012619" calcext:value-type="float">
            <text:p>0.01261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9428" calcext:value-type="float">
            <text:p>0.019428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.010818" calcext:value-type="float">
            <text:p>0.01081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0.006539" calcext:value-type="float">
            <text:p>0.006539</text:p>
          </table:table-cell>
          <table:table-cell office:value-type="float" office:value="0.010721" calcext:value-type="float">
            <text:p>0.01072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9121" calcext:value-type="float">
            <text:p>0.019121</text:p>
          </table:table-cell>
          <table:table-cell office:value-type="float" office:value="0.004735" calcext:value-type="float">
            <text:p>0.004735</text:p>
          </table:table-cell>
          <table:table-cell office:value-type="float" office:value="0.014084" calcext:value-type="float">
            <text:p>0.01408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969" calcext:value-type="float">
            <text:p>0.018969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14039" calcext:value-type="float">
            <text:p>0.01403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819" calcext:value-type="float">
            <text:p>0.018819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013995" calcext:value-type="float">
            <text:p>0.01399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669" calcext:value-type="float">
            <text:p>0.018669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13951" calcext:value-type="float">
            <text:p>0.01395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521" calcext:value-type="float">
            <text:p>0.018521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13907" calcext:value-type="float">
            <text:p>0.013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374" calcext:value-type="float">
            <text:p>0.018374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15593" calcext:value-type="float">
            <text:p>0.015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28" calcext:value-type="float">
            <text:p>0.018228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15576" calcext:value-type="float">
            <text:p>0.015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084" calcext:value-type="float">
            <text:p>0.018084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0.015558" calcext:value-type="float">
            <text:p>0.01555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13811" calcext:value-type="float">
            <text:p>0.013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798" calcext:value-type="float">
            <text:p>0.017798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15498" calcext:value-type="float">
            <text:p>0.015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656" calcext:value-type="float">
            <text:p>0.017656</text:p>
          </table:table-cell>
          <table:table-cell office:value-type="float" office:value="0.003413" calcext:value-type="float">
            <text:p>0.003413</text:p>
          </table:table-cell>
          <table:table-cell office:value-type="float" office:value="0.015481" calcext:value-type="float">
            <text:p>0.01548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10274" calcext:value-type="float">
            <text:p>0.01027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7377" calcext:value-type="float">
            <text:p>0.017377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17099" calcext:value-type="float">
            <text:p>0.01709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17239" calcext:value-type="float">
            <text:p>0.017239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18838" calcext:value-type="float">
            <text:p>0.018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102" calcext:value-type="float">
            <text:p>0.017102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15414" calcext:value-type="float">
            <text:p>0.015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967" calcext:value-type="float">
            <text:p>0.016967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15398" calcext:value-type="float">
            <text:p>0.015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832" calcext:value-type="float">
            <text:p>0.01683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15382" calcext:value-type="float">
            <text:p>0.015382</text:p>
          </table:table-cell>
        </table:table-row>
        <table:table-row table:style-name="ro1">
          <table:table-cell office:value-type="float" office:value="-0.275226" calcext:value-type="float">
            <text:p>-0.275226</text:p>
          </table:table-cell>
          <table:table-cell office:value-type="float" office:value="0.016699" calcext:value-type="float">
            <text:p>0.016699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-0.020964" calcext:value-type="float">
            <text:p>-0.02096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6566" calcext:value-type="float">
            <text:p>0.016566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.019989" calcext:value-type="float">
            <text:p>0.01998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6435" calcext:value-type="float">
            <text:p>0.016435</text:p>
          </table:table-cell>
          <table:table-cell office:value-type="float" office:value="0.004316" calcext:value-type="float">
            <text:p>0.004316</text:p>
          </table:table-cell>
          <table:table-cell office:value-type="float" office:value="0.028702" calcext:value-type="float">
            <text:p>0.02870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006667" calcext:value-type="float">
            <text:p>0.006667</text:p>
          </table:table-cell>
          <table:table-cell office:value-type="float" office:value="0.016786" calcext:value-type="float">
            <text:p>0.01678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6175" calcext:value-type="float">
            <text:p>0.016175</text:p>
          </table:table-cell>
          <table:table-cell office:value-type="float" office:value="0.010918" calcext:value-type="float">
            <text:p>0.010918</text:p>
          </table:table-cell>
          <table:table-cell office:value-type="float" office:value="0.011607" calcext:value-type="float">
            <text:p>0.01160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6046" calcext:value-type="float">
            <text:p>0.016046</text:p>
          </table:table-cell>
          <table:table-cell office:value-type="float" office:value="0.015461" calcext:value-type="float">
            <text:p>0.015461</text:p>
          </table:table-cell>
          <table:table-cell office:value-type="float" office:value="0.016729" calcext:value-type="float">
            <text:p>0.01672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15919" calcext:value-type="float">
            <text:p>0.015919</text:p>
          </table:table-cell>
          <table:table-cell office:value-type="float" office:value="0.018197" calcext:value-type="float">
            <text:p>0.018197</text:p>
          </table:table-cell>
          <table:table-cell office:value-type="float" office:value="0.01847" calcext:value-type="float">
            <text:p>0.0184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15793" calcext:value-type="float">
            <text:p>0.015793</text:p>
          </table:table-cell>
          <table:table-cell office:value-type="float" office:value="0.017463" calcext:value-type="float">
            <text:p>0.017463</text:p>
          </table:table-cell>
          <table:table-cell office:value-type="float" office:value="0.018507" calcext:value-type="float">
            <text:p>0.01850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667" calcext:value-type="float">
            <text:p>0.015667</text:p>
          </table:table-cell>
          <table:table-cell office:value-type="float" office:value="0.017482" calcext:value-type="float">
            <text:p>0.017482</text:p>
          </table:table-cell>
          <table:table-cell office:value-type="float" office:value="0.013355" calcext:value-type="float">
            <text:p>0.01335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018052" calcext:value-type="float">
            <text:p>0.018052</text:p>
          </table:table-cell>
          <table:table-cell office:value-type="float" office:value="0.013314" calcext:value-type="float">
            <text:p>0.013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5003" calcext:value-type="float">
            <text:p>0.01500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0.017156" calcext:value-type="float">
            <text:p>0.017156</text:p>
          </table:table-cell>
          <table:table-cell office:value-type="float" office:value="0.013258" calcext:value-type="float">
            <text:p>0.01325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176" calcext:value-type="float">
            <text:p>0.015176</text:p>
          </table:table-cell>
          <table:table-cell office:value-type="float" office:value="0.016824" calcext:value-type="float">
            <text:p>0.016824</text:p>
          </table:table-cell>
          <table:table-cell office:value-type="float" office:value="0.013217" calcext:value-type="float">
            <text:p>0.01321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055" calcext:value-type="float">
            <text:p>0.015055</text:p>
          </table:table-cell>
          <table:table-cell office:value-type="float" office:value="0.016761" calcext:value-type="float">
            <text:p>0.016761</text:p>
          </table:table-cell>
          <table:table-cell office:value-type="float" office:value="0.013177" calcext:value-type="float">
            <text:p>0.01317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936" calcext:value-type="float">
            <text:p>0.014936</text:p>
          </table:table-cell>
          <table:table-cell office:value-type="float" office:value="0.016611" calcext:value-type="float">
            <text:p>0.016611</text:p>
          </table:table-cell>
          <table:table-cell office:value-type="float" office:value="0.013136" calcext:value-type="float">
            <text:p>0.01313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817" calcext:value-type="float">
            <text:p>0.014817</text:p>
          </table:table-cell>
          <table:table-cell office:value-type="float" office:value="0.015604" calcext:value-type="float">
            <text:p>0.015604</text:p>
          </table:table-cell>
          <table:table-cell office:value-type="float" office:value="0.013096" calcext:value-type="float">
            <text:p>0.01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14785" calcext:value-type="float">
            <text:p>0.014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583" calcext:value-type="float">
            <text:p>0.014583</text:p>
          </table:table-cell>
          <table:table-cell office:value-type="float" office:value="0.015399" calcext:value-type="float">
            <text:p>0.015399</text:p>
          </table:table-cell>
          <table:table-cell office:value-type="float" office:value="0.014771" calcext:value-type="float">
            <text:p>0.01477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467" calcext:value-type="float">
            <text:p>0.014467</text:p>
          </table:table-cell>
          <table:table-cell office:value-type="float" office:value="0.015722" calcext:value-type="float">
            <text:p>0.015722</text:p>
          </table:table-cell>
          <table:table-cell office:value-type="float" office:value="0.013027" calcext:value-type="float">
            <text:p>0.01302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.016344" calcext:value-type="float">
            <text:p>0.016344</text:p>
          </table:table-cell>
          <table:table-cell office:value-type="float" office:value="0.012987" calcext:value-type="float">
            <text:p>0.012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239" calcext:value-type="float">
            <text:p>0.014239</text:p>
          </table:table-cell>
          <table:table-cell office:value-type="float" office:value="0.017481" calcext:value-type="float">
            <text:p>0.017481</text:p>
          </table:table-cell>
          <table:table-cell office:value-type="float" office:value="0.014678" calcext:value-type="float">
            <text:p>0.01467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126" calcext:value-type="float">
            <text:p>0.014126</text:p>
          </table:table-cell>
          <table:table-cell office:value-type="float" office:value="0.018858" calcext:value-type="float">
            <text:p>0.018858</text:p>
          </table:table-cell>
          <table:table-cell office:value-type="float" office:value="0.012934" calcext:value-type="float">
            <text:p>0.01293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013" calcext:value-type="float">
            <text:p>0.014013</text:p>
          </table:table-cell>
          <table:table-cell office:value-type="float" office:value="0.020018" calcext:value-type="float">
            <text:p>0.020018</text:p>
          </table:table-cell>
          <table:table-cell office:value-type="float" office:value="0.012894" calcext:value-type="float">
            <text:p>0.01289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011125" calcext:value-type="float">
            <text:p>0.01112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3792" calcext:value-type="float">
            <text:p>0.013792</text:p>
          </table:table-cell>
          <table:table-cell office:value-type="float" office:value="0.020829" calcext:value-type="float">
            <text:p>0.020829</text:p>
          </table:table-cell>
          <table:table-cell office:value-type="float" office:value="0.011059" calcext:value-type="float">
            <text:p>0.01105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3682" calcext:value-type="float">
            <text:p>0.013682</text:p>
          </table:table-cell>
          <table:table-cell office:value-type="float" office:value="0.021221" calcext:value-type="float">
            <text:p>0.021221</text:p>
          </table:table-cell>
          <table:table-cell office:value-type="float" office:value="0.010994" calcext:value-type="float">
            <text:p>0.010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0.021453" calcext:value-type="float">
            <text:p>0.021453</text:p>
          </table:table-cell>
          <table:table-cell office:value-type="float" office:value="0.014388" calcext:value-type="float">
            <text:p>0.01438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3466" calcext:value-type="float">
            <text:p>0.013466</text:p>
          </table:table-cell>
          <table:table-cell office:value-type="float" office:value="0.021954" calcext:value-type="float">
            <text:p>0.021954</text:p>
          </table:table-cell>
          <table:table-cell office:value-type="float" office:value="0.009185" calcext:value-type="float">
            <text:p>0.00918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0.023005" calcext:value-type="float">
            <text:p>0.023005</text:p>
          </table:table-cell>
          <table:table-cell office:value-type="float" office:value="0.009094" calcext:value-type="float">
            <text:p>0.00909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3253" calcext:value-type="float">
            <text:p>0.013253</text:p>
          </table:table-cell>
          <table:table-cell office:value-type="float" office:value="0.024629" calcext:value-type="float">
            <text:p>0.024629</text:p>
          </table:table-cell>
          <table:table-cell office:value-type="float" office:value="0.009002" calcext:value-type="float">
            <text:p>0.00900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3148" calcext:value-type="float">
            <text:p>0.013148</text:p>
          </table:table-cell>
          <table:table-cell office:value-type="float" office:value="0.024867" calcext:value-type="float">
            <text:p>0.024867</text:p>
          </table:table-cell>
          <table:table-cell office:value-type="float" office:value="0.007181" calcext:value-type="float">
            <text:p>0.00718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3044" calcext:value-type="float">
            <text:p>0.013044</text:p>
          </table:table-cell>
          <table:table-cell office:value-type="float" office:value="0.024143" calcext:value-type="float">
            <text:p>0.024143</text:p>
          </table:table-cell>
          <table:table-cell office:value-type="float" office:value="0.008794" calcext:value-type="float">
            <text:p>0.008794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1294" calcext:value-type="float">
            <text:p>0.01294</text:p>
          </table:table-cell>
          <table:table-cell office:value-type="float" office:value="0.022934" calcext:value-type="float">
            <text:p>0.022934</text:p>
          </table:table-cell>
          <table:table-cell office:value-type="float" office:value="0.008703" calcext:value-type="float">
            <text:p>0.00870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2837" calcext:value-type="float">
            <text:p>0.012837</text:p>
          </table:table-cell>
          <table:table-cell office:value-type="float" office:value="0.022189" calcext:value-type="float">
            <text:p>0.022189</text:p>
          </table:table-cell>
          <table:table-cell office:value-type="float" office:value="0.003422" calcext:value-type="float">
            <text:p>0.00342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0.02237" calcext:value-type="float">
            <text:p>0.02237</text:p>
          </table:table-cell>
          <table:table-cell office:value-type="float" office:value="0.006712" calcext:value-type="float">
            <text:p>0.00671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0.022494" calcext:value-type="float">
            <text:p>0.022494</text:p>
          </table:table-cell>
          <table:table-cell office:value-type="float" office:value="0.006595" calcext:value-type="float">
            <text:p>0.00659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0.021933" calcext:value-type="float">
            <text:p>0.021933</text:p>
          </table:table-cell>
          <table:table-cell office:value-type="float" office:value="0.004748" calcext:value-type="float">
            <text:p>0.00474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2435" calcext:value-type="float">
            <text:p>0.012435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04605" calcext:value-type="float">
            <text:p>0.00460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.022068" calcext:value-type="float">
            <text:p>0.022068</text:p>
          </table:table-cell>
          <table:table-cell office:value-type="float" office:value="0.006192" calcext:value-type="float">
            <text:p>0.00619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2238" calcext:value-type="float">
            <text:p>0.012238</text:p>
          </table:table-cell>
          <table:table-cell office:value-type="float" office:value="0.021726" calcext:value-type="float">
            <text:p>0.021726</text:p>
          </table:table-cell>
          <table:table-cell office:value-type="float" office:value="0.004346" calcext:value-type="float">
            <text:p>0.00434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0.021491" calcext:value-type="float">
            <text:p>0.021491</text:p>
          </table:table-cell>
          <table:table-cell office:value-type="float" office:value="0.002473" calcext:value-type="float">
            <text:p>0.00247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2045" calcext:value-type="float">
            <text:p>0.012045</text:p>
          </table:table-cell>
          <table:table-cell office:value-type="float" office:value="0.021199" calcext:value-type="float">
            <text:p>0.021199</text:p>
          </table:table-cell>
          <table:table-cell office:value-type="float" office:value="0.000574" calcext:value-type="float">
            <text:p>0.00057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1949" calcext:value-type="float">
            <text:p>0.011949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0.002109" calcext:value-type="float">
            <text:p>0.00210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1854" calcext:value-type="float">
            <text:p>0.011854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003671" calcext:value-type="float">
            <text:p>0.00367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2497" calcext:value-type="float">
            <text:p>0.022497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11667" calcext:value-type="float">
            <text:p>0.011667</text:p>
          </table:table-cell>
          <table:table-cell office:value-type="float" office:value="0.023796" calcext:value-type="float">
            <text:p>0.023796</text:p>
          </table:table-cell>
          <table:table-cell office:value-type="float" office:value="-0.001856" calcext:value-type="float">
            <text:p>-0.00185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11574" calcext:value-type="float">
            <text:p>0.011574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-0.000347" calcext:value-type="float">
            <text:p>-0.000347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11482" calcext:value-type="float">
            <text:p>0.011482</text:p>
          </table:table-cell>
          <table:table-cell office:value-type="float" office:value="0.024553" calcext:value-type="float">
            <text:p>0.024553</text:p>
          </table:table-cell>
          <table:table-cell office:value-type="float" office:value="-0.005732" calcext:value-type="float">
            <text:p>-0.00573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11391" calcext:value-type="float">
            <text:p>0.011391</text:p>
          </table:table-cell>
          <table:table-cell office:value-type="float" office:value="0.025865" calcext:value-type="float">
            <text:p>0.025865</text:p>
          </table:table-cell>
          <table:table-cell office:value-type="float" office:value="-0.004275" calcext:value-type="float">
            <text:p>-0.00427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11301" calcext:value-type="float">
            <text:p>0.011301</text:p>
          </table:table-cell>
          <table:table-cell office:value-type="float" office:value="0.025967" calcext:value-type="float">
            <text:p>0.025967</text:p>
          </table:table-cell>
          <table:table-cell office:value-type="float" office:value="-0.002791" calcext:value-type="float">
            <text:p>-0.002791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-0.006472" calcext:value-type="float">
            <text:p>-0.006472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11122" calcext:value-type="float">
            <text:p>0.011122</text:p>
          </table:table-cell>
          <table:table-cell office:value-type="float" office:value="0.026696" calcext:value-type="float">
            <text:p>0.026696</text:p>
          </table:table-cell>
          <table:table-cell office:value-type="float" office:value="-0.006745" calcext:value-type="float">
            <text:p>-0.006745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26275" calcext:value-type="float">
            <text:p>0.026275</text:p>
          </table:table-cell>
          <table:table-cell office:value-type="float" office:value="-0.007017" calcext:value-type="float">
            <text:p>-0.007017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0.0247" calcext:value-type="float">
            <text:p>0.0247</text:p>
          </table:table-cell>
          <table:table-cell office:value-type="float" office:value="-0.00902" calcext:value-type="float">
            <text:p>-0.00902</text:p>
          </table:table-cell>
        </table:table-row>
        <table:table-row table:style-name="ro1">
          <table:table-cell office:value-type="float" office:value="-0.183484" calcext:value-type="float">
            <text:p>-0.183484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-0.014509" calcext:value-type="float">
            <text:p>-0.014509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10773" calcext:value-type="float">
            <text:p>0.010773</text:p>
          </table:table-cell>
          <table:table-cell office:value-type="float" office:value="0.021761" calcext:value-type="float">
            <text:p>0.021761</text:p>
          </table:table-cell>
          <table:table-cell office:value-type="float" office:value="-0.009696" calcext:value-type="float">
            <text:p>-0.009696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9141" calcext:value-type="float">
            <text:p>0.019141</text:p>
          </table:table-cell>
          <table:table-cell office:value-type="float" office:value="-0.013455" calcext:value-type="float">
            <text:p>-0.013455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603" calcext:value-type="float">
            <text:p>0.010603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13806" calcext:value-type="float">
            <text:p>-0.013806</text:p>
          </table:table-cell>
        </table:table-row>
        <table:table-row table:style-name="ro1">
          <table:table-cell office:value-type="float" office:value="-0.183484" calcext:value-type="float">
            <text:p>-0.183484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-0.015886" calcext:value-type="float">
            <text:p>-0.015886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010435" calcext:value-type="float">
            <text:p>0.010435</text:p>
          </table:table-cell>
          <table:table-cell office:value-type="float" office:value="0.011785" calcext:value-type="float">
            <text:p>0.011785</text:p>
          </table:table-cell>
          <table:table-cell office:value-type="float" office:value="-0.012803" calcext:value-type="float">
            <text:p>-0.012803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352" calcext:value-type="float">
            <text:p>0.010352</text:p>
          </table:table-cell>
          <table:table-cell office:value-type="float" office:value="0.008557" calcext:value-type="float">
            <text:p>0.008557</text:p>
          </table:table-cell>
          <table:table-cell office:value-type="float" office:value="-0.014858" calcext:value-type="float">
            <text:p>-0.014858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-0.015209" calcext:value-type="float">
            <text:p>-0.015209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189" calcext:value-type="float">
            <text:p>0.010189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-0.015559" calcext:value-type="float">
            <text:p>-0.015559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108" calcext:value-type="float">
            <text:p>0.010108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-0.01591" calcext:value-type="float">
            <text:p>-0.01591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-0.01626" calcext:value-type="float">
            <text:p>-0.01626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09948" calcext:value-type="float">
            <text:p>0.009948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-0.01142" calcext:value-type="float">
            <text:p>-0.01142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09869" calcext:value-type="float">
            <text:p>0.009869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-0.016882" calcext:value-type="float">
            <text:p>-0.016882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09791" calcext:value-type="float">
            <text:p>0.009791</text:p>
          </table:table-cell>
          <table:table-cell office:value-type="float" office:value="-0.002459" calcext:value-type="float">
            <text:p>-0.002459</text:p>
          </table:table-cell>
          <table:table-cell office:value-type="float" office:value="-0.017232" calcext:value-type="float">
            <text:p>-0.017232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09713" calcext:value-type="float">
            <text:p>0.009713</text:p>
          </table:table-cell>
          <table:table-cell office:value-type="float" office:value="-0.002664" calcext:value-type="float">
            <text:p>-0.002664</text:p>
          </table:table-cell>
          <table:table-cell office:value-type="float" office:value="-0.014122" calcext:value-type="float">
            <text:p>-0.014122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09636" calcext:value-type="float">
            <text:p>0.009636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-0.01788" calcext:value-type="float">
            <text:p>-0.01788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-0.005376" calcext:value-type="float">
            <text:p>-0.005376</text:p>
          </table:table-cell>
          <table:table-cell office:value-type="float" office:value="-0.0165" calcext:value-type="float">
            <text:p>-0.0165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09484" calcext:value-type="float">
            <text:p>0.009484</text:p>
          </table:table-cell>
          <table:table-cell office:value-type="float" office:value="-0.005919" calcext:value-type="float">
            <text:p>-0.005919</text:p>
          </table:table-cell>
          <table:table-cell office:value-type="float" office:value="-0.015093" calcext:value-type="float">
            <text:p>-0.015093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009408" calcext:value-type="float">
            <text:p>0.009408</text:p>
          </table:table-cell>
          <table:table-cell office:value-type="float" office:value="-0.008182" calcext:value-type="float">
            <text:p>-0.008182</text:p>
          </table:table-cell>
          <table:table-cell office:value-type="float" office:value="-0.017121" calcext:value-type="float">
            <text:p>-0.017121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09334" calcext:value-type="float">
            <text:p>0.009334</text:p>
          </table:table-cell>
          <table:table-cell office:value-type="float" office:value="-0.010204" calcext:value-type="float">
            <text:p>-0.010204</text:p>
          </table:table-cell>
          <table:table-cell office:value-type="float" office:value="-0.019174" calcext:value-type="float">
            <text:p>-0.019174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-0.012021" calcext:value-type="float">
            <text:p>-0.012021</text:p>
          </table:table-cell>
          <table:table-cell office:value-type="float" office:value="-0.017794" calcext:value-type="float">
            <text:p>-0.017794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-0.014638" calcext:value-type="float">
            <text:p>-0.014638</text:p>
          </table:table-cell>
          <table:table-cell office:value-type="float" office:value="-0.016387" calcext:value-type="float">
            <text:p>-0.016387</text:p>
          </table:table-cell>
        </table:table-row>
        <table:table-row table:style-name="ro1">
          <table:table-cell office:value-type="float" office:value="-0.157272" calcext:value-type="float">
            <text:p>-0.157272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-0.017067" calcext:value-type="float">
            <text:p>-0.017067</text:p>
          </table:table-cell>
          <table:table-cell office:value-type="float" office:value="-0.018414" calcext:value-type="float">
            <text:p>-0.018414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009041" calcext:value-type="float">
            <text:p>0.009041</text:p>
          </table:table-cell>
          <table:table-cell office:value-type="float" office:value="-0.018991" calcext:value-type="float">
            <text:p>-0.018991</text:p>
          </table:table-cell>
          <table:table-cell office:value-type="float" office:value="-0.020467" calcext:value-type="float">
            <text:p>-0.020467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08969" calcext:value-type="float">
            <text:p>0.008969</text:p>
          </table:table-cell>
          <table:table-cell office:value-type="float" office:value="-0.021117" calcext:value-type="float">
            <text:p>-0.021117</text:p>
          </table:table-cell>
          <table:table-cell office:value-type="float" office:value="-0.013897" calcext:value-type="float">
            <text:p>-0.013897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08898" calcext:value-type="float">
            <text:p>0.008898</text:p>
          </table:table-cell>
          <table:table-cell office:value-type="float" office:value="-0.023926" calcext:value-type="float">
            <text:p>-0.023926</text:p>
          </table:table-cell>
          <table:table-cell office:value-type="float" office:value="-0.017601" calcext:value-type="float">
            <text:p>-0.017601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-0.026039" calcext:value-type="float">
            <text:p>-0.026039</text:p>
          </table:table-cell>
          <table:table-cell office:value-type="float" office:value="-0.017898" calcext:value-type="float">
            <text:p>-0.01789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08757" calcext:value-type="float">
            <text:p>0.008757</text:p>
          </table:table-cell>
          <table:table-cell office:value-type="float" office:value="-0.027903" calcext:value-type="float">
            <text:p>-0.027903</text:p>
          </table:table-cell>
          <table:table-cell office:value-type="float" office:value="-0.014735" calcext:value-type="float">
            <text:p>-0.014735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08688" calcext:value-type="float">
            <text:p>0.008688</text:p>
          </table:table-cell>
          <table:table-cell office:value-type="float" office:value="-0.030745" calcext:value-type="float">
            <text:p>-0.030745</text:p>
          </table:table-cell>
          <table:table-cell office:value-type="float" office:value="-0.014979" calcext:value-type="float">
            <text:p>-0.014979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-0.032708" calcext:value-type="float">
            <text:p>-0.032708</text:p>
          </table:table-cell>
          <table:table-cell office:value-type="float" office:value="-0.016953" calcext:value-type="float">
            <text:p>-0.01695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08551" calcext:value-type="float">
            <text:p>0.008551</text:p>
          </table:table-cell>
          <table:table-cell office:value-type="float" office:value="-0.034018" calcext:value-type="float">
            <text:p>-0.034018</text:p>
          </table:table-cell>
          <table:table-cell office:value-type="float" office:value="-0.012034" calcext:value-type="float">
            <text:p>-0.01203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-0.035431" calcext:value-type="float">
            <text:p>-0.035431</text:p>
          </table:table-cell>
          <table:table-cell office:value-type="float" office:value="-0.012225" calcext:value-type="float">
            <text:p>-0.01222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-0.037282" calcext:value-type="float">
            <text:p>-0.037282</text:p>
          </table:table-cell>
          <table:table-cell office:value-type="float" office:value="-0.012417" calcext:value-type="float">
            <text:p>-0.01241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-0.038308" calcext:value-type="float">
            <text:p>-0.038308</text:p>
          </table:table-cell>
          <table:table-cell office:value-type="float" office:value="-0.012608" calcext:value-type="float">
            <text:p>-0.01260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-0.039002" calcext:value-type="float">
            <text:p>-0.039002</text:p>
          </table:table-cell>
          <table:table-cell office:value-type="float" office:value="-0.01107" calcext:value-type="float">
            <text:p>-0.0110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-0.040007" calcext:value-type="float">
            <text:p>-0.040007</text:p>
          </table:table-cell>
          <table:table-cell office:value-type="float" office:value="-0.011235" calcext:value-type="float">
            <text:p>-0.01123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-0.040301" calcext:value-type="float">
            <text:p>-0.040301</text:p>
          </table:table-cell>
          <table:table-cell office:value-type="float" office:value="-0.0114" calcext:value-type="float">
            <text:p>-0.0114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8087" calcext:value-type="float">
            <text:p>0.008087</text:p>
          </table:table-cell>
          <table:table-cell office:value-type="float" office:value="-0.039448" calcext:value-type="float">
            <text:p>-0.039448</text:p>
          </table:table-cell>
          <table:table-cell office:value-type="float" office:value="-0.008105" calcext:value-type="float">
            <text:p>-0.00810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-0.038716" calcext:value-type="float">
            <text:p>-0.038716</text:p>
          </table:table-cell>
          <table:table-cell office:value-type="float" office:value="-0.008218" calcext:value-type="float">
            <text:p>-0.00821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-0.038412" calcext:value-type="float">
            <text:p>-0.038412</text:p>
          </table:table-cell>
          <table:table-cell office:value-type="float" office:value="-0.01006" calcext:value-type="float">
            <text:p>-0.0100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-0.038089" calcext:value-type="float">
            <text:p>-0.038089</text:p>
          </table:table-cell>
          <table:table-cell office:value-type="float" office:value="-0.006739" calcext:value-type="float">
            <text:p>-0.00673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-0.03714" calcext:value-type="float">
            <text:p>-0.03714</text:p>
          </table:table-cell>
          <table:table-cell office:value-type="float" office:value="-0.008555" calcext:value-type="float">
            <text:p>-0.00855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7771" calcext:value-type="float">
            <text:p>0.007771</text:p>
          </table:table-cell>
          <table:table-cell office:value-type="float" office:value="-0.035494" calcext:value-type="float">
            <text:p>-0.035494</text:p>
          </table:table-cell>
          <table:table-cell office:value-type="float" office:value="-0.008667" calcext:value-type="float">
            <text:p>-0.00866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7709" calcext:value-type="float">
            <text:p>0.007709</text:p>
          </table:table-cell>
          <table:table-cell office:value-type="float" office:value="-0.03421" calcext:value-type="float">
            <text:p>-0.03421</text:p>
          </table:table-cell>
          <table:table-cell office:value-type="float" office:value="-0.005319" calcext:value-type="float">
            <text:p>-0.00531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7648" calcext:value-type="float">
            <text:p>0.007648</text:p>
          </table:table-cell>
          <table:table-cell office:value-type="float" office:value="-0.032808" calcext:value-type="float">
            <text:p>-0.032808</text:p>
          </table:table-cell>
          <table:table-cell office:value-type="float" office:value="-0.005379" calcext:value-type="float">
            <text:p>-0.00537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7587" calcext:value-type="float">
            <text:p>0.007587</text:p>
          </table:table-cell>
          <table:table-cell office:value-type="float" office:value="-0.031441" calcext:value-type="float">
            <text:p>-0.031441</text:p>
          </table:table-cell>
          <table:table-cell office:value-type="float" office:value="-0.007169" calcext:value-type="float">
            <text:p>-0.007169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-0.029465" calcext:value-type="float">
            <text:p>-0.029465</text:p>
          </table:table-cell>
          <table:table-cell office:value-type="float" office:value="-0.007255" calcext:value-type="float">
            <text:p>-0.00725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7467" calcext:value-type="float">
            <text:p>0.007467</text:p>
          </table:table-cell>
          <table:table-cell office:value-type="float" office:value="-0.026646" calcext:value-type="float">
            <text:p>-0.026646</text:p>
          </table:table-cell>
          <table:table-cell office:value-type="float" office:value="-0.007341" calcext:value-type="float">
            <text:p>-0.00734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-0.024938" calcext:value-type="float">
            <text:p>-0.024938</text:p>
          </table:table-cell>
          <table:table-cell office:value-type="float" office:value="-0.003966" calcext:value-type="float">
            <text:p>-0.00396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07349" calcext:value-type="float">
            <text:p>0.007349</text:p>
          </table:table-cell>
          <table:table-cell office:value-type="float" office:value="-0.02306" calcext:value-type="float">
            <text:p>-0.02306</text:p>
          </table:table-cell>
          <table:table-cell office:value-type="float" office:value="-0.00573" calcext:value-type="float">
            <text:p>-0.0057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-0.021823" calcext:value-type="float">
            <text:p>-0.021823</text:p>
          </table:table-cell>
          <table:table-cell office:value-type="float" office:value="-0.009249" calcext:value-type="float">
            <text:p>-0.009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13:57.007858970</meta:creation-date>
    <dc:date>2017-11-12T18:38:01.570770233</dc:date>
    <meta:editing-duration>PT49M9S</meta:editing-duration>
    <meta:editing-cycles>1</meta:editing-cycles>
    <meta:document-statistic meta:table-count="1" meta:cell-count="856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98cm" svg:height="13.214cm" xlink:href=".." xlink:type="simple" chart:class="chart:line" chart:style-name="ch1">
        <chart:legend chart:legend-position="end" svg:x="21.375cm" svg:y="5.541cm" style:legend-expansion="high" chart:style-name="ch2"/>
        <chart:plot-area chart:style-name="ch3" table:cell-range-address="Sheet1.A1:Sheet1.D2140" svg:x="0.485cm" svg:y="0.264cm" svg:width="20.405cm" svg:height="12.686cm">
          <chartooo:coordinate-region svg:x="1.338cm" svg:y="0.468cm" svg:width="19.497cm" svg:height="12.2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140" chart:class="chart:line">
            <chart:data-point chart:repeated="2140"/>
          </chart:series>
          <chart:series chart:style-name="ch7" chart:values-cell-range-address="Sheet1.B1:Sheet1.B2140" chart:class="chart:line">
            <chart:data-point chart:repeated="2140"/>
          </chart:series>
          <chart:series chart:style-name="ch8" chart:values-cell-range-address="Sheet1.C1:Sheet1.C2140" chart:class="chart:line">
            <chart:data-point chart:repeated="2140"/>
          </chart:series>
          <chart:series chart:style-name="ch9" chart:values-cell-range-address="Sheet1.D1:Sheet1.D2140" chart:class="chart:line">
            <chart:data-point chart:repeated="21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40</svg:desc>
                </draw:g>
              </table:table-cell>
              <table:table-cell office:value-type="float" office:value="0">
                <text:p>0</text:p>
                <draw:g>
                  <svg:desc>Sheet1.B1:Sheet1.B2140</svg:desc>
                </draw:g>
              </table:table-cell>
              <table:table-cell office:value-type="float" office:value="0.015219">
                <text:p>0.015219</text:p>
                <draw:g>
                  <svg:desc>Sheet1.C1:Sheet1.C2140</svg:desc>
                </draw:g>
              </table:table-cell>
              <table:table-cell office:value-type="float" office:value="-0">
                <text:p>-0</text:p>
                <draw:g>
                  <svg:desc>Sheet1.D1:Sheet1.D2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15829">
                <text:p>0.01582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1589">
                <text:p>-0.001589</text:p>
              </table:table-cell>
              <table:table-cell office:value-type="float" office:value="0.016373">
                <text:p>0.016373</text:p>
              </table:table-cell>
              <table:table-cell office:value-type="float" office:value="-0.001519">
                <text:p>-0.001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2327">
                <text:p>-0.002327</text:p>
              </table:table-cell>
              <table:table-cell office:value-type="float" office:value="0.01681">
                <text:p>0.01681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303">
                <text:p>-0.00303</text:p>
              </table:table-cell>
              <table:table-cell office:value-type="float" office:value="0.017162">
                <text:p>0.017162</text:p>
              </table:table-cell>
              <table:table-cell office:value-type="float" office:value="-0.001347">
                <text:p>-0.00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37">
                <text:p>-0.0037</text:p>
              </table:table-cell>
              <table:table-cell office:value-type="float" office:value="0.017395">
                <text:p>0.017395</text:p>
              </table:table-cell>
              <table:table-cell office:value-type="float" office:value="-0.001278">
                <text:p>-0.00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4338">
                <text:p>-0.004338</text:p>
              </table:table-cell>
              <table:table-cell office:value-type="float" office:value="0.017601">
                <text:p>0.017601</text:p>
              </table:table-cell>
              <table:table-cell office:value-type="float" office:value="-0.001213">
                <text:p>-0.001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4945">
                <text:p>-0.004945</text:p>
              </table:table-cell>
              <table:table-cell office:value-type="float" office:value="0.017978">
                <text:p>0.017978</text:p>
              </table:table-cell>
              <table:table-cell office:value-type="float" office:value="-0.00288">
                <text:p>-0.00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5524">
                <text:p>-0.005524</text:p>
              </table:table-cell>
              <table:table-cell office:value-type="float" office:value="0.017922">
                <text:p>0.017922</text:p>
              </table:table-cell>
              <table:table-cell office:value-type="float" office:value="-0.004577">
                <text:p>-0.004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6074">
                <text:p>-0.006074</text:p>
              </table:table-cell>
              <table:table-cell office:value-type="float" office:value="0.017479">
                <text:p>0.017479</text:p>
              </table:table-cell>
              <table:table-cell office:value-type="float" office:value="-0.006302">
                <text:p>-0.006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6599">
                <text:p>-0.006599</text:p>
              </table:table-cell>
              <table:table-cell office:value-type="float" office:value="0.017217">
                <text:p>0.017217</text:p>
              </table:table-cell>
              <table:table-cell office:value-type="float" office:value="-0.006325">
                <text:p>-0.006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7099">
                <text:p>-0.007099</text:p>
              </table:table-cell>
              <table:table-cell office:value-type="float" office:value="0.015798">
                <text:p>0.015798</text:p>
              </table:table-cell>
              <table:table-cell office:value-type="float" office:value="-0.004621">
                <text:p>-0.004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07575">
                <text:p>-0.007575</text:p>
              </table:table-cell>
              <table:table-cell office:value-type="float" office:value="0.012815">
                <text:p>0.012815</text:p>
              </table:table-cell>
              <table:table-cell office:value-type="float" office:value="-0.009812">
                <text:p>-0.009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6553">
                <text:p>-0.06553</text:p>
              </table:table-cell>
              <table:table-cell office:value-type="float" office:value="-0.008028">
                <text:p>-0.008028</text:p>
              </table:table-cell>
              <table:table-cell office:value-type="float" office:value="0.009269">
                <text:p>0.009269</text:p>
              </table:table-cell>
              <table:table-cell office:value-type="float" office:value="-0.008165">
                <text:p>-0.008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553">
                <text:p>-0.06553</text:p>
              </table:table-cell>
              <table:table-cell office:value-type="float" office:value="-0.00846">
                <text:p>-0.00846</text:p>
              </table:table-cell>
              <table:table-cell office:value-type="float" office:value="0.004376">
                <text:p>0.004376</text:p>
              </table:table-cell>
              <table:table-cell office:value-type="float" office:value="-0.008223">
                <text:p>-0.008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08871">
                <text:p>-0.008871</text:p>
              </table:table-cell>
              <table:table-cell office:value-type="float" office:value="-0.000185">
                <text:p>-0.000185</text:p>
              </table:table-cell>
              <table:table-cell office:value-type="float" office:value="-0.011742">
                <text:p>-0.011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553">
                <text:p>-0.06553</text:p>
              </table:table-cell>
              <table:table-cell office:value-type="float" office:value="-0.009262">
                <text:p>-0.009262</text:p>
              </table:table-cell>
              <table:table-cell office:value-type="float" office:value="-0.004514">
                <text:p>-0.004514</text:p>
              </table:table-cell>
              <table:table-cell office:value-type="float" office:value="-0.008397">
                <text:p>-0.008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553">
                <text:p>-0.06553</text:p>
              </table:table-cell>
              <table:table-cell office:value-type="float" office:value="-0.009635">
                <text:p>-0.009635</text:p>
              </table:table-cell>
              <table:table-cell office:value-type="float" office:value="-0.008325">
                <text:p>-0.008325</text:p>
              </table:table-cell>
              <table:table-cell office:value-type="float" office:value="-0.00846">
                <text:p>-0.00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999">
                <text:p>-0.00999</text:p>
              </table:table-cell>
              <table:table-cell office:value-type="float" office:value="-0.011717">
                <text:p>-0.011717</text:p>
              </table:table-cell>
              <table:table-cell office:value-type="float" office:value="-0.005065">
                <text:p>-0.005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0328">
                <text:p>-0.010328</text:p>
              </table:table-cell>
              <table:table-cell office:value-type="float" office:value="-0.014892">
                <text:p>-0.014892</text:p>
              </table:table-cell>
              <table:table-cell office:value-type="float" office:value="-0.003349">
                <text:p>-0.003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065">
                <text:p>-0.01065</text:p>
              </table:table-cell>
              <table:table-cell office:value-type="float" office:value="-0.017515">
                <text:p>-0.017515</text:p>
              </table:table-cell>
              <table:table-cell office:value-type="float" office:value="-0.005068">
                <text:p>-0.005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0957">
                <text:p>-0.010957</text:p>
              </table:table-cell>
              <table:table-cell office:value-type="float" office:value="-0.019636">
                <text:p>-0.019636</text:p>
              </table:table-cell>
              <table:table-cell office:value-type="float" office:value="-0.005085">
                <text:p>-0.005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1249">
                <text:p>-0.011249</text:p>
              </table:table-cell>
              <table:table-cell office:value-type="float" office:value="-0.021442">
                <text:p>-0.021442</text:p>
              </table:table-cell>
              <table:table-cell office:value-type="float" office:value="-0.005103">
                <text:p>-0.005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1528">
                <text:p>-0.011528</text:p>
              </table:table-cell>
              <table:table-cell office:value-type="float" office:value="-0.02293">
                <text:p>-0.02293</text:p>
              </table:table-cell>
              <table:table-cell office:value-type="float" office:value="-0.001662">
                <text:p>-0.001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1793">
                <text:p>-0.011793</text:p>
              </table:table-cell>
              <table:table-cell office:value-type="float" office:value="-0.023936">
                <text:p>-0.023936</text:p>
              </table:table-cell>
              <table:table-cell office:value-type="float" office:value="0.001829">
                <text:p>0.00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2045">
                <text:p>-0.012045</text:p>
              </table:table-cell>
              <table:table-cell office:value-type="float" office:value="-0.02451">
                <text:p>-0.02451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0.012285">
                <text:p>-0.012285</text:p>
              </table:table-cell>
              <table:table-cell office:value-type="float" office:value="-0.024728">
                <text:p>-0.024728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.012514">
                <text:p>-0.012514</text:p>
              </table:table-cell>
              <table:table-cell office:value-type="float" office:value="-0.02438">
                <text:p>-0.02438</text:p>
              </table:table-cell>
              <table:table-cell office:value-type="float" office:value="0.000345">
                <text:p>0.000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0.012732">
                <text:p>-0.012732</text:p>
              </table:table-cell>
              <table:table-cell office:value-type="float" office:value="-0.023746">
                <text:p>-0.023746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0.01294">
                <text:p>-0.01294</text:p>
              </table:table-cell>
              <table:table-cell office:value-type="float" office:value="-0.023135">
                <text:p>-0.023135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0.013138">
                <text:p>-0.013138</text:p>
              </table:table-cell>
              <table:table-cell office:value-type="float" office:value="-0.022601">
                <text:p>-0.022601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326">
                <text:p>-0.013326</text:p>
              </table:table-cell>
              <table:table-cell office:value-type="float" office:value="-0.021956">
                <text:p>-0.021956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0.013505">
                <text:p>-0.013505</text:p>
              </table:table-cell>
              <table:table-cell office:value-type="float" office:value="-0.021044">
                <text:p>-0.021044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0.013676">
                <text:p>-0.013676</text:p>
              </table:table-cell>
              <table:table-cell office:value-type="float" office:value="-0.019981">
                <text:p>-0.019981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839">
                <text:p>-0.013839</text:p>
              </table:table-cell>
              <table:table-cell office:value-type="float" office:value="-0.01903">
                <text:p>-0.01903</text:p>
              </table:table-cell>
              <table:table-cell office:value-type="float" office:value="0.004216">
                <text:p>0.004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994">
                <text:p>-0.013994</text:p>
              </table:table-cell>
              <table:table-cell office:value-type="float" office:value="-0.017761">
                <text:p>-0.017761</text:p>
              </table:table-cell>
              <table:table-cell office:value-type="float" office:value="0.004317">
                <text:p>0.004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4141">
                <text:p>-0.014141</text:p>
              </table:table-cell>
              <table:table-cell office:value-type="float" office:value="-0.015538">
                <text:p>-0.015538</text:p>
              </table:table-cell>
              <table:table-cell office:value-type="float" office:value="0.006147">
                <text:p>0.006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53">
                <text:p>0.06553</text:p>
              </table:table-cell>
              <table:table-cell office:value-type="float" office:value="-0.014282">
                <text:p>-0.014282</text:p>
              </table:table-cell>
              <table:table-cell office:value-type="float" office:value="-0.013114">
                <text:p>-0.013114</text:p>
              </table:table-cell>
              <table:table-cell office:value-type="float" office:value="0.009732">
                <text:p>0.009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4416">
                <text:p>-0.014416</text:p>
              </table:table-cell>
              <table:table-cell office:value-type="float" office:value="-0.010391">
                <text:p>-0.010391</text:p>
              </table:table-cell>
              <table:table-cell office:value-type="float" office:value="0.00818">
                <text:p>0.00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4543">
                <text:p>-0.014543</text:p>
              </table:table-cell>
              <table:table-cell office:value-type="float" office:value="-0.007568">
                <text:p>-0.00756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4664">
                <text:p>-0.014664</text:p>
              </table:table-cell>
              <table:table-cell office:value-type="float" office:value="-0.003972">
                <text:p>-0.003972</text:p>
              </table:table-cell>
              <table:table-cell office:value-type="float" office:value="0.006724">
                <text:p>0.0067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478">
                <text:p>-0.01478</text:p>
              </table:table-cell>
              <table:table-cell office:value-type="float" office:value="-0.000346">
                <text:p>-0.000346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89">
                <text:p>-0.01489</text:p>
              </table:table-cell>
              <table:table-cell office:value-type="float" office:value="0.003362">
                <text:p>0.003362</text:p>
              </table:table-cell>
              <table:table-cell office:value-type="float" office:value="0.00524">
                <text:p>0.00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995">
                <text:p>-0.014995</text:p>
              </table:table-cell>
              <table:table-cell office:value-type="float" office:value="0.007213">
                <text:p>0.007213</text:p>
              </table:table-cell>
              <table:table-cell office:value-type="float" office:value="0.005336">
                <text:p>0.005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095">
                <text:p>-0.015095</text:p>
              </table:table-cell>
              <table:table-cell office:value-type="float" office:value="0.010699">
                <text:p>0.010699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519">
                <text:p>-0.01519</text:p>
              </table:table-cell>
              <table:table-cell office:value-type="float" office:value="0.014083">
                <text:p>0.014083</text:p>
              </table:table-cell>
              <table:table-cell office:value-type="float" office:value="0.00723">
                <text:p>0.00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5281">
                <text:p>-0.015281</text:p>
              </table:table-cell>
              <table:table-cell office:value-type="float" office:value="0.01715">
                <text:p>0.01715</text:p>
              </table:table-cell>
              <table:table-cell office:value-type="float" office:value="0.007351">
                <text:p>0.007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5367">
                <text:p>-0.015367</text:p>
              </table:table-cell>
              <table:table-cell office:value-type="float" office:value="0.020126">
                <text:p>0.020126</text:p>
              </table:table-cell>
              <table:table-cell office:value-type="float" office:value="0.005742">
                <text:p>0.005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449">
                <text:p>-0.015449</text:p>
              </table:table-cell>
              <table:table-cell office:value-type="float" office:value="0.022999">
                <text:p>0.022999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527">
                <text:p>-0.015527</text:p>
              </table:table-cell>
              <table:table-cell office:value-type="float" office:value="0.025608">
                <text:p>0.025608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602">
                <text:p>-0.015602</text:p>
              </table:table-cell>
              <table:table-cell office:value-type="float" office:value="0.028258">
                <text:p>0.028258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673">
                <text:p>-0.015673</text:p>
              </table:table-cell>
              <table:table-cell office:value-type="float" office:value="0.03134">
                <text:p>0.03134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74">
                <text:p>-0.01574</text:p>
              </table:table-cell>
              <table:table-cell office:value-type="float" office:value="0.034773">
                <text:p>0.034773</text:p>
              </table:table-cell>
              <table:table-cell office:value-type="float" office:value="0.000757">
                <text:p>0.000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805">
                <text:p>-0.015805</text:p>
              </table:table-cell>
              <table:table-cell office:value-type="float" office:value="0.038315">
                <text:p>0.038315</text:p>
              </table:table-cell>
              <table:table-cell office:value-type="float" office:value="-0.00096">
                <text:p>-0.000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5866">
                <text:p>-0.015866</text:p>
              </table:table-cell>
              <table:table-cell office:value-type="float" office:value="0.042012">
                <text:p>0.042012</text:p>
              </table:table-cell>
              <table:table-cell office:value-type="float" office:value="-0.004432">
                <text:p>-0.004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5924">
                <text:p>-0.015924</text:p>
              </table:table-cell>
              <table:table-cell office:value-type="float" office:value="0.046164">
                <text:p>0.046164</text:p>
              </table:table-cell>
              <table:table-cell office:value-type="float" office:value="-0.007958">
                <text:p>-0.0079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598">
                <text:p>-0.01598</text:p>
              </table:table-cell>
              <table:table-cell office:value-type="float" office:value="0.05064">
                <text:p>0.05064</text:p>
              </table:table-cell>
              <table:table-cell office:value-type="float" office:value="-0.006346">
                <text:p>-0.006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6033">
                <text:p>-0.016033</text:p>
              </table:table-cell>
              <table:table-cell office:value-type="float" office:value="0.052708">
                <text:p>0.052708</text:p>
              </table:table-cell>
              <table:table-cell office:value-type="float" office:value="-0.004708">
                <text:p>-0.004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084">
                <text:p>-0.016084</text:p>
              </table:table-cell>
              <table:table-cell office:value-type="float" office:value="0.052977">
                <text:p>0.052977</text:p>
              </table:table-cell>
              <table:table-cell office:value-type="float" office:value="-0.011694">
                <text:p>-0.011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44166">
                <text:p>-0.144166</text:p>
              </table:table-cell>
              <table:table-cell office:value-type="float" office:value="-0.016132">
                <text:p>-0.016132</text:p>
              </table:table-cell>
              <table:table-cell office:value-type="float" office:value="0.053131">
                <text:p>0.053131</text:p>
              </table:table-cell>
              <table:table-cell office:value-type="float" office:value="-0.017055">
                <text:p>-0.0170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44166">
                <text:p>-0.144166</text:p>
              </table:table-cell>
              <table:table-cell office:value-type="float" office:value="-0.016177">
                <text:p>-0.016177</text:p>
              </table:table-cell>
              <table:table-cell office:value-type="float" office:value="0.051094">
                <text:p>0.051094</text:p>
              </table:table-cell>
              <table:table-cell office:value-type="float" office:value="-0.017305">
                <text:p>-0.017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57272">
                <text:p>-0.157272</text:p>
              </table:table-cell>
              <table:table-cell office:value-type="float" office:value="-0.016221">
                <text:p>-0.016221</text:p>
              </table:table-cell>
              <table:table-cell office:value-type="float" office:value="0.047805">
                <text:p>0.047805</text:p>
              </table:table-cell>
              <table:table-cell office:value-type="float" office:value="-0.019286">
                <text:p>-0.019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262">
                <text:p>-0.016262</text:p>
              </table:table-cell>
              <table:table-cell office:value-type="float" office:value="0.044281">
                <text:p>0.044281</text:p>
              </table:table-cell>
              <table:table-cell office:value-type="float" office:value="-0.024752">
                <text:p>-0.024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302">
                <text:p>-0.016302</text:p>
              </table:table-cell>
              <table:table-cell office:value-type="float" office:value="0.039708">
                <text:p>0.039708</text:p>
              </table:table-cell>
              <table:table-cell office:value-type="float" office:value="-0.025108">
                <text:p>-0.025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34">
                <text:p>-0.01634</text:p>
              </table:table-cell>
              <table:table-cell office:value-type="float" office:value="0.034553">
                <text:p>0.034553</text:p>
              </table:table-cell>
              <table:table-cell office:value-type="float" office:value="-0.025463">
                <text:p>-0.0254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22802">
                <text:p>-0.222802</text:p>
              </table:table-cell>
              <table:table-cell office:value-type="float" office:value="-0.016375">
                <text:p>-0.016375</text:p>
              </table:table-cell>
              <table:table-cell office:value-type="float" office:value="0.029041">
                <text:p>0.029041</text:p>
              </table:table-cell>
              <table:table-cell office:value-type="float" office:value="-0.029279">
                <text:p>-0.029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41">
                <text:p>-0.01641</text:p>
              </table:table-cell>
              <table:table-cell office:value-type="float" office:value="0.023571">
                <text:p>0.023571</text:p>
              </table:table-cell>
              <table:table-cell office:value-type="float" office:value="-0.026227">
                <text:p>-0.0262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09696">
                <text:p>-0.209696</text:p>
              </table:table-cell>
              <table:table-cell office:value-type="float" office:value="-0.016442">
                <text:p>-0.016442</text:p>
              </table:table-cell>
              <table:table-cell office:value-type="float" office:value="0.017515">
                <text:p>0.017515</text:p>
              </table:table-cell>
              <table:table-cell office:value-type="float" office:value="-0.028313">
                <text:p>-0.028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35908">
                <text:p>-0.235908</text:p>
              </table:table-cell>
              <table:table-cell office:value-type="float" office:value="-0.016473">
                <text:p>-0.016473</text:p>
              </table:table-cell>
              <table:table-cell office:value-type="float" office:value="0.012566">
                <text:p>0.012566</text:p>
              </table:table-cell>
              <table:table-cell office:value-type="float" office:value="-0.032156">
                <text:p>-0.032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09696">
                <text:p>-0.209696</text:p>
              </table:table-cell>
              <table:table-cell office:value-type="float" office:value="-0.016502">
                <text:p>-0.016502</text:p>
              </table:table-cell>
              <table:table-cell office:value-type="float" office:value="0.008145">
                <text:p>0.008145</text:p>
              </table:table-cell>
              <table:table-cell office:value-type="float" office:value="-0.029131">
                <text:p>-0.029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531">
                <text:p>-0.016531</text:p>
              </table:table-cell>
              <table:table-cell office:value-type="float" office:value="0.002741">
                <text:p>0.002741</text:p>
              </table:table-cell>
              <table:table-cell office:value-type="float" office:value="-0.027783">
                <text:p>-0.027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83484">
                <text:p>-0.183484</text:p>
              </table:table-cell>
              <table:table-cell office:value-type="float" office:value="-0.016557">
                <text:p>-0.016557</text:p>
              </table:table-cell>
              <table:table-cell office:value-type="float" office:value="-0.001915">
                <text:p>-0.001915</text:p>
              </table:table-cell>
              <table:table-cell office:value-type="float" office:value="-0.02641">
                <text:p>-0.02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09696">
                <text:p>-0.209696</text:p>
              </table:table-cell>
              <table:table-cell office:value-type="float" office:value="-0.016583">
                <text:p>-0.016583</text:p>
              </table:table-cell>
              <table:table-cell office:value-type="float" office:value="-0.006371">
                <text:p>-0.006371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83484">
                <text:p>-0.183484</text:p>
              </table:table-cell>
              <table:table-cell office:value-type="float" office:value="-0.016607">
                <text:p>-0.016607</text:p>
              </table:table-cell>
              <table:table-cell office:value-type="float" office:value="-0.010194">
                <text:p>-0.010194</text:p>
              </table:table-cell>
              <table:table-cell office:value-type="float" office:value="-0.027124">
                <text:p>-0.027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63">
                <text:p>-0.01663</text:p>
              </table:table-cell>
              <table:table-cell office:value-type="float" office:value="-0.013366">
                <text:p>-0.013366</text:p>
              </table:table-cell>
              <table:table-cell office:value-type="float" office:value="-0.029184">
                <text:p>-0.029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70378">
                <text:p>-0.170378</text:p>
              </table:table-cell>
              <table:table-cell office:value-type="float" office:value="-0.016652">
                <text:p>-0.016652</text:p>
              </table:table-cell>
              <table:table-cell office:value-type="float" office:value="-0.01613">
                <text:p>-0.01613</text:p>
              </table:table-cell>
              <table:table-cell office:value-type="float" office:value="-0.026081">
                <text:p>-0.026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70378">
                <text:p>-0.170378</text:p>
              </table:table-cell>
              <table:table-cell office:value-type="float" office:value="-0.016673">
                <text:p>-0.016673</text:p>
              </table:table-cell>
              <table:table-cell office:value-type="float" office:value="-0.018795">
                <text:p>-0.018795</text:p>
              </table:table-cell>
              <table:table-cell office:value-type="float" office:value="-0.026386">
                <text:p>-0.026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57272">
                <text:p>-0.157272</text:p>
              </table:table-cell>
              <table:table-cell office:value-type="float" office:value="-0.016693">
                <text:p>-0.016693</text:p>
              </table:table-cell>
              <table:table-cell office:value-type="float" office:value="-0.021107">
                <text:p>-0.021107</text:p>
              </table:table-cell>
              <table:table-cell office:value-type="float" office:value="-0.024961">
                <text:p>-0.024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70378">
                <text:p>-0.170378</text:p>
              </table:table-cell>
              <table:table-cell office:value-type="float" office:value="-0.016712">
                <text:p>-0.016712</text:p>
              </table:table-cell>
              <table:table-cell office:value-type="float" office:value="-0.023168">
                <text:p>-0.023168</text:p>
              </table:table-cell>
              <table:table-cell office:value-type="float" office:value="-0.026969">
                <text:p>-0.026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57272">
                <text:p>-0.157272</text:p>
              </table:table-cell>
              <table:table-cell office:value-type="float" office:value="-0.01673">
                <text:p>-0.01673</text:p>
              </table:table-cell>
              <table:table-cell office:value-type="float" office:value="-0.024966">
                <text:p>-0.024966</text:p>
              </table:table-cell>
              <table:table-cell office:value-type="float" office:value="-0.025544">
                <text:p>-0.025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57272">
                <text:p>-0.157272</text:p>
              </table:table-cell>
              <table:table-cell office:value-type="float" office:value="-0.016747">
                <text:p>-0.016747</text:p>
              </table:table-cell>
              <table:table-cell office:value-type="float" office:value="-0.02663">
                <text:p>-0.02663</text:p>
              </table:table-cell>
              <table:table-cell office:value-type="float" office:value="-0.025823">
                <text:p>-0.025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764">
                <text:p>-0.016764</text:p>
              </table:table-cell>
              <table:table-cell office:value-type="float" office:value="-0.028063">
                <text:p>-0.028063</text:p>
              </table:table-cell>
              <table:table-cell office:value-type="float" office:value="-0.022642">
                <text:p>-0.022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44166">
                <text:p>-0.144166</text:p>
              </table:table-cell>
              <table:table-cell office:value-type="float" office:value="-0.01678">
                <text:p>-0.01678</text:p>
              </table:table-cell>
              <table:table-cell office:value-type="float" office:value="-0.029423">
                <text:p>-0.029423</text:p>
              </table:table-cell>
              <table:table-cell office:value-type="float" office:value="-0.024599">
                <text:p>-0.0245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44166">
                <text:p>-0.144166</text:p>
              </table:table-cell>
              <table:table-cell office:value-type="float" office:value="-0.016794">
                <text:p>-0.016794</text:p>
              </table:table-cell>
              <table:table-cell office:value-type="float" office:value="-0.030612">
                <text:p>-0.030612</text:p>
              </table:table-cell>
              <table:table-cell office:value-type="float" office:value="-0.024851">
                <text:p>-0.024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09">
                <text:p>-0.016809</text:p>
              </table:table-cell>
              <table:table-cell office:value-type="float" office:value="-0.031555">
                <text:p>-0.031555</text:p>
              </table:table-cell>
              <table:table-cell office:value-type="float" office:value="-0.023374">
                <text:p>-0.023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22">
                <text:p>-0.016822</text:p>
              </table:table-cell>
              <table:table-cell office:value-type="float" office:value="-0.032589">
                <text:p>-0.032589</text:p>
              </table:table-cell>
              <table:table-cell office:value-type="float" office:value="-0.023601">
                <text:p>-0.023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35">
                <text:p>-0.016835</text:p>
              </table:table-cell>
              <table:table-cell office:value-type="float" office:value="-0.033582">
                <text:p>-0.033582</text:p>
              </table:table-cell>
              <table:table-cell office:value-type="float" office:value="-0.023828">
                <text:p>-0.023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847">
                <text:p>-0.016847</text:p>
              </table:table-cell>
              <table:table-cell office:value-type="float" office:value="-0.034326">
                <text:p>-0.034326</text:p>
              </table:table-cell>
              <table:table-cell office:value-type="float" office:value="-0.022325">
                <text:p>-0.022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859">
                <text:p>-0.016859</text:p>
              </table:table-cell>
              <table:table-cell office:value-type="float" office:value="-0.034594">
                <text:p>-0.034594</text:p>
              </table:table-cell>
              <table:table-cell office:value-type="float" office:value="-0.022525">
                <text:p>-0.022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7">
                <text:p>-0.01687</text:p>
              </table:table-cell>
              <table:table-cell office:value-type="float" office:value="-0.034015">
                <text:p>-0.034015</text:p>
              </table:table-cell>
              <table:table-cell office:value-type="float" office:value="-0.024456">
                <text:p>-0.024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881">
                <text:p>-0.016881</text:p>
              </table:table-cell>
              <table:table-cell office:value-type="float" office:value="-0.033057">
                <text:p>-0.033057</text:p>
              </table:table-cell>
              <table:table-cell office:value-type="float" office:value="-0.019493">
                <text:p>-0.019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91">
                <text:p>-0.016891</text:p>
              </table:table-cell>
              <table:table-cell office:value-type="float" office:value="-0.032418">
                <text:p>-0.032418</text:p>
              </table:table-cell>
              <table:table-cell office:value-type="float" office:value="-0.024831">
                <text:p>-0.0248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9">
                <text:p>-0.0169</text:p>
              </table:table-cell>
              <table:table-cell office:value-type="float" office:value="-0.03162">
                <text:p>-0.03162</text:p>
              </table:table-cell>
              <table:table-cell office:value-type="float" office:value="-0.019868">
                <text:p>-0.0198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09">
                <text:p>-0.016909</text:p>
              </table:table-cell>
              <table:table-cell office:value-type="float" office:value="-0.030973">
                <text:p>-0.030973</text:p>
              </table:table-cell>
              <table:table-cell office:value-type="float" office:value="-0.021747">
                <text:p>-0.021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18">
                <text:p>-0.016918</text:p>
              </table:table-cell>
              <table:table-cell office:value-type="float" office:value="-0.030465">
                <text:p>-0.030465</text:p>
              </table:table-cell>
              <table:table-cell office:value-type="float" office:value="-0.023652">
                <text:p>-0.023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26">
                <text:p>-0.016926</text:p>
              </table:table-cell>
              <table:table-cell office:value-type="float" office:value="-0.029878">
                <text:p>-0.029878</text:p>
              </table:table-cell>
              <table:table-cell office:value-type="float" office:value="-0.023853">
                <text:p>-0.023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34">
                <text:p>-0.016934</text:p>
              </table:table-cell>
              <table:table-cell office:value-type="float" office:value="-0.029337">
                <text:p>-0.029337</text:p>
              </table:table-cell>
              <table:table-cell office:value-type="float" office:value="-0.024054">
                <text:p>-0.024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42">
                <text:p>-0.016942</text:p>
              </table:table-cell>
              <table:table-cell office:value-type="float" office:value="-0.028768">
                <text:p>-0.028768</text:p>
              </table:table-cell>
              <table:table-cell office:value-type="float" office:value="-0.022525">
                <text:p>-0.022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49">
                <text:p>-0.016949</text:p>
              </table:table-cell>
              <table:table-cell office:value-type="float" office:value="-0.027939">
                <text:p>-0.027939</text:p>
              </table:table-cell>
              <table:table-cell office:value-type="float" office:value="-0.0227">
                <text:p>-0.0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56">
                <text:p>-0.016956</text:p>
              </table:table-cell>
              <table:table-cell office:value-type="float" office:value="-0.027284">
                <text:p>-0.027284</text:p>
              </table:table-cell>
              <table:table-cell office:value-type="float" office:value="-0.022874">
                <text:p>-0.022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62">
                <text:p>-0.016962</text:p>
              </table:table-cell>
              <table:table-cell office:value-type="float" office:value="-0.02682">
                <text:p>-0.02682</text:p>
              </table:table-cell>
              <table:table-cell office:value-type="float" office:value="-0.024779">
                <text:p>-0.024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69">
                <text:p>-0.016969</text:p>
              </table:table-cell>
              <table:table-cell office:value-type="float" office:value="-0.026398">
                <text:p>-0.026398</text:p>
              </table:table-cell>
              <table:table-cell office:value-type="float" office:value="-0.02498">
                <text:p>-0.02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74">
                <text:p>-0.016974</text:p>
              </table:table-cell>
              <table:table-cell office:value-type="float" office:value="-0.025945">
                <text:p>-0.025945</text:p>
              </table:table-cell>
              <table:table-cell office:value-type="float" office:value="-0.023452">
                <text:p>-0.023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8">
                <text:p>-0.01698</text:p>
              </table:table-cell>
              <table:table-cell office:value-type="float" office:value="-0.02611">
                <text:p>-0.02611</text:p>
              </table:table-cell>
              <table:table-cell office:value-type="float" office:value="-0.023627">
                <text:p>-0.0236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985">
                <text:p>-0.016985</text:p>
              </table:table-cell>
              <table:table-cell office:value-type="float" office:value="-0.026572">
                <text:p>-0.026572</text:p>
              </table:table-cell>
              <table:table-cell office:value-type="float" office:value="-0.027262">
                <text:p>-0.027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9">
                <text:p>-0.01699</text:p>
              </table:table-cell>
              <table:table-cell office:value-type="float" office:value="-0.02699">
                <text:p>-0.02699</text:p>
              </table:table-cell>
              <table:table-cell office:value-type="float" office:value="-0.025759">
                <text:p>-0.0257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95">
                <text:p>-0.016995</text:p>
              </table:table-cell>
              <table:table-cell office:value-type="float" office:value="-0.027277">
                <text:p>-0.027277</text:p>
              </table:table-cell>
              <table:table-cell office:value-type="float" office:value="-0.02596">
                <text:p>-0.025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">
                <text:p>-0.017</text:p>
              </table:table-cell>
              <table:table-cell office:value-type="float" office:value="-0.027628">
                <text:p>-0.027628</text:p>
              </table:table-cell>
              <table:table-cell office:value-type="float" office:value="-0.026162">
                <text:p>-0.0261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004">
                <text:p>-0.017004</text:p>
              </table:table-cell>
              <table:table-cell office:value-type="float" office:value="-0.028369">
                <text:p>-0.028369</text:p>
              </table:table-cell>
              <table:table-cell office:value-type="float" office:value="-0.026363">
                <text:p>-0.0263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009">
                <text:p>-0.017009</text:p>
              </table:table-cell>
              <table:table-cell office:value-type="float" office:value="-0.029017">
                <text:p>-0.029017</text:p>
              </table:table-cell>
              <table:table-cell office:value-type="float" office:value="-0.026564">
                <text:p>-0.026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013">
                <text:p>-0.017013</text:p>
              </table:table-cell>
              <table:table-cell office:value-type="float" office:value="-0.029741">
                <text:p>-0.029741</text:p>
              </table:table-cell>
              <table:table-cell office:value-type="float" office:value="-0.026766">
                <text:p>-0.026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016">
                <text:p>-0.017016</text:p>
              </table:table-cell>
              <table:table-cell office:value-type="float" office:value="-0.030341">
                <text:p>-0.030341</text:p>
              </table:table-cell>
              <table:table-cell office:value-type="float" office:value="-0.026967">
                <text:p>-0.0269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02">
                <text:p>-0.01702</text:p>
              </table:table-cell>
              <table:table-cell office:value-type="float" office:value="-0.031599">
                <text:p>-0.031599</text:p>
              </table:table-cell>
              <table:table-cell office:value-type="float" office:value="-0.027169">
                <text:p>-0.0271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23">
                <text:p>-0.017023</text:p>
              </table:table-cell>
              <table:table-cell office:value-type="float" office:value="-0.032847">
                <text:p>-0.032847</text:p>
              </table:table-cell>
              <table:table-cell office:value-type="float" office:value="-0.02564">
                <text:p>-0.02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27">
                <text:p>-0.017027</text:p>
              </table:table-cell>
              <table:table-cell office:value-type="float" office:value="-0.033934">
                <text:p>-0.033934</text:p>
              </table:table-cell>
              <table:table-cell office:value-type="float" office:value="-0.025815">
                <text:p>-0.025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3">
                <text:p>-0.01703</text:p>
              </table:table-cell>
              <table:table-cell office:value-type="float" office:value="-0.034922">
                <text:p>-0.034922</text:p>
              </table:table-cell>
              <table:table-cell office:value-type="float" office:value="-0.02599">
                <text:p>-0.025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33">
                <text:p>-0.017033</text:p>
              </table:table-cell>
              <table:table-cell office:value-type="float" office:value="-0.035935">
                <text:p>-0.035935</text:p>
              </table:table-cell>
              <table:table-cell office:value-type="float" office:value="-0.026166">
                <text:p>-0.026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7036">
                <text:p>-0.017036</text:p>
              </table:table-cell>
              <table:table-cell office:value-type="float" office:value="-0.036766">
                <text:p>-0.036766</text:p>
              </table:table-cell>
              <table:table-cell office:value-type="float" office:value="-0.028071">
                <text:p>-0.0280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38">
                <text:p>-0.017038</text:p>
              </table:table-cell>
              <table:table-cell office:value-type="float" office:value="-0.037648">
                <text:p>-0.037648</text:p>
              </table:table-cell>
              <table:table-cell office:value-type="float" office:value="-0.023082">
                <text:p>-0.023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041">
                <text:p>-0.017041</text:p>
              </table:table-cell>
              <table:table-cell office:value-type="float" office:value="-0.038528">
                <text:p>-0.038528</text:p>
              </table:table-cell>
              <table:table-cell office:value-type="float" office:value="-0.024935">
                <text:p>-0.024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43">
                <text:p>-0.017043</text:p>
              </table:table-cell>
              <table:table-cell office:value-type="float" office:value="-0.039331">
                <text:p>-0.039331</text:p>
              </table:table-cell>
              <table:table-cell office:value-type="float" office:value="-0.021624">
                <text:p>-0.021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46">
                <text:p>-0.017046</text:p>
              </table:table-cell>
              <table:table-cell office:value-type="float" office:value="-0.040172">
                <text:p>-0.040172</text:p>
              </table:table-cell>
              <table:table-cell office:value-type="float" office:value="-0.023451">
                <text:p>-0.0234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048">
                <text:p>-0.017048</text:p>
              </table:table-cell>
              <table:table-cell office:value-type="float" office:value="-0.041018">
                <text:p>-0.041018</text:p>
              </table:table-cell>
              <table:table-cell office:value-type="float" office:value="-0.025304">
                <text:p>-0.025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05">
                <text:p>-0.01705</text:p>
              </table:table-cell>
              <table:table-cell office:value-type="float" office:value="-0.041966">
                <text:p>-0.041966</text:p>
              </table:table-cell>
              <table:table-cell office:value-type="float" office:value="-0.025453">
                <text:p>-0.0254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52">
                <text:p>-0.017052</text:p>
              </table:table-cell>
              <table:table-cell office:value-type="float" office:value="-0.042956">
                <text:p>-0.042956</text:p>
              </table:table-cell>
              <table:table-cell office:value-type="float" office:value="-0.022142">
                <text:p>-0.022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54">
                <text:p>-0.017054</text:p>
              </table:table-cell>
              <table:table-cell office:value-type="float" office:value="-0.044041">
                <text:p>-0.044041</text:p>
              </table:table-cell>
              <table:table-cell office:value-type="float" office:value="-0.022239">
                <text:p>-0.022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56">
                <text:p>-0.017056</text:p>
              </table:table-cell>
              <table:table-cell office:value-type="float" office:value="-0.045225">
                <text:p>-0.045225</text:p>
              </table:table-cell>
              <table:table-cell office:value-type="float" office:value="-0.022336">
                <text:p>-0.022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58">
                <text:p>-0.017058</text:p>
              </table:table-cell>
              <table:table-cell office:value-type="float" office:value="-0.046242">
                <text:p>-0.046242</text:p>
              </table:table-cell>
              <table:table-cell office:value-type="float" office:value="-0.022432">
                <text:p>-0.022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59">
                <text:p>-0.017059</text:p>
              </table:table-cell>
              <table:table-cell office:value-type="float" office:value="-0.046655">
                <text:p>-0.046655</text:p>
              </table:table-cell>
              <table:table-cell office:value-type="float" office:value="-0.019069">
                <text:p>-0.0190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7061">
                <text:p>-0.017061</text:p>
              </table:table-cell>
              <table:table-cell office:value-type="float" office:value="-0.046884">
                <text:p>-0.046884</text:p>
              </table:table-cell>
              <table:table-cell office:value-type="float" office:value="-0.020843">
                <text:p>-0.0208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62">
                <text:p>-0.017062</text:p>
              </table:table-cell>
              <table:table-cell office:value-type="float" office:value="-0.04596">
                <text:p>-0.04596</text:p>
              </table:table-cell>
              <table:table-cell office:value-type="float" office:value="-0.019184">
                <text:p>-0.019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64">
                <text:p>-0.017064</text:p>
              </table:table-cell>
              <table:table-cell office:value-type="float" office:value="-0.043646">
                <text:p>-0.043646</text:p>
              </table:table-cell>
              <table:table-cell office:value-type="float" office:value="-0.019228">
                <text:p>-0.0192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65">
                <text:p>-0.017065</text:p>
              </table:table-cell>
              <table:table-cell office:value-type="float" office:value="-0.041671">
                <text:p>-0.041671</text:p>
              </table:table-cell>
              <table:table-cell office:value-type="float" office:value="-0.015813">
                <text:p>-0.0158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39928">
                <text:p>-0.039928</text:p>
              </table:table-cell>
              <table:table-cell office:value-type="float" office:value="-0.014074">
                <text:p>-0.0140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68">
                <text:p>-0.017068</text:p>
              </table:table-cell>
              <table:table-cell office:value-type="float" office:value="-0.038221">
                <text:p>-0.038221</text:p>
              </table:table-cell>
              <table:table-cell office:value-type="float" office:value="-0.01577">
                <text:p>-0.015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69">
                <text:p>-0.017069</text:p>
              </table:table-cell>
              <table:table-cell office:value-type="float" office:value="-0.036257">
                <text:p>-0.036257</text:p>
              </table:table-cell>
              <table:table-cell office:value-type="float" office:value="-0.017492">
                <text:p>-0.0174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7">
                <text:p>-0.01707</text:p>
              </table:table-cell>
              <table:table-cell office:value-type="float" office:value="-0.034668">
                <text:p>-0.034668</text:p>
              </table:table-cell>
              <table:table-cell office:value-type="float" office:value="-0.01751">
                <text:p>-0.017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71">
                <text:p>-0.017071</text:p>
              </table:table-cell>
              <table:table-cell office:value-type="float" office:value="-0.033125">
                <text:p>-0.033125</text:p>
              </table:table-cell>
              <table:table-cell office:value-type="float" office:value="-0.015798">
                <text:p>-0.0157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72">
                <text:p>-0.017072</text:p>
              </table:table-cell>
              <table:table-cell office:value-type="float" office:value="-0.03139">
                <text:p>-0.03139</text:p>
              </table:table-cell>
              <table:table-cell office:value-type="float" office:value="-0.01579">
                <text:p>-0.01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73">
                <text:p>-0.017073</text:p>
              </table:table-cell>
              <table:table-cell office:value-type="float" office:value="-0.029665">
                <text:p>-0.029665</text:p>
              </table:table-cell>
              <table:table-cell office:value-type="float" office:value="-0.017512">
                <text:p>-0.017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74">
                <text:p>-0.017074</text:p>
              </table:table-cell>
              <table:table-cell office:value-type="float" office:value="-0.028227">
                <text:p>-0.028227</text:p>
              </table:table-cell>
              <table:table-cell office:value-type="float" office:value="-0.01753">
                <text:p>-0.01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75">
                <text:p>-0.017075</text:p>
              </table:table-cell>
              <table:table-cell office:value-type="float" office:value="-0.026809">
                <text:p>-0.026809</text:p>
              </table:table-cell>
              <table:table-cell office:value-type="float" office:value="-0.019279">
                <text:p>-0.0192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76">
                <text:p>-0.017076</text:p>
              </table:table-cell>
              <table:table-cell office:value-type="float" office:value="-0.026158">
                <text:p>-0.026158</text:p>
              </table:table-cell>
              <table:table-cell office:value-type="float" office:value="-0.022783">
                <text:p>-0.0227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76">
                <text:p>-0.017076</text:p>
              </table:table-cell>
              <table:table-cell office:value-type="float" office:value="-0.025802">
                <text:p>-0.025802</text:p>
              </table:table-cell>
              <table:table-cell office:value-type="float" office:value="-0.01769">
                <text:p>-0.017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77">
                <text:p>-0.017077</text:p>
              </table:table-cell>
              <table:table-cell office:value-type="float" office:value="-0.025364">
                <text:p>-0.025364</text:p>
              </table:table-cell>
              <table:table-cell office:value-type="float" office:value="-0.019438">
                <text:p>-0.019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7078">
                <text:p>-0.017078</text:p>
              </table:table-cell>
              <table:table-cell office:value-type="float" office:value="-0.024758">
                <text:p>-0.024758</text:p>
              </table:table-cell>
              <table:table-cell office:value-type="float" office:value="-0.012562">
                <text:p>-0.012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79">
                <text:p>-0.017079</text:p>
              </table:table-cell>
              <table:table-cell office:value-type="float" office:value="-0.024468">
                <text:p>-0.024468</text:p>
              </table:table-cell>
              <table:table-cell office:value-type="float" office:value="-0.015962">
                <text:p>-0.015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79">
                <text:p>-0.017079</text:p>
              </table:table-cell>
              <table:table-cell office:value-type="float" office:value="-0.023999">
                <text:p>-0.023999</text:p>
              </table:table-cell>
              <table:table-cell office:value-type="float" office:value="-0.017684">
                <text:p>-0.017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8">
                <text:p>-0.01708</text:p>
              </table:table-cell>
              <table:table-cell office:value-type="float" office:value="-0.024153">
                <text:p>-0.024153</text:p>
              </table:table-cell>
              <table:table-cell office:value-type="float" office:value="-0.017702">
                <text:p>-0.017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708">
                <text:p>-0.01708</text:p>
              </table:table-cell>
              <table:table-cell office:value-type="float" office:value="-0.026169">
                <text:p>-0.026169</text:p>
              </table:table-cell>
              <table:table-cell office:value-type="float" office:value="-0.02118">
                <text:p>-0.021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7081">
                <text:p>-0.017081</text:p>
              </table:table-cell>
              <table:table-cell office:value-type="float" office:value="-0.028419">
                <text:p>-0.028419</text:p>
              </table:table-cell>
              <table:table-cell office:value-type="float" office:value="-0.021251">
                <text:p>-0.0212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82">
                <text:p>-0.017082</text:p>
              </table:table-cell>
              <table:table-cell office:value-type="float" office:value="-0.031471">
                <text:p>-0.031471</text:p>
              </table:table-cell>
              <table:table-cell office:value-type="float" office:value="-0.016131">
                <text:p>-0.0161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82">
                <text:p>-0.017082</text:p>
              </table:table-cell>
              <table:table-cell office:value-type="float" office:value="-0.034332">
                <text:p>-0.034332</text:p>
              </table:table-cell>
              <table:table-cell office:value-type="float" office:value="-0.016123">
                <text:p>-0.016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-0.017083">
                <text:p>-0.017083</text:p>
              </table:table-cell>
              <table:table-cell office:value-type="float" office:value="-0.037096">
                <text:p>-0.037096</text:p>
              </table:table-cell>
              <table:table-cell office:value-type="float" office:value="-0.014385">
                <text:p>-0.014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0.017083">
                <text:p>-0.017083</text:p>
              </table:table-cell>
              <table:table-cell office:value-type="float" office:value="-0.039876">
                <text:p>-0.039876</text:p>
              </table:table-cell>
              <table:table-cell office:value-type="float" office:value="-0.014351">
                <text:p>-0.014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0.017083">
                <text:p>-0.017083</text:p>
              </table:table-cell>
              <table:table-cell office:value-type="float" office:value="-0.042738">
                <text:p>-0.042738</text:p>
              </table:table-cell>
              <table:table-cell office:value-type="float" office:value="-0.014317">
                <text:p>-0.0143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0.017084">
                <text:p>-0.017084</text:p>
              </table:table-cell>
              <table:table-cell office:value-type="float" office:value="-0.045604">
                <text:p>-0.045604</text:p>
              </table:table-cell>
              <table:table-cell office:value-type="float" office:value="-0.014283">
                <text:p>-0.0142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84">
                <text:p>-0.017084</text:p>
              </table:table-cell>
              <table:table-cell office:value-type="float" office:value="-0.0478">
                <text:p>-0.0478</text:p>
              </table:table-cell>
              <table:table-cell office:value-type="float" office:value="-0.019438">
                <text:p>-0.0194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85">
                <text:p>-0.017085</text:p>
              </table:table-cell>
              <table:table-cell office:value-type="float" office:value="-0.048493">
                <text:p>-0.048493</text:p>
              </table:table-cell>
              <table:table-cell office:value-type="float" office:value="-0.010833">
                <text:p>-0.0108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85">
                <text:p>-0.017085</text:p>
              </table:table-cell>
              <table:table-cell office:value-type="float" office:value="-0.048493">
                <text:p>-0.048493</text:p>
              </table:table-cell>
              <table:table-cell office:value-type="float" office:value="-0.010746">
                <text:p>-0.010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85">
                <text:p>-0.017085</text:p>
              </table:table-cell>
              <table:table-cell office:value-type="float" office:value="-0.048362">
                <text:p>-0.048362</text:p>
              </table:table-cell>
              <table:table-cell office:value-type="float" office:value="-0.01066">
                <text:p>-0.01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048166">
                <text:p>-0.048166</text:p>
              </table:table-cell>
              <table:table-cell office:value-type="float" office:value="-0.012303">
                <text:p>-0.012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048811">
                <text:p>-0.048811</text:p>
              </table:table-cell>
              <table:table-cell office:value-type="float" office:value="-0.012243">
                <text:p>-0.0122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049969">
                <text:p>-0.049969</text:p>
              </table:table-cell>
              <table:table-cell office:value-type="float" office:value="-0.010452">
                <text:p>-0.010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87">
                <text:p>-0.017087</text:p>
              </table:table-cell>
              <table:table-cell office:value-type="float" office:value="-0.052106">
                <text:p>-0.052106</text:p>
              </table:table-cell>
              <table:table-cell office:value-type="float" office:value="-0.010366">
                <text:p>-0.010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87">
                <text:p>-0.017087</text:p>
              </table:table-cell>
              <table:table-cell office:value-type="float" office:value="-0.05353">
                <text:p>-0.05353</text:p>
              </table:table-cell>
              <table:table-cell office:value-type="float" office:value="-0.010279">
                <text:p>-0.0102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7">
                <text:p>-0.017087</text:p>
              </table:table-cell>
              <table:table-cell office:value-type="float" office:value="-0.054252">
                <text:p>-0.054252</text:p>
              </table:table-cell>
              <table:table-cell office:value-type="float" office:value="-0.005002">
                <text:p>-0.005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7">
                <text:p>-0.017087</text:p>
              </table:table-cell>
              <table:table-cell office:value-type="float" office:value="-0.054292">
                <text:p>-0.054292</text:p>
              </table:table-cell>
              <table:table-cell office:value-type="float" office:value="-0.001377">
                <text:p>-0.0013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8">
                <text:p>-0.017088</text:p>
              </table:table-cell>
              <table:table-cell office:value-type="float" office:value="-0.052044">
                <text:p>-0.052044</text:p>
              </table:table-cell>
              <table:table-cell office:value-type="float" office:value="-0.001159">
                <text:p>-0.001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88">
                <text:p>-0.017088</text:p>
              </table:table-cell>
              <table:table-cell office:value-type="float" office:value="-0.048983">
                <text:p>-0.048983</text:p>
              </table:table-cell>
              <table:table-cell office:value-type="float" office:value="0.004248">
                <text:p>0.0042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88">
                <text:p>-0.017088</text:p>
              </table:table-cell>
              <table:table-cell office:value-type="float" office:value="-0.046175">
                <text:p>-0.046175</text:p>
              </table:table-cell>
              <table:table-cell office:value-type="float" office:value="0.002815">
                <text:p>0.0028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88">
                <text:p>-0.017088</text:p>
              </table:table-cell>
              <table:table-cell office:value-type="float" office:value="-0.042396">
                <text:p>-0.042396</text:p>
              </table:table-cell>
              <table:table-cell office:value-type="float" office:value="0.004815">
                <text:p>0.00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88">
                <text:p>-0.017088</text:p>
              </table:table-cell>
              <table:table-cell office:value-type="float" office:value="-0.038645">
                <text:p>-0.038645</text:p>
              </table:table-cell>
              <table:table-cell office:value-type="float" office:value="0.005111">
                <text:p>0.005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34809">
                <text:p>-0.034809</text:p>
              </table:table-cell>
              <table:table-cell office:value-type="float" office:value="0.010597">
                <text:p>0.0105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30462">
                <text:p>-0.030462</text:p>
              </table:table-cell>
              <table:table-cell office:value-type="float" office:value="0.007512">
                <text:p>0.0075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26575">
                <text:p>-0.026575</text:p>
              </table:table-cell>
              <table:table-cell office:value-type="float" office:value="0.009565">
                <text:p>0.0095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22728">
                <text:p>-0.022728</text:p>
              </table:table-cell>
              <table:table-cell office:value-type="float" office:value="0.008184">
                <text:p>0.0081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18718">
                <text:p>-0.018718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89">
                <text:p>-0.017089</text:p>
              </table:table-cell>
              <table:table-cell office:value-type="float" office:value="-0.015079">
                <text:p>-0.015079</text:p>
              </table:table-cell>
              <table:table-cell office:value-type="float" office:value="0.008855">
                <text:p>0.008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">
                <text:p>-0.01709</text:p>
              </table:table-cell>
              <table:table-cell office:value-type="float" office:value="-0.011498">
                <text:p>-0.011498</text:p>
              </table:table-cell>
              <table:table-cell office:value-type="float" office:value="0.007447">
                <text:p>0.0074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">
                <text:p>-0.01709</text:p>
              </table:table-cell>
              <table:table-cell office:value-type="float" office:value="-0.008047">
                <text:p>-0.008047</text:p>
              </table:table-cell>
              <table:table-cell office:value-type="float" office:value="0.009474">
                <text:p>0.009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">
                <text:p>-0.01709</text:p>
              </table:table-cell>
              <table:table-cell office:value-type="float" office:value="-0.005253">
                <text:p>-0.005253</text:p>
              </table:table-cell>
              <table:table-cell office:value-type="float" office:value="0.009796">
                <text:p>0.009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">
                <text:p>-0.01709</text:p>
              </table:table-cell>
              <table:table-cell office:value-type="float" office:value="-0.002689">
                <text:p>-0.002689</text:p>
              </table:table-cell>
              <table:table-cell office:value-type="float" office:value="0.008389">
                <text:p>0.0083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">
                <text:p>-0.01709</text:p>
              </table:table-cell>
              <table:table-cell office:value-type="float" office:value="-0.00015">
                <text:p>-0.00015</text:p>
              </table:table-cell>
              <table:table-cell office:value-type="float" office:value="0.008685">
                <text:p>0.0086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">
                <text:p>-0.01709</text:p>
              </table:table-cell>
              <table:table-cell office:value-type="float" office:value="0.001916">
                <text:p>0.001916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">
                <text:p>-0.01709</text:p>
              </table:table-cell>
              <table:table-cell office:value-type="float" office:value="0.003601">
                <text:p>0.003601</text:p>
              </table:table-cell>
              <table:table-cell office:value-type="float" office:value="0.005818">
                <text:p>0.0058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">
                <text:p>-0.01709</text:p>
              </table:table-cell>
              <table:table-cell office:value-type="float" office:value="0.004717">
                <text:p>0.004717</text:p>
              </table:table-cell>
              <table:table-cell office:value-type="float" office:value="0.006062">
                <text:p>0.0060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">
                <text:p>-0.01709</text:p>
              </table:table-cell>
              <table:table-cell office:value-type="float" office:value="0.005742">
                <text:p>0.005742</text:p>
              </table:table-cell>
              <table:table-cell office:value-type="float" office:value="0.006306">
                <text:p>0.0063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6661">
                <text:p>0.006661</text:p>
              </table:table-cell>
              <table:table-cell office:value-type="float" office:value="0.008279">
                <text:p>0.0082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7636">
                <text:p>0.007636</text:p>
              </table:table-cell>
              <table:table-cell office:value-type="float" office:value="0.00682">
                <text:p>0.006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8058">
                <text:p>0.008058</text:p>
              </table:table-cell>
              <table:table-cell office:value-type="float" office:value="0.007063">
                <text:p>0.007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8078">
                <text:p>0.008078</text:p>
              </table:table-cell>
              <table:table-cell office:value-type="float" office:value="0.009037">
                <text:p>0.009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7959">
                <text:p>0.007959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7451">
                <text:p>0.007451</text:p>
              </table:table-cell>
              <table:table-cell office:value-type="float" office:value="0.006065">
                <text:p>0.006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6648">
                <text:p>0.006648</text:p>
              </table:table-cell>
              <table:table-cell office:value-type="float" office:value="0.006283">
                <text:p>0.0062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756">
                <text:p>0.005756</text:p>
              </table:table-cell>
              <table:table-cell office:value-type="float" office:value="0.00477">
                <text:p>0.004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254">
                <text:p>0.005254</text:p>
              </table:table-cell>
              <table:table-cell office:value-type="float" office:value="0.008422">
                <text:p>0.0084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4901">
                <text:p>0.004901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123">
                <text:p>0.005123</text:p>
              </table:table-cell>
              <table:table-cell office:value-type="float" office:value="0.007206">
                <text:p>0.007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278">
                <text:p>0.005278</text:p>
              </table:table-cell>
              <table:table-cell office:value-type="float" office:value="0.007424">
                <text:p>0.0074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496">
                <text:p>0.005496</text:p>
              </table:table-cell>
              <table:table-cell office:value-type="float" office:value="0.011101">
                <text:p>0.0111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226">
                <text:p>0.005226</text:p>
              </table:table-cell>
              <table:table-cell office:value-type="float" office:value="0.009641">
                <text:p>0.0096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481">
                <text:p>0.00481</text:p>
              </table:table-cell>
              <table:table-cell office:value-type="float" office:value="0.011615">
                <text:p>0.0116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4913">
                <text:p>0.004913</text:p>
              </table:table-cell>
              <table:table-cell office:value-type="float" office:value="0.010155">
                <text:p>0.010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4732">
                <text:p>0.004732</text:p>
              </table:table-cell>
              <table:table-cell office:value-type="float" office:value="0.012129">
                <text:p>0.012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4627">
                <text:p>0.004627</text:p>
              </table:table-cell>
              <table:table-cell office:value-type="float" office:value="0.012399">
                <text:p>0.0123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4832">
                <text:p>0.004832</text:p>
              </table:table-cell>
              <table:table-cell office:value-type="float" office:value="0.010939">
                <text:p>0.010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5078">
                <text:p>0.005078</text:p>
              </table:table-cell>
              <table:table-cell office:value-type="float" office:value="0.012913">
                <text:p>0.01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4946">
                <text:p>0.004946</text:p>
              </table:table-cell>
              <table:table-cell office:value-type="float" office:value="0.013183">
                <text:p>0.0131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5333">
                <text:p>0.005333</text:p>
              </table:table-cell>
              <table:table-cell office:value-type="float" office:value="0.013453">
                <text:p>0.0134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5857">
                <text:p>0.005857</text:p>
              </table:table-cell>
              <table:table-cell office:value-type="float" office:value="0.015454">
                <text:p>0.0154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6221">
                <text:p>0.006221</text:p>
              </table:table-cell>
              <table:table-cell office:value-type="float" office:value="0.01402">
                <text:p>0.01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6745">
                <text:p>0.006745</text:p>
              </table:table-cell>
              <table:table-cell office:value-type="float" office:value="0.01775">
                <text:p>0.01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6859">
                <text:p>0.006859</text:p>
              </table:table-cell>
              <table:table-cell office:value-type="float" office:value="0.014612">
                <text:p>0.0146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6995">
                <text:p>0.006995</text:p>
              </table:table-cell>
              <table:table-cell office:value-type="float" office:value="0.014883">
                <text:p>0.0148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353">
                <text:p>0.007353</text:p>
              </table:table-cell>
              <table:table-cell office:value-type="float" office:value="0.015153">
                <text:p>0.0151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522">
                <text:p>0.007522</text:p>
              </table:table-cell>
              <table:table-cell office:value-type="float" office:value="0.017153">
                <text:p>0.0171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8281">
                <text:p>0.008281</text:p>
              </table:table-cell>
              <table:table-cell office:value-type="float" office:value="0.017449">
                <text:p>0.0174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9761">
                <text:p>0.009761</text:p>
              </table:table-cell>
              <table:table-cell office:value-type="float" office:value="0.019475">
                <text:p>0.0194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0682">
                <text:p>0.010682</text:p>
              </table:table-cell>
              <table:table-cell office:value-type="float" office:value="0.019798">
                <text:p>0.0197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1414">
                <text:p>0.011414</text:p>
              </table:table-cell>
              <table:table-cell office:value-type="float" office:value="0.02012">
                <text:p>0.020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2324">
                <text:p>0.012324</text:p>
              </table:table-cell>
              <table:table-cell office:value-type="float" office:value="0.020443">
                <text:p>0.0204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3224">
                <text:p>0.013224</text:p>
              </table:table-cell>
              <table:table-cell office:value-type="float" office:value="0.019035">
                <text:p>0.0190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3711">
                <text:p>0.013711</text:p>
              </table:table-cell>
              <table:table-cell office:value-type="float" office:value="0.021062">
                <text:p>0.021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3854">
                <text:p>0.013854</text:p>
              </table:table-cell>
              <table:table-cell office:value-type="float" office:value="0.017924">
                <text:p>0.017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4706">
                <text:p>0.014706</text:p>
              </table:table-cell>
              <table:table-cell office:value-type="float" office:value="0.021654">
                <text:p>0.0216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4977">
                <text:p>0.014977</text:p>
              </table:table-cell>
              <table:table-cell office:value-type="float" office:value="0.020247">
                <text:p>0.020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5683">
                <text:p>0.015683</text:p>
              </table:table-cell>
              <table:table-cell office:value-type="float" office:value="0.020543">
                <text:p>0.0205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665">
                <text:p>0.01665</text:p>
              </table:table-cell>
              <table:table-cell office:value-type="float" office:value="0.022569">
                <text:p>0.0225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7417">
                <text:p>0.017417</text:p>
              </table:table-cell>
              <table:table-cell office:value-type="float" office:value="0.022892">
                <text:p>0.0228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8287">
                <text:p>0.018287</text:p>
              </table:table-cell>
              <table:table-cell office:value-type="float" office:value="0.021484">
                <text:p>0.021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909">
                <text:p>0.01909</text:p>
              </table:table-cell>
              <table:table-cell office:value-type="float" office:value="0.021781">
                <text:p>0.0217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9815">
                <text:p>0.019815</text:p>
              </table:table-cell>
              <table:table-cell office:value-type="float" office:value="0.025537">
                <text:p>0.0255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0641">
                <text:p>0.020641</text:p>
              </table:table-cell>
              <table:table-cell office:value-type="float" office:value="0.020696">
                <text:p>0.020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1491">
                <text:p>0.021491</text:p>
              </table:table-cell>
              <table:table-cell office:value-type="float" office:value="0.024426">
                <text:p>0.0244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2293">
                <text:p>0.022293</text:p>
              </table:table-cell>
              <table:table-cell office:value-type="float" office:value="0.023018">
                <text:p>0.0230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2948">
                <text:p>0.022948</text:p>
              </table:table-cell>
              <table:table-cell office:value-type="float" office:value="0.021585">
                <text:p>0.0215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3648">
                <text:p>0.023648</text:p>
              </table:table-cell>
              <table:table-cell office:value-type="float" office:value="0.025315">
                <text:p>0.0253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4666">
                <text:p>0.024666</text:p>
              </table:table-cell>
              <table:table-cell office:value-type="float" office:value="0.023907">
                <text:p>0.0239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6035">
                <text:p>0.026035</text:p>
              </table:table-cell>
              <table:table-cell office:value-type="float" office:value="0.024204">
                <text:p>0.0242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146">
                <text:p>0.027146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689">
                <text:p>0.027689</text:p>
              </table:table-cell>
              <table:table-cell office:value-type="float" office:value="0.026526">
                <text:p>0.0265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72">
                <text:p>0.02772</text:p>
              </table:table-cell>
              <table:table-cell office:value-type="float" office:value="0.021659">
                <text:p>0.0216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8269">
                <text:p>0.028269</text:p>
              </table:table-cell>
              <table:table-cell office:value-type="float" office:value="0.023633">
                <text:p>0.0236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8164">
                <text:p>0.028164</text:p>
              </table:table-cell>
              <table:table-cell office:value-type="float" office:value="0.025633">
                <text:p>0.0256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811">
                <text:p>0.027811</text:p>
              </table:table-cell>
              <table:table-cell office:value-type="float" office:value="0.024199">
                <text:p>0.0241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842">
                <text:p>0.027842</text:p>
              </table:table-cell>
              <table:table-cell office:value-type="float" office:value="0.024469">
                <text:p>0.0244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701">
                <text:p>0.027701</text:p>
              </table:table-cell>
              <table:table-cell office:value-type="float" office:value="0.024739">
                <text:p>0.0247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374">
                <text:p>0.027374</text:p>
              </table:table-cell>
              <table:table-cell office:value-type="float" office:value="0.026739">
                <text:p>0.0267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601">
                <text:p>0.027601</text:p>
              </table:table-cell>
              <table:table-cell office:value-type="float" office:value="0.025306">
                <text:p>0.0253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737">
                <text:p>0.02737</text:p>
              </table:table-cell>
              <table:table-cell office:value-type="float" office:value="0.027306">
                <text:p>0.0273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668">
                <text:p>0.02668</text:p>
              </table:table-cell>
              <table:table-cell office:value-type="float" office:value="0.027602">
                <text:p>0.0276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5987">
                <text:p>0.025987</text:p>
              </table:table-cell>
              <table:table-cell office:value-type="float" office:value="0.024438">
                <text:p>0.0244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575">
                <text:p>0.02575</text:p>
              </table:table-cell>
              <table:table-cell office:value-type="float" office:value="0.026412">
                <text:p>0.0264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4698">
                <text:p>0.024698</text:p>
              </table:table-cell>
              <table:table-cell office:value-type="float" office:value="0.028412">
                <text:p>0.028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3793">
                <text:p>0.023793</text:p>
              </table:table-cell>
              <table:table-cell office:value-type="float" office:value="0.026979">
                <text:p>0.0269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3701">
                <text:p>0.023701</text:p>
              </table:table-cell>
              <table:table-cell office:value-type="float" office:value="0.028979">
                <text:p>0.028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3018">
                <text:p>0.023018</text:p>
              </table:table-cell>
              <table:table-cell office:value-type="float" office:value="0.032735">
                <text:p>0.032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2569">
                <text:p>0.022569</text:p>
              </table:table-cell>
              <table:table-cell office:value-type="float" office:value="0.027894">
                <text:p>0.0278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3019">
                <text:p>0.023019</text:p>
              </table:table-cell>
              <table:table-cell office:value-type="float" office:value="0.029894">
                <text:p>0.0298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6821">
                <text:p>-0.016821</text:p>
              </table:table-cell>
              <table:table-cell office:value-type="float" office:value="0.023643">
                <text:p>0.023643</text:p>
              </table:table-cell>
              <table:table-cell office:value-type="float" office:value="0.031884">
                <text:p>0.0318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3106">
                <text:p>0.13106</text:p>
              </table:table-cell>
              <table:table-cell office:value-type="float" office:value="-0.016563">
                <text:p>-0.016563</text:p>
              </table:table-cell>
              <table:table-cell office:value-type="float" office:value="0.02407">
                <text:p>0.02407</text:p>
              </table:table-cell>
              <table:table-cell office:value-type="float" office:value="0.030442">
                <text:p>0.0304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5774">
                <text:p>-0.015774</text:p>
              </table:table-cell>
              <table:table-cell office:value-type="float" office:value="0.025453">
                <text:p>0.025453</text:p>
              </table:table-cell>
              <table:table-cell office:value-type="float" office:value="0.032363">
                <text:p>0.032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5023">
                <text:p>-0.015023</text:p>
              </table:table-cell>
              <table:table-cell office:value-type="float" office:value="0.026972">
                <text:p>0.026972</text:p>
              </table:table-cell>
              <table:table-cell office:value-type="float" office:value="0.032584">
                <text:p>0.0325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106">
                <text:p>0.13106</text:p>
              </table:table-cell>
              <table:table-cell office:value-type="float" office:value="-0.014307">
                <text:p>-0.014307</text:p>
              </table:table-cell>
              <table:table-cell office:value-type="float" office:value="0.028407">
                <text:p>0.028407</text:p>
              </table:table-cell>
              <table:table-cell office:value-type="float" office:value="0.031078">
                <text:p>0.0310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1727">
                <text:p>-0.011727</text:p>
              </table:table-cell>
              <table:table-cell office:value-type="float" office:value="0.03023">
                <text:p>0.03023</text:p>
              </table:table-cell>
              <table:table-cell office:value-type="float" office:value="0.034488">
                <text:p>0.0344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4166">
                <text:p>0.144166</text:p>
              </table:table-cell>
              <table:table-cell office:value-type="float" office:value="-0.009269">
                <text:p>-0.009269</text:p>
              </table:table-cell>
              <table:table-cell office:value-type="float" office:value="0.031988">
                <text:p>0.031988</text:p>
              </table:table-cell>
              <table:table-cell office:value-type="float" office:value="0.032772">
                <text:p>0.0327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7272">
                <text:p>0.157272</text:p>
              </table:table-cell>
              <table:table-cell office:value-type="float" office:value="-0.006386">
                <text:p>-0.006386</text:p>
              </table:table-cell>
              <table:table-cell office:value-type="float" office:value="0.033552">
                <text:p>0.033552</text:p>
              </table:table-cell>
              <table:table-cell office:value-type="float" office:value="0.034428">
                <text:p>0.0344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106">
                <text:p>0.13106</text:p>
              </table:table-cell>
              <table:table-cell office:value-type="float" office:value="-0.00364">
                <text:p>-0.00364</text:p>
              </table:table-cell>
              <table:table-cell office:value-type="float" office:value="0.035231">
                <text:p>0.035231</text:p>
              </table:table-cell>
              <table:table-cell office:value-type="float" office:value="0.030933">
                <text:p>0.0309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106">
                <text:p>0.13106</text:p>
              </table:table-cell>
              <table:table-cell office:value-type="float" office:value="-0.001839">
                <text:p>-0.001839</text:p>
              </table:table-cell>
              <table:table-cell office:value-type="float" office:value="0.036494">
                <text:p>0.036494</text:p>
              </table:table-cell>
              <table:table-cell office:value-type="float" office:value="0.030965">
                <text:p>0.0309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3106">
                <text:p>0.13106</text:p>
              </table:table-cell>
              <table:table-cell office:value-type="float" office:value="-0.000124">
                <text:p>-0.000124</text:p>
              </table:table-cell>
              <table:table-cell office:value-type="float" office:value="0.037578">
                <text:p>0.037578</text:p>
              </table:table-cell>
              <table:table-cell office:value-type="float" office:value="0.031004">
                <text:p>0.031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106">
                <text:p>0.13106</text:p>
              </table:table-cell>
              <table:table-cell office:value-type="float" office:value="0.00151">
                <text:p>0.00151</text:p>
              </table:table-cell>
              <table:table-cell office:value-type="float" office:value="0.038519">
                <text:p>0.038519</text:p>
              </table:table-cell>
              <table:table-cell office:value-type="float" office:value="0.031051">
                <text:p>0.0310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17954">
                <text:p>0.117954</text:p>
              </table:table-cell>
              <table:table-cell office:value-type="float" office:value="0.003066">
                <text:p>0.003066</text:p>
              </table:table-cell>
              <table:table-cell office:value-type="float" office:value="0.039604">
                <text:p>0.039604</text:p>
              </table:table-cell>
              <table:table-cell office:value-type="float" office:value="0.029374">
                <text:p>0.0293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4848">
                <text:p>0.104848</text:p>
              </table:table-cell>
              <table:table-cell office:value-type="float" office:value="0.005362">
                <text:p>0.005362</text:p>
              </table:table-cell>
              <table:table-cell office:value-type="float" office:value="0.040531">
                <text:p>0.040531</text:p>
              </table:table-cell>
              <table:table-cell office:value-type="float" office:value="0.027571">
                <text:p>0.0275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4848">
                <text:p>0.104848</text:p>
              </table:table-cell>
              <table:table-cell office:value-type="float" office:value="0.007548">
                <text:p>0.007548</text:p>
              </table:table-cell>
              <table:table-cell office:value-type="float" office:value="0.041083">
                <text:p>0.041083</text:p>
              </table:table-cell>
              <table:table-cell office:value-type="float" office:value="0.027481">
                <text:p>0.0274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3106">
                <text:p>0.13106</text:p>
              </table:table-cell>
              <table:table-cell office:value-type="float" office:value="0.009902">
                <text:p>0.009902</text:p>
              </table:table-cell>
              <table:table-cell office:value-type="float" office:value="0.041299">
                <text:p>0.041299</text:p>
              </table:table-cell>
              <table:table-cell office:value-type="float" office:value="0.030825">
                <text:p>0.0308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4848">
                <text:p>0.104848</text:p>
              </table:table-cell>
              <table:table-cell office:value-type="float" office:value="0.012143">
                <text:p>0.012143</text:p>
              </table:table-cell>
              <table:table-cell office:value-type="float" office:value="0.041275">
                <text:p>0.041275</text:p>
              </table:table-cell>
              <table:table-cell office:value-type="float" office:value="0.027312">
                <text:p>0.0273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04848">
                <text:p>0.104848</text:p>
              </table:table-cell>
              <table:table-cell office:value-type="float" office:value="0.014278">
                <text:p>0.014278</text:p>
              </table:table-cell>
              <table:table-cell office:value-type="float" office:value="0.040933">
                <text:p>0.040933</text:p>
              </table:table-cell>
              <table:table-cell office:value-type="float" office:value="0.027215">
                <text:p>0.0272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1742">
                <text:p>0.091742</text:p>
              </table:table-cell>
              <table:table-cell office:value-type="float" office:value="0.016311">
                <text:p>0.016311</text:p>
              </table:table-cell>
              <table:table-cell office:value-type="float" office:value="0.040233">
                <text:p>0.040233</text:p>
              </table:table-cell>
              <table:table-cell office:value-type="float" office:value="0.025398">
                <text:p>0.0253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8636">
                <text:p>0.078636</text:p>
              </table:table-cell>
              <table:table-cell office:value-type="float" office:value="0.018248">
                <text:p>0.018248</text:p>
              </table:table-cell>
              <table:table-cell office:value-type="float" office:value="0.039395">
                <text:p>0.039395</text:p>
              </table:table-cell>
              <table:table-cell office:value-type="float" office:value="0.023563">
                <text:p>0.023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1742">
                <text:p>0.091742</text:p>
              </table:table-cell>
              <table:table-cell office:value-type="float" office:value="0.019549">
                <text:p>0.019549</text:p>
              </table:table-cell>
              <table:table-cell office:value-type="float" office:value="0.038563">
                <text:p>0.038563</text:p>
              </table:table-cell>
              <table:table-cell office:value-type="float" office:value="0.025242">
                <text:p>0.0252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4848">
                <text:p>0.104848</text:p>
              </table:table-cell>
              <table:table-cell office:value-type="float" office:value="0.020789">
                <text:p>0.020789</text:p>
              </table:table-cell>
              <table:table-cell office:value-type="float" office:value="0.037498">
                <text:p>0.037498</text:p>
              </table:table-cell>
              <table:table-cell office:value-type="float" office:value="0.026953">
                <text:p>0.0269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8636">
                <text:p>0.078636</text:p>
              </table:table-cell>
              <table:table-cell office:value-type="float" office:value="0.021698">
                <text:p>0.021698</text:p>
              </table:table-cell>
              <table:table-cell office:value-type="float" office:value="0.036507">
                <text:p>0.036507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78636">
                <text:p>0.078636</text:p>
              </table:table-cell>
              <table:table-cell office:value-type="float" office:value="0.022564">
                <text:p>0.022564</text:p>
              </table:table-cell>
              <table:table-cell office:value-type="float" office:value="0.036115">
                <text:p>0.036115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91742">
                <text:p>0.091742</text:p>
              </table:table-cell>
              <table:table-cell office:value-type="float" office:value="0.02366">
                <text:p>0.02366</text:p>
              </table:table-cell>
              <table:table-cell office:value-type="float" office:value="0.035538">
                <text:p>0.035538</text:p>
              </table:table-cell>
              <table:table-cell office:value-type="float" office:value="0.025238">
                <text:p>0.0252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91742">
                <text:p>0.091742</text:p>
              </table:table-cell>
              <table:table-cell office:value-type="float" office:value="0.024704">
                <text:p>0.024704</text:p>
              </table:table-cell>
              <table:table-cell office:value-type="float" office:value="0.034662">
                <text:p>0.034662</text:p>
              </table:table-cell>
              <table:table-cell office:value-type="float" office:value="0.025237">
                <text:p>0.0252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4848">
                <text:p>0.104848</text:p>
              </table:table-cell>
              <table:table-cell office:value-type="float" office:value="0.025698">
                <text:p>0.025698</text:p>
              </table:table-cell>
              <table:table-cell office:value-type="float" office:value="0.034046">
                <text:p>0.034046</text:p>
              </table:table-cell>
              <table:table-cell office:value-type="float" office:value="0.02697">
                <text:p>0.026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1742">
                <text:p>0.091742</text:p>
              </table:table-cell>
              <table:table-cell office:value-type="float" office:value="0.027458">
                <text:p>0.027458</text:p>
              </table:table-cell>
              <table:table-cell office:value-type="float" office:value="0.033416">
                <text:p>0.033416</text:p>
              </table:table-cell>
              <table:table-cell office:value-type="float" office:value="0.025165">
                <text:p>0.0251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8636">
                <text:p>0.078636</text:p>
              </table:table-cell>
              <table:table-cell office:value-type="float" office:value="0.029135">
                <text:p>0.029135</text:p>
              </table:table-cell>
              <table:table-cell office:value-type="float" office:value="0.03266">
                <text:p>0.03266</text:p>
              </table:table-cell>
              <table:table-cell office:value-type="float" office:value="0.023343">
                <text:p>0.0233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8636">
                <text:p>0.078636</text:p>
              </table:table-cell>
              <table:table-cell office:value-type="float" office:value="0.031004">
                <text:p>0.031004</text:p>
              </table:table-cell>
              <table:table-cell office:value-type="float" office:value="0.03212">
                <text:p>0.03212</text:p>
              </table:table-cell>
              <table:table-cell office:value-type="float" office:value="0.023195">
                <text:p>0.0231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4848">
                <text:p>0.104848</text:p>
              </table:table-cell>
              <table:table-cell office:value-type="float" office:value="0.032783">
                <text:p>0.032783</text:p>
              </table:table-cell>
              <table:table-cell office:value-type="float" office:value="0.03119">
                <text:p>0.03119</text:p>
              </table:table-cell>
              <table:table-cell office:value-type="float" office:value="0.026515">
                <text:p>0.0265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02">
                <text:p>0.03502</text:p>
              </table:table-cell>
              <table:table-cell office:value-type="float" office:value="0.029951">
                <text:p>0.029951</text:p>
              </table:table-cell>
              <table:table-cell office:value-type="float" office:value="0.022904">
                <text:p>0.0229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1742">
                <text:p>0.091742</text:p>
              </table:table-cell>
              <table:table-cell office:value-type="float" office:value="0.037151">
                <text:p>0.037151</text:p>
              </table:table-cell>
              <table:table-cell office:value-type="float" office:value="0.029498">
                <text:p>0.029498</text:p>
              </table:table-cell>
              <table:table-cell office:value-type="float" office:value="0.02444">
                <text:p>0.024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553">
                <text:p>0.06553</text:p>
              </table:table-cell>
              <table:table-cell office:value-type="float" office:value="0.039723">
                <text:p>0.039723</text:p>
              </table:table-cell>
              <table:table-cell office:value-type="float" office:value="0.029189">
                <text:p>0.029189</text:p>
              </table:table-cell>
              <table:table-cell office:value-type="float" office:value="0.02075">
                <text:p>0.020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4848">
                <text:p>0.104848</text:p>
              </table:table-cell>
              <table:table-cell office:value-type="float" office:value="0.042172">
                <text:p>0.042172</text:p>
              </table:table-cell>
              <table:table-cell office:value-type="float" office:value="0.028224">
                <text:p>0.028224</text:p>
              </table:table-cell>
              <table:table-cell office:value-type="float" office:value="0.025668">
                <text:p>0.025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8636">
                <text:p>0.078636</text:p>
              </table:table-cell>
              <table:table-cell office:value-type="float" office:value="0.044776">
                <text:p>0.044776</text:p>
              </table:table-cell>
              <table:table-cell office:value-type="float" office:value="0.027373">
                <text:p>0.027373</text:p>
              </table:table-cell>
              <table:table-cell office:value-type="float" office:value="0.02199">
                <text:p>0.021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91742">
                <text:p>0.091742</text:p>
              </table:table-cell>
              <table:table-cell office:value-type="float" office:value="0.047256">
                <text:p>0.047256</text:p>
              </table:table-cell>
              <table:table-cell office:value-type="float" office:value="0.027404">
                <text:p>0.027404</text:p>
              </table:table-cell>
              <table:table-cell office:value-type="float" office:value="0.02346">
                <text:p>0.02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91742">
                <text:p>0.091742</text:p>
              </table:table-cell>
              <table:table-cell office:value-type="float" office:value="0.050161">
                <text:p>0.050161</text:p>
              </table:table-cell>
              <table:table-cell office:value-type="float" office:value="0.027031">
                <text:p>0.027031</text:p>
              </table:table-cell>
              <table:table-cell office:value-type="float" office:value="0.023166">
                <text:p>0.0231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1742">
                <text:p>0.091742</text:p>
              </table:table-cell>
              <table:table-cell office:value-type="float" office:value="0.052927">
                <text:p>0.052927</text:p>
              </table:table-cell>
              <table:table-cell office:value-type="float" office:value="0.026415">
                <text:p>0.026415</text:p>
              </table:table-cell>
              <table:table-cell office:value-type="float" office:value="0.022884">
                <text:p>0.0228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104">
                <text:p>0.056104</text:p>
              </table:table-cell>
              <table:table-cell office:value-type="float" office:value="0.02608">
                <text:p>0.02608</text:p>
              </table:table-cell>
              <table:table-cell office:value-type="float" office:value="0.020812">
                <text:p>0.020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1742">
                <text:p>0.091742</text:p>
              </table:table-cell>
              <table:table-cell office:value-type="float" office:value="0.05913">
                <text:p>0.05913</text:p>
              </table:table-cell>
              <table:table-cell office:value-type="float" office:value="0.025675">
                <text:p>0.025675</text:p>
              </table:table-cell>
              <table:table-cell office:value-type="float" office:value="0.022188">
                <text:p>0.022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1742">
                <text:p>0.091742</text:p>
              </table:table-cell>
              <table:table-cell office:value-type="float" office:value="0.062011">
                <text:p>0.062011</text:p>
              </table:table-cell>
              <table:table-cell office:value-type="float" office:value="0.024723">
                <text:p>0.024723</text:p>
              </table:table-cell>
              <table:table-cell office:value-type="float" office:value="0.021873">
                <text:p>0.0218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1742">
                <text:p>0.091742</text:p>
              </table:table-cell>
              <table:table-cell office:value-type="float" office:value="0.065027">
                <text:p>0.065027</text:p>
              </table:table-cell>
              <table:table-cell office:value-type="float" office:value="0.024415">
                <text:p>0.024415</text:p>
              </table:table-cell>
              <table:table-cell office:value-type="float" office:value="0.021534">
                <text:p>0.0215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91742">
                <text:p>0.091742</text:p>
              </table:table-cell>
              <table:table-cell office:value-type="float" office:value="0.0679">
                <text:p>0.0679</text:p>
              </table:table-cell>
              <table:table-cell office:value-type="float" office:value="0.024211">
                <text:p>0.024211</text:p>
              </table:table-cell>
              <table:table-cell office:value-type="float" office:value="0.021208">
                <text:p>0.021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1742">
                <text:p>0.091742</text:p>
              </table:table-cell>
              <table:table-cell office:value-type="float" office:value="0.070906">
                <text:p>0.070906</text:p>
              </table:table-cell>
              <table:table-cell office:value-type="float" office:value="0.023498">
                <text:p>0.023498</text:p>
              </table:table-cell>
              <table:table-cell office:value-type="float" office:value="0.020859">
                <text:p>0.020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8636">
                <text:p>0.078636</text:p>
              </table:table-cell>
              <table:table-cell office:value-type="float" office:value="0.07377">
                <text:p>0.07377</text:p>
              </table:table-cell>
              <table:table-cell office:value-type="float" office:value="0.02284">
                <text:p>0.02284</text:p>
              </table:table-cell>
              <table:table-cell office:value-type="float" office:value="0.018793">
                <text:p>0.0187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1742">
                <text:p>0.091742</text:p>
              </table:table-cell>
              <table:table-cell office:value-type="float" office:value="0.076497">
                <text:p>0.076497</text:p>
              </table:table-cell>
              <table:table-cell office:value-type="float" office:value="0.022137">
                <text:p>0.022137</text:p>
              </table:table-cell>
              <table:table-cell office:value-type="float" office:value="0.020172">
                <text:p>0.0201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78636">
                <text:p>0.078636</text:p>
              </table:table-cell>
              <table:table-cell office:value-type="float" office:value="0.079094">
                <text:p>0.079094</text:p>
              </table:table-cell>
              <table:table-cell office:value-type="float" office:value="0.021869">
                <text:p>0.021869</text:p>
              </table:table-cell>
              <table:table-cell office:value-type="float" office:value="0.01813">
                <text:p>0.018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4848">
                <text:p>0.104848</text:p>
              </table:table-cell>
              <table:table-cell office:value-type="float" office:value="0.081568">
                <text:p>0.081568</text:p>
              </table:table-cell>
              <table:table-cell office:value-type="float" office:value="0.021661">
                <text:p>0.021661</text:p>
              </table:table-cell>
              <table:table-cell office:value-type="float" office:value="0.021263">
                <text:p>0.0212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1742">
                <text:p>0.091742</text:p>
              </table:table-cell>
              <table:table-cell office:value-type="float" office:value="0.083924">
                <text:p>0.083924</text:p>
              </table:table-cell>
              <table:table-cell office:value-type="float" office:value="0.021073">
                <text:p>0.021073</text:p>
              </table:table-cell>
              <table:table-cell office:value-type="float" office:value="0.019268">
                <text:p>0.0192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8636">
                <text:p>0.078636</text:p>
              </table:table-cell>
              <table:table-cell office:value-type="float" office:value="0.086168">
                <text:p>0.086168</text:p>
              </table:table-cell>
              <table:table-cell office:value-type="float" office:value="0.020753">
                <text:p>0.020753</text:p>
              </table:table-cell>
              <table:table-cell office:value-type="float" office:value="0.017258">
                <text:p>0.017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553">
                <text:p>0.06553</text:p>
              </table:table-cell>
              <table:table-cell office:value-type="float" office:value="0.088304">
                <text:p>0.088304</text:p>
              </table:table-cell>
              <table:table-cell office:value-type="float" office:value="0.01997">
                <text:p>0.01997</text:p>
              </table:table-cell>
              <table:table-cell office:value-type="float" office:value="0.015231">
                <text:p>0.0152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04848">
                <text:p>0.104848</text:p>
              </table:table-cell>
              <table:table-cell office:value-type="float" office:value="0.09034">
                <text:p>0.09034</text:p>
              </table:table-cell>
              <table:table-cell office:value-type="float" office:value="0.018706">
                <text:p>0.018706</text:p>
              </table:table-cell>
              <table:table-cell office:value-type="float" office:value="0.020106">
                <text:p>0.0201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91742">
                <text:p>0.091742</text:p>
              </table:table-cell>
              <table:table-cell office:value-type="float" office:value="0.091735">
                <text:p>0.091735</text:p>
              </table:table-cell>
              <table:table-cell office:value-type="float" office:value="0.017803">
                <text:p>0.017803</text:p>
              </table:table-cell>
              <table:table-cell office:value-type="float" office:value="0.018221">
                <text:p>0.0182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1742">
                <text:p>0.091742</text:p>
              </table:table-cell>
              <table:table-cell office:value-type="float" office:value="0.093064">
                <text:p>0.093064</text:p>
              </table:table-cell>
              <table:table-cell office:value-type="float" office:value="0.017617">
                <text:p>0.017617</text:p>
              </table:table-cell>
              <table:table-cell office:value-type="float" office:value="0.018046">
                <text:p>0.0180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7954">
                <text:p>0.117954</text:p>
              </table:table-cell>
              <table:table-cell office:value-type="float" office:value="0.094059">
                <text:p>0.094059</text:p>
              </table:table-cell>
              <table:table-cell office:value-type="float" office:value="0.016899">
                <text:p>0.016899</text:p>
              </table:table-cell>
              <table:table-cell office:value-type="float" office:value="0.021372">
                <text:p>0.0213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78636">
                <text:p>0.078636</text:p>
              </table:table-cell>
              <table:table-cell office:value-type="float" office:value="0.095006">
                <text:p>0.095006</text:p>
              </table:table-cell>
              <table:table-cell office:value-type="float" office:value="0.015785">
                <text:p>0.015785</text:p>
              </table:table-cell>
              <table:table-cell office:value-type="float" office:value="0.016105">
                <text:p>0.016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1742">
                <text:p>0.091742</text:p>
              </table:table-cell>
              <table:table-cell office:value-type="float" office:value="0.095908">
                <text:p>0.095908</text:p>
              </table:table-cell>
              <table:table-cell office:value-type="float" office:value="0.015303">
                <text:p>0.015303</text:p>
              </table:table-cell>
              <table:table-cell office:value-type="float" office:value="0.017683">
                <text:p>0.0176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1742">
                <text:p>0.091742</text:p>
              </table:table-cell>
              <table:table-cell office:value-type="float" office:value="0.096767">
                <text:p>0.096767</text:p>
              </table:table-cell>
              <table:table-cell office:value-type="float" office:value="0.014551">
                <text:p>0.014551</text:p>
              </table:table-cell>
              <table:table-cell office:value-type="float" office:value="0.017561">
                <text:p>0.0175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04848">
                <text:p>0.104848</text:p>
              </table:table-cell>
              <table:table-cell office:value-type="float" office:value="0.097585">
                <text:p>0.097585</text:p>
              </table:table-cell>
              <table:table-cell office:value-type="float" office:value="0.013968">
                <text:p>0.013968</text:p>
              </table:table-cell>
              <table:table-cell office:value-type="float" office:value="0.019173">
                <text:p>0.0191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91742">
                <text:p>0.091742</text:p>
              </table:table-cell>
              <table:table-cell office:value-type="float" office:value="0.098364">
                <text:p>0.098364</text:p>
              </table:table-cell>
              <table:table-cell office:value-type="float" office:value="0.013418">
                <text:p>0.013418</text:p>
              </table:table-cell>
              <table:table-cell office:value-type="float" office:value="0.017355">
                <text:p>0.0173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17954">
                <text:p>0.117954</text:p>
              </table:table-cell>
              <table:table-cell office:value-type="float" office:value="0.099107">
                <text:p>0.099107</text:p>
              </table:table-cell>
              <table:table-cell office:value-type="float" office:value="0.013232">
                <text:p>0.013232</text:p>
              </table:table-cell>
              <table:table-cell office:value-type="float" office:value="0.020703">
                <text:p>0.0207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04848">
                <text:p>0.104848</text:p>
              </table:table-cell>
              <table:table-cell office:value-type="float" office:value="0.099813">
                <text:p>0.099813</text:p>
              </table:table-cell>
              <table:table-cell office:value-type="float" office:value="0.013034">
                <text:p>0.013034</text:p>
              </table:table-cell>
              <table:table-cell office:value-type="float" office:value="0.018918">
                <text:p>0.0189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7954">
                <text:p>0.117954</text:p>
              </table:table-cell>
              <table:table-cell office:value-type="float" office:value="0.100486">
                <text:p>0.100486</text:p>
              </table:table-cell>
              <table:table-cell office:value-type="float" office:value="0.012362">
                <text:p>0.012362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04848">
                <text:p>0.104848</text:p>
              </table:table-cell>
              <table:table-cell office:value-type="float" office:value="0.101128">
                <text:p>0.101128</text:p>
              </table:table-cell>
              <table:table-cell office:value-type="float" office:value="0.011843">
                <text:p>0.011843</text:p>
              </table:table-cell>
              <table:table-cell office:value-type="float" office:value="0.018789">
                <text:p>0.0187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7954">
                <text:p>0.117954</text:p>
              </table:table-cell>
              <table:table-cell office:value-type="float" office:value="0.101738">
                <text:p>0.101738</text:p>
              </table:table-cell>
              <table:table-cell office:value-type="float" office:value="0.011271">
                <text:p>0.011271</text:p>
              </table:table-cell>
              <table:table-cell office:value-type="float" office:value="0.020446">
                <text:p>0.0204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04848">
                <text:p>0.104848</text:p>
              </table:table-cell>
              <table:table-cell office:value-type="float" office:value="0.10232">
                <text:p>0.10232</text:p>
              </table:table-cell>
              <table:table-cell office:value-type="float" office:value="0.010728">
                <text:p>0.010728</text:p>
              </table:table-cell>
              <table:table-cell office:value-type="float" office:value="0.018672">
                <text:p>0.0186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4848">
                <text:p>0.104848</text:p>
              </table:table-cell>
              <table:table-cell office:value-type="float" office:value="0.102873">
                <text:p>0.102873</text:p>
              </table:table-cell>
              <table:table-cell office:value-type="float" office:value="0.010318">
                <text:p>0.010318</text:p>
              </table:table-cell>
              <table:table-cell office:value-type="float" office:value="0.018604">
                <text:p>0.0186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106">
                <text:p>0.13106</text:p>
              </table:table-cell>
              <table:table-cell office:value-type="float" office:value="0.104215">
                <text:p>0.104215</text:p>
              </table:table-cell>
              <table:table-cell office:value-type="float" office:value="0.010024">
                <text:p>0.010024</text:p>
              </table:table-cell>
              <table:table-cell office:value-type="float" office:value="0.021891">
                <text:p>0.0218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7954">
                <text:p>0.117954</text:p>
              </table:table-cell>
              <table:table-cell office:value-type="float" office:value="0.105492">
                <text:p>0.105492</text:p>
              </table:table-cell>
              <table:table-cell office:value-type="float" office:value="0.009998">
                <text:p>0.009998</text:p>
              </table:table-cell>
              <table:table-cell office:value-type="float" office:value="0.020046">
                <text:p>0.0200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4848">
                <text:p>0.104848</text:p>
              </table:table-cell>
              <table:table-cell office:value-type="float" office:value="0.106709">
                <text:p>0.106709</text:p>
              </table:table-cell>
              <table:table-cell office:value-type="float" office:value="0.010549">
                <text:p>0.010549</text:p>
              </table:table-cell>
              <table:table-cell office:value-type="float" office:value="0.01818">
                <text:p>0.018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4166">
                <text:p>0.144166</text:p>
              </table:table-cell>
              <table:table-cell office:value-type="float" office:value="0.107054">
                <text:p>0.107054</text:p>
              </table:table-cell>
              <table:table-cell office:value-type="float" office:value="0.010734">
                <text:p>0.010734</text:p>
              </table:table-cell>
              <table:table-cell office:value-type="float" office:value="0.023321">
                <text:p>0.0233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106">
                <text:p>0.13106</text:p>
              </table:table-cell>
              <table:table-cell office:value-type="float" office:value="0.107382">
                <text:p>0.107382</text:p>
              </table:table-cell>
              <table:table-cell office:value-type="float" office:value="0.010747">
                <text:p>0.010747</text:p>
              </table:table-cell>
              <table:table-cell office:value-type="float" office:value="0.021622">
                <text:p>0.0216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106">
                <text:p>0.13106</text:p>
              </table:table-cell>
              <table:table-cell office:value-type="float" office:value="0.106338">
                <text:p>0.106338</text:p>
              </table:table-cell>
              <table:table-cell office:value-type="float" office:value="0.010996">
                <text:p>0.010996</text:p>
              </table:table-cell>
              <table:table-cell office:value-type="float" office:value="0.021807">
                <text:p>0.0218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106">
                <text:p>0.13106</text:p>
              </table:table-cell>
              <table:table-cell office:value-type="float" office:value="0.105344">
                <text:p>0.105344</text:p>
              </table:table-cell>
              <table:table-cell office:value-type="float" office:value="0.010882">
                <text:p>0.010882</text:p>
              </table:table-cell>
              <table:table-cell office:value-type="float" office:value="0.021988">
                <text:p>0.0219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17954">
                <text:p>0.117954</text:p>
              </table:table-cell>
              <table:table-cell office:value-type="float" office:value="0.103041">
                <text:p>0.103041</text:p>
              </table:table-cell>
              <table:table-cell office:value-type="float" office:value="0.010699">
                <text:p>0.010699</text:p>
              </table:table-cell>
              <table:table-cell office:value-type="float" office:value="0.020613">
                <text:p>0.0206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106">
                <text:p>0.13106</text:p>
              </table:table-cell>
              <table:table-cell office:value-type="float" office:value="0.100847">
                <text:p>0.100847</text:p>
              </table:table-cell>
              <table:table-cell office:value-type="float" office:value="0.010593">
                <text:p>0.010593</text:p>
              </table:table-cell>
              <table:table-cell office:value-type="float" office:value="0.022663">
                <text:p>0.0226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106">
                <text:p>0.13106</text:p>
              </table:table-cell>
              <table:table-cell office:value-type="float" office:value="0.097673">
                <text:p>0.097673</text:p>
              </table:table-cell>
              <table:table-cell office:value-type="float" office:value="0.010392">
                <text:p>0.010392</text:p>
              </table:table-cell>
              <table:table-cell office:value-type="float" office:value="0.023142">
                <text:p>0.0231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44166">
                <text:p>0.144166</text:p>
              </table:table-cell>
              <table:table-cell office:value-type="float" office:value="0.094649">
                <text:p>0.094649</text:p>
              </table:table-cell>
              <table:table-cell office:value-type="float" office:value="0.010763">
                <text:p>0.010763</text:p>
              </table:table-cell>
              <table:table-cell office:value-type="float" office:value="0.025338">
                <text:p>0.0253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44166">
                <text:p>0.144166</text:p>
              </table:table-cell>
              <table:table-cell office:value-type="float" office:value="0.09177">
                <text:p>0.09177</text:p>
              </table:table-cell>
              <table:table-cell office:value-type="float" office:value="0.011297">
                <text:p>0.011297</text:p>
              </table:table-cell>
              <table:table-cell office:value-type="float" office:value="0.025817">
                <text:p>0.0258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4166">
                <text:p>0.144166</text:p>
              </table:table-cell>
              <table:table-cell office:value-type="float" office:value="0.088214">
                <text:p>0.088214</text:p>
              </table:table-cell>
              <table:table-cell office:value-type="float" office:value="0.011893">
                <text:p>0.011893</text:p>
              </table:table-cell>
              <table:table-cell office:value-type="float" office:value="0.026391">
                <text:p>0.026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7272">
                <text:p>0.157272</text:p>
              </table:table-cell>
              <table:table-cell office:value-type="float" office:value="0.084827">
                <text:p>0.084827</text:p>
              </table:table-cell>
              <table:table-cell office:value-type="float" office:value="0.01237">
                <text:p>0.01237</text:p>
              </table:table-cell>
              <table:table-cell office:value-type="float" office:value="0.02868">
                <text:p>0.028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44166">
                <text:p>0.144166</text:p>
              </table:table-cell>
              <table:table-cell office:value-type="float" office:value="0.08133">
                <text:p>0.08133</text:p>
              </table:table-cell>
              <table:table-cell office:value-type="float" office:value="0.012568">
                <text:p>0.012568</text:p>
              </table:table-cell>
              <table:table-cell office:value-type="float" office:value="0.027556">
                <text:p>0.0275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4166">
                <text:p>0.144166</text:p>
              </table:table-cell>
              <table:table-cell office:value-type="float" office:value="0.078">
                <text:p>0.078</text:p>
              </table:table-cell>
              <table:table-cell office:value-type="float" office:value="0.013074">
                <text:p>0.013074</text:p>
              </table:table-cell>
              <table:table-cell office:value-type="float" office:value="0.028122">
                <text:p>0.0281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57272">
                <text:p>0.157272</text:p>
              </table:table-cell>
              <table:table-cell office:value-type="float" office:value="0.0751">
                <text:p>0.0751</text:p>
              </table:table-cell>
              <table:table-cell office:value-type="float" office:value="0.013774">
                <text:p>0.013774</text:p>
              </table:table-cell>
              <table:table-cell office:value-type="float" office:value="0.030367">
                <text:p>0.0303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7272">
                <text:p>0.157272</text:p>
              </table:table-cell>
              <table:table-cell office:value-type="float" office:value="0.072338">
                <text:p>0.072338</text:p>
              </table:table-cell>
              <table:table-cell office:value-type="float" office:value="0.014376">
                <text:p>0.014376</text:p>
              </table:table-cell>
              <table:table-cell office:value-type="float" office:value="0.030896">
                <text:p>0.0308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70378">
                <text:p>0.170378</text:p>
              </table:table-cell>
              <table:table-cell office:value-type="float" office:value="0.069707">
                <text:p>0.069707</text:p>
              </table:table-cell>
              <table:table-cell office:value-type="float" office:value="0.015679">
                <text:p>0.015679</text:p>
              </table:table-cell>
              <table:table-cell office:value-type="float" office:value="0.033143">
                <text:p>0.0331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57272">
                <text:p>0.157272</text:p>
              </table:table-cell>
              <table:table-cell office:value-type="float" office:value="0.067201">
                <text:p>0.067201</text:p>
              </table:table-cell>
              <table:table-cell office:value-type="float" office:value="0.017292">
                <text:p>0.017292</text:p>
              </table:table-cell>
              <table:table-cell office:value-type="float" office:value="0.031945">
                <text:p>0.0319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3484">
                <text:p>0.183484</text:p>
              </table:table-cell>
              <table:table-cell office:value-type="float" office:value="0.064815">
                <text:p>0.064815</text:p>
              </table:table-cell>
              <table:table-cell office:value-type="float" office:value="0.018576">
                <text:p>0.018576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70378">
                <text:p>0.170378</text:p>
              </table:table-cell>
              <table:table-cell office:value-type="float" office:value="0.062543">
                <text:p>0.062543</text:p>
              </table:table-cell>
              <table:table-cell office:value-type="float" office:value="0.019714">
                <text:p>0.019714</text:p>
              </table:table-cell>
              <table:table-cell office:value-type="float" office:value="0.034708">
                <text:p>0.034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70378">
                <text:p>0.170378</text:p>
              </table:table-cell>
              <table:table-cell office:value-type="float" office:value="0.060378">
                <text:p>0.060378</text:p>
              </table:table-cell>
              <table:table-cell office:value-type="float" office:value="0.021113">
                <text:p>0.021113</text:p>
              </table:table-cell>
              <table:table-cell office:value-type="float" office:value="0.035209">
                <text:p>0.0352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57272">
                <text:p>0.157272</text:p>
              </table:table-cell>
              <table:table-cell office:value-type="float" office:value="0.058317">
                <text:p>0.058317</text:p>
              </table:table-cell>
              <table:table-cell office:value-type="float" office:value="0.022379">
                <text:p>0.022379</text:p>
              </table:table-cell>
              <table:table-cell office:value-type="float" office:value="0.033971">
                <text:p>0.0339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70378">
                <text:p>0.170378</text:p>
              </table:table-cell>
              <table:table-cell office:value-type="float" office:value="0.056354">
                <text:p>0.056354</text:p>
              </table:table-cell>
              <table:table-cell office:value-type="float" office:value="0.023584">
                <text:p>0.023584</text:p>
              </table:table-cell>
              <table:table-cell office:value-type="float" office:value="0.036158">
                <text:p>0.0361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3484">
                <text:p>0.183484</text:p>
              </table:table-cell>
              <table:table-cell office:value-type="float" office:value="0.054213">
                <text:p>0.054213</text:p>
              </table:table-cell>
              <table:table-cell office:value-type="float" office:value="0.02523">
                <text:p>0.02523</text:p>
              </table:table-cell>
              <table:table-cell office:value-type="float" office:value="0.038399">
                <text:p>0.0383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70378">
                <text:p>0.170378</text:p>
              </table:table-cell>
              <table:table-cell office:value-type="float" office:value="0.052174">
                <text:p>0.052174</text:p>
              </table:table-cell>
              <table:table-cell office:value-type="float" office:value="0.026758">
                <text:p>0.026758</text:p>
              </table:table-cell>
              <table:table-cell office:value-type="float" office:value="0.037196">
                <text:p>0.0371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70378">
                <text:p>0.170378</text:p>
              </table:table-cell>
              <table:table-cell office:value-type="float" office:value="0.050232">
                <text:p>0.050232</text:p>
              </table:table-cell>
              <table:table-cell office:value-type="float" office:value="0.028584">
                <text:p>0.028584</text:p>
              </table:table-cell>
              <table:table-cell office:value-type="float" office:value="0.037689">
                <text:p>0.0376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70378">
                <text:p>0.170378</text:p>
              </table:table-cell>
              <table:table-cell office:value-type="float" office:value="0.048383">
                <text:p>0.048383</text:p>
              </table:table-cell>
              <table:table-cell office:value-type="float" office:value="0.030109">
                <text:p>0.030109</text:p>
              </table:table-cell>
              <table:table-cell office:value-type="float" office:value="0.038173">
                <text:p>0.0381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57272">
                <text:p>0.157272</text:p>
              </table:table-cell>
              <table:table-cell office:value-type="float" office:value="0.04635">
                <text:p>0.04635</text:p>
              </table:table-cell>
              <table:table-cell office:value-type="float" office:value="0.031051">
                <text:p>0.031051</text:p>
              </table:table-cell>
              <table:table-cell office:value-type="float" office:value="0.036956">
                <text:p>0.0369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70378">
                <text:p>0.170378</text:p>
              </table:table-cell>
              <table:table-cell office:value-type="float" office:value="0.044414">
                <text:p>0.044414</text:p>
              </table:table-cell>
              <table:table-cell office:value-type="float" office:value="0.032837">
                <text:p>0.032837</text:p>
              </table:table-cell>
              <table:table-cell office:value-type="float" office:value="0.039163">
                <text:p>0.039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7272">
                <text:p>0.157272</text:p>
              </table:table-cell>
              <table:table-cell office:value-type="float" office:value="0.042299">
                <text:p>0.042299</text:p>
              </table:table-cell>
              <table:table-cell office:value-type="float" office:value="0.034698">
                <text:p>0.034698</text:p>
              </table:table-cell>
              <table:table-cell office:value-type="float" office:value="0.037964">
                <text:p>0.0379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70378">
                <text:p>0.170378</text:p>
              </table:table-cell>
              <table:table-cell office:value-type="float" office:value="0.040285">
                <text:p>0.040285</text:p>
              </table:table-cell>
              <table:table-cell office:value-type="float" office:value="0.036625">
                <text:p>0.036625</text:p>
              </table:table-cell>
              <table:table-cell office:value-type="float" office:value="0.04019">
                <text:p>0.040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70378">
                <text:p>0.170378</text:p>
              </table:table-cell>
              <table:table-cell office:value-type="float" office:value="0.038367">
                <text:p>0.038367</text:p>
              </table:table-cell>
              <table:table-cell office:value-type="float" office:value="0.038586">
                <text:p>0.038586</text:p>
              </table:table-cell>
              <table:table-cell office:value-type="float" office:value="0.040703">
                <text:p>0.0407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70378">
                <text:p>0.170378</text:p>
              </table:table-cell>
              <table:table-cell office:value-type="float" office:value="0.035997">
                <text:p>0.035997</text:p>
              </table:table-cell>
              <table:table-cell office:value-type="float" office:value="0.040262">
                <text:p>0.040262</text:p>
              </table:table-cell>
              <table:table-cell office:value-type="float" office:value="0.04128">
                <text:p>0.041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57272">
                <text:p>0.157272</text:p>
              </table:table-cell>
              <table:table-cell office:value-type="float" office:value="0.033741">
                <text:p>0.033741</text:p>
              </table:table-cell>
              <table:table-cell office:value-type="float" office:value="0.041674">
                <text:p>0.041674</text:p>
              </table:table-cell>
              <table:table-cell office:value-type="float" office:value="0.040117">
                <text:p>0.0401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57272">
                <text:p>0.157272</text:p>
              </table:table-cell>
              <table:table-cell office:value-type="float" office:value="0.03132">
                <text:p>0.03132</text:p>
              </table:table-cell>
              <table:table-cell office:value-type="float" office:value="0.042646">
                <text:p>0.042646</text:p>
              </table:table-cell>
              <table:table-cell office:value-type="float" office:value="0.040684">
                <text:p>0.0406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57272">
                <text:p>0.157272</text:p>
              </table:table-cell>
              <table:table-cell office:value-type="float" office:value="0.029015">
                <text:p>0.029015</text:p>
              </table:table-cell>
              <table:table-cell office:value-type="float" office:value="0.043809">
                <text:p>0.043809</text:p>
              </table:table-cell>
              <table:table-cell office:value-type="float" office:value="0.04124">
                <text:p>0.041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57272">
                <text:p>0.157272</text:p>
              </table:table-cell>
              <table:table-cell office:value-type="float" office:value="0.026819">
                <text:p>0.026819</text:p>
              </table:table-cell>
              <table:table-cell office:value-type="float" office:value="0.044597">
                <text:p>0.044597</text:p>
              </table:table-cell>
              <table:table-cell office:value-type="float" office:value="0.041786">
                <text:p>0.0417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3106">
                <text:p>0.13106</text:p>
              </table:table-cell>
              <table:table-cell office:value-type="float" office:value="0.024728">
                <text:p>0.024728</text:p>
              </table:table-cell>
              <table:table-cell office:value-type="float" office:value="0.045274">
                <text:p>0.045274</text:p>
              </table:table-cell>
              <table:table-cell office:value-type="float" office:value="0.038863">
                <text:p>0.0388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4166">
                <text:p>0.144166</text:p>
              </table:table-cell>
              <table:table-cell office:value-type="float" office:value="0.022737">
                <text:p>0.022737</text:p>
              </table:table-cell>
              <table:table-cell office:value-type="float" office:value="0.04588">
                <text:p>0.04588</text:p>
              </table:table-cell>
              <table:table-cell office:value-type="float" office:value="0.041069">
                <text:p>0.0410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70378">
                <text:p>0.170378</text:p>
              </table:table-cell>
              <table:table-cell office:value-type="float" office:value="0.02084">
                <text:p>0.02084</text:p>
              </table:table-cell>
              <table:table-cell office:value-type="float" office:value="0.046209">
                <text:p>0.046209</text:p>
              </table:table-cell>
              <table:table-cell office:value-type="float" office:value="0.045022">
                <text:p>0.0450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4166">
                <text:p>0.144166</text:p>
              </table:table-cell>
              <table:table-cell office:value-type="float" office:value="0.019034">
                <text:p>0.019034</text:p>
              </table:table-cell>
              <table:table-cell office:value-type="float" office:value="0.046208">
                <text:p>0.046208</text:p>
              </table:table-cell>
              <table:table-cell office:value-type="float" office:value="0.042099">
                <text:p>0.0420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3106">
                <text:p>0.13106</text:p>
              </table:table-cell>
              <table:table-cell office:value-type="float" office:value="0.017313">
                <text:p>0.017313</text:p>
              </table:table-cell>
              <table:table-cell office:value-type="float" office:value="0.046534">
                <text:p>0.046534</text:p>
              </table:table-cell>
              <table:table-cell office:value-type="float" office:value="0.040847">
                <text:p>0.0408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4166">
                <text:p>0.144166</text:p>
              </table:table-cell>
              <table:table-cell office:value-type="float" office:value="0.015675">
                <text:p>0.015675</text:p>
              </table:table-cell>
              <table:table-cell office:value-type="float" office:value="0.046986">
                <text:p>0.046986</text:p>
              </table:table-cell>
              <table:table-cell office:value-type="float" office:value="0.04302">
                <text:p>0.043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4166">
                <text:p>0.144166</text:p>
              </table:table-cell>
              <table:table-cell office:value-type="float" office:value="0.014115">
                <text:p>0.014115</text:p>
              </table:table-cell>
              <table:table-cell office:value-type="float" office:value="0.047161">
                <text:p>0.047161</text:p>
              </table:table-cell>
              <table:table-cell office:value-type="float" office:value="0.043483">
                <text:p>0.0434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3106">
                <text:p>0.13106</text:p>
              </table:table-cell>
              <table:table-cell office:value-type="float" office:value="0.012629">
                <text:p>0.012629</text:p>
              </table:table-cell>
              <table:table-cell office:value-type="float" office:value="0.047662">
                <text:p>0.047662</text:p>
              </table:table-cell>
              <table:table-cell office:value-type="float" office:value="0.04221">
                <text:p>0.042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44166">
                <text:p>0.144166</text:p>
              </table:table-cell>
              <table:table-cell office:value-type="float" office:value="0.011213">
                <text:p>0.011213</text:p>
              </table:table-cell>
              <table:table-cell office:value-type="float" office:value="0.048507">
                <text:p>0.048507</text:p>
              </table:table-cell>
              <table:table-cell office:value-type="float" office:value="0.044363">
                <text:p>0.0443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7272">
                <text:p>0.157272</text:p>
              </table:table-cell>
              <table:table-cell office:value-type="float" office:value="0.009865">
                <text:p>0.009865</text:p>
              </table:table-cell>
              <table:table-cell office:value-type="float" office:value="0.04948">
                <text:p>0.04948</text:p>
              </table:table-cell>
              <table:table-cell office:value-type="float" office:value="0.046537">
                <text:p>0.0465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3106">
                <text:p>0.13106</text:p>
              </table:table-cell>
              <table:table-cell office:value-type="float" office:value="0.008582">
                <text:p>0.008582</text:p>
              </table:table-cell>
              <table:table-cell office:value-type="float" office:value="0.050112">
                <text:p>0.050112</text:p>
              </table:table-cell>
              <table:table-cell office:value-type="float" office:value="0.043541">
                <text:p>0.0435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44166">
                <text:p>0.144166</text:p>
              </table:table-cell>
              <table:table-cell office:value-type="float" office:value="0.007359">
                <text:p>0.007359</text:p>
              </table:table-cell>
              <table:table-cell office:value-type="float" office:value="0.05092">
                <text:p>0.05092</text:p>
              </table:table-cell>
              <table:table-cell office:value-type="float" office:value="0.045678">
                <text:p>0.0456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44166">
                <text:p>0.144166</text:p>
              </table:table-cell>
              <table:table-cell office:value-type="float" office:value="0.006195">
                <text:p>0.006195</text:p>
              </table:table-cell>
              <table:table-cell office:value-type="float" office:value="0.051835">
                <text:p>0.051835</text:p>
              </table:table-cell>
              <table:table-cell office:value-type="float" office:value="0.046105">
                <text:p>0.0461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3106">
                <text:p>0.13106</text:p>
              </table:table-cell>
              <table:table-cell office:value-type="float" office:value="0.005086">
                <text:p>0.005086</text:p>
              </table:table-cell>
              <table:table-cell office:value-type="float" office:value="0.052648">
                <text:p>0.052648</text:p>
              </table:table-cell>
              <table:table-cell office:value-type="float" office:value="0.044797">
                <text:p>0.0447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17954">
                <text:p>0.117954</text:p>
              </table:table-cell>
              <table:table-cell office:value-type="float" office:value="0.00403">
                <text:p>0.00403</text:p>
              </table:table-cell>
              <table:table-cell office:value-type="float" office:value="0.053723">
                <text:p>0.053723</text:p>
              </table:table-cell>
              <table:table-cell office:value-type="float" office:value="0.043459">
                <text:p>0.0434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3106">
                <text:p>0.13106</text:p>
              </table:table-cell>
              <table:table-cell office:value-type="float" office:value="0.003024">
                <text:p>0.003024</text:p>
              </table:table-cell>
              <table:table-cell office:value-type="float" office:value="0.054926">
                <text:p>0.054926</text:p>
              </table:table-cell>
              <table:table-cell office:value-type="float" office:value="0.045549">
                <text:p>0.0455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3106">
                <text:p>0.13106</text:p>
              </table:table-cell>
              <table:table-cell office:value-type="float" office:value="0.002066">
                <text:p>0.002066</text:p>
              </table:table-cell>
              <table:table-cell office:value-type="float" office:value="0.056222">
                <text:p>0.056222</text:p>
              </table:table-cell>
              <table:table-cell office:value-type="float" office:value="0.045932">
                <text:p>0.0459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106">
                <text:p>0.13106</text:p>
              </table:table-cell>
              <table:table-cell office:value-type="float" office:value="0.001154">
                <text:p>0.001154</text:p>
              </table:table-cell>
              <table:table-cell office:value-type="float" office:value="0.057348">
                <text:p>0.057348</text:p>
              </table:table-cell>
              <table:table-cell office:value-type="float" office:value="0.04631">
                <text:p>0.046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3106">
                <text:p>0.13106</text:p>
              </table:table-cell>
              <table:table-cell office:value-type="float" office:value="0.000285">
                <text:p>0.000285</text:p>
              </table:table-cell>
              <table:table-cell office:value-type="float" office:value="0.058292">
                <text:p>0.058292</text:p>
              </table:table-cell>
              <table:table-cell office:value-type="float" office:value="0.046685">
                <text:p>0.0466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00543">
                <text:p>-0.000543</text:p>
              </table:table-cell>
              <table:table-cell office:value-type="float" office:value="0.059483">
                <text:p>0.059483</text:p>
              </table:table-cell>
              <table:table-cell office:value-type="float" office:value="0.043595">
                <text:p>0.0435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4848">
                <text:p>0.104848</text:p>
              </table:table-cell>
              <table:table-cell office:value-type="float" office:value="-0.001331">
                <text:p>-0.001331</text:p>
              </table:table-cell>
              <table:table-cell office:value-type="float" office:value="0.060755">
                <text:p>0.060755</text:p>
              </table:table-cell>
              <table:table-cell office:value-type="float" office:value="0.04391">
                <text:p>0.04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17954">
                <text:p>0.117954</text:p>
              </table:table-cell>
              <table:table-cell office:value-type="float" office:value="-0.002081">
                <text:p>-0.002081</text:p>
              </table:table-cell>
              <table:table-cell office:value-type="float" office:value="0.061811">
                <text:p>0.061811</text:p>
              </table:table-cell>
              <table:table-cell office:value-type="float" office:value="0.045952">
                <text:p>0.0459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17954">
                <text:p>0.117954</text:p>
              </table:table-cell>
              <table:table-cell office:value-type="float" office:value="-0.002796">
                <text:p>-0.002796</text:p>
              </table:table-cell>
              <table:table-cell office:value-type="float" office:value="0.062836">
                <text:p>0.062836</text:p>
              </table:table-cell>
              <table:table-cell office:value-type="float" office:value="0.046286">
                <text:p>0.0462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3477">
                <text:p>-0.003477</text:p>
              </table:table-cell>
              <table:table-cell office:value-type="float" office:value="0.063863">
                <text:p>0.063863</text:p>
              </table:table-cell>
              <table:table-cell office:value-type="float" office:value="0.043158">
                <text:p>0.0431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4125">
                <text:p>-0.004125</text:p>
              </table:table-cell>
              <table:table-cell office:value-type="float" office:value="0.064867">
                <text:p>0.064867</text:p>
              </table:table-cell>
              <table:table-cell office:value-type="float" office:value="0.041704">
                <text:p>0.0417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4848">
                <text:p>0.104848</text:p>
              </table:table-cell>
              <table:table-cell office:value-type="float" office:value="-0.004743">
                <text:p>-0.004743</text:p>
              </table:table-cell>
              <table:table-cell office:value-type="float" office:value="0.06579">
                <text:p>0.06579</text:p>
              </table:table-cell>
              <table:table-cell office:value-type="float" office:value="0.045411">
                <text:p>0.0454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5331">
                <text:p>-0.005331</text:p>
              </table:table-cell>
              <table:table-cell office:value-type="float" office:value="0.066709">
                <text:p>0.066709</text:p>
              </table:table-cell>
              <table:table-cell office:value-type="float" office:value="0.042247">
                <text:p>0.0422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5891">
                <text:p>-0.005891</text:p>
              </table:table-cell>
              <table:table-cell office:value-type="float" office:value="0.067685">
                <text:p>0.067685</text:p>
              </table:table-cell>
              <table:table-cell office:value-type="float" office:value="0.042489">
                <text:p>0.0424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553">
                <text:p>0.06553</text:p>
              </table:table-cell>
              <table:table-cell office:value-type="float" office:value="-0.006424">
                <text:p>-0.006424</text:p>
              </table:table-cell>
              <table:table-cell office:value-type="float" office:value="0.068642">
                <text:p>0.068642</text:p>
              </table:table-cell>
              <table:table-cell office:value-type="float" office:value="0.040999">
                <text:p>0.040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6932">
                <text:p>-0.006932</text:p>
              </table:table-cell>
              <table:table-cell office:value-type="float" office:value="0.069526">
                <text:p>0.069526</text:p>
              </table:table-cell>
              <table:table-cell office:value-type="float" office:value="0.04294">
                <text:p>0.042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7416">
                <text:p>-0.007416</text:p>
              </table:table-cell>
              <table:table-cell office:value-type="float" office:value="0.070353">
                <text:p>0.070353</text:p>
              </table:table-cell>
              <table:table-cell office:value-type="float" office:value="0.043175">
                <text:p>0.0431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7877">
                <text:p>-0.007877</text:p>
              </table:table-cell>
              <table:table-cell office:value-type="float" office:value="0.071265">
                <text:p>0.071265</text:p>
              </table:table-cell>
              <table:table-cell office:value-type="float" office:value="0.039948">
                <text:p>0.039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8044">
                <text:p>-0.008044</text:p>
              </table:table-cell>
              <table:table-cell office:value-type="float" office:value="0.072087">
                <text:p>0.072087</text:p>
              </table:table-cell>
              <table:table-cell office:value-type="float" office:value="0.03836">
                <text:p>0.038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8204">
                <text:p>-0.008204</text:p>
              </table:table-cell>
              <table:table-cell office:value-type="float" office:value="0.072359">
                <text:p>0.072359</text:p>
              </table:table-cell>
              <table:table-cell office:value-type="float" office:value="0.040206">
                <text:p>0.0402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7542">
                <text:p>-0.007542</text:p>
              </table:table-cell>
              <table:table-cell office:value-type="float" office:value="0.070955">
                <text:p>0.070955</text:p>
              </table:table-cell>
              <table:table-cell office:value-type="float" office:value="0.03678">
                <text:p>0.036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6911">
                <text:p>-0.006911</text:p>
              </table:table-cell>
              <table:table-cell office:value-type="float" office:value="0.069401">
                <text:p>0.069401</text:p>
              </table:table-cell>
              <table:table-cell office:value-type="float" office:value="0.036764">
                <text:p>0.0367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3106">
                <text:p>0.013106</text:p>
              </table:table-cell>
              <table:table-cell office:value-type="float" office:value="-0.004683">
                <text:p>-0.004683</text:p>
              </table:table-cell>
              <table:table-cell office:value-type="float" office:value="0.067542">
                <text:p>0.067542</text:p>
              </table:table-cell>
              <table:table-cell office:value-type="float" office:value="0.034806">
                <text:p>0.0348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0.002561">
                <text:p>-0.002561</text:p>
              </table:table-cell>
              <table:table-cell office:value-type="float" office:value="0.065385">
                <text:p>0.065385</text:p>
              </table:table-cell>
              <table:table-cell office:value-type="float" office:value="0.032832">
                <text:p>0.0328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0.00054">
                <text:p>-0.00054</text:p>
              </table:table-cell>
              <table:table-cell office:value-type="float" office:value="0.06291">
                <text:p>0.06291</text:p>
              </table:table-cell>
              <table:table-cell office:value-type="float" office:value="0.03257">
                <text:p>0.032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3106">
                <text:p>0.013106</text:p>
              </table:table-cell>
              <table:table-cell office:value-type="float" office:value="0.003284">
                <text:p>0.003284</text:p>
              </table:table-cell>
              <table:table-cell office:value-type="float" office:value="0.060411">
                <text:p>0.060411</text:p>
              </table:table-cell>
              <table:table-cell office:value-type="float" office:value="0.033797">
                <text:p>0.0337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3106">
                <text:p>0.013106</text:p>
              </table:table-cell>
              <table:table-cell office:value-type="float" office:value="0.006926">
                <text:p>0.006926</text:p>
              </table:table-cell>
              <table:table-cell office:value-type="float" office:value="0.058075">
                <text:p>0.058075</text:p>
              </table:table-cell>
              <table:table-cell office:value-type="float" office:value="0.033335">
                <text:p>0.0333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3106">
                <text:p>0.013106</text:p>
              </table:table-cell>
              <table:table-cell office:value-type="float" office:value="0.012294">
                <text:p>0.012294</text:p>
              </table:table-cell>
              <table:table-cell office:value-type="float" office:value="0.055963">
                <text:p>0.055963</text:p>
              </table:table-cell>
              <table:table-cell office:value-type="float" office:value="0.032639">
                <text:p>0.0326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17406">
                <text:p>0.017406</text:p>
              </table:table-cell>
              <table:table-cell office:value-type="float" office:value="0.054053">
                <text:p>0.054053</text:p>
              </table:table-cell>
              <table:table-cell office:value-type="float" office:value="0.030236">
                <text:p>0.0302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6212">
                <text:p>0.026212</text:p>
              </table:table-cell>
              <table:table-cell office:value-type="float" office:value="0.023631">
                <text:p>0.023631</text:p>
              </table:table-cell>
              <table:table-cell office:value-type="float" office:value="0.05223">
                <text:p>0.05223</text:p>
              </table:table-cell>
              <table:table-cell office:value-type="float" office:value="0.03284">
                <text:p>0.032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3106">
                <text:p>0.013106</text:p>
              </table:table-cell>
              <table:table-cell office:value-type="float" office:value="0.029559">
                <text:p>0.029559</text:p>
              </table:table-cell>
              <table:table-cell office:value-type="float" office:value="0.05051">
                <text:p>0.05051</text:p>
              </table:table-cell>
              <table:table-cell office:value-type="float" office:value="0.030332">
                <text:p>0.0303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.035206">
                <text:p>0.035206</text:p>
              </table:table-cell>
              <table:table-cell office:value-type="float" office:value="0.048974">
                <text:p>0.048974</text:p>
              </table:table-cell>
              <table:table-cell office:value-type="float" office:value="0.027824">
                <text:p>0.0278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6212">
                <text:p>0.026212</text:p>
              </table:table-cell>
              <table:table-cell office:value-type="float" office:value="0.040855">
                <text:p>0.040855</text:p>
              </table:table-cell>
              <table:table-cell office:value-type="float" office:value="0.047554">
                <text:p>0.047554</text:p>
              </table:table-cell>
              <table:table-cell office:value-type="float" office:value="0.030468">
                <text:p>0.0304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6212">
                <text:p>0.026212</text:p>
              </table:table-cell>
              <table:table-cell office:value-type="float" office:value="0.046235">
                <text:p>0.046235</text:p>
              </table:table-cell>
              <table:table-cell office:value-type="float" office:value="0.046224">
                <text:p>0.046224</text:p>
              </table:table-cell>
              <table:table-cell office:value-type="float" office:value="0.029728">
                <text:p>0.0297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3106">
                <text:p>0.013106</text:p>
              </table:table-cell>
              <table:table-cell office:value-type="float" office:value="0.051629">
                <text:p>0.051629</text:p>
              </table:table-cell>
              <table:table-cell office:value-type="float" office:value="0.045054">
                <text:p>0.045054</text:p>
              </table:table-cell>
              <table:table-cell office:value-type="float" office:value="0.027246">
                <text:p>0.0272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3106">
                <text:p>0.013106</text:p>
              </table:table-cell>
              <table:table-cell office:value-type="float" office:value="0.056768">
                <text:p>0.056768</text:p>
              </table:table-cell>
              <table:table-cell office:value-type="float" office:value="0.044001">
                <text:p>0.044001</text:p>
              </table:table-cell>
              <table:table-cell office:value-type="float" office:value="0.026491">
                <text:p>0.0264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61661">
                <text:p>0.061661</text:p>
              </table:table-cell>
              <table:table-cell office:value-type="float" office:value="0.043014">
                <text:p>0.043014</text:p>
              </table:table-cell>
              <table:table-cell office:value-type="float" office:value="0.022298">
                <text:p>0.0222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66321">
                <text:p>0.066321</text:p>
              </table:table-cell>
              <table:table-cell office:value-type="float" office:value="0.042167">
                <text:p>0.042167</text:p>
              </table:table-cell>
              <table:table-cell office:value-type="float" office:value="0.021533">
                <text:p>0.0215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.070488">
                <text:p>0.070488</text:p>
              </table:table-cell>
              <table:table-cell office:value-type="float" office:value="0.041397">
                <text:p>0.041397</text:p>
              </table:table-cell>
              <table:table-cell office:value-type="float" office:value="0.022554">
                <text:p>0.0225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.074457">
                <text:p>0.074457</text:p>
              </table:table-cell>
              <table:table-cell office:value-type="float" office:value="0.04073">
                <text:p>0.04073</text:p>
              </table:table-cell>
              <table:table-cell office:value-type="float" office:value="0.021889">
                <text:p>0.0218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.077423">
                <text:p>0.077423</text:p>
              </table:table-cell>
              <table:table-cell office:value-type="float" office:value="0.04016">
                <text:p>0.04016</text:p>
              </table:table-cell>
              <table:table-cell office:value-type="float" office:value="0.021349">
                <text:p>0.0213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.080247">
                <text:p>0.080247</text:p>
              </table:table-cell>
              <table:table-cell office:value-type="float" office:value="0.039707">
                <text:p>0.039707</text:p>
              </table:table-cell>
              <table:table-cell office:value-type="float" office:value="0.020821">
                <text:p>0.0208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.082666">
                <text:p>0.082666</text:p>
              </table:table-cell>
              <table:table-cell office:value-type="float" office:value="0.039343">
                <text:p>0.039343</text:p>
              </table:table-cell>
              <table:table-cell office:value-type="float" office:value="0.020341">
                <text:p>0.0203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.08497">
                <text:p>0.08497</text:p>
              </table:table-cell>
              <table:table-cell office:value-type="float" office:value="0.03904">
                <text:p>0.03904</text:p>
              </table:table-cell>
              <table:table-cell office:value-type="float" office:value="0.019872">
                <text:p>0.0198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.086621">
                <text:p>0.086621</text:p>
              </table:table-cell>
              <table:table-cell office:value-type="float" office:value="0.038822">
                <text:p>0.038822</text:p>
              </table:table-cell>
              <table:table-cell office:value-type="float" office:value="0.019484">
                <text:p>0.0194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8194">
                <text:p>0.088194</text:p>
              </table:table-cell>
              <table:table-cell office:value-type="float" office:value="0.038689">
                <text:p>0.038689</text:p>
              </table:table-cell>
              <table:table-cell office:value-type="float" office:value="0.017373">
                <text:p>0.0173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.089691">
                <text:p>0.089691</text:p>
              </table:table-cell>
              <table:table-cell office:value-type="float" office:value="0.038624">
                <text:p>0.038624</text:p>
              </table:table-cell>
              <table:table-cell office:value-type="float" office:value="0.018703">
                <text:p>0.0187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.091118">
                <text:p>0.091118</text:p>
              </table:table-cell>
              <table:table-cell office:value-type="float" office:value="0.038656">
                <text:p>0.038656</text:p>
              </table:table-cell>
              <table:table-cell office:value-type="float" office:value="0.018335">
                <text:p>0.0183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2476">
                <text:p>0.092476</text:p>
              </table:table-cell>
              <table:table-cell office:value-type="float" office:value="0.038788">
                <text:p>0.038788</text:p>
              </table:table-cell>
              <table:table-cell office:value-type="float" office:value="0.016244">
                <text:p>0.016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377">
                <text:p>0.09377</text:p>
              </table:table-cell>
              <table:table-cell office:value-type="float" office:value="0.038991">
                <text:p>0.038991</text:p>
              </table:table-cell>
              <table:table-cell office:value-type="float" office:value="0.015862">
                <text:p>0.0158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5002">
                <text:p>0.095002</text:p>
              </table:table-cell>
              <table:table-cell office:value-type="float" office:value="0.039299">
                <text:p>0.039299</text:p>
              </table:table-cell>
              <table:table-cell office:value-type="float" office:value="0.015485">
                <text:p>0.0154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6176">
                <text:p>0.096176</text:p>
              </table:table-cell>
              <table:table-cell office:value-type="float" office:value="0.039667">
                <text:p>0.039667</text:p>
              </table:table-cell>
              <table:table-cell office:value-type="float" office:value="0.015114">
                <text:p>0.0151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97294">
                <text:p>0.097294</text:p>
              </table:table-cell>
              <table:table-cell office:value-type="float" office:value="0.040117">
                <text:p>0.040117</text:p>
              </table:table-cell>
              <table:table-cell office:value-type="float" office:value="0.013018">
                <text:p>0.0130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98629">
                <text:p>0.098629</text:p>
              </table:table-cell>
              <table:table-cell office:value-type="float" office:value="0.040656">
                <text:p>0.040656</text:p>
              </table:table-cell>
              <table:table-cell office:value-type="float" office:value="0.012595">
                <text:p>0.0125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6553">
                <text:p>-0.06553</text:p>
              </table:table-cell>
              <table:table-cell office:value-type="float" office:value="0.099901">
                <text:p>0.099901</text:p>
              </table:table-cell>
              <table:table-cell office:value-type="float" office:value="0.041272">
                <text:p>0.041272</text:p>
              </table:table-cell>
              <table:table-cell office:value-type="float" office:value="0.006987">
                <text:p>0.0069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101113">
                <text:p>0.101113</text:p>
              </table:table-cell>
              <table:table-cell office:value-type="float" office:value="0.041718">
                <text:p>0.041718</text:p>
              </table:table-cell>
              <table:table-cell office:value-type="float" office:value="0.009957">
                <text:p>0.0099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102538">
                <text:p>0.102538</text:p>
              </table:table-cell>
              <table:table-cell office:value-type="float" office:value="0.041138">
                <text:p>0.041138</text:p>
              </table:table-cell>
              <table:table-cell office:value-type="float" office:value="0.007758">
                <text:p>0.0077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103895">
                <text:p>0.103895</text:p>
              </table:table-cell>
              <table:table-cell office:value-type="float" office:value="0.039268">
                <text:p>0.039268</text:p>
              </table:table-cell>
              <table:table-cell office:value-type="float" office:value="0.007268">
                <text:p>0.0072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05459">
                <text:p>0.105459</text:p>
              </table:table-cell>
              <table:table-cell office:value-type="float" office:value="0.03602">
                <text:p>0.03602</text:p>
              </table:table-cell>
              <table:table-cell office:value-type="float" office:value="0.001559">
                <text:p>0.0015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78636">
                <text:p>-0.078636</text:p>
              </table:table-cell>
              <table:table-cell office:value-type="float" office:value="0.106949">
                <text:p>0.106949</text:p>
              </table:table-cell>
              <table:table-cell office:value-type="float" office:value="0.034095">
                <text:p>0.034095</text:p>
              </table:table-cell>
              <table:table-cell office:value-type="float" office:value="0.002698">
                <text:p>0.0026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78636">
                <text:p>-0.078636</text:p>
              </table:table-cell>
              <table:table-cell office:value-type="float" office:value="0.108367">
                <text:p>0.108367</text:p>
              </table:table-cell>
              <table:table-cell office:value-type="float" office:value="0.031955">
                <text:p>0.031955</text:p>
              </table:table-cell>
              <table:table-cell office:value-type="float" office:value="0.00214">
                <text:p>0.002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09718">
                <text:p>0.109718</text:p>
              </table:table-cell>
              <table:table-cell office:value-type="float" office:value="0.027453">
                <text:p>0.027453</text:p>
              </table:table-cell>
              <table:table-cell office:value-type="float" office:value="-0.000142">
                <text:p>-0.000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11005">
                <text:p>0.111005</text:p>
              </table:table-cell>
              <table:table-cell office:value-type="float" office:value="0.023665">
                <text:p>0.023665</text:p>
              </table:table-cell>
              <table:table-cell office:value-type="float" office:value="-0.000715">
                <text:p>-0.0007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12231">
                <text:p>0.112231</text:p>
              </table:table-cell>
              <table:table-cell office:value-type="float" office:value="0.019869">
                <text:p>0.019869</text:p>
              </table:table-cell>
              <table:table-cell office:value-type="float" office:value="-0.001282">
                <text:p>-0.00128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13669">
                <text:p>0.113669</text:p>
              </table:table-cell>
              <table:table-cell office:value-type="float" office:value="0.015846">
                <text:p>0.015846</text:p>
              </table:table-cell>
              <table:table-cell office:value-type="float" office:value="-0.00188">
                <text:p>-0.001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104848">
                <text:p>-0.104848</text:p>
              </table:table-cell>
              <table:table-cell office:value-type="float" office:value="0.115039">
                <text:p>0.115039</text:p>
              </table:table-cell>
              <table:table-cell office:value-type="float" office:value="0.011254">
                <text:p>0.011254</text:p>
              </table:table-cell>
              <table:table-cell office:value-type="float" office:value="-0.004202">
                <text:p>-0.0042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78636">
                <text:p>-0.078636</text:p>
              </table:table-cell>
              <table:table-cell office:value-type="float" office:value="0.116343">
                <text:p>0.116343</text:p>
              </table:table-cell>
              <table:table-cell office:value-type="float" office:value="0.006827">
                <text:p>0.006827</text:p>
              </table:table-cell>
              <table:table-cell office:value-type="float" office:value="-0.001354">
                <text:p>-0.0013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117586">
                <text:p>0.117586</text:p>
              </table:table-cell>
              <table:table-cell office:value-type="float" office:value="0.002622">
                <text:p>0.002622</text:p>
              </table:table-cell>
              <table:table-cell office:value-type="float" office:value="-0.001908">
                <text:p>-0.0019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118769">
                <text:p>0.118769</text:p>
              </table:table-cell>
              <table:table-cell office:value-type="float" office:value="-0.001432">
                <text:p>-0.001432</text:p>
              </table:table-cell>
              <table:table-cell office:value-type="float" office:value="-0.002456">
                <text:p>-0.0024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119896">
                <text:p>0.119896</text:p>
              </table:table-cell>
              <table:table-cell office:value-type="float" office:value="-0.005275">
                <text:p>-0.005275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12097">
                <text:p>0.12097</text:p>
              </table:table-cell>
              <table:table-cell office:value-type="float" office:value="-0.009098">
                <text:p>-0.009098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12172">
                <text:p>0.12172</text:p>
              </table:table-cell>
              <table:table-cell office:value-type="float" office:value="-0.013234">
                <text:p>-0.013234</text:p>
              </table:table-cell>
              <table:table-cell office:value-type="float" office:value="-0.000472">
                <text:p>-0.0004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22436">
                <text:p>0.122436</text:p>
              </table:table-cell>
              <table:table-cell office:value-type="float" office:value="-0.017075">
                <text:p>-0.017075</text:p>
              </table:table-cell>
              <table:table-cell office:value-type="float" office:value="-0.006105">
                <text:p>-0.0061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122845">
                <text:p>0.122845</text:p>
              </table:table-cell>
              <table:table-cell office:value-type="float" office:value="-0.020615">
                <text:p>-0.020615</text:p>
              </table:table-cell>
              <table:table-cell office:value-type="float" office:value="0.002063">
                <text:p>0.0020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23236">
                <text:p>0.123236</text:p>
              </table:table-cell>
              <table:table-cell office:value-type="float" office:value="-0.023016">
                <text:p>-0.023016</text:p>
              </table:table-cell>
              <table:table-cell office:value-type="float" office:value="0.003443">
                <text:p>0.0034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23336">
                <text:p>0.123336</text:p>
              </table:table-cell>
              <table:table-cell office:value-type="float" office:value="-0.02325">
                <text:p>-0.02325</text:p>
              </table:table-cell>
              <table:table-cell office:value-type="float" office:value="0.003157">
                <text:p>0.0031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3106">
                <text:p>0.013106</text:p>
              </table:table-cell>
              <table:table-cell office:value-type="float" office:value="0.123432">
                <text:p>0.123432</text:p>
              </table:table-cell>
              <table:table-cell office:value-type="float" office:value="-0.022571">
                <text:p>-0.02257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3106">
                <text:p>0.013106</text:p>
              </table:table-cell>
              <table:table-cell office:value-type="float" office:value="0.123523">
                <text:p>0.123523</text:p>
              </table:table-cell>
              <table:table-cell office:value-type="float" office:value="-0.021985">
                <text:p>-0.021985</text:p>
              </table:table-cell>
              <table:table-cell office:value-type="float" office:value="0.006099">
                <text:p>0.0060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.123067">
                <text:p>0.123067</text:p>
              </table:table-cell>
              <table:table-cell office:value-type="float" office:value="-0.021439">
                <text:p>-0.021439</text:p>
              </table:table-cell>
              <table:table-cell office:value-type="float" office:value="0.004208">
                <text:p>0.0042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22633">
                <text:p>0.122633</text:p>
              </table:table-cell>
              <table:table-cell office:value-type="float" office:value="-0.021249">
                <text:p>-0.021249</text:p>
              </table:table-cell>
              <table:table-cell office:value-type="float" office:value="0.002289">
                <text:p>0.0022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122219">
                <text:p>0.122219</text:p>
              </table:table-cell>
              <table:table-cell office:value-type="float" office:value="-0.021407">
                <text:p>-0.021407</text:p>
              </table:table-cell>
              <table:table-cell office:value-type="float" office:value="0.002072">
                <text:p>0.0020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3106">
                <text:p>0.013106</text:p>
              </table:table-cell>
              <table:table-cell office:value-type="float" office:value="0.121825">
                <text:p>0.121825</text:p>
              </table:table-cell>
              <table:table-cell office:value-type="float" office:value="-0.022464">
                <text:p>-0.022464</text:p>
              </table:table-cell>
              <table:table-cell office:value-type="float" office:value="0.005314">
                <text:p>0.0053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6212">
                <text:p>0.026212</text:p>
              </table:table-cell>
              <table:table-cell office:value-type="float" office:value="0.121179">
                <text:p>0.121179</text:p>
              </table:table-cell>
              <table:table-cell office:value-type="float" office:value="-0.02371">
                <text:p>-0.02371</text:p>
              </table:table-cell>
              <table:table-cell office:value-type="float" office:value="0.006912">
                <text:p>0.0069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39318">
                <text:p>0.039318</text:p>
              </table:table-cell>
              <table:table-cell office:value-type="float" office:value="0.120563">
                <text:p>0.120563</text:p>
              </table:table-cell>
              <table:table-cell office:value-type="float" office:value="-0.02402">
                <text:p>-0.02402</text:p>
              </table:table-cell>
              <table:table-cell office:value-type="float" office:value="0.008533">
                <text:p>0.0085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6212">
                <text:p>0.026212</text:p>
              </table:table-cell>
              <table:table-cell office:value-type="float" office:value="0.119434">
                <text:p>0.119434</text:p>
              </table:table-cell>
              <table:table-cell office:value-type="float" office:value="-0.023855">
                <text:p>-0.023855</text:p>
              </table:table-cell>
              <table:table-cell office:value-type="float" office:value="0.006789">
                <text:p>0.0067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6212">
                <text:p>0.026212</text:p>
              </table:table-cell>
              <table:table-cell office:value-type="float" office:value="0.118359">
                <text:p>0.118359</text:p>
              </table:table-cell>
              <table:table-cell office:value-type="float" office:value="-0.02319">
                <text:p>-0.02319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9318">
                <text:p>0.039318</text:p>
              </table:table-cell>
              <table:table-cell office:value-type="float" office:value="0.117335">
                <text:p>0.117335</text:p>
              </table:table-cell>
              <table:table-cell office:value-type="float" office:value="-0.023007">
                <text:p>-0.023007</text:p>
              </table:table-cell>
              <table:table-cell office:value-type="float" office:value="0.008426">
                <text:p>0.0084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52424">
                <text:p>0.052424</text:p>
              </table:table-cell>
              <table:table-cell office:value-type="float" office:value="0.11636">
                <text:p>0.11636</text:p>
              </table:table-cell>
              <table:table-cell office:value-type="float" office:value="-0.023526">
                <text:p>-0.023526</text:p>
              </table:table-cell>
              <table:table-cell office:value-type="float" office:value="0.010129">
                <text:p>0.0101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9318">
                <text:p>0.039318</text:p>
              </table:table-cell>
              <table:table-cell office:value-type="float" office:value="0.115431">
                <text:p>0.115431</text:p>
              </table:table-cell>
              <table:table-cell office:value-type="float" office:value="-0.023872">
                <text:p>-0.023872</text:p>
              </table:table-cell>
              <table:table-cell office:value-type="float" office:value="0.008393">
                <text:p>0.0083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52424">
                <text:p>0.052424</text:p>
              </table:table-cell>
              <table:table-cell office:value-type="float" office:value="0.114276">
                <text:p>0.114276</text:p>
              </table:table-cell>
              <table:table-cell office:value-type="float" office:value="-0.023906">
                <text:p>-0.023906</text:p>
              </table:table-cell>
              <table:table-cell office:value-type="float" office:value="0.010124">
                <text:p>0.0101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1742">
                <text:p>0.091742</text:p>
              </table:table-cell>
              <table:table-cell office:value-type="float" office:value="0.113175">
                <text:p>0.113175</text:p>
              </table:table-cell>
              <table:table-cell office:value-type="float" office:value="-0.024843">
                <text:p>-0.024843</text:p>
              </table:table-cell>
              <table:table-cell office:value-type="float" office:value="0.015335">
                <text:p>0.0153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2424">
                <text:p>0.052424</text:p>
              </table:table-cell>
              <table:table-cell office:value-type="float" office:value="0.111855">
                <text:p>0.111855</text:p>
              </table:table-cell>
              <table:table-cell office:value-type="float" office:value="-0.026344">
                <text:p>-0.026344</text:p>
              </table:table-cell>
              <table:table-cell office:value-type="float" office:value="0.010276">
                <text:p>0.0102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6212">
                <text:p>0.026212</text:p>
              </table:table-cell>
              <table:table-cell office:value-type="float" office:value="0.110598">
                <text:p>0.110598</text:p>
              </table:table-cell>
              <table:table-cell office:value-type="float" office:value="-0.025855">
                <text:p>-0.025855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17954">
                <text:p>0.117954</text:p>
              </table:table-cell>
              <table:table-cell office:value-type="float" office:value="0.109401">
                <text:p>0.109401</text:p>
              </table:table-cell>
              <table:table-cell office:value-type="float" office:value="-0.024537">
                <text:p>-0.024537</text:p>
              </table:table-cell>
              <table:table-cell office:value-type="float" office:value="0.018963">
                <text:p>0.018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78636">
                <text:p>0.078636</text:p>
              </table:table-cell>
              <table:table-cell office:value-type="float" office:value="0.108261">
                <text:p>0.108261</text:p>
              </table:table-cell>
              <table:table-cell office:value-type="float" office:value="-0.024296">
                <text:p>-0.024296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78636">
                <text:p>0.078636</text:p>
              </table:table-cell>
              <table:table-cell office:value-type="float" office:value="0.107176">
                <text:p>0.107176</text:p>
              </table:table-cell>
              <table:table-cell office:value-type="float" office:value="-0.021909">
                <text:p>-0.021909</text:p>
              </table:table-cell>
              <table:table-cell office:value-type="float" office:value="0.014024">
                <text:p>0.014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3106">
                <text:p>0.13106</text:p>
              </table:table-cell>
              <table:table-cell office:value-type="float" office:value="0.106142">
                <text:p>0.106142</text:p>
              </table:table-cell>
              <table:table-cell office:value-type="float" office:value="-0.018405">
                <text:p>-0.018405</text:p>
              </table:table-cell>
              <table:table-cell office:value-type="float" office:value="0.021024">
                <text:p>0.0210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3106">
                <text:p>0.13106</text:p>
              </table:table-cell>
              <table:table-cell office:value-type="float" office:value="0.105157">
                <text:p>0.105157</text:p>
              </table:table-cell>
              <table:table-cell office:value-type="float" office:value="-0.015836">
                <text:p>-0.015836</text:p>
              </table:table-cell>
              <table:table-cell office:value-type="float" office:value="0.021204">
                <text:p>0.0212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4848">
                <text:p>0.104848</text:p>
              </table:table-cell>
              <table:table-cell office:value-type="float" office:value="0.104219">
                <text:p>0.104219</text:p>
              </table:table-cell>
              <table:table-cell office:value-type="float" office:value="-0.012847">
                <text:p>-0.012847</text:p>
              </table:table-cell>
              <table:table-cell office:value-type="float" office:value="0.017919">
                <text:p>0.0179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3106">
                <text:p>0.13106</text:p>
              </table:table-cell>
              <table:table-cell office:value-type="float" office:value="0.103326">
                <text:p>0.103326</text:p>
              </table:table-cell>
              <table:table-cell office:value-type="float" office:value="-0.009061">
                <text:p>-0.009061</text:p>
              </table:table-cell>
              <table:table-cell office:value-type="float" office:value="0.021498">
                <text:p>0.0214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3106">
                <text:p>0.13106</text:p>
              </table:table-cell>
              <table:table-cell office:value-type="float" office:value="0.102204">
                <text:p>0.102204</text:p>
              </table:table-cell>
              <table:table-cell office:value-type="float" office:value="-0.006245">
                <text:p>-0.006245</text:p>
              </table:table-cell>
              <table:table-cell office:value-type="float" office:value="0.021702">
                <text:p>0.0217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17954">
                <text:p>0.117954</text:p>
              </table:table-cell>
              <table:table-cell office:value-type="float" office:value="0.101135">
                <text:p>0.101135</text:p>
              </table:table-cell>
              <table:table-cell office:value-type="float" office:value="-0.003698">
                <text:p>-0.003698</text:p>
              </table:table-cell>
              <table:table-cell office:value-type="float" office:value="0.020171">
                <text:p>0.0201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4848">
                <text:p>0.104848</text:p>
              </table:table-cell>
              <table:table-cell office:value-type="float" office:value="0.099846">
                <text:p>0.099846</text:p>
              </table:table-cell>
              <table:table-cell office:value-type="float" office:value="-0.000835">
                <text:p>-0.000835</text:p>
              </table:table-cell>
              <table:table-cell office:value-type="float" office:value="0.018644">
                <text:p>0.0186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17954">
                <text:p>0.117954</text:p>
              </table:table-cell>
              <table:table-cell office:value-type="float" office:value="0.098619">
                <text:p>0.098619</text:p>
              </table:table-cell>
              <table:table-cell office:value-type="float" office:value="0.00145">
                <text:p>0.00145</text:p>
              </table:table-cell>
              <table:table-cell office:value-type="float" office:value="0.020547">
                <text:p>0.0205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17954">
                <text:p>0.117954</text:p>
              </table:table-cell>
              <table:table-cell office:value-type="float" office:value="0.097178">
                <text:p>0.097178</text:p>
              </table:table-cell>
              <table:table-cell office:value-type="float" office:value="0.003152">
                <text:p>0.003152</text:p>
              </table:table-cell>
              <table:table-cell office:value-type="float" office:value="0.020775">
                <text:p>0.0207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848">
                <text:p>0.104848</text:p>
              </table:table-cell>
              <table:table-cell office:value-type="float" office:value="0.095806">
                <text:p>0.095806</text:p>
              </table:table-cell>
              <table:table-cell office:value-type="float" office:value="0.005296">
                <text:p>0.005296</text:p>
              </table:table-cell>
              <table:table-cell office:value-type="float" office:value="0.019268">
                <text:p>0.0192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848">
                <text:p>0.104848</text:p>
              </table:table-cell>
              <table:table-cell office:value-type="float" office:value="0.0945">
                <text:p>0.0945</text:p>
              </table:table-cell>
              <table:table-cell office:value-type="float" office:value="0.007857">
                <text:p>0.007857</text:p>
              </table:table-cell>
              <table:table-cell office:value-type="float" office:value="0.019459">
                <text:p>0.0194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3106">
                <text:p>0.13106</text:p>
              </table:table-cell>
              <table:table-cell office:value-type="float" office:value="0.092442">
                <text:p>0.092442</text:p>
              </table:table-cell>
              <table:table-cell office:value-type="float" office:value="0.009624">
                <text:p>0.009624</text:p>
              </table:table-cell>
              <table:table-cell office:value-type="float" office:value="0.023211">
                <text:p>0.0232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4848">
                <text:p>0.104848</text:p>
              </table:table-cell>
              <table:table-cell office:value-type="float" office:value="0.090481">
                <text:p>0.090481</text:p>
              </table:table-cell>
              <table:table-cell office:value-type="float" office:value="0.01054">
                <text:p>0.01054</text:p>
              </table:table-cell>
              <table:table-cell office:value-type="float" office:value="0.020087">
                <text:p>0.0200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4848">
                <text:p>0.104848</text:p>
              </table:table-cell>
              <table:table-cell office:value-type="float" office:value="0.087801">
                <text:p>0.087801</text:p>
              </table:table-cell>
              <table:table-cell office:value-type="float" office:value="0.011636">
                <text:p>0.011636</text:p>
              </table:table-cell>
              <table:table-cell office:value-type="float" office:value="0.020469">
                <text:p>0.0204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4848">
                <text:p>0.104848</text:p>
              </table:table-cell>
              <table:table-cell office:value-type="float" office:value="0.085248">
                <text:p>0.085248</text:p>
              </table:table-cell>
              <table:table-cell office:value-type="float" office:value="0.012928">
                <text:p>0.012928</text:p>
              </table:table-cell>
              <table:table-cell office:value-type="float" office:value="0.020841">
                <text:p>0.0208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91742">
                <text:p>0.091742</text:p>
              </table:table-cell>
              <table:table-cell office:value-type="float" office:value="0.081188">
                <text:p>0.081188</text:p>
              </table:table-cell>
              <table:table-cell office:value-type="float" office:value="0.013549">
                <text:p>0.013549</text:p>
              </table:table-cell>
              <table:table-cell office:value-type="float" office:value="0.019686">
                <text:p>0.0196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17954">
                <text:p>0.117954</text:p>
              </table:table-cell>
              <table:table-cell office:value-type="float" office:value="0.077322">
                <text:p>0.077322</text:p>
              </table:table-cell>
              <table:table-cell office:value-type="float" office:value="0.013876">
                <text:p>0.013876</text:p>
              </table:table-cell>
              <table:table-cell office:value-type="float" office:value="0.023677">
                <text:p>0.0236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91742">
                <text:p>0.091742</text:p>
              </table:table-cell>
              <table:table-cell office:value-type="float" office:value="0.072826">
                <text:p>0.072826</text:p>
              </table:table-cell>
              <table:table-cell office:value-type="float" office:value="0.014556">
                <text:p>0.014556</text:p>
              </table:table-cell>
              <table:table-cell office:value-type="float" office:value="0.020892">
                <text:p>0.0208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91742">
                <text:p>0.091742</text:p>
              </table:table-cell>
              <table:table-cell office:value-type="float" office:value="0.068544">
                <text:p>0.068544</text:p>
              </table:table-cell>
              <table:table-cell office:value-type="float" office:value="0.015157">
                <text:p>0.015157</text:p>
              </table:table-cell>
              <table:table-cell office:value-type="float" office:value="0.021495">
                <text:p>0.0214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4848">
                <text:p>0.104848</text:p>
              </table:table-cell>
              <table:table-cell office:value-type="float" office:value="0.064466">
                <text:p>0.064466</text:p>
              </table:table-cell>
              <table:table-cell office:value-type="float" office:value="0.015686">
                <text:p>0.015686</text:p>
              </table:table-cell>
              <table:table-cell office:value-type="float" office:value="0.02381">
                <text:p>0.023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583">
                <text:p>0.060583</text:p>
              </table:table-cell>
              <table:table-cell office:value-type="float" office:value="0.016053">
                <text:p>0.016053</text:p>
              </table:table-cell>
              <table:table-cell office:value-type="float" office:value="0.024403">
                <text:p>0.0244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4848">
                <text:p>0.104848</text:p>
              </table:table-cell>
              <table:table-cell office:value-type="float" office:value="0.056884">
                <text:p>0.056884</text:p>
              </table:table-cell>
              <table:table-cell office:value-type="float" office:value="0.017175">
                <text:p>0.017175</text:p>
              </table:table-cell>
              <table:table-cell office:value-type="float" office:value="0.02498">
                <text:p>0.024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4848">
                <text:p>0.104848</text:p>
              </table:table-cell>
              <table:table-cell office:value-type="float" office:value="0.053361">
                <text:p>0.053361</text:p>
              </table:table-cell>
              <table:table-cell office:value-type="float" office:value="0.018003">
                <text:p>0.018003</text:p>
              </table:table-cell>
              <table:table-cell office:value-type="float" office:value="0.025541">
                <text:p>0.0255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17954">
                <text:p>0.117954</text:p>
              </table:table-cell>
              <table:table-cell office:value-type="float" office:value="0.050006">
                <text:p>0.050006</text:p>
              </table:table-cell>
              <table:table-cell office:value-type="float" office:value="0.018737">
                <text:p>0.018737</text:p>
              </table:table-cell>
              <table:table-cell office:value-type="float" office:value="0.027816">
                <text:p>0.0278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17954">
                <text:p>0.117954</text:p>
              </table:table-cell>
              <table:table-cell office:value-type="float" office:value="0.046811">
                <text:p>0.046811</text:p>
              </table:table-cell>
              <table:table-cell office:value-type="float" office:value="0.019504">
                <text:p>0.019504</text:p>
              </table:table-cell>
              <table:table-cell office:value-type="float" office:value="0.028374">
                <text:p>0.0283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4848">
                <text:p>0.104848</text:p>
              </table:table-cell>
              <table:table-cell office:value-type="float" office:value="0.043768">
                <text:p>0.043768</text:p>
              </table:table-cell>
              <table:table-cell office:value-type="float" office:value="0.020371">
                <text:p>0.020371</text:p>
              </table:table-cell>
              <table:table-cell office:value-type="float" office:value="0.027188">
                <text:p>0.0271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4848">
                <text:p>0.104848</text:p>
              </table:table-cell>
              <table:table-cell office:value-type="float" office:value="0.04087">
                <text:p>0.04087</text:p>
              </table:table-cell>
              <table:table-cell office:value-type="float" office:value="0.021074">
                <text:p>0.021074</text:p>
              </table:table-cell>
              <table:table-cell office:value-type="float" office:value="0.027693">
                <text:p>0.0276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4848">
                <text:p>0.104848</text:p>
              </table:table-cell>
              <table:table-cell office:value-type="float" office:value="0.03811">
                <text:p>0.03811</text:p>
              </table:table-cell>
              <table:table-cell office:value-type="float" office:value="0.02155">
                <text:p>0.02155</text:p>
              </table:table-cell>
              <table:table-cell office:value-type="float" office:value="0.028185">
                <text:p>0.0281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04848">
                <text:p>0.104848</text:p>
              </table:table-cell>
              <table:table-cell office:value-type="float" office:value="0.035481">
                <text:p>0.035481</text:p>
              </table:table-cell>
              <table:table-cell office:value-type="float" office:value="0.02207">
                <text:p>0.02207</text:p>
              </table:table-cell>
              <table:table-cell office:value-type="float" office:value="0.028666">
                <text:p>0.0286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7954">
                <text:p>0.117954</text:p>
              </table:table-cell>
              <table:table-cell office:value-type="float" office:value="0.032978">
                <text:p>0.032978</text:p>
              </table:table-cell>
              <table:table-cell office:value-type="float" office:value="0.022718">
                <text:p>0.022718</text:p>
              </table:table-cell>
              <table:table-cell office:value-type="float" office:value="0.030865">
                <text:p>0.0308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7954">
                <text:p>0.117954</text:p>
              </table:table-cell>
              <table:table-cell office:value-type="float" office:value="0.030593">
                <text:p>0.030593</text:p>
              </table:table-cell>
              <table:table-cell office:value-type="float" office:value="0.023405">
                <text:p>0.023405</text:p>
              </table:table-cell>
              <table:table-cell office:value-type="float" office:value="0.031349">
                <text:p>0.0313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7954">
                <text:p>0.117954</text:p>
              </table:table-cell>
              <table:table-cell office:value-type="float" office:value="0.028323">
                <text:p>0.028323</text:p>
              </table:table-cell>
              <table:table-cell office:value-type="float" office:value="0.024124">
                <text:p>0.024124</text:p>
              </table:table-cell>
              <table:table-cell office:value-type="float" office:value="0.031824">
                <text:p>0.0318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04848">
                <text:p>0.104848</text:p>
              </table:table-cell>
              <table:table-cell office:value-type="float" office:value="0.02616">
                <text:p>0.02616</text:p>
              </table:table-cell>
              <table:table-cell office:value-type="float" office:value="0.024808">
                <text:p>0.024808</text:p>
              </table:table-cell>
              <table:table-cell office:value-type="float" office:value="0.030559">
                <text:p>0.0305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7954">
                <text:p>0.117954</text:p>
              </table:table-cell>
              <table:table-cell office:value-type="float" office:value="0.0241">
                <text:p>0.0241</text:p>
              </table:table-cell>
              <table:table-cell office:value-type="float" office:value="0.025554">
                <text:p>0.025554</text:p>
              </table:table-cell>
              <table:table-cell office:value-type="float" office:value="0.032718">
                <text:p>0.0327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7954">
                <text:p>0.117954</text:p>
              </table:table-cell>
              <table:table-cell office:value-type="float" office:value="0.022139">
                <text:p>0.022139</text:p>
              </table:table-cell>
              <table:table-cell office:value-type="float" office:value="0.026056">
                <text:p>0.026056</text:p>
              </table:table-cell>
              <table:table-cell office:value-type="float" office:value="0.033164">
                <text:p>0.0331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7954">
                <text:p>0.117954</text:p>
              </table:table-cell>
              <table:table-cell office:value-type="float" office:value="0.020271">
                <text:p>0.020271</text:p>
              </table:table-cell>
              <table:table-cell office:value-type="float" office:value="0.026811">
                <text:p>0.026811</text:p>
              </table:table-cell>
              <table:table-cell office:value-type="float" office:value="0.033603">
                <text:p>0.0336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04848">
                <text:p>0.104848</text:p>
              </table:table-cell>
              <table:table-cell office:value-type="float" office:value="0.018491">
                <text:p>0.018491</text:p>
              </table:table-cell>
              <table:table-cell office:value-type="float" office:value="0.027676">
                <text:p>0.027676</text:p>
              </table:table-cell>
              <table:table-cell office:value-type="float" office:value="0.032303">
                <text:p>0.0323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3106">
                <text:p>0.13106</text:p>
              </table:table-cell>
              <table:table-cell office:value-type="float" office:value="0.016797">
                <text:p>0.016797</text:p>
              </table:table-cell>
              <table:table-cell office:value-type="float" office:value="0.028805">
                <text:p>0.028805</text:p>
              </table:table-cell>
              <table:table-cell office:value-type="float" office:value="0.036159">
                <text:p>0.0361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04848">
                <text:p>0.104848</text:p>
              </table:table-cell>
              <table:table-cell office:value-type="float" office:value="0.015183">
                <text:p>0.015183</text:p>
              </table:table-cell>
              <table:table-cell office:value-type="float" office:value="0.02972">
                <text:p>0.02972</text:p>
              </table:table-cell>
              <table:table-cell office:value-type="float" office:value="0.033141">
                <text:p>0.0331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3106">
                <text:p>0.13106</text:p>
              </table:table-cell>
              <table:table-cell office:value-type="float" office:value="0.013646">
                <text:p>0.013646</text:p>
              </table:table-cell>
              <table:table-cell office:value-type="float" office:value="0.031015">
                <text:p>0.031015</text:p>
              </table:table-cell>
              <table:table-cell office:value-type="float" office:value="0.036983">
                <text:p>0.0369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7954">
                <text:p>0.117954</text:p>
              </table:table-cell>
              <table:table-cell office:value-type="float" office:value="0.012183">
                <text:p>0.012183</text:p>
              </table:table-cell>
              <table:table-cell office:value-type="float" office:value="0.032165">
                <text:p>0.032165</text:p>
              </table:table-cell>
              <table:table-cell office:value-type="float" office:value="0.035681">
                <text:p>0.0356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3106">
                <text:p>0.13106</text:p>
              </table:table-cell>
              <table:table-cell office:value-type="float" office:value="0.010788">
                <text:p>0.010788</text:p>
              </table:table-cell>
              <table:table-cell office:value-type="float" office:value="0.033495">
                <text:p>0.033495</text:p>
              </table:table-cell>
              <table:table-cell office:value-type="float" office:value="0.037807">
                <text:p>0.0378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04848">
                <text:p>0.104848</text:p>
              </table:table-cell>
              <table:table-cell office:value-type="float" office:value="0.009461">
                <text:p>0.009461</text:p>
              </table:table-cell>
              <table:table-cell office:value-type="float" office:value="0.034509">
                <text:p>0.034509</text:p>
              </table:table-cell>
              <table:table-cell office:value-type="float" office:value="0.034762">
                <text:p>0.0347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7954">
                <text:p>0.117954</text:p>
              </table:table-cell>
              <table:table-cell office:value-type="float" office:value="0.008468">
                <text:p>0.008468</text:p>
              </table:table-cell>
              <table:table-cell office:value-type="float" office:value="0.035532">
                <text:p>0.035532</text:p>
              </table:table-cell>
              <table:table-cell office:value-type="float" office:value="0.036814">
                <text:p>0.0368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3106">
                <text:p>0.13106</text:p>
              </table:table-cell>
              <table:table-cell office:value-type="float" office:value="0.007522">
                <text:p>0.007522</text:p>
              </table:table-cell>
              <table:table-cell office:value-type="float" office:value="0.036364">
                <text:p>0.036364</text:p>
              </table:table-cell>
              <table:table-cell office:value-type="float" office:value="0.038888">
                <text:p>0.0388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04848">
                <text:p>0.104848</text:p>
              </table:table-cell>
              <table:table-cell office:value-type="float" office:value="0.006621">
                <text:p>0.006621</text:p>
              </table:table-cell>
              <table:table-cell office:value-type="float" office:value="0.0372">
                <text:p>0.0372</text:p>
              </table:table-cell>
              <table:table-cell office:value-type="float" office:value="0.035794">
                <text:p>0.0357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04848">
                <text:p>0.104848</text:p>
              </table:table-cell>
              <table:table-cell office:value-type="float" office:value="0.006306">
                <text:p>0.006306</text:p>
              </table:table-cell>
              <table:table-cell office:value-type="float" office:value="0.038242">
                <text:p>0.038242</text:p>
              </table:table-cell>
              <table:table-cell office:value-type="float" office:value="0.036032">
                <text:p>0.0360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04848">
                <text:p>0.104848</text:p>
              </table:table-cell>
              <table:table-cell office:value-type="float" office:value="0.006005">
                <text:p>0.006005</text:p>
              </table:table-cell>
              <table:table-cell office:value-type="float" office:value="0.038945">
                <text:p>0.038945</text:p>
              </table:table-cell>
              <table:table-cell office:value-type="float" office:value="0.036269">
                <text:p>0.0362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17954">
                <text:p>0.117954</text:p>
              </table:table-cell>
              <table:table-cell office:value-type="float" office:value="0.006533">
                <text:p>0.006533</text:p>
              </table:table-cell>
              <table:table-cell office:value-type="float" office:value="0.039569">
                <text:p>0.039569</text:p>
              </table:table-cell>
              <table:table-cell office:value-type="float" office:value="0.038127">
                <text:p>0.0381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04848">
                <text:p>0.104848</text:p>
              </table:table-cell>
              <table:table-cell office:value-type="float" office:value="0.007036">
                <text:p>0.007036</text:p>
              </table:table-cell>
              <table:table-cell office:value-type="float" office:value="0.040026">
                <text:p>0.040026</text:p>
              </table:table-cell>
              <table:table-cell office:value-type="float" office:value="0.036553">
                <text:p>0.0365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78636">
                <text:p>0.078636</text:p>
              </table:table-cell>
              <table:table-cell office:value-type="float" office:value="0.0086">
                <text:p>0.0086</text:p>
              </table:table-cell>
              <table:table-cell office:value-type="float" office:value="0.040884">
                <text:p>0.040884</text:p>
              </table:table-cell>
              <table:table-cell office:value-type="float" office:value="0.033083">
                <text:p>0.0330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04848">
                <text:p>0.104848</text:p>
              </table:table-cell>
              <table:table-cell office:value-type="float" office:value="0.01009">
                <text:p>0.01009</text:p>
              </table:table-cell>
              <table:table-cell office:value-type="float" office:value="0.041431">
                <text:p>0.041431</text:p>
              </table:table-cell>
              <table:table-cell office:value-type="float" office:value="0.036486">
                <text:p>0.0364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17954">
                <text:p>0.117954</text:p>
              </table:table-cell>
              <table:table-cell office:value-type="float" office:value="0.011509">
                <text:p>0.011509</text:p>
              </table:table-cell>
              <table:table-cell office:value-type="float" office:value="0.041731">
                <text:p>0.041731</text:p>
              </table:table-cell>
              <table:table-cell office:value-type="float" office:value="0.038218">
                <text:p>0.0382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04848">
                <text:p>0.104848</text:p>
              </table:table-cell>
              <table:table-cell office:value-type="float" office:value="0.014488">
                <text:p>0.014488</text:p>
              </table:table-cell>
              <table:table-cell office:value-type="float" office:value="0.041907">
                <text:p>0.041907</text:p>
              </table:table-cell>
              <table:table-cell office:value-type="float" office:value="0.036308">
                <text:p>0.0363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91742">
                <text:p>0.091742</text:p>
              </table:table-cell>
              <table:table-cell office:value-type="float" office:value="0.017325">
                <text:p>0.017325</text:p>
              </table:table-cell>
              <table:table-cell office:value-type="float" office:value="0.041885">
                <text:p>0.041885</text:p>
              </table:table-cell>
              <table:table-cell office:value-type="float" office:value="0.034384">
                <text:p>0.0343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91742">
                <text:p>0.091742</text:p>
              </table:table-cell>
              <table:table-cell office:value-type="float" office:value="0.021383">
                <text:p>0.021383</text:p>
              </table:table-cell>
              <table:table-cell office:value-type="float" office:value="0.041972">
                <text:p>0.041972</text:p>
              </table:table-cell>
              <table:table-cell office:value-type="float" office:value="0.033997">
                <text:p>0.0339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78636">
                <text:p>0.078636</text:p>
              </table:table-cell>
              <table:table-cell office:value-type="float" office:value="0.025249">
                <text:p>0.025249</text:p>
              </table:table-cell>
              <table:table-cell office:value-type="float" office:value="0.041622">
                <text:p>0.041622</text:p>
              </table:table-cell>
              <table:table-cell office:value-type="float" office:value="0.031898">
                <text:p>0.0318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78636">
                <text:p>0.078636</text:p>
              </table:table-cell>
              <table:table-cell office:value-type="float" office:value="0.029472">
                <text:p>0.029472</text:p>
              </table:table-cell>
              <table:table-cell office:value-type="float" office:value="0.041047">
                <text:p>0.041047</text:p>
              </table:table-cell>
              <table:table-cell office:value-type="float" office:value="0.031447">
                <text:p>0.0314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91742">
                <text:p>0.091742</text:p>
              </table:table-cell>
              <table:table-cell office:value-type="float" office:value="0.033495">
                <text:p>0.033495</text:p>
              </table:table-cell>
              <table:table-cell office:value-type="float" office:value="0.040802">
                <text:p>0.040802</text:p>
              </table:table-cell>
              <table:table-cell office:value-type="float" office:value="0.032744">
                <text:p>0.0327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91742">
                <text:p>0.091742</text:p>
              </table:table-cell>
              <table:table-cell office:value-type="float" office:value="0.037326">
                <text:p>0.037326</text:p>
              </table:table-cell>
              <table:table-cell office:value-type="float" office:value="0.040241">
                <text:p>0.040241</text:p>
              </table:table-cell>
              <table:table-cell office:value-type="float" office:value="0.032355">
                <text:p>0.0323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2424">
                <text:p>0.052424</text:p>
              </table:table-cell>
              <table:table-cell office:value-type="float" office:value="0.040975">
                <text:p>0.040975</text:p>
              </table:table-cell>
              <table:table-cell office:value-type="float" office:value="0.040323">
                <text:p>0.040323</text:p>
              </table:table-cell>
              <table:table-cell office:value-type="float" office:value="0.026792">
                <text:p>0.0267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45">
                <text:p>0.04445</text:p>
              </table:table-cell>
              <table:table-cell office:value-type="float" office:value="0.040394">
                <text:p>0.040394</text:p>
              </table:table-cell>
              <table:table-cell office:value-type="float" office:value="0.031546">
                <text:p>0.0315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78636">
                <text:p>0.078636</text:p>
              </table:table-cell>
              <table:table-cell office:value-type="float" office:value="0.047759">
                <text:p>0.047759</text:p>
              </table:table-cell>
              <table:table-cell office:value-type="float" office:value="0.040162">
                <text:p>0.040162</text:p>
              </table:table-cell>
              <table:table-cell office:value-type="float" office:value="0.029474">
                <text:p>0.0294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8636">
                <text:p>0.078636</text:p>
              </table:table-cell>
              <table:table-cell office:value-type="float" office:value="0.050369">
                <text:p>0.050369</text:p>
              </table:table-cell>
              <table:table-cell office:value-type="float" office:value="0.039534">
                <text:p>0.039534</text:p>
              </table:table-cell>
              <table:table-cell office:value-type="float" office:value="0.029192">
                <text:p>0.0291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6553">
                <text:p>0.06553</text:p>
              </table:table-cell>
              <table:table-cell office:value-type="float" office:value="0.052854">
                <text:p>0.052854</text:p>
              </table:table-cell>
              <table:table-cell office:value-type="float" office:value="0.038868">
                <text:p>0.038868</text:p>
              </table:table-cell>
              <table:table-cell office:value-type="float" office:value="0.02719">
                <text:p>0.027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6553">
                <text:p>0.06553</text:p>
              </table:table-cell>
              <table:table-cell office:value-type="float" office:value="0.054678">
                <text:p>0.054678</text:p>
              </table:table-cell>
              <table:table-cell office:value-type="float" office:value="0.038397">
                <text:p>0.038397</text:p>
              </table:table-cell>
              <table:table-cell office:value-type="float" office:value="0.026975">
                <text:p>0.0269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415">
                <text:p>0.056415</text:p>
              </table:table-cell>
              <table:table-cell office:value-type="float" office:value="0.037534">
                <text:p>0.037534</text:p>
              </table:table-cell>
              <table:table-cell office:value-type="float" office:value="0.028497">
                <text:p>0.0284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6553">
                <text:p>0.06553</text:p>
              </table:table-cell>
              <table:table-cell office:value-type="float" office:value="0.058069">
                <text:p>0.058069</text:p>
              </table:table-cell>
              <table:table-cell office:value-type="float" office:value="0.03632">
                <text:p>0.03632</text:p>
              </table:table-cell>
              <table:table-cell office:value-type="float" office:value="0.026593">
                <text:p>0.0265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6553">
                <text:p>0.06553</text:p>
              </table:table-cell>
              <table:table-cell office:value-type="float" office:value="0.058831">
                <text:p>0.058831</text:p>
              </table:table-cell>
              <table:table-cell office:value-type="float" office:value="0.035151">
                <text:p>0.035151</text:p>
              </table:table-cell>
              <table:table-cell office:value-type="float" office:value="0.026507">
                <text:p>0.0265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6553">
                <text:p>0.06553</text:p>
              </table:table-cell>
              <table:table-cell office:value-type="float" office:value="0.059557">
                <text:p>0.059557</text:p>
              </table:table-cell>
              <table:table-cell office:value-type="float" office:value="0.034618">
                <text:p>0.034618</text:p>
              </table:table-cell>
              <table:table-cell office:value-type="float" office:value="0.026425">
                <text:p>0.0264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78636">
                <text:p>0.078636</text:p>
              </table:table-cell>
              <table:table-cell office:value-type="float" office:value="0.059434">
                <text:p>0.059434</text:p>
              </table:table-cell>
              <table:table-cell office:value-type="float" office:value="0.033397">
                <text:p>0.033397</text:p>
              </table:table-cell>
              <table:table-cell office:value-type="float" office:value="0.028183">
                <text:p>0.0281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6553">
                <text:p>0.06553</text:p>
              </table:table-cell>
              <table:table-cell office:value-type="float" office:value="0.059317">
                <text:p>0.059317</text:p>
              </table:table-cell>
              <table:table-cell office:value-type="float" office:value="0.031934">
                <text:p>0.031934</text:p>
              </table:table-cell>
              <table:table-cell office:value-type="float" office:value="0.026507">
                <text:p>0.0265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8391">
                <text:p>0.058391</text:p>
              </table:table-cell>
              <table:table-cell office:value-type="float" office:value="0.03137">
                <text:p>0.03137</text:p>
              </table:table-cell>
              <table:table-cell office:value-type="float" office:value="0.028372">
                <text:p>0.028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2424">
                <text:p>0.052424</text:p>
              </table:table-cell>
              <table:table-cell office:value-type="float" office:value="0.05751">
                <text:p>0.05751</text:p>
              </table:table-cell>
              <table:table-cell office:value-type="float" office:value="0.030525">
                <text:p>0.030525</text:p>
              </table:table-cell>
              <table:table-cell office:value-type="float" office:value="0.025069">
                <text:p>0.0250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6553">
                <text:p>0.06553</text:p>
              </table:table-cell>
              <table:table-cell office:value-type="float" office:value="0.05667">
                <text:p>0.05667</text:p>
              </table:table-cell>
              <table:table-cell office:value-type="float" office:value="0.029605">
                <text:p>0.029605</text:p>
              </table:table-cell>
              <table:table-cell office:value-type="float" office:value="0.026899">
                <text:p>0.0268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8636">
                <text:p>0.078636</text:p>
              </table:table-cell>
              <table:table-cell office:value-type="float" office:value="0.054786">
                <text:p>0.054786</text:p>
              </table:table-cell>
              <table:table-cell office:value-type="float" office:value="0.028863">
                <text:p>0.028863</text:p>
              </table:table-cell>
              <table:table-cell office:value-type="float" office:value="0.028896">
                <text:p>0.0288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2424">
                <text:p>0.052424</text:p>
              </table:table-cell>
              <table:table-cell office:value-type="float" office:value="0.052991">
                <text:p>0.052991</text:p>
              </table:table-cell>
              <table:table-cell office:value-type="float" office:value="0.028408">
                <text:p>0.028408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1742">
                <text:p>0.091742</text:p>
              </table:table-cell>
              <table:table-cell office:value-type="float" office:value="0.050467">
                <text:p>0.050467</text:p>
              </table:table-cell>
              <table:table-cell office:value-type="float" office:value="0.028751">
                <text:p>0.028751</text:p>
              </table:table-cell>
              <table:table-cell office:value-type="float" office:value="0.031242">
                <text:p>0.0312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91742">
                <text:p>0.091742</text:p>
              </table:table-cell>
              <table:table-cell office:value-type="float" office:value="0.048064">
                <text:p>0.048064</text:p>
              </table:table-cell>
              <table:table-cell office:value-type="float" office:value="0.029069">
                <text:p>0.029069</text:p>
              </table:table-cell>
              <table:table-cell office:value-type="float" office:value="0.031642">
                <text:p>0.0316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78636">
                <text:p>0.078636</text:p>
              </table:table-cell>
              <table:table-cell office:value-type="float" office:value="0.044961">
                <text:p>0.044961</text:p>
              </table:table-cell>
              <table:table-cell office:value-type="float" office:value="0.029087">
                <text:p>0.029087</text:p>
              </table:table-cell>
              <table:table-cell office:value-type="float" office:value="0.030409">
                <text:p>0.0304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78636">
                <text:p>0.078636</text:p>
              </table:table-cell>
              <table:table-cell office:value-type="float" office:value="0.042007">
                <text:p>0.042007</text:p>
              </table:table-cell>
              <table:table-cell office:value-type="float" office:value="0.029493">
                <text:p>0.029493</text:p>
              </table:table-cell>
              <table:table-cell office:value-type="float" office:value="0.030866">
                <text:p>0.0308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78636">
                <text:p>0.078636</text:p>
              </table:table-cell>
              <table:table-cell office:value-type="float" office:value="0.039192">
                <text:p>0.039192</text:p>
              </table:table-cell>
              <table:table-cell office:value-type="float" office:value="0.029447">
                <text:p>0.029447</text:p>
              </table:table-cell>
              <table:table-cell office:value-type="float" office:value="0.031311">
                <text:p>0.0313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78636">
                <text:p>0.078636</text:p>
              </table:table-cell>
              <table:table-cell office:value-type="float" office:value="0.036512">
                <text:p>0.036512</text:p>
              </table:table-cell>
              <table:table-cell office:value-type="float" office:value="0.02982">
                <text:p>0.02982</text:p>
              </table:table-cell>
              <table:table-cell office:value-type="float" office:value="0.031744">
                <text:p>0.0317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04848">
                <text:p>0.104848</text:p>
              </table:table-cell>
              <table:table-cell office:value-type="float" office:value="0.03396">
                <text:p>0.03396</text:p>
              </table:table-cell>
              <table:table-cell office:value-type="float" office:value="0.030199">
                <text:p>0.030199</text:p>
              </table:table-cell>
              <table:table-cell office:value-type="float" office:value="0.035625">
                <text:p>0.0356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8636">
                <text:p>0.078636</text:p>
              </table:table-cell>
              <table:table-cell office:value-type="float" office:value="0.031528">
                <text:p>0.031528</text:p>
              </table:table-cell>
              <table:table-cell office:value-type="float" office:value="0.030542">
                <text:p>0.030542</text:p>
              </table:table-cell>
              <table:table-cell office:value-type="float" office:value="0.032628">
                <text:p>0.0326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1742">
                <text:p>0.091742</text:p>
              </table:table-cell>
              <table:table-cell office:value-type="float" office:value="0.029213">
                <text:p>0.029213</text:p>
              </table:table-cell>
              <table:table-cell office:value-type="float" office:value="0.031707">
                <text:p>0.031707</text:p>
              </table:table-cell>
              <table:table-cell office:value-type="float" office:value="0.034757">
                <text:p>0.0347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1742">
                <text:p>0.091742</text:p>
              </table:table-cell>
              <table:table-cell office:value-type="float" office:value="0.027008">
                <text:p>0.027008</text:p>
              </table:table-cell>
              <table:table-cell office:value-type="float" office:value="0.03244">
                <text:p>0.03244</text:p>
              </table:table-cell>
              <table:table-cell office:value-type="float" office:value="0.035174">
                <text:p>0.0351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78636">
                <text:p>0.078636</text:p>
              </table:table-cell>
              <table:table-cell office:value-type="float" office:value="0.024908">
                <text:p>0.024908</text:p>
              </table:table-cell>
              <table:table-cell office:value-type="float" office:value="0.033065">
                <text:p>0.033065</text:p>
              </table:table-cell>
              <table:table-cell office:value-type="float" office:value="0.03385">
                <text:p>0.033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78636">
                <text:p>0.078636</text:p>
              </table:table-cell>
              <table:table-cell office:value-type="float" office:value="0.022908">
                <text:p>0.022908</text:p>
              </table:table-cell>
              <table:table-cell office:value-type="float" office:value="0.033754">
                <text:p>0.033754</text:p>
              </table:table-cell>
              <table:table-cell office:value-type="float" office:value="0.034222">
                <text:p>0.0342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91742">
                <text:p>0.091742</text:p>
              </table:table-cell>
              <table:table-cell office:value-type="float" office:value="0.021003">
                <text:p>0.021003</text:p>
              </table:table-cell>
              <table:table-cell office:value-type="float" office:value="0.034949">
                <text:p>0.034949</text:p>
              </table:table-cell>
              <table:table-cell office:value-type="float" office:value="0.036315">
                <text:p>0.0363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91742">
                <text:p>0.091742</text:p>
              </table:table-cell>
              <table:table-cell office:value-type="float" office:value="0.019189">
                <text:p>0.019189</text:p>
              </table:table-cell>
              <table:table-cell office:value-type="float" office:value="0.035921">
                <text:p>0.035921</text:p>
              </table:table-cell>
              <table:table-cell office:value-type="float" office:value="0.036696">
                <text:p>0.0366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78636">
                <text:p>0.078636</text:p>
              </table:table-cell>
              <table:table-cell office:value-type="float" office:value="0.017462">
                <text:p>0.017462</text:p>
              </table:table-cell>
              <table:table-cell office:value-type="float" office:value="0.037294">
                <text:p>0.037294</text:p>
              </table:table-cell>
              <table:table-cell office:value-type="float" office:value="0.035339">
                <text:p>0.0353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91742">
                <text:p>0.091742</text:p>
              </table:table-cell>
              <table:table-cell office:value-type="float" office:value="0.015816">
                <text:p>0.015816</text:p>
              </table:table-cell>
              <table:table-cell office:value-type="float" office:value="0.038569">
                <text:p>0.038569</text:p>
              </table:table-cell>
              <table:table-cell office:value-type="float" office:value="0.037408">
                <text:p>0.0374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91742">
                <text:p>0.091742</text:p>
              </table:table-cell>
              <table:table-cell office:value-type="float" office:value="0.014249">
                <text:p>0.014249</text:p>
              </table:table-cell>
              <table:table-cell office:value-type="float" office:value="0.039524">
                <text:p>0.039524</text:p>
              </table:table-cell>
              <table:table-cell office:value-type="float" office:value="0.037767">
                <text:p>0.0377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91742">
                <text:p>0.091742</text:p>
              </table:table-cell>
              <table:table-cell office:value-type="float" office:value="0.012757">
                <text:p>0.012757</text:p>
              </table:table-cell>
              <table:table-cell office:value-type="float" office:value="0.040231">
                <text:p>0.040231</text:p>
              </table:table-cell>
              <table:table-cell office:value-type="float" office:value="0.038119">
                <text:p>0.0381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553">
                <text:p>0.06553</text:p>
              </table:table-cell>
              <table:table-cell office:value-type="float" office:value="0.011335">
                <text:p>0.011335</text:p>
              </table:table-cell>
              <table:table-cell office:value-type="float" office:value="0.04136">
                <text:p>0.04136</text:p>
              </table:table-cell>
              <table:table-cell office:value-type="float" office:value="0.035005">
                <text:p>0.0350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6553">
                <text:p>0.06553</text:p>
              </table:table-cell>
              <table:table-cell office:value-type="float" office:value="0.009982">
                <text:p>0.009982</text:p>
              </table:table-cell>
              <table:table-cell office:value-type="float" office:value="0.042465">
                <text:p>0.042465</text:p>
              </table:table-cell>
              <table:table-cell office:value-type="float" office:value="0.035292">
                <text:p>0.0352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1742">
                <text:p>0.091742</text:p>
              </table:table-cell>
              <table:table-cell office:value-type="float" office:value="0.008692">
                <text:p>0.008692</text:p>
              </table:table-cell>
              <table:table-cell office:value-type="float" office:value="0.04311">
                <text:p>0.04311</text:p>
              </table:table-cell>
              <table:table-cell office:value-type="float" office:value="0.039033">
                <text:p>0.0390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6553">
                <text:p>0.06553</text:p>
              </table:table-cell>
              <table:table-cell office:value-type="float" office:value="0.007464">
                <text:p>0.007464</text:p>
              </table:table-cell>
              <table:table-cell office:value-type="float" office:value="0.043505">
                <text:p>0.043505</text:p>
              </table:table-cell>
              <table:table-cell office:value-type="float" office:value="0.035901">
                <text:p>0.0359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1742">
                <text:p>0.091742</text:p>
              </table:table-cell>
              <table:table-cell office:value-type="float" office:value="0.006295">
                <text:p>0.006295</text:p>
              </table:table-cell>
              <table:table-cell office:value-type="float" office:value="0.044377">
                <text:p>0.044377</text:p>
              </table:table-cell>
              <table:table-cell office:value-type="float" office:value="0.039632">
                <text:p>0.0396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2424">
                <text:p>0.052424</text:p>
              </table:table-cell>
              <table:table-cell office:value-type="float" office:value="0.005181">
                <text:p>0.005181</text:p>
              </table:table-cell>
              <table:table-cell office:value-type="float" office:value="0.045515">
                <text:p>0.045515</text:p>
              </table:table-cell>
              <table:table-cell office:value-type="float" office:value="0.034759">
                <text:p>0.034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6553">
                <text:p>0.06553</text:p>
              </table:table-cell>
              <table:table-cell office:value-type="float" office:value="0.004121">
                <text:p>0.004121</text:p>
              </table:table-cell>
              <table:table-cell office:value-type="float" office:value="0.0465">
                <text:p>0.0465</text:p>
              </table:table-cell>
              <table:table-cell office:value-type="float" office:value="0.036724">
                <text:p>0.0367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8636">
                <text:p>0.078636</text:p>
              </table:table-cell>
              <table:table-cell office:value-type="float" office:value="0.003111">
                <text:p>0.003111</text:p>
              </table:table-cell>
              <table:table-cell office:value-type="float" office:value="0.047025">
                <text:p>0.047025</text:p>
              </table:table-cell>
              <table:table-cell office:value-type="float" office:value="0.03871">
                <text:p>0.0387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2424">
                <text:p>0.052424</text:p>
              </table:table-cell>
              <table:table-cell office:value-type="float" office:value="0.002149">
                <text:p>0.002149</text:p>
              </table:table-cell>
              <table:table-cell office:value-type="float" office:value="0.04728">
                <text:p>0.04728</text:p>
              </table:table-cell>
              <table:table-cell office:value-type="float" office:value="0.035528">
                <text:p>0.0355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9318">
                <text:p>0.039318</text:p>
              </table:table-cell>
              <table:table-cell office:value-type="float" office:value="0.001232">
                <text:p>0.001232</text:p>
              </table:table-cell>
              <table:table-cell office:value-type="float" office:value="0.048244">
                <text:p>0.048244</text:p>
              </table:table-cell>
              <table:table-cell office:value-type="float" office:value="0.03402">
                <text:p>0.034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2424">
                <text:p>0.052424</text:p>
              </table:table-cell>
              <table:table-cell office:value-type="float" office:value="0.00036">
                <text:p>0.00036</text:p>
              </table:table-cell>
              <table:table-cell office:value-type="float" office:value="0.049159">
                <text:p>0.049159</text:p>
              </table:table-cell>
              <table:table-cell office:value-type="float" office:value="0.035941">
                <text:p>0.0359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0471">
                <text:p>-0.000471</text:p>
              </table:table-cell>
              <table:table-cell office:value-type="float" office:value="0.049633">
                <text:p>0.049633</text:p>
              </table:table-cell>
              <table:table-cell office:value-type="float" office:value="0.039615">
                <text:p>0.0396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1263">
                <text:p>-0.001263</text:p>
              </table:table-cell>
              <table:table-cell office:value-type="float" office:value="0.050088">
                <text:p>0.050088</text:p>
              </table:table-cell>
              <table:table-cell office:value-type="float" office:value="0.036418">
                <text:p>0.0364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2017">
                <text:p>-0.002017</text:p>
              </table:table-cell>
              <table:table-cell office:value-type="float" office:value="0.050265">
                <text:p>0.050265</text:p>
              </table:table-cell>
              <table:table-cell office:value-type="float" office:value="0.033164">
                <text:p>0.0331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3106">
                <text:p>0.013106</text:p>
              </table:table-cell>
              <table:table-cell office:value-type="float" office:value="-0.002734">
                <text:p>-0.002734</text:p>
              </table:table-cell>
              <table:table-cell office:value-type="float" office:value="0.050631">
                <text:p>0.050631</text:p>
              </table:table-cell>
              <table:table-cell office:value-type="float" office:value="0.031586">
                <text:p>0.0315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3418">
                <text:p>-0.003418</text:p>
              </table:table-cell>
              <table:table-cell office:value-type="float" office:value="0.051628">
                <text:p>0.051628</text:p>
              </table:table-cell>
              <table:table-cell office:value-type="float" office:value="0.035168">
                <text:p>0.0351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4069">
                <text:p>-0.004069</text:p>
              </table:table-cell>
              <table:table-cell office:value-type="float" office:value="0.052489">
                <text:p>0.052489</text:p>
              </table:table-cell>
              <table:table-cell office:value-type="float" office:value="0.037069">
                <text:p>0.0370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4689">
                <text:p>-0.004689</text:p>
              </table:table-cell>
              <table:table-cell office:value-type="float" office:value="0.053297">
                <text:p>0.053297</text:p>
              </table:table-cell>
              <table:table-cell office:value-type="float" office:value="0.037264">
                <text:p>0.0372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528">
                <text:p>-0.00528</text:p>
              </table:table-cell>
              <table:table-cell office:value-type="float" office:value="0.054271">
                <text:p>0.054271</text:p>
              </table:table-cell>
              <table:table-cell office:value-type="float" office:value="0.037456">
                <text:p>0.0374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5843">
                <text:p>-0.005843</text:p>
              </table:table-cell>
              <table:table-cell office:value-type="float" office:value="0.055131">
                <text:p>0.055131</text:p>
              </table:table-cell>
              <table:table-cell office:value-type="float" office:value="0.034186">
                <text:p>0.0341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6378">
                <text:p>-0.006378</text:p>
              </table:table-cell>
              <table:table-cell office:value-type="float" office:value="0.055951">
                <text:p>0.055951</text:p>
              </table:table-cell>
              <table:table-cell office:value-type="float" office:value="0.03605">
                <text:p>0.036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3106">
                <text:p>0.013106</text:p>
              </table:table-cell>
              <table:table-cell office:value-type="float" office:value="-0.006888">
                <text:p>-0.006888</text:p>
              </table:table-cell>
              <table:table-cell office:value-type="float" office:value="0.057145">
                <text:p>0.057145</text:p>
              </table:table-cell>
              <table:table-cell office:value-type="float" office:value="0.032749">
                <text:p>0.0327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7374">
                <text:p>-0.007374</text:p>
              </table:table-cell>
              <table:table-cell office:value-type="float" office:value="0.058032">
                <text:p>0.058032</text:p>
              </table:table-cell>
              <table:table-cell office:value-type="float" office:value="0.034583">
                <text:p>0.0345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7837">
                <text:p>-0.007837</text:p>
              </table:table-cell>
              <table:table-cell office:value-type="float" office:value="0.057581">
                <text:p>0.057581</text:p>
              </table:table-cell>
              <table:table-cell office:value-type="float" office:value="0.034712">
                <text:p>0.0347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-0.008278">
                <text:p>-0.008278</text:p>
              </table:table-cell>
              <table:table-cell office:value-type="float" office:value="0.056906">
                <text:p>0.056906</text:p>
              </table:table-cell>
              <table:table-cell office:value-type="float" office:value="0.031378">
                <text:p>0.0313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70378">
                <text:p>-0.170378</text:p>
              </table:table-cell>
              <table:table-cell office:value-type="float" office:value="-0.008698">
                <text:p>-0.008698</text:p>
              </table:table-cell>
              <table:table-cell office:value-type="float" office:value="0.056545">
                <text:p>0.056545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9097">
                <text:p>-0.009097</text:p>
              </table:table-cell>
              <table:table-cell office:value-type="float" office:value="0.056404">
                <text:p>0.056404</text:p>
              </table:table-cell>
              <table:table-cell office:value-type="float" office:value="0.034639">
                <text:p>0.0346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478">
                <text:p>-0.009478</text:p>
              </table:table-cell>
              <table:table-cell office:value-type="float" office:value="0.0556">
                <text:p>0.0556</text:p>
              </table:table-cell>
              <table:table-cell office:value-type="float" office:value="0.03822">
                <text:p>0.038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9841">
                <text:p>-0.009841</text:p>
              </table:table-cell>
              <table:table-cell office:value-type="float" office:value="0.05538">
                <text:p>0.05538</text:p>
              </table:table-cell>
              <table:table-cell office:value-type="float" office:value="0.034932">
                <text:p>0.0349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0186">
                <text:p>-0.010186</text:p>
              </table:table-cell>
              <table:table-cell office:value-type="float" office:value="0.055732">
                <text:p>0.055732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-0.010515">
                <text:p>-0.010515</text:p>
              </table:table-cell>
              <table:table-cell office:value-type="float" office:value="0.05705">
                <text:p>0.05705</text:p>
              </table:table-cell>
              <table:table-cell office:value-type="float" office:value="0.031601">
                <text:p>0.0316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0828">
                <text:p>-0.010828</text:p>
              </table:table-cell>
              <table:table-cell office:value-type="float" office:value="0.057218">
                <text:p>0.057218</text:p>
              </table:table-cell>
              <table:table-cell office:value-type="float" office:value="0.029933">
                <text:p>0.0299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1126">
                <text:p>-0.011126</text:p>
              </table:table-cell>
              <table:table-cell office:value-type="float" office:value="0.0563">
                <text:p>0.0563</text:p>
              </table:table-cell>
              <table:table-cell office:value-type="float" office:value="0.028238">
                <text:p>0.0282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141">
                <text:p>-0.01141</text:p>
              </table:table-cell>
              <table:table-cell office:value-type="float" office:value="0.055357">
                <text:p>0.055357</text:p>
              </table:table-cell>
              <table:table-cell office:value-type="float" office:value="0.026515">
                <text:p>0.0265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1681">
                <text:p>-0.011681</text:p>
              </table:table-cell>
              <table:table-cell office:value-type="float" office:value="0.05514">
                <text:p>0.05514</text:p>
              </table:table-cell>
              <table:table-cell office:value-type="float" office:value="0.029955">
                <text:p>0.0299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1939">
                <text:p>-0.011939</text:p>
              </table:table-cell>
              <table:table-cell office:value-type="float" office:value="0.054794">
                <text:p>0.054794</text:p>
              </table:table-cell>
              <table:table-cell office:value-type="float" office:value="0.029986">
                <text:p>0.0299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2184">
                <text:p>-0.012184</text:p>
              </table:table-cell>
              <table:table-cell office:value-type="float" office:value="0.054285">
                <text:p>0.054285</text:p>
              </table:table-cell>
              <table:table-cell office:value-type="float" office:value="0.030017">
                <text:p>0.0300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2418">
                <text:p>-0.012418</text:p>
              </table:table-cell>
              <table:table-cell office:value-type="float" office:value="0.054263">
                <text:p>0.054263</text:p>
              </table:table-cell>
              <table:table-cell office:value-type="float" office:value="0.030046">
                <text:p>0.0300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264">
                <text:p>-0.01264</text:p>
              </table:table-cell>
              <table:table-cell office:value-type="float" office:value="0.053552">
                <text:p>0.053552</text:p>
              </table:table-cell>
              <table:table-cell office:value-type="float" office:value="0.026614">
                <text:p>0.0266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2852">
                <text:p>-0.012852</text:p>
              </table:table-cell>
              <table:table-cell office:value-type="float" office:value="0.052462">
                <text:p>0.052462</text:p>
              </table:table-cell>
              <table:table-cell office:value-type="float" office:value="0.026588">
                <text:p>0.0265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3054">
                <text:p>-0.013054</text:p>
              </table:table-cell>
              <table:table-cell office:value-type="float" office:value="0.050227">
                <text:p>0.050227</text:p>
              </table:table-cell>
              <table:table-cell office:value-type="float" office:value="0.023102">
                <text:p>0.0231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3247">
                <text:p>-0.013247</text:p>
              </table:table-cell>
              <table:table-cell office:value-type="float" office:value="0.047115">
                <text:p>0.047115</text:p>
              </table:table-cell>
              <table:table-cell office:value-type="float" office:value="0.024752">
                <text:p>0.0247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343">
                <text:p>-0.01343</text:p>
              </table:table-cell>
              <table:table-cell office:value-type="float" office:value="0.044359">
                <text:p>0.044359</text:p>
              </table:table-cell>
              <table:table-cell office:value-type="float" office:value="0.022968">
                <text:p>0.0229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3604">
                <text:p>-0.013604</text:p>
              </table:table-cell>
              <table:table-cell office:value-type="float" office:value="0.042394">
                <text:p>0.042394</text:p>
              </table:table-cell>
              <table:table-cell office:value-type="float" office:value="0.022887">
                <text:p>0.0228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377">
                <text:p>-0.01377</text:p>
              </table:table-cell>
              <table:table-cell office:value-type="float" office:value="0.040252">
                <text:p>0.040252</text:p>
              </table:table-cell>
              <table:table-cell office:value-type="float" office:value="0.024535">
                <text:p>0.0245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3928">
                <text:p>-0.013928</text:p>
              </table:table-cell>
              <table:table-cell office:value-type="float" office:value="0.037582">
                <text:p>0.037582</text:p>
              </table:table-cell>
              <table:table-cell office:value-type="float" office:value="0.026209">
                <text:p>0.0262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4079">
                <text:p>-0.014079</text:p>
              </table:table-cell>
              <table:table-cell office:value-type="float" office:value="0.035135">
                <text:p>0.035135</text:p>
              </table:table-cell>
              <table:table-cell office:value-type="float" office:value="0.022718">
                <text:p>0.0227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4223">
                <text:p>-0.014223</text:p>
              </table:table-cell>
              <table:table-cell office:value-type="float" office:value="0.033847">
                <text:p>0.033847</text:p>
              </table:table-cell>
              <table:table-cell office:value-type="float" office:value="0.019174">
                <text:p>0.0191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4359">
                <text:p>-0.014359</text:p>
              </table:table-cell>
              <table:table-cell office:value-type="float" office:value="0.031616">
                <text:p>0.031616</text:p>
              </table:table-cell>
              <table:table-cell office:value-type="float" office:value="0.025957">
                <text:p>0.0259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4489">
                <text:p>-0.014489</text:p>
              </table:table-cell>
              <table:table-cell office:value-type="float" office:value="0.029637">
                <text:p>0.029637</text:p>
              </table:table-cell>
              <table:table-cell office:value-type="float" office:value="0.027654">
                <text:p>0.0276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4613">
                <text:p>-0.014613</text:p>
              </table:table-cell>
              <table:table-cell office:value-type="float" office:value="0.027609">
                <text:p>0.027609</text:p>
              </table:table-cell>
              <table:table-cell office:value-type="float" office:value="0.025917">
                <text:p>0.0259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4731">
                <text:p>-0.014731</text:p>
              </table:table-cell>
              <table:table-cell office:value-type="float" office:value="0.026347">
                <text:p>0.026347</text:p>
              </table:table-cell>
              <table:table-cell office:value-type="float" office:value="0.022423">
                <text:p>0.0224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4844">
                <text:p>-0.014844</text:p>
              </table:table-cell>
              <table:table-cell office:value-type="float" office:value="0.025885">
                <text:p>0.025885</text:p>
              </table:table-cell>
              <table:table-cell office:value-type="float" office:value="0.022336">
                <text:p>0.0223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4951">
                <text:p>-0.014951</text:p>
              </table:table-cell>
              <table:table-cell office:value-type="float" office:value="0.025403">
                <text:p>0.025403</text:p>
              </table:table-cell>
              <table:table-cell office:value-type="float" office:value="0.029169">
                <text:p>0.0291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053">
                <text:p>-0.015053</text:p>
              </table:table-cell>
              <table:table-cell office:value-type="float" office:value="0.024424">
                <text:p>0.024424</text:p>
              </table:table-cell>
              <table:table-cell office:value-type="float" office:value="0.027456">
                <text:p>0.0274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15">
                <text:p>-0.01515</text:p>
              </table:table-cell>
              <table:table-cell office:value-type="float" office:value="0.023812">
                <text:p>0.023812</text:p>
              </table:table-cell>
              <table:table-cell office:value-type="float" office:value="0.027447">
                <text:p>0.0274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242">
                <text:p>-0.015242</text:p>
              </table:table-cell>
              <table:table-cell office:value-type="float" office:value="0.024005">
                <text:p>0.024005</text:p>
              </table:table-cell>
              <table:table-cell office:value-type="float" office:value="0.027437">
                <text:p>0.0274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5331">
                <text:p>-0.015331</text:p>
              </table:table-cell>
              <table:table-cell office:value-type="float" office:value="0.024825">
                <text:p>0.024825</text:p>
              </table:table-cell>
              <table:table-cell office:value-type="float" office:value="0.023967">
                <text:p>0.0239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414">
                <text:p>-0.015414</text:p>
              </table:table-cell>
              <table:table-cell office:value-type="float" office:value="0.025267">
                <text:p>0.025267</text:p>
              </table:table-cell>
              <table:table-cell office:value-type="float" office:value="0.027363">
                <text:p>0.0273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494">
                <text:p>-0.015494</text:p>
              </table:table-cell>
              <table:table-cell office:value-type="float" office:value="0.024006">
                <text:p>0.024006</text:p>
              </table:table-cell>
              <table:table-cell office:value-type="float" office:value="0.027352">
                <text:p>0.0273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57">
                <text:p>-0.01557</text:p>
              </table:table-cell>
              <table:table-cell office:value-type="float" office:value="0.023097">
                <text:p>0.023097</text:p>
              </table:table-cell>
              <table:table-cell office:value-type="float" office:value="0.029071">
                <text:p>0.0290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643">
                <text:p>-0.015643</text:p>
              </table:table-cell>
              <table:table-cell office:value-type="float" office:value="0.02266">
                <text:p>0.02266</text:p>
              </table:table-cell>
              <table:table-cell office:value-type="float" office:value="0.029085">
                <text:p>0.0290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712">
                <text:p>-0.015712</text:p>
              </table:table-cell>
              <table:table-cell office:value-type="float" office:value="0.022595">
                <text:p>0.022595</text:p>
              </table:table-cell>
              <table:table-cell office:value-type="float" office:value="0.02737">
                <text:p>0.027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778">
                <text:p>-0.015778</text:p>
              </table:table-cell>
              <table:table-cell office:value-type="float" office:value="0.022943">
                <text:p>0.022943</text:p>
              </table:table-cell>
              <table:table-cell office:value-type="float" office:value="0.027357">
                <text:p>0.0273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84">
                <text:p>-0.01584</text:p>
              </table:table-cell>
              <table:table-cell office:value-type="float" office:value="0.02323">
                <text:p>0.02323</text:p>
              </table:table-cell>
              <table:table-cell office:value-type="float" office:value="0.029075">
                <text:p>0.0290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9">
                <text:p>-0.0159</text:p>
              </table:table-cell>
              <table:table-cell office:value-type="float" office:value="0.023292">
                <text:p>0.023292</text:p>
              </table:table-cell>
              <table:table-cell office:value-type="float" office:value="0.027358">
                <text:p>0.0273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957">
                <text:p>-0.015957</text:p>
              </table:table-cell>
              <table:table-cell office:value-type="float" office:value="0.023392">
                <text:p>0.023392</text:p>
              </table:table-cell>
              <table:table-cell office:value-type="float" office:value="0.027345">
                <text:p>0.027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011">
                <text:p>-0.016011</text:p>
              </table:table-cell>
              <table:table-cell office:value-type="float" office:value="0.02346">
                <text:p>0.02346</text:p>
              </table:table-cell>
              <table:table-cell office:value-type="float" office:value="0.027332">
                <text:p>0.027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062">
                <text:p>-0.016062</text:p>
              </table:table-cell>
              <table:table-cell office:value-type="float" office:value="0.023889">
                <text:p>0.023889</text:p>
              </table:table-cell>
              <table:table-cell office:value-type="float" office:value="0.027318">
                <text:p>0.0273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111">
                <text:p>-0.016111</text:p>
              </table:table-cell>
              <table:table-cell office:value-type="float" office:value="0.024824">
                <text:p>0.024824</text:p>
              </table:table-cell>
              <table:table-cell office:value-type="float" office:value="0.025574">
                <text:p>0.0255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158">
                <text:p>-0.016158</text:p>
              </table:table-cell>
              <table:table-cell office:value-type="float" office:value="0.026412">
                <text:p>0.026412</text:p>
              </table:table-cell>
              <table:table-cell office:value-type="float" office:value="0.027264">
                <text:p>0.0272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-0.016203">
                <text:p>-0.016203</text:p>
              </table:table-cell>
              <table:table-cell office:value-type="float" office:value="0.027423">
                <text:p>0.027423</text:p>
              </table:table-cell>
              <table:table-cell office:value-type="float" office:value="0.03071">
                <text:p>0.030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245">
                <text:p>-0.016245</text:p>
              </table:table-cell>
              <table:table-cell office:value-type="float" office:value="0.028388">
                <text:p>0.028388</text:p>
              </table:table-cell>
              <table:table-cell office:value-type="float" office:value="0.029018">
                <text:p>0.0290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-0.016285">
                <text:p>-0.016285</text:p>
              </table:table-cell>
              <table:table-cell office:value-type="float" office:value="0.029254">
                <text:p>0.029254</text:p>
              </table:table-cell>
              <table:table-cell office:value-type="float" office:value="0.030759">
                <text:p>0.0307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324">
                <text:p>-0.016324</text:p>
              </table:table-cell>
              <table:table-cell office:value-type="float" office:value="0.029923">
                <text:p>0.029923</text:p>
              </table:table-cell>
              <table:table-cell office:value-type="float" office:value="0.025607">
                <text:p>0.0256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36">
                <text:p>-0.01636</text:p>
              </table:table-cell>
              <table:table-cell office:value-type="float" office:value="0.030862">
                <text:p>0.030862</text:p>
              </table:table-cell>
              <table:table-cell office:value-type="float" office:value="0.027296">
                <text:p>0.0272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395">
                <text:p>-0.016395</text:p>
              </table:table-cell>
              <table:table-cell office:value-type="float" office:value="0.030669">
                <text:p>0.030669</text:p>
              </table:table-cell>
              <table:table-cell office:value-type="float" office:value="0.027281">
                <text:p>0.0272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428">
                <text:p>-0.016428</text:p>
              </table:table-cell>
              <table:table-cell office:value-type="float" office:value="0.030295">
                <text:p>0.030295</text:p>
              </table:table-cell>
              <table:table-cell office:value-type="float" office:value="0.027265">
                <text:p>0.0272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46">
                <text:p>-0.01646</text:p>
              </table:table-cell>
              <table:table-cell office:value-type="float" office:value="0.030479">
                <text:p>0.030479</text:p>
              </table:table-cell>
              <table:table-cell office:value-type="float" office:value="0.02898">
                <text:p>0.028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49">
                <text:p>-0.01649</text:p>
              </table:table-cell>
              <table:table-cell office:value-type="float" office:value="0.030737">
                <text:p>0.030737</text:p>
              </table:table-cell>
              <table:table-cell office:value-type="float" office:value="0.025531">
                <text:p>0.0255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519">
                <text:p>-0.016519</text:p>
              </table:table-cell>
              <table:table-cell office:value-type="float" office:value="0.031656">
                <text:p>0.031656</text:p>
              </table:table-cell>
              <table:table-cell office:value-type="float" office:value="0.025489">
                <text:p>0.0254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546">
                <text:p>-0.016546</text:p>
              </table:table-cell>
              <table:table-cell office:value-type="float" office:value="0.031229">
                <text:p>0.031229</text:p>
              </table:table-cell>
              <table:table-cell office:value-type="float" office:value="0.027177">
                <text:p>0.0271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572">
                <text:p>-0.016572</text:p>
              </table:table-cell>
              <table:table-cell office:value-type="float" office:value="0.02977">
                <text:p>0.02977</text:p>
              </table:table-cell>
              <table:table-cell office:value-type="float" office:value="0.025431">
                <text:p>0.0254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597">
                <text:p>-0.016597</text:p>
              </table:table-cell>
              <table:table-cell office:value-type="float" office:value="0.028417">
                <text:p>0.028417</text:p>
              </table:table-cell>
              <table:table-cell office:value-type="float" office:value="0.025389">
                <text:p>0.0253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62">
                <text:p>-0.01662</text:p>
              </table:table-cell>
              <table:table-cell office:value-type="float" office:value="0.027037">
                <text:p>0.027037</text:p>
              </table:table-cell>
              <table:table-cell office:value-type="float" office:value="0.025346">
                <text:p>0.0253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643">
                <text:p>-0.016643</text:p>
              </table:table-cell>
              <table:table-cell office:value-type="float" office:value="0.026031">
                <text:p>0.026031</text:p>
              </table:table-cell>
              <table:table-cell office:value-type="float" office:value="0.027034">
                <text:p>0.0270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664">
                <text:p>-0.016664</text:p>
              </table:table-cell>
              <table:table-cell office:value-type="float" office:value="0.025535">
                <text:p>0.025535</text:p>
              </table:table-cell>
              <table:table-cell office:value-type="float" office:value="0.025288">
                <text:p>0.0252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6685">
                <text:p>-0.016685</text:p>
              </table:table-cell>
              <table:table-cell office:value-type="float" office:value="0.024588">
                <text:p>0.024588</text:p>
              </table:table-cell>
              <table:table-cell office:value-type="float" office:value="0.023515">
                <text:p>0.0235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704">
                <text:p>-0.016704</text:p>
              </table:table-cell>
              <table:table-cell office:value-type="float" office:value="0.023102">
                <text:p>0.023102</text:p>
              </table:table-cell>
              <table:table-cell office:value-type="float" office:value="0.025176">
                <text:p>0.0251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13106">
                <text:p>-0.013106</text:p>
              </table:table-cell>
              <table:table-cell office:value-type="float" office:value="0">
                <text:p>0</text:p>
              </table:table-cell>
              <table:table-cell office:value-type="float" office:value="0.022107">
                <text:p>0.022107</text:p>
              </table:table-cell>
              <table:table-cell office:value-type="float" office:value="0.026386">
                <text:p>0.0263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26212">
                <text:p>-0.026212</text:p>
              </table:table-cell>
              <table:table-cell office:value-type="float" office:value="0">
                <text:p>0</text:p>
              </table:table-cell>
              <table:table-cell office:value-type="float" office:value="0.021619">
                <text:p>0.021619</text:p>
              </table:table-cell>
              <table:table-cell office:value-type="float" office:value="0.02463">
                <text:p>0.024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0714">
                <text:p>0.010714</text:p>
              </table:table-cell>
              <table:table-cell office:value-type="float" office:value="0.021738">
                <text:p>0.021738</text:p>
              </table:table-cell>
              <table:table-cell office:value-type="float" office:value="0.023163">
                <text:p>0.0231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1344">
                <text:p>0.021344</text:p>
              </table:table-cell>
              <table:table-cell office:value-type="float" office:value="0.022417">
                <text:p>0.022417</text:p>
              </table:table-cell>
              <table:table-cell office:value-type="float" office:value="0.018226">
                <text:p>0.0182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1888">
                <text:p>0.031888</text:p>
              </table:table-cell>
              <table:table-cell office:value-type="float" office:value="0.022614">
                <text:p>0.022614</text:p>
              </table:table-cell>
              <table:table-cell office:value-type="float" office:value="0.020147">
                <text:p>0.0201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4235">
                <text:p>0.04235</text:p>
              </table:table-cell>
              <table:table-cell office:value-type="float" office:value="0.022517">
                <text:p>0.022517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52728">
                <text:p>0.052728</text:p>
              </table:table-cell>
              <table:table-cell office:value-type="float" office:value="0.02273">
                <text:p>0.02273</text:p>
              </table:table-cell>
              <table:table-cell office:value-type="float" office:value="0.015386">
                <text:p>0.0153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63024">
                <text:p>0.063024</text:p>
              </table:table-cell>
              <table:table-cell office:value-type="float" office:value="0.023652">
                <text:p>0.023652</text:p>
              </table:table-cell>
              <table:table-cell office:value-type="float" office:value="0.017303">
                <text:p>0.0173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73238">
                <text:p>0.073238</text:p>
              </table:table-cell>
              <table:table-cell office:value-type="float" office:value="0.024461">
                <text:p>0.024461</text:p>
              </table:table-cell>
              <table:table-cell office:value-type="float" office:value="0.012343">
                <text:p>0.0123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6553">
                <text:p>-0.06553</text:p>
              </table:table-cell>
              <table:table-cell office:value-type="float" office:value="0.083371">
                <text:p>0.083371</text:p>
              </table:table-cell>
              <table:table-cell office:value-type="float" office:value="0.024884">
                <text:p>0.024884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93423">
                <text:p>0.093423</text:p>
              </table:table-cell>
              <table:table-cell office:value-type="float" office:value="0.025161">
                <text:p>0.025161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103396">
                <text:p>0.103396</text:p>
              </table:table-cell>
              <table:table-cell office:value-type="float" office:value="0.024678">
                <text:p>0.024678</text:p>
              </table:table-cell>
              <table:table-cell office:value-type="float" office:value="0.005765">
                <text:p>0.0057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6553">
                <text:p>-0.06553</text:p>
              </table:table-cell>
              <table:table-cell office:value-type="float" office:value="0.11329">
                <text:p>0.11329</text:p>
              </table:table-cell>
              <table:table-cell office:value-type="float" office:value="0.024013">
                <text:p>0.024013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23105">
                <text:p>0.123105</text:p>
              </table:table-cell>
              <table:table-cell office:value-type="float" office:value="0.022643">
                <text:p>0.022643</text:p>
              </table:table-cell>
              <table:table-cell office:value-type="float" office:value="-0.002696">
                <text:p>-0.002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6553">
                <text:p>-0.06553</text:p>
              </table:table-cell>
              <table:table-cell office:value-type="float" office:value="0.132842">
                <text:p>0.132842</text:p>
              </table:table-cell>
              <table:table-cell office:value-type="float" office:value="0.020583">
                <text:p>0.020583</text:p>
              </table:table-cell>
              <table:table-cell office:value-type="float" office:value="-0.000951">
                <text:p>-0.000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104848">
                <text:p>-0.104848</text:p>
              </table:table-cell>
              <table:table-cell office:value-type="float" office:value="0.142502">
                <text:p>0.142502</text:p>
              </table:table-cell>
              <table:table-cell office:value-type="float" office:value="0.017947">
                <text:p>0.017947</text:p>
              </table:table-cell>
              <table:table-cell office:value-type="float" office:value="-0.007813">
                <text:p>-0.0078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104848">
                <text:p>-0.104848</text:p>
              </table:table-cell>
              <table:table-cell office:value-type="float" office:value="0.152086">
                <text:p>0.152086</text:p>
              </table:table-cell>
              <table:table-cell office:value-type="float" office:value="0.014709">
                <text:p>0.014709</text:p>
              </table:table-cell>
              <table:table-cell office:value-type="float" office:value="-0.009573">
                <text:p>-0.0095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61593">
                <text:p>0.161593</text:p>
              </table:table-cell>
              <table:table-cell office:value-type="float" office:value="0.01059">
                <text:p>0.01059</text:p>
              </table:table-cell>
              <table:table-cell office:value-type="float" office:value="-0.009612">
                <text:p>-0.0096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117954">
                <text:p>-0.117954</text:p>
              </table:table-cell>
              <table:table-cell office:value-type="float" office:value="0.171025">
                <text:p>0.171025</text:p>
              </table:table-cell>
              <table:table-cell office:value-type="float" office:value="0.006269">
                <text:p>0.006269</text:p>
              </table:table-cell>
              <table:table-cell office:value-type="float" office:value="-0.014823">
                <text:p>-0.0148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117954">
                <text:p>-0.117954</text:p>
              </table:table-cell>
              <table:table-cell office:value-type="float" office:value="0.180382">
                <text:p>0.180382</text:p>
              </table:table-cell>
              <table:table-cell office:value-type="float" office:value="0.001995">
                <text:p>0.001995</text:p>
              </table:table-cell>
              <table:table-cell office:value-type="float" office:value="-0.016636">
                <text:p>-0.0166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89664">
                <text:p>0.189664</text:p>
              </table:table-cell>
              <table:table-cell office:value-type="float" office:value="-0.002234">
                <text:p>-0.002234</text:p>
              </table:table-cell>
              <table:table-cell office:value-type="float" office:value="-0.014998">
                <text:p>-0.0149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98873">
                <text:p>0.198873</text:p>
              </table:table-cell>
              <table:table-cell office:value-type="float" office:value="-0.006804">
                <text:p>-0.006804</text:p>
              </table:table-cell>
              <table:table-cell office:value-type="float" office:value="-0.016777">
                <text:p>-0.0167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04848">
                <text:p>-0.104848</text:p>
              </table:table-cell>
              <table:table-cell office:value-type="float" office:value="0.208009">
                <text:p>0.208009</text:p>
              </table:table-cell>
              <table:table-cell office:value-type="float" office:value="-0.011405">
                <text:p>-0.011405</text:p>
              </table:table-cell>
              <table:table-cell office:value-type="float" office:value="-0.020294">
                <text:p>-0.0202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104848">
                <text:p>-0.104848</text:p>
              </table:table-cell>
              <table:table-cell office:value-type="float" office:value="0.217073">
                <text:p>0.217073</text:p>
              </table:table-cell>
              <table:table-cell office:value-type="float" office:value="-0.016091">
                <text:p>-0.016091</text:p>
              </table:table-cell>
              <table:table-cell office:value-type="float" office:value="-0.022116">
                <text:p>-0.0221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226064">
                <text:p>0.226064</text:p>
              </table:table-cell>
              <table:table-cell office:value-type="float" office:value="-0.020859">
                <text:p>-0.020859</text:p>
              </table:table-cell>
              <table:table-cell office:value-type="float" office:value="-0.020487">
                <text:p>-0.0204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91742">
                <text:p>-0.091742</text:p>
              </table:table-cell>
              <table:table-cell office:value-type="float" office:value="0.234984">
                <text:p>0.234984</text:p>
              </table:table-cell>
              <table:table-cell office:value-type="float" office:value="-0.025766">
                <text:p>-0.025766</text:p>
              </table:table-cell>
              <table:table-cell office:value-type="float" office:value="-0.024003">
                <text:p>-0.0240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6553">
                <text:p>-0.06553</text:p>
              </table:table-cell>
              <table:table-cell office:value-type="float" office:value="0.243834">
                <text:p>0.243834</text:p>
              </table:table-cell>
              <table:table-cell office:value-type="float" office:value="-0.030947">
                <text:p>-0.030947</text:p>
              </table:table-cell>
              <table:table-cell office:value-type="float" office:value="-0.022365">
                <text:p>-0.0223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252613">
                <text:p>0.252613</text:p>
              </table:table-cell>
              <table:table-cell office:value-type="float" office:value="-0.036396">
                <text:p>-0.036396</text:p>
              </table:table-cell>
              <table:table-cell office:value-type="float" office:value="-0.025873">
                <text:p>-0.0258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261322">
                <text:p>0.261322</text:p>
              </table:table-cell>
              <table:table-cell office:value-type="float" office:value="-0.041858">
                <text:p>-0.041858</text:p>
              </table:table-cell>
              <table:table-cell office:value-type="float" office:value="-0.020765">
                <text:p>-0.0207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69962">
                <text:p>0.269962</text:p>
              </table:table-cell>
              <table:table-cell office:value-type="float" office:value="-0.045922">
                <text:p>-0.045922</text:p>
              </table:table-cell>
              <table:table-cell office:value-type="float" office:value="-0.02594">
                <text:p>-0.025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39318">
                <text:p>-0.039318</text:p>
              </table:table-cell>
              <table:table-cell office:value-type="float" office:value="0.278534">
                <text:p>0.278534</text:p>
              </table:table-cell>
              <table:table-cell office:value-type="float" office:value="-0.049978">
                <text:p>-0.049978</text:p>
              </table:table-cell>
              <table:table-cell office:value-type="float" office:value="-0.025987">
                <text:p>-0.02598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87038">
                <text:p>0.287038</text:p>
              </table:table-cell>
              <table:table-cell office:value-type="float" office:value="-0.053829">
                <text:p>-0.053829</text:p>
              </table:table-cell>
              <table:table-cell office:value-type="float" office:value="-0.029475">
                <text:p>-0.0294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295474">
                <text:p>0.295474</text:p>
              </table:table-cell>
              <table:table-cell office:value-type="float" office:value="-0.05691">
                <text:p>-0.05691</text:p>
              </table:table-cell>
              <table:table-cell office:value-type="float" office:value="-0.026077">
                <text:p>-0.0260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303843">
                <text:p>0.303843</text:p>
              </table:table-cell>
              <table:table-cell office:value-type="float" office:value="-0.060592">
                <text:p>-0.060592</text:p>
              </table:table-cell>
              <table:table-cell office:value-type="float" office:value="-0.027799">
                <text:p>-0.0277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312146">
                <text:p>0.312146</text:p>
              </table:table-cell>
              <table:table-cell office:value-type="float" office:value="-0.062818">
                <text:p>-0.062818</text:p>
              </table:table-cell>
              <table:table-cell office:value-type="float" office:value="-0.031259">
                <text:p>-0.0312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3106">
                <text:p>0.013106</text:p>
              </table:table-cell>
              <table:table-cell office:value-type="float" office:value="0.320383">
                <text:p>0.320383</text:p>
              </table:table-cell>
              <table:table-cell office:value-type="float" office:value="-0.064249">
                <text:p>-0.064249</text:p>
              </table:table-cell>
              <table:table-cell office:value-type="float" office:value="-0.027833">
                <text:p>-0.0278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.328555">
                <text:p>0.328555</text:p>
              </table:table-cell>
              <table:table-cell office:value-type="float" office:value="-0.065959">
                <text:p>-0.065959</text:p>
              </table:table-cell>
              <table:table-cell office:value-type="float" office:value="-0.031256">
                <text:p>-0.0312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.336661">
                <text:p>0.336661</text:p>
              </table:table-cell>
              <table:table-cell office:value-type="float" office:value="-0.067224">
                <text:p>-0.067224</text:p>
              </table:table-cell>
              <table:table-cell office:value-type="float" office:value="-0.032984">
                <text:p>-0.0329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3106">
                <text:p>0.013106</text:p>
              </table:table-cell>
              <table:table-cell office:value-type="float" office:value="0.344704">
                <text:p>0.344704</text:p>
              </table:table-cell>
              <table:table-cell office:value-type="float" office:value="-0.069002">
                <text:p>-0.069002</text:p>
              </table:table-cell>
              <table:table-cell office:value-type="float" office:value="-0.032988">
                <text:p>-0.0329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.352682">
                <text:p>0.352682</text:p>
              </table:table-cell>
              <table:table-cell office:value-type="float" office:value="-0.071596">
                <text:p>-0.071596</text:p>
              </table:table-cell>
              <table:table-cell office:value-type="float" office:value="-0.036435">
                <text:p>-0.0364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6212">
                <text:p>0.026212</text:p>
              </table:table-cell>
              <table:table-cell office:value-type="float" office:value="0.360597">
                <text:p>0.360597</text:p>
              </table:table-cell>
              <table:table-cell office:value-type="float" office:value="-0.073791">
                <text:p>-0.073791</text:p>
              </table:table-cell>
              <table:table-cell office:value-type="float" office:value="-0.034725">
                <text:p>-0.0347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3106">
                <text:p>0.013106</text:p>
              </table:table-cell>
              <table:table-cell office:value-type="float" office:value="0.36845">
                <text:p>0.36845</text:p>
              </table:table-cell>
              <table:table-cell office:value-type="float" office:value="-0.076199">
                <text:p>-0.076199</text:p>
              </table:table-cell>
              <table:table-cell office:value-type="float" office:value="-0.03816">
                <text:p>-0.038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9318">
                <text:p>0.039318</text:p>
              </table:table-cell>
              <table:table-cell office:value-type="float" office:value="0.37624">
                <text:p>0.37624</text:p>
              </table:table-cell>
              <table:table-cell office:value-type="float" office:value="-0.07843">
                <text:p>-0.07843</text:p>
              </table:table-cell>
              <table:table-cell office:value-type="float" office:value="-0.036439">
                <text:p>-0.0364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9318">
                <text:p>0.039318</text:p>
              </table:table-cell>
              <table:table-cell office:value-type="float" office:value="0.383968">
                <text:p>0.383968</text:p>
              </table:table-cell>
              <table:table-cell office:value-type="float" office:value="-0.080751">
                <text:p>-0.080751</text:p>
              </table:table-cell>
              <table:table-cell office:value-type="float" office:value="-0.038133">
                <text:p>-0.0381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9318">
                <text:p>0.039318</text:p>
              </table:table-cell>
              <table:table-cell office:value-type="float" office:value="0.391635">
                <text:p>0.391635</text:p>
              </table:table-cell>
              <table:table-cell office:value-type="float" office:value="-0.083401">
                <text:p>-0.083401</text:p>
              </table:table-cell>
              <table:table-cell office:value-type="float" office:value="-0.039835">
                <text:p>-0.0398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9318">
                <text:p>0.039318</text:p>
              </table:table-cell>
              <table:table-cell office:value-type="float" office:value="0.399241">
                <text:p>0.399241</text:p>
              </table:table-cell>
              <table:table-cell office:value-type="float" office:value="-0.086266">
                <text:p>-0.086266</text:p>
              </table:table-cell>
              <table:table-cell office:value-type="float" office:value="-0.041543">
                <text:p>-0.0415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553">
                <text:p>0.06553</text:p>
              </table:table-cell>
              <table:table-cell office:value-type="float" office:value="0.406787">
                <text:p>0.406787</text:p>
              </table:table-cell>
              <table:table-cell office:value-type="float" office:value="-0.089093">
                <text:p>-0.089093</text:p>
              </table:table-cell>
              <table:table-cell office:value-type="float" office:value="-0.039799">
                <text:p>-0.0397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04848">
                <text:p>0.104848</text:p>
              </table:table-cell>
              <table:table-cell office:value-type="float" office:value="0.414273">
                <text:p>0.414273</text:p>
              </table:table-cell>
              <table:table-cell office:value-type="float" office:value="-0.090794">
                <text:p>-0.090794</text:p>
              </table:table-cell>
              <table:table-cell office:value-type="float" office:value="-0.03628">
                <text:p>-0.036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1742">
                <text:p>0.091742</text:p>
              </table:table-cell>
              <table:table-cell office:value-type="float" office:value="0.421699">
                <text:p>0.421699</text:p>
              </table:table-cell>
              <table:table-cell office:value-type="float" office:value="-0.091759">
                <text:p>-0.091759</text:p>
              </table:table-cell>
              <table:table-cell office:value-type="float" office:value="-0.039609">
                <text:p>-0.0396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04848">
                <text:p>0.104848</text:p>
              </table:table-cell>
              <table:table-cell office:value-type="float" office:value="0.429067">
                <text:p>0.429067</text:p>
              </table:table-cell>
              <table:table-cell office:value-type="float" office:value="-0.092413">
                <text:p>-0.092413</text:p>
              </table:table-cell>
              <table:table-cell office:value-type="float" office:value="-0.039511">
                <text:p>-0.0395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3106">
                <text:p>0.13106</text:p>
              </table:table-cell>
              <table:table-cell office:value-type="float" office:value="0.436376">
                <text:p>0.436376</text:p>
              </table:table-cell>
              <table:table-cell office:value-type="float" office:value="-0.093063">
                <text:p>-0.093063</text:p>
              </table:table-cell>
              <table:table-cell office:value-type="float" office:value="-0.037665">
                <text:p>-0.0376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44166">
                <text:p>0.144166</text:p>
              </table:table-cell>
              <table:table-cell office:value-type="float" office:value="0.443627">
                <text:p>0.443627</text:p>
              </table:table-cell>
              <table:table-cell office:value-type="float" office:value="-0.093861">
                <text:p>-0.093861</text:p>
              </table:table-cell>
              <table:table-cell office:value-type="float" office:value="-0.037502">
                <text:p>-0.0375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57272">
                <text:p>0.157272</text:p>
              </table:table-cell>
              <table:table-cell office:value-type="float" office:value="0.45082">
                <text:p>0.45082</text:p>
              </table:table-cell>
              <table:table-cell office:value-type="float" office:value="-0.093764">
                <text:p>-0.093764</text:p>
              </table:table-cell>
              <table:table-cell office:value-type="float" office:value="-0.037321">
                <text:p>-0.0373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57272">
                <text:p>0.157272</text:p>
              </table:table-cell>
              <table:table-cell office:value-type="float" office:value="0.457956">
                <text:p>0.457956</text:p>
              </table:table-cell>
              <table:table-cell office:value-type="float" office:value="-0.09358">
                <text:p>-0.09358</text:p>
              </table:table-cell>
              <table:table-cell office:value-type="float" office:value="-0.03885">
                <text:p>-0.038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57272">
                <text:p>0.157272</text:p>
              </table:table-cell>
              <table:table-cell office:value-type="float" office:value="0.465036">
                <text:p>0.465036</text:p>
              </table:table-cell>
              <table:table-cell office:value-type="float" office:value="-0.093575">
                <text:p>-0.093575</text:p>
              </table:table-cell>
              <table:table-cell office:value-type="float" office:value="-0.040386">
                <text:p>-0.0403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70378">
                <text:p>0.170378</text:p>
              </table:table-cell>
              <table:table-cell office:value-type="float" office:value="0.47206">
                <text:p>0.47206</text:p>
              </table:table-cell>
              <table:table-cell office:value-type="float" office:value="-0.094179">
                <text:p>-0.094179</text:p>
              </table:table-cell>
              <table:table-cell office:value-type="float" office:value="-0.040198">
                <text:p>-0.0401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70378">
                <text:p>0.170378</text:p>
              </table:table-cell>
              <table:table-cell office:value-type="float" office:value="0.479027">
                <text:p>0.479027</text:p>
              </table:table-cell>
              <table:table-cell office:value-type="float" office:value="-0.094632">
                <text:p>-0.094632</text:p>
              </table:table-cell>
              <table:table-cell office:value-type="float" office:value="-0.041722">
                <text:p>-0.0417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9659">
                <text:p>0.19659</text:p>
              </table:table-cell>
              <table:table-cell office:value-type="float" office:value="0.48594">
                <text:p>0.48594</text:p>
              </table:table-cell>
              <table:table-cell office:value-type="float" office:value="-0.09513">
                <text:p>-0.09513</text:p>
              </table:table-cell>
              <table:table-cell office:value-type="float" office:value="-0.039791">
                <text:p>-0.0397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83484">
                <text:p>0.183484</text:p>
              </table:table-cell>
              <table:table-cell office:value-type="float" office:value="0.492797">
                <text:p>0.492797</text:p>
              </table:table-cell>
              <table:table-cell office:value-type="float" office:value="-0.095603">
                <text:p>-0.095603</text:p>
              </table:table-cell>
              <table:table-cell office:value-type="float" office:value="-0.043005">
                <text:p>-0.0430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09696">
                <text:p>0.209696</text:p>
              </table:table-cell>
              <table:table-cell office:value-type="float" office:value="0.499601">
                <text:p>0.499601</text:p>
              </table:table-cell>
              <table:table-cell office:value-type="float" office:value="-0.096254">
                <text:p>-0.096254</text:p>
              </table:table-cell>
              <table:table-cell office:value-type="float" office:value="-0.041062">
                <text:p>-0.0410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659">
                <text:p>0.19659</text:p>
              </table:table-cell>
              <table:table-cell office:value-type="float" office:value="0.50635">
                <text:p>0.50635</text:p>
              </table:table-cell>
              <table:table-cell office:value-type="float" office:value="-0.096761">
                <text:p>-0.096761</text:p>
              </table:table-cell>
              <table:table-cell office:value-type="float" office:value="-0.044263">
                <text:p>-0.0442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22802">
                <text:p>0.222802</text:p>
              </table:table-cell>
              <table:table-cell office:value-type="float" office:value="0.513045">
                <text:p>0.513045</text:p>
              </table:table-cell>
              <table:table-cell office:value-type="float" office:value="-0.097073">
                <text:p>-0.097073</text:p>
              </table:table-cell>
              <table:table-cell office:value-type="float" office:value="-0.042306">
                <text:p>-0.0423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22802">
                <text:p>0.222802</text:p>
              </table:table-cell>
              <table:table-cell office:value-type="float" office:value="0.519688">
                <text:p>0.519688</text:p>
              </table:table-cell>
              <table:table-cell office:value-type="float" office:value="-0.097796">
                <text:p>-0.097796</text:p>
              </table:table-cell>
              <table:table-cell office:value-type="float" office:value="-0.043763">
                <text:p>-0.0437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09696">
                <text:p>0.209696</text:p>
              </table:table-cell>
              <table:table-cell office:value-type="float" office:value="0.526278">
                <text:p>0.526278</text:p>
              </table:table-cell>
              <table:table-cell office:value-type="float" office:value="-0.098583">
                <text:p>-0.098583</text:p>
              </table:table-cell>
              <table:table-cell office:value-type="float" office:value="-0.046957">
                <text:p>-0.0469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49014">
                <text:p>0.249014</text:p>
              </table:table-cell>
              <table:table-cell office:value-type="float" office:value="0.532815">
                <text:p>0.532815</text:p>
              </table:table-cell>
              <table:table-cell office:value-type="float" office:value="-0.099351">
                <text:p>-0.099351</text:p>
              </table:table-cell>
              <table:table-cell office:value-type="float" office:value="-0.043263">
                <text:p>-0.0432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49014">
                <text:p>0.249014</text:p>
              </table:table-cell>
              <table:table-cell office:value-type="float" office:value="0.539301">
                <text:p>0.539301</text:p>
              </table:table-cell>
              <table:table-cell office:value-type="float" office:value="-0.101126">
                <text:p>-0.101126</text:p>
              </table:table-cell>
              <table:table-cell office:value-type="float" office:value="-0.044687">
                <text:p>-0.0446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35908">
                <text:p>0.235908</text:p>
              </table:table-cell>
              <table:table-cell office:value-type="float" office:value="0.545735">
                <text:p>0.545735</text:p>
              </table:table-cell>
              <table:table-cell office:value-type="float" office:value="-0.102076">
                <text:p>-0.102076</text:p>
              </table:table-cell>
              <table:table-cell office:value-type="float" office:value="-0.047846">
                <text:p>-0.0478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75226">
                <text:p>0.275226</text:p>
              </table:table-cell>
              <table:table-cell office:value-type="float" office:value="0.552118">
                <text:p>0.552118</text:p>
              </table:table-cell>
              <table:table-cell office:value-type="float" office:value="-0.103196">
                <text:p>-0.103196</text:p>
              </table:table-cell>
              <table:table-cell office:value-type="float" office:value="-0.044119">
                <text:p>-0.0441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75226">
                <text:p>0.275226</text:p>
              </table:table-cell>
              <table:table-cell office:value-type="float" office:value="0.55845">
                <text:p>0.55845</text:p>
              </table:table-cell>
              <table:table-cell office:value-type="float" office:value="-0.105289">
                <text:p>-0.105289</text:p>
              </table:table-cell>
              <table:table-cell office:value-type="float" office:value="-0.045508">
                <text:p>-0.0455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6212">
                <text:p>0.26212</text:p>
              </table:table-cell>
              <table:table-cell office:value-type="float" office:value="0.564732">
                <text:p>0.564732</text:p>
              </table:table-cell>
              <table:table-cell office:value-type="float" office:value="-0.107117">
                <text:p>-0.107117</text:p>
              </table:table-cell>
              <table:table-cell office:value-type="float" office:value="-0.048634">
                <text:p>-0.0486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88332">
                <text:p>0.288332</text:p>
              </table:table-cell>
              <table:table-cell office:value-type="float" office:value="0.570965">
                <text:p>0.570965</text:p>
              </table:table-cell>
              <table:table-cell office:value-type="float" office:value="-0.108443">
                <text:p>-0.108443</text:p>
              </table:table-cell>
              <table:table-cell office:value-type="float" office:value="-0.046602">
                <text:p>-0.0466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88332">
                <text:p>0.288332</text:p>
              </table:table-cell>
              <table:table-cell office:value-type="float" office:value="0.577147">
                <text:p>0.577147</text:p>
              </table:table-cell>
              <table:table-cell office:value-type="float" office:value="-0.110972">
                <text:p>-0.110972</text:p>
              </table:table-cell>
              <table:table-cell office:value-type="float" office:value="-0.047983">
                <text:p>-0.04798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14544">
                <text:p>0.314544</text:p>
              </table:table-cell>
              <table:table-cell office:value-type="float" office:value="0.583281">
                <text:p>0.583281</text:p>
              </table:table-cell>
              <table:table-cell office:value-type="float" office:value="-0.113084">
                <text:p>-0.113084</text:p>
              </table:table-cell>
              <table:table-cell office:value-type="float" office:value="-0.045911">
                <text:p>-0.0459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01438">
                <text:p>0.301438</text:p>
              </table:table-cell>
              <table:table-cell office:value-type="float" office:value="0.589366">
                <text:p>0.589366</text:p>
              </table:table-cell>
              <table:table-cell office:value-type="float" office:value="-0.114829">
                <text:p>-0.114829</text:p>
              </table:table-cell>
              <table:table-cell office:value-type="float" office:value="-0.048981">
                <text:p>-0.0489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40756">
                <text:p>0.340756</text:p>
              </table:table-cell>
              <table:table-cell office:value-type="float" office:value="0.595403">
                <text:p>0.595403</text:p>
              </table:table-cell>
              <table:table-cell office:value-type="float" office:value="-0.116364">
                <text:p>-0.116364</text:p>
              </table:table-cell>
              <table:table-cell office:value-type="float" office:value="-0.045164">
                <text:p>-0.0451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53862">
                <text:p>0.353862</text:p>
              </table:table-cell>
              <table:table-cell office:value-type="float" office:value="0.601392">
                <text:p>0.601392</text:p>
              </table:table-cell>
              <table:table-cell office:value-type="float" office:value="-0.117919">
                <text:p>-0.117919</text:p>
              </table:table-cell>
              <table:table-cell office:value-type="float" office:value="-0.044734">
                <text:p>-0.0447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53862">
                <text:p>0.353862</text:p>
              </table:table-cell>
              <table:table-cell office:value-type="float" office:value="0.607333">
                <text:p>0.607333</text:p>
              </table:table-cell>
              <table:table-cell office:value-type="float" office:value="-0.119499">
                <text:p>-0.119499</text:p>
              </table:table-cell>
              <table:table-cell office:value-type="float" office:value="-0.046013">
                <text:p>-0.0460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80074">
                <text:p>0.380074</text:p>
              </table:table-cell>
              <table:table-cell office:value-type="float" office:value="0.613227">
                <text:p>0.613227</text:p>
              </table:table-cell>
              <table:table-cell office:value-type="float" office:value="-0.120662">
                <text:p>-0.120662</text:p>
              </table:table-cell>
              <table:table-cell office:value-type="float" office:value="-0.043838">
                <text:p>-0.0438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9318">
                <text:p>0.39318</text:p>
              </table:table-cell>
              <table:table-cell office:value-type="float" office:value="0.619075">
                <text:p>0.619075</text:p>
              </table:table-cell>
              <table:table-cell office:value-type="float" office:value="-0.121564">
                <text:p>-0.121564</text:p>
              </table:table-cell>
              <table:table-cell office:value-type="float" office:value="-0.043346">
                <text:p>-0.0433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06286">
                <text:p>0.406286</text:p>
              </table:table-cell>
              <table:table-cell office:value-type="float" office:value="0.624876">
                <text:p>0.624876</text:p>
              </table:table-cell>
              <table:table-cell office:value-type="float" office:value="-0.122212">
                <text:p>-0.122212</text:p>
              </table:table-cell>
              <table:table-cell office:value-type="float" office:value="-0.042834">
                <text:p>-0.0428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06286">
                <text:p>0.406286</text:p>
              </table:table-cell>
              <table:table-cell office:value-type="float" office:value="0.630631">
                <text:p>0.630631</text:p>
              </table:table-cell>
              <table:table-cell office:value-type="float" office:value="-0.122929">
                <text:p>-0.122929</text:p>
              </table:table-cell>
              <table:table-cell office:value-type="float" office:value="-0.044031">
                <text:p>-0.0440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32498">
                <text:p>0.432498</text:p>
              </table:table-cell>
              <table:table-cell office:value-type="float" office:value="0.63634">
                <text:p>0.63634</text:p>
              </table:table-cell>
              <table:table-cell office:value-type="float" office:value="-0.123703">
                <text:p>-0.123703</text:p>
              </table:table-cell>
              <table:table-cell office:value-type="float" office:value="-0.041773">
                <text:p>-0.0417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45604">
                <text:p>0.445604</text:p>
              </table:table-cell>
              <table:table-cell office:value-type="float" office:value="0.642004">
                <text:p>0.642004</text:p>
              </table:table-cell>
              <table:table-cell office:value-type="float" office:value="-0.124137">
                <text:p>-0.124137</text:p>
              </table:table-cell>
              <table:table-cell office:value-type="float" office:value="-0.041198">
                <text:p>-0.0411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45604">
                <text:p>0.445604</text:p>
              </table:table-cell>
              <table:table-cell office:value-type="float" office:value="0.647623">
                <text:p>0.647623</text:p>
              </table:table-cell>
              <table:table-cell office:value-type="float" office:value="-0.124728">
                <text:p>-0.124728</text:p>
              </table:table-cell>
              <table:table-cell office:value-type="float" office:value="-0.042333">
                <text:p>-0.0423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5871">
                <text:p>0.45871</text:p>
              </table:table-cell>
              <table:table-cell office:value-type="float" office:value="0.653197">
                <text:p>0.653197</text:p>
              </table:table-cell>
              <table:table-cell office:value-type="float" office:value="-0.125772">
                <text:p>-0.125772</text:p>
              </table:table-cell>
              <table:table-cell office:value-type="float" office:value="-0.041743">
                <text:p>-0.0417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71816">
                <text:p>0.471816</text:p>
              </table:table-cell>
              <table:table-cell office:value-type="float" office:value="0.658727">
                <text:p>0.658727</text:p>
              </table:table-cell>
              <table:table-cell office:value-type="float" office:value="-0.126692">
                <text:p>-0.126692</text:p>
              </table:table-cell>
              <table:table-cell office:value-type="float" office:value="-0.041132">
                <text:p>-0.0411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11134">
                <text:p>0.511134</text:p>
              </table:table-cell>
              <table:table-cell office:value-type="float" office:value="0.664214">
                <text:p>0.664214</text:p>
              </table:table-cell>
              <table:table-cell office:value-type="float" office:value="-0.127586">
                <text:p>-0.127586</text:p>
              </table:table-cell>
              <table:table-cell office:value-type="float" office:value="-0.03704">
                <text:p>-0.037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11134">
                <text:p>0.511134</text:p>
              </table:table-cell>
              <table:table-cell office:value-type="float" office:value="0.669656">
                <text:p>0.669656</text:p>
              </table:table-cell>
              <table:table-cell office:value-type="float" office:value="-0.128104">
                <text:p>-0.128104</text:p>
              </table:table-cell>
              <table:table-cell office:value-type="float" office:value="-0.038064">
                <text:p>-0.0380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52424">
                <text:p>0.52424</text:p>
              </table:table-cell>
              <table:table-cell office:value-type="float" office:value="0.675056">
                <text:p>0.675056</text:p>
              </table:table-cell>
              <table:table-cell office:value-type="float" office:value="-0.127963">
                <text:p>-0.127963</text:p>
              </table:table-cell>
              <table:table-cell office:value-type="float" office:value="-0.037364">
                <text:p>-0.0373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2424">
                <text:p>0.52424</text:p>
              </table:table-cell>
              <table:table-cell office:value-type="float" office:value="0.680413">
                <text:p>0.680413</text:p>
              </table:table-cell>
              <table:table-cell office:value-type="float" office:value="-0.128072">
                <text:p>-0.128072</text:p>
              </table:table-cell>
              <table:table-cell office:value-type="float" office:value="-0.038373">
                <text:p>-0.0383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37346">
                <text:p>0.537346</text:p>
              </table:table-cell>
              <table:table-cell office:value-type="float" office:value="0.685727">
                <text:p>0.685727</text:p>
              </table:table-cell>
              <table:table-cell office:value-type="float" office:value="-0.128788">
                <text:p>-0.128788</text:p>
              </table:table-cell>
              <table:table-cell office:value-type="float" office:value="-0.037657">
                <text:p>-0.0376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50452">
                <text:p>0.550452</text:p>
              </table:table-cell>
              <table:table-cell office:value-type="float" office:value="0.690999">
                <text:p>0.690999</text:p>
              </table:table-cell>
              <table:table-cell office:value-type="float" office:value="-0.129942">
                <text:p>-0.129942</text:p>
              </table:table-cell>
              <table:table-cell office:value-type="float" office:value="-0.036919">
                <text:p>-0.0369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576664">
                <text:p>0.576664</text:p>
              </table:table-cell>
              <table:table-cell office:value-type="float" office:value="0.696229">
                <text:p>0.696229</text:p>
              </table:table-cell>
              <table:table-cell office:value-type="float" office:value="-0.130893">
                <text:p>-0.130893</text:p>
              </table:table-cell>
              <table:table-cell office:value-type="float" office:value="-0.034431">
                <text:p>-0.0344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58977">
                <text:p>0.58977</text:p>
              </table:table-cell>
              <table:table-cell office:value-type="float" office:value="0.701418">
                <text:p>0.701418</text:p>
              </table:table-cell>
              <table:table-cell office:value-type="float" office:value="-0.132687">
                <text:p>-0.132687</text:p>
              </table:table-cell>
              <table:table-cell office:value-type="float" office:value="-0.033625">
                <text:p>-0.033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8977">
                <text:p>0.58977</text:p>
              </table:table-cell>
              <table:table-cell office:value-type="float" office:value="0.706565">
                <text:p>0.706565</text:p>
              </table:table-cell>
              <table:table-cell office:value-type="float" office:value="-0.133656">
                <text:p>-0.133656</text:p>
              </table:table-cell>
              <table:table-cell office:value-type="float" office:value="-0.034528">
                <text:p>-0.0345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15982">
                <text:p>0.615982</text:p>
              </table:table-cell>
              <table:table-cell office:value-type="float" office:value="0.711672">
                <text:p>0.711672</text:p>
              </table:table-cell>
              <table:table-cell office:value-type="float" office:value="-0.134656">
                <text:p>-0.134656</text:p>
              </table:table-cell>
              <table:table-cell office:value-type="float" office:value="-0.031975">
                <text:p>-0.0319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42194">
                <text:p>0.642194</text:p>
              </table:table-cell>
              <table:table-cell office:value-type="float" office:value="0.716738">
                <text:p>0.716738</text:p>
              </table:table-cell>
              <table:table-cell office:value-type="float" office:value="-0.136295">
                <text:p>-0.136295</text:p>
              </table:table-cell>
              <table:table-cell office:value-type="float" office:value="-0.029375">
                <text:p>-0.0293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6553">
                <text:p>0.6553</text:p>
              </table:table-cell>
              <table:table-cell office:value-type="float" office:value="0.721764">
                <text:p>0.721764</text:p>
              </table:table-cell>
              <table:table-cell office:value-type="float" office:value="-0.137322">
                <text:p>-0.137322</text:p>
              </table:table-cell>
              <table:table-cell office:value-type="float" office:value="-0.028458">
                <text:p>-0.0284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81512">
                <text:p>0.681512</text:p>
              </table:table-cell>
              <table:table-cell office:value-type="float" office:value="0.72675">
                <text:p>0.72675</text:p>
              </table:table-cell>
              <table:table-cell office:value-type="float" office:value="-0.137566">
                <text:p>-0.137566</text:p>
              </table:table-cell>
              <table:table-cell office:value-type="float" office:value="-0.025789">
                <text:p>-0.0257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81512">
                <text:p>0.681512</text:p>
              </table:table-cell>
              <table:table-cell office:value-type="float" office:value="0.731696">
                <text:p>0.731696</text:p>
              </table:table-cell>
              <table:table-cell office:value-type="float" office:value="-0.137678">
                <text:p>-0.137678</text:p>
              </table:table-cell>
              <table:table-cell office:value-type="float" office:value="-0.026532">
                <text:p>-0.0265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07724">
                <text:p>0.707724</text:p>
              </table:table-cell>
              <table:table-cell office:value-type="float" office:value="0.736603">
                <text:p>0.736603</text:p>
              </table:table-cell>
              <table:table-cell office:value-type="float" office:value="-0.138299">
                <text:p>-0.138299</text:p>
              </table:table-cell>
              <table:table-cell office:value-type="float" office:value="-0.023821">
                <text:p>-0.0238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2083">
                <text:p>0.72083</text:p>
              </table:table-cell>
              <table:table-cell office:value-type="float" office:value="0.741471">
                <text:p>0.741471</text:p>
              </table:table-cell>
              <table:table-cell office:value-type="float" office:value="-0.137687">
                <text:p>-0.137687</text:p>
              </table:table-cell>
              <table:table-cell office:value-type="float" office:value="-0.022791">
                <text:p>-0.0227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0148">
                <text:p>0.760148</text:p>
              </table:table-cell>
              <table:table-cell office:value-type="float" office:value="0.746301">
                <text:p>0.746301</text:p>
              </table:table-cell>
              <table:table-cell office:value-type="float" office:value="-0.136586">
                <text:p>-0.136586</text:p>
              </table:table-cell>
              <table:table-cell office:value-type="float" office:value="-0.01828">
                <text:p>-0.018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0148">
                <text:p>0.760148</text:p>
              </table:table-cell>
              <table:table-cell office:value-type="float" office:value="0.751092">
                <text:p>0.751092</text:p>
              </table:table-cell>
              <table:table-cell office:value-type="float" office:value="-0.134207">
                <text:p>-0.134207</text:p>
              </table:table-cell>
              <table:table-cell office:value-type="float" office:value="-0.018885">
                <text:p>-0.0188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8636">
                <text:p>0.78636</text:p>
              </table:table-cell>
              <table:table-cell office:value-type="float" office:value="0.755845">
                <text:p>0.755845</text:p>
              </table:table-cell>
              <table:table-cell office:value-type="float" office:value="-0.131478">
                <text:p>-0.131478</text:p>
              </table:table-cell>
              <table:table-cell office:value-type="float" office:value="-0.016034">
                <text:p>-0.0160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99466">
                <text:p>0.799466</text:p>
              </table:table-cell>
              <table:table-cell office:value-type="float" office:value="0.760561">
                <text:p>0.760561</text:p>
              </table:table-cell>
              <table:table-cell office:value-type="float" office:value="-0.128656">
                <text:p>-0.128656</text:p>
              </table:table-cell>
              <table:table-cell office:value-type="float" office:value="-0.014865">
                <text:p>-0.0148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12572">
                <text:p>0.812572</text:p>
              </table:table-cell>
              <table:table-cell office:value-type="float" office:value="0.765239">
                <text:p>0.765239</text:p>
              </table:table-cell>
              <table:table-cell office:value-type="float" office:value="-0.126058">
                <text:p>-0.126058</text:p>
              </table:table-cell>
              <table:table-cell office:value-type="float" office:value="-0.013675">
                <text:p>-0.013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5189">
                <text:p>0.85189</text:p>
              </table:table-cell>
              <table:table-cell office:value-type="float" office:value="0.76988">
                <text:p>0.76988</text:p>
              </table:table-cell>
              <table:table-cell office:value-type="float" office:value="-0.122396">
                <text:p>-0.122396</text:p>
              </table:table-cell>
              <table:table-cell office:value-type="float" office:value="-0.009003">
                <text:p>-0.0090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25678">
                <text:p>0.825678</text:p>
              </table:table-cell>
              <table:table-cell office:value-type="float" office:value="0.774484">
                <text:p>0.774484</text:p>
              </table:table-cell>
              <table:table-cell office:value-type="float" office:value="-0.119616">
                <text:p>-0.119616</text:p>
              </table:table-cell>
              <table:table-cell office:value-type="float" office:value="-0.012907">
                <text:p>-0.0129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5189">
                <text:p>0.85189</text:p>
              </table:table-cell>
              <table:table-cell office:value-type="float" office:value="0.779052">
                <text:p>0.779052</text:p>
              </table:table-cell>
              <table:table-cell office:value-type="float" office:value="-0.117029">
                <text:p>-0.117029</text:p>
              </table:table-cell>
              <table:table-cell office:value-type="float" office:value="-0.009947">
                <text:p>-0.0099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64996">
                <text:p>0.864996</text:p>
              </table:table-cell>
              <table:table-cell office:value-type="float" office:value="0.783583">
                <text:p>0.783583</text:p>
              </table:table-cell>
              <table:table-cell office:value-type="float" office:value="-0.113939">
                <text:p>-0.113939</text:p>
              </table:table-cell>
              <table:table-cell office:value-type="float" office:value="-0.00867">
                <text:p>-0.008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864996">
                <text:p>0.864996</text:p>
              </table:table-cell>
              <table:table-cell office:value-type="float" office:value="0.788078">
                <text:p>0.788078</text:p>
              </table:table-cell>
              <table:table-cell office:value-type="float" office:value="-0.112044">
                <text:p>-0.112044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78102">
                <text:p>0.878102</text:p>
              </table:table-cell>
              <table:table-cell office:value-type="float" office:value="0.792538">
                <text:p>0.792538</text:p>
              </table:table-cell>
              <table:table-cell office:value-type="float" office:value="-0.109478">
                <text:p>-0.109478</text:p>
              </table:table-cell>
              <table:table-cell office:value-type="float" office:value="-0.007805">
                <text:p>-0.0078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04314">
                <text:p>0.904314</text:p>
              </table:table-cell>
              <table:table-cell office:value-type="float" office:value="0.796962">
                <text:p>0.796962</text:p>
              </table:table-cell>
              <table:table-cell office:value-type="float" office:value="-0.106831">
                <text:p>-0.106831</text:p>
              </table:table-cell>
              <table:table-cell office:value-type="float" office:value="-0.004758">
                <text:p>-0.0047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04314">
                <text:p>0.904314</text:p>
              </table:table-cell>
              <table:table-cell office:value-type="float" office:value="0.801351">
                <text:p>0.801351</text:p>
              </table:table-cell>
              <table:table-cell office:value-type="float" office:value="-0.103716">
                <text:p>-0.103716</text:p>
              </table:table-cell>
              <table:table-cell office:value-type="float" office:value="-0.005123">
                <text:p>-0.0051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04314">
                <text:p>0.904314</text:p>
              </table:table-cell>
              <table:table-cell office:value-type="float" office:value="0.805706">
                <text:p>0.805706</text:p>
              </table:table-cell>
              <table:table-cell office:value-type="float" office:value="-0.101029">
                <text:p>-0.101029</text:p>
              </table:table-cell>
              <table:table-cell office:value-type="float" office:value="-0.005491">
                <text:p>-0.0054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30526">
                <text:p>0.930526</text:p>
              </table:table-cell>
              <table:table-cell office:value-type="float" office:value="0.810026">
                <text:p>0.810026</text:p>
              </table:table-cell>
              <table:table-cell office:value-type="float" office:value="-0.100198">
                <text:p>-0.100198</text:p>
              </table:table-cell>
              <table:table-cell office:value-type="float" office:value="-0.002405">
                <text:p>-0.0024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56738">
                <text:p>0.956738</text:p>
              </table:table-cell>
              <table:table-cell office:value-type="float" office:value="0.814311">
                <text:p>0.814311</text:p>
              </table:table-cell>
              <table:table-cell office:value-type="float" office:value="-0.097486">
                <text:p>-0.097486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1742">
                <text:p>0.91742</text:p>
              </table:table-cell>
              <table:table-cell office:value-type="float" office:value="0.818563">
                <text:p>0.818563</text:p>
              </table:table-cell>
              <table:table-cell office:value-type="float" office:value="-0.095174">
                <text:p>-0.095174</text:p>
              </table:table-cell>
              <table:table-cell office:value-type="float" office:value="-0.004736">
                <text:p>-0.0047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43632">
                <text:p>0.943632</text:p>
              </table:table-cell>
              <table:table-cell office:value-type="float" office:value="0.82278">
                <text:p>0.82278</text:p>
              </table:table-cell>
              <table:table-cell office:value-type="float" office:value="-0.093104">
                <text:p>-0.093104</text:p>
              </table:table-cell>
              <table:table-cell office:value-type="float" office:value="-0.001635">
                <text:p>-0.0016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56738">
                <text:p>0.956738</text:p>
              </table:table-cell>
              <table:table-cell office:value-type="float" office:value="0.826964">
                <text:p>0.826964</text:p>
              </table:table-cell>
              <table:table-cell office:value-type="float" office:value="-0.091338">
                <text:p>-0.091338</text:p>
              </table:table-cell>
              <table:table-cell office:value-type="float" office:value="-0.000215">
                <text:p>-0.0002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8295">
                <text:p>0.98295</text:p>
              </table:table-cell>
              <table:table-cell office:value-type="float" office:value="0.831116">
                <text:p>0.831116</text:p>
              </table:table-cell>
              <table:table-cell office:value-type="float" office:value="-0.090671">
                <text:p>-0.090671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8295">
                <text:p>0.98295</text:p>
              </table:table-cell>
              <table:table-cell office:value-type="float" office:value="0.835234">
                <text:p>0.835234</text:p>
              </table:table-cell>
              <table:table-cell office:value-type="float" office:value="-0.090613">
                <text:p>-0.090613</text:p>
              </table:table-cell>
              <table:table-cell office:value-type="float" office:value="0.002716">
                <text:p>0.0027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22268">
                <text:p>1.022268</text:p>
              </table:table-cell>
              <table:table-cell office:value-type="float" office:value="0.839319">
                <text:p>0.839319</text:p>
              </table:table-cell>
              <table:table-cell office:value-type="float" office:value="-0.090462">
                <text:p>-0.090462</text:p>
              </table:table-cell>
              <table:table-cell office:value-type="float" office:value="0.007663">
                <text:p>0.0076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96056">
                <text:p>0.996056</text:p>
              </table:table-cell>
              <table:table-cell office:value-type="float" office:value="0.843372">
                <text:p>0.843372</text:p>
              </table:table-cell>
              <table:table-cell office:value-type="float" office:value="-0.089506">
                <text:p>-0.089506</text:p>
              </table:table-cell>
              <table:table-cell office:value-type="float" office:value="0.004034">
                <text:p>0.0040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035374">
                <text:p>1.035374</text:p>
              </table:table-cell>
              <table:table-cell office:value-type="float" office:value="0.847393">
                <text:p>0.847393</text:p>
              </table:table-cell>
              <table:table-cell office:value-type="float" office:value="-0.088606">
                <text:p>-0.088606</text:p>
              </table:table-cell>
              <table:table-cell office:value-type="float" office:value="0.008998">
                <text:p>0.0089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022268">
                <text:p>1.022268</text:p>
              </table:table-cell>
              <table:table-cell office:value-type="float" office:value="0.851382">
                <text:p>0.851382</text:p>
              </table:table-cell>
              <table:table-cell office:value-type="float" office:value="-0.088345">
                <text:p>-0.088345</text:p>
              </table:table-cell>
              <table:table-cell office:value-type="float" office:value="0.007118">
                <text:p>0.0071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04848">
                <text:p>1.04848</text:p>
              </table:table-cell>
              <table:table-cell office:value-type="float" office:value="0.855339">
                <text:p>0.855339</text:p>
              </table:table-cell>
              <table:table-cell office:value-type="float" office:value="-0.088211">
                <text:p>-0.088211</text:p>
              </table:table-cell>
              <table:table-cell office:value-type="float" office:value="0.010397">
                <text:p>0.0103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35374">
                <text:p>1.035374</text:p>
              </table:table-cell>
              <table:table-cell office:value-type="float" office:value="0.859265">
                <text:p>0.859265</text:p>
              </table:table-cell>
              <table:table-cell office:value-type="float" office:value="-0.087154">
                <text:p>-0.087154</text:p>
              </table:table-cell>
              <table:table-cell office:value-type="float" office:value="0.008535">
                <text:p>0.0085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087798">
                <text:p>1.087798</text:p>
              </table:table-cell>
              <table:table-cell office:value-type="float" office:value="0.86316">
                <text:p>0.86316</text:p>
              </table:table-cell>
              <table:table-cell office:value-type="float" office:value="-0.085789">
                <text:p>-0.085789</text:p>
              </table:table-cell>
              <table:table-cell office:value-type="float" office:value="0.015293">
                <text:p>0.0152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100904">
                <text:p>1.100904</text:p>
              </table:table-cell>
              <table:table-cell office:value-type="float" office:value="0.867023">
                <text:p>0.867023</text:p>
              </table:table-cell>
              <table:table-cell office:value-type="float" office:value="-0.08384">
                <text:p>-0.08384</text:p>
              </table:table-cell>
              <table:table-cell office:value-type="float" office:value="0.016962">
                <text:p>0.0169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087798">
                <text:p>1.087798</text:p>
              </table:table-cell>
              <table:table-cell office:value-type="float" office:value="0.870857">
                <text:p>0.870857</text:p>
              </table:table-cell>
              <table:table-cell office:value-type="float" office:value="-0.082548">
                <text:p>-0.082548</text:p>
              </table:table-cell>
              <table:table-cell office:value-type="float" office:value="0.015194">
                <text:p>0.0151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11401">
                <text:p>1.11401</text:p>
              </table:table-cell>
              <table:table-cell office:value-type="float" office:value="0.874659">
                <text:p>0.874659</text:p>
              </table:table-cell>
              <table:table-cell office:value-type="float" office:value="-0.082382">
                <text:p>-0.082382</text:p>
              </table:table-cell>
              <table:table-cell office:value-type="float" office:value="0.018586">
                <text:p>0.0185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11401">
                <text:p>1.11401</text:p>
              </table:table-cell>
              <table:table-cell office:value-type="float" office:value="0.878432">
                <text:p>0.878432</text:p>
              </table:table-cell>
              <table:table-cell office:value-type="float" office:value="-0.082142">
                <text:p>-0.082142</text:p>
              </table:table-cell>
              <table:table-cell office:value-type="float" office:value="0.018567">
                <text:p>0.0185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166434">
                <text:p>1.166434</text:p>
              </table:table-cell>
              <table:table-cell office:value-type="float" office:value="0.882174">
                <text:p>0.882174</text:p>
              </table:table-cell>
              <table:table-cell office:value-type="float" office:value="-0.081925">
                <text:p>-0.081925</text:p>
              </table:table-cell>
              <table:table-cell office:value-type="float" office:value="0.025464">
                <text:p>0.0254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153328">
                <text:p>1.153328</text:p>
              </table:table-cell>
              <table:table-cell office:value-type="float" office:value="0.885887">
                <text:p>0.885887</text:p>
              </table:table-cell>
              <table:table-cell office:value-type="float" office:value="-0.081088">
                <text:p>-0.081088</text:p>
              </table:table-cell>
              <table:table-cell office:value-type="float" office:value="0.023812">
                <text:p>0.0238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18858">
                <text:p>1.218858</text:p>
              </table:table-cell>
              <table:table-cell office:value-type="float" office:value="0.889571">
                <text:p>0.889571</text:p>
              </table:table-cell>
              <table:table-cell office:value-type="float" office:value="-0.079969">
                <text:p>-0.079969</text:p>
              </table:table-cell>
              <table:table-cell office:value-type="float" office:value="0.032511">
                <text:p>0.0325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05752">
                <text:p>1.205752</text:p>
              </table:table-cell>
              <table:table-cell office:value-type="float" office:value="0.893225">
                <text:p>0.893225</text:p>
              </table:table-cell>
              <table:table-cell office:value-type="float" office:value="-0.078135">
                <text:p>-0.078135</text:p>
              </table:table-cell>
              <table:table-cell office:value-type="float" office:value="0.030957">
                <text:p>0.0309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192646">
                <text:p>1.192646</text:p>
              </table:table-cell>
              <table:table-cell office:value-type="float" office:value="0.89685">
                <text:p>0.89685</text:p>
              </table:table-cell>
              <table:table-cell office:value-type="float" office:value="-0.074894">
                <text:p>-0.074894</text:p>
              </table:table-cell>
              <table:table-cell office:value-type="float" office:value="0.029374">
                <text:p>0.0293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58176">
                <text:p>1.258176</text:p>
              </table:table-cell>
              <table:table-cell office:value-type="float" office:value="0.900446">
                <text:p>0.900446</text:p>
              </table:table-cell>
              <table:table-cell office:value-type="float" office:value="-0.071256">
                <text:p>-0.071256</text:p>
              </table:table-cell>
              <table:table-cell office:value-type="float" office:value="0.038141">
                <text:p>0.0381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4507">
                <text:p>1.24507</text:p>
              </table:table-cell>
              <table:table-cell office:value-type="float" office:value="0.904014">
                <text:p>0.904014</text:p>
              </table:table-cell>
              <table:table-cell office:value-type="float" office:value="-0.067804">
                <text:p>-0.067804</text:p>
              </table:table-cell>
              <table:table-cell office:value-type="float" office:value="0.036655">
                <text:p>0.0366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4507">
                <text:p>1.24507</text:p>
              </table:table-cell>
              <table:table-cell office:value-type="float" office:value="0.907554">
                <text:p>0.907554</text:p>
              </table:table-cell>
              <table:table-cell office:value-type="float" office:value="-0.064181">
                <text:p>-0.064181</text:p>
              </table:table-cell>
              <table:table-cell office:value-type="float" office:value="0.03687">
                <text:p>0.036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58176">
                <text:p>1.258176</text:p>
              </table:table-cell>
              <table:table-cell office:value-type="float" office:value="0.911065">
                <text:p>0.911065</text:p>
              </table:table-cell>
              <table:table-cell office:value-type="float" office:value="-0.060421">
                <text:p>-0.060421</text:p>
              </table:table-cell>
              <table:table-cell office:value-type="float" office:value="0.038811">
                <text:p>0.0388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84388">
                <text:p>1.284388</text:p>
              </table:table-cell>
              <table:table-cell office:value-type="float" office:value="0.914549">
                <text:p>0.914549</text:p>
              </table:table-cell>
              <table:table-cell office:value-type="float" office:value="-0.056409">
                <text:p>-0.056409</text:p>
              </table:table-cell>
              <table:table-cell office:value-type="float" office:value="0.042506">
                <text:p>0.0425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97494">
                <text:p>1.297494</text:p>
              </table:table-cell>
              <table:table-cell office:value-type="float" office:value="0.918005">
                <text:p>0.918005</text:p>
              </table:table-cell>
              <table:table-cell office:value-type="float" office:value="-0.052371">
                <text:p>-0.052371</text:p>
              </table:table-cell>
              <table:table-cell office:value-type="float" office:value="0.044519">
                <text:p>0.0445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4507">
                <text:p>1.24507</text:p>
              </table:table-cell>
              <table:table-cell office:value-type="float" office:value="0.921433">
                <text:p>0.921433</text:p>
              </table:table-cell>
              <table:table-cell office:value-type="float" office:value="-0.048949">
                <text:p>-0.048949</text:p>
              </table:table-cell>
              <table:table-cell office:value-type="float" office:value="0.037906">
                <text:p>0.0379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97494">
                <text:p>1.297494</text:p>
              </table:table-cell>
              <table:table-cell office:value-type="float" office:value="0.924835">
                <text:p>0.924835</text:p>
              </table:table-cell>
              <table:table-cell office:value-type="float" office:value="-0.045482">
                <text:p>-0.045482</text:p>
              </table:table-cell>
              <table:table-cell office:value-type="float" office:value="0.045024">
                <text:p>0.045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97494">
                <text:p>1.297494</text:p>
              </table:table-cell>
              <table:table-cell office:value-type="float" office:value="0.928209">
                <text:p>0.928209</text:p>
              </table:table-cell>
              <table:table-cell office:value-type="float" office:value="-0.042513">
                <text:p>-0.042513</text:p>
              </table:table-cell>
              <table:table-cell office:value-type="float" office:value="0.045324">
                <text:p>0.0453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106">
                <text:p>1.3106</text:p>
              </table:table-cell>
              <table:table-cell office:value-type="float" office:value="0.931556">
                <text:p>0.931556</text:p>
              </table:table-cell>
              <table:table-cell office:value-type="float" office:value="-0.038846">
                <text:p>-0.038846</text:p>
              </table:table-cell>
              <table:table-cell office:value-type="float" office:value="0.047351">
                <text:p>0.0473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49918">
                <text:p>1.349918</text:p>
              </table:table-cell>
              <table:table-cell office:value-type="float" office:value="0.934877">
                <text:p>0.934877</text:p>
              </table:table-cell>
              <table:table-cell office:value-type="float" office:value="-0.035032">
                <text:p>-0.035032</text:p>
              </table:table-cell>
              <table:table-cell office:value-type="float" office:value="0.05286">
                <text:p>0.05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97494">
                <text:p>1.297494</text:p>
              </table:table-cell>
              <table:table-cell office:value-type="float" office:value="0.938172">
                <text:p>0.938172</text:p>
              </table:table-cell>
              <table:table-cell office:value-type="float" office:value="-0.030939">
                <text:p>-0.030939</text:p>
              </table:table-cell>
              <table:table-cell office:value-type="float" office:value="0.046336">
                <text:p>0.0463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36812">
                <text:p>1.336812</text:p>
              </table:table-cell>
              <table:table-cell office:value-type="float" office:value="0.94144">
                <text:p>0.94144</text:p>
              </table:table-cell>
              <table:table-cell office:value-type="float" office:value="-0.025899">
                <text:p>-0.025899</text:p>
              </table:table-cell>
              <table:table-cell office:value-type="float" office:value="0.051813">
                <text:p>0.0518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36812">
                <text:p>1.336812</text:p>
              </table:table-cell>
              <table:table-cell office:value-type="float" office:value="0.944683">
                <text:p>0.944683</text:p>
              </table:table-cell>
              <table:table-cell office:value-type="float" office:value="-0.022479">
                <text:p>-0.022479</text:p>
              </table:table-cell>
              <table:table-cell office:value-type="float" office:value="0.052176">
                <text:p>0.0521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349918">
                <text:p>1.349918</text:p>
              </table:table-cell>
              <table:table-cell office:value-type="float" office:value="0.9479">
                <text:p>0.9479</text:p>
              </table:table-cell>
              <table:table-cell office:value-type="float" office:value="-0.018747">
                <text:p>-0.018747</text:p>
              </table:table-cell>
              <table:table-cell office:value-type="float" office:value="0.054265">
                <text:p>0.05426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336812">
                <text:p>1.336812</text:p>
              </table:table-cell>
              <table:table-cell office:value-type="float" office:value="0.951091">
                <text:p>0.951091</text:p>
              </table:table-cell>
              <table:table-cell office:value-type="float" office:value="-0.014272">
                <text:p>-0.014272</text:p>
              </table:table-cell>
              <table:table-cell office:value-type="float" office:value="0.052918">
                <text:p>0.0529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349918">
                <text:p>1.349918</text:p>
              </table:table-cell>
              <table:table-cell office:value-type="float" office:value="0.954257">
                <text:p>0.954257</text:p>
              </table:table-cell>
              <table:table-cell office:value-type="float" office:value="-0.009681">
                <text:p>-0.009681</text:p>
              </table:table-cell>
              <table:table-cell office:value-type="float" office:value="0.055001">
                <text:p>0.0550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363024">
                <text:p>1.363024</text:p>
              </table:table-cell>
              <table:table-cell office:value-type="float" office:value="0.957398">
                <text:p>0.957398</text:p>
              </table:table-cell>
              <table:table-cell office:value-type="float" office:value="-0.005416">
                <text:p>-0.005416</text:p>
              </table:table-cell>
              <table:table-cell office:value-type="float" office:value="0.057108">
                <text:p>0.0571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363024">
                <text:p>1.363024</text:p>
              </table:table-cell>
              <table:table-cell office:value-type="float" office:value="0.960514">
                <text:p>0.960514</text:p>
              </table:table-cell>
              <table:table-cell office:value-type="float" office:value="-0.001565">
                <text:p>-0.001565</text:p>
              </table:table-cell>
              <table:table-cell office:value-type="float" office:value="0.057508">
                <text:p>0.0575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37613">
                <text:p>1.37613</text:p>
              </table:table-cell>
              <table:table-cell office:value-type="float" office:value="0.963605">
                <text:p>0.963605</text:p>
              </table:table-cell>
              <table:table-cell office:value-type="float" office:value="0.003147">
                <text:p>0.003147</text:p>
              </table:table-cell>
              <table:table-cell office:value-type="float" office:value="0.059635">
                <text:p>0.05963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7613">
                <text:p>1.37613</text:p>
              </table:table-cell>
              <table:table-cell office:value-type="float" office:value="0.966671">
                <text:p>0.966671</text:p>
              </table:table-cell>
              <table:table-cell office:value-type="float" office:value="0.00702">
                <text:p>0.00702</text:p>
              </table:table-cell>
              <table:table-cell office:value-type="float" office:value="0.060055">
                <text:p>0.0600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363024">
                <text:p>1.363024</text:p>
              </table:table-cell>
              <table:table-cell office:value-type="float" office:value="0.969714">
                <text:p>0.969714</text:p>
              </table:table-cell>
              <table:table-cell office:value-type="float" office:value="0.009682">
                <text:p>0.009682</text:p>
              </table:table-cell>
              <table:table-cell office:value-type="float" office:value="0.058743">
                <text:p>0.0587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363024">
                <text:p>1.363024</text:p>
              </table:table-cell>
              <table:table-cell office:value-type="float" office:value="0.972732">
                <text:p>0.972732</text:p>
              </table:table-cell>
              <table:table-cell office:value-type="float" office:value="0.012255">
                <text:p>0.012255</text:p>
              </table:table-cell>
              <table:table-cell office:value-type="float" office:value="0.059131">
                <text:p>0.0591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363024">
                <text:p>1.363024</text:p>
              </table:table-cell>
              <table:table-cell office:value-type="float" office:value="0.975726">
                <text:p>0.975726</text:p>
              </table:table-cell>
              <table:table-cell office:value-type="float" office:value="0.015078">
                <text:p>0.015078</text:p>
              </table:table-cell>
              <table:table-cell office:value-type="float" office:value="0.059516">
                <text:p>0.0595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37613">
                <text:p>1.37613</text:p>
              </table:table-cell>
              <table:table-cell office:value-type="float" office:value="0.978696">
                <text:p>0.978696</text:p>
              </table:table-cell>
              <table:table-cell office:value-type="float" office:value="0.017195">
                <text:p>0.017195</text:p>
              </table:table-cell>
              <table:table-cell office:value-type="float" office:value="0.061629">
                <text:p>0.0616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349918">
                <text:p>1.349918</text:p>
              </table:table-cell>
              <table:table-cell office:value-type="float" office:value="0.981643">
                <text:p>0.981643</text:p>
              </table:table-cell>
              <table:table-cell office:value-type="float" office:value="0.019404">
                <text:p>0.019404</text:p>
              </table:table-cell>
              <table:table-cell office:value-type="float" office:value="0.058575">
                <text:p>0.0585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349918">
                <text:p>1.349918</text:p>
              </table:table-cell>
              <table:table-cell office:value-type="float" office:value="0.984567">
                <text:p>0.984567</text:p>
              </table:table-cell>
              <table:table-cell office:value-type="float" office:value="0.021193">
                <text:p>0.021193</text:p>
              </table:table-cell>
              <table:table-cell office:value-type="float" office:value="0.058925">
                <text:p>0.0589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363024">
                <text:p>1.363024</text:p>
              </table:table-cell>
              <table:table-cell office:value-type="float" office:value="0.987467">
                <text:p>0.987467</text:p>
              </table:table-cell>
              <table:table-cell office:value-type="float" office:value="0.022382">
                <text:p>0.022382</text:p>
              </table:table-cell>
              <table:table-cell office:value-type="float" office:value="0.061003">
                <text:p>0.0610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363024">
                <text:p>1.363024</text:p>
              </table:table-cell>
              <table:table-cell office:value-type="float" office:value="0.990344">
                <text:p>0.990344</text:p>
              </table:table-cell>
              <table:table-cell office:value-type="float" office:value="0.022814">
                <text:p>0.022814</text:p>
              </table:table-cell>
              <table:table-cell office:value-type="float" office:value="0.061375">
                <text:p>0.061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363024">
                <text:p>1.363024</text:p>
              </table:table-cell>
              <table:table-cell office:value-type="float" office:value="0.993198">
                <text:p>0.993198</text:p>
              </table:table-cell>
              <table:table-cell office:value-type="float" office:value="0.022965">
                <text:p>0.022965</text:p>
              </table:table-cell>
              <table:table-cell office:value-type="float" office:value="0.061743">
                <text:p>0.0617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37613">
                <text:p>1.37613</text:p>
              </table:table-cell>
              <table:table-cell office:value-type="float" office:value="0.99603">
                <text:p>0.99603</text:p>
              </table:table-cell>
              <table:table-cell office:value-type="float" office:value="0.024089">
                <text:p>0.024089</text:p>
              </table:table-cell>
              <table:table-cell office:value-type="float" office:value="0.063839">
                <text:p>0.0638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7613">
                <text:p>1.37613</text:p>
              </table:table-cell>
              <table:table-cell office:value-type="float" office:value="0.998839">
                <text:p>0.998839</text:p>
              </table:table-cell>
              <table:table-cell office:value-type="float" office:value="0.025589">
                <text:p>0.025589</text:p>
              </table:table-cell>
              <table:table-cell office:value-type="float" office:value="0.064228">
                <text:p>0.0642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63024">
                <text:p>1.363024</text:p>
              </table:table-cell>
              <table:table-cell office:value-type="float" office:value="1.001626">
                <text:p>1.001626</text:p>
              </table:table-cell>
              <table:table-cell office:value-type="float" office:value="0.027413">
                <text:p>0.027413</text:p>
              </table:table-cell>
              <table:table-cell office:value-type="float" office:value="0.062885">
                <text:p>0.06288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7613">
                <text:p>1.37613</text:p>
              </table:table-cell>
              <table:table-cell office:value-type="float" office:value="1.004391">
                <text:p>1.004391</text:p>
              </table:table-cell>
              <table:table-cell office:value-type="float" office:value="0.02914">
                <text:p>0.02914</text:p>
              </table:table-cell>
              <table:table-cell office:value-type="float" office:value="0.064973">
                <text:p>0.0649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89236">
                <text:p>1.389236</text:p>
              </table:table-cell>
              <table:table-cell office:value-type="float" office:value="1.007134">
                <text:p>1.007134</text:p>
              </table:table-cell>
              <table:table-cell office:value-type="float" office:value="0.031391">
                <text:p>0.031391</text:p>
              </table:table-cell>
              <table:table-cell office:value-type="float" office:value="0.067084">
                <text:p>0.0670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402342">
                <text:p>1.402342</text:p>
              </table:table-cell>
              <table:table-cell office:value-type="float" office:value="1.009855">
                <text:p>1.009855</text:p>
              </table:table-cell>
              <table:table-cell office:value-type="float" office:value="0.033776">
                <text:p>0.033776</text:p>
              </table:table-cell>
              <table:table-cell office:value-type="float" office:value="0.069219">
                <text:p>0.0692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402342">
                <text:p>1.402342</text:p>
              </table:table-cell>
              <table:table-cell office:value-type="float" office:value="1.012555">
                <text:p>1.012555</text:p>
              </table:table-cell>
              <table:table-cell office:value-type="float" office:value="0.034696">
                <text:p>0.034696</text:p>
              </table:table-cell>
              <table:table-cell office:value-type="float" office:value="0.069648">
                <text:p>0.0696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02342">
                <text:p>1.402342</text:p>
              </table:table-cell>
              <table:table-cell office:value-type="float" office:value="1.015233">
                <text:p>1.015233</text:p>
              </table:table-cell>
              <table:table-cell office:value-type="float" office:value="0.037299">
                <text:p>0.037299</text:p>
              </table:table-cell>
              <table:table-cell office:value-type="float" office:value="0.070074">
                <text:p>0.07007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37613">
                <text:p>1.37613</text:p>
              </table:table-cell>
              <table:table-cell office:value-type="float" office:value="1.01789">
                <text:p>1.01789</text:p>
              </table:table-cell>
              <table:table-cell office:value-type="float" office:value="0.039762">
                <text:p>0.039762</text:p>
              </table:table-cell>
              <table:table-cell office:value-type="float" office:value="0.067038">
                <text:p>0.06703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428554">
                <text:p>1.428554</text:p>
              </table:table-cell>
              <table:table-cell office:value-type="float" office:value="1.020525">
                <text:p>1.020525</text:p>
              </table:table-cell>
              <table:table-cell office:value-type="float" office:value="0.041425">
                <text:p>0.041425</text:p>
              </table:table-cell>
              <table:table-cell office:value-type="float" office:value="0.074326">
                <text:p>0.0743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02342">
                <text:p>1.402342</text:p>
              </table:table-cell>
              <table:table-cell office:value-type="float" office:value="1.02314">
                <text:p>1.02314</text:p>
              </table:table-cell>
              <table:table-cell office:value-type="float" office:value="0.042203">
                <text:p>0.042203</text:p>
              </table:table-cell>
              <table:table-cell office:value-type="float" office:value="0.071337">
                <text:p>0.0713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402342">
                <text:p>1.402342</text:p>
              </table:table-cell>
              <table:table-cell office:value-type="float" office:value="1.025734">
                <text:p>1.025734</text:p>
              </table:table-cell>
              <table:table-cell office:value-type="float" office:value="0.045079">
                <text:p>0.045079</text:p>
              </table:table-cell>
              <table:table-cell office:value-type="float" office:value="0.071753">
                <text:p>0.0717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428554">
                <text:p>1.428554</text:p>
              </table:table-cell>
              <table:table-cell office:value-type="float" office:value="1.028308">
                <text:p>1.028308</text:p>
              </table:table-cell>
              <table:table-cell office:value-type="float" office:value="0.046552">
                <text:p>0.046552</text:p>
              </table:table-cell>
              <table:table-cell office:value-type="float" office:value="0.075626">
                <text:p>0.0756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428554">
                <text:p>1.428554</text:p>
              </table:table-cell>
              <table:table-cell office:value-type="float" office:value="1.030861">
                <text:p>1.030861</text:p>
              </table:table-cell>
              <table:table-cell office:value-type="float" office:value="0.048008">
                <text:p>0.048008</text:p>
              </table:table-cell>
              <table:table-cell office:value-type="float" office:value="0.07609">
                <text:p>0.076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89236">
                <text:p>1.389236</text:p>
              </table:table-cell>
              <table:table-cell office:value-type="float" office:value="1.033394">
                <text:p>1.033394</text:p>
              </table:table-cell>
              <table:table-cell office:value-type="float" office:value="0.049763">
                <text:p>0.049763</text:p>
              </table:table-cell>
              <table:table-cell office:value-type="float" office:value="0.071361">
                <text:p>0.0713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428554">
                <text:p>1.428554</text:p>
              </table:table-cell>
              <table:table-cell office:value-type="float" office:value="1.035907">
                <text:p>1.035907</text:p>
              </table:table-cell>
              <table:table-cell office:value-type="float" office:value="0.051798">
                <text:p>0.051798</text:p>
              </table:table-cell>
              <table:table-cell office:value-type="float" office:value="0.076931">
                <text:p>0.0769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402342">
                <text:p>1.402342</text:p>
              </table:table-cell>
              <table:table-cell office:value-type="float" office:value="1.038399">
                <text:p>1.038399</text:p>
              </table:table-cell>
              <table:table-cell office:value-type="float" office:value="0.052867">
                <text:p>0.052867</text:p>
              </table:table-cell>
              <table:table-cell office:value-type="float" office:value="0.073927">
                <text:p>0.0739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402342">
                <text:p>1.402342</text:p>
              </table:table-cell>
              <table:table-cell office:value-type="float" office:value="1.040872">
                <text:p>1.040872</text:p>
              </table:table-cell>
              <table:table-cell office:value-type="float" office:value="0.053963">
                <text:p>0.053963</text:p>
              </table:table-cell>
              <table:table-cell office:value-type="float" office:value="0.074329">
                <text:p>0.0743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15448">
                <text:p>1.415448</text:p>
              </table:table-cell>
              <table:table-cell office:value-type="float" office:value="1.043326">
                <text:p>1.043326</text:p>
              </table:table-cell>
              <table:table-cell office:value-type="float" office:value="0.054559">
                <text:p>0.054559</text:p>
              </table:table-cell>
              <table:table-cell office:value-type="float" office:value="0.076458">
                <text:p>0.0764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415448">
                <text:p>1.415448</text:p>
              </table:table-cell>
              <table:table-cell office:value-type="float" office:value="1.04576">
                <text:p>1.04576</text:p>
              </table:table-cell>
              <table:table-cell office:value-type="float" office:value="0.056367">
                <text:p>0.056367</text:p>
              </table:table-cell>
              <table:table-cell office:value-type="float" office:value="0.076881">
                <text:p>0.07688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402342">
                <text:p>1.402342</text:p>
              </table:table-cell>
              <table:table-cell office:value-type="float" office:value="1.048174">
                <text:p>1.048174</text:p>
              </table:table-cell>
              <table:table-cell office:value-type="float" office:value="0.05723">
                <text:p>0.05723</text:p>
              </table:table-cell>
              <table:table-cell office:value-type="float" office:value="0.075571">
                <text:p>0.0755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89236">
                <text:p>1.389236</text:p>
              </table:table-cell>
              <table:table-cell office:value-type="float" office:value="1.05057">
                <text:p>1.05057</text:p>
              </table:table-cell>
              <table:table-cell office:value-type="float" office:value="0.057894">
                <text:p>0.057894</text:p>
              </table:table-cell>
              <table:table-cell office:value-type="float" office:value="0.074234">
                <text:p>0.0742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415448">
                <text:p>1.415448</text:p>
              </table:table-cell>
              <table:table-cell office:value-type="float" office:value="1.052946">
                <text:p>1.052946</text:p>
              </table:table-cell>
              <table:table-cell office:value-type="float" office:value="0.060242">
                <text:p>0.060242</text:p>
              </table:table-cell>
              <table:table-cell office:value-type="float" office:value="0.078057">
                <text:p>0.0780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428554">
                <text:p>1.428554</text:p>
              </table:table-cell>
              <table:table-cell office:value-type="float" office:value="1.055304">
                <text:p>1.055304</text:p>
              </table:table-cell>
              <table:table-cell office:value-type="float" office:value="0.061998">
                <text:p>0.061998</text:p>
              </table:table-cell>
              <table:table-cell office:value-type="float" office:value="0.080201">
                <text:p>0.0802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44166">
                <text:p>1.44166</text:p>
              </table:table-cell>
              <table:table-cell office:value-type="float" office:value="1.057642">
                <text:p>1.057642</text:p>
              </table:table-cell>
              <table:table-cell office:value-type="float" office:value="0.063274">
                <text:p>0.063274</text:p>
              </table:table-cell>
              <table:table-cell office:value-type="float" office:value="0.082369">
                <text:p>0.0823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15448">
                <text:p>1.415448</text:p>
              </table:table-cell>
              <table:table-cell office:value-type="float" office:value="1.059963">
                <text:p>1.059963</text:p>
              </table:table-cell>
              <table:table-cell office:value-type="float" office:value="0.065601">
                <text:p>0.065601</text:p>
              </table:table-cell>
              <table:table-cell office:value-type="float" office:value="0.079371">
                <text:p>0.0793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415448">
                <text:p>1.415448</text:p>
              </table:table-cell>
              <table:table-cell office:value-type="float" office:value="1.062265">
                <text:p>1.062265</text:p>
              </table:table-cell>
              <table:table-cell office:value-type="float" office:value="0.067292">
                <text:p>0.067292</text:p>
              </table:table-cell>
              <table:table-cell office:value-type="float" office:value="0.079778">
                <text:p>0.0797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428554">
                <text:p>1.428554</text:p>
              </table:table-cell>
              <table:table-cell office:value-type="float" office:value="1.064548">
                <text:p>1.064548</text:p>
              </table:table-cell>
              <table:table-cell office:value-type="float" office:value="0.069537">
                <text:p>0.069537</text:p>
              </table:table-cell>
              <table:table-cell office:value-type="float" office:value="0.081913">
                <text:p>0.0819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89236">
                <text:p>1.389236</text:p>
              </table:table-cell>
              <table:table-cell office:value-type="float" office:value="1.066814">
                <text:p>1.066814</text:p>
              </table:table-cell>
              <table:table-cell office:value-type="float" office:value="0.070868">
                <text:p>0.070868</text:p>
              </table:table-cell>
              <table:table-cell office:value-type="float" office:value="0.077152">
                <text:p>0.0771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428554">
                <text:p>1.428554</text:p>
              </table:table-cell>
              <table:table-cell office:value-type="float" office:value="1.069061">
                <text:p>1.069061</text:p>
              </table:table-cell>
              <table:table-cell office:value-type="float" office:value="0.072997">
                <text:p>0.072997</text:p>
              </table:table-cell>
              <table:table-cell office:value-type="float" office:value="0.08269">
                <text:p>0.082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428554">
                <text:p>1.428554</text:p>
              </table:table-cell>
              <table:table-cell office:value-type="float" office:value="1.071291">
                <text:p>1.071291</text:p>
              </table:table-cell>
              <table:table-cell office:value-type="float" office:value="0.074959">
                <text:p>0.074959</text:p>
              </table:table-cell>
              <table:table-cell office:value-type="float" office:value="0.083114">
                <text:p>0.0831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415448">
                <text:p>1.415448</text:p>
              </table:table-cell>
              <table:table-cell office:value-type="float" office:value="1.073503">
                <text:p>1.073503</text:p>
              </table:table-cell>
              <table:table-cell office:value-type="float" office:value="0.076068">
                <text:p>0.076068</text:p>
              </table:table-cell>
              <table:table-cell office:value-type="float" office:value="0.081807">
                <text:p>0.0818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415448">
                <text:p>1.415448</text:p>
              </table:table-cell>
              <table:table-cell office:value-type="float" office:value="1.075697">
                <text:p>1.075697</text:p>
              </table:table-cell>
              <table:table-cell office:value-type="float" office:value="0.077438">
                <text:p>0.077438</text:p>
              </table:table-cell>
              <table:table-cell office:value-type="float" office:value="0.082201">
                <text:p>0.0822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389236">
                <text:p>1.389236</text:p>
              </table:table-cell>
              <table:table-cell office:value-type="float" office:value="1.077874">
                <text:p>1.077874</text:p>
              </table:table-cell>
              <table:table-cell office:value-type="float" office:value="0.078678">
                <text:p>0.078678</text:p>
              </table:table-cell>
              <table:table-cell office:value-type="float" office:value="0.079133">
                <text:p>0.0791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402342">
                <text:p>1.402342</text:p>
              </table:table-cell>
              <table:table-cell office:value-type="float" office:value="1.080034">
                <text:p>1.080034</text:p>
              </table:table-cell>
              <table:table-cell office:value-type="float" office:value="0.079837">
                <text:p>0.079837</text:p>
              </table:table-cell>
              <table:table-cell office:value-type="float" office:value="0.081201">
                <text:p>0.0812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415448">
                <text:p>1.415448</text:p>
              </table:table-cell>
              <table:table-cell office:value-type="float" office:value="1.082176">
                <text:p>1.082176</text:p>
              </table:table-cell>
              <table:table-cell office:value-type="float" office:value="0.081241">
                <text:p>0.081241</text:p>
              </table:table-cell>
              <table:table-cell office:value-type="float" office:value="0.083293">
                <text:p>0.0832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63024">
                <text:p>1.363024</text:p>
              </table:table-cell>
              <table:table-cell office:value-type="float" office:value="1.084302">
                <text:p>1.084302</text:p>
              </table:table-cell>
              <table:table-cell office:value-type="float" office:value="0.082397">
                <text:p>0.082397</text:p>
              </table:table-cell>
              <table:table-cell office:value-type="float" office:value="0.076759">
                <text:p>0.0767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402342">
                <text:p>1.402342</text:p>
              </table:table-cell>
              <table:table-cell office:value-type="float" office:value="1.086411">
                <text:p>1.086411</text:p>
              </table:table-cell>
              <table:table-cell office:value-type="float" office:value="0.083926">
                <text:p>0.083926</text:p>
              </table:table-cell>
              <table:table-cell office:value-type="float" office:value="0.082228">
                <text:p>0.0822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415448">
                <text:p>1.415448</text:p>
              </table:table-cell>
              <table:table-cell office:value-type="float" office:value="1.088503">
                <text:p>1.088503</text:p>
              </table:table-cell>
              <table:table-cell office:value-type="float" office:value="0.084879">
                <text:p>0.084879</text:p>
              </table:table-cell>
              <table:table-cell office:value-type="float" office:value="0.084314">
                <text:p>0.0843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415448">
                <text:p>1.415448</text:p>
              </table:table-cell>
              <table:table-cell office:value-type="float" office:value="1.090578">
                <text:p>1.090578</text:p>
              </table:table-cell>
              <table:table-cell office:value-type="float" office:value="0.085562">
                <text:p>0.085562</text:p>
              </table:table-cell>
              <table:table-cell office:value-type="float" office:value="0.084694">
                <text:p>0.0846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89236">
                <text:p>1.389236</text:p>
              </table:table-cell>
              <table:table-cell office:value-type="float" office:value="1.092637">
                <text:p>1.092637</text:p>
              </table:table-cell>
              <table:table-cell office:value-type="float" office:value="0.087084">
                <text:p>0.087084</text:p>
              </table:table-cell>
              <table:table-cell office:value-type="float" office:value="0.081612">
                <text:p>0.0816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37613">
                <text:p>1.37613</text:p>
              </table:table-cell>
              <table:table-cell office:value-type="float" office:value="1.094679">
                <text:p>1.094679</text:p>
              </table:table-cell>
              <table:table-cell office:value-type="float" office:value="0.087969">
                <text:p>0.087969</text:p>
              </table:table-cell>
              <table:table-cell office:value-type="float" office:value="0.080205">
                <text:p>0.0802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89236">
                <text:p>1.389236</text:p>
              </table:table-cell>
              <table:table-cell office:value-type="float" office:value="1.096706">
                <text:p>1.096706</text:p>
              </table:table-cell>
              <table:table-cell office:value-type="float" office:value="0.0885">
                <text:p>0.0885</text:p>
              </table:table-cell>
              <table:table-cell office:value-type="float" office:value="0.082231">
                <text:p>0.0822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402342">
                <text:p>1.402342</text:p>
              </table:table-cell>
              <table:table-cell office:value-type="float" office:value="1.098716">
                <text:p>1.098716</text:p>
              </table:table-cell>
              <table:table-cell office:value-type="float" office:value="0.088964">
                <text:p>0.088964</text:p>
              </table:table-cell>
              <table:table-cell office:value-type="float" office:value="0.08428">
                <text:p>0.084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49918">
                <text:p>1.349918</text:p>
              </table:table-cell>
              <table:table-cell office:value-type="float" office:value="1.10071">
                <text:p>1.10071</text:p>
              </table:table-cell>
              <table:table-cell office:value-type="float" office:value="0.089184">
                <text:p>0.089184</text:p>
              </table:table-cell>
              <table:table-cell office:value-type="float" office:value="0.077704">
                <text:p>0.0777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63024">
                <text:p>1.363024</text:p>
              </table:table-cell>
              <table:table-cell office:value-type="float" office:value="1.102689">
                <text:p>1.102689</text:p>
              </table:table-cell>
              <table:table-cell office:value-type="float" office:value="0.089622">
                <text:p>0.089622</text:p>
              </table:table-cell>
              <table:table-cell office:value-type="float" office:value="0.079672">
                <text:p>0.0796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89236">
                <text:p>1.389236</text:p>
              </table:table-cell>
              <table:table-cell office:value-type="float" office:value="1.104651">
                <text:p>1.104651</text:p>
              </table:table-cell>
              <table:table-cell office:value-type="float" office:value="0.089968">
                <text:p>0.089968</text:p>
              </table:table-cell>
              <table:table-cell office:value-type="float" office:value="0.083393">
                <text:p>0.0833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389236">
                <text:p>1.389236</text:p>
              </table:table-cell>
              <table:table-cell office:value-type="float" office:value="1.106598">
                <text:p>1.106598</text:p>
              </table:table-cell>
              <table:table-cell office:value-type="float" office:value="0.091519">
                <text:p>0.091519</text:p>
              </table:table-cell>
              <table:table-cell office:value-type="float" office:value="0.083705">
                <text:p>0.0837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63024">
                <text:p>1.363024</text:p>
              </table:table-cell>
              <table:table-cell office:value-type="float" office:value="1.10853">
                <text:p>1.10853</text:p>
              </table:table-cell>
              <table:table-cell office:value-type="float" office:value="0.093149">
                <text:p>0.093149</text:p>
              </table:table-cell>
              <table:table-cell office:value-type="float" office:value="0.080556">
                <text:p>0.0805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7613">
                <text:p>1.37613</text:p>
              </table:table-cell>
              <table:table-cell office:value-type="float" office:value="1.110447">
                <text:p>1.110447</text:p>
              </table:table-cell>
              <table:table-cell office:value-type="float" office:value="0.094586">
                <text:p>0.094586</text:p>
              </table:table-cell>
              <table:table-cell office:value-type="float" office:value="0.082542">
                <text:p>0.0825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63024">
                <text:p>1.363024</text:p>
              </table:table-cell>
              <table:table-cell office:value-type="float" office:value="1.112348">
                <text:p>1.112348</text:p>
              </table:table-cell>
              <table:table-cell office:value-type="float" office:value="0.095374">
                <text:p>0.095374</text:p>
              </table:table-cell>
              <table:table-cell office:value-type="float" office:value="0.081092">
                <text:p>0.0810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7613">
                <text:p>1.37613</text:p>
              </table:table-cell>
              <table:table-cell office:value-type="float" office:value="1.114234">
                <text:p>1.114234</text:p>
              </table:table-cell>
              <table:table-cell office:value-type="float" office:value="0.09579">
                <text:p>0.09579</text:p>
              </table:table-cell>
              <table:table-cell office:value-type="float" office:value="0.083074">
                <text:p>0.0830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63024">
                <text:p>1.363024</text:p>
              </table:table-cell>
              <table:table-cell office:value-type="float" office:value="1.116105">
                <text:p>1.116105</text:p>
              </table:table-cell>
              <table:table-cell office:value-type="float" office:value="0.096452">
                <text:p>0.096452</text:p>
              </table:table-cell>
              <table:table-cell office:value-type="float" office:value="0.081621">
                <text:p>0.0816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49918">
                <text:p>1.349918</text:p>
              </table:table-cell>
              <table:table-cell office:value-type="float" office:value="1.117961">
                <text:p>1.117961</text:p>
              </table:table-cell>
              <table:table-cell office:value-type="float" office:value="0.096428">
                <text:p>0.096428</text:p>
              </table:table-cell>
              <table:table-cell office:value-type="float" office:value="0.08014">
                <text:p>0.080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36812">
                <text:p>1.336812</text:p>
              </table:table-cell>
              <table:table-cell office:value-type="float" office:value="1.119803">
                <text:p>1.119803</text:p>
              </table:table-cell>
              <table:table-cell office:value-type="float" office:value="0.096468">
                <text:p>0.096468</text:p>
              </table:table-cell>
              <table:table-cell office:value-type="float" office:value="0.078631">
                <text:p>0.0786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336812">
                <text:p>1.336812</text:p>
              </table:table-cell>
              <table:table-cell office:value-type="float" office:value="1.12163">
                <text:p>1.12163</text:p>
              </table:table-cell>
              <table:table-cell office:value-type="float" office:value="0.096081">
                <text:p>0.096081</text:p>
              </table:table-cell>
              <table:table-cell office:value-type="float" office:value="0.078824">
                <text:p>0.0788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349918">
                <text:p>1.349918</text:p>
              </table:table-cell>
              <table:table-cell office:value-type="float" office:value="1.123442">
                <text:p>1.123442</text:p>
              </table:table-cell>
              <table:table-cell office:value-type="float" office:value="0.096214">
                <text:p>0.096214</text:p>
              </table:table-cell>
              <table:table-cell office:value-type="float" office:value="0.080745">
                <text:p>0.0807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349918">
                <text:p>1.349918</text:p>
              </table:table-cell>
              <table:table-cell office:value-type="float" office:value="1.12524">
                <text:p>1.12524</text:p>
              </table:table-cell>
              <table:table-cell office:value-type="float" office:value="0.095835">
                <text:p>0.095835</text:p>
              </table:table-cell>
              <table:table-cell office:value-type="float" office:value="0.08096">
                <text:p>0.0809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336812">
                <text:p>1.336812</text:p>
              </table:table-cell>
              <table:table-cell office:value-type="float" office:value="1.127024">
                <text:p>1.127024</text:p>
              </table:table-cell>
              <table:table-cell office:value-type="float" office:value="0.095734">
                <text:p>0.095734</text:p>
              </table:table-cell>
              <table:table-cell office:value-type="float" office:value="0.079444">
                <text:p>0.0794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336812">
                <text:p>1.336812</text:p>
              </table:table-cell>
              <table:table-cell office:value-type="float" office:value="1.128794">
                <text:p>1.128794</text:p>
              </table:table-cell>
              <table:table-cell office:value-type="float" office:value="0.095053">
                <text:p>0.095053</text:p>
              </table:table-cell>
              <table:table-cell office:value-type="float" office:value="0.07963">
                <text:p>0.079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36812">
                <text:p>1.336812</text:p>
              </table:table-cell>
              <table:table-cell office:value-type="float" office:value="1.130549">
                <text:p>1.130549</text:p>
              </table:table-cell>
              <table:table-cell office:value-type="float" office:value="0.093705">
                <text:p>0.093705</text:p>
              </table:table-cell>
              <table:table-cell office:value-type="float" office:value="0.079815">
                <text:p>0.0798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36812">
                <text:p>1.336812</text:p>
              </table:table-cell>
              <table:table-cell office:value-type="float" office:value="1.132291">
                <text:p>1.132291</text:p>
              </table:table-cell>
              <table:table-cell office:value-type="float" office:value="0.092066">
                <text:p>0.092066</text:p>
              </table:table-cell>
              <table:table-cell office:value-type="float" office:value="0.079997">
                <text:p>0.0799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23706">
                <text:p>1.323706</text:p>
              </table:table-cell>
              <table:table-cell office:value-type="float" office:value="1.134019">
                <text:p>1.134019</text:p>
              </table:table-cell>
              <table:table-cell office:value-type="float" office:value="0.091195">
                <text:p>0.091195</text:p>
              </table:table-cell>
              <table:table-cell office:value-type="float" office:value="0.078448">
                <text:p>0.0784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23706">
                <text:p>1.323706</text:p>
              </table:table-cell>
              <table:table-cell office:value-type="float" office:value="1.135733">
                <text:p>1.135733</text:p>
              </table:table-cell>
              <table:table-cell office:value-type="float" office:value="0.089716">
                <text:p>0.089716</text:p>
              </table:table-cell>
              <table:table-cell office:value-type="float" office:value="0.078601">
                <text:p>0.0786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49918">
                <text:p>1.349918</text:p>
              </table:table-cell>
              <table:table-cell office:value-type="float" office:value="1.137433">
                <text:p>1.137433</text:p>
              </table:table-cell>
              <table:table-cell office:value-type="float" office:value="0.088401">
                <text:p>0.088401</text:p>
              </table:table-cell>
              <table:table-cell office:value-type="float" office:value="0.082213">
                <text:p>0.0822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106">
                <text:p>1.3106</text:p>
              </table:table-cell>
              <table:table-cell office:value-type="float" office:value="1.13912">
                <text:p>1.13912</text:p>
              </table:table-cell>
              <table:table-cell office:value-type="float" office:value="0.086646">
                <text:p>0.086646</text:p>
              </table:table-cell>
              <table:table-cell office:value-type="float" office:value="0.077225">
                <text:p>0.0772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49918">
                <text:p>1.349918</text:p>
              </table:table-cell>
              <table:table-cell office:value-type="float" office:value="1.140794">
                <text:p>1.140794</text:p>
              </table:table-cell>
              <table:table-cell office:value-type="float" office:value="0.085741">
                <text:p>0.085741</text:p>
              </table:table-cell>
              <table:table-cell office:value-type="float" office:value="0.082537">
                <text:p>0.0825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349918">
                <text:p>1.349918</text:p>
              </table:table-cell>
              <table:table-cell office:value-type="float" office:value="1.142454">
                <text:p>1.142454</text:p>
              </table:table-cell>
              <table:table-cell office:value-type="float" office:value="0.084259">
                <text:p>0.084259</text:p>
              </table:table-cell>
              <table:table-cell office:value-type="float" office:value="0.082736">
                <text:p>0.0827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323706">
                <text:p>1.323706</text:p>
              </table:table-cell>
              <table:table-cell office:value-type="float" office:value="1.144102">
                <text:p>1.144102</text:p>
              </table:table-cell>
              <table:table-cell office:value-type="float" office:value="0.082968">
                <text:p>0.082968</text:p>
              </table:table-cell>
              <table:table-cell office:value-type="float" office:value="0.079474">
                <text:p>0.0794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3106">
                <text:p>1.3106</text:p>
              </table:table-cell>
              <table:table-cell office:value-type="float" office:value="1.145736">
                <text:p>1.145736</text:p>
              </table:table-cell>
              <table:table-cell office:value-type="float" office:value="0.082798">
                <text:p>0.082798</text:p>
              </table:table-cell>
              <table:table-cell office:value-type="float" office:value="0.077887">
                <text:p>0.07788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336812">
                <text:p>1.336812</text:p>
              </table:table-cell>
              <table:table-cell office:value-type="float" office:value="1.147357">
                <text:p>1.147357</text:p>
              </table:table-cell>
              <table:table-cell office:value-type="float" office:value="0.082355">
                <text:p>0.082355</text:p>
              </table:table-cell>
              <table:table-cell office:value-type="float" office:value="0.081463">
                <text:p>0.0814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349918">
                <text:p>1.349918</text:p>
              </table:table-cell>
              <table:table-cell office:value-type="float" office:value="1.148965">
                <text:p>1.148965</text:p>
              </table:table-cell>
              <table:table-cell office:value-type="float" office:value="0.082433">
                <text:p>0.082433</text:p>
              </table:table-cell>
              <table:table-cell office:value-type="float" office:value="0.08336">
                <text:p>0.083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63024">
                <text:p>1.363024</text:p>
              </table:table-cell>
              <table:table-cell office:value-type="float" office:value="1.15056">
                <text:p>1.15056</text:p>
              </table:table-cell>
              <table:table-cell office:value-type="float" office:value="0.082384">
                <text:p>0.082384</text:p>
              </table:table-cell>
              <table:table-cell office:value-type="float" office:value="0.085281">
                <text:p>0.0852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363024">
                <text:p>1.363024</text:p>
              </table:table-cell>
              <table:table-cell office:value-type="float" office:value="1.152143">
                <text:p>1.152143</text:p>
              </table:table-cell>
              <table:table-cell office:value-type="float" office:value="0.082639">
                <text:p>0.082639</text:p>
              </table:table-cell>
              <table:table-cell office:value-type="float" office:value="0.085497">
                <text:p>0.0854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336812">
                <text:p>1.336812</text:p>
              </table:table-cell>
              <table:table-cell office:value-type="float" office:value="1.153714">
                <text:p>1.153714</text:p>
              </table:table-cell>
              <table:table-cell office:value-type="float" office:value="0.083972">
                <text:p>0.083972</text:p>
              </table:table-cell>
              <table:table-cell office:value-type="float" office:value="0.082251">
                <text:p>0.0822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336812">
                <text:p>1.336812</text:p>
              </table:table-cell>
              <table:table-cell office:value-type="float" office:value="1.155271">
                <text:p>1.155271</text:p>
              </table:table-cell>
              <table:table-cell office:value-type="float" office:value="0.085446">
                <text:p>0.085446</text:p>
              </table:table-cell>
              <table:table-cell office:value-type="float" office:value="0.082412">
                <text:p>0.0824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57272">
                <text:p>1.57272</text:p>
              </table:table-cell>
              <table:table-cell office:value-type="float" office:value="1.156817">
                <text:p>1.156817</text:p>
              </table:table-cell>
              <table:table-cell office:value-type="float" office:value="0.087022">
                <text:p>0.087022</text:p>
              </table:table-cell>
              <table:table-cell office:value-type="float" office:value="0.113711">
                <text:p>0.1137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11401">
                <text:p>1.11401</text:p>
              </table:table-cell>
              <table:table-cell office:value-type="float" office:value="1.15835">
                <text:p>1.15835</text:p>
              </table:table-cell>
              <table:table-cell office:value-type="float" office:value="0.088621">
                <text:p>0.088621</text:p>
              </table:table-cell>
              <table:table-cell office:value-type="float" office:value="0.053791">
                <text:p>0.0537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323706">
                <text:p>1.323706</text:p>
              </table:table-cell>
              <table:table-cell office:value-type="float" office:value="1.159871">
                <text:p>1.159871</text:p>
              </table:table-cell>
              <table:table-cell office:value-type="float" office:value="0.090952">
                <text:p>0.090952</text:p>
              </table:table-cell>
              <table:table-cell office:value-type="float" office:value="0.081181">
                <text:p>0.0811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363024">
                <text:p>1.363024</text:p>
              </table:table-cell>
              <table:table-cell office:value-type="float" office:value="1.16138">
                <text:p>1.16138</text:p>
              </table:table-cell>
              <table:table-cell office:value-type="float" office:value="0.093087">
                <text:p>0.093087</text:p>
              </table:table-cell>
              <table:table-cell office:value-type="float" office:value="0.086499">
                <text:p>0.0864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363024">
                <text:p>1.363024</text:p>
              </table:table-cell>
              <table:table-cell office:value-type="float" office:value="1.162877">
                <text:p>1.162877</text:p>
              </table:table-cell>
              <table:table-cell office:value-type="float" office:value="0.095376">
                <text:p>0.095376</text:p>
              </table:table-cell>
              <table:table-cell office:value-type="float" office:value="0.086705">
                <text:p>0.0867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336812">
                <text:p>1.336812</text:p>
              </table:table-cell>
              <table:table-cell office:value-type="float" office:value="1.164362">
                <text:p>1.164362</text:p>
              </table:table-cell>
              <table:table-cell office:value-type="float" office:value="0.097973">
                <text:p>0.097973</text:p>
              </table:table-cell>
              <table:table-cell office:value-type="float" office:value="0.083449">
                <text:p>0.0834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336812">
                <text:p>1.336812</text:p>
              </table:table-cell>
              <table:table-cell office:value-type="float" office:value="1.165835">
                <text:p>1.165835</text:p>
              </table:table-cell>
              <table:table-cell office:value-type="float" office:value="0.100915">
                <text:p>0.100915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323706">
                <text:p>1.323706</text:p>
              </table:table-cell>
              <table:table-cell office:value-type="float" office:value="1.167297">
                <text:p>1.167297</text:p>
              </table:table-cell>
              <table:table-cell office:value-type="float" office:value="0.103726">
                <text:p>0.103726</text:p>
              </table:table-cell>
              <table:table-cell office:value-type="float" office:value="0.082019">
                <text:p>0.0820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106">
                <text:p>1.3106</text:p>
              </table:table-cell>
              <table:table-cell office:value-type="float" office:value="1.168747">
                <text:p>1.168747</text:p>
              </table:table-cell>
              <table:table-cell office:value-type="float" office:value="0.10682">
                <text:p>0.10682</text:p>
              </table:table-cell>
              <table:table-cell office:value-type="float" office:value="0.08041">
                <text:p>0.080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297494">
                <text:p>1.297494</text:p>
              </table:table-cell>
              <table:table-cell office:value-type="float" office:value="1.170185">
                <text:p>1.170185</text:p>
              </table:table-cell>
              <table:table-cell office:value-type="float" office:value="0.110831">
                <text:p>0.110831</text:p>
              </table:table-cell>
              <table:table-cell office:value-type="float" office:value="0.078774">
                <text:p>0.07877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284388">
                <text:p>1.284388</text:p>
              </table:table-cell>
              <table:table-cell office:value-type="float" office:value="1.171612">
                <text:p>1.171612</text:p>
              </table:table-cell>
              <table:table-cell office:value-type="float" office:value="0.11481">
                <text:p>0.11481</text:p>
              </table:table-cell>
              <table:table-cell office:value-type="float" office:value="0.07711">
                <text:p>0.077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284388">
                <text:p>1.284388</text:p>
              </table:table-cell>
              <table:table-cell office:value-type="float" office:value="1.173028">
                <text:p>1.173028</text:p>
              </table:table-cell>
              <table:table-cell office:value-type="float" office:value="0.116646">
                <text:p>0.116646</text:p>
              </table:table-cell>
              <table:table-cell office:value-type="float" office:value="0.077149">
                <text:p>0.0771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271282">
                <text:p>1.271282</text:p>
              </table:table-cell>
              <table:table-cell office:value-type="float" office:value="1.174433">
                <text:p>1.174433</text:p>
              </table:table-cell>
              <table:table-cell office:value-type="float" office:value="0.118869">
                <text:p>0.118869</text:p>
              </table:table-cell>
              <table:table-cell office:value-type="float" office:value="0.075456">
                <text:p>0.0754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258176">
                <text:p>1.258176</text:p>
              </table:table-cell>
              <table:table-cell office:value-type="float" office:value="1.175826">
                <text:p>1.175826</text:p>
              </table:table-cell>
              <table:table-cell office:value-type="float" office:value="0.120697">
                <text:p>0.120697</text:p>
              </table:table-cell>
              <table:table-cell office:value-type="float" office:value="0.073736">
                <text:p>0.0737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258176">
                <text:p>1.258176</text:p>
              </table:table-cell>
              <table:table-cell office:value-type="float" office:value="1.177208">
                <text:p>1.177208</text:p>
              </table:table-cell>
              <table:table-cell office:value-type="float" office:value="0.122143">
                <text:p>0.122143</text:p>
              </table:table-cell>
              <table:table-cell office:value-type="float" office:value="0.073718">
                <text:p>0.0737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231964">
                <text:p>1.231964</text:p>
              </table:table-cell>
              <table:table-cell office:value-type="float" office:value="1.17858">
                <text:p>1.17858</text:p>
              </table:table-cell>
              <table:table-cell office:value-type="float" office:value="0.122041">
                <text:p>0.122041</text:p>
              </table:table-cell>
              <table:table-cell office:value-type="float" office:value="0.070239">
                <text:p>0.0702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205752">
                <text:p>1.205752</text:p>
              </table:table-cell>
              <table:table-cell office:value-type="float" office:value="1.17994">
                <text:p>1.17994</text:p>
              </table:table-cell>
              <table:table-cell office:value-type="float" office:value="0.121587">
                <text:p>0.121587</text:p>
              </table:table-cell>
              <table:table-cell office:value-type="float" office:value="0.066707">
                <text:p>0.0667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192646">
                <text:p>1.192646</text:p>
              </table:table-cell>
              <table:table-cell office:value-type="float" office:value="1.18129">
                <text:p>1.18129</text:p>
              </table:table-cell>
              <table:table-cell office:value-type="float" office:value="0.120724">
                <text:p>0.120724</text:p>
              </table:table-cell>
              <table:table-cell office:value-type="float" office:value="0.06485">
                <text:p>0.0648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17954">
                <text:p>1.17954</text:p>
              </table:table-cell>
              <table:table-cell office:value-type="float" office:value="1.182629">
                <text:p>1.182629</text:p>
              </table:table-cell>
              <table:table-cell office:value-type="float" office:value="0.118584">
                <text:p>0.118584</text:p>
              </table:table-cell>
              <table:table-cell office:value-type="float" office:value="0.062966">
                <text:p>0.0629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166434">
                <text:p>1.166434</text:p>
              </table:table-cell>
              <table:table-cell office:value-type="float" office:value="1.183957">
                <text:p>1.183957</text:p>
              </table:table-cell>
              <table:table-cell office:value-type="float" office:value="0.116538">
                <text:p>0.116538</text:p>
              </table:table-cell>
              <table:table-cell office:value-type="float" office:value="0.061054">
                <text:p>0.0610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17954">
                <text:p>1.17954</text:p>
              </table:table-cell>
              <table:table-cell office:value-type="float" office:value="1.185275">
                <text:p>1.185275</text:p>
              </table:table-cell>
              <table:table-cell office:value-type="float" office:value="0.114531">
                <text:p>0.114531</text:p>
              </table:table-cell>
              <table:table-cell office:value-type="float" office:value="0.062575">
                <text:p>0.0625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66434">
                <text:p>1.166434</text:p>
              </table:table-cell>
              <table:table-cell office:value-type="float" office:value="1.186582">
                <text:p>1.186582</text:p>
              </table:table-cell>
              <table:table-cell office:value-type="float" office:value="0.112632">
                <text:p>0.112632</text:p>
              </table:table-cell>
              <table:table-cell office:value-type="float" office:value="0.060661">
                <text:p>0.06066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166434">
                <text:p>1.166434</text:p>
              </table:table-cell>
              <table:table-cell office:value-type="float" office:value="1.187879">
                <text:p>1.187879</text:p>
              </table:table-cell>
              <table:table-cell office:value-type="float" office:value="0.110605">
                <text:p>0.110605</text:p>
              </table:table-cell>
              <table:table-cell office:value-type="float" office:value="0.06045">
                <text:p>0.060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17954">
                <text:p>1.17954</text:p>
              </table:table-cell>
              <table:table-cell office:value-type="float" office:value="1.189166">
                <text:p>1.189166</text:p>
              </table:table-cell>
              <table:table-cell office:value-type="float" office:value="0.107934">
                <text:p>0.107934</text:p>
              </table:table-cell>
              <table:table-cell office:value-type="float" office:value="0.061967">
                <text:p>0.0619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140222">
                <text:p>1.140222</text:p>
              </table:table-cell>
              <table:table-cell office:value-type="float" office:value="1.190442">
                <text:p>1.190442</text:p>
              </table:table-cell>
              <table:table-cell office:value-type="float" office:value="0.104791">
                <text:p>0.104791</text:p>
              </table:table-cell>
              <table:table-cell office:value-type="float" office:value="0.056589">
                <text:p>0.0565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140222">
                <text:p>1.140222</text:p>
              </table:table-cell>
              <table:table-cell office:value-type="float" office:value="1.191709">
                <text:p>1.191709</text:p>
              </table:table-cell>
              <table:table-cell office:value-type="float" office:value="0.102136">
                <text:p>0.102136</text:p>
              </table:table-cell>
              <table:table-cell office:value-type="float" office:value="0.056322">
                <text:p>0.0563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153328">
                <text:p>1.153328</text:p>
              </table:table-cell>
              <table:table-cell office:value-type="float" office:value="1.192965">
                <text:p>1.192965</text:p>
              </table:table-cell>
              <table:table-cell office:value-type="float" office:value="0.099132">
                <text:p>0.099132</text:p>
              </table:table-cell>
              <table:table-cell office:value-type="float" office:value="0.057783">
                <text:p>0.0577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140222">
                <text:p>1.140222</text:p>
              </table:table-cell>
              <table:table-cell office:value-type="float" office:value="1.194211">
                <text:p>1.194211</text:p>
              </table:table-cell>
              <table:table-cell office:value-type="float" office:value="0.096076">
                <text:p>0.096076</text:p>
              </table:table-cell>
              <table:table-cell office:value-type="float" office:value="0.055809">
                <text:p>0.0558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127116">
                <text:p>1.127116</text:p>
              </table:table-cell>
              <table:table-cell office:value-type="float" office:value="1.195448">
                <text:p>1.195448</text:p>
              </table:table-cell>
              <table:table-cell office:value-type="float" office:value="0.092356">
                <text:p>0.092356</text:p>
              </table:table-cell>
              <table:table-cell office:value-type="float" office:value="0.053808">
                <text:p>0.0538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153328">
                <text:p>1.153328</text:p>
              </table:table-cell>
              <table:table-cell office:value-type="float" office:value="1.196674">
                <text:p>1.196674</text:p>
              </table:table-cell>
              <table:table-cell office:value-type="float" office:value="0.088497">
                <text:p>0.088497</text:p>
              </table:table-cell>
              <table:table-cell office:value-type="float" office:value="0.05697">
                <text:p>0.056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140222">
                <text:p>1.140222</text:p>
              </table:table-cell>
              <table:table-cell office:value-type="float" office:value="1.197891">
                <text:p>1.197891</text:p>
              </table:table-cell>
              <table:table-cell office:value-type="float" office:value="0.084539">
                <text:p>0.084539</text:p>
              </table:table-cell>
              <table:table-cell office:value-type="float" office:value="0.054992">
                <text:p>0.0549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127116">
                <text:p>1.127116</text:p>
              </table:table-cell>
              <table:table-cell office:value-type="float" office:value="1.199098">
                <text:p>1.199098</text:p>
              </table:table-cell>
              <table:table-cell office:value-type="float" office:value="0.081008">
                <text:p>0.081008</text:p>
              </table:table-cell>
              <table:table-cell office:value-type="float" office:value="0.052988">
                <text:p>0.0529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140222">
                <text:p>1.140222</text:p>
              </table:table-cell>
              <table:table-cell office:value-type="float" office:value="1.200296">
                <text:p>1.200296</text:p>
              </table:table-cell>
              <table:table-cell office:value-type="float" office:value="0.078069">
                <text:p>0.078069</text:p>
              </table:table-cell>
              <table:table-cell office:value-type="float" office:value="0.054415">
                <text:p>0.0544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153328">
                <text:p>1.153328</text:p>
              </table:table-cell>
              <table:table-cell office:value-type="float" office:value="1.201484">
                <text:p>1.201484</text:p>
              </table:table-cell>
              <table:table-cell office:value-type="float" office:value="0.075745">
                <text:p>0.075745</text:p>
              </table:table-cell>
              <table:table-cell office:value-type="float" office:value="0.055868">
                <text:p>0.0558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140222">
                <text:p>1.140222</text:p>
              </table:table-cell>
              <table:table-cell office:value-type="float" office:value="1.202663">
                <text:p>1.202663</text:p>
              </table:table-cell>
              <table:table-cell office:value-type="float" office:value="0.073451">
                <text:p>0.07345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153328">
                <text:p>1.153328</text:p>
              </table:table-cell>
              <table:table-cell office:value-type="float" office:value="1.203832">
                <text:p>1.203832</text:p>
              </table:table-cell>
              <table:table-cell office:value-type="float" office:value="0.071147">
                <text:p>0.071147</text:p>
              </table:table-cell>
              <table:table-cell office:value-type="float" office:value="0.055337">
                <text:p>0.0553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153328">
                <text:p>1.153328</text:p>
              </table:table-cell>
              <table:table-cell office:value-type="float" office:value="1.204992">
                <text:p>1.204992</text:p>
              </table:table-cell>
              <table:table-cell office:value-type="float" office:value="0.069051">
                <text:p>0.069051</text:p>
              </table:table-cell>
              <table:table-cell office:value-type="float" office:value="0.055083">
                <text:p>0.0550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153328">
                <text:p>1.153328</text:p>
              </table:table-cell>
              <table:table-cell office:value-type="float" office:value="1.206143">
                <text:p>1.206143</text:p>
              </table:table-cell>
              <table:table-cell office:value-type="float" office:value="0.066741">
                <text:p>0.066741</text:p>
              </table:table-cell>
              <table:table-cell office:value-type="float" office:value="0.054828">
                <text:p>0.0548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153328">
                <text:p>1.153328</text:p>
              </table:table-cell>
              <table:table-cell office:value-type="float" office:value="1.207284">
                <text:p>1.207284</text:p>
              </table:table-cell>
              <table:table-cell office:value-type="float" office:value="0.065348">
                <text:p>0.065348</text:p>
              </table:table-cell>
              <table:table-cell office:value-type="float" office:value="0.054572">
                <text:p>0.0545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153328">
                <text:p>1.153328</text:p>
              </table:table-cell>
              <table:table-cell office:value-type="float" office:value="1.208417">
                <text:p>1.208417</text:p>
              </table:table-cell>
              <table:table-cell office:value-type="float" office:value="0.06459">
                <text:p>0.06459</text:p>
              </table:table-cell>
              <table:table-cell office:value-type="float" office:value="0.054314">
                <text:p>0.0543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166434">
                <text:p>1.166434</text:p>
              </table:table-cell>
              <table:table-cell office:value-type="float" office:value="1.209541">
                <text:p>1.209541</text:p>
              </table:table-cell>
              <table:table-cell office:value-type="float" office:value="0.063752">
                <text:p>0.063752</text:p>
              </table:table-cell>
              <table:table-cell office:value-type="float" office:value="0.055786">
                <text:p>0.0557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66434">
                <text:p>1.166434</text:p>
              </table:table-cell>
              <table:table-cell office:value-type="float" office:value="1.210655">
                <text:p>1.210655</text:p>
              </table:table-cell>
              <table:table-cell office:value-type="float" office:value="0.063227">
                <text:p>0.063227</text:p>
              </table:table-cell>
              <table:table-cell office:value-type="float" office:value="0.055552">
                <text:p>0.0555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166434">
                <text:p>1.166434</text:p>
              </table:table-cell>
              <table:table-cell office:value-type="float" office:value="1.211761">
                <text:p>1.211761</text:p>
              </table:table-cell>
              <table:table-cell office:value-type="float" office:value="0.063418">
                <text:p>0.063418</text:p>
              </table:table-cell>
              <table:table-cell office:value-type="float" office:value="0.055318">
                <text:p>0.0553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17954">
                <text:p>1.17954</text:p>
              </table:table-cell>
              <table:table-cell office:value-type="float" office:value="1.212858">
                <text:p>1.212858</text:p>
              </table:table-cell>
              <table:table-cell office:value-type="float" office:value="0.063952">
                <text:p>0.063952</text:p>
              </table:table-cell>
              <table:table-cell office:value-type="float" office:value="0.056812">
                <text:p>0.0568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166434">
                <text:p>1.166434</text:p>
              </table:table-cell>
              <table:table-cell office:value-type="float" office:value="1.213947">
                <text:p>1.213947</text:p>
              </table:table-cell>
              <table:table-cell office:value-type="float" office:value="0.064729">
                <text:p>0.064729</text:p>
              </table:table-cell>
              <table:table-cell office:value-type="float" office:value="0.054872">
                <text:p>0.0548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17954">
                <text:p>1.17954</text:p>
              </table:table-cell>
              <table:table-cell office:value-type="float" office:value="1.215027">
                <text:p>1.215027</text:p>
              </table:table-cell>
              <table:table-cell office:value-type="float" office:value="0.066568">
                <text:p>0.066568</text:p>
              </table:table-cell>
              <table:table-cell office:value-type="float" office:value="0.056365">
                <text:p>0.0563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140222">
                <text:p>1.140222</text:p>
              </table:table-cell>
              <table:table-cell office:value-type="float" office:value="1.216098">
                <text:p>1.216098</text:p>
              </table:table-cell>
              <table:table-cell office:value-type="float" office:value="0.068204">
                <text:p>0.068204</text:p>
              </table:table-cell>
              <table:table-cell office:value-type="float" office:value="0.050962">
                <text:p>0.0509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166434">
                <text:p>1.166434</text:p>
              </table:table-cell>
              <table:table-cell office:value-type="float" office:value="1.21716">
                <text:p>1.21716</text:p>
              </table:table-cell>
              <table:table-cell office:value-type="float" office:value="0.069867">
                <text:p>0.069867</text:p>
              </table:table-cell>
              <table:table-cell office:value-type="float" office:value="0.05413">
                <text:p>0.054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153328">
                <text:p>1.153328</text:p>
              </table:table-cell>
              <table:table-cell office:value-type="float" office:value="1.218215">
                <text:p>1.218215</text:p>
              </table:table-cell>
              <table:table-cell office:value-type="float" office:value="0.071445">
                <text:p>0.071445</text:p>
              </table:table-cell>
              <table:table-cell office:value-type="float" office:value="0.05216">
                <text:p>0.052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153328">
                <text:p>1.153328</text:p>
              </table:table-cell>
              <table:table-cell office:value-type="float" office:value="1.219261">
                <text:p>1.219261</text:p>
              </table:table-cell>
              <table:table-cell office:value-type="float" office:value="0.072785">
                <text:p>0.072785</text:p>
              </table:table-cell>
              <table:table-cell office:value-type="float" office:value="0.051892">
                <text:p>0.0518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153328">
                <text:p>1.153328</text:p>
              </table:table-cell>
              <table:table-cell office:value-type="float" office:value="1.220298">
                <text:p>1.220298</text:p>
              </table:table-cell>
              <table:table-cell office:value-type="float" office:value="0.074266">
                <text:p>0.074266</text:p>
              </table:table-cell>
              <table:table-cell office:value-type="float" office:value="0.051623">
                <text:p>0.0516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100904">
                <text:p>1.100904</text:p>
              </table:table-cell>
              <table:table-cell office:value-type="float" office:value="1.221328">
                <text:p>1.221328</text:p>
              </table:table-cell>
              <table:table-cell office:value-type="float" office:value="0.076237">
                <text:p>0.076237</text:p>
              </table:table-cell>
              <table:table-cell office:value-type="float" office:value="0.044433">
                <text:p>0.0444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140222">
                <text:p>1.140222</text:p>
              </table:table-cell>
              <table:table-cell office:value-type="float" office:value="1.222349">
                <text:p>1.222349</text:p>
              </table:table-cell>
              <table:table-cell office:value-type="float" office:value="0.078627">
                <text:p>0.078627</text:p>
              </table:table-cell>
              <table:table-cell office:value-type="float" office:value="0.049248">
                <text:p>0.0492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140222">
                <text:p>1.140222</text:p>
              </table:table-cell>
              <table:table-cell office:value-type="float" office:value="1.223362">
                <text:p>1.223362</text:p>
              </table:table-cell>
              <table:table-cell office:value-type="float" office:value="0.080556">
                <text:p>0.080556</text:p>
              </table:table-cell>
              <table:table-cell office:value-type="float" office:value="0.04895">
                <text:p>0.048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100904">
                <text:p>1.100904</text:p>
              </table:table-cell>
              <table:table-cell office:value-type="float" office:value="1.224367">
                <text:p>1.224367</text:p>
              </table:table-cell>
              <table:table-cell office:value-type="float" office:value="0.081373">
                <text:p>0.081373</text:p>
              </table:table-cell>
              <table:table-cell office:value-type="float" office:value="0.043461">
                <text:p>0.0434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100904">
                <text:p>1.100904</text:p>
              </table:table-cell>
              <table:table-cell office:value-type="float" office:value="1.225364">
                <text:p>1.225364</text:p>
              </table:table-cell>
              <table:table-cell office:value-type="float" office:value="0.08206">
                <text:p>0.08206</text:p>
              </table:table-cell>
              <table:table-cell office:value-type="float" office:value="0.043082">
                <text:p>0.0430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087798">
                <text:p>1.087798</text:p>
              </table:table-cell>
              <table:table-cell office:value-type="float" office:value="1.226353">
                <text:p>1.226353</text:p>
              </table:table-cell>
              <table:table-cell office:value-type="float" office:value="0.08217">
                <text:p>0.08217</text:p>
              </table:table-cell>
              <table:table-cell office:value-type="float" office:value="0.040973">
                <text:p>0.04097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074692">
                <text:p>1.074692</text:p>
              </table:table-cell>
              <table:table-cell office:value-type="float" office:value="1.227334">
                <text:p>1.227334</text:p>
              </table:table-cell>
              <table:table-cell office:value-type="float" office:value="0.082104">
                <text:p>0.082104</text:p>
              </table:table-cell>
              <table:table-cell office:value-type="float" office:value="0.038836">
                <text:p>0.0388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074692">
                <text:p>1.074692</text:p>
              </table:table-cell>
              <table:table-cell office:value-type="float" office:value="1.228308">
                <text:p>1.228308</text:p>
              </table:table-cell>
              <table:table-cell office:value-type="float" office:value="0.081597">
                <text:p>0.081597</text:p>
              </table:table-cell>
              <table:table-cell office:value-type="float" office:value="0.038402">
                <text:p>0.0384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061586">
                <text:p>1.061586</text:p>
              </table:table-cell>
              <table:table-cell office:value-type="float" office:value="1.229274">
                <text:p>1.229274</text:p>
              </table:table-cell>
              <table:table-cell office:value-type="float" office:value="0.079771">
                <text:p>0.079771</text:p>
              </table:table-cell>
              <table:table-cell office:value-type="float" office:value="0.036237">
                <text:p>0.0362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04848">
                <text:p>1.04848</text:p>
              </table:table-cell>
              <table:table-cell office:value-type="float" office:value="1.230232">
                <text:p>1.230232</text:p>
              </table:table-cell>
              <table:table-cell office:value-type="float" office:value="0.077094">
                <text:p>0.077094</text:p>
              </table:table-cell>
              <table:table-cell office:value-type="float" office:value="0.034046">
                <text:p>0.0340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4848">
                <text:p>1.04848</text:p>
              </table:table-cell>
              <table:table-cell office:value-type="float" office:value="1.231182">
                <text:p>1.231182</text:p>
              </table:table-cell>
              <table:table-cell office:value-type="float" office:value="0.074334">
                <text:p>0.074334</text:p>
              </table:table-cell>
              <table:table-cell office:value-type="float" office:value="0.033557">
                <text:p>0.0335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35374">
                <text:p>1.035374</text:p>
              </table:table-cell>
              <table:table-cell office:value-type="float" office:value="1.232125">
                <text:p>1.232125</text:p>
              </table:table-cell>
              <table:table-cell office:value-type="float" office:value="0.071615">
                <text:p>0.071615</text:p>
              </table:table-cell>
              <table:table-cell office:value-type="float" office:value="0.031337">
                <text:p>0.0313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04848">
                <text:p>1.04848</text:p>
              </table:table-cell>
              <table:table-cell office:value-type="float" office:value="1.233061">
                <text:p>1.233061</text:p>
              </table:table-cell>
              <table:table-cell office:value-type="float" office:value="0.068649">
                <text:p>0.068649</text:p>
              </table:table-cell>
              <table:table-cell office:value-type="float" office:value="0.03255">
                <text:p>0.032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035374">
                <text:p>1.035374</text:p>
              </table:table-cell>
              <table:table-cell office:value-type="float" office:value="1.233989">
                <text:p>1.233989</text:p>
              </table:table-cell>
              <table:table-cell office:value-type="float" office:value="0.065528">
                <text:p>0.065528</text:p>
              </table:table-cell>
              <table:table-cell office:value-type="float" office:value="0.030328">
                <text:p>0.0303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22268">
                <text:p>1.022268</text:p>
              </table:table-cell>
              <table:table-cell office:value-type="float" office:value="1.234909">
                <text:p>1.234909</text:p>
              </table:table-cell>
              <table:table-cell office:value-type="float" office:value="0.062089">
                <text:p>0.062089</text:p>
              </table:table-cell>
              <table:table-cell office:value-type="float" office:value="0.028079">
                <text:p>0.0280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022268">
                <text:p>1.022268</text:p>
              </table:table-cell>
              <table:table-cell office:value-type="float" office:value="1.235823">
                <text:p>1.235823</text:p>
              </table:table-cell>
              <table:table-cell office:value-type="float" office:value="0.058344">
                <text:p>0.058344</text:p>
              </table:table-cell>
              <table:table-cell office:value-type="float" office:value="0.027534">
                <text:p>0.0275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96056">
                <text:p>0.996056</text:p>
              </table:table-cell>
              <table:table-cell office:value-type="float" office:value="1.236729">
                <text:p>1.236729</text:p>
              </table:table-cell>
              <table:table-cell office:value-type="float" office:value="0.054294">
                <text:p>0.054294</text:p>
              </table:table-cell>
              <table:table-cell office:value-type="float" office:value="0.023527">
                <text:p>0.0235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035374">
                <text:p>1.035374</text:p>
              </table:table-cell>
              <table:table-cell office:value-type="float" office:value="1.237628">
                <text:p>1.237628</text:p>
              </table:table-cell>
              <table:table-cell office:value-type="float" office:value="0.050104">
                <text:p>0.050104</text:p>
              </table:table-cell>
              <table:table-cell office:value-type="float" office:value="0.028117">
                <text:p>0.0281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04848">
                <text:p>1.04848</text:p>
              </table:table-cell>
              <table:table-cell office:value-type="float" office:value="1.23852">
                <text:p>1.23852</text:p>
              </table:table-cell>
              <table:table-cell office:value-type="float" office:value="0.045573">
                <text:p>0.045573</text:p>
              </table:table-cell>
              <table:table-cell office:value-type="float" office:value="0.029325">
                <text:p>0.0293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4848">
                <text:p>1.04848</text:p>
              </table:table-cell>
              <table:table-cell office:value-type="float" office:value="1.239404">
                <text:p>1.239404</text:p>
              </table:table-cell>
              <table:table-cell office:value-type="float" office:value="0.041042">
                <text:p>0.041042</text:p>
              </table:table-cell>
              <table:table-cell office:value-type="float" office:value="0.028828">
                <text:p>0.0288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22268">
                <text:p>1.022268</text:p>
              </table:table-cell>
              <table:table-cell office:value-type="float" office:value="1.240282">
                <text:p>1.240282</text:p>
              </table:table-cell>
              <table:table-cell office:value-type="float" office:value="0.036281">
                <text:p>0.036281</text:p>
              </table:table-cell>
              <table:table-cell office:value-type="float" office:value="0.02487">
                <text:p>0.024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35374">
                <text:p>1.035374</text:p>
              </table:table-cell>
              <table:table-cell office:value-type="float" office:value="1.241153">
                <text:p>1.241153</text:p>
              </table:table-cell>
              <table:table-cell office:value-type="float" office:value="0.03273">
                <text:p>0.03273</text:p>
              </table:table-cell>
              <table:table-cell office:value-type="float" office:value="0.026049">
                <text:p>0.0260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35374">
                <text:p>1.035374</text:p>
              </table:table-cell>
              <table:table-cell office:value-type="float" office:value="1.242017">
                <text:p>1.242017</text:p>
              </table:table-cell>
              <table:table-cell office:value-type="float" office:value="0.030257">
                <text:p>0.030257</text:p>
              </table:table-cell>
              <table:table-cell office:value-type="float" office:value="0.025523">
                <text:p>0.0255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35374">
                <text:p>1.035374</text:p>
              </table:table-cell>
              <table:table-cell office:value-type="float" office:value="1.242874">
                <text:p>1.242874</text:p>
              </table:table-cell>
              <table:table-cell office:value-type="float" office:value="0.027832">
                <text:p>0.027832</text:p>
              </table:table-cell>
              <table:table-cell office:value-type="float" office:value="0.024997">
                <text:p>0.02499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74692">
                <text:p>1.074692</text:p>
              </table:table-cell>
              <table:table-cell office:value-type="float" office:value="1.243724">
                <text:p>1.243724</text:p>
              </table:table-cell>
              <table:table-cell office:value-type="float" office:value="0.026068">
                <text:p>0.026068</text:p>
              </table:table-cell>
              <table:table-cell office:value-type="float" office:value="0.02966">
                <text:p>0.0296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87798">
                <text:p>1.087798</text:p>
              </table:table-cell>
              <table:table-cell office:value-type="float" office:value="1.244567">
                <text:p>1.244567</text:p>
              </table:table-cell>
              <table:table-cell office:value-type="float" office:value="0.024855">
                <text:p>0.024855</text:p>
              </table:table-cell>
              <table:table-cell office:value-type="float" office:value="0.03094">
                <text:p>0.030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074692">
                <text:p>1.074692</text:p>
              </table:table-cell>
              <table:table-cell office:value-type="float" office:value="1.245404">
                <text:p>1.245404</text:p>
              </table:table-cell>
              <table:table-cell office:value-type="float" office:value="0.023766">
                <text:p>0.023766</text:p>
              </table:table-cell>
              <table:table-cell office:value-type="float" office:value="0.028786">
                <text:p>0.0287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074692">
                <text:p>1.074692</text:p>
              </table:table-cell>
              <table:table-cell office:value-type="float" office:value="1.246234">
                <text:p>1.246234</text:p>
              </table:table-cell>
              <table:table-cell office:value-type="float" office:value="0.02308">
                <text:p>0.02308</text:p>
              </table:table-cell>
              <table:table-cell office:value-type="float" office:value="0.028335">
                <text:p>0.0283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100904">
                <text:p>1.100904</text:p>
              </table:table-cell>
              <table:table-cell office:value-type="float" office:value="1.247058">
                <text:p>1.247058</text:p>
              </table:table-cell>
              <table:table-cell office:value-type="float" office:value="0.023307">
                <text:p>0.023307</text:p>
              </table:table-cell>
              <table:table-cell office:value-type="float" office:value="0.031344">
                <text:p>0.0313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100904">
                <text:p>1.100904</text:p>
              </table:table-cell>
              <table:table-cell office:value-type="float" office:value="1.247874">
                <text:p>1.247874</text:p>
              </table:table-cell>
              <table:table-cell office:value-type="float" office:value="0.024057">
                <text:p>0.024057</text:p>
              </table:table-cell>
              <table:table-cell office:value-type="float" office:value="0.030943">
                <text:p>0.0309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100904">
                <text:p>1.100904</text:p>
              </table:table-cell>
              <table:table-cell office:value-type="float" office:value="1.248685">
                <text:p>1.248685</text:p>
              </table:table-cell>
              <table:table-cell office:value-type="float" office:value="0.024878">
                <text:p>0.024878</text:p>
              </table:table-cell>
              <table:table-cell office:value-type="float" office:value="0.030543">
                <text:p>0.03054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087798">
                <text:p>1.087798</text:p>
              </table:table-cell>
              <table:table-cell office:value-type="float" office:value="1.249489">
                <text:p>1.249489</text:p>
              </table:table-cell>
              <table:table-cell office:value-type="float" office:value="0.025273">
                <text:p>0.025273</text:p>
              </table:table-cell>
              <table:table-cell office:value-type="float" office:value="0.028411">
                <text:p>0.0284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087798">
                <text:p>1.087798</text:p>
              </table:table-cell>
              <table:table-cell office:value-type="float" office:value="1.250287">
                <text:p>1.250287</text:p>
              </table:table-cell>
              <table:table-cell office:value-type="float" office:value="0.025702">
                <text:p>0.025702</text:p>
              </table:table-cell>
              <table:table-cell office:value-type="float" office:value="0.027982">
                <text:p>0.0279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087798">
                <text:p>1.087798</text:p>
              </table:table-cell>
              <table:table-cell office:value-type="float" office:value="1.251078">
                <text:p>1.251078</text:p>
              </table:table-cell>
              <table:table-cell office:value-type="float" office:value="0.025777">
                <text:p>0.025777</text:p>
              </table:table-cell>
              <table:table-cell office:value-type="float" office:value="0.027553">
                <text:p>0.0275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087798">
                <text:p>1.087798</text:p>
              </table:table-cell>
              <table:table-cell office:value-type="float" office:value="1.251863">
                <text:p>1.251863</text:p>
              </table:table-cell>
              <table:table-cell office:value-type="float" office:value="0.025709">
                <text:p>0.025709</text:p>
              </table:table-cell>
              <table:table-cell office:value-type="float" office:value="0.027123">
                <text:p>0.0271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087798">
                <text:p>1.087798</text:p>
              </table:table-cell>
              <table:table-cell office:value-type="float" office:value="1.252642">
                <text:p>1.252642</text:p>
              </table:table-cell>
              <table:table-cell office:value-type="float" office:value="0.026287">
                <text:p>0.026287</text:p>
              </table:table-cell>
              <table:table-cell office:value-type="float" office:value="0.026692">
                <text:p>0.0266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100904">
                <text:p>1.100904</text:p>
              </table:table-cell>
              <table:table-cell office:value-type="float" office:value="1.253415">
                <text:p>1.253415</text:p>
              </table:table-cell>
              <table:table-cell office:value-type="float" office:value="0.02697">
                <text:p>0.02697</text:p>
              </table:table-cell>
              <table:table-cell office:value-type="float" office:value="0.02799">
                <text:p>0.027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100904">
                <text:p>1.100904</text:p>
              </table:table-cell>
              <table:table-cell office:value-type="float" office:value="1.254181">
                <text:p>1.254181</text:p>
              </table:table-cell>
              <table:table-cell office:value-type="float" office:value="0.026957">
                <text:p>0.026957</text:p>
              </table:table-cell>
              <table:table-cell office:value-type="float" office:value="0.027584">
                <text:p>0.0275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61586">
                <text:p>1.061586</text:p>
              </table:table-cell>
              <table:table-cell office:value-type="float" office:value="1.254941">
                <text:p>1.254941</text:p>
              </table:table-cell>
              <table:table-cell office:value-type="float" office:value="0.026968">
                <text:p>0.026968</text:p>
              </table:table-cell>
              <table:table-cell office:value-type="float" office:value="0.021987">
                <text:p>0.0219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074692">
                <text:p>1.074692</text:p>
              </table:table-cell>
              <table:table-cell office:value-type="float" office:value="1.255696">
                <text:p>1.255696</text:p>
              </table:table-cell>
              <table:table-cell office:value-type="float" office:value="0.027166">
                <text:p>0.027166</text:p>
              </table:table-cell>
              <table:table-cell office:value-type="float" office:value="0.023231">
                <text:p>0.0232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87798">
                <text:p>1.087798</text:p>
              </table:table-cell>
              <table:table-cell office:value-type="float" office:value="1.256444">
                <text:p>1.256444</text:p>
              </table:table-cell>
              <table:table-cell office:value-type="float" office:value="0.02707">
                <text:p>0.02707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074692">
                <text:p>1.074692</text:p>
              </table:table-cell>
              <table:table-cell office:value-type="float" office:value="1.257187">
                <text:p>1.257187</text:p>
              </table:table-cell>
              <table:table-cell office:value-type="float" office:value="0.026999">
                <text:p>0.026999</text:p>
              </table:table-cell>
              <table:table-cell office:value-type="float" office:value="0.022334">
                <text:p>0.0223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087798">
                <text:p>1.087798</text:p>
              </table:table-cell>
              <table:table-cell office:value-type="float" office:value="1.257923">
                <text:p>1.257923</text:p>
              </table:table-cell>
              <table:table-cell office:value-type="float" office:value="0.026501">
                <text:p>0.026501</text:p>
              </table:table-cell>
              <table:table-cell office:value-type="float" office:value="0.023602">
                <text:p>0.0236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074692">
                <text:p>1.074692</text:p>
              </table:table-cell>
              <table:table-cell office:value-type="float" office:value="1.258654">
                <text:p>1.258654</text:p>
              </table:table-cell>
              <table:table-cell office:value-type="float" office:value="0.026572">
                <text:p>0.026572</text:p>
              </table:table-cell>
              <table:table-cell office:value-type="float" office:value="0.021436">
                <text:p>0.02143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074692">
                <text:p>1.074692</text:p>
              </table:table-cell>
              <table:table-cell office:value-type="float" office:value="1.259379">
                <text:p>1.259379</text:p>
              </table:table-cell>
              <table:table-cell office:value-type="float" office:value="0.026782">
                <text:p>0.026782</text:p>
              </table:table-cell>
              <table:table-cell office:value-type="float" office:value="0.020972">
                <text:p>0.0209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087798">
                <text:p>1.087798</text:p>
              </table:table-cell>
              <table:table-cell office:value-type="float" office:value="1.260098">
                <text:p>1.260098</text:p>
              </table:table-cell>
              <table:table-cell office:value-type="float" office:value="0.026289">
                <text:p>0.026289</text:p>
              </table:table-cell>
              <table:table-cell office:value-type="float" office:value="0.022238">
                <text:p>0.0222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061586">
                <text:p>1.061586</text:p>
              </table:table-cell>
              <table:table-cell office:value-type="float" office:value="1.260812">
                <text:p>1.260812</text:p>
              </table:table-cell>
              <table:table-cell office:value-type="float" office:value="0.025391">
                <text:p>0.025391</text:p>
              </table:table-cell>
              <table:table-cell office:value-type="float" office:value="0.018339">
                <text:p>0.01833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074692">
                <text:p>1.074692</text:p>
              </table:table-cell>
              <table:table-cell office:value-type="float" office:value="1.261519">
                <text:p>1.261519</text:p>
              </table:table-cell>
              <table:table-cell office:value-type="float" office:value="0.024424">
                <text:p>0.024424</text:p>
              </table:table-cell>
              <table:table-cell office:value-type="float" office:value="0.019577">
                <text:p>0.0195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074692">
                <text:p>1.074692</text:p>
              </table:table-cell>
              <table:table-cell office:value-type="float" office:value="1.262222">
                <text:p>1.262222</text:p>
              </table:table-cell>
              <table:table-cell office:value-type="float" office:value="0.02395">
                <text:p>0.02395</text:p>
              </table:table-cell>
              <table:table-cell office:value-type="float" office:value="0.019111">
                <text:p>0.0191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087798">
                <text:p>1.087798</text:p>
              </table:table-cell>
              <table:table-cell office:value-type="float" office:value="1.262918">
                <text:p>1.262918</text:p>
              </table:table-cell>
              <table:table-cell office:value-type="float" office:value="0.023373">
                <text:p>0.023373</text:p>
              </table:table-cell>
              <table:table-cell office:value-type="float" office:value="0.020374">
                <text:p>0.02037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061586">
                <text:p>1.061586</text:p>
              </table:table-cell>
              <table:table-cell office:value-type="float" office:value="1.263609">
                <text:p>1.263609</text:p>
              </table:table-cell>
              <table:table-cell office:value-type="float" office:value="0.022305">
                <text:p>0.022305</text:p>
              </table:table-cell>
              <table:table-cell office:value-type="float" office:value="0.016472">
                <text:p>0.01647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074692">
                <text:p>1.074692</text:p>
              </table:table-cell>
              <table:table-cell office:value-type="float" office:value="1.264295">
                <text:p>1.264295</text:p>
              </table:table-cell>
              <table:table-cell office:value-type="float" office:value="0.020971">
                <text:p>0.020971</text:p>
              </table:table-cell>
              <table:table-cell office:value-type="float" office:value="0.017708">
                <text:p>0.01770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061586">
                <text:p>1.061586</text:p>
              </table:table-cell>
              <table:table-cell office:value-type="float" office:value="1.264975">
                <text:p>1.264975</text:p>
              </table:table-cell>
              <table:table-cell office:value-type="float" office:value="0.019401">
                <text:p>0.019401</text:p>
              </table:table-cell>
              <table:table-cell office:value-type="float" office:value="0.015509">
                <text:p>0.0155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074692">
                <text:p>1.074692</text:p>
              </table:table-cell>
              <table:table-cell office:value-type="float" office:value="1.26565">
                <text:p>1.26565</text:p>
              </table:table-cell>
              <table:table-cell office:value-type="float" office:value="0.01764">
                <text:p>0.01764</text:p>
              </table:table-cell>
              <table:table-cell office:value-type="float" office:value="0.016743">
                <text:p>0.01674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04848">
                <text:p>1.04848</text:p>
              </table:table-cell>
              <table:table-cell office:value-type="float" office:value="1.266319">
                <text:p>1.266319</text:p>
              </table:table-cell>
              <table:table-cell office:value-type="float" office:value="0.015832">
                <text:p>0.015832</text:p>
              </table:table-cell>
              <table:table-cell office:value-type="float" office:value="0.012813">
                <text:p>0.0128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074692">
                <text:p>1.074692</text:p>
              </table:table-cell>
              <table:table-cell office:value-type="float" office:value="1.266983">
                <text:p>1.266983</text:p>
              </table:table-cell>
              <table:table-cell office:value-type="float" office:value="0.014242">
                <text:p>0.014242</text:p>
              </table:table-cell>
              <table:table-cell office:value-type="float" office:value="0.015749">
                <text:p>0.0157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061586">
                <text:p>1.061586</text:p>
              </table:table-cell>
              <table:table-cell office:value-type="float" office:value="1.267642">
                <text:p>1.267642</text:p>
              </table:table-cell>
              <table:table-cell office:value-type="float" office:value="0.012209">
                <text:p>0.012209</text:p>
              </table:table-cell>
              <table:table-cell office:value-type="float" office:value="0.013548">
                <text:p>0.01354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074692">
                <text:p>1.074692</text:p>
              </table:table-cell>
              <table:table-cell office:value-type="float" office:value="1.268296">
                <text:p>1.268296</text:p>
              </table:table-cell>
              <table:table-cell office:value-type="float" office:value="0.010093">
                <text:p>0.010093</text:p>
              </table:table-cell>
              <table:table-cell office:value-type="float" office:value="0.014779">
                <text:p>0.0147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074692">
                <text:p>1.074692</text:p>
              </table:table-cell>
              <table:table-cell office:value-type="float" office:value="1.268944">
                <text:p>1.268944</text:p>
              </table:table-cell>
              <table:table-cell office:value-type="float" office:value="0.008693">
                <text:p>0.008693</text:p>
              </table:table-cell>
              <table:table-cell office:value-type="float" office:value="0.014306">
                <text:p>0.0143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074692">
                <text:p>1.074692</text:p>
              </table:table-cell>
              <table:table-cell office:value-type="float" office:value="1.269587">
                <text:p>1.269587</text:p>
              </table:table-cell>
              <table:table-cell office:value-type="float" office:value="0.006652">
                <text:p>0.006652</text:p>
              </table:table-cell>
              <table:table-cell office:value-type="float" office:value="0.013833">
                <text:p>0.0138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100904">
                <text:p>1.100904</text:p>
              </table:table-cell>
              <table:table-cell office:value-type="float" office:value="1.270226">
                <text:p>1.270226</text:p>
              </table:table-cell>
              <table:table-cell office:value-type="float" office:value="0.004258">
                <text:p>0.004258</text:p>
              </table:table-cell>
              <table:table-cell office:value-type="float" office:value="0.016819">
                <text:p>0.0168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074692">
                <text:p>1.074692</text:p>
              </table:table-cell>
              <table:table-cell office:value-type="float" office:value="1.270859">
                <text:p>1.270859</text:p>
              </table:table-cell>
              <table:table-cell office:value-type="float" office:value="0.001572">
                <text:p>0.001572</text:p>
              </table:table-cell>
              <table:table-cell office:value-type="float" office:value="0.012937">
                <text:p>0.0129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100904">
                <text:p>1.100904</text:p>
              </table:table-cell>
              <table:table-cell office:value-type="float" office:value="1.271487">
                <text:p>1.271487</text:p>
              </table:table-cell>
              <table:table-cell office:value-type="float" office:value="-0.000153">
                <text:p>-0.000153</text:p>
              </table:table-cell>
              <table:table-cell office:value-type="float" office:value="0.015922">
                <text:p>0.0159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11401">
                <text:p>1.11401</text:p>
              </table:table-cell>
              <table:table-cell office:value-type="float" office:value="1.27211">
                <text:p>1.27211</text:p>
              </table:table-cell>
              <table:table-cell office:value-type="float" office:value="-0.001644">
                <text:p>-0.001644</text:p>
              </table:table-cell>
              <table:table-cell office:value-type="float" office:value="0.017228">
                <text:p>0.0172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127116">
                <text:p>1.127116</text:p>
              </table:table-cell>
              <table:table-cell office:value-type="float" office:value="1.272728">
                <text:p>1.272728</text:p>
              </table:table-cell>
              <table:table-cell office:value-type="float" office:value="-0.002056">
                <text:p>-0.002056</text:p>
              </table:table-cell>
              <table:table-cell office:value-type="float" office:value="0.01856">
                <text:p>0.0185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11401">
                <text:p>1.11401</text:p>
              </table:table-cell>
              <table:table-cell office:value-type="float" office:value="1.273341">
                <text:p>1.273341</text:p>
              </table:table-cell>
              <table:table-cell office:value-type="float" office:value="-0.001741">
                <text:p>-0.001741</text:p>
              </table:table-cell>
              <table:table-cell office:value-type="float" office:value="0.016458">
                <text:p>0.0164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11401">
                <text:p>1.11401</text:p>
              </table:table-cell>
              <table:table-cell office:value-type="float" office:value="1.27395">
                <text:p>1.27395</text:p>
              </table:table-cell>
              <table:table-cell office:value-type="float" office:value="-0.001509">
                <text:p>-0.001509</text:p>
              </table:table-cell>
              <table:table-cell office:value-type="float" office:value="0.016059">
                <text:p>0.0160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140222">
                <text:p>1.140222</text:p>
              </table:table-cell>
              <table:table-cell office:value-type="float" office:value="1.274553">
                <text:p>1.274553</text:p>
              </table:table-cell>
              <table:table-cell office:value-type="float" office:value="-0.001687">
                <text:p>-0.001687</text:p>
              </table:table-cell>
              <table:table-cell office:value-type="float" office:value="0.01912">
                <text:p>0.019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140222">
                <text:p>1.140222</text:p>
              </table:table-cell>
              <table:table-cell office:value-type="float" office:value="1.275152">
                <text:p>1.275152</text:p>
              </table:table-cell>
              <table:table-cell office:value-type="float" office:value="-0.002248">
                <text:p>-0.002248</text:p>
              </table:table-cell>
              <table:table-cell office:value-type="float" office:value="0.018772">
                <text:p>0.0187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140222">
                <text:p>1.140222</text:p>
              </table:table-cell>
              <table:table-cell office:value-type="float" office:value="1.275746">
                <text:p>1.275746</text:p>
              </table:table-cell>
              <table:table-cell office:value-type="float" office:value="-0.002039">
                <text:p>-0.002039</text:p>
              </table:table-cell>
              <table:table-cell office:value-type="float" office:value="0.018424">
                <text:p>0.01842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127116">
                <text:p>1.127116</text:p>
              </table:table-cell>
              <table:table-cell office:value-type="float" office:value="1.276335">
                <text:p>1.276335</text:p>
              </table:table-cell>
              <table:table-cell office:value-type="float" office:value="-0.001801">
                <text:p>-0.001801</text:p>
              </table:table-cell>
              <table:table-cell office:value-type="float" office:value="0.016345">
                <text:p>0.01634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140222">
                <text:p>1.140222</text:p>
              </table:table-cell>
              <table:table-cell office:value-type="float" office:value="1.27692">
                <text:p>1.27692</text:p>
              </table:table-cell>
              <table:table-cell office:value-type="float" office:value="-0.001757">
                <text:p>-0.001757</text:p>
              </table:table-cell>
              <table:table-cell office:value-type="float" office:value="0.017699">
                <text:p>0.0176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153328">
                <text:p>1.153328</text:p>
              </table:table-cell>
              <table:table-cell office:value-type="float" office:value="1.2775">
                <text:p>1.2775</text:p>
              </table:table-cell>
              <table:table-cell office:value-type="float" office:value="-0.002035">
                <text:p>-0.002035</text:p>
              </table:table-cell>
              <table:table-cell office:value-type="float" office:value="0.019079">
                <text:p>0.0190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153328">
                <text:p>1.153328</text:p>
              </table:table-cell>
              <table:table-cell office:value-type="float" office:value="1.278075">
                <text:p>1.278075</text:p>
              </table:table-cell>
              <table:table-cell office:value-type="float" office:value="-0.002466">
                <text:p>-0.002466</text:p>
              </table:table-cell>
              <table:table-cell office:value-type="float" office:value="0.018755">
                <text:p>0.0187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140222">
                <text:p>1.140222</text:p>
              </table:table-cell>
              <table:table-cell office:value-type="float" office:value="1.278646">
                <text:p>1.278646</text:p>
              </table:table-cell>
              <table:table-cell office:value-type="float" office:value="-0.002294">
                <text:p>-0.002294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127116">
                <text:p>1.127116</text:p>
              </table:table-cell>
              <table:table-cell office:value-type="float" office:value="1.279212">
                <text:p>1.279212</text:p>
              </table:table-cell>
              <table:table-cell office:value-type="float" office:value="-0.001779">
                <text:p>-0.001779</text:p>
              </table:table-cell>
              <table:table-cell office:value-type="float" office:value="0.014619">
                <text:p>0.01461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166434">
                <text:p>1.166434</text:p>
              </table:table-cell>
              <table:table-cell office:value-type="float" office:value="1.279774">
                <text:p>1.279774</text:p>
              </table:table-cell>
              <table:table-cell office:value-type="float" office:value="-0.001403">
                <text:p>-0.001403</text:p>
              </table:table-cell>
              <table:table-cell office:value-type="float" office:value="0.01943">
                <text:p>0.0194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153328">
                <text:p>1.153328</text:p>
              </table:table-cell>
              <table:table-cell office:value-type="float" office:value="1.280331">
                <text:p>1.280331</text:p>
              </table:table-cell>
              <table:table-cell office:value-type="float" office:value="-0.001069">
                <text:p>-0.001069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153328">
                <text:p>1.153328</text:p>
              </table:table-cell>
              <table:table-cell office:value-type="float" office:value="1.280884">
                <text:p>1.280884</text:p>
              </table:table-cell>
              <table:table-cell office:value-type="float" office:value="-0.000799">
                <text:p>-0.000799</text:p>
              </table:table-cell>
              <table:table-cell office:value-type="float" office:value="0.017073">
                <text:p>0.0170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166434">
                <text:p>1.166434</text:p>
              </table:table-cell>
              <table:table-cell office:value-type="float" office:value="1.281433">
                <text:p>1.281433</text:p>
              </table:table-cell>
              <table:table-cell office:value-type="float" office:value="-0.000102">
                <text:p>-0.000102</text:p>
              </table:table-cell>
              <table:table-cell office:value-type="float" office:value="0.018475">
                <text:p>0.0184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166434">
                <text:p>1.166434</text:p>
              </table:table-cell>
              <table:table-cell office:value-type="float" office:value="1.281977">
                <text:p>1.281977</text:p>
              </table:table-cell>
              <table:table-cell office:value-type="float" office:value="0.000411">
                <text:p>0.000411</text:p>
              </table:table-cell>
              <table:table-cell office:value-type="float" office:value="0.018174">
                <text:p>0.01817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153328">
                <text:p>1.153328</text:p>
              </table:table-cell>
              <table:table-cell office:value-type="float" office:value="1.282517">
                <text:p>1.282517</text:p>
              </table:table-cell>
              <table:table-cell office:value-type="float" office:value="0.001169">
                <text:p>0.001169</text:p>
              </table:table-cell>
              <table:table-cell office:value-type="float" office:value="0.016141">
                <text:p>0.0161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153328">
                <text:p>1.153328</text:p>
              </table:table-cell>
              <table:table-cell office:value-type="float" office:value="1.283052">
                <text:p>1.283052</text:p>
              </table:table-cell>
              <table:table-cell office:value-type="float" office:value="0.001068">
                <text:p>0.001068</text:p>
              </table:table-cell>
              <table:table-cell office:value-type="float" office:value="0.015812">
                <text:p>0.01581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166434">
                <text:p>1.166434</text:p>
              </table:table-cell>
              <table:table-cell office:value-type="float" office:value="1.283584">
                <text:p>1.283584</text:p>
              </table:table-cell>
              <table:table-cell office:value-type="float" office:value="0.001257">
                <text:p>0.001257</text:p>
              </table:table-cell>
              <table:table-cell office:value-type="float" office:value="0.017213">
                <text:p>0.0172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166434">
                <text:p>1.166434</text:p>
              </table:table-cell>
              <table:table-cell office:value-type="float" office:value="1.284111">
                <text:p>1.284111</text:p>
              </table:table-cell>
              <table:table-cell office:value-type="float" office:value="0.002402">
                <text:p>0.002402</text:p>
              </table:table-cell>
              <table:table-cell office:value-type="float" office:value="0.016909">
                <text:p>0.01690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166434">
                <text:p>1.166434</text:p>
              </table:table-cell>
              <table:table-cell office:value-type="float" office:value="1.284634">
                <text:p>1.284634</text:p>
              </table:table-cell>
              <table:table-cell office:value-type="float" office:value="0.003063">
                <text:p>0.003063</text:p>
              </table:table-cell>
              <table:table-cell office:value-type="float" office:value="0.016604">
                <text:p>0.01660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17954">
                <text:p>1.17954</text:p>
              </table:table-cell>
              <table:table-cell office:value-type="float" office:value="1.285152">
                <text:p>1.285152</text:p>
              </table:table-cell>
              <table:table-cell office:value-type="float" office:value="0.00414">
                <text:p>0.00414</text:p>
              </table:table-cell>
              <table:table-cell office:value-type="float" office:value="0.018029">
                <text:p>0.01802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166434">
                <text:p>1.166434</text:p>
              </table:table-cell>
              <table:table-cell office:value-type="float" office:value="1.285667">
                <text:p>1.285667</text:p>
              </table:table-cell>
              <table:table-cell office:value-type="float" office:value="0.004881">
                <text:p>0.004881</text:p>
              </table:table-cell>
              <table:table-cell office:value-type="float" office:value="0.01602">
                <text:p>0.016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17954">
                <text:p>1.17954</text:p>
              </table:table-cell>
              <table:table-cell office:value-type="float" office:value="1.286178">
                <text:p>1.286178</text:p>
              </table:table-cell>
              <table:table-cell office:value-type="float" office:value="0.005997">
                <text:p>0.005997</text:p>
              </table:table-cell>
              <table:table-cell office:value-type="float" office:value="0.017444">
                <text:p>0.01744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17954">
                <text:p>1.17954</text:p>
              </table:table-cell>
              <table:table-cell office:value-type="float" office:value="1.286684">
                <text:p>1.286684</text:p>
              </table:table-cell>
              <table:table-cell office:value-type="float" office:value="0.007164">
                <text:p>0.007164</text:p>
              </table:table-cell>
              <table:table-cell office:value-type="float" office:value="0.017164">
                <text:p>0.01716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17954">
                <text:p>1.17954</text:p>
              </table:table-cell>
              <table:table-cell office:value-type="float" office:value="1.287187">
                <text:p>1.287187</text:p>
              </table:table-cell>
              <table:table-cell office:value-type="float" office:value="0.008034">
                <text:p>0.008034</text:p>
              </table:table-cell>
              <table:table-cell office:value-type="float" office:value="0.016884">
                <text:p>0.0168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166434">
                <text:p>1.166434</text:p>
              </table:table-cell>
              <table:table-cell office:value-type="float" office:value="1.287685">
                <text:p>1.287685</text:p>
              </table:table-cell>
              <table:table-cell office:value-type="float" office:value="0.008361">
                <text:p>0.008361</text:p>
              </table:table-cell>
              <table:table-cell office:value-type="float" office:value="0.014873">
                <text:p>0.0148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166434">
                <text:p>1.166434</text:p>
              </table:table-cell>
              <table:table-cell office:value-type="float" office:value="1.28818">
                <text:p>1.28818</text:p>
              </table:table-cell>
              <table:table-cell office:value-type="float" office:value="0.008475">
                <text:p>0.008475</text:p>
              </table:table-cell>
              <table:table-cell office:value-type="float" office:value="0.014565">
                <text:p>0.01456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17954">
                <text:p>1.17954</text:p>
              </table:table-cell>
              <table:table-cell office:value-type="float" office:value="1.28867">
                <text:p>1.28867</text:p>
              </table:table-cell>
              <table:table-cell office:value-type="float" office:value="0.009021">
                <text:p>0.009021</text:p>
              </table:table-cell>
              <table:table-cell office:value-type="float" office:value="0.015987">
                <text:p>0.01598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166434">
                <text:p>1.166434</text:p>
              </table:table-cell>
              <table:table-cell office:value-type="float" office:value="1.289157">
                <text:p>1.289157</text:p>
              </table:table-cell>
              <table:table-cell office:value-type="float" office:value="0.009137">
                <text:p>0.009137</text:p>
              </table:table-cell>
              <table:table-cell office:value-type="float" office:value="0.013974">
                <text:p>0.01397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166434">
                <text:p>1.166434</text:p>
              </table:table-cell>
              <table:table-cell office:value-type="float" office:value="1.28964">
                <text:p>1.28964</text:p>
              </table:table-cell>
              <table:table-cell office:value-type="float" office:value="0.008537">
                <text:p>0.008537</text:p>
              </table:table-cell>
              <table:table-cell office:value-type="float" office:value="0.013665">
                <text:p>0.0136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153328">
                <text:p>1.153328</text:p>
              </table:table-cell>
              <table:table-cell office:value-type="float" office:value="1.290119">
                <text:p>1.290119</text:p>
              </table:table-cell>
              <table:table-cell office:value-type="float" office:value="0.00717">
                <text:p>0.00717</text:p>
              </table:table-cell>
              <table:table-cell office:value-type="float" office:value="0.011625">
                <text:p>0.0116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166434">
                <text:p>1.166434</text:p>
              </table:table-cell>
              <table:table-cell office:value-type="float" office:value="1.290594">
                <text:p>1.290594</text:p>
              </table:table-cell>
              <table:table-cell office:value-type="float" office:value="0.005622">
                <text:p>0.005622</text:p>
              </table:table-cell>
              <table:table-cell office:value-type="float" office:value="0.013019">
                <text:p>0.0130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166434">
                <text:p>1.166434</text:p>
              </table:table-cell>
              <table:table-cell office:value-type="float" office:value="1.291065">
                <text:p>1.291065</text:p>
              </table:table-cell>
              <table:table-cell office:value-type="float" office:value="0.003706">
                <text:p>0.003706</text:p>
              </table:table-cell>
              <table:table-cell office:value-type="float" office:value="0.012708">
                <text:p>0.01270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166434">
                <text:p>1.166434</text:p>
              </table:table-cell>
              <table:table-cell office:value-type="float" office:value="1.291533">
                <text:p>1.291533</text:p>
              </table:table-cell>
              <table:table-cell office:value-type="float" office:value="0.001047">
                <text:p>0.001047</text:p>
              </table:table-cell>
              <table:table-cell office:value-type="float" office:value="0.012397">
                <text:p>0.0123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166434">
                <text:p>1.166434</text:p>
              </table:table-cell>
              <table:table-cell office:value-type="float" office:value="1.291997">
                <text:p>1.291997</text:p>
              </table:table-cell>
              <table:table-cell office:value-type="float" office:value="-0.002217">
                <text:p>-0.002217</text:p>
              </table:table-cell>
              <table:table-cell office:value-type="float" office:value="0.012086">
                <text:p>0.0120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153328">
                <text:p>1.153328</text:p>
              </table:table-cell>
              <table:table-cell office:value-type="float" office:value="1.292457">
                <text:p>1.292457</text:p>
              </table:table-cell>
              <table:table-cell office:value-type="float" office:value="-0.005801">
                <text:p>-0.005801</text:p>
              </table:table-cell>
              <table:table-cell office:value-type="float" office:value="0.010044">
                <text:p>0.0100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166434">
                <text:p>1.166434</text:p>
              </table:table-cell>
              <table:table-cell office:value-type="float" office:value="1.292914">
                <text:p>1.292914</text:p>
              </table:table-cell>
              <table:table-cell office:value-type="float" office:value="-0.008111">
                <text:p>-0.008111</text:p>
              </table:table-cell>
              <table:table-cell office:value-type="float" office:value="0.011436">
                <text:p>0.01143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153328">
                <text:p>1.153328</text:p>
              </table:table-cell>
              <table:table-cell office:value-type="float" office:value="1.293367">
                <text:p>1.293367</text:p>
              </table:table-cell>
              <table:table-cell office:value-type="float" office:value="-0.009992">
                <text:p>-0.009992</text:p>
              </table:table-cell>
              <table:table-cell office:value-type="float" office:value="0.009393">
                <text:p>0.00939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192646">
                <text:p>1.192646</text:p>
              </table:table-cell>
              <table:table-cell office:value-type="float" office:value="1.293816">
                <text:p>1.293816</text:p>
              </table:table-cell>
              <table:table-cell office:value-type="float" office:value="-0.012696">
                <text:p>-0.012696</text:p>
              </table:table-cell>
              <table:table-cell office:value-type="float" office:value="0.014243">
                <text:p>0.01424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192646">
                <text:p>1.192646</text:p>
              </table:table-cell>
              <table:table-cell office:value-type="float" office:value="1.294262">
                <text:p>1.294262</text:p>
              </table:table-cell>
              <table:table-cell office:value-type="float" office:value="-0.015017">
                <text:p>-0.015017</text:p>
              </table:table-cell>
              <table:table-cell office:value-type="float" office:value="0.013982">
                <text:p>0.0139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218858">
                <text:p>1.218858</text:p>
              </table:table-cell>
              <table:table-cell office:value-type="float" office:value="1.294705">
                <text:p>1.294705</text:p>
              </table:table-cell>
              <table:table-cell office:value-type="float" office:value="-0.016157">
                <text:p>-0.016157</text:p>
              </table:table-cell>
              <table:table-cell office:value-type="float" office:value="0.017181">
                <text:p>0.0171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205752">
                <text:p>1.205752</text:p>
              </table:table-cell>
              <table:table-cell office:value-type="float" office:value="1.295143">
                <text:p>1.295143</text:p>
              </table:table-cell>
              <table:table-cell office:value-type="float" office:value="-0.017335">
                <text:p>-0.017335</text:p>
              </table:table-cell>
              <table:table-cell office:value-type="float" office:value="0.015241">
                <text:p>0.0152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231964">
                <text:p>1.231964</text:p>
              </table:table-cell>
              <table:table-cell office:value-type="float" office:value="1.295579">
                <text:p>1.295579</text:p>
              </table:table-cell>
              <table:table-cell office:value-type="float" office:value="-0.017154">
                <text:p>-0.017154</text:p>
              </table:table-cell>
              <table:table-cell office:value-type="float" office:value="0.018465">
                <text:p>0.0184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24507">
                <text:p>1.24507</text:p>
              </table:table-cell>
              <table:table-cell office:value-type="float" office:value="1.296011">
                <text:p>1.296011</text:p>
              </table:table-cell>
              <table:table-cell office:value-type="float" office:value="-0.016888">
                <text:p>-0.016888</text:p>
              </table:table-cell>
              <table:table-cell office:value-type="float" office:value="0.02001">
                <text:p>0.0200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258176">
                <text:p>1.258176</text:p>
              </table:table-cell>
              <table:table-cell office:value-type="float" office:value="1.296439">
                <text:p>1.296439</text:p>
              </table:table-cell>
              <table:table-cell office:value-type="float" office:value="-0.01626">
                <text:p>-0.01626</text:p>
              </table:table-cell>
              <table:table-cell office:value-type="float" office:value="0.021582">
                <text:p>0.0215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258176">
                <text:p>1.258176</text:p>
              </table:table-cell>
              <table:table-cell office:value-type="float" office:value="1.296864">
                <text:p>1.296864</text:p>
              </table:table-cell>
              <table:table-cell office:value-type="float" office:value="-0.015121">
                <text:p>-0.015121</text:p>
              </table:table-cell>
              <table:table-cell office:value-type="float" office:value="0.021449">
                <text:p>0.02144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258176">
                <text:p>1.258176</text:p>
              </table:table-cell>
              <table:table-cell office:value-type="float" office:value="1.297286">
                <text:p>1.297286</text:p>
              </table:table-cell>
              <table:table-cell office:value-type="float" office:value="-0.013831">
                <text:p>-0.013831</text:p>
              </table:table-cell>
              <table:table-cell office:value-type="float" office:value="0.021316">
                <text:p>0.02131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271282">
                <text:p>1.271282</text:p>
              </table:table-cell>
              <table:table-cell office:value-type="float" office:value="1.297704">
                <text:p>1.297704</text:p>
              </table:table-cell>
              <table:table-cell office:value-type="float" office:value="-0.01213">
                <text:p>-0.01213</text:p>
              </table:table-cell>
              <table:table-cell office:value-type="float" office:value="0.022913">
                <text:p>0.0229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271282">
                <text:p>1.271282</text:p>
              </table:table-cell>
              <table:table-cell office:value-type="float" office:value="1.298119">
                <text:p>1.298119</text:p>
              </table:table-cell>
              <table:table-cell office:value-type="float" office:value="-0.011362">
                <text:p>-0.011362</text:p>
              </table:table-cell>
              <table:table-cell office:value-type="float" office:value="0.022805">
                <text:p>0.0228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258176">
                <text:p>1.258176</text:p>
              </table:table-cell>
              <table:table-cell office:value-type="float" office:value="1.298531">
                <text:p>1.298531</text:p>
              </table:table-cell>
              <table:table-cell office:value-type="float" office:value="-0.009263">
                <text:p>-0.009263</text:p>
              </table:table-cell>
              <table:table-cell office:value-type="float" office:value="0.020967">
                <text:p>0.0209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284388">
                <text:p>1.284388</text:p>
              </table:table-cell>
              <table:table-cell office:value-type="float" office:value="1.298939">
                <text:p>1.298939</text:p>
              </table:table-cell>
              <table:table-cell office:value-type="float" office:value="-0.007374">
                <text:p>-0.007374</text:p>
              </table:table-cell>
              <table:table-cell office:value-type="float" office:value="0.024293">
                <text:p>0.0242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271282">
                <text:p>1.271282</text:p>
              </table:table-cell>
              <table:table-cell office:value-type="float" office:value="1.299344">
                <text:p>1.299344</text:p>
              </table:table-cell>
              <table:table-cell office:value-type="float" office:value="-0.005758">
                <text:p>-0.005758</text:p>
              </table:table-cell>
              <table:table-cell office:value-type="float" office:value="0.02248">
                <text:p>0.0224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284388">
                <text:p>1.284388</text:p>
              </table:table-cell>
              <table:table-cell office:value-type="float" office:value="1.299746">
                <text:p>1.299746</text:p>
              </table:table-cell>
              <table:table-cell office:value-type="float" office:value="-0.003967">
                <text:p>-0.003967</text:p>
              </table:table-cell>
              <table:table-cell office:value-type="float" office:value="0.024101">
                <text:p>0.0241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284388">
                <text:p>1.284388</text:p>
              </table:table-cell>
              <table:table-cell office:value-type="float" office:value="1.300145">
                <text:p>1.300145</text:p>
              </table:table-cell>
              <table:table-cell office:value-type="float" office:value="-0.002329">
                <text:p>-0.002329</text:p>
              </table:table-cell>
              <table:table-cell office:value-type="float" office:value="0.024017">
                <text:p>0.0240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271282">
                <text:p>1.271282</text:p>
              </table:table-cell>
              <table:table-cell office:value-type="float" office:value="1.300541">
                <text:p>1.300541</text:p>
              </table:table-cell>
              <table:table-cell office:value-type="float" office:value="-0.000746">
                <text:p>-0.000746</text:p>
              </table:table-cell>
              <table:table-cell office:value-type="float" office:value="0.022204">
                <text:p>0.02220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297494">
                <text:p>1.297494</text:p>
              </table:table-cell>
              <table:table-cell office:value-type="float" office:value="1.300933">
                <text:p>1.300933</text:p>
              </table:table-cell>
              <table:table-cell office:value-type="float" office:value="0.001109">
                <text:p>0.001109</text:p>
              </table:table-cell>
              <table:table-cell office:value-type="float" office:value="0.025553">
                <text:p>0.0255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297494">
                <text:p>1.297494</text:p>
              </table:table-cell>
              <table:table-cell office:value-type="float" office:value="1.301323">
                <text:p>1.301323</text:p>
              </table:table-cell>
              <table:table-cell office:value-type="float" office:value="0.002782">
                <text:p>0.002782</text:p>
              </table:table-cell>
              <table:table-cell office:value-type="float" office:value="0.025495">
                <text:p>0.0254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284388">
                <text:p>1.284388</text:p>
              </table:table-cell>
              <table:table-cell office:value-type="float" office:value="1.301709">
                <text:p>1.301709</text:p>
              </table:table-cell>
              <table:table-cell office:value-type="float" office:value="0.003913">
                <text:p>0.003913</text:p>
              </table:table-cell>
              <table:table-cell office:value-type="float" office:value="0.023706">
                <text:p>0.0237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284388">
                <text:p>1.284388</text:p>
              </table:table-cell>
              <table:table-cell office:value-type="float" office:value="1.302092">
                <text:p>1.302092</text:p>
              </table:table-cell>
              <table:table-cell office:value-type="float" office:value="0.005415">
                <text:p>0.005415</text:p>
              </table:table-cell>
              <table:table-cell office:value-type="float" office:value="0.023621">
                <text:p>0.02362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297494">
                <text:p>1.297494</text:p>
              </table:table-cell>
              <table:table-cell office:value-type="float" office:value="1.302472">
                <text:p>1.302472</text:p>
              </table:table-cell>
              <table:table-cell office:value-type="float" office:value="0.007116">
                <text:p>0.007116</text:p>
              </table:table-cell>
              <table:table-cell office:value-type="float" office:value="0.025266">
                <text:p>0.0252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284388">
                <text:p>1.284388</text:p>
              </table:table-cell>
              <table:table-cell office:value-type="float" office:value="1.30285">
                <text:p>1.30285</text:p>
              </table:table-cell>
              <table:table-cell office:value-type="float" office:value="0.008249">
                <text:p>0.008249</text:p>
              </table:table-cell>
              <table:table-cell office:value-type="float" office:value="0.023476">
                <text:p>0.0234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271282">
                <text:p>1.271282</text:p>
              </table:table-cell>
              <table:table-cell office:value-type="float" office:value="1.303224">
                <text:p>1.303224</text:p>
              </table:table-cell>
              <table:table-cell office:value-type="float" office:value="0.009105">
                <text:p>0.009105</text:p>
              </table:table-cell>
              <table:table-cell office:value-type="float" office:value="0.02166">
                <text:p>0.021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284388">
                <text:p>1.284388</text:p>
              </table:table-cell>
              <table:table-cell office:value-type="float" office:value="1.303595">
                <text:p>1.303595</text:p>
              </table:table-cell>
              <table:table-cell office:value-type="float" office:value="0.009539">
                <text:p>0.009539</text:p>
              </table:table-cell>
              <table:table-cell office:value-type="float" office:value="0.023277">
                <text:p>0.0232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284388">
                <text:p>1.284388</text:p>
              </table:table-cell>
              <table:table-cell office:value-type="float" office:value="1.303963">
                <text:p>1.303963</text:p>
              </table:table-cell>
              <table:table-cell office:value-type="float" office:value="0.010296">
                <text:p>0.010296</text:p>
              </table:table-cell>
              <table:table-cell office:value-type="float" office:value="0.02319">
                <text:p>0.0231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284388">
                <text:p>1.284388</text:p>
              </table:table-cell>
              <table:table-cell office:value-type="float" office:value="1.304329">
                <text:p>1.304329</text:p>
              </table:table-cell>
              <table:table-cell office:value-type="float" office:value="0.011463">
                <text:p>0.011463</text:p>
              </table:table-cell>
              <table:table-cell office:value-type="float" office:value="0.023102">
                <text:p>0.0231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284388">
                <text:p>1.284388</text:p>
              </table:table-cell>
              <table:table-cell office:value-type="float" office:value="1.304691">
                <text:p>1.304691</text:p>
              </table:table-cell>
              <table:table-cell office:value-type="float" office:value="0.012041">
                <text:p>0.012041</text:p>
              </table:table-cell>
              <table:table-cell office:value-type="float" office:value="0.023015">
                <text:p>0.0230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284388">
                <text:p>1.284388</text:p>
              </table:table-cell>
              <table:table-cell office:value-type="float" office:value="1.30505">
                <text:p>1.30505</text:p>
              </table:table-cell>
              <table:table-cell office:value-type="float" office:value="0.012284">
                <text:p>0.012284</text:p>
              </table:table-cell>
              <table:table-cell office:value-type="float" office:value="0.022927">
                <text:p>0.0229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271282">
                <text:p>1.271282</text:p>
              </table:table-cell>
              <table:table-cell office:value-type="float" office:value="1.305407">
                <text:p>1.305407</text:p>
              </table:table-cell>
              <table:table-cell office:value-type="float" office:value="0.012309">
                <text:p>0.012309</text:p>
              </table:table-cell>
              <table:table-cell office:value-type="float" office:value="0.021108">
                <text:p>0.02110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284388">
                <text:p>1.284388</text:p>
              </table:table-cell>
              <table:table-cell office:value-type="float" office:value="1.305761">
                <text:p>1.305761</text:p>
              </table:table-cell>
              <table:table-cell office:value-type="float" office:value="0.012235">
                <text:p>0.012235</text:p>
              </table:table-cell>
              <table:table-cell office:value-type="float" office:value="0.022723">
                <text:p>0.02272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271282">
                <text:p>1.271282</text:p>
              </table:table-cell>
              <table:table-cell office:value-type="float" office:value="1.306112">
                <text:p>1.306112</text:p>
              </table:table-cell>
              <table:table-cell office:value-type="float" office:value="0.012336">
                <text:p>0.012336</text:p>
              </table:table-cell>
              <table:table-cell office:value-type="float" office:value="0.020904">
                <text:p>0.0209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271282">
                <text:p>1.271282</text:p>
              </table:table-cell>
              <table:table-cell office:value-type="float" office:value="1.30646">
                <text:p>1.30646</text:p>
              </table:table-cell>
              <table:table-cell office:value-type="float" office:value="0.011594">
                <text:p>0.011594</text:p>
              </table:table-cell>
              <table:table-cell office:value-type="float" office:value="0.020788">
                <text:p>0.02078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284388">
                <text:p>1.284388</text:p>
              </table:table-cell>
              <table:table-cell office:value-type="float" office:value="1.306806">
                <text:p>1.306806</text:p>
              </table:table-cell>
              <table:table-cell office:value-type="float" office:value="0.010758">
                <text:p>0.010758</text:p>
              </table:table-cell>
              <table:table-cell office:value-type="float" office:value="0.022402">
                <text:p>0.02240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284388">
                <text:p>1.284388</text:p>
              </table:table-cell>
              <table:table-cell office:value-type="float" office:value="1.307149">
                <text:p>1.307149</text:p>
              </table:table-cell>
              <table:table-cell office:value-type="float" office:value="0.010783">
                <text:p>0.010783</text:p>
              </table:table-cell>
              <table:table-cell office:value-type="float" office:value="0.022312">
                <text:p>0.02231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271282">
                <text:p>1.271282</text:p>
              </table:table-cell>
              <table:table-cell office:value-type="float" office:value="1.307489">
                <text:p>1.307489</text:p>
              </table:table-cell>
              <table:table-cell office:value-type="float" office:value="0.010731">
                <text:p>0.010731</text:p>
              </table:table-cell>
              <table:table-cell office:value-type="float" office:value="0.020492">
                <text:p>0.02049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297494">
                <text:p>1.297494</text:p>
              </table:table-cell>
              <table:table-cell office:value-type="float" office:value="1.307826">
                <text:p>1.307826</text:p>
              </table:table-cell>
              <table:table-cell office:value-type="float" office:value="0.011445">
                <text:p>0.011445</text:p>
              </table:table-cell>
              <table:table-cell office:value-type="float" office:value="0.023835">
                <text:p>0.0238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3106">
                <text:p>1.3106</text:p>
              </table:table-cell>
              <table:table-cell office:value-type="float" office:value="1.308161">
                <text:p>1.308161</text:p>
              </table:table-cell>
              <table:table-cell office:value-type="float" office:value="0.010844">
                <text:p>0.010844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284388">
                <text:p>1.284388</text:p>
              </table:table-cell>
              <table:table-cell office:value-type="float" office:value="1.308493">
                <text:p>1.308493</text:p>
              </table:table-cell>
              <table:table-cell office:value-type="float" office:value="0.010888">
                <text:p>0.010888</text:p>
              </table:table-cell>
              <table:table-cell office:value-type="float" office:value="0.022001">
                <text:p>0.02200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297494">
                <text:p>1.297494</text:p>
              </table:table-cell>
              <table:table-cell office:value-type="float" office:value="1.308822">
                <text:p>1.308822</text:p>
              </table:table-cell>
              <table:table-cell office:value-type="float" office:value="0.011063">
                <text:p>0.011063</text:p>
              </table:table-cell>
              <table:table-cell office:value-type="float" office:value="0.02364">
                <text:p>0.0236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284388">
                <text:p>1.284388</text:p>
              </table:table-cell>
              <table:table-cell office:value-type="float" office:value="1.309149">
                <text:p>1.309149</text:p>
              </table:table-cell>
              <table:table-cell office:value-type="float" office:value="0.010367">
                <text:p>0.010367</text:p>
              </table:table-cell>
              <table:table-cell office:value-type="float" office:value="0.021844">
                <text:p>0.02184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284388">
                <text:p>1.284388</text:p>
              </table:table-cell>
              <table:table-cell office:value-type="float" office:value="1.309473">
                <text:p>1.309473</text:p>
              </table:table-cell>
              <table:table-cell office:value-type="float" office:value="0.009624">
                <text:p>0.009624</text:p>
              </table:table-cell>
              <table:table-cell office:value-type="float" office:value="0.021751">
                <text:p>0.0217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336812">
                <text:p>1.336812</text:p>
              </table:table-cell>
              <table:table-cell office:value-type="float" office:value="1.309795">
                <text:p>1.309795</text:p>
              </table:table-cell>
              <table:table-cell office:value-type="float" office:value="0.00958">
                <text:p>0.00958</text:p>
              </table:table-cell>
              <table:table-cell office:value-type="float" office:value="0.028579">
                <text:p>0.02857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271282">
                <text:p>1.271282</text:p>
              </table:table-cell>
              <table:table-cell office:value-type="float" office:value="1.310114">
                <text:p>1.310114</text:p>
              </table:table-cell>
              <table:table-cell office:value-type="float" office:value="0.010105">
                <text:p>0.010105</text:p>
              </table:table-cell>
              <table:table-cell office:value-type="float" office:value="0.019941">
                <text:p>0.01994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284388">
                <text:p>1.284388</text:p>
              </table:table-cell>
              <table:table-cell office:value-type="float" office:value="1.31043">
                <text:p>1.31043</text:p>
              </table:table-cell>
              <table:table-cell office:value-type="float" office:value="0.01032">
                <text:p>0.01032</text:p>
              </table:table-cell>
              <table:table-cell office:value-type="float" office:value="0.021551">
                <text:p>0.02155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3106">
                <text:p>1.3106</text:p>
              </table:table-cell>
              <table:table-cell office:value-type="float" office:value="1.310744">
                <text:p>1.310744</text:p>
              </table:table-cell>
              <table:table-cell office:value-type="float" office:value="0.010811">
                <text:p>0.010811</text:p>
              </table:table-cell>
              <table:table-cell office:value-type="float" office:value="0.024918">
                <text:p>0.0249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336812">
                <text:p>1.336812</text:p>
              </table:table-cell>
              <table:table-cell office:value-type="float" office:value="1.311056">
                <text:p>1.311056</text:p>
              </table:table-cell>
              <table:table-cell office:value-type="float" office:value="0.011128">
                <text:p>0.011128</text:p>
              </table:table-cell>
              <table:table-cell office:value-type="float" office:value="0.028336">
                <text:p>0.02833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3106">
                <text:p>1.3106</text:p>
              </table:table-cell>
              <table:table-cell office:value-type="float" office:value="1.311365">
                <text:p>1.311365</text:p>
              </table:table-cell>
              <table:table-cell office:value-type="float" office:value="0.011497">
                <text:p>0.011497</text:p>
              </table:table-cell>
              <table:table-cell office:value-type="float" office:value="0.024887">
                <text:p>0.02488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297494">
                <text:p>1.297494</text:p>
              </table:table-cell>
              <table:table-cell office:value-type="float" office:value="1.311671">
                <text:p>1.311671</text:p>
              </table:table-cell>
              <table:table-cell office:value-type="float" office:value="0.012048">
                <text:p>0.012048</text:p>
              </table:table-cell>
              <table:table-cell office:value-type="float" office:value="0.023115">
                <text:p>0.0231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297494">
                <text:p>1.297494</text:p>
              </table:table-cell>
              <table:table-cell office:value-type="float" office:value="1.311976">
                <text:p>1.311976</text:p>
              </table:table-cell>
              <table:table-cell office:value-type="float" office:value="0.011653">
                <text:p>0.011653</text:p>
              </table:table-cell>
              <table:table-cell office:value-type="float" office:value="0.023047">
                <text:p>0.02304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336812">
                <text:p>1.336812</text:p>
              </table:table-cell>
              <table:table-cell office:value-type="float" office:value="1.312277">
                <text:p>1.312277</text:p>
              </table:table-cell>
              <table:table-cell office:value-type="float" office:value="0.011944">
                <text:p>0.011944</text:p>
              </table:table-cell>
              <table:table-cell office:value-type="float" office:value="0.028168">
                <text:p>0.0281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23706">
                <text:p>1.323706</text:p>
              </table:table-cell>
              <table:table-cell office:value-type="float" office:value="1.312577">
                <text:p>1.312577</text:p>
              </table:table-cell>
              <table:table-cell office:value-type="float" office:value="0.011761">
                <text:p>0.011761</text:p>
              </table:table-cell>
              <table:table-cell office:value-type="float" office:value="0.026447">
                <text:p>0.02644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3106">
                <text:p>1.3106</text:p>
              </table:table-cell>
              <table:table-cell office:value-type="float" office:value="1.312874">
                <text:p>1.312874</text:p>
              </table:table-cell>
              <table:table-cell office:value-type="float" office:value="0.011779">
                <text:p>0.011779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49918">
                <text:p>1.349918</text:p>
              </table:table-cell>
              <table:table-cell office:value-type="float" office:value="1.313168">
                <text:p>1.313168</text:p>
              </table:table-cell>
              <table:table-cell office:value-type="float" office:value="0.01174">
                <text:p>0.01174</text:p>
              </table:table-cell>
              <table:table-cell office:value-type="float" office:value="0.029847">
                <text:p>0.02984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284388">
                <text:p>1.284388</text:p>
              </table:table-cell>
              <table:table-cell office:value-type="float" office:value="1.31346">
                <text:p>1.31346</text:p>
              </table:table-cell>
              <table:table-cell office:value-type="float" office:value="0.011809">
                <text:p>0.011809</text:p>
              </table:table-cell>
              <table:table-cell office:value-type="float" office:value="0.021232">
                <text:p>0.0212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23706">
                <text:p>1.323706</text:p>
              </table:table-cell>
              <table:table-cell office:value-type="float" office:value="1.31375">
                <text:p>1.31375</text:p>
              </table:table-cell>
              <table:table-cell office:value-type="float" office:value="0.011614">
                <text:p>0.011614</text:p>
              </table:table-cell>
              <table:table-cell office:value-type="float" office:value="0.026325">
                <text:p>0.0263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336812">
                <text:p>1.336812</text:p>
              </table:table-cell>
              <table:table-cell office:value-type="float" office:value="1.314038">
                <text:p>1.314038</text:p>
              </table:table-cell>
              <table:table-cell office:value-type="float" office:value="0.01099">
                <text:p>0.01099</text:p>
              </table:table-cell>
              <table:table-cell office:value-type="float" office:value="0.028037">
                <text:p>0.02803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349918">
                <text:p>1.349918</text:p>
              </table:table-cell>
              <table:table-cell office:value-type="float" office:value="1.314323">
                <text:p>1.314323</text:p>
              </table:table-cell>
              <table:table-cell office:value-type="float" office:value="0.010043">
                <text:p>0.010043</text:p>
              </table:table-cell>
              <table:table-cell office:value-type="float" office:value="0.029775">
                <text:p>0.0297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3106">
                <text:p>1.3106</text:p>
              </table:table-cell>
              <table:table-cell office:value-type="float" office:value="1.314607">
                <text:p>1.314607</text:p>
              </table:table-cell>
              <table:table-cell office:value-type="float" office:value="0.009569">
                <text:p>0.009569</text:p>
              </table:table-cell>
              <table:table-cell office:value-type="float" office:value="0.024619">
                <text:p>0.02461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336812">
                <text:p>1.336812</text:p>
              </table:table-cell>
              <table:table-cell office:value-type="float" office:value="1.314887">
                <text:p>1.314887</text:p>
              </table:table-cell>
              <table:table-cell office:value-type="float" office:value="0.009326">
                <text:p>0.009326</text:p>
              </table:table-cell>
              <table:table-cell office:value-type="float" office:value="0.028034">
                <text:p>0.02803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323706">
                <text:p>1.323706</text:p>
              </table:table-cell>
              <table:table-cell office:value-type="float" office:value="1.315166">
                <text:p>1.315166</text:p>
              </table:table-cell>
              <table:table-cell office:value-type="float" office:value="0.009252">
                <text:p>0.009252</text:p>
              </table:table-cell>
              <table:table-cell office:value-type="float" office:value="0.026311">
                <text:p>0.0263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349918">
                <text:p>1.349918</text:p>
              </table:table-cell>
              <table:table-cell office:value-type="float" office:value="1.315442">
                <text:p>1.315442</text:p>
              </table:table-cell>
              <table:table-cell office:value-type="float" office:value="0.010268">
                <text:p>0.010268</text:p>
              </table:table-cell>
              <table:table-cell office:value-type="float" office:value="0.029752">
                <text:p>0.0297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363024">
                <text:p>1.363024</text:p>
              </table:table-cell>
              <table:table-cell office:value-type="float" office:value="1.315717">
                <text:p>1.315717</text:p>
              </table:table-cell>
              <table:table-cell office:value-type="float" office:value="0.010947">
                <text:p>0.010947</text:p>
              </table:table-cell>
              <table:table-cell office:value-type="float" office:value="0.031514">
                <text:p>0.03151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349918">
                <text:p>1.349918</text:p>
              </table:table-cell>
              <table:table-cell office:value-type="float" office:value="1.315989">
                <text:p>1.315989</text:p>
              </table:table-cell>
              <table:table-cell office:value-type="float" office:value="0.011418">
                <text:p>0.011418</text:p>
              </table:table-cell>
              <table:table-cell office:value-type="float" office:value="0.029843">
                <text:p>0.0298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349918">
                <text:p>1.349918</text:p>
              </table:table-cell>
              <table:table-cell office:value-type="float" office:value="1.316259">
                <text:p>1.316259</text:p>
              </table:table-cell>
              <table:table-cell office:value-type="float" office:value="0.012753">
                <text:p>0.012753</text:p>
              </table:table-cell>
              <table:table-cell office:value-type="float" office:value="0.029875">
                <text:p>0.02987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37613">
                <text:p>1.37613</text:p>
              </table:table-cell>
              <table:table-cell office:value-type="float" office:value="1.316526">
                <text:p>1.316526</text:p>
              </table:table-cell>
              <table:table-cell office:value-type="float" office:value="0.014133">
                <text:p>0.014133</text:p>
              </table:table-cell>
              <table:table-cell office:value-type="float" office:value="0.033367">
                <text:p>0.0333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349918">
                <text:p>1.349918</text:p>
              </table:table-cell>
              <table:table-cell office:value-type="float" office:value="1.316792">
                <text:p>1.316792</text:p>
              </table:table-cell>
              <table:table-cell office:value-type="float" office:value="0.014844">
                <text:p>0.014844</text:p>
              </table:table-cell>
              <table:table-cell office:value-type="float" office:value="0.029991">
                <text:p>0.0299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349918">
                <text:p>1.349918</text:p>
              </table:table-cell>
              <table:table-cell office:value-type="float" office:value="1.317055">
                <text:p>1.317055</text:p>
              </table:table-cell>
              <table:table-cell office:value-type="float" office:value="0.014975">
                <text:p>0.014975</text:p>
              </table:table-cell>
              <table:table-cell office:value-type="float" office:value="0.030023">
                <text:p>0.03002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336812">
                <text:p>1.336812</text:p>
              </table:table-cell>
              <table:table-cell office:value-type="float" office:value="1.317317">
                <text:p>1.317317</text:p>
              </table:table-cell>
              <table:table-cell office:value-type="float" office:value="0.015578">
                <text:p>0.015578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363024">
                <text:p>1.363024</text:p>
              </table:table-cell>
              <table:table-cell office:value-type="float" office:value="1.317576">
                <text:p>1.317576</text:p>
              </table:table-cell>
              <table:table-cell office:value-type="float" office:value="0.016012">
                <text:p>0.016012</text:p>
              </table:table-cell>
              <table:table-cell office:value-type="float" office:value="0.031789">
                <text:p>0.03178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37613">
                <text:p>1.37613</text:p>
              </table:table-cell>
              <table:table-cell office:value-type="float" office:value="1.317834">
                <text:p>1.317834</text:p>
              </table:table-cell>
              <table:table-cell office:value-type="float" office:value="0.016605">
                <text:p>0.016605</text:p>
              </table:table-cell>
              <table:table-cell office:value-type="float" office:value="0.033576">
                <text:p>0.03357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349918">
                <text:p>1.349918</text:p>
              </table:table-cell>
              <table:table-cell office:value-type="float" office:value="1.318089">
                <text:p>1.318089</text:p>
              </table:table-cell>
              <table:table-cell office:value-type="float" office:value="0.018264">
                <text:p>0.018264</text:p>
              </table:table-cell>
              <table:table-cell office:value-type="float" office:value="0.030199">
                <text:p>0.03019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63024">
                <text:p>1.363024</text:p>
              </table:table-cell>
              <table:table-cell office:value-type="float" office:value="1.318342">
                <text:p>1.318342</text:p>
              </table:table-cell>
              <table:table-cell office:value-type="float" office:value="0.019704">
                <text:p>0.019704</text:p>
              </table:table-cell>
              <table:table-cell office:value-type="float" office:value="0.031959">
                <text:p>0.0319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37613">
                <text:p>1.37613</text:p>
              </table:table-cell>
              <table:table-cell office:value-type="float" office:value="1.318593">
                <text:p>1.318593</text:p>
              </table:table-cell>
              <table:table-cell office:value-type="float" office:value="0.020885">
                <text:p>0.020885</text:p>
              </table:table-cell>
              <table:table-cell office:value-type="float" office:value="0.033745">
                <text:p>0.03374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37613">
                <text:p>1.37613</text:p>
              </table:table-cell>
              <table:table-cell office:value-type="float" office:value="1.318842">
                <text:p>1.318842</text:p>
              </table:table-cell>
              <table:table-cell office:value-type="float" office:value="0.021609">
                <text:p>0.021609</text:p>
              </table:table-cell>
              <table:table-cell office:value-type="float" office:value="0.033827">
                <text:p>0.03382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7613">
                <text:p>1.37613</text:p>
              </table:table-cell>
              <table:table-cell office:value-type="float" office:value="1.31909">
                <text:p>1.31909</text:p>
              </table:table-cell>
              <table:table-cell office:value-type="float" office:value="0.022247">
                <text:p>0.022247</text:p>
              </table:table-cell>
              <table:table-cell office:value-type="float" office:value="0.033909">
                <text:p>0.03390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363024">
                <text:p>1.363024</text:p>
              </table:table-cell>
              <table:table-cell office:value-type="float" office:value="1.319335">
                <text:p>1.319335</text:p>
              </table:table-cell>
              <table:table-cell office:value-type="float" office:value="0.02262">
                <text:p>0.02262</text:p>
              </table:table-cell>
              <table:table-cell office:value-type="float" office:value="0.032261">
                <text:p>0.03226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23706">
                <text:p>1.323706</text:p>
              </table:table-cell>
              <table:table-cell office:value-type="float" office:value="1.319578">
                <text:p>1.319578</text:p>
              </table:table-cell>
              <table:table-cell office:value-type="float" office:value="0.023461">
                <text:p>0.023461</text:p>
              </table:table-cell>
              <table:table-cell office:value-type="float" office:value="0.027126">
                <text:p>0.0271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63024">
                <text:p>1.363024</text:p>
              </table:table-cell>
              <table:table-cell office:value-type="float" office:value="1.31982">
                <text:p>1.31982</text:p>
              </table:table-cell>
              <table:table-cell office:value-type="float" office:value="0.023968">
                <text:p>0.023968</text:p>
              </table:table-cell>
              <table:table-cell office:value-type="float" office:value="0.032293">
                <text:p>0.0322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389236">
                <text:p>1.389236</text:p>
              </table:table-cell>
              <table:table-cell office:value-type="float" office:value="1.320059">
                <text:p>1.320059</text:p>
              </table:table-cell>
              <table:table-cell office:value-type="float" office:value="0.024008">
                <text:p>0.024008</text:p>
              </table:table-cell>
              <table:table-cell office:value-type="float" office:value="0.035807">
                <text:p>0.0358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349918">
                <text:p>1.349918</text:p>
              </table:table-cell>
              <table:table-cell office:value-type="float" office:value="1.320297">
                <text:p>1.320297</text:p>
              </table:table-cell>
              <table:table-cell office:value-type="float" office:value="0.023271">
                <text:p>0.023271</text:p>
              </table:table-cell>
              <table:table-cell office:value-type="float" office:value="0.030724">
                <text:p>0.03072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63024">
                <text:p>1.363024</text:p>
              </table:table-cell>
              <table:table-cell office:value-type="float" office:value="1.320532">
                <text:p>1.320532</text:p>
              </table:table-cell>
              <table:table-cell office:value-type="float" office:value="0.024046">
                <text:p>0.024046</text:p>
              </table:table-cell>
              <table:table-cell office:value-type="float" office:value="0.032483">
                <text:p>0.03248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363024">
                <text:p>1.363024</text:p>
              </table:table-cell>
              <table:table-cell office:value-type="float" office:value="1.320766">
                <text:p>1.320766</text:p>
              </table:table-cell>
              <table:table-cell office:value-type="float" office:value="0.024465">
                <text:p>0.024465</text:p>
              </table:table-cell>
              <table:table-cell office:value-type="float" office:value="0.032537">
                <text:p>0.03253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37613">
                <text:p>1.37613</text:p>
              </table:table-cell>
              <table:table-cell office:value-type="float" office:value="1.320998">
                <text:p>1.320998</text:p>
              </table:table-cell>
              <table:table-cell office:value-type="float" office:value="0.025443">
                <text:p>0.025443</text:p>
              </table:table-cell>
              <table:table-cell office:value-type="float" office:value="0.034321">
                <text:p>0.03432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49918">
                <text:p>1.349918</text:p>
              </table:table-cell>
              <table:table-cell office:value-type="float" office:value="1.321229">
                <text:p>1.321229</text:p>
              </table:table-cell>
              <table:table-cell office:value-type="float" office:value="0.026324">
                <text:p>0.026324</text:p>
              </table:table-cell>
              <table:table-cell office:value-type="float" office:value="0.03094">
                <text:p>0.0309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349918">
                <text:p>1.349918</text:p>
              </table:table-cell>
              <table:table-cell office:value-type="float" office:value="1.321457">
                <text:p>1.321457</text:p>
              </table:table-cell>
              <table:table-cell office:value-type="float" office:value="0.027823">
                <text:p>0.027823</text:p>
              </table:table-cell>
              <table:table-cell office:value-type="float" office:value="0.030968">
                <text:p>0.0309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1683">
                <text:p>1.321683</text:p>
              </table:table-cell>
              <table:table-cell office:value-type="float" office:value="0.028344">
                <text:p>0.028344</text:p>
              </table:table-cell>
              <table:table-cell office:value-type="float" office:value="0.032725">
                <text:p>0.0327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7613">
                <text:p>1.37613</text:p>
              </table:table-cell>
              <table:table-cell office:value-type="float" office:value="1.321908">
                <text:p>1.321908</text:p>
              </table:table-cell>
              <table:table-cell office:value-type="float" office:value="0.029075">
                <text:p>0.029075</text:p>
              </table:table-cell>
              <table:table-cell office:value-type="float" office:value="0.034508">
                <text:p>0.03450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363024">
                <text:p>1.363024</text:p>
              </table:table-cell>
              <table:table-cell office:value-type="float" office:value="1.322131">
                <text:p>1.322131</text:p>
              </table:table-cell>
              <table:table-cell office:value-type="float" office:value="0.029891">
                <text:p>0.029891</text:p>
              </table:table-cell>
              <table:table-cell office:value-type="float" office:value="0.032857">
                <text:p>0.03285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363024">
                <text:p>1.363024</text:p>
              </table:table-cell>
              <table:table-cell office:value-type="float" office:value="1.322352">
                <text:p>1.322352</text:p>
              </table:table-cell>
              <table:table-cell office:value-type="float" office:value="0.030469">
                <text:p>0.030469</text:p>
              </table:table-cell>
              <table:table-cell office:value-type="float" office:value="0.032909">
                <text:p>0.03290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363024">
                <text:p>1.363024</text:p>
              </table:table-cell>
              <table:table-cell office:value-type="float" office:value="1.322571">
                <text:p>1.322571</text:p>
              </table:table-cell>
              <table:table-cell office:value-type="float" office:value="0.031189">
                <text:p>0.031189</text:p>
              </table:table-cell>
              <table:table-cell office:value-type="float" office:value="0.032962">
                <text:p>0.03296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363024">
                <text:p>1.363024</text:p>
              </table:table-cell>
              <table:table-cell office:value-type="float" office:value="1.322789">
                <text:p>1.322789</text:p>
              </table:table-cell>
              <table:table-cell office:value-type="float" office:value="0.032094">
                <text:p>0.032094</text:p>
              </table:table-cell>
              <table:table-cell office:value-type="float" office:value="0.033014">
                <text:p>0.0330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389236">
                <text:p>1.389236</text:p>
              </table:table-cell>
              <table:table-cell office:value-type="float" office:value="1.323005">
                <text:p>1.323005</text:p>
              </table:table-cell>
              <table:table-cell office:value-type="float" office:value="0.032597">
                <text:p>0.032597</text:p>
              </table:table-cell>
              <table:table-cell office:value-type="float" office:value="0.036526">
                <text:p>0.0365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323706">
                <text:p>1.323706</text:p>
              </table:table-cell>
              <table:table-cell office:value-type="float" office:value="1.323219">
                <text:p>1.323219</text:p>
              </table:table-cell>
              <table:table-cell office:value-type="float" office:value="0.032368">
                <text:p>0.032368</text:p>
              </table:table-cell>
              <table:table-cell office:value-type="float" office:value="0.02798">
                <text:p>0.027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363024">
                <text:p>1.363024</text:p>
              </table:table-cell>
              <table:table-cell office:value-type="float" office:value="1.323432">
                <text:p>1.323432</text:p>
              </table:table-cell>
              <table:table-cell office:value-type="float" office:value="0.03263">
                <text:p>0.03263</text:p>
              </table:table-cell>
              <table:table-cell office:value-type="float" office:value="0.033143">
                <text:p>0.03314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349918">
                <text:p>1.349918</text:p>
              </table:table-cell>
              <table:table-cell office:value-type="float" office:value="1.323643">
                <text:p>1.323643</text:p>
              </table:table-cell>
              <table:table-cell office:value-type="float" office:value="0.03236">
                <text:p>0.03236</text:p>
              </table:table-cell>
              <table:table-cell office:value-type="float" office:value="0.031464">
                <text:p>0.03146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3852">
                <text:p>1.323852</text:p>
              </table:table-cell>
              <table:table-cell office:value-type="float" office:value="0.032567">
                <text:p>0.032567</text:p>
              </table:table-cell>
              <table:table-cell office:value-type="float" office:value="0.033219">
                <text:p>0.0332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336812">
                <text:p>1.336812</text:p>
              </table:table-cell>
              <table:table-cell office:value-type="float" office:value="1.324059">
                <text:p>1.324059</text:p>
              </table:table-cell>
              <table:table-cell office:value-type="float" office:value="0.032685">
                <text:p>0.032685</text:p>
              </table:table-cell>
              <table:table-cell office:value-type="float" office:value="0.02981">
                <text:p>0.0298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349918">
                <text:p>1.349918</text:p>
              </table:table-cell>
              <table:table-cell office:value-type="float" office:value="1.324265">
                <text:p>1.324265</text:p>
              </table:table-cell>
              <table:table-cell office:value-type="float" office:value="0.032858">
                <text:p>0.032858</text:p>
              </table:table-cell>
              <table:table-cell office:value-type="float" office:value="0.031539">
                <text:p>0.03153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336812">
                <text:p>1.336812</text:p>
              </table:table-cell>
              <table:table-cell office:value-type="float" office:value="1.324469">
                <text:p>1.324469</text:p>
              </table:table-cell>
              <table:table-cell office:value-type="float" office:value="0.03268">
                <text:p>0.03268</text:p>
              </table:table-cell>
              <table:table-cell office:value-type="float" office:value="0.029833">
                <text:p>0.02983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349918">
                <text:p>1.349918</text:p>
              </table:table-cell>
              <table:table-cell office:value-type="float" office:value="1.324672">
                <text:p>1.324672</text:p>
              </table:table-cell>
              <table:table-cell office:value-type="float" office:value="0.032509">
                <text:p>0.032509</text:p>
              </table:table-cell>
              <table:table-cell office:value-type="float" office:value="0.031561">
                <text:p>0.0315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349918">
                <text:p>1.349918</text:p>
              </table:table-cell>
              <table:table-cell office:value-type="float" office:value="1.324873">
                <text:p>1.324873</text:p>
              </table:table-cell>
              <table:table-cell office:value-type="float" office:value="0.03309">
                <text:p>0.03309</text:p>
              </table:table-cell>
              <table:table-cell office:value-type="float" office:value="0.031585">
                <text:p>0.03158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336812">
                <text:p>1.336812</text:p>
              </table:table-cell>
              <table:table-cell office:value-type="float" office:value="1.325072">
                <text:p>1.325072</text:p>
              </table:table-cell>
              <table:table-cell office:value-type="float" office:value="0.033568">
                <text:p>0.033568</text:p>
              </table:table-cell>
              <table:table-cell office:value-type="float" office:value="0.029879">
                <text:p>0.0298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37613">
                <text:p>1.37613</text:p>
              </table:table-cell>
              <table:table-cell office:value-type="float" office:value="1.32527">
                <text:p>1.32527</text:p>
              </table:table-cell>
              <table:table-cell office:value-type="float" office:value="0.033936">
                <text:p>0.033936</text:p>
              </table:table-cell>
              <table:table-cell office:value-type="float" office:value="0.035066">
                <text:p>0.0350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336812">
                <text:p>1.336812</text:p>
              </table:table-cell>
              <table:table-cell office:value-type="float" office:value="1.325466">
                <text:p>1.325466</text:p>
              </table:table-cell>
              <table:table-cell office:value-type="float" office:value="0.033826">
                <text:p>0.033826</text:p>
              </table:table-cell>
              <table:table-cell office:value-type="float" office:value="0.029952">
                <text:p>0.02995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336812">
                <text:p>1.336812</text:p>
              </table:table-cell>
              <table:table-cell office:value-type="float" office:value="1.325661">
                <text:p>1.325661</text:p>
              </table:table-cell>
              <table:table-cell office:value-type="float" office:value="0.034258">
                <text:p>0.034258</text:p>
              </table:table-cell>
              <table:table-cell office:value-type="float" office:value="0.029949">
                <text:p>0.02994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5854">
                <text:p>1.325854</text:p>
              </table:table-cell>
              <table:table-cell office:value-type="float" office:value="0.034817">
                <text:p>0.034817</text:p>
              </table:table-cell>
              <table:table-cell office:value-type="float" office:value="0.033406">
                <text:p>0.0334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363024">
                <text:p>1.363024</text:p>
              </table:table-cell>
              <table:table-cell office:value-type="float" office:value="1.326046">
                <text:p>1.326046</text:p>
              </table:table-cell>
              <table:table-cell office:value-type="float" office:value="0.035129">
                <text:p>0.035129</text:p>
              </table:table-cell>
              <table:table-cell office:value-type="float" office:value="0.033455">
                <text:p>0.0334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363024">
                <text:p>1.363024</text:p>
              </table:table-cell>
              <table:table-cell office:value-type="float" office:value="1.326236">
                <text:p>1.326236</text:p>
              </table:table-cell>
              <table:table-cell office:value-type="float" office:value="0.035187">
                <text:p>0.035187</text:p>
              </table:table-cell>
              <table:table-cell office:value-type="float" office:value="0.033503">
                <text:p>0.0335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336812">
                <text:p>1.336812</text:p>
              </table:table-cell>
              <table:table-cell office:value-type="float" office:value="1.326424">
                <text:p>1.326424</text:p>
              </table:table-cell>
              <table:table-cell office:value-type="float" office:value="0.035499">
                <text:p>0.035499</text:p>
              </table:table-cell>
              <table:table-cell office:value-type="float" office:value="0.030092">
                <text:p>0.03009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336812">
                <text:p>1.336812</text:p>
              </table:table-cell>
              <table:table-cell office:value-type="float" office:value="1.326612">
                <text:p>1.326612</text:p>
              </table:table-cell>
              <table:table-cell office:value-type="float" office:value="0.0354">
                <text:p>0.0354</text:p>
              </table:table-cell>
              <table:table-cell office:value-type="float" office:value="0.030088">
                <text:p>0.03008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336812">
                <text:p>1.336812</text:p>
              </table:table-cell>
              <table:table-cell office:value-type="float" office:value="1.326797">
                <text:p>1.326797</text:p>
              </table:table-cell>
              <table:table-cell office:value-type="float" office:value="0.034932">
                <text:p>0.034932</text:p>
              </table:table-cell>
              <table:table-cell office:value-type="float" office:value="0.030084">
                <text:p>0.0300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363024">
                <text:p>1.363024</text:p>
              </table:table-cell>
              <table:table-cell office:value-type="float" office:value="1.326981">
                <text:p>1.326981</text:p>
              </table:table-cell>
              <table:table-cell office:value-type="float" office:value="0.034195">
                <text:p>0.034195</text:p>
              </table:table-cell>
              <table:table-cell office:value-type="float" office:value="0.03354">
                <text:p>0.033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349918">
                <text:p>1.349918</text:p>
              </table:table-cell>
              <table:table-cell office:value-type="float" office:value="1.327164">
                <text:p>1.327164</text:p>
              </table:table-cell>
              <table:table-cell office:value-type="float" office:value="0.033122">
                <text:p>0.033122</text:p>
              </table:table-cell>
              <table:table-cell office:value-type="float" office:value="0.031858">
                <text:p>0.03185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349918">
                <text:p>1.349918</text:p>
              </table:table-cell>
              <table:table-cell office:value-type="float" office:value="1.327345">
                <text:p>1.327345</text:p>
              </table:table-cell>
              <table:table-cell office:value-type="float" office:value="0.031825">
                <text:p>0.031825</text:p>
              </table:table-cell>
              <table:table-cell office:value-type="float" office:value="0.031879">
                <text:p>0.0318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323706">
                <text:p>1.323706</text:p>
              </table:table-cell>
              <table:table-cell office:value-type="float" office:value="1.327525">
                <text:p>1.327525</text:p>
              </table:table-cell>
              <table:table-cell office:value-type="float" office:value="0.030677">
                <text:p>0.030677</text:p>
              </table:table-cell>
              <table:table-cell office:value-type="float" office:value="0.028441">
                <text:p>0.0284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336812">
                <text:p>1.336812</text:p>
              </table:table-cell>
              <table:table-cell office:value-type="float" office:value="1.327703">
                <text:p>1.327703</text:p>
              </table:table-cell>
              <table:table-cell office:value-type="float" office:value="0.029454">
                <text:p>0.029454</text:p>
              </table:table-cell>
              <table:table-cell office:value-type="float" office:value="0.03014">
                <text:p>0.0301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336812">
                <text:p>1.336812</text:p>
              </table:table-cell>
              <table:table-cell office:value-type="float" office:value="1.32788">
                <text:p>1.32788</text:p>
              </table:table-cell>
              <table:table-cell office:value-type="float" office:value="0.028454">
                <text:p>0.028454</text:p>
              </table:table-cell>
              <table:table-cell office:value-type="float" office:value="0.030135">
                <text:p>0.03013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349918">
                <text:p>1.349918</text:p>
              </table:table-cell>
              <table:table-cell office:value-type="float" office:value="1.328056">
                <text:p>1.328056</text:p>
              </table:table-cell>
              <table:table-cell office:value-type="float" office:value="0.027872">
                <text:p>0.027872</text:p>
              </table:table-cell>
              <table:table-cell office:value-type="float" office:value="0.031859">
                <text:p>0.0318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323706">
                <text:p>1.323706</text:p>
              </table:table-cell>
              <table:table-cell office:value-type="float" office:value="1.32823">
                <text:p>1.32823</text:p>
              </table:table-cell>
              <table:table-cell office:value-type="float" office:value="0.026905">
                <text:p>0.026905</text:p>
              </table:table-cell>
              <table:table-cell office:value-type="float" office:value="0.02842">
                <text:p>0.0284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37613">
                <text:p>1.37613</text:p>
              </table:table-cell>
              <table:table-cell office:value-type="float" office:value="1.328402">
                <text:p>1.328402</text:p>
              </table:table-cell>
              <table:table-cell office:value-type="float" office:value="0.02745">
                <text:p>0.02745</text:p>
              </table:table-cell>
              <table:table-cell office:value-type="float" office:value="0.035308">
                <text:p>0.03530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349918">
                <text:p>1.349918</text:p>
              </table:table-cell>
              <table:table-cell office:value-type="float" office:value="1.328574">
                <text:p>1.328574</text:p>
              </table:table-cell>
              <table:table-cell office:value-type="float" office:value="0.027451">
                <text:p>0.027451</text:p>
              </table:table-cell>
              <table:table-cell office:value-type="float" office:value="0.031921">
                <text:p>0.03192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363024">
                <text:p>1.363024</text:p>
              </table:table-cell>
              <table:table-cell office:value-type="float" office:value="1.328744">
                <text:p>1.328744</text:p>
              </table:table-cell>
              <table:table-cell office:value-type="float" office:value="0.027847">
                <text:p>0.027847</text:p>
              </table:table-cell>
              <table:table-cell office:value-type="float" office:value="0.033671">
                <text:p>0.03367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363024">
                <text:p>1.363024</text:p>
              </table:table-cell>
              <table:table-cell office:value-type="float" office:value="1.328912">
                <text:p>1.328912</text:p>
              </table:table-cell>
              <table:table-cell office:value-type="float" office:value="0.028007">
                <text:p>0.028007</text:p>
              </table:table-cell>
              <table:table-cell office:value-type="float" office:value="0.033717">
                <text:p>0.03371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349918">
                <text:p>1.349918</text:p>
              </table:table-cell>
              <table:table-cell office:value-type="float" office:value="1.32908">
                <text:p>1.32908</text:p>
              </table:table-cell>
              <table:table-cell office:value-type="float" office:value="0.029109">
                <text:p>0.029109</text:p>
              </table:table-cell>
              <table:table-cell office:value-type="float" office:value="0.032034">
                <text:p>0.03203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363024">
                <text:p>1.363024</text:p>
              </table:table-cell>
              <table:table-cell office:value-type="float" office:value="1.329246">
                <text:p>1.329246</text:p>
              </table:table-cell>
              <table:table-cell office:value-type="float" office:value="0.029069">
                <text:p>0.029069</text:p>
              </table:table-cell>
              <table:table-cell office:value-type="float" office:value="0.033783">
                <text:p>0.03378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349918">
                <text:p>1.349918</text:p>
              </table:table-cell>
              <table:table-cell office:value-type="float" office:value="1.329411">
                <text:p>1.329411</text:p>
              </table:table-cell>
              <table:table-cell office:value-type="float" office:value="0.028196">
                <text:p>0.028196</text:p>
              </table:table-cell>
              <table:table-cell office:value-type="float" office:value="0.032099">
                <text:p>0.03209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349918">
                <text:p>1.349918</text:p>
              </table:table-cell>
              <table:table-cell office:value-type="float" office:value="1.329574">
                <text:p>1.329574</text:p>
              </table:table-cell>
              <table:table-cell office:value-type="float" office:value="0.027908">
                <text:p>0.027908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363024">
                <text:p>1.363024</text:p>
              </table:table-cell>
              <table:table-cell office:value-type="float" office:value="1.329736">
                <text:p>1.329736</text:p>
              </table:table-cell>
              <table:table-cell office:value-type="float" office:value="0.02825">
                <text:p>0.02825</text:p>
              </table:table-cell>
              <table:table-cell office:value-type="float" office:value="0.033868">
                <text:p>0.03386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389236">
                <text:p>1.389236</text:p>
              </table:table-cell>
              <table:table-cell office:value-type="float" office:value="1.329897">
                <text:p>1.329897</text:p>
              </table:table-cell>
              <table:table-cell office:value-type="float" office:value="0.028123">
                <text:p>0.028123</text:p>
              </table:table-cell>
              <table:table-cell office:value-type="float" office:value="0.037373">
                <text:p>0.03737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37613">
                <text:p>1.37613</text:p>
              </table:table-cell>
              <table:table-cell office:value-type="float" office:value="1.330056">
                <text:p>1.330056</text:p>
              </table:table-cell>
              <table:table-cell office:value-type="float" office:value="0.028196">
                <text:p>0.028196</text:p>
              </table:table-cell>
              <table:table-cell office:value-type="float" office:value="0.035741">
                <text:p>0.0357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363024">
                <text:p>1.363024</text:p>
              </table:table-cell>
              <table:table-cell office:value-type="float" office:value="1.330215">
                <text:p>1.330215</text:p>
              </table:table-cell>
              <table:table-cell office:value-type="float" office:value="0.028712">
                <text:p>0.028712</text:p>
              </table:table-cell>
              <table:table-cell office:value-type="float" office:value="0.034082">
                <text:p>0.03408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349918">
                <text:p>1.349918</text:p>
              </table:table-cell>
              <table:table-cell office:value-type="float" office:value="1.330372">
                <text:p>1.330372</text:p>
              </table:table-cell>
              <table:table-cell office:value-type="float" office:value="0.02905">
                <text:p>0.02905</text:p>
              </table:table-cell>
              <table:table-cell office:value-type="float" office:value="0.032397">
                <text:p>0.03239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349918">
                <text:p>1.349918</text:p>
              </table:table-cell>
              <table:table-cell office:value-type="float" office:value="1.330527">
                <text:p>1.330527</text:p>
              </table:table-cell>
              <table:table-cell office:value-type="float" office:value="0.029761">
                <text:p>0.029761</text:p>
              </table:table-cell>
              <table:table-cell office:value-type="float" office:value="0.032416">
                <text:p>0.03241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349918">
                <text:p>1.349918</text:p>
              </table:table-cell>
              <table:table-cell office:value-type="float" office:value="1.330682">
                <text:p>1.330682</text:p>
              </table:table-cell>
              <table:table-cell office:value-type="float" office:value="0.030751">
                <text:p>0.030751</text:p>
              </table:table-cell>
              <table:table-cell office:value-type="float" office:value="0.032434">
                <text:p>0.0324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37613">
                <text:p>1.37613</text:p>
              </table:table-cell>
              <table:table-cell office:value-type="float" office:value="1.330835">
                <text:p>1.330835</text:p>
              </table:table-cell>
              <table:table-cell office:value-type="float" office:value="0.031258">
                <text:p>0.031258</text:p>
              </table:table-cell>
              <table:table-cell office:value-type="float" office:value="0.035912">
                <text:p>0.03591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363024">
                <text:p>1.363024</text:p>
              </table:table-cell>
              <table:table-cell office:value-type="float" office:value="1.330987">
                <text:p>1.330987</text:p>
              </table:table-cell>
              <table:table-cell office:value-type="float" office:value="0.031893">
                <text:p>0.031893</text:p>
              </table:table-cell>
              <table:table-cell office:value-type="float" office:value="0.034253">
                <text:p>0.03425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7613">
                <text:p>1.37613</text:p>
              </table:table-cell>
              <table:table-cell office:value-type="float" office:value="1.331138">
                <text:p>1.331138</text:p>
              </table:table-cell>
              <table:table-cell office:value-type="float" office:value="0.033147">
                <text:p>0.033147</text:p>
              </table:table-cell>
              <table:table-cell office:value-type="float" office:value="0.036027">
                <text:p>0.03602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37613">
                <text:p>1.37613</text:p>
              </table:table-cell>
              <table:table-cell office:value-type="float" office:value="1.331288">
                <text:p>1.331288</text:p>
              </table:table-cell>
              <table:table-cell office:value-type="float" office:value="0.033822">
                <text:p>0.033822</text:p>
              </table:table-cell>
              <table:table-cell office:value-type="float" office:value="0.036097">
                <text:p>0.03609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37613">
                <text:p>1.37613</text:p>
              </table:table-cell>
              <table:table-cell office:value-type="float" office:value="1.331436">
                <text:p>1.331436</text:p>
              </table:table-cell>
              <table:table-cell office:value-type="float" office:value="0.034332">
                <text:p>0.034332</text:p>
              </table:table-cell>
              <table:table-cell office:value-type="float" office:value="0.036167">
                <text:p>0.0361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37613">
                <text:p>1.37613</text:p>
              </table:table-cell>
              <table:table-cell office:value-type="float" office:value="1.331584">
                <text:p>1.331584</text:p>
              </table:table-cell>
              <table:table-cell office:value-type="float" office:value="0.035096">
                <text:p>0.035096</text:p>
              </table:table-cell>
              <table:table-cell office:value-type="float" office:value="0.036237">
                <text:p>0.0362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336812">
                <text:p>1.336812</text:p>
              </table:table-cell>
              <table:table-cell office:value-type="float" office:value="1.33173">
                <text:p>1.33173</text:p>
              </table:table-cell>
              <table:table-cell office:value-type="float" office:value="0.035442">
                <text:p>0.035442</text:p>
              </table:table-cell>
              <table:table-cell office:value-type="float" office:value="0.031117">
                <text:p>0.03111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349918">
                <text:p>1.349918</text:p>
              </table:table-cell>
              <table:table-cell office:value-type="float" office:value="1.331875">
                <text:p>1.331875</text:p>
              </table:table-cell>
              <table:table-cell office:value-type="float" office:value="0.036248">
                <text:p>0.036248</text:p>
              </table:table-cell>
              <table:table-cell office:value-type="float" office:value="0.032838">
                <text:p>0.0328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363024">
                <text:p>1.363024</text:p>
              </table:table-cell>
              <table:table-cell office:value-type="float" office:value="1.332019">
                <text:p>1.332019</text:p>
              </table:table-cell>
              <table:table-cell office:value-type="float" office:value="0.036601">
                <text:p>0.036601</text:p>
              </table:table-cell>
              <table:table-cell office:value-type="float" office:value="0.034585">
                <text:p>0.03458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37613">
                <text:p>1.37613</text:p>
              </table:table-cell>
              <table:table-cell office:value-type="float" office:value="1.332161">
                <text:p>1.332161</text:p>
              </table:table-cell>
              <table:table-cell office:value-type="float" office:value="0.037241">
                <text:p>0.037241</text:p>
              </table:table-cell>
              <table:table-cell office:value-type="float" office:value="0.036358">
                <text:p>0.03635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297494">
                <text:p>1.297494</text:p>
              </table:table-cell>
              <table:table-cell office:value-type="float" office:value="1.332303">
                <text:p>1.332303</text:p>
              </table:table-cell>
              <table:table-cell office:value-type="float" office:value="0.03811">
                <text:p>0.03811</text:p>
              </table:table-cell>
              <table:table-cell office:value-type="float" office:value="0.026048">
                <text:p>0.02604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349918">
                <text:p>1.349918</text:p>
              </table:table-cell>
              <table:table-cell office:value-type="float" office:value="1.332443">
                <text:p>1.332443</text:p>
              </table:table-cell>
              <table:table-cell office:value-type="float" office:value="0.039064">
                <text:p>0.039064</text:p>
              </table:table-cell>
              <table:table-cell office:value-type="float" office:value="0.032879">
                <text:p>0.03287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37613">
                <text:p>1.37613</text:p>
              </table:table-cell>
              <table:table-cell office:value-type="float" office:value="1.332583">
                <text:p>1.332583</text:p>
              </table:table-cell>
              <table:table-cell office:value-type="float" office:value="0.039999">
                <text:p>0.039999</text:p>
              </table:table-cell>
              <table:table-cell office:value-type="float" office:value="0.036356">
                <text:p>0.03635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349918">
                <text:p>1.349918</text:p>
              </table:table-cell>
              <table:table-cell office:value-type="float" office:value="1.332721">
                <text:p>1.332721</text:p>
              </table:table-cell>
              <table:table-cell office:value-type="float" office:value="0.040805">
                <text:p>0.040805</text:p>
              </table:table-cell>
              <table:table-cell office:value-type="float" office:value="0.032965">
                <text:p>0.03296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363024">
                <text:p>1.363024</text:p>
              </table:table-cell>
              <table:table-cell office:value-type="float" office:value="1.332858">
                <text:p>1.332858</text:p>
              </table:table-cell>
              <table:table-cell office:value-type="float" office:value="0.041665">
                <text:p>0.041665</text:p>
              </table:table-cell>
              <table:table-cell office:value-type="float" office:value="0.034711">
                <text:p>0.0347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336812">
                <text:p>1.336812</text:p>
              </table:table-cell>
              <table:table-cell office:value-type="float" office:value="1.332994">
                <text:p>1.332994</text:p>
              </table:table-cell>
              <table:table-cell office:value-type="float" office:value="0.042714">
                <text:p>0.042714</text:p>
              </table:table-cell>
              <table:table-cell office:value-type="float" office:value="0.031293">
                <text:p>0.03129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363024">
                <text:p>1.363024</text:p>
              </table:table-cell>
              <table:table-cell office:value-type="float" office:value="1.333129">
                <text:p>1.333129</text:p>
              </table:table-cell>
              <table:table-cell office:value-type="float" office:value="0.043444">
                <text:p>0.043444</text:p>
              </table:table-cell>
              <table:table-cell office:value-type="float" office:value="0.034743">
                <text:p>0.03474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323706">
                <text:p>1.323706</text:p>
              </table:table-cell>
              <table:table-cell office:value-type="float" office:value="1.333263">
                <text:p>1.333263</text:p>
              </table:table-cell>
              <table:table-cell office:value-type="float" office:value="0.04382">
                <text:p>0.04382</text:p>
              </table:table-cell>
              <table:table-cell office:value-type="float" office:value="0.029595">
                <text:p>0.0295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323706">
                <text:p>1.323706</text:p>
              </table:table-cell>
              <table:table-cell office:value-type="float" office:value="1.333395">
                <text:p>1.333395</text:p>
              </table:table-cell>
              <table:table-cell office:value-type="float" office:value="0.043635">
                <text:p>0.043635</text:p>
              </table:table-cell>
              <table:table-cell office:value-type="float" office:value="0.029559">
                <text:p>0.02955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323706">
                <text:p>1.323706</text:p>
              </table:table-cell>
              <table:table-cell office:value-type="float" office:value="1.333527">
                <text:p>1.333527</text:p>
              </table:table-cell>
              <table:table-cell office:value-type="float" office:value="0.043497">
                <text:p>0.043497</text:p>
              </table:table-cell>
              <table:table-cell office:value-type="float" office:value="0.029522">
                <text:p>0.0295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336812">
                <text:p>1.336812</text:p>
              </table:table-cell>
              <table:table-cell office:value-type="float" office:value="1.333658">
                <text:p>1.333658</text:p>
              </table:table-cell>
              <table:table-cell office:value-type="float" office:value="0.04327">
                <text:p>0.04327</text:p>
              </table:table-cell>
              <table:table-cell office:value-type="float" office:value="0.031215">
                <text:p>0.0312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336812">
                <text:p>1.336812</text:p>
              </table:table-cell>
              <table:table-cell office:value-type="float" office:value="1.333788">
                <text:p>1.333788</text:p>
              </table:table-cell>
              <table:table-cell office:value-type="float" office:value="0.042315">
                <text:p>0.042315</text:p>
              </table:table-cell>
              <table:table-cell office:value-type="float" office:value="0.031204">
                <text:p>0.03120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3106">
                <text:p>1.3106</text:p>
              </table:table-cell>
              <table:table-cell office:value-type="float" office:value="1.333916">
                <text:p>1.333916</text:p>
              </table:table-cell>
              <table:table-cell office:value-type="float" office:value="0.04149">
                <text:p>0.04149</text:p>
              </table:table-cell>
              <table:table-cell office:value-type="float" office:value="0.027733">
                <text:p>0.02773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3106">
                <text:p>1.3106</text:p>
              </table:table-cell>
              <table:table-cell office:value-type="float" office:value="1.334044">
                <text:p>1.334044</text:p>
              </table:table-cell>
              <table:table-cell office:value-type="float" office:value="0.040919">
                <text:p>0.040919</text:p>
              </table:table-cell>
              <table:table-cell office:value-type="float" office:value="0.02767">
                <text:p>0.027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336812">
                <text:p>1.336812</text:p>
              </table:table-cell>
              <table:table-cell office:value-type="float" office:value="1.33417">
                <text:p>1.33417</text:p>
              </table:table-cell>
              <table:table-cell office:value-type="float" office:value="0.040307">
                <text:p>0.040307</text:p>
              </table:table-cell>
              <table:table-cell office:value-type="float" office:value="0.031066">
                <text:p>0.03106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297494">
                <text:p>1.297494</text:p>
              </table:table-cell>
              <table:table-cell office:value-type="float" office:value="1.334296">
                <text:p>1.334296</text:p>
              </table:table-cell>
              <table:table-cell office:value-type="float" office:value="0.040062">
                <text:p>0.040062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3106">
                <text:p>1.3106</text:p>
              </table:table-cell>
              <table:table-cell office:value-type="float" office:value="1.334421">
                <text:p>1.334421</text:p>
              </table:table-cell>
              <table:table-cell office:value-type="float" office:value="0.038848">
                <text:p>0.038848</text:p>
              </table:table-cell>
              <table:table-cell office:value-type="float" office:value="0.027505">
                <text:p>0.02750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323706">
                <text:p>1.323706</text:p>
              </table:table-cell>
              <table:table-cell office:value-type="float" office:value="1.334544">
                <text:p>1.334544</text:p>
              </table:table-cell>
              <table:table-cell office:value-type="float" office:value="0.037199">
                <text:p>0.037199</text:p>
              </table:table-cell>
              <table:table-cell office:value-type="float" office:value="0.029171">
                <text:p>0.02917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323706">
                <text:p>1.323706</text:p>
              </table:table-cell>
              <table:table-cell office:value-type="float" office:value="1.334667">
                <text:p>1.334667</text:p>
              </table:table-cell>
              <table:table-cell office:value-type="float" office:value="0.035944">
                <text:p>0.035944</text:p>
              </table:table-cell>
              <table:table-cell office:value-type="float" office:value="0.029133">
                <text:p>0.0291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3106">
                <text:p>1.3106</text:p>
              </table:table-cell>
              <table:table-cell office:value-type="float" office:value="1.334789">
                <text:p>1.334789</text:p>
              </table:table-cell>
              <table:table-cell office:value-type="float" office:value="0.034225">
                <text:p>0.034225</text:p>
              </table:table-cell>
              <table:table-cell office:value-type="float" office:value="0.027365">
                <text:p>0.02736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3106">
                <text:p>1.3106</text:p>
              </table:table-cell>
              <table:table-cell office:value-type="float" office:value="1.334909">
                <text:p>1.334909</text:p>
              </table:table-cell>
              <table:table-cell office:value-type="float" office:value="0.032221">
                <text:p>0.032221</text:p>
              </table:table-cell>
              <table:table-cell office:value-type="float" office:value="0.027301">
                <text:p>0.02730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3106">
                <text:p>1.3106</text:p>
              </table:table-cell>
              <table:table-cell office:value-type="float" office:value="1.335029">
                <text:p>1.335029</text:p>
              </table:table-cell>
              <table:table-cell office:value-type="float" office:value="0.029958">
                <text:p>0.029958</text:p>
              </table:table-cell>
              <table:table-cell office:value-type="float" office:value="0.027236">
                <text:p>0.02723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3106">
                <text:p>1.3106</text:p>
              </table:table-cell>
              <table:table-cell office:value-type="float" office:value="1.335148">
                <text:p>1.335148</text:p>
              </table:table-cell>
              <table:table-cell office:value-type="float" office:value="0.027945">
                <text:p>0.027945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3106">
                <text:p>1.3106</text:p>
              </table:table-cell>
              <table:table-cell office:value-type="float" office:value="1.335266">
                <text:p>1.335266</text:p>
              </table:table-cell>
              <table:table-cell office:value-type="float" office:value="0.026357">
                <text:p>0.026357</text:p>
              </table:table-cell>
              <table:table-cell office:value-type="float" office:value="0.027107">
                <text:p>0.02710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336812">
                <text:p>1.336812</text:p>
              </table:table-cell>
              <table:table-cell office:value-type="float" office:value="1.335383">
                <text:p>1.335383</text:p>
              </table:table-cell>
              <table:table-cell office:value-type="float" office:value="0.024948">
                <text:p>0.024948</text:p>
              </table:table-cell>
              <table:table-cell office:value-type="float" office:value="0.030502">
                <text:p>0.03050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323706">
                <text:p>1.323706</text:p>
              </table:table-cell>
              <table:table-cell office:value-type="float" office:value="1.335499">
                <text:p>1.335499</text:p>
              </table:table-cell>
              <table:table-cell office:value-type="float" office:value="0.023805">
                <text:p>0.023805</text:p>
              </table:table-cell>
              <table:table-cell office:value-type="float" office:value="0.02876">
                <text:p>0.0287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336812">
                <text:p>1.336812</text:p>
              </table:table-cell>
              <table:table-cell office:value-type="float" office:value="1.335614">
                <text:p>1.335614</text:p>
              </table:table-cell>
              <table:table-cell office:value-type="float" office:value="0.0225">
                <text:p>0.0225</text:p>
              </table:table-cell>
              <table:table-cell office:value-type="float" office:value="0.030451">
                <text:p>0.03045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336812">
                <text:p>1.336812</text:p>
              </table:table-cell>
              <table:table-cell office:value-type="float" office:value="1.335728">
                <text:p>1.335728</text:p>
              </table:table-cell>
              <table:table-cell office:value-type="float" office:value="0.022201">
                <text:p>0.022201</text:p>
              </table:table-cell>
              <table:table-cell office:value-type="float" office:value="0.030439">
                <text:p>0.0304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336812">
                <text:p>1.336812</text:p>
              </table:table-cell>
              <table:table-cell office:value-type="float" office:value="1.335841">
                <text:p>1.335841</text:p>
              </table:table-cell>
              <table:table-cell office:value-type="float" office:value="0.021707">
                <text:p>0.021707</text:p>
              </table:table-cell>
              <table:table-cell office:value-type="float" office:value="0.030426">
                <text:p>0.03042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323706">
                <text:p>1.323706</text:p>
              </table:table-cell>
              <table:table-cell office:value-type="float" office:value="1.335953">
                <text:p>1.335953</text:p>
              </table:table-cell>
              <table:table-cell office:value-type="float" office:value="0.021082">
                <text:p>0.021082</text:p>
              </table:table-cell>
              <table:table-cell office:value-type="float" office:value="0.028683">
                <text:p>0.02868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349918">
                <text:p>1.349918</text:p>
              </table:table-cell>
              <table:table-cell office:value-type="float" office:value="1.336065">
                <text:p>1.336065</text:p>
              </table:table-cell>
              <table:table-cell office:value-type="float" office:value="0.021019">
                <text:p>0.021019</text:p>
              </table:table-cell>
              <table:table-cell office:value-type="float" office:value="0.032104">
                <text:p>0.03210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349918">
                <text:p>1.349918</text:p>
              </table:table-cell>
              <table:table-cell office:value-type="float" office:value="1.336175">
                <text:p>1.336175</text:p>
              </table:table-cell>
              <table:table-cell office:value-type="float" office:value="0.021121">
                <text:p>0.021121</text:p>
              </table:table-cell>
              <table:table-cell office:value-type="float" office:value="0.032117">
                <text:p>0.0321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349918">
                <text:p>1.349918</text:p>
              </table:table-cell>
              <table:table-cell office:value-type="float" office:value="1.336285">
                <text:p>1.336285</text:p>
              </table:table-cell>
              <table:table-cell office:value-type="float" office:value="0.022493">
                <text:p>0.022493</text:p>
              </table:table-cell>
              <table:table-cell office:value-type="float" office:value="0.03213">
                <text:p>0.032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363024">
                <text:p>1.363024</text:p>
              </table:table-cell>
              <table:table-cell office:value-type="float" office:value="1.336394">
                <text:p>1.336394</text:p>
              </table:table-cell>
              <table:table-cell office:value-type="float" office:value="0.023644">
                <text:p>0.023644</text:p>
              </table:table-cell>
              <table:table-cell office:value-type="float" office:value="0.033873">
                <text:p>0.03387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349918">
                <text:p>1.349918</text:p>
              </table:table-cell>
              <table:table-cell office:value-type="float" office:value="1.336502">
                <text:p>1.336502</text:p>
              </table:table-cell>
              <table:table-cell office:value-type="float" office:value="0.024733">
                <text:p>0.024733</text:p>
              </table:table-cell>
              <table:table-cell office:value-type="float" office:value="0.032182">
                <text:p>0.03218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389236">
                <text:p>1.389236</text:p>
              </table:table-cell>
              <table:table-cell office:value-type="float" office:value="1.336609">
                <text:p>1.336609</text:p>
              </table:table-cell>
              <table:table-cell office:value-type="float" office:value="0.026864">
                <text:p>0.026864</text:p>
              </table:table-cell>
              <table:table-cell office:value-type="float" office:value="0.037384">
                <text:p>0.03738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349918">
                <text:p>1.349918</text:p>
              </table:table-cell>
              <table:table-cell office:value-type="float" office:value="1.336715">
                <text:p>1.336715</text:p>
              </table:table-cell>
              <table:table-cell office:value-type="float" office:value="0.029113">
                <text:p>0.029113</text:p>
              </table:table-cell>
              <table:table-cell office:value-type="float" office:value="0.032286">
                <text:p>0.03228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389236">
                <text:p>1.389236</text:p>
              </table:table-cell>
              <table:table-cell office:value-type="float" office:value="1.33682">
                <text:p>1.33682</text:p>
              </table:table-cell>
              <table:table-cell office:value-type="float" office:value="0.031285">
                <text:p>0.031285</text:p>
              </table:table-cell>
              <table:table-cell office:value-type="float" office:value="0.037488">
                <text:p>0.03748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336812">
                <text:p>1.336812</text:p>
              </table:table-cell>
              <table:table-cell office:value-type="float" office:value="1.336925">
                <text:p>1.336925</text:p>
              </table:table-cell>
              <table:table-cell office:value-type="float" office:value="0.032898">
                <text:p>0.032898</text:p>
              </table:table-cell>
              <table:table-cell office:value-type="float" office:value="0.030659">
                <text:p>0.03065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349918">
                <text:p>1.349918</text:p>
              </table:table-cell>
              <table:table-cell office:value-type="float" office:value="1.337029">
                <text:p>1.337029</text:p>
              </table:table-cell>
              <table:table-cell office:value-type="float" office:value="0.034416">
                <text:p>0.034416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363024">
                <text:p>1.363024</text:p>
              </table:table-cell>
              <table:table-cell office:value-type="float" office:value="1.337132">
                <text:p>1.337132</text:p>
              </table:table-cell>
              <table:table-cell office:value-type="float" office:value="0.036137">
                <text:p>0.036137</text:p>
              </table:table-cell>
              <table:table-cell office:value-type="float" office:value="0.034117">
                <text:p>0.0341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363024">
                <text:p>1.363024</text:p>
              </table:table-cell>
              <table:table-cell office:value-type="float" office:value="1.337234">
                <text:p>1.337234</text:p>
              </table:table-cell>
              <table:table-cell office:value-type="float" office:value="0.037734">
                <text:p>0.037734</text:p>
              </table:table-cell>
              <table:table-cell office:value-type="float" office:value="0.034156">
                <text:p>0.03415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336812">
                <text:p>1.336812</text:p>
              </table:table-cell>
              <table:table-cell office:value-type="float" office:value="1.337335">
                <text:p>1.337335</text:p>
              </table:table-cell>
              <table:table-cell office:value-type="float" office:value="0.039087">
                <text:p>0.039087</text:p>
              </table:table-cell>
              <table:table-cell office:value-type="float" office:value="0.030734">
                <text:p>0.03073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323706">
                <text:p>1.323706</text:p>
              </table:table-cell>
              <table:table-cell office:value-type="float" office:value="1.337435">
                <text:p>1.337435</text:p>
              </table:table-cell>
              <table:table-cell office:value-type="float" office:value="0.040447">
                <text:p>0.040447</text:p>
              </table:table-cell>
              <table:table-cell office:value-type="float" office:value="0.02899">
                <text:p>0.0289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323706">
                <text:p>1.323706</text:p>
              </table:table-cell>
              <table:table-cell office:value-type="float" office:value="1.337535">
                <text:p>1.337535</text:p>
              </table:table-cell>
              <table:table-cell office:value-type="float" office:value="0.041292">
                <text:p>0.041292</text:p>
              </table:table-cell>
              <table:table-cell office:value-type="float" office:value="0.028949">
                <text:p>0.02894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336812">
                <text:p>1.336812</text:p>
              </table:table-cell>
              <table:table-cell office:value-type="float" office:value="1.337634">
                <text:p>1.337634</text:p>
              </table:table-cell>
              <table:table-cell office:value-type="float" office:value="0.041896">
                <text:p>0.041896</text:p>
              </table:table-cell>
              <table:table-cell office:value-type="float" office:value="0.030638">
                <text:p>0.03063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3106">
                <text:p>1.3106</text:p>
              </table:table-cell>
              <table:table-cell office:value-type="float" office:value="1.337732">
                <text:p>1.337732</text:p>
              </table:table-cell>
              <table:table-cell office:value-type="float" office:value="0.04268">
                <text:p>0.04268</text:p>
              </table:table-cell>
              <table:table-cell office:value-type="float" office:value="0.027164">
                <text:p>0.02716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3106">
                <text:p>1.3106</text:p>
              </table:table-cell>
              <table:table-cell office:value-type="float" office:value="1.337829">
                <text:p>1.337829</text:p>
              </table:table-cell>
              <table:table-cell office:value-type="float" office:value="0.043591">
                <text:p>0.043591</text:p>
              </table:table-cell>
              <table:table-cell office:value-type="float" office:value="0.027097">
                <text:p>0.02709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336812">
                <text:p>1.336812</text:p>
              </table:table-cell>
              <table:table-cell office:value-type="float" office:value="1.337926">
                <text:p>1.337926</text:p>
              </table:table-cell>
              <table:table-cell office:value-type="float" office:value="0.044945">
                <text:p>0.044945</text:p>
              </table:table-cell>
              <table:table-cell office:value-type="float" office:value="0.030489">
                <text:p>0.03048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3106">
                <text:p>1.3106</text:p>
              </table:table-cell>
              <table:table-cell office:value-type="float" office:value="1.338022">
                <text:p>1.338022</text:p>
              </table:table-cell>
              <table:table-cell office:value-type="float" office:value="0.044909">
                <text:p>0.044909</text:p>
              </table:table-cell>
              <table:table-cell office:value-type="float" office:value="0.027015">
                <text:p>0.02701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3106">
                <text:p>1.3106</text:p>
              </table:table-cell>
              <table:table-cell office:value-type="float" office:value="1.338117">
                <text:p>1.338117</text:p>
              </table:table-cell>
              <table:table-cell office:value-type="float" office:value="0.045212">
                <text:p>0.045212</text:p>
              </table:table-cell>
              <table:table-cell office:value-type="float" office:value="0.026947">
                <text:p>0.02694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297494">
                <text:p>1.297494</text:p>
              </table:table-cell>
              <table:table-cell office:value-type="float" office:value="1.338211">
                <text:p>1.338211</text:p>
              </table:table-cell>
              <table:table-cell office:value-type="float" office:value="0.045547">
                <text:p>0.045547</text:p>
              </table:table-cell>
              <table:table-cell office:value-type="float" office:value="0.02515">
                <text:p>0.0251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297494">
                <text:p>1.297494</text:p>
              </table:table-cell>
              <table:table-cell office:value-type="float" office:value="1.338305">
                <text:p>1.338305</text:p>
              </table:table-cell>
              <table:table-cell office:value-type="float" office:value="0.045499">
                <text:p>0.045499</text:p>
              </table:table-cell>
              <table:table-cell office:value-type="float" office:value="0.025056">
                <text:p>0.02505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297494">
                <text:p>1.297494</text:p>
              </table:table-cell>
              <table:table-cell office:value-type="float" office:value="1.338398">
                <text:p>1.338398</text:p>
              </table:table-cell>
              <table:table-cell office:value-type="float" office:value="0.044649">
                <text:p>0.044649</text:p>
              </table:table-cell>
              <table:table-cell office:value-type="float" office:value="0.024962">
                <text:p>0.02496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297494">
                <text:p>1.297494</text:p>
              </table:table-cell>
              <table:table-cell office:value-type="float" office:value="1.33849">
                <text:p>1.33849</text:p>
              </table:table-cell>
              <table:table-cell office:value-type="float" office:value="0.043867">
                <text:p>0.043867</text:p>
              </table:table-cell>
              <table:table-cell office:value-type="float" office:value="0.024868">
                <text:p>0.02486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271282">
                <text:p>1.271282</text:p>
              </table:table-cell>
              <table:table-cell office:value-type="float" office:value="1.338581">
                <text:p>1.338581</text:p>
              </table:table-cell>
              <table:table-cell office:value-type="float" office:value="0.04295">
                <text:p>0.04295</text:p>
              </table:table-cell>
              <table:table-cell office:value-type="float" office:value="0.021314">
                <text:p>0.0213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284388">
                <text:p>1.284388</text:p>
              </table:table-cell>
              <table:table-cell office:value-type="float" office:value="1.338671">
                <text:p>1.338671</text:p>
              </table:table-cell>
              <table:table-cell office:value-type="float" office:value="0.041328">
                <text:p>0.041328</text:p>
              </table:table-cell>
              <table:table-cell office:value-type="float" office:value="0.022898">
                <text:p>0.02289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271282">
                <text:p>1.271282</text:p>
              </table:table-cell>
              <table:table-cell office:value-type="float" office:value="1.338761">
                <text:p>1.338761</text:p>
              </table:table-cell>
              <table:table-cell office:value-type="float" office:value="0.039676">
                <text:p>0.039676</text:p>
              </table:table-cell>
              <table:table-cell office:value-type="float" office:value="0.021047">
                <text:p>0.02104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284388">
                <text:p>1.284388</text:p>
              </table:table-cell>
              <table:table-cell office:value-type="float" office:value="1.33885">
                <text:p>1.33885</text:p>
              </table:table-cell>
              <table:table-cell office:value-type="float" office:value="0.038129">
                <text:p>0.038129</text:p>
              </table:table-cell>
              <table:table-cell office:value-type="float" office:value="0.02263">
                <text:p>0.0226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284388">
                <text:p>1.284388</text:p>
              </table:table-cell>
              <table:table-cell office:value-type="float" office:value="1.338939">
                <text:p>1.338939</text:p>
              </table:table-cell>
              <table:table-cell office:value-type="float" office:value="0.036479">
                <text:p>0.036479</text:p>
              </table:table-cell>
              <table:table-cell office:value-type="float" office:value="0.02251">
                <text:p>0.0225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027">
                <text:p>1.339027</text:p>
              </table:table-cell>
              <table:table-cell office:value-type="float" office:value="0.033614">
                <text:p>0.033614</text:p>
              </table:table-cell>
              <table:table-cell office:value-type="float" office:value="0.022389">
                <text:p>0.02238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271282">
                <text:p>1.271282</text:p>
              </table:table-cell>
              <table:table-cell office:value-type="float" office:value="1.339114">
                <text:p>1.339114</text:p>
              </table:table-cell>
              <table:table-cell office:value-type="float" office:value="0.030296">
                <text:p>0.030296</text:p>
              </table:table-cell>
              <table:table-cell office:value-type="float" office:value="0.020538">
                <text:p>0.02053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271282">
                <text:p>1.271282</text:p>
              </table:table-cell>
              <table:table-cell office:value-type="float" office:value="1.3392">
                <text:p>1.3392</text:p>
              </table:table-cell>
              <table:table-cell office:value-type="float" office:value="0.026757">
                <text:p>0.026757</text:p>
              </table:table-cell>
              <table:table-cell office:value-type="float" office:value="0.020391">
                <text:p>0.02039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271282">
                <text:p>1.271282</text:p>
              </table:table-cell>
              <table:table-cell office:value-type="float" office:value="1.339286">
                <text:p>1.339286</text:p>
              </table:table-cell>
              <table:table-cell office:value-type="float" office:value="0.022972">
                <text:p>0.022972</text:p>
              </table:table-cell>
              <table:table-cell office:value-type="float" office:value="0.020244">
                <text:p>0.02024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371">
                <text:p>1.339371</text:p>
              </table:table-cell>
              <table:table-cell office:value-type="float" office:value="0.018902">
                <text:p>0.018902</text:p>
              </table:table-cell>
              <table:table-cell office:value-type="float" office:value="0.023557">
                <text:p>0.02355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455">
                <text:p>1.339455</text:p>
              </table:table-cell>
              <table:table-cell office:value-type="float" office:value="0.014741">
                <text:p>0.014741</text:p>
              </table:table-cell>
              <table:table-cell office:value-type="float" office:value="0.021732">
                <text:p>0.02173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539">
                <text:p>1.339539</text:p>
              </table:table-cell>
              <table:table-cell office:value-type="float" office:value="0.011599">
                <text:p>0.011599</text:p>
              </table:table-cell>
              <table:table-cell office:value-type="float" office:value="0.023341">
                <text:p>0.0233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622">
                <text:p>1.339622</text:p>
              </table:table-cell>
              <table:table-cell office:value-type="float" office:value="0.00853">
                <text:p>0.00853</text:p>
              </table:table-cell>
              <table:table-cell office:value-type="float" office:value="0.021516">
                <text:p>0.02151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3106">
                <text:p>1.3106</text:p>
              </table:table-cell>
              <table:table-cell office:value-type="float" office:value="1.339704">
                <text:p>1.339704</text:p>
              </table:table-cell>
              <table:table-cell office:value-type="float" office:value="0.006257">
                <text:p>0.006257</text:p>
              </table:table-cell>
              <table:table-cell office:value-type="float" office:value="0.024854">
                <text:p>0.02485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336812">
                <text:p>1.336812</text:p>
              </table:table-cell>
              <table:table-cell office:value-type="float" office:value="1.339786">
                <text:p>1.339786</text:p>
              </table:table-cell>
              <table:table-cell office:value-type="float" office:value="0.005392">
                <text:p>0.005392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323706">
                <text:p>1.323706</text:p>
              </table:table-cell>
              <table:table-cell office:value-type="float" office:value="1.339867">
                <text:p>1.339867</text:p>
              </table:table-cell>
              <table:table-cell office:value-type="float" office:value="0.004954">
                <text:p>0.004954</text:p>
              </table:table-cell>
              <table:table-cell office:value-type="float" office:value="0.026499">
                <text:p>0.02649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323706">
                <text:p>1.323706</text:p>
              </table:table-cell>
              <table:table-cell office:value-type="float" office:value="1.339947">
                <text:p>1.339947</text:p>
              </table:table-cell>
              <table:table-cell office:value-type="float" office:value="0.005059">
                <text:p>0.005059</text:p>
              </table:table-cell>
              <table:table-cell office:value-type="float" office:value="0.026456">
                <text:p>0.02645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363024">
                <text:p>1.363024</text:p>
              </table:table-cell>
              <table:table-cell office:value-type="float" office:value="1.340027">
                <text:p>1.340027</text:p>
              </table:table-cell>
              <table:table-cell office:value-type="float" office:value="0.005516">
                <text:p>0.005516</text:p>
              </table:table-cell>
              <table:table-cell office:value-type="float" office:value="0.031603">
                <text:p>0.0316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0106">
                <text:p>1.340106</text:p>
              </table:table-cell>
              <table:table-cell office:value-type="float" office:value="0.006076">
                <text:p>0.006076</text:p>
              </table:table-cell>
              <table:table-cell office:value-type="float" office:value="0.029908">
                <text:p>0.0299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363024">
                <text:p>1.363024</text:p>
              </table:table-cell>
              <table:table-cell office:value-type="float" office:value="1.340184">
                <text:p>1.340184</text:p>
              </table:table-cell>
              <table:table-cell office:value-type="float" office:value="0.007454">
                <text:p>0.007454</text:p>
              </table:table-cell>
              <table:table-cell office:value-type="float" office:value="0.031648">
                <text:p>0.03164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37613">
                <text:p>1.37613</text:p>
              </table:table-cell>
              <table:table-cell office:value-type="float" office:value="1.340262">
                <text:p>1.340262</text:p>
              </table:table-cell>
              <table:table-cell office:value-type="float" office:value="0.008943">
                <text:p>0.008943</text:p>
              </table:table-cell>
              <table:table-cell office:value-type="float" office:value="0.033413">
                <text:p>0.03341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37613">
                <text:p>1.37613</text:p>
              </table:table-cell>
              <table:table-cell office:value-type="float" office:value="1.34034">
                <text:p>1.34034</text:p>
              </table:table-cell>
              <table:table-cell office:value-type="float" office:value="0.01125">
                <text:p>0.01125</text:p>
              </table:table-cell>
              <table:table-cell office:value-type="float" office:value="0.033475">
                <text:p>0.03347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363024">
                <text:p>1.363024</text:p>
              </table:table-cell>
              <table:table-cell office:value-type="float" office:value="1.340416">
                <text:p>1.340416</text:p>
              </table:table-cell>
              <table:table-cell office:value-type="float" office:value="0.013869">
                <text:p>0.013869</text:p>
              </table:table-cell>
              <table:table-cell office:value-type="float" office:value="0.031806">
                <text:p>0.03180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0492">
                <text:p>1.340492</text:p>
              </table:table-cell>
              <table:table-cell office:value-type="float" office:value="0.016096">
                <text:p>0.016096</text:p>
              </table:table-cell>
              <table:table-cell office:value-type="float" office:value="0.035301">
                <text:p>0.03530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389236">
                <text:p>1.389236</text:p>
              </table:table-cell>
              <table:table-cell office:value-type="float" office:value="1.340568">
                <text:p>1.340568</text:p>
              </table:table-cell>
              <table:table-cell office:value-type="float" office:value="0.018745">
                <text:p>0.018745</text:p>
              </table:table-cell>
              <table:table-cell office:value-type="float" office:value="0.035389">
                <text:p>0.03538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363024">
                <text:p>1.363024</text:p>
              </table:table-cell>
              <table:table-cell office:value-type="float" office:value="1.340643">
                <text:p>1.340643</text:p>
              </table:table-cell>
              <table:table-cell office:value-type="float" office:value="0.021996">
                <text:p>0.021996</text:p>
              </table:table-cell>
              <table:table-cell office:value-type="float" office:value="0.032016">
                <text:p>0.0320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389236">
                <text:p>1.389236</text:p>
              </table:table-cell>
              <table:table-cell office:value-type="float" office:value="1.340717">
                <text:p>1.340717</text:p>
              </table:table-cell>
              <table:table-cell office:value-type="float" office:value="0.025074">
                <text:p>0.025074</text:p>
              </table:table-cell>
              <table:table-cell office:value-type="float" office:value="0.035511">
                <text:p>0.03551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389236">
                <text:p>1.389236</text:p>
              </table:table-cell>
              <table:table-cell office:value-type="float" office:value="1.340791">
                <text:p>1.340791</text:p>
              </table:table-cell>
              <table:table-cell office:value-type="float" office:value="0.027513">
                <text:p>0.027513</text:p>
              </table:table-cell>
              <table:table-cell office:value-type="float" office:value="0.035598">
                <text:p>0.03559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336812">
                <text:p>1.336812</text:p>
              </table:table-cell>
              <table:table-cell office:value-type="float" office:value="1.340864">
                <text:p>1.340864</text:p>
              </table:table-cell>
              <table:table-cell office:value-type="float" office:value="0.030232">
                <text:p>0.030232</text:p>
              </table:table-cell>
              <table:table-cell office:value-type="float" office:value="0.028766">
                <text:p>0.02876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336812">
                <text:p>1.336812</text:p>
              </table:table-cell>
              <table:table-cell office:value-type="float" office:value="1.340936">
                <text:p>1.340936</text:p>
              </table:table-cell>
              <table:table-cell office:value-type="float" office:value="0.032759">
                <text:p>0.032759</text:p>
              </table:table-cell>
              <table:table-cell office:value-type="float" office:value="0.028748">
                <text:p>0.0287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1008">
                <text:p>1.341008</text:p>
              </table:table-cell>
              <table:table-cell office:value-type="float" office:value="0.034371">
                <text:p>0.034371</text:p>
              </table:table-cell>
              <table:table-cell office:value-type="float" office:value="0.03219">
                <text:p>0.0321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079">
                <text:p>1.341079</text:p>
              </table:table-cell>
              <table:table-cell office:value-type="float" office:value="0.035943">
                <text:p>0.035943</text:p>
              </table:table-cell>
              <table:table-cell office:value-type="float" office:value="0.030495">
                <text:p>0.03049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15">
                <text:p>1.34115</text:p>
              </table:table-cell>
              <table:table-cell office:value-type="float" office:value="0.03816">
                <text:p>0.03816</text:p>
              </table:table-cell>
              <table:table-cell office:value-type="float" office:value="0.030503">
                <text:p>0.03050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122">
                <text:p>1.34122</text:p>
              </table:table-cell>
              <table:table-cell office:value-type="float" office:value="0.040041">
                <text:p>0.040041</text:p>
              </table:table-cell>
              <table:table-cell office:value-type="float" office:value="0.028782">
                <text:p>0.02878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336812">
                <text:p>1.336812</text:p>
              </table:table-cell>
              <table:table-cell office:value-type="float" office:value="1.34129">
                <text:p>1.34129</text:p>
              </table:table-cell>
              <table:table-cell office:value-type="float" office:value="0.042019">
                <text:p>0.042019</text:p>
              </table:table-cell>
              <table:table-cell office:value-type="float" office:value="0.028764">
                <text:p>0.0287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336812">
                <text:p>1.336812</text:p>
              </table:table-cell>
              <table:table-cell office:value-type="float" office:value="1.341359">
                <text:p>1.341359</text:p>
              </table:table-cell>
              <table:table-cell office:value-type="float" office:value="0.043684">
                <text:p>0.043684</text:p>
              </table:table-cell>
              <table:table-cell office:value-type="float" office:value="0.028745">
                <text:p>0.0287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3106">
                <text:p>1.3106</text:p>
              </table:table-cell>
              <table:table-cell office:value-type="float" office:value="1.341428">
                <text:p>1.341428</text:p>
              </table:table-cell>
              <table:table-cell office:value-type="float" office:value="0.044799">
                <text:p>0.044799</text:p>
              </table:table-cell>
              <table:table-cell office:value-type="float" office:value="0.025267">
                <text:p>0.02526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297494">
                <text:p>1.297494</text:p>
              </table:table-cell>
              <table:table-cell office:value-type="float" office:value="1.341496">
                <text:p>1.341496</text:p>
              </table:table-cell>
              <table:table-cell office:value-type="float" office:value="0.045881">
                <text:p>0.045881</text:p>
              </table:table-cell>
              <table:table-cell office:value-type="float" office:value="0.023467">
                <text:p>0.0234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1563">
                <text:p>1.341563</text:p>
              </table:table-cell>
              <table:table-cell office:value-type="float" office:value="0.046793">
                <text:p>0.046793</text:p>
              </table:table-cell>
              <table:table-cell office:value-type="float" office:value="0.03029">
                <text:p>0.030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271282">
                <text:p>1.271282</text:p>
              </table:table-cell>
              <table:table-cell office:value-type="float" office:value="1.34163">
                <text:p>1.34163</text:p>
              </table:table-cell>
              <table:table-cell office:value-type="float" office:value="0.047505">
                <text:p>0.047505</text:p>
              </table:table-cell>
              <table:table-cell office:value-type="float" office:value="0.019918">
                <text:p>0.01991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284388">
                <text:p>1.284388</text:p>
              </table:table-cell>
              <table:table-cell office:value-type="float" office:value="1.341696">
                <text:p>1.341696</text:p>
              </table:table-cell>
              <table:table-cell office:value-type="float" office:value="0.047909">
                <text:p>0.047909</text:p>
              </table:table-cell>
              <table:table-cell office:value-type="float" office:value="0.021498">
                <text:p>0.02149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284388">
                <text:p>1.284388</text:p>
              </table:table-cell>
              <table:table-cell office:value-type="float" office:value="1.341762">
                <text:p>1.341762</text:p>
              </table:table-cell>
              <table:table-cell office:value-type="float" office:value="0.048249">
                <text:p>0.048249</text:p>
              </table:table-cell>
              <table:table-cell office:value-type="float" office:value="0.021375">
                <text:p>0.0213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297494">
                <text:p>1.297494</text:p>
              </table:table-cell>
              <table:table-cell office:value-type="float" office:value="1.341828">
                <text:p>1.341828</text:p>
              </table:table-cell>
              <table:table-cell office:value-type="float" office:value="0.047558">
                <text:p>0.047558</text:p>
              </table:table-cell>
              <table:table-cell office:value-type="float" office:value="0.022982">
                <text:p>0.02298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284388">
                <text:p>1.284388</text:p>
              </table:table-cell>
              <table:table-cell office:value-type="float" office:value="1.341892">
                <text:p>1.341892</text:p>
              </table:table-cell>
              <table:table-cell office:value-type="float" office:value="0.046632">
                <text:p>0.046632</text:p>
              </table:table-cell>
              <table:table-cell office:value-type="float" office:value="0.021154">
                <text:p>0.0211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258176">
                <text:p>1.258176</text:p>
              </table:table-cell>
              <table:table-cell office:value-type="float" office:value="1.341957">
                <text:p>1.341957</text:p>
              </table:table-cell>
              <table:table-cell office:value-type="float" office:value="0.04503">
                <text:p>0.04503</text:p>
              </table:table-cell>
              <table:table-cell office:value-type="float" office:value="0.017571">
                <text:p>0.01757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258176">
                <text:p>1.258176</text:p>
              </table:table-cell>
              <table:table-cell office:value-type="float" office:value="1.342021">
                <text:p>1.342021</text:p>
              </table:table-cell>
              <table:table-cell office:value-type="float" office:value="0.042813">
                <text:p>0.042813</text:p>
              </table:table-cell>
              <table:table-cell office:value-type="float" office:value="0.017395">
                <text:p>0.01739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24507">
                <text:p>1.24507</text:p>
              </table:table-cell>
              <table:table-cell office:value-type="float" office:value="1.342084">
                <text:p>1.342084</text:p>
              </table:table-cell>
              <table:table-cell office:value-type="float" office:value="0.039841">
                <text:p>0.039841</text:p>
              </table:table-cell>
              <table:table-cell office:value-type="float" office:value="0.015489">
                <text:p>0.01548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284388">
                <text:p>1.284388</text:p>
              </table:table-cell>
              <table:table-cell office:value-type="float" office:value="1.342147">
                <text:p>1.342147</text:p>
              </table:table-cell>
              <table:table-cell office:value-type="float" office:value="0.036437">
                <text:p>0.036437</text:p>
              </table:table-cell>
              <table:table-cell office:value-type="float" office:value="0.020476">
                <text:p>0.02047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24507">
                <text:p>1.24507</text:p>
              </table:table-cell>
              <table:table-cell office:value-type="float" office:value="1.342209">
                <text:p>1.342209</text:p>
              </table:table-cell>
              <table:table-cell office:value-type="float" office:value="0.032739">
                <text:p>0.032739</text:p>
              </table:table-cell>
              <table:table-cell office:value-type="float" office:value="0.015163">
                <text:p>0.01516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258176">
                <text:p>1.258176</text:p>
              </table:table-cell>
              <table:table-cell office:value-type="float" office:value="1.342271">
                <text:p>1.342271</text:p>
              </table:table-cell>
              <table:table-cell office:value-type="float" office:value="0.02863">
                <text:p>0.02863</text:p>
              </table:table-cell>
              <table:table-cell office:value-type="float" office:value="0.01669">
                <text:p>0.016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271282">
                <text:p>1.271282</text:p>
              </table:table-cell>
              <table:table-cell office:value-type="float" office:value="1.342332">
                <text:p>1.342332</text:p>
              </table:table-cell>
              <table:table-cell office:value-type="float" office:value="0.023929">
                <text:p>0.023929</text:p>
              </table:table-cell>
              <table:table-cell office:value-type="float" office:value="0.018244">
                <text:p>0.01824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24507">
                <text:p>1.24507</text:p>
              </table:table-cell>
              <table:table-cell office:value-type="float" office:value="1.342393">
                <text:p>1.342393</text:p>
              </table:table-cell>
              <table:table-cell office:value-type="float" office:value="0.019076">
                <text:p>0.019076</text:p>
              </table:table-cell>
              <table:table-cell office:value-type="float" office:value="0.014634">
                <text:p>0.01463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258176">
                <text:p>1.258176</text:p>
              </table:table-cell>
              <table:table-cell office:value-type="float" office:value="1.342453">
                <text:p>1.342453</text:p>
              </table:table-cell>
              <table:table-cell office:value-type="float" office:value="0.014771">
                <text:p>0.014771</text:p>
              </table:table-cell>
              <table:table-cell office:value-type="float" office:value="0.016161">
                <text:p>0.01616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271282">
                <text:p>1.271282</text:p>
              </table:table-cell>
              <table:table-cell office:value-type="float" office:value="1.342513">
                <text:p>1.342513</text:p>
              </table:table-cell>
              <table:table-cell office:value-type="float" office:value="0.011815">
                <text:p>0.011815</text:p>
              </table:table-cell>
              <table:table-cell office:value-type="float" office:value="0.017715">
                <text:p>0.01771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.284388">
                <text:p>1.284388</text:p>
              </table:table-cell>
              <table:table-cell office:value-type="float" office:value="1.342572">
                <text:p>1.342572</text:p>
              </table:table-cell>
              <table:table-cell office:value-type="float" office:value="0.009833">
                <text:p>0.009833</text:p>
              </table:table-cell>
              <table:table-cell office:value-type="float" office:value="0.019295">
                <text:p>0.01929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284388">
                <text:p>1.284388</text:p>
              </table:table-cell>
              <table:table-cell office:value-type="float" office:value="1.342631">
                <text:p>1.342631</text:p>
              </table:table-cell>
              <table:table-cell office:value-type="float" office:value="0.0086">
                <text:p>0.0086</text:p>
              </table:table-cell>
              <table:table-cell office:value-type="float" office:value="0.01917">
                <text:p>0.019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69">
                <text:p>1.34269</text:p>
              </table:table-cell>
              <table:table-cell office:value-type="float" office:value="0.006984">
                <text:p>0.006984</text:p>
              </table:table-cell>
              <table:table-cell office:value-type="float" office:value="0.024236">
                <text:p>0.02423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297494">
                <text:p>1.297494</text:p>
              </table:table-cell>
              <table:table-cell office:value-type="float" office:value="1.342748">
                <text:p>1.342748</text:p>
              </table:table-cell>
              <table:table-cell office:value-type="float" office:value="0.007377">
                <text:p>0.007377</text:p>
              </table:table-cell>
              <table:table-cell office:value-type="float" office:value="0.020731">
                <text:p>0.02073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805">
                <text:p>1.342805</text:p>
              </table:table-cell>
              <table:table-cell office:value-type="float" office:value="0.006501">
                <text:p>0.006501</text:p>
              </table:table-cell>
              <table:table-cell office:value-type="float" office:value="0.024092">
                <text:p>0.0240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284388">
                <text:p>1.284388</text:p>
              </table:table-cell>
              <table:table-cell office:value-type="float" office:value="1.342862">
                <text:p>1.342862</text:p>
              </table:table-cell>
              <table:table-cell office:value-type="float" office:value="0.006494">
                <text:p>0.006494</text:p>
              </table:table-cell>
              <table:table-cell office:value-type="float" office:value="0.018857">
                <text:p>0.01885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2919">
                <text:p>1.342919</text:p>
              </table:table-cell>
              <table:table-cell office:value-type="float" office:value="0.007654">
                <text:p>0.007654</text:p>
              </table:table-cell>
              <table:table-cell office:value-type="float" office:value="0.029112">
                <text:p>0.0291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297494">
                <text:p>1.297494</text:p>
              </table:table-cell>
              <table:table-cell office:value-type="float" office:value="1.342975">
                <text:p>1.342975</text:p>
              </table:table-cell>
              <table:table-cell office:value-type="float" office:value="0.007189">
                <text:p>0.007189</text:p>
              </table:table-cell>
              <table:table-cell office:value-type="float" office:value="0.020495">
                <text:p>0.02049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349918">
                <text:p>1.349918</text:p>
              </table:table-cell>
              <table:table-cell office:value-type="float" office:value="1.343031">
                <text:p>1.343031</text:p>
              </table:table-cell>
              <table:table-cell office:value-type="float" office:value="0.01021">
                <text:p>0.01021</text:p>
              </table:table-cell>
              <table:table-cell office:value-type="float" office:value="0.027317">
                <text:p>0.02731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37613">
                <text:p>1.37613</text:p>
              </table:table-cell>
              <table:table-cell office:value-type="float" office:value="1.343086">
                <text:p>1.343086</text:p>
              </table:table-cell>
              <table:table-cell office:value-type="float" office:value="0.012276">
                <text:p>0.012276</text:p>
              </table:table-cell>
              <table:table-cell office:value-type="float" office:value="0.030783">
                <text:p>0.03078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336812">
                <text:p>1.336812</text:p>
              </table:table-cell>
              <table:table-cell office:value-type="float" office:value="1.343141">
                <text:p>1.343141</text:p>
              </table:table-cell>
              <table:table-cell office:value-type="float" office:value="0.015579">
                <text:p>0.015579</text:p>
              </table:table-cell>
              <table:table-cell office:value-type="float" office:value="0.025652">
                <text:p>0.02565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349918">
                <text:p>1.349918</text:p>
              </table:table-cell>
              <table:table-cell office:value-type="float" office:value="1.343195">
                <text:p>1.343195</text:p>
              </table:table-cell>
              <table:table-cell office:value-type="float" office:value="0.018659">
                <text:p>0.018659</text:p>
              </table:table-cell>
              <table:table-cell office:value-type="float" office:value="0.027362">
                <text:p>0.02736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336812">
                <text:p>1.336812</text:p>
              </table:table-cell>
              <table:table-cell office:value-type="float" office:value="1.343249">
                <text:p>1.343249</text:p>
              </table:table-cell>
              <table:table-cell office:value-type="float" office:value="0.021117">
                <text:p>0.021117</text:p>
              </table:table-cell>
              <table:table-cell office:value-type="float" office:value="0.025639">
                <text:p>0.02563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336812">
                <text:p>1.336812</text:p>
              </table:table-cell>
              <table:table-cell office:value-type="float" office:value="1.343303">
                <text:p>1.343303</text:p>
              </table:table-cell>
              <table:table-cell office:value-type="float" office:value="0.023762">
                <text:p>0.023762</text:p>
              </table:table-cell>
              <table:table-cell office:value-type="float" office:value="0.025619">
                <text:p>0.0256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363024">
                <text:p>1.363024</text:p>
              </table:table-cell>
              <table:table-cell office:value-type="float" office:value="1.343356">
                <text:p>1.343356</text:p>
              </table:table-cell>
              <table:table-cell office:value-type="float" office:value="0.026495">
                <text:p>0.026495</text:p>
              </table:table-cell>
              <table:table-cell office:value-type="float" office:value="0.029059">
                <text:p>0.02905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336812">
                <text:p>1.336812</text:p>
              </table:table-cell>
              <table:table-cell office:value-type="float" office:value="1.343409">
                <text:p>1.343409</text:p>
              </table:table-cell>
              <table:table-cell office:value-type="float" office:value="0.028923">
                <text:p>0.028923</text:p>
              </table:table-cell>
              <table:table-cell office:value-type="float" office:value="0.025631">
                <text:p>0.02563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323706">
                <text:p>1.323706</text:p>
              </table:table-cell>
              <table:table-cell office:value-type="float" office:value="1.343461">
                <text:p>1.343461</text:p>
              </table:table-cell>
              <table:table-cell office:value-type="float" office:value="0.030933">
                <text:p>0.030933</text:p>
              </table:table-cell>
              <table:table-cell office:value-type="float" office:value="0.023881">
                <text:p>0.0238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323706">
                <text:p>1.323706</text:p>
              </table:table-cell>
              <table:table-cell office:value-type="float" office:value="1.343513">
                <text:p>1.343513</text:p>
              </table:table-cell>
              <table:table-cell office:value-type="float" office:value="0.033453">
                <text:p>0.033453</text:p>
              </table:table-cell>
              <table:table-cell office:value-type="float" office:value="0.023835">
                <text:p>0.0238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3106">
                <text:p>1.3106</text:p>
              </table:table-cell>
              <table:table-cell office:value-type="float" office:value="1.343564">
                <text:p>1.343564</text:p>
              </table:table-cell>
              <table:table-cell office:value-type="float" office:value="0.035179">
                <text:p>0.035179</text:p>
              </table:table-cell>
              <table:table-cell office:value-type="float" office:value="0.022058">
                <text:p>0.0220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3615">
                <text:p>1.343615</text:p>
              </table:table-cell>
              <table:table-cell office:value-type="float" office:value="0.036878">
                <text:p>0.036878</text:p>
              </table:table-cell>
              <table:table-cell office:value-type="float" office:value="0.027175">
                <text:p>0.02717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.271282">
                <text:p>1.271282</text:p>
              </table:table-cell>
              <table:table-cell office:value-type="float" office:value="1.343666">
                <text:p>1.343666</text:p>
              </table:table-cell>
              <table:table-cell office:value-type="float" office:value="0.038263">
                <text:p>0.038263</text:p>
              </table:table-cell>
              <table:table-cell office:value-type="float" office:value="0.016801">
                <text:p>0.01680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.297494">
                <text:p>1.297494</text:p>
              </table:table-cell>
              <table:table-cell office:value-type="float" office:value="1.343716">
                <text:p>1.343716</text:p>
              </table:table-cell>
              <table:table-cell office:value-type="float" office:value="0.039124">
                <text:p>0.039124</text:p>
              </table:table-cell>
              <table:table-cell office:value-type="float" office:value="0.02011">
                <text:p>0.0201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284388">
                <text:p>1.284388</text:p>
              </table:table-cell>
              <table:table-cell office:value-type="float" office:value="1.343766">
                <text:p>1.343766</text:p>
              </table:table-cell>
              <table:table-cell office:value-type="float" office:value="0.038966">
                <text:p>0.038966</text:p>
              </table:table-cell>
              <table:table-cell office:value-type="float" office:value="0.018281">
                <text:p>0.01828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.258176">
                <text:p>1.258176</text:p>
              </table:table-cell>
              <table:table-cell office:value-type="float" office:value="1.343815">
                <text:p>1.343815</text:p>
              </table:table-cell>
              <table:table-cell office:value-type="float" office:value="0.038266">
                <text:p>0.038266</text:p>
              </table:table-cell>
              <table:table-cell office:value-type="float" office:value="0.014696">
                <text:p>0.01469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.271282">
                <text:p>1.271282</text:p>
              </table:table-cell>
              <table:table-cell office:value-type="float" office:value="1.343864">
                <text:p>1.343864</text:p>
              </table:table-cell>
              <table:table-cell office:value-type="float" office:value="0.036913">
                <text:p>0.036913</text:p>
              </table:table-cell>
              <table:table-cell office:value-type="float" office:value="0.016248">
                <text:p>0.01624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297494">
                <text:p>1.297494</text:p>
              </table:table-cell>
              <table:table-cell office:value-type="float" office:value="1.343913">
                <text:p>1.343913</text:p>
              </table:table-cell>
              <table:table-cell office:value-type="float" office:value="0.035128">
                <text:p>0.035128</text:p>
              </table:table-cell>
              <table:table-cell office:value-type="float" office:value="0.019556">
                <text:p>0.01955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258176">
                <text:p>1.258176</text:p>
              </table:table-cell>
              <table:table-cell office:value-type="float" office:value="1.343961">
                <text:p>1.343961</text:p>
              </table:table-cell>
              <table:table-cell office:value-type="float" office:value="0.032959">
                <text:p>0.032959</text:p>
              </table:table-cell>
              <table:table-cell office:value-type="float" office:value="0.014267">
                <text:p>0.01426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271282">
                <text:p>1.271282</text:p>
              </table:table-cell>
              <table:table-cell office:value-type="float" office:value="1.344009">
                <text:p>1.344009</text:p>
              </table:table-cell>
              <table:table-cell office:value-type="float" office:value="0.030452">
                <text:p>0.030452</text:p>
              </table:table-cell>
              <table:table-cell office:value-type="float" office:value="0.015819">
                <text:p>0.01581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258176">
                <text:p>1.258176</text:p>
              </table:table-cell>
              <table:table-cell office:value-type="float" office:value="1.344057">
                <text:p>1.344057</text:p>
              </table:table-cell>
              <table:table-cell office:value-type="float" office:value="0.027419">
                <text:p>0.027419</text:p>
              </table:table-cell>
              <table:table-cell office:value-type="float" office:value="0.013938">
                <text:p>0.0139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231964">
                <text:p>1.231964</text:p>
              </table:table-cell>
              <table:table-cell office:value-type="float" office:value="1.344104">
                <text:p>1.344104</text:p>
              </table:table-cell>
              <table:table-cell office:value-type="float" office:value="0.023008">
                <text:p>0.023008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.231964">
                <text:p>1.231964</text:p>
              </table:table-cell>
              <table:table-cell office:value-type="float" office:value="1.344151">
                <text:p>1.344151</text:p>
              </table:table-cell>
              <table:table-cell office:value-type="float" office:value="0.019725">
                <text:p>0.019725</text:p>
              </table:table-cell>
              <table:table-cell office:value-type="float" office:value="0.010069">
                <text:p>0.01006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258176">
                <text:p>1.258176</text:p>
              </table:table-cell>
              <table:table-cell office:value-type="float" office:value="1.344197">
                <text:p>1.344197</text:p>
              </table:table-cell>
              <table:table-cell office:value-type="float" office:value="0.016605">
                <text:p>0.016605</text:p>
              </table:table-cell>
              <table:table-cell office:value-type="float" office:value="0.013299">
                <text:p>0.01329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284388">
                <text:p>1.284388</text:p>
              </table:table-cell>
              <table:table-cell office:value-type="float" office:value="1.344243">
                <text:p>1.344243</text:p>
              </table:table-cell>
              <table:table-cell office:value-type="float" office:value="0.012353">
                <text:p>0.012353</text:p>
              </table:table-cell>
              <table:table-cell office:value-type="float" office:value="0.016581">
                <text:p>0.01658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.284388">
                <text:p>1.284388</text:p>
              </table:table-cell>
              <table:table-cell office:value-type="float" office:value="1.344289">
                <text:p>1.344289</text:p>
              </table:table-cell>
              <table:table-cell office:value-type="float" office:value="0.008224">
                <text:p>0.008224</text:p>
              </table:table-cell>
              <table:table-cell office:value-type="float" office:value="0.016455">
                <text:p>0.0164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271282">
                <text:p>1.271282</text:p>
              </table:table-cell>
              <table:table-cell office:value-type="float" office:value="1.344334">
                <text:p>1.344334</text:p>
              </table:table-cell>
              <table:table-cell office:value-type="float" office:value="0.005211">
                <text:p>0.005211</text:p>
              </table:table-cell>
              <table:table-cell office:value-type="float" office:value="0.014599">
                <text:p>0.0145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271282">
                <text:p>1.271282</text:p>
              </table:table-cell>
              <table:table-cell office:value-type="float" office:value="1.344379">
                <text:p>1.344379</text:p>
              </table:table-cell>
              <table:table-cell office:value-type="float" office:value="0.002866">
                <text:p>0.002866</text:p>
              </table:table-cell>
              <table:table-cell office:value-type="float" office:value="0.014447">
                <text:p>0.01444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.297494">
                <text:p>1.297494</text:p>
              </table:table-cell>
              <table:table-cell office:value-type="float" office:value="1.344424">
                <text:p>1.344424</text:p>
              </table:table-cell>
              <table:table-cell office:value-type="float" office:value="0.000767">
                <text:p>0.000767</text:p>
              </table:table-cell>
              <table:table-cell office:value-type="float" office:value="0.017755">
                <text:p>0.0177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.3106">
                <text:p>1.3106</text:p>
              </table:table-cell>
              <table:table-cell office:value-type="float" office:value="1.344468">
                <text:p>1.344468</text:p>
              </table:table-cell>
              <table:table-cell office:value-type="float" office:value="-0.00102">
                <text:p>-0.00102</text:p>
              </table:table-cell>
              <table:table-cell office:value-type="float" office:value="0.019385">
                <text:p>0.01938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297494">
                <text:p>1.297494</text:p>
              </table:table-cell>
              <table:table-cell office:value-type="float" office:value="1.344512">
                <text:p>1.344512</text:p>
              </table:table-cell>
              <table:table-cell office:value-type="float" office:value="-0.001345">
                <text:p>-0.001345</text:p>
              </table:table-cell>
              <table:table-cell office:value-type="float" office:value="0.017582">
                <text:p>0.01758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555">
                <text:p>1.344555</text:p>
              </table:table-cell>
              <table:table-cell office:value-type="float" office:value="-0.000468">
                <text:p>-0.000468</text:p>
              </table:table-cell>
              <table:table-cell office:value-type="float" office:value="0.022672">
                <text:p>0.02267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598">
                <text:p>1.344598</text:p>
              </table:table-cell>
              <table:table-cell office:value-type="float" office:value="0.001017">
                <text:p>0.001017</text:p>
              </table:table-cell>
              <table:table-cell office:value-type="float" office:value="0.022651">
                <text:p>0.02265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323706">
                <text:p>1.323706</text:p>
              </table:table-cell>
              <table:table-cell office:value-type="float" office:value="1.344641">
                <text:p>1.344641</text:p>
              </table:table-cell>
              <table:table-cell office:value-type="float" office:value="0.001859">
                <text:p>0.001859</text:p>
              </table:table-cell>
              <table:table-cell office:value-type="float" office:value="0.020899">
                <text:p>0.0208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684">
                <text:p>1.344684</text:p>
              </table:table-cell>
              <table:table-cell office:value-type="float" office:value="0.003585">
                <text:p>0.003585</text:p>
              </table:table-cell>
              <table:table-cell office:value-type="float" office:value="0.022582">
                <text:p>0.02258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726">
                <text:p>1.344726</text:p>
              </table:table-cell>
              <table:table-cell office:value-type="float" office:value="0.005285">
                <text:p>0.005285</text:p>
              </table:table-cell>
              <table:table-cell office:value-type="float" office:value="0.024291">
                <text:p>0.0242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768">
                <text:p>1.344768</text:p>
              </table:table-cell>
              <table:table-cell office:value-type="float" office:value="0.00694">
                <text:p>0.00694</text:p>
              </table:table-cell>
              <table:table-cell office:value-type="float" office:value="0.024295">
                <text:p>0.02429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809">
                <text:p>1.344809</text:p>
              </table:table-cell>
              <table:table-cell office:value-type="float" office:value="0.00916">
                <text:p>0.00916</text:p>
              </table:table-cell>
              <table:table-cell office:value-type="float" office:value="0.02603">
                <text:p>0.0260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85">
                <text:p>1.34485</text:p>
              </table:table-cell>
              <table:table-cell office:value-type="float" office:value="0.011768">
                <text:p>0.011768</text:p>
              </table:table-cell>
              <table:table-cell office:value-type="float" office:value="0.026061">
                <text:p>0.02606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37613">
                <text:p>1.37613</text:p>
              </table:table-cell>
              <table:table-cell office:value-type="float" office:value="1.344891">
                <text:p>1.344891</text:p>
              </table:table-cell>
              <table:table-cell office:value-type="float" office:value="0.014499">
                <text:p>0.014499</text:p>
              </table:table-cell>
              <table:table-cell office:value-type="float" office:value="0.027822">
                <text:p>0.02782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932">
                <text:p>1.344932</text:p>
              </table:table-cell>
              <table:table-cell office:value-type="float" office:value="0.016773">
                <text:p>0.016773</text:p>
              </table:table-cell>
              <table:table-cell office:value-type="float" office:value="0.022689">
                <text:p>0.02268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972">
                <text:p>1.344972</text:p>
              </table:table-cell>
              <table:table-cell office:value-type="float" office:value="0.018829">
                <text:p>0.018829</text:p>
              </table:table-cell>
              <table:table-cell office:value-type="float" office:value="0.024398">
                <text:p>0.02439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.363024">
                <text:p>1.363024</text:p>
              </table:table-cell>
              <table:table-cell office:value-type="float" office:value="1.345012">
                <text:p>1.345012</text:p>
              </table:table-cell>
              <table:table-cell office:value-type="float" office:value="0.021528">
                <text:p>0.021528</text:p>
              </table:table-cell>
              <table:table-cell office:value-type="float" office:value="0.026132">
                <text:p>0.0261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051">
                <text:p>1.345051</text:p>
              </table:table-cell>
              <table:table-cell office:value-type="float" office:value="0.023159">
                <text:p>0.023159</text:p>
              </table:table-cell>
              <table:table-cell office:value-type="float" office:value="0.020973">
                <text:p>0.02097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091">
                <text:p>1.345091</text:p>
              </table:table-cell>
              <table:table-cell office:value-type="float" office:value="0.024826">
                <text:p>0.024826</text:p>
              </table:table-cell>
              <table:table-cell office:value-type="float" office:value="0.020925">
                <text:p>0.02092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129">
                <text:p>1.345129</text:p>
              </table:table-cell>
              <table:table-cell office:value-type="float" office:value="0.026001">
                <text:p>0.026001</text:p>
              </table:table-cell>
              <table:table-cell office:value-type="float" office:value="0.022608">
                <text:p>0.02260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168">
                <text:p>1.345168</text:p>
              </table:table-cell>
              <table:table-cell office:value-type="float" office:value="0.026909">
                <text:p>0.026909</text:p>
              </table:table-cell>
              <table:table-cell office:value-type="float" office:value="0.020856">
                <text:p>0.02085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3106">
                <text:p>1.3106</text:p>
              </table:table-cell>
              <table:table-cell office:value-type="float" office:value="1.345206">
                <text:p>1.345206</text:p>
              </table:table-cell>
              <table:table-cell office:value-type="float" office:value="0.027612">
                <text:p>0.027612</text:p>
              </table:table-cell>
              <table:table-cell office:value-type="float" office:value="0.019078">
                <text:p>0.01907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244">
                <text:p>1.345244</text:p>
              </table:table-cell>
              <table:table-cell office:value-type="float" office:value="0.028289">
                <text:p>0.028289</text:p>
              </table:table-cell>
              <table:table-cell office:value-type="float" office:value="0.020734">
                <text:p>0.02073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.3106">
                <text:p>1.3106</text:p>
              </table:table-cell>
              <table:table-cell office:value-type="float" office:value="1.345282">
                <text:p>1.345282</text:p>
              </table:table-cell>
              <table:table-cell office:value-type="float" office:value="0.028468">
                <text:p>0.028468</text:p>
              </table:table-cell>
              <table:table-cell office:value-type="float" office:value="0.018956">
                <text:p>0.01895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32">
                <text:p>1.34532</text:p>
              </table:table-cell>
              <table:table-cell office:value-type="float" office:value="0.029044">
                <text:p>0.029044</text:p>
              </table:table-cell>
              <table:table-cell office:value-type="float" office:value="0.017151">
                <text:p>0.01715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357">
                <text:p>1.345357</text:p>
              </table:table-cell>
              <table:table-cell office:value-type="float" office:value="0.028955">
                <text:p>0.028955</text:p>
              </table:table-cell>
              <table:table-cell office:value-type="float" office:value="0.020511">
                <text:p>0.02051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3106">
                <text:p>1.3106</text:p>
              </table:table-cell>
              <table:table-cell office:value-type="float" office:value="1.345393">
                <text:p>1.345393</text:p>
              </table:table-cell>
              <table:table-cell office:value-type="float" office:value="0.02884">
                <text:p>0.02884</text:p>
              </table:table-cell>
              <table:table-cell office:value-type="float" office:value="0.018733">
                <text:p>0.0187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284388">
                <text:p>1.284388</text:p>
              </table:table-cell>
              <table:table-cell office:value-type="float" office:value="1.34543">
                <text:p>1.34543</text:p>
              </table:table-cell>
              <table:table-cell office:value-type="float" office:value="0.028292">
                <text:p>0.028292</text:p>
              </table:table-cell>
              <table:table-cell office:value-type="float" office:value="0.015198">
                <text:p>0.01519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466">
                <text:p>1.345466</text:p>
              </table:table-cell>
              <table:table-cell office:value-type="float" office:value="0.027194">
                <text:p>0.027194</text:p>
              </table:table-cell>
              <table:table-cell office:value-type="float" office:value="0.016801">
                <text:p>0.01680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502">
                <text:p>1.345502</text:p>
              </table:table-cell>
              <table:table-cell office:value-type="float" office:value="0.025778">
                <text:p>0.025778</text:p>
              </table:table-cell>
              <table:table-cell office:value-type="float" office:value="0.016701">
                <text:p>0.01670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.284388">
                <text:p>1.284388</text:p>
              </table:table-cell>
              <table:table-cell office:value-type="float" office:value="1.345538">
                <text:p>1.345538</text:p>
              </table:table-cell>
              <table:table-cell office:value-type="float" office:value="0.023773">
                <text:p>0.023773</text:p>
              </table:table-cell>
              <table:table-cell office:value-type="float" office:value="0.01487">
                <text:p>0.0148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.271282">
                <text:p>1.271282</text:p>
              </table:table-cell>
              <table:table-cell office:value-type="float" office:value="1.345573">
                <text:p>1.345573</text:p>
              </table:table-cell>
              <table:table-cell office:value-type="float" office:value="0.021866">
                <text:p>0.021866</text:p>
              </table:table-cell>
              <table:table-cell office:value-type="float" office:value="0.013013">
                <text:p>0.01301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608">
                <text:p>1.345608</text:p>
              </table:table-cell>
              <table:table-cell office:value-type="float" office:value="0.020952">
                <text:p>0.020952</text:p>
              </table:table-cell>
              <table:table-cell office:value-type="float" office:value="0.01632">
                <text:p>0.0163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643">
                <text:p>1.345643</text:p>
              </table:table-cell>
              <table:table-cell office:value-type="float" office:value="0.019474">
                <text:p>0.019474</text:p>
              </table:table-cell>
              <table:table-cell office:value-type="float" office:value="0.016219">
                <text:p>0.01621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284388">
                <text:p>1.284388</text:p>
              </table:table-cell>
              <table:table-cell office:value-type="float" office:value="1.345678">
                <text:p>1.345678</text:p>
              </table:table-cell>
              <table:table-cell office:value-type="float" office:value="0.017628">
                <text:p>0.017628</text:p>
              </table:table-cell>
              <table:table-cell office:value-type="float" office:value="0.014388">
                <text:p>0.0143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284388">
                <text:p>1.284388</text:p>
              </table:table-cell>
              <table:table-cell office:value-type="float" office:value="1.345712">
                <text:p>1.345712</text:p>
              </table:table-cell>
              <table:table-cell office:value-type="float" office:value="0.01595">
                <text:p>0.01595</text:p>
              </table:table-cell>
              <table:table-cell office:value-type="float" office:value="0.014261">
                <text:p>0.01426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746">
                <text:p>1.345746</text:p>
              </table:table-cell>
              <table:table-cell office:value-type="float" office:value="0.01432">
                <text:p>0.01432</text:p>
              </table:table-cell>
              <table:table-cell office:value-type="float" office:value="0.015864">
                <text:p>0.01586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284388">
                <text:p>1.284388</text:p>
              </table:table-cell>
              <table:table-cell office:value-type="float" office:value="1.34578">
                <text:p>1.34578</text:p>
              </table:table-cell>
              <table:table-cell office:value-type="float" office:value="0.012737">
                <text:p>0.012737</text:p>
              </table:table-cell>
              <table:table-cell office:value-type="float" office:value="0.014033">
                <text:p>0.0140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3106">
                <text:p>1.3106</text:p>
              </table:table-cell>
              <table:table-cell office:value-type="float" office:value="1.345813">
                <text:p>1.345813</text:p>
              </table:table-cell>
              <table:table-cell office:value-type="float" office:value="0.011133">
                <text:p>0.011133</text:p>
              </table:table-cell>
              <table:table-cell office:value-type="float" office:value="0.017366">
                <text:p>0.01736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3106">
                <text:p>1.3106</text:p>
              </table:table-cell>
              <table:table-cell office:value-type="float" office:value="1.345846">
                <text:p>1.345846</text:p>
              </table:table-cell>
              <table:table-cell office:value-type="float" office:value="0.010495">
                <text:p>0.010495</text:p>
              </table:table-cell>
              <table:table-cell office:value-type="float" office:value="0.017291">
                <text:p>0.01729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415448">
                <text:p>1.415448</text:p>
              </table:table-cell>
              <table:table-cell office:value-type="float" office:value="1.345879">
                <text:p>1.345879</text:p>
              </table:table-cell>
              <table:table-cell office:value-type="float" office:value="0.010198">
                <text:p>0.010198</text:p>
              </table:table-cell>
              <table:table-cell office:value-type="float" office:value="0.031056">
                <text:p>0.03105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192646">
                <text:p>1.192646</text:p>
              </table:table-cell>
              <table:table-cell office:value-type="float" office:value="1.345912">
                <text:p>1.345912</text:p>
              </table:table-cell>
              <table:table-cell office:value-type="float" office:value="0.009547">
                <text:p>0.009547</text:p>
              </table:table-cell>
              <table:table-cell office:value-type="float" office:value="0.001781">
                <text:p>0.00178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944">
                <text:p>1.345944</text:p>
              </table:table-cell>
              <table:table-cell office:value-type="float" office:value="0.009636">
                <text:p>0.009636</text:p>
              </table:table-cell>
              <table:table-cell office:value-type="float" office:value="0.01877">
                <text:p>0.0187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976">
                <text:p>1.345976</text:p>
              </table:table-cell>
              <table:table-cell office:value-type="float" office:value="0.009657">
                <text:p>0.009657</text:p>
              </table:table-cell>
              <table:table-cell office:value-type="float" office:value="0.020451">
                <text:p>0.02045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008">
                <text:p>1.346008</text:p>
              </table:table-cell>
              <table:table-cell office:value-type="float" office:value="0.009706">
                <text:p>0.009706</text:p>
              </table:table-cell>
              <table:table-cell office:value-type="float" office:value="0.020429">
                <text:p>0.02042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3106">
                <text:p>1.3106</text:p>
              </table:table-cell>
              <table:table-cell office:value-type="float" office:value="1.34604">
                <text:p>1.34604</text:p>
              </table:table-cell>
              <table:table-cell office:value-type="float" office:value="0.011167">
                <text:p>0.011167</text:p>
              </table:table-cell>
              <table:table-cell office:value-type="float" office:value="0.016946">
                <text:p>0.01694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071">
                <text:p>1.346071</text:p>
              </table:table-cell>
              <table:table-cell office:value-type="float" office:value="0.012223">
                <text:p>0.012223</text:p>
              </table:table-cell>
              <table:table-cell office:value-type="float" office:value="0.022061">
                <text:p>0.0220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102">
                <text:p>1.346102</text:p>
              </table:table-cell>
              <table:table-cell office:value-type="float" office:value="0.013018">
                <text:p>0.013018</text:p>
              </table:table-cell>
              <table:table-cell office:value-type="float" office:value="0.018605">
                <text:p>0.0186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133">
                <text:p>1.346133</text:p>
              </table:table-cell>
              <table:table-cell office:value-type="float" office:value="0.014129">
                <text:p>0.014129</text:p>
              </table:table-cell>
              <table:table-cell office:value-type="float" office:value="0.023746">
                <text:p>0.02374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164">
                <text:p>1.346164</text:p>
              </table:table-cell>
              <table:table-cell office:value-type="float" office:value="0.014255">
                <text:p>0.014255</text:p>
              </table:table-cell>
              <table:table-cell office:value-type="float" office:value="0.018586">
                <text:p>0.01858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194">
                <text:p>1.346194</text:p>
              </table:table-cell>
              <table:table-cell office:value-type="float" office:value="0.015292">
                <text:p>0.015292</text:p>
              </table:table-cell>
              <table:table-cell office:value-type="float" office:value="0.020267">
                <text:p>0.02026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224">
                <text:p>1.346224</text:p>
              </table:table-cell>
              <table:table-cell office:value-type="float" office:value="0.016573">
                <text:p>0.016573</text:p>
              </table:table-cell>
              <table:table-cell office:value-type="float" office:value="0.020244">
                <text:p>0.0202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254">
                <text:p>1.346254</text:p>
              </table:table-cell>
              <table:table-cell office:value-type="float" office:value="0.016862">
                <text:p>0.016862</text:p>
              </table:table-cell>
              <table:table-cell office:value-type="float" office:value="0.020221">
                <text:p>0.02022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284">
                <text:p>1.346284</text:p>
              </table:table-cell>
              <table:table-cell office:value-type="float" office:value="0.017166">
                <text:p>0.017166</text:p>
              </table:table-cell>
              <table:table-cell office:value-type="float" office:value="0.020198">
                <text:p>0.02019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3106">
                <text:p>1.3106</text:p>
              </table:table-cell>
              <table:table-cell office:value-type="float" office:value="1.346313">
                <text:p>1.346313</text:p>
              </table:table-cell>
              <table:table-cell office:value-type="float" office:value="0.016959">
                <text:p>0.016959</text:p>
              </table:table-cell>
              <table:table-cell office:value-type="float" office:value="0.016715">
                <text:p>0.0167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343">
                <text:p>1.346343</text:p>
              </table:table-cell>
              <table:table-cell office:value-type="float" office:value="0.016291">
                <text:p>0.016291</text:p>
              </table:table-cell>
              <table:table-cell office:value-type="float" office:value="0.01491">
                <text:p>0.0149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372">
                <text:p>1.346372</text:p>
              </table:table-cell>
              <table:table-cell office:value-type="float" office:value="0.016146">
                <text:p>0.016146</text:p>
              </table:table-cell>
              <table:table-cell office:value-type="float" office:value="0.021729">
                <text:p>0.02172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3106">
                <text:p>1.3106</text:p>
              </table:table-cell>
              <table:table-cell office:value-type="float" office:value="1.3464">
                <text:p>1.3464</text:p>
              </table:table-cell>
              <table:table-cell office:value-type="float" office:value="0.015998">
                <text:p>0.015998</text:p>
              </table:table-cell>
              <table:table-cell office:value-type="float" office:value="0.016542">
                <text:p>0.01654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429">
                <text:p>1.346429</text:p>
              </table:table-cell>
              <table:table-cell office:value-type="float" office:value="0.01597">
                <text:p>0.01597</text:p>
              </table:table-cell>
              <table:table-cell office:value-type="float" office:value="0.021657">
                <text:p>0.02165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3106">
                <text:p>1.3106</text:p>
              </table:table-cell>
              <table:table-cell office:value-type="float" office:value="1.346457">
                <text:p>1.346457</text:p>
              </table:table-cell>
              <table:table-cell office:value-type="float" office:value="0.016079">
                <text:p>0.016079</text:p>
              </table:table-cell>
              <table:table-cell office:value-type="float" office:value="0.01647">
                <text:p>0.0164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485">
                <text:p>1.346485</text:p>
              </table:table-cell>
              <table:table-cell office:value-type="float" office:value="0.015463">
                <text:p>0.015463</text:p>
              </table:table-cell>
              <table:table-cell office:value-type="float" office:value="0.021584">
                <text:p>0.02158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513">
                <text:p>1.346513</text:p>
              </table:table-cell>
              <table:table-cell office:value-type="float" office:value="0.015277">
                <text:p>0.015277</text:p>
              </table:table-cell>
              <table:table-cell office:value-type="float" office:value="0.018128">
                <text:p>0.01812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541">
                <text:p>1.346541</text:p>
              </table:table-cell>
              <table:table-cell office:value-type="float" office:value="0.015241">
                <text:p>0.015241</text:p>
              </table:table-cell>
              <table:table-cell office:value-type="float" office:value="0.018078">
                <text:p>0.01807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568">
                <text:p>1.346568</text:p>
              </table:table-cell>
              <table:table-cell office:value-type="float" office:value="0.015874">
                <text:p>0.015874</text:p>
              </table:table-cell>
              <table:table-cell office:value-type="float" office:value="0.018029">
                <text:p>0.01802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595">
                <text:p>1.346595</text:p>
              </table:table-cell>
              <table:table-cell office:value-type="float" office:value="0.01534">
                <text:p>0.01534</text:p>
              </table:table-cell>
              <table:table-cell office:value-type="float" office:value="0.02144">
                <text:p>0.0214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297494">
                <text:p>1.297494</text:p>
              </table:table-cell>
              <table:table-cell office:value-type="float" office:value="1.346622">
                <text:p>1.346622</text:p>
              </table:table-cell>
              <table:table-cell office:value-type="float" office:value="0.014986">
                <text:p>0.014986</text:p>
              </table:table-cell>
              <table:table-cell office:value-type="float" office:value="0.014523">
                <text:p>0.01452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649">
                <text:p>1.346649</text:p>
              </table:table-cell>
              <table:table-cell office:value-type="float" office:value="0.015274">
                <text:p>0.015274</text:p>
              </table:table-cell>
              <table:table-cell office:value-type="float" office:value="0.021341">
                <text:p>0.02134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676">
                <text:p>1.346676</text:p>
              </table:table-cell>
              <table:table-cell office:value-type="float" office:value="0.014871">
                <text:p>0.014871</text:p>
              </table:table-cell>
              <table:table-cell office:value-type="float" office:value="0.017884">
                <text:p>0.01788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702">
                <text:p>1.346702</text:p>
              </table:table-cell>
              <table:table-cell office:value-type="float" office:value="0.014755">
                <text:p>0.014755</text:p>
              </table:table-cell>
              <table:table-cell office:value-type="float" office:value="0.017835">
                <text:p>0.01783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728">
                <text:p>1.346728</text:p>
              </table:table-cell>
              <table:table-cell office:value-type="float" office:value="0.015083">
                <text:p>0.015083</text:p>
              </table:table-cell>
              <table:table-cell office:value-type="float" office:value="0.019515">
                <text:p>0.01951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754">
                <text:p>1.346754</text:p>
              </table:table-cell>
              <table:table-cell office:value-type="float" office:value="0.015846">
                <text:p>0.015846</text:p>
              </table:table-cell>
              <table:table-cell office:value-type="float" office:value="0.017762">
                <text:p>0.01776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78">
                <text:p>1.34678</text:p>
              </table:table-cell>
              <table:table-cell office:value-type="float" office:value="0.015759">
                <text:p>0.015759</text:p>
              </table:table-cell>
              <table:table-cell office:value-type="float" office:value="0.021172">
                <text:p>0.0211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805">
                <text:p>1.346805</text:p>
              </table:table-cell>
              <table:table-cell office:value-type="float" office:value="0.015476">
                <text:p>0.015476</text:p>
              </table:table-cell>
              <table:table-cell office:value-type="float" office:value="0.021175">
                <text:p>0.02117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831">
                <text:p>1.346831</text:p>
              </table:table-cell>
              <table:table-cell office:value-type="float" office:value="0.015564">
                <text:p>0.015564</text:p>
              </table:table-cell>
              <table:table-cell office:value-type="float" office:value="0.017718">
                <text:p>0.0177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856">
                <text:p>1.346856</text:p>
              </table:table-cell>
              <table:table-cell office:value-type="float" office:value="0.015398">
                <text:p>0.015398</text:p>
              </table:table-cell>
              <table:table-cell office:value-type="float" office:value="0.017669">
                <text:p>0.0176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881">
                <text:p>1.346881</text:p>
              </table:table-cell>
              <table:table-cell office:value-type="float" office:value="0.015204">
                <text:p>0.015204</text:p>
              </table:table-cell>
              <table:table-cell office:value-type="float" office:value="0.019349">
                <text:p>0.01934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905">
                <text:p>1.346905</text:p>
              </table:table-cell>
              <table:table-cell office:value-type="float" office:value="0.014462">
                <text:p>0.014462</text:p>
              </table:table-cell>
              <table:table-cell office:value-type="float" office:value="0.021056">
                <text:p>0.02105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93">
                <text:p>1.34693</text:p>
              </table:table-cell>
              <table:table-cell office:value-type="float" office:value="0.013999">
                <text:p>0.013999</text:p>
              </table:table-cell>
              <table:table-cell office:value-type="float" office:value="0.019328">
                <text:p>0.0193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954">
                <text:p>1.346954</text:p>
              </table:table-cell>
              <table:table-cell office:value-type="float" office:value="0.013553">
                <text:p>0.013553</text:p>
              </table:table-cell>
              <table:table-cell office:value-type="float" office:value="0.019305">
                <text:p>0.01930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978">
                <text:p>1.346978</text:p>
              </table:table-cell>
              <table:table-cell office:value-type="float" office:value="0.012703">
                <text:p>0.012703</text:p>
              </table:table-cell>
              <table:table-cell office:value-type="float" office:value="0.019282">
                <text:p>0.01928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336812">
                <text:p>1.336812</text:p>
              </table:table-cell>
              <table:table-cell office:value-type="float" office:value="1.347002">
                <text:p>1.347002</text:p>
              </table:table-cell>
              <table:table-cell office:value-type="float" office:value="0.012316">
                <text:p>0.012316</text:p>
              </table:table-cell>
              <table:table-cell office:value-type="float" office:value="0.019258">
                <text:p>0.01925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336812">
                <text:p>1.336812</text:p>
              </table:table-cell>
              <table:table-cell office:value-type="float" office:value="1.347026">
                <text:p>1.347026</text:p>
              </table:table-cell>
              <table:table-cell office:value-type="float" office:value="0.011543">
                <text:p>0.011543</text:p>
              </table:table-cell>
              <table:table-cell office:value-type="float" office:value="0.019235">
                <text:p>0.01923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.349918">
                <text:p>1.349918</text:p>
              </table:table-cell>
              <table:table-cell office:value-type="float" office:value="1.34705">
                <text:p>1.34705</text:p>
              </table:table-cell>
              <table:table-cell office:value-type="float" office:value="0.010817">
                <text:p>0.010817</text:p>
              </table:table-cell>
              <table:table-cell office:value-type="float" office:value="0.020941">
                <text:p>0.02094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972">
                <text:p>1.346972</text:p>
              </table:table-cell>
              <table:table-cell office:value-type="float" office:value="0.010287">
                <text:p>0.010287</text:p>
              </table:table-cell>
              <table:table-cell office:value-type="float" office:value="0.019227">
                <text:p>0.01922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788">
                <text:p>1.346788</text:p>
              </table:table-cell>
              <table:table-cell office:value-type="float" office:value="0.010609">
                <text:p>0.010609</text:p>
              </table:table-cell>
              <table:table-cell office:value-type="float" office:value="0.019231">
                <text:p>0.01923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.323706">
                <text:p>1.323706</text:p>
              </table:table-cell>
              <table:table-cell office:value-type="float" office:value="1.3465">
                <text:p>1.3465</text:p>
              </table:table-cell>
              <table:table-cell office:value-type="float" office:value="0.010723">
                <text:p>0.010723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109">
                <text:p>1.346109</text:p>
              </table:table-cell>
              <table:table-cell office:value-type="float" office:value="0.010504">
                <text:p>0.010504</text:p>
              </table:table-cell>
              <table:table-cell office:value-type="float" office:value="0.022715">
                <text:p>0.02271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.37613">
                <text:p>1.37613</text:p>
              </table:table-cell>
              <table:table-cell office:value-type="float" office:value="1.345613">
                <text:p>1.345613</text:p>
              </table:table-cell>
              <table:table-cell office:value-type="float" office:value="0.010554">
                <text:p>0.010554</text:p>
              </table:table-cell>
              <table:table-cell office:value-type="float" office:value="0.024544">
                <text:p>0.02454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363024">
                <text:p>1.363024</text:p>
              </table:table-cell>
              <table:table-cell office:value-type="float" office:value="1.345011">
                <text:p>1.345011</text:p>
              </table:table-cell>
              <table:table-cell office:value-type="float" office:value="0.010993">
                <text:p>0.010993</text:p>
              </table:table-cell>
              <table:table-cell office:value-type="float" office:value="0.022955">
                <text:p>0.02295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306">
                <text:p>1.344306</text:p>
              </table:table-cell>
              <table:table-cell office:value-type="float" office:value="0.012016">
                <text:p>0.012016</text:p>
              </table:table-cell>
              <table:table-cell office:value-type="float" office:value="0.023084">
                <text:p>0.02308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.37613">
                <text:p>1.37613</text:p>
              </table:table-cell>
              <table:table-cell office:value-type="float" office:value="1.343499">
                <text:p>1.343499</text:p>
              </table:table-cell>
              <table:table-cell office:value-type="float" office:value="0.013593">
                <text:p>0.013593</text:p>
              </table:table-cell>
              <table:table-cell office:value-type="float" office:value="0.024958">
                <text:p>0.0249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37613">
                <text:p>1.37613</text:p>
              </table:table-cell>
              <table:table-cell office:value-type="float" office:value="1.342589">
                <text:p>1.342589</text:p>
              </table:table-cell>
              <table:table-cell office:value-type="float" office:value="0.014361">
                <text:p>0.014361</text:p>
              </table:table-cell>
              <table:table-cell office:value-type="float" office:value="0.025143">
                <text:p>0.02514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1577">
                <text:p>1.341577</text:p>
              </table:table-cell>
              <table:table-cell office:value-type="float" office:value="0.015284">
                <text:p>0.015284</text:p>
              </table:table-cell>
              <table:table-cell office:value-type="float" office:value="0.023614">
                <text:p>0.02361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37613">
                <text:p>1.37613</text:p>
              </table:table-cell>
              <table:table-cell office:value-type="float" office:value="1.340465">
                <text:p>1.340465</text:p>
              </table:table-cell>
              <table:table-cell office:value-type="float" office:value="0.015782">
                <text:p>0.015782</text:p>
              </table:table-cell>
              <table:table-cell office:value-type="float" office:value="0.025534">
                <text:p>0.02553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37613">
                <text:p>1.37613</text:p>
              </table:table-cell>
              <table:table-cell office:value-type="float" office:value="1.339252">
                <text:p>1.339252</text:p>
              </table:table-cell>
              <table:table-cell office:value-type="float" office:value="0.016192">
                <text:p>0.016192</text:p>
              </table:table-cell>
              <table:table-cell office:value-type="float" office:value="0.025765">
                <text:p>0.02576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.363024">
                <text:p>1.363024</text:p>
              </table:table-cell>
              <table:table-cell office:value-type="float" office:value="1.33794">
                <text:p>1.33794</text:p>
              </table:table-cell>
              <table:table-cell office:value-type="float" office:value="0.016181">
                <text:p>0.016181</text:p>
              </table:table-cell>
              <table:table-cell office:value-type="float" office:value="0.024282">
                <text:p>0.02428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.363024">
                <text:p>1.363024</text:p>
              </table:table-cell>
              <table:table-cell office:value-type="float" office:value="1.33653">
                <text:p>1.33653</text:p>
              </table:table-cell>
              <table:table-cell office:value-type="float" office:value="0.016463">
                <text:p>0.016463</text:p>
              </table:table-cell>
              <table:table-cell office:value-type="float" office:value="0.024518">
                <text:p>0.02451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.349918">
                <text:p>1.349918</text:p>
              </table:table-cell>
              <table:table-cell office:value-type="float" office:value="1.335023">
                <text:p>1.335023</text:p>
              </table:table-cell>
              <table:table-cell office:value-type="float" office:value="0.016634">
                <text:p>0.016634</text:p>
              </table:table-cell>
              <table:table-cell office:value-type="float" office:value="0.02304">
                <text:p>0.0230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363024">
                <text:p>1.363024</text:p>
              </table:table-cell>
              <table:table-cell office:value-type="float" office:value="1.333421">
                <text:p>1.333421</text:p>
              </table:table-cell>
              <table:table-cell office:value-type="float" office:value="0.01657">
                <text:p>0.01657</text:p>
              </table:table-cell>
              <table:table-cell office:value-type="float" office:value="0.025012">
                <text:p>0.02501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.37613">
                <text:p>1.37613</text:p>
              </table:table-cell>
              <table:table-cell office:value-type="float" office:value="1.331723">
                <text:p>1.331723</text:p>
              </table:table-cell>
              <table:table-cell office:value-type="float" office:value="0.016261">
                <text:p>0.016261</text:p>
              </table:table-cell>
              <table:table-cell office:value-type="float" office:value="0.027025">
                <text:p>0.0270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389236">
                <text:p>1.389236</text:p>
              </table:table-cell>
              <table:table-cell office:value-type="float" office:value="1.32993">
                <text:p>1.32993</text:p>
              </table:table-cell>
              <table:table-cell office:value-type="float" office:value="0.015975">
                <text:p>0.015975</text:p>
              </table:table-cell>
              <table:table-cell office:value-type="float" office:value="0.02908">
                <text:p>0.0290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.389236">
                <text:p>1.389236</text:p>
              </table:table-cell>
              <table:table-cell office:value-type="float" office:value="1.32804">
                <text:p>1.32804</text:p>
              </table:table-cell>
              <table:table-cell office:value-type="float" office:value="0.016791">
                <text:p>0.016791</text:p>
              </table:table-cell>
              <table:table-cell office:value-type="float" office:value="0.029448">
                <text:p>0.02944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363024">
                <text:p>1.363024</text:p>
              </table:table-cell>
              <table:table-cell office:value-type="float" office:value="1.326056">
                <text:p>1.326056</text:p>
              </table:table-cell>
              <table:table-cell office:value-type="float" office:value="0.018046">
                <text:p>0.018046</text:p>
              </table:table-cell>
              <table:table-cell office:value-type="float" office:value="0.026373">
                <text:p>0.02637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389236">
                <text:p>1.389236</text:p>
              </table:table-cell>
              <table:table-cell office:value-type="float" office:value="1.323979">
                <text:p>1.323979</text:p>
              </table:table-cell>
              <table:table-cell office:value-type="float" office:value="0.018582">
                <text:p>0.018582</text:p>
              </table:table-cell>
              <table:table-cell office:value-type="float" office:value="0.030181">
                <text:p>0.03018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.389236">
                <text:p>1.389236</text:p>
              </table:table-cell>
              <table:table-cell office:value-type="float" office:value="1.321808">
                <text:p>1.321808</text:p>
              </table:table-cell>
              <table:table-cell office:value-type="float" office:value="0.019225">
                <text:p>0.019225</text:p>
              </table:table-cell>
              <table:table-cell office:value-type="float" office:value="0.030598">
                <text:p>0.03059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.37613">
                <text:p>1.37613</text:p>
              </table:table-cell>
              <table:table-cell office:value-type="float" office:value="1.319544">
                <text:p>1.319544</text:p>
              </table:table-cell>
              <table:table-cell office:value-type="float" office:value="0.020139">
                <text:p>0.020139</text:p>
              </table:table-cell>
              <table:table-cell office:value-type="float" office:value="0.029302">
                <text:p>0.02930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.37613">
                <text:p>1.37613</text:p>
              </table:table-cell>
              <table:table-cell office:value-type="float" office:value="1.317189">
                <text:p>1.317189</text:p>
              </table:table-cell>
              <table:table-cell office:value-type="float" office:value="0.020497">
                <text:p>0.020497</text:p>
              </table:table-cell>
              <table:table-cell office:value-type="float" office:value="0.029726">
                <text:p>0.02972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.389236">
                <text:p>1.389236</text:p>
              </table:table-cell>
              <table:table-cell office:value-type="float" office:value="1.314743">
                <text:p>1.314743</text:p>
              </table:table-cell>
              <table:table-cell office:value-type="float" office:value="0.021293">
                <text:p>0.021293</text:p>
              </table:table-cell>
              <table:table-cell office:value-type="float" office:value="0.031896">
                <text:p>0.03189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.389236">
                <text:p>1.389236</text:p>
              </table:table-cell>
              <table:table-cell office:value-type="float" office:value="1.312206">
                <text:p>1.312206</text:p>
              </table:table-cell>
              <table:table-cell office:value-type="float" office:value="0.022027">
                <text:p>0.022027</text:p>
              </table:table-cell>
              <table:table-cell office:value-type="float" office:value="0.03238">
                <text:p>0.0323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389236">
                <text:p>1.389236</text:p>
              </table:table-cell>
              <table:table-cell office:value-type="float" office:value="1.30958">
                <text:p>1.30958</text:p>
              </table:table-cell>
              <table:table-cell office:value-type="float" office:value="0.022931">
                <text:p>0.022931</text:p>
              </table:table-cell>
              <table:table-cell office:value-type="float" office:value="0.032881">
                <text:p>0.03288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37613">
                <text:p>1.37613</text:p>
              </table:table-cell>
              <table:table-cell office:value-type="float" office:value="1.306863">
                <text:p>1.306863</text:p>
              </table:table-cell>
              <table:table-cell office:value-type="float" office:value="0.023382">
                <text:p>0.023382</text:p>
              </table:table-cell>
              <table:table-cell office:value-type="float" office:value="0.031669">
                <text:p>0.03166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37613">
                <text:p>1.37613</text:p>
              </table:table-cell>
              <table:table-cell office:value-type="float" office:value="1.304058">
                <text:p>1.304058</text:p>
              </table:table-cell>
              <table:table-cell office:value-type="float" office:value="0.024429">
                <text:p>0.024429</text:p>
              </table:table-cell>
              <table:table-cell office:value-type="float" office:value="0.032178">
                <text:p>0.03217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.37613">
                <text:p>1.37613</text:p>
              </table:table-cell>
              <table:table-cell office:value-type="float" office:value="1.301166">
                <text:p>1.301166</text:p>
              </table:table-cell>
              <table:table-cell office:value-type="float" office:value="0.025521">
                <text:p>0.025521</text:p>
              </table:table-cell>
              <table:table-cell office:value-type="float" office:value="0.032704">
                <text:p>0.03270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.402342">
                <text:p>1.402342</text:p>
              </table:table-cell>
              <table:table-cell office:value-type="float" office:value="1.298188">
                <text:p>1.298188</text:p>
              </table:table-cell>
              <table:table-cell office:value-type="float" office:value="0.026476">
                <text:p>0.026476</text:p>
              </table:table-cell>
              <table:table-cell office:value-type="float" office:value="0.036707">
                <text:p>0.03670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389236">
                <text:p>1.389236</text:p>
              </table:table-cell>
              <table:table-cell office:value-type="float" office:value="1.295122">
                <text:p>1.295122</text:p>
              </table:table-cell>
              <table:table-cell office:value-type="float" office:value="0.02788">
                <text:p>0.02788</text:p>
              </table:table-cell>
              <table:table-cell office:value-type="float" office:value="0.03559">
                <text:p>0.0355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.389236">
                <text:p>1.389236</text:p>
              </table:table-cell>
              <table:table-cell office:value-type="float" office:value="1.291971">
                <text:p>1.291971</text:p>
              </table:table-cell>
              <table:table-cell office:value-type="float" office:value="0.029002">
                <text:p>0.029002</text:p>
              </table:table-cell>
              <table:table-cell office:value-type="float" office:value="0.036194">
                <text:p>0.03619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37613">
                <text:p>1.37613</text:p>
              </table:table-cell>
              <table:table-cell office:value-type="float" office:value="1.288734">
                <text:p>1.288734</text:p>
              </table:table-cell>
              <table:table-cell office:value-type="float" office:value="0.030627">
                <text:p>0.030627</text:p>
              </table:table-cell>
              <table:table-cell office:value-type="float" office:value="0.035086">
                <text:p>0.03508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.415448">
                <text:p>1.415448</text:p>
              </table:table-cell>
              <table:table-cell office:value-type="float" office:value="1.285414">
                <text:p>1.285414</text:p>
              </table:table-cell>
              <table:table-cell office:value-type="float" office:value="0.031694">
                <text:p>0.031694</text:p>
              </table:table-cell>
              <table:table-cell office:value-type="float" office:value="0.040889">
                <text:p>0.04088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.428554">
                <text:p>1.428554</text:p>
              </table:table-cell>
              <table:table-cell office:value-type="float" office:value="1.282007">
                <text:p>1.282007</text:p>
              </table:table-cell>
              <table:table-cell office:value-type="float" office:value="0.033084">
                <text:p>0.033084</text:p>
              </table:table-cell>
              <table:table-cell office:value-type="float" office:value="0.043328">
                <text:p>0.04332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.363024">
                <text:p>1.363024</text:p>
              </table:table-cell>
              <table:table-cell office:value-type="float" office:value="1.278515">
                <text:p>1.278515</text:p>
              </table:table-cell>
              <table:table-cell office:value-type="float" office:value="0.034766">
                <text:p>0.034766</text:p>
              </table:table-cell>
              <table:table-cell office:value-type="float" office:value="0.035432">
                <text:p>0.03543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389236">
                <text:p>1.389236</text:p>
              </table:table-cell>
              <table:table-cell office:value-type="float" office:value="1.274942">
                <text:p>1.274942</text:p>
              </table:table-cell>
              <table:table-cell office:value-type="float" office:value="0.036248">
                <text:p>0.036248</text:p>
              </table:table-cell>
              <table:table-cell office:value-type="float" office:value="0.039533">
                <text:p>0.0395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402342">
                <text:p>1.402342</text:p>
              </table:table-cell>
              <table:table-cell office:value-type="float" office:value="1.271287">
                <text:p>1.271287</text:p>
              </table:table-cell>
              <table:table-cell office:value-type="float" office:value="0.037903">
                <text:p>0.037903</text:p>
              </table:table-cell>
              <table:table-cell office:value-type="float" office:value="0.041974">
                <text:p>0.04197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389236">
                <text:p>1.389236</text:p>
              </table:table-cell>
              <table:table-cell office:value-type="float" office:value="1.267549">
                <text:p>1.267549</text:p>
              </table:table-cell>
              <table:table-cell office:value-type="float" office:value="0.039185">
                <text:p>0.03918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402342">
                <text:p>1.402342</text:p>
              </table:table-cell>
              <table:table-cell office:value-type="float" office:value="1.263731">
                <text:p>1.263731</text:p>
              </table:table-cell>
              <table:table-cell office:value-type="float" office:value="0.041057">
                <text:p>0.041057</text:p>
              </table:table-cell>
              <table:table-cell office:value-type="float" office:value="0.043477">
                <text:p>0.04347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.389236">
                <text:p>1.389236</text:p>
              </table:table-cell>
              <table:table-cell office:value-type="float" office:value="1.259833">
                <text:p>1.259833</text:p>
              </table:table-cell>
              <table:table-cell office:value-type="float" office:value="0.043135">
                <text:p>0.043135</text:p>
              </table:table-cell>
              <table:table-cell office:value-type="float" office:value="0.042539">
                <text:p>0.04253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363024">
                <text:p>1.363024</text:p>
              </table:table-cell>
              <table:table-cell office:value-type="float" office:value="1.255854">
                <text:p>1.255854</text:p>
              </table:table-cell>
              <table:table-cell office:value-type="float" office:value="0.044895">
                <text:p>0.044895</text:p>
              </table:table-cell>
              <table:table-cell office:value-type="float" office:value="0.039863">
                <text:p>0.03986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402342">
                <text:p>1.402342</text:p>
              </table:table-cell>
              <table:table-cell office:value-type="float" office:value="1.2518">
                <text:p>1.2518</text:p>
              </table:table-cell>
              <table:table-cell office:value-type="float" office:value="0.046965">
                <text:p>0.046965</text:p>
              </table:table-cell>
              <table:table-cell office:value-type="float" office:value="0.045802">
                <text:p>0.04580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.37613">
                <text:p>1.37613</text:p>
              </table:table-cell>
              <table:table-cell office:value-type="float" office:value="1.247666">
                <text:p>1.247666</text:p>
              </table:table-cell>
              <table:table-cell office:value-type="float" office:value="0.048983">
                <text:p>0.048983</text:p>
              </table:table-cell>
              <table:table-cell office:value-type="float" office:value="0.043189">
                <text:p>0.04318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363024">
                <text:p>1.363024</text:p>
              </table:table-cell>
              <table:table-cell office:value-type="float" office:value="1.243455">
                <text:p>1.243455</text:p>
              </table:table-cell>
              <table:table-cell office:value-type="float" office:value="0.051345">
                <text:p>0.051345</text:p>
              </table:table-cell>
              <table:table-cell office:value-type="float" office:value="0.042272">
                <text:p>0.04227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37613">
                <text:p>1.37613</text:p>
              </table:table-cell>
              <table:table-cell office:value-type="float" office:value="1.239168">
                <text:p>1.239168</text:p>
              </table:table-cell>
              <table:table-cell office:value-type="float" office:value="0.053088">
                <text:p>0.053088</text:p>
              </table:table-cell>
              <table:table-cell office:value-type="float" office:value="0.044807">
                <text:p>0.04480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37613">
                <text:p>1.37613</text:p>
              </table:table-cell>
              <table:table-cell office:value-type="float" office:value="1.234807">
                <text:p>1.234807</text:p>
              </table:table-cell>
              <table:table-cell office:value-type="float" office:value="0.054092">
                <text:p>0.054092</text:p>
              </table:table-cell>
              <table:table-cell office:value-type="float" office:value="0.045656">
                <text:p>0.04565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349918">
                <text:p>1.349918</text:p>
              </table:table-cell>
              <table:table-cell office:value-type="float" office:value="1.230371">
                <text:p>1.230371</text:p>
              </table:table-cell>
              <table:table-cell office:value-type="float" office:value="0.055523">
                <text:p>0.055523</text:p>
              </table:table-cell>
              <table:table-cell office:value-type="float" office:value="0.043065">
                <text:p>0.04306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349918">
                <text:p>1.349918</text:p>
              </table:table-cell>
              <table:table-cell office:value-type="float" office:value="1.225863">
                <text:p>1.225863</text:p>
              </table:table-cell>
              <table:table-cell office:value-type="float" office:value="0.056791">
                <text:p>0.056791</text:p>
              </table:table-cell>
              <table:table-cell office:value-type="float" office:value="0.043899">
                <text:p>0.04389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.363024">
                <text:p>1.363024</text:p>
              </table:table-cell>
              <table:table-cell office:value-type="float" office:value="1.221284">
                <text:p>1.221284</text:p>
              </table:table-cell>
              <table:table-cell office:value-type="float" office:value="0.058945">
                <text:p>0.058945</text:p>
              </table:table-cell>
              <table:table-cell office:value-type="float" office:value="0.046481">
                <text:p>0.04648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349918">
                <text:p>1.349918</text:p>
              </table:table-cell>
              <table:table-cell office:value-type="float" office:value="1.216633">
                <text:p>1.216633</text:p>
              </table:table-cell>
              <table:table-cell office:value-type="float" office:value="0.061131">
                <text:p>0.061131</text:p>
              </table:table-cell>
              <table:table-cell office:value-type="float" office:value="0.045649">
                <text:p>0.04564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402342">
                <text:p>1.402342</text:p>
              </table:table-cell>
              <table:table-cell office:value-type="float" office:value="1.211912">
                <text:p>1.211912</text:p>
              </table:table-cell>
              <table:table-cell office:value-type="float" office:value="0.063475">
                <text:p>0.063475</text:p>
              </table:table-cell>
              <table:table-cell office:value-type="float" office:value="0.053458">
                <text:p>0.05345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297494">
                <text:p>1.297494</text:p>
              </table:table-cell>
              <table:table-cell office:value-type="float" office:value="1.207117">
                <text:p>1.207117</text:p>
              </table:table-cell>
              <table:table-cell office:value-type="float" office:value="0.065771">
                <text:p>0.065771</text:p>
              </table:table-cell>
              <table:table-cell office:value-type="float" office:value="0.040632">
                <text:p>0.0406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.323706">
                <text:p>1.323706</text:p>
              </table:table-cell>
              <table:table-cell office:value-type="float" office:value="1.202257">
                <text:p>1.202257</text:p>
              </table:table-cell>
              <table:table-cell office:value-type="float" office:value="0.068126">
                <text:p>0.068126</text:p>
              </table:table-cell>
              <table:table-cell office:value-type="float" office:value="0.044915">
                <text:p>0.04491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.336812">
                <text:p>1.336812</text:p>
              </table:table-cell>
              <table:table-cell office:value-type="float" office:value="1.19733">
                <text:p>1.19733</text:p>
              </table:table-cell>
              <table:table-cell office:value-type="float" office:value="0.070701">
                <text:p>0.070701</text:p>
              </table:table-cell>
              <table:table-cell office:value-type="float" office:value="0.047538">
                <text:p>0.04753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349918">
                <text:p>1.349918</text:p>
              </table:table-cell>
              <table:table-cell office:value-type="float" office:value="1.192337">
                <text:p>1.192337</text:p>
              </table:table-cell>
              <table:table-cell office:value-type="float" office:value="0.072675">
                <text:p>0.072675</text:p>
              </table:table-cell>
              <table:table-cell office:value-type="float" office:value="0.050206">
                <text:p>0.05020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349918">
                <text:p>1.349918</text:p>
              </table:table-cell>
              <table:table-cell office:value-type="float" office:value="1.187276">
                <text:p>1.187276</text:p>
              </table:table-cell>
              <table:table-cell office:value-type="float" office:value="0.074506">
                <text:p>0.074506</text:p>
              </table:table-cell>
              <table:table-cell office:value-type="float" office:value="0.051189">
                <text:p>0.05118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.271282">
                <text:p>1.271282</text:p>
              </table:table-cell>
              <table:table-cell office:value-type="float" office:value="1.182148">
                <text:p>1.182148</text:p>
              </table:table-cell>
              <table:table-cell office:value-type="float" office:value="0.076018">
                <text:p>0.076018</text:p>
              </table:table-cell>
              <table:table-cell office:value-type="float" office:value="0.041811">
                <text:p>0.0418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297494">
                <text:p>1.297494</text:p>
              </table:table-cell>
              <table:table-cell office:value-type="float" office:value="1.17696">
                <text:p>1.17696</text:p>
              </table:table-cell>
              <table:table-cell office:value-type="float" office:value="0.077737">
                <text:p>0.077737</text:p>
              </table:table-cell>
              <table:table-cell office:value-type="float" office:value="0.046134">
                <text:p>0.04613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297494">
                <text:p>1.297494</text:p>
              </table:table-cell>
              <table:table-cell office:value-type="float" office:value="1.17171">
                <text:p>1.17171</text:p>
              </table:table-cell>
              <table:table-cell office:value-type="float" office:value="0.079236">
                <text:p>0.079236</text:p>
              </table:table-cell>
              <table:table-cell office:value-type="float" office:value="0.047068">
                <text:p>0.04706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.284388">
                <text:p>1.284388</text:p>
              </table:table-cell>
              <table:table-cell office:value-type="float" office:value="1.166398">
                <text:p>1.166398</text:p>
              </table:table-cell>
              <table:table-cell office:value-type="float" office:value="0.080474">
                <text:p>0.080474</text:p>
              </table:table-cell>
              <table:table-cell office:value-type="float" office:value="0.046291">
                <text:p>0.04629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297494">
                <text:p>1.297494</text:p>
              </table:table-cell>
              <table:table-cell office:value-type="float" office:value="1.161027">
                <text:p>1.161027</text:p>
              </table:table-cell>
              <table:table-cell office:value-type="float" office:value="0.082087">
                <text:p>0.082087</text:p>
              </table:table-cell>
              <table:table-cell office:value-type="float" office:value="0.048966">
                <text:p>0.04896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.271282">
                <text:p>1.271282</text:p>
              </table:table-cell>
              <table:table-cell office:value-type="float" office:value="1.155596">
                <text:p>1.155596</text:p>
              </table:table-cell>
              <table:table-cell office:value-type="float" office:value="0.083459">
                <text:p>0.083459</text:p>
              </table:table-cell>
              <table:table-cell office:value-type="float" office:value="0.046496">
                <text:p>0.04649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271282">
                <text:p>1.271282</text:p>
              </table:table-cell>
              <table:table-cell office:value-type="float" office:value="1.150107">
                <text:p>1.150107</text:p>
              </table:table-cell>
              <table:table-cell office:value-type="float" office:value="0.083339">
                <text:p>0.083339</text:p>
              </table:table-cell>
              <table:table-cell office:value-type="float" office:value="0.047452">
                <text:p>0.04745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271282">
                <text:p>1.271282</text:p>
              </table:table-cell>
              <table:table-cell office:value-type="float" office:value="1.14456">
                <text:p>1.14456</text:p>
              </table:table-cell>
              <table:table-cell office:value-type="float" office:value="0.083265">
                <text:p>0.083265</text:p>
              </table:table-cell>
              <table:table-cell office:value-type="float" office:value="0.048426">
                <text:p>0.04842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258176">
                <text:p>1.258176</text:p>
              </table:table-cell>
              <table:table-cell office:value-type="float" office:value="1.138957">
                <text:p>1.138957</text:p>
              </table:table-cell>
              <table:table-cell office:value-type="float" office:value="0.082795">
                <text:p>0.082795</text:p>
              </table:table-cell>
              <table:table-cell office:value-type="float" office:value="0.04769">
                <text:p>0.0476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231964">
                <text:p>1.231964</text:p>
              </table:table-cell>
              <table:table-cell office:value-type="float" office:value="1.133298">
                <text:p>1.133298</text:p>
              </table:table-cell>
              <table:table-cell office:value-type="float" office:value="0.082053">
                <text:p>0.082053</text:p>
              </table:table-cell>
              <table:table-cell office:value-type="float" office:value="0.045215">
                <text:p>0.04521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24507">
                <text:p>1.24507</text:p>
              </table:table-cell>
              <table:table-cell office:value-type="float" office:value="1.127586">
                <text:p>1.127586</text:p>
              </table:table-cell>
              <table:table-cell office:value-type="float" office:value="0.081193">
                <text:p>0.081193</text:p>
              </table:table-cell>
              <table:table-cell office:value-type="float" office:value="0.047896">
                <text:p>0.04789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24507">
                <text:p>1.24507</text:p>
              </table:table-cell>
              <table:table-cell office:value-type="float" office:value="1.121821">
                <text:p>1.121821</text:p>
              </table:table-cell>
              <table:table-cell office:value-type="float" office:value="0.079829">
                <text:p>0.079829</text:p>
              </table:table-cell>
              <table:table-cell office:value-type="float" office:value="0.048892">
                <text:p>0.04889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231964">
                <text:p>1.231964</text:p>
              </table:table-cell>
              <table:table-cell office:value-type="float" office:value="1.116003">
                <text:p>1.116003</text:p>
              </table:table-cell>
              <table:table-cell office:value-type="float" office:value="0.079088">
                <text:p>0.079088</text:p>
              </table:table-cell>
              <table:table-cell office:value-type="float" office:value="0.048177">
                <text:p>0.04817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.231964">
                <text:p>1.231964</text:p>
              </table:table-cell>
              <table:table-cell office:value-type="float" office:value="1.110133">
                <text:p>1.110133</text:p>
              </table:table-cell>
              <table:table-cell office:value-type="float" office:value="0.0783">
                <text:p>0.0783</text:p>
              </table:table-cell>
              <table:table-cell office:value-type="float" office:value="0.049183">
                <text:p>0.04918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.231964">
                <text:p>1.231964</text:p>
              </table:table-cell>
              <table:table-cell office:value-type="float" office:value="1.104212">
                <text:p>1.104212</text:p>
              </table:table-cell>
              <table:table-cell office:value-type="float" office:value="0.077455">
                <text:p>0.077455</text:p>
              </table:table-cell>
              <table:table-cell office:value-type="float" office:value="0.050209">
                <text:p>0.05020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231964">
                <text:p>1.231964</text:p>
              </table:table-cell>
              <table:table-cell office:value-type="float" office:value="1.09824">
                <text:p>1.09824</text:p>
              </table:table-cell>
              <table:table-cell office:value-type="float" office:value="0.077024">
                <text:p>0.077024</text:p>
              </table:table-cell>
              <table:table-cell office:value-type="float" office:value="0.051252">
                <text:p>0.05125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24507">
                <text:p>1.24507</text:p>
              </table:table-cell>
              <table:table-cell office:value-type="float" office:value="1.092218">
                <text:p>1.092218</text:p>
              </table:table-cell>
              <table:table-cell office:value-type="float" office:value="0.075999">
                <text:p>0.075999</text:p>
              </table:table-cell>
              <table:table-cell office:value-type="float" office:value="0.054045">
                <text:p>0.05404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231964">
                <text:p>1.231964</text:p>
              </table:table-cell>
              <table:table-cell office:value-type="float" office:value="1.086145">
                <text:p>1.086145</text:p>
              </table:table-cell>
              <table:table-cell office:value-type="float" office:value="0.075005">
                <text:p>0.075005</text:p>
              </table:table-cell>
              <table:table-cell office:value-type="float" office:value="0.053422">
                <text:p>0.0534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231964">
                <text:p>1.231964</text:p>
              </table:table-cell>
              <table:table-cell office:value-type="float" office:value="1.080023">
                <text:p>1.080023</text:p>
              </table:table-cell>
              <table:table-cell office:value-type="float" office:value="0.074603">
                <text:p>0.074603</text:p>
              </table:table-cell>
              <table:table-cell office:value-type="float" office:value="0.054522">
                <text:p>0.05452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284388">
                <text:p>1.284388</text:p>
              </table:table-cell>
              <table:table-cell office:value-type="float" office:value="1.073851">
                <text:p>1.073851</text:p>
              </table:table-cell>
              <table:table-cell office:value-type="float" office:value="0.074733">
                <text:p>0.074733</text:p>
              </table:table-cell>
              <table:table-cell office:value-type="float" office:value="0.062561">
                <text:p>0.06256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17954">
                <text:p>1.17954</text:p>
              </table:table-cell>
              <table:table-cell office:value-type="float" office:value="1.067626">
                <text:p>1.067626</text:p>
              </table:table-cell>
              <table:table-cell office:value-type="float" office:value="0.075433">
                <text:p>0.075433</text:p>
              </table:table-cell>
              <table:table-cell office:value-type="float" office:value="0.049963">
                <text:p>0.04996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.231964">
                <text:p>1.231964</text:p>
              </table:table-cell>
              <table:table-cell office:value-type="float" office:value="1.061357">
                <text:p>1.061357</text:p>
              </table:table-cell>
              <table:table-cell office:value-type="float" office:value="0.076773">
                <text:p>0.076773</text:p>
              </table:table-cell>
              <table:table-cell office:value-type="float" office:value="0.057935">
                <text:p>0.05793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.24507">
                <text:p>1.24507</text:p>
              </table:table-cell>
              <table:table-cell office:value-type="float" office:value="1.05504">
                <text:p>1.05504</text:p>
              </table:table-cell>
              <table:table-cell office:value-type="float" office:value="0.078198">
                <text:p>0.078198</text:p>
              </table:table-cell>
              <table:table-cell office:value-type="float" office:value="0.06084">
                <text:p>0.0608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.258176">
                <text:p>1.258176</text:p>
              </table:table-cell>
              <table:table-cell office:value-type="float" office:value="1.048674">
                <text:p>1.048674</text:p>
              </table:table-cell>
              <table:table-cell office:value-type="float" office:value="0.079527">
                <text:p>0.079527</text:p>
              </table:table-cell>
              <table:table-cell office:value-type="float" office:value="0.06379">
                <text:p>0.0637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218858">
                <text:p>1.218858</text:p>
              </table:table-cell>
              <table:table-cell office:value-type="float" office:value="1.042259">
                <text:p>1.042259</text:p>
              </table:table-cell>
              <table:table-cell office:value-type="float" office:value="0.080622">
                <text:p>0.080622</text:p>
              </table:table-cell>
              <table:table-cell office:value-type="float" office:value="0.059866">
                <text:p>0.05986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24507">
                <text:p>1.24507</text:p>
              </table:table-cell>
              <table:table-cell office:value-type="float" office:value="1.035798">
                <text:p>1.035798</text:p>
              </table:table-cell>
              <table:table-cell office:value-type="float" office:value="0.082381">
                <text:p>0.082381</text:p>
              </table:table-cell>
              <table:table-cell office:value-type="float" office:value="0.064532">
                <text:p>0.0645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.192646">
                <text:p>1.192646</text:p>
              </table:table-cell>
              <table:table-cell office:value-type="float" office:value="1.02929">
                <text:p>1.02929</text:p>
              </table:table-cell>
              <table:table-cell office:value-type="float" office:value="0.084304">
                <text:p>0.084304</text:p>
              </table:table-cell>
              <table:table-cell office:value-type="float" office:value="0.05889">
                <text:p>0.0588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.218858">
                <text:p>1.218858</text:p>
              </table:table-cell>
              <table:table-cell office:value-type="float" office:value="1.022738">
                <text:p>1.022738</text:p>
              </table:table-cell>
              <table:table-cell office:value-type="float" office:value="0.086644">
                <text:p>0.086644</text:p>
              </table:table-cell>
              <table:table-cell office:value-type="float" office:value="0.063541">
                <text:p>0.06354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.205752">
                <text:p>1.205752</text:p>
              </table:table-cell>
              <table:table-cell office:value-type="float" office:value="1.016141">
                <text:p>1.016141</text:p>
              </table:table-cell>
              <table:table-cell office:value-type="float" office:value="0.089319">
                <text:p>0.089319</text:p>
              </table:table-cell>
              <table:table-cell office:value-type="float" office:value="0.063074">
                <text:p>0.06307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218858">
                <text:p>1.218858</text:p>
              </table:table-cell>
              <table:table-cell office:value-type="float" office:value="1.009501">
                <text:p>1.009501</text:p>
              </table:table-cell>
              <table:table-cell office:value-type="float" office:value="0.092535">
                <text:p>0.092535</text:p>
              </table:table-cell>
              <table:table-cell office:value-type="float" office:value="0.06606">
                <text:p>0.0660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17954">
                <text:p>1.17954</text:p>
              </table:table-cell>
              <table:table-cell office:value-type="float" office:value="1.002816">
                <text:p>1.002816</text:p>
              </table:table-cell>
              <table:table-cell office:value-type="float" office:value="0.096276">
                <text:p>0.096276</text:p>
              </table:table-cell>
              <table:table-cell office:value-type="float" office:value="0.062171">
                <text:p>0.06217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205752">
                <text:p>1.205752</text:p>
              </table:table-cell>
              <table:table-cell office:value-type="float" office:value="0.996091">
                <text:p>0.996091</text:p>
              </table:table-cell>
              <table:table-cell office:value-type="float" office:value="0.100495">
                <text:p>0.100495</text:p>
              </table:table-cell>
              <table:table-cell office:value-type="float" office:value="0.066872">
                <text:p>0.06687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.205752">
                <text:p>1.205752</text:p>
              </table:table-cell>
              <table:table-cell office:value-type="float" office:value="0.989323">
                <text:p>0.989323</text:p>
              </table:table-cell>
              <table:table-cell office:value-type="float" office:value="0.104741">
                <text:p>0.104741</text:p>
              </table:table-cell>
              <table:table-cell office:value-type="float" office:value="0.068185">
                <text:p>0.06818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.17954">
                <text:p>1.17954</text:p>
              </table:table-cell>
              <table:table-cell office:value-type="float" office:value="0.982514">
                <text:p>0.982514</text:p>
              </table:table-cell>
              <table:table-cell office:value-type="float" office:value="0.108354">
                <text:p>0.108354</text:p>
              </table:table-cell>
              <table:table-cell office:value-type="float" office:value="0.066056">
                <text:p>0.06605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166434">
                <text:p>1.166434</text:p>
              </table:table-cell>
              <table:table-cell office:value-type="float" office:value="0.975664">
                <text:p>0.975664</text:p>
              </table:table-cell>
              <table:table-cell office:value-type="float" office:value="0.111416">
                <text:p>0.111416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192646">
                <text:p>1.192646</text:p>
              </table:table-cell>
              <table:table-cell office:value-type="float" office:value="0.968776">
                <text:p>0.968776</text:p>
              </table:table-cell>
              <table:table-cell office:value-type="float" office:value="0.113729">
                <text:p>0.113729</text:p>
              </table:table-cell>
              <table:table-cell office:value-type="float" office:value="0.070375">
                <text:p>0.0703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127116">
                <text:p>1.127116</text:p>
              </table:table-cell>
              <table:table-cell office:value-type="float" office:value="0.961848">
                <text:p>0.961848</text:p>
              </table:table-cell>
              <table:table-cell office:value-type="float" office:value="0.115677">
                <text:p>0.115677</text:p>
              </table:table-cell>
              <table:table-cell office:value-type="float" office:value="0.063088">
                <text:p>0.06308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127116">
                <text:p>1.127116</text:p>
              </table:table-cell>
              <table:table-cell office:value-type="float" office:value="0.954885">
                <text:p>0.954885</text:p>
              </table:table-cell>
              <table:table-cell office:value-type="float" office:value="0.117583">
                <text:p>0.117583</text:p>
              </table:table-cell>
              <table:table-cell office:value-type="float" office:value="0.064337">
                <text:p>0.06433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.100904">
                <text:p>1.100904</text:p>
              </table:table-cell>
              <table:table-cell office:value-type="float" office:value="0.947888">
                <text:p>0.947888</text:p>
              </table:table-cell>
              <table:table-cell office:value-type="float" office:value="0.118546">
                <text:p>0.118546</text:p>
              </table:table-cell>
              <table:table-cell office:value-type="float" office:value="0.062145">
                <text:p>0.06214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11401">
                <text:p>1.11401</text:p>
              </table:table-cell>
              <table:table-cell office:value-type="float" office:value="0.94086">
                <text:p>0.94086</text:p>
              </table:table-cell>
              <table:table-cell office:value-type="float" office:value="0.118903">
                <text:p>0.118903</text:p>
              </table:table-cell>
              <table:table-cell office:value-type="float" office:value="0.065109">
                <text:p>0.06510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100904">
                <text:p>1.100904</text:p>
              </table:table-cell>
              <table:table-cell office:value-type="float" office:value="0.933798">
                <text:p>0.933798</text:p>
              </table:table-cell>
              <table:table-cell office:value-type="float" office:value="0.119583">
                <text:p>0.119583</text:p>
              </table:table-cell>
              <table:table-cell office:value-type="float" office:value="0.064658">
                <text:p>0.06465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074692">
                <text:p>1.074692</text:p>
              </table:table-cell>
              <table:table-cell office:value-type="float" office:value="0.926387">
                <text:p>0.926387</text:p>
              </table:table-cell>
              <table:table-cell office:value-type="float" office:value="0.119908">
                <text:p>0.119908</text:p>
              </table:table-cell>
              <table:table-cell office:value-type="float" office:value="0.06251">
                <text:p>0.0625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074692">
                <text:p>1.074692</text:p>
              </table:table-cell>
              <table:table-cell office:value-type="float" office:value="0.919035">
                <text:p>0.919035</text:p>
              </table:table-cell>
              <table:table-cell office:value-type="float" office:value="0.120243">
                <text:p>0.120243</text:p>
              </table:table-cell>
              <table:table-cell office:value-type="float" office:value="0.063777">
                <text:p>0.06377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.074692">
                <text:p>1.074692</text:p>
              </table:table-cell>
              <table:table-cell office:value-type="float" office:value="0.911741">
                <text:p>0.911741</text:p>
              </table:table-cell>
              <table:table-cell office:value-type="float" office:value="0.119849">
                <text:p>0.119849</text:p>
              </table:table-cell>
              <table:table-cell office:value-type="float" office:value="0.065051">
                <text:p>0.06505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04848">
                <text:p>1.04848</text:p>
              </table:table-cell>
              <table:table-cell office:value-type="float" office:value="0.904505">
                <text:p>0.904505</text:p>
              </table:table-cell>
              <table:table-cell office:value-type="float" office:value="0.119556">
                <text:p>0.119556</text:p>
              </table:table-cell>
              <table:table-cell office:value-type="float" office:value="0.062872">
                <text:p>0.06287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074692">
                <text:p>1.074692</text:p>
              </table:table-cell>
              <table:table-cell office:value-type="float" office:value="0.897326">
                <text:p>0.897326</text:p>
              </table:table-cell>
              <table:table-cell office:value-type="float" office:value="0.119872">
                <text:p>0.119872</text:p>
              </table:table-cell>
              <table:table-cell office:value-type="float" office:value="0.067568">
                <text:p>0.06756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022268">
                <text:p>1.022268</text:p>
              </table:table-cell>
              <table:table-cell office:value-type="float" office:value="0.890205">
                <text:p>0.890205</text:p>
              </table:table-cell>
              <table:table-cell office:value-type="float" office:value="0.120607">
                <text:p>0.120607</text:p>
              </table:table-cell>
              <table:table-cell office:value-type="float" office:value="0.061943">
                <text:p>0.06194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.022268">
                <text:p>1.022268</text:p>
              </table:table-cell>
              <table:table-cell office:value-type="float" office:value="0.88314">
                <text:p>0.88314</text:p>
              </table:table-cell>
              <table:table-cell office:value-type="float" office:value="0.121522">
                <text:p>0.121522</text:p>
              </table:table-cell>
              <table:table-cell office:value-type="float" office:value="0.06314">
                <text:p>0.0631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.035374">
                <text:p>1.035374</text:p>
              </table:table-cell>
              <table:table-cell office:value-type="float" office:value="0.87613">
                <text:p>0.87613</text:p>
              </table:table-cell>
              <table:table-cell office:value-type="float" office:value="0.122249">
                <text:p>0.122249</text:p>
              </table:table-cell>
              <table:table-cell office:value-type="float" office:value="0.066073">
                <text:p>0.06607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035374">
                <text:p>1.035374</text:p>
              </table:table-cell>
              <table:table-cell office:value-type="float" office:value="0.869177">
                <text:p>0.869177</text:p>
              </table:table-cell>
              <table:table-cell office:value-type="float" office:value="0.12193">
                <text:p>0.12193</text:p>
              </table:table-cell>
              <table:table-cell office:value-type="float" office:value="0.067309">
                <text:p>0.06730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996056">
                <text:p>0.996056</text:p>
              </table:table-cell>
              <table:table-cell office:value-type="float" office:value="0.862279">
                <text:p>0.862279</text:p>
              </table:table-cell>
              <table:table-cell office:value-type="float" office:value="0.122001">
                <text:p>0.122001</text:p>
              </table:table-cell>
              <table:table-cell office:value-type="float" office:value="0.063362">
                <text:p>0.06336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996056">
                <text:p>0.996056</text:p>
              </table:table-cell>
              <table:table-cell office:value-type="float" office:value="0.855435">
                <text:p>0.855435</text:p>
              </table:table-cell>
              <table:table-cell office:value-type="float" office:value="0.121182">
                <text:p>0.121182</text:p>
              </table:table-cell>
              <table:table-cell office:value-type="float" office:value="0.064533">
                <text:p>0.06453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996056">
                <text:p>0.996056</text:p>
              </table:table-cell>
              <table:table-cell office:value-type="float" office:value="0.848646">
                <text:p>0.848646</text:p>
              </table:table-cell>
              <table:table-cell office:value-type="float" office:value="0.120141">
                <text:p>0.120141</text:p>
              </table:table-cell>
              <table:table-cell office:value-type="float" office:value="0.065711">
                <text:p>0.06571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996056">
                <text:p>0.996056</text:p>
              </table:table-cell>
              <table:table-cell office:value-type="float" office:value="0.841911">
                <text:p>0.841911</text:p>
              </table:table-cell>
              <table:table-cell office:value-type="float" office:value="0.11975">
                <text:p>0.11975</text:p>
              </table:table-cell>
              <table:table-cell office:value-type="float" office:value="0.066894">
                <text:p>0.0668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996056">
                <text:p>0.996056</text:p>
              </table:table-cell>
              <table:table-cell office:value-type="float" office:value="0.835229">
                <text:p>0.835229</text:p>
              </table:table-cell>
              <table:table-cell office:value-type="float" office:value="0.119427">
                <text:p>0.119427</text:p>
              </table:table-cell>
              <table:table-cell office:value-type="float" office:value="0.068085">
                <text:p>0.06808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009162">
                <text:p>1.009162</text:p>
              </table:table-cell>
              <table:table-cell office:value-type="float" office:value="0.8286">
                <text:p>0.8286</text:p>
              </table:table-cell>
              <table:table-cell office:value-type="float" office:value="0.119542">
                <text:p>0.119542</text:p>
              </table:table-cell>
              <table:table-cell office:value-type="float" office:value="0.071011">
                <text:p>0.07101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956738">
                <text:p>0.956738</text:p>
              </table:table-cell>
              <table:table-cell office:value-type="float" office:value="0.822024">
                <text:p>0.822024</text:p>
              </table:table-cell>
              <table:table-cell office:value-type="float" office:value="0.120228">
                <text:p>0.120228</text:p>
              </table:table-cell>
              <table:table-cell office:value-type="float" office:value="0.065321">
                <text:p>0.06532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930526">
                <text:p>0.930526</text:p>
              </table:table-cell>
              <table:table-cell office:value-type="float" office:value="0.8155">
                <text:p>0.8155</text:p>
              </table:table-cell>
              <table:table-cell office:value-type="float" office:value="0.121862">
                <text:p>0.121862</text:p>
              </table:table-cell>
              <table:table-cell office:value-type="float" office:value="0.062991">
                <text:p>0.06299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969844">
                <text:p>0.969844</text:p>
              </table:table-cell>
              <table:table-cell office:value-type="float" office:value="0.809028">
                <text:p>0.809028</text:p>
              </table:table-cell>
              <table:table-cell office:value-type="float" office:value="0.123136">
                <text:p>0.123136</text:p>
              </table:table-cell>
              <table:table-cell office:value-type="float" office:value="0.069266">
                <text:p>0.0692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969844">
                <text:p>0.969844</text:p>
              </table:table-cell>
              <table:table-cell office:value-type="float" office:value="0.802607">
                <text:p>0.802607</text:p>
              </table:table-cell>
              <table:table-cell office:value-type="float" office:value="0.124496">
                <text:p>0.124496</text:p>
              </table:table-cell>
              <table:table-cell office:value-type="float" office:value="0.070435">
                <text:p>0.07043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969844">
                <text:p>0.969844</text:p>
              </table:table-cell>
              <table:table-cell office:value-type="float" office:value="0.796237">
                <text:p>0.796237</text:p>
              </table:table-cell>
              <table:table-cell office:value-type="float" office:value="0.125422">
                <text:p>0.125422</text:p>
              </table:table-cell>
              <table:table-cell office:value-type="float" office:value="0.07161">
                <text:p>0.0716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930526">
                <text:p>0.930526</text:p>
              </table:table-cell>
              <table:table-cell office:value-type="float" office:value="0.789917">
                <text:p>0.789917</text:p>
              </table:table-cell>
              <table:table-cell office:value-type="float" office:value="0.125762">
                <text:p>0.125762</text:p>
              </table:table-cell>
              <table:table-cell office:value-type="float" office:value="0.067601">
                <text:p>0.06760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930526">
                <text:p>0.930526</text:p>
              </table:table-cell>
              <table:table-cell office:value-type="float" office:value="0.783648">
                <text:p>0.783648</text:p>
              </table:table-cell>
              <table:table-cell office:value-type="float" office:value="0.126198">
                <text:p>0.126198</text:p>
              </table:table-cell>
              <table:table-cell office:value-type="float" office:value="0.06871">
                <text:p>0.0687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943632">
                <text:p>0.943632</text:p>
              </table:table-cell>
              <table:table-cell office:value-type="float" office:value="0.777429">
                <text:p>0.777429</text:p>
              </table:table-cell>
              <table:table-cell office:value-type="float" office:value="0.125933">
                <text:p>0.125933</text:p>
              </table:table-cell>
              <table:table-cell office:value-type="float" office:value="0.071555">
                <text:p>0.07155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904314">
                <text:p>0.904314</text:p>
              </table:table-cell>
              <table:table-cell office:value-type="float" office:value="0.771259">
                <text:p>0.771259</text:p>
              </table:table-cell>
              <table:table-cell office:value-type="float" office:value="0.125262">
                <text:p>0.125262</text:p>
              </table:table-cell>
              <table:table-cell office:value-type="float" office:value="0.067512">
                <text:p>0.06751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904314">
                <text:p>0.904314</text:p>
              </table:table-cell>
              <table:table-cell office:value-type="float" office:value="0.765138">
                <text:p>0.765138</text:p>
              </table:table-cell>
              <table:table-cell office:value-type="float" office:value="0.125113">
                <text:p>0.125113</text:p>
              </table:table-cell>
              <table:table-cell office:value-type="float" office:value="0.068586">
                <text:p>0.06858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904314">
                <text:p>0.904314</text:p>
              </table:table-cell>
              <table:table-cell office:value-type="float" office:value="0.759065">
                <text:p>0.759065</text:p>
              </table:table-cell>
              <table:table-cell office:value-type="float" office:value="0.125486">
                <text:p>0.125486</text:p>
              </table:table-cell>
              <table:table-cell office:value-type="float" office:value="0.069666">
                <text:p>0.0696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904314">
                <text:p>0.904314</text:p>
              </table:table-cell>
              <table:table-cell office:value-type="float" office:value="0.753041">
                <text:p>0.753041</text:p>
              </table:table-cell>
              <table:table-cell office:value-type="float" office:value="0.127046">
                <text:p>0.127046</text:p>
              </table:table-cell>
              <table:table-cell office:value-type="float" office:value="0.070752">
                <text:p>0.07075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878102">
                <text:p>0.878102</text:p>
              </table:table-cell>
              <table:table-cell office:value-type="float" office:value="0.747064">
                <text:p>0.747064</text:p>
              </table:table-cell>
              <table:table-cell office:value-type="float" office:value="0.127351">
                <text:p>0.127351</text:p>
              </table:table-cell>
              <table:table-cell office:value-type="float" office:value="0.068383">
                <text:p>0.06838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64996">
                <text:p>0.864996</text:p>
              </table:table-cell>
              <table:table-cell office:value-type="float" office:value="0.741135">
                <text:p>0.741135</text:p>
              </table:table-cell>
              <table:table-cell office:value-type="float" office:value="0.126754">
                <text:p>0.126754</text:p>
              </table:table-cell>
              <table:table-cell office:value-type="float" office:value="0.067698">
                <text:p>0.06769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878102">
                <text:p>0.878102</text:p>
              </table:table-cell>
              <table:table-cell office:value-type="float" office:value="0.735253">
                <text:p>0.735253</text:p>
              </table:table-cell>
              <table:table-cell office:value-type="float" office:value="0.126653">
                <text:p>0.126653</text:p>
              </table:table-cell>
              <table:table-cell office:value-type="float" office:value="0.070452">
                <text:p>0.07045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85189">
                <text:p>0.85189</text:p>
              </table:table-cell>
              <table:table-cell office:value-type="float" office:value="0.729418">
                <text:p>0.729418</text:p>
              </table:table-cell>
              <table:table-cell office:value-type="float" office:value="0.127348">
                <text:p>0.127348</text:p>
              </table:table-cell>
              <table:table-cell office:value-type="float" office:value="0.068048">
                <text:p>0.06804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838784">
                <text:p>0.838784</text:p>
              </table:table-cell>
              <table:table-cell office:value-type="float" office:value="0.723629">
                <text:p>0.723629</text:p>
              </table:table-cell>
              <table:table-cell office:value-type="float" office:value="0.126991">
                <text:p>0.126991</text:p>
              </table:table-cell>
              <table:table-cell office:value-type="float" office:value="0.067327">
                <text:p>0.06732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78102">
                <text:p>0.878102</text:p>
              </table:table-cell>
              <table:table-cell office:value-type="float" office:value="0.717886">
                <text:p>0.717886</text:p>
              </table:table-cell>
              <table:table-cell office:value-type="float" office:value="0.127197">
                <text:p>0.127197</text:p>
              </table:table-cell>
              <table:table-cell office:value-type="float" office:value="0.073505">
                <text:p>0.07350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812572">
                <text:p>0.812572</text:p>
              </table:table-cell>
              <table:table-cell office:value-type="float" office:value="0.712188">
                <text:p>0.712188</text:p>
              </table:table-cell>
              <table:table-cell office:value-type="float" office:value="0.129893">
                <text:p>0.129893</text:p>
              </table:table-cell>
              <table:table-cell office:value-type="float" office:value="0.065928">
                <text:p>0.0659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12572">
                <text:p>0.812572</text:p>
              </table:table-cell>
              <table:table-cell office:value-type="float" office:value="0.706536">
                <text:p>0.706536</text:p>
              </table:table-cell>
              <table:table-cell office:value-type="float" office:value="0.130633">
                <text:p>0.130633</text:p>
              </table:table-cell>
              <table:table-cell office:value-type="float" office:value="0.066875">
                <text:p>0.0668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85189">
                <text:p>0.85189</text:p>
              </table:table-cell>
              <table:table-cell office:value-type="float" office:value="0.700928">
                <text:p>0.700928</text:p>
              </table:table-cell>
              <table:table-cell office:value-type="float" office:value="0.130307">
                <text:p>0.130307</text:p>
              </table:table-cell>
              <table:table-cell office:value-type="float" office:value="0.073017">
                <text:p>0.07301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799466">
                <text:p>0.799466</text:p>
              </table:table-cell>
              <table:table-cell office:value-type="float" office:value="0.695365">
                <text:p>0.695365</text:p>
              </table:table-cell>
              <table:table-cell office:value-type="float" office:value="0.132644">
                <text:p>0.132644</text:p>
              </table:table-cell>
              <table:table-cell office:value-type="float" office:value="0.067133">
                <text:p>0.06713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799466">
                <text:p>0.799466</text:p>
              </table:table-cell>
              <table:table-cell office:value-type="float" office:value="0.689847">
                <text:p>0.689847</text:p>
              </table:table-cell>
              <table:table-cell office:value-type="float" office:value="0.133301">
                <text:p>0.133301</text:p>
              </table:table-cell>
              <table:table-cell office:value-type="float" office:value="0.06807">
                <text:p>0.0680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73254">
                <text:p>0.773254</text:p>
              </table:table-cell>
              <table:table-cell office:value-type="float" office:value="0.684372">
                <text:p>0.684372</text:p>
              </table:table-cell>
              <table:table-cell office:value-type="float" office:value="0.135349">
                <text:p>0.135349</text:p>
              </table:table-cell>
              <table:table-cell office:value-type="float" office:value="0.065552">
                <text:p>0.06555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78636">
                <text:p>0.78636</text:p>
              </table:table-cell>
              <table:table-cell office:value-type="float" office:value="0.67894">
                <text:p>0.67894</text:p>
              </table:table-cell>
              <table:table-cell office:value-type="float" office:value="0.13678">
                <text:p>0.13678</text:p>
              </table:table-cell>
              <table:table-cell office:value-type="float" office:value="0.068177">
                <text:p>0.06817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760148">
                <text:p>0.760148</text:p>
              </table:table-cell>
              <table:table-cell office:value-type="float" office:value="0.673552">
                <text:p>0.673552</text:p>
              </table:table-cell>
              <table:table-cell office:value-type="float" office:value="0.136193">
                <text:p>0.136193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773254">
                <text:p>0.773254</text:p>
              </table:table-cell>
              <table:table-cell office:value-type="float" office:value="0.668206">
                <text:p>0.668206</text:p>
              </table:table-cell>
              <table:table-cell office:value-type="float" office:value="0.137721">
                <text:p>0.137721</text:p>
              </table:table-cell>
              <table:table-cell office:value-type="float" office:value="0.068252">
                <text:p>0.06825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72083">
                <text:p>0.72083</text:p>
              </table:table-cell>
              <table:table-cell office:value-type="float" office:value="0.662903">
                <text:p>0.662903</text:p>
              </table:table-cell>
              <table:table-cell office:value-type="float" office:value="0.13667">
                <text:p>0.13667</text:p>
              </table:table-cell>
              <table:table-cell office:value-type="float" office:value="0.062242">
                <text:p>0.06224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72083">
                <text:p>0.72083</text:p>
              </table:table-cell>
              <table:table-cell office:value-type="float" office:value="0.657642">
                <text:p>0.657642</text:p>
              </table:table-cell>
              <table:table-cell office:value-type="float" office:value="0.137578">
                <text:p>0.137578</text:p>
              </table:table-cell>
              <table:table-cell office:value-type="float" office:value="0.063052">
                <text:p>0.0630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707724">
                <text:p>0.707724</text:p>
              </table:table-cell>
              <table:table-cell office:value-type="float" office:value="0.652422">
                <text:p>0.652422</text:p>
              </table:table-cell>
              <table:table-cell office:value-type="float" office:value="0.136982">
                <text:p>0.136982</text:p>
              </table:table-cell>
              <table:table-cell office:value-type="float" office:value="0.062137">
                <text:p>0.06213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72083">
                <text:p>0.72083</text:p>
              </table:table-cell>
              <table:table-cell office:value-type="float" office:value="0.647244">
                <text:p>0.647244</text:p>
              </table:table-cell>
              <table:table-cell office:value-type="float" office:value="0.136555">
                <text:p>0.136555</text:p>
              </table:table-cell>
              <table:table-cell office:value-type="float" office:value="0.064661">
                <text:p>0.06466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681512">
                <text:p>0.681512</text:p>
              </table:table-cell>
              <table:table-cell office:value-type="float" office:value="0.642107">
                <text:p>0.642107</text:p>
              </table:table-cell>
              <table:table-cell office:value-type="float" office:value="0.136665">
                <text:p>0.136665</text:p>
              </table:table-cell>
              <table:table-cell office:value-type="float" office:value="0.060297">
                <text:p>0.06029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681512">
                <text:p>0.681512</text:p>
              </table:table-cell>
              <table:table-cell office:value-type="float" office:value="0.637011">
                <text:p>0.637011</text:p>
              </table:table-cell>
              <table:table-cell office:value-type="float" office:value="0.136278">
                <text:p>0.136278</text:p>
              </table:table-cell>
              <table:table-cell office:value-type="float" office:value="0.061048">
                <text:p>0.06104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668406">
                <text:p>0.668406</text:p>
              </table:table-cell>
              <table:table-cell office:value-type="float" office:value="0.631955">
                <text:p>0.631955</text:p>
              </table:table-cell>
              <table:table-cell office:value-type="float" office:value="0.135917">
                <text:p>0.135917</text:p>
              </table:table-cell>
              <table:table-cell office:value-type="float" office:value="0.060075">
                <text:p>0.06007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668406">
                <text:p>0.668406</text:p>
              </table:table-cell>
              <table:table-cell office:value-type="float" office:value="0.62694">
                <text:p>0.62694</text:p>
              </table:table-cell>
              <table:table-cell office:value-type="float" office:value="0.135503">
                <text:p>0.135503</text:p>
              </table:table-cell>
              <table:table-cell office:value-type="float" office:value="0.06081">
                <text:p>0.0608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668406">
                <text:p>0.668406</text:p>
              </table:table-cell>
              <table:table-cell office:value-type="float" office:value="0.621964">
                <text:p>0.621964</text:p>
              </table:table-cell>
              <table:table-cell office:value-type="float" office:value="0.134431">
                <text:p>0.134431</text:p>
              </table:table-cell>
              <table:table-cell office:value-type="float" office:value="0.061549">
                <text:p>0.06154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629088">
                <text:p>0.629088</text:p>
              </table:table-cell>
              <table:table-cell office:value-type="float" office:value="0.617028">
                <text:p>0.617028</text:p>
              </table:table-cell>
              <table:table-cell office:value-type="float" office:value="0.134009">
                <text:p>0.134009</text:p>
              </table:table-cell>
              <table:table-cell office:value-type="float" office:value="0.057104">
                <text:p>0.05710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6553">
                <text:p>0.6553</text:p>
              </table:table-cell>
              <table:table-cell office:value-type="float" office:value="0.612131">
                <text:p>0.612131</text:p>
              </table:table-cell>
              <table:table-cell office:value-type="float" office:value="0.133451">
                <text:p>0.133451</text:p>
              </table:table-cell>
              <table:table-cell office:value-type="float" office:value="0.061234">
                <text:p>0.06123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602876">
                <text:p>0.602876</text:p>
              </table:table-cell>
              <table:table-cell office:value-type="float" office:value="0.607273">
                <text:p>0.607273</text:p>
              </table:table-cell>
              <table:table-cell office:value-type="float" office:value="0.132424">
                <text:p>0.132424</text:p>
              </table:table-cell>
              <table:table-cell office:value-type="float" office:value="0.055042">
                <text:p>0.05504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602876">
                <text:p>0.602876</text:p>
              </table:table-cell>
              <table:table-cell office:value-type="float" office:value="0.602453">
                <text:p>0.602453</text:p>
              </table:table-cell>
              <table:table-cell office:value-type="float" office:value="0.131412">
                <text:p>0.131412</text:p>
              </table:table-cell>
              <table:table-cell office:value-type="float" office:value="0.055669">
                <text:p>0.05566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615982">
                <text:p>0.615982</text:p>
              </table:table-cell>
              <table:table-cell office:value-type="float" office:value="0.597672">
                <text:p>0.597672</text:p>
              </table:table-cell>
              <table:table-cell office:value-type="float" office:value="0.130025">
                <text:p>0.130025</text:p>
              </table:table-cell>
              <table:table-cell office:value-type="float" office:value="0.058031">
                <text:p>0.05803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602876">
                <text:p>0.602876</text:p>
              </table:table-cell>
              <table:table-cell office:value-type="float" office:value="0.592928">
                <text:p>0.592928</text:p>
              </table:table-cell>
              <table:table-cell office:value-type="float" office:value="0.129419">
                <text:p>0.129419</text:p>
              </table:table-cell>
              <table:table-cell office:value-type="float" office:value="0.056964">
                <text:p>0.05696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58977">
                <text:p>0.58977</text:p>
              </table:table-cell>
              <table:table-cell office:value-type="float" office:value="0.588222">
                <text:p>0.588222</text:p>
              </table:table-cell>
              <table:table-cell office:value-type="float" office:value="0.129204">
                <text:p>0.129204</text:p>
              </table:table-cell>
              <table:table-cell office:value-type="float" office:value="0.055875">
                <text:p>0.05587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563558">
                <text:p>0.563558</text:p>
              </table:table-cell>
              <table:table-cell office:value-type="float" office:value="0.583554">
                <text:p>0.583554</text:p>
              </table:table-cell>
              <table:table-cell office:value-type="float" office:value="0.128828">
                <text:p>0.128828</text:p>
              </table:table-cell>
              <table:table-cell office:value-type="float" office:value="0.053035">
                <text:p>0.05303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563558">
                <text:p>0.563558</text:p>
              </table:table-cell>
              <table:table-cell office:value-type="float" office:value="0.578923">
                <text:p>0.578923</text:p>
              </table:table-cell>
              <table:table-cell office:value-type="float" office:value="0.128861">
                <text:p>0.128861</text:p>
              </table:table-cell>
              <table:table-cell office:value-type="float" office:value="0.053606">
                <text:p>0.05360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576664">
                <text:p>0.576664</text:p>
              </table:table-cell>
              <table:table-cell office:value-type="float" office:value="0.574328">
                <text:p>0.574328</text:p>
              </table:table-cell>
              <table:table-cell office:value-type="float" office:value="0.129319">
                <text:p>0.129319</text:p>
              </table:table-cell>
              <table:table-cell office:value-type="float" office:value="0.055912">
                <text:p>0.05591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537346">
                <text:p>0.537346</text:p>
              </table:table-cell>
              <table:table-cell office:value-type="float" office:value="0.56977">
                <text:p>0.56977</text:p>
              </table:table-cell>
              <table:table-cell office:value-type="float" office:value="0.12894">
                <text:p>0.12894</text:p>
              </table:table-cell>
              <table:table-cell office:value-type="float" office:value="0.051328">
                <text:p>0.05132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537346">
                <text:p>0.537346</text:p>
              </table:table-cell>
              <table:table-cell office:value-type="float" office:value="0.565248">
                <text:p>0.565248</text:p>
              </table:table-cell>
              <table:table-cell office:value-type="float" office:value="0.129408">
                <text:p>0.129408</text:p>
              </table:table-cell>
              <table:table-cell office:value-type="float" office:value="0.05186">
                <text:p>0.0518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52424">
                <text:p>0.52424</text:p>
              </table:table-cell>
              <table:table-cell office:value-type="float" office:value="0.560762">
                <text:p>0.560762</text:p>
              </table:table-cell>
              <table:table-cell office:value-type="float" office:value="0.128842">
                <text:p>0.128842</text:p>
              </table:table-cell>
              <table:table-cell office:value-type="float" office:value="0.050666">
                <text:p>0.05066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52424">
                <text:p>0.52424</text:p>
              </table:table-cell>
              <table:table-cell office:value-type="float" office:value="0.556311">
                <text:p>0.556311</text:p>
              </table:table-cell>
              <table:table-cell office:value-type="float" office:value="0.12888">
                <text:p>0.12888</text:p>
              </table:table-cell>
              <table:table-cell office:value-type="float" office:value="0.051181">
                <text:p>0.05118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511134">
                <text:p>0.511134</text:p>
              </table:table-cell>
              <table:table-cell office:value-type="float" office:value="0.551896">
                <text:p>0.551896</text:p>
              </table:table-cell>
              <table:table-cell office:value-type="float" office:value="0.128077">
                <text:p>0.128077</text:p>
              </table:table-cell>
              <table:table-cell office:value-type="float" office:value="0.04997">
                <text:p>0.0499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484922">
                <text:p>0.484922</text:p>
              </table:table-cell>
              <table:table-cell office:value-type="float" office:value="0.547516">
                <text:p>0.547516</text:p>
              </table:table-cell>
              <table:table-cell office:value-type="float" office:value="0.128006">
                <text:p>0.128006</text:p>
              </table:table-cell>
              <table:table-cell office:value-type="float" office:value="0.047006">
                <text:p>0.04700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45871">
                <text:p>0.45871</text:p>
              </table:table-cell>
              <table:table-cell office:value-type="float" office:value="0.54317">
                <text:p>0.54317</text:p>
              </table:table-cell>
              <table:table-cell office:value-type="float" office:value="0.126666">
                <text:p>0.126666</text:p>
              </table:table-cell>
              <table:table-cell office:value-type="float" office:value="0.043995">
                <text:p>0.04399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71816">
                <text:p>0.471816</text:p>
              </table:table-cell>
              <table:table-cell office:value-type="float" office:value="0.53886">
                <text:p>0.53886</text:p>
              </table:table-cell>
              <table:table-cell office:value-type="float" office:value="0.12576">
                <text:p>0.12576</text:p>
              </table:table-cell>
              <table:table-cell office:value-type="float" office:value="0.046125">
                <text:p>0.04612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45871">
                <text:p>0.45871</text:p>
              </table:table-cell>
              <table:table-cell office:value-type="float" office:value="0.534583">
                <text:p>0.534583</text:p>
              </table:table-cell>
              <table:table-cell office:value-type="float" office:value="0.124715">
                <text:p>0.124715</text:p>
              </table:table-cell>
              <table:table-cell office:value-type="float" office:value="0.044825">
                <text:p>0.04482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32498">
                <text:p>0.432498</text:p>
              </table:table-cell>
              <table:table-cell office:value-type="float" office:value="0.53034">
                <text:p>0.53034</text:p>
              </table:table-cell>
              <table:table-cell office:value-type="float" office:value="0.122872">
                <text:p>0.122872</text:p>
              </table:table-cell>
              <table:table-cell office:value-type="float" office:value="0.041773">
                <text:p>0.04177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432498">
                <text:p>0.432498</text:p>
              </table:table-cell>
              <table:table-cell office:value-type="float" office:value="0.526131">
                <text:p>0.526131</text:p>
              </table:table-cell>
              <table:table-cell office:value-type="float" office:value="0.121337">
                <text:p>0.121337</text:p>
              </table:table-cell>
              <table:table-cell office:value-type="float" office:value="0.042133">
                <text:p>0.04213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19392">
                <text:p>0.419392</text:p>
              </table:table-cell>
              <table:table-cell office:value-type="float" office:value="0.521955">
                <text:p>0.521955</text:p>
              </table:table-cell>
              <table:table-cell office:value-type="float" office:value="0.119816">
                <text:p>0.119816</text:p>
              </table:table-cell>
              <table:table-cell office:value-type="float" office:value="0.040767">
                <text:p>0.04076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432498">
                <text:p>0.432498</text:p>
              </table:table-cell>
              <table:table-cell office:value-type="float" office:value="0.517813">
                <text:p>0.517813</text:p>
              </table:table-cell>
              <table:table-cell office:value-type="float" office:value="0.11858">
                <text:p>0.11858</text:p>
              </table:table-cell>
              <table:table-cell office:value-type="float" office:value="0.042839">
                <text:p>0.0428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419392">
                <text:p>0.419392</text:p>
              </table:table-cell>
              <table:table-cell office:value-type="float" office:value="0.513703">
                <text:p>0.513703</text:p>
              </table:table-cell>
              <table:table-cell office:value-type="float" office:value="0.116904">
                <text:p>0.116904</text:p>
              </table:table-cell>
              <table:table-cell office:value-type="float" office:value="0.041481">
                <text:p>0.04148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406286">
                <text:p>0.406286</text:p>
              </table:table-cell>
              <table:table-cell office:value-type="float" office:value="0.509626">
                <text:p>0.509626</text:p>
              </table:table-cell>
              <table:table-cell office:value-type="float" office:value="0.115846">
                <text:p>0.115846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380074">
                <text:p>0.380074</text:p>
              </table:table-cell>
              <table:table-cell office:value-type="float" office:value="0.505582">
                <text:p>0.505582</text:p>
              </table:table-cell>
              <table:table-cell office:value-type="float" office:value="0.115649">
                <text:p>0.115649</text:p>
              </table:table-cell>
              <table:table-cell office:value-type="float" office:value="0.036968">
                <text:p>0.03696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380074">
                <text:p>0.380074</text:p>
              </table:table-cell>
              <table:table-cell office:value-type="float" office:value="0.501569">
                <text:p>0.501569</text:p>
              </table:table-cell>
              <table:table-cell office:value-type="float" office:value="0.114029">
                <text:p>0.114029</text:p>
              </table:table-cell>
              <table:table-cell office:value-type="float" office:value="0.037246">
                <text:p>0.03724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366968">
                <text:p>0.366968</text:p>
              </table:table-cell>
              <table:table-cell office:value-type="float" office:value="0.497588">
                <text:p>0.497588</text:p>
              </table:table-cell>
              <table:table-cell office:value-type="float" office:value="0.112901">
                <text:p>0.112901</text:p>
              </table:table-cell>
              <table:table-cell office:value-type="float" office:value="0.035799">
                <text:p>0.03579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366968">
                <text:p>0.366968</text:p>
              </table:table-cell>
              <table:table-cell office:value-type="float" office:value="0.493639">
                <text:p>0.493639</text:p>
              </table:table-cell>
              <table:table-cell office:value-type="float" office:value="0.112283">
                <text:p>0.112283</text:p>
              </table:table-cell>
              <table:table-cell office:value-type="float" office:value="0.036059">
                <text:p>0.03605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66968">
                <text:p>0.366968</text:p>
              </table:table-cell>
              <table:table-cell office:value-type="float" office:value="0.489721">
                <text:p>0.489721</text:p>
              </table:table-cell>
              <table:table-cell office:value-type="float" office:value="0.110485">
                <text:p>0.110485</text:p>
              </table:table-cell>
              <table:table-cell office:value-type="float" office:value="0.036323">
                <text:p>0.03632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2765">
                <text:p>0.32765</text:p>
              </table:table-cell>
              <table:table-cell office:value-type="float" office:value="0.485835">
                <text:p>0.485835</text:p>
              </table:table-cell>
              <table:table-cell office:value-type="float" office:value="0.109746">
                <text:p>0.109746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40756">
                <text:p>0.340756</text:p>
              </table:table-cell>
              <table:table-cell office:value-type="float" office:value="0.481979">
                <text:p>0.481979</text:p>
              </table:table-cell>
              <table:table-cell office:value-type="float" office:value="0.10888">
                <text:p>0.10888</text:p>
              </table:table-cell>
              <table:table-cell office:value-type="float" office:value="0.033323">
                <text:p>0.03332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14544">
                <text:p>0.314544</text:p>
              </table:table-cell>
              <table:table-cell office:value-type="float" office:value="0.478154">
                <text:p>0.478154</text:p>
              </table:table-cell>
              <table:table-cell office:value-type="float" office:value="0.106454">
                <text:p>0.106454</text:p>
              </table:table-cell>
              <table:table-cell office:value-type="float" office:value="0.030085">
                <text:p>0.0300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14544">
                <text:p>0.314544</text:p>
              </table:table-cell>
              <table:table-cell office:value-type="float" office:value="0.474359">
                <text:p>0.474359</text:p>
              </table:table-cell>
              <table:table-cell office:value-type="float" office:value="0.104672">
                <text:p>0.104672</text:p>
              </table:table-cell>
              <table:table-cell office:value-type="float" office:value="0.030259">
                <text:p>0.03025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14544">
                <text:p>0.314544</text:p>
              </table:table-cell>
              <table:table-cell office:value-type="float" office:value="0.470594">
                <text:p>0.470594</text:p>
              </table:table-cell>
              <table:table-cell office:value-type="float" office:value="0.103581">
                <text:p>0.103581</text:p>
              </table:table-cell>
              <table:table-cell office:value-type="float" office:value="0.030436">
                <text:p>0.03043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288332">
                <text:p>0.288332</text:p>
              </table:table-cell>
              <table:table-cell office:value-type="float" office:value="0.466859">
                <text:p>0.466859</text:p>
              </table:table-cell>
              <table:table-cell office:value-type="float" office:value="0.102435">
                <text:p>0.102435</text:p>
              </table:table-cell>
              <table:table-cell office:value-type="float" office:value="0.027157">
                <text:p>0.02715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288332">
                <text:p>0.288332</text:p>
              </table:table-cell>
              <table:table-cell office:value-type="float" office:value="0.463154">
                <text:p>0.463154</text:p>
              </table:table-cell>
              <table:table-cell office:value-type="float" office:value="0.100849">
                <text:p>0.100849</text:p>
              </table:table-cell>
              <table:table-cell office:value-type="float" office:value="0.027289">
                <text:p>0.02728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275226">
                <text:p>0.275226</text:p>
              </table:table-cell>
              <table:table-cell office:value-type="float" office:value="0.459478">
                <text:p>0.459478</text:p>
              </table:table-cell>
              <table:table-cell office:value-type="float" office:value="0.099731">
                <text:p>0.099731</text:p>
              </table:table-cell>
              <table:table-cell office:value-type="float" office:value="0.025695">
                <text:p>0.02569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275226">
                <text:p>0.275226</text:p>
              </table:table-cell>
              <table:table-cell office:value-type="float" office:value="0.455831">
                <text:p>0.455831</text:p>
              </table:table-cell>
              <table:table-cell office:value-type="float" office:value="0.098835">
                <text:p>0.098835</text:p>
              </table:table-cell>
              <table:table-cell office:value-type="float" office:value="0.025808">
                <text:p>0.02580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26212">
                <text:p>0.26212</text:p>
              </table:table-cell>
              <table:table-cell office:value-type="float" office:value="0.452214">
                <text:p>0.452214</text:p>
              </table:table-cell>
              <table:table-cell office:value-type="float" office:value="0.097428">
                <text:p>0.097428</text:p>
              </table:table-cell>
              <table:table-cell office:value-type="float" office:value="0.024194">
                <text:p>0.02419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235908">
                <text:p>0.235908</text:p>
              </table:table-cell>
              <table:table-cell office:value-type="float" office:value="0.448625">
                <text:p>0.448625</text:p>
              </table:table-cell>
              <table:table-cell office:value-type="float" office:value="0.095903">
                <text:p>0.095903</text:p>
              </table:table-cell>
              <table:table-cell office:value-type="float" office:value="0.020828">
                <text:p>0.02082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26212">
                <text:p>0.26212</text:p>
              </table:table-cell>
              <table:table-cell office:value-type="float" office:value="0.445064">
                <text:p>0.445064</text:p>
              </table:table-cell>
              <table:table-cell office:value-type="float" office:value="0.095111">
                <text:p>0.095111</text:p>
              </table:table-cell>
              <table:table-cell office:value-type="float" office:value="0.024332">
                <text:p>0.0243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249014">
                <text:p>0.249014</text:p>
              </table:table-cell>
              <table:table-cell office:value-type="float" office:value="0.441532">
                <text:p>0.441532</text:p>
              </table:table-cell>
              <table:table-cell office:value-type="float" office:value="0.09395">
                <text:p>0.09395</text:p>
              </table:table-cell>
              <table:table-cell office:value-type="float" office:value="0.022703">
                <text:p>0.02270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222802">
                <text:p>0.222802</text:p>
              </table:table-cell>
              <table:table-cell office:value-type="float" office:value="0.438028">
                <text:p>0.438028</text:p>
              </table:table-cell>
              <table:table-cell office:value-type="float" office:value="0.092539">
                <text:p>0.092539</text:p>
              </table:table-cell>
              <table:table-cell office:value-type="float" office:value="0.01932">
                <text:p>0.0193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222802">
                <text:p>0.222802</text:p>
              </table:table-cell>
              <table:table-cell office:value-type="float" office:value="0.434551">
                <text:p>0.434551</text:p>
              </table:table-cell>
              <table:table-cell office:value-type="float" office:value="0.090951">
                <text:p>0.090951</text:p>
              </table:table-cell>
              <table:table-cell office:value-type="float" office:value="0.019348">
                <text:p>0.01934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209696">
                <text:p>0.209696</text:p>
              </table:table-cell>
              <table:table-cell office:value-type="float" office:value="0.431102">
                <text:p>0.431102</text:p>
              </table:table-cell>
              <table:table-cell office:value-type="float" office:value="0.089417">
                <text:p>0.089417</text:p>
              </table:table-cell>
              <table:table-cell office:value-type="float" office:value="0.01765">
                <text:p>0.0176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183484">
                <text:p>0.183484</text:p>
              </table:table-cell>
              <table:table-cell office:value-type="float" office:value="0.427681">
                <text:p>0.427681</text:p>
              </table:table-cell>
              <table:table-cell office:value-type="float" office:value="0.087554">
                <text:p>0.087554</text:p>
              </table:table-cell>
              <table:table-cell office:value-type="float" office:value="0.014199">
                <text:p>0.01419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19659">
                <text:p>0.19659</text:p>
              </table:table-cell>
              <table:table-cell office:value-type="float" office:value="0.424287">
                <text:p>0.424287</text:p>
              </table:table-cell>
              <table:table-cell office:value-type="float" office:value="0.085603">
                <text:p>0.085603</text:p>
              </table:table-cell>
              <table:table-cell office:value-type="float" office:value="0.015889">
                <text:p>0.01588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183484">
                <text:p>0.183484</text:p>
              </table:table-cell>
              <table:table-cell office:value-type="float" office:value="0.420919">
                <text:p>0.420919</text:p>
              </table:table-cell>
              <table:table-cell office:value-type="float" office:value="0.083207">
                <text:p>0.083207</text:p>
              </table:table-cell>
              <table:table-cell office:value-type="float" office:value="0.014148">
                <text:p>0.01414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183484">
                <text:p>0.183484</text:p>
              </table:table-cell>
              <table:table-cell office:value-type="float" office:value="0.417579">
                <text:p>0.417579</text:p>
              </table:table-cell>
              <table:table-cell office:value-type="float" office:value="0.081305">
                <text:p>0.081305</text:p>
              </table:table-cell>
              <table:table-cell office:value-type="float" office:value="0.014114">
                <text:p>0.01411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183484">
                <text:p>0.183484</text:p>
              </table:table-cell>
              <table:table-cell office:value-type="float" office:value="0.414264">
                <text:p>0.414264</text:p>
              </table:table-cell>
              <table:table-cell office:value-type="float" office:value="0.080407">
                <text:p>0.080407</text:p>
              </table:table-cell>
              <table:table-cell office:value-type="float" office:value="0.014083">
                <text:p>0.01408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157272">
                <text:p>0.157272</text:p>
              </table:table-cell>
              <table:table-cell office:value-type="float" office:value="0.410977">
                <text:p>0.410977</text:p>
              </table:table-cell>
              <table:table-cell office:value-type="float" office:value="0.07933">
                <text:p>0.07933</text:p>
              </table:table-cell>
              <table:table-cell office:value-type="float" office:value="0.010596">
                <text:p>0.01059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157272">
                <text:p>0.157272</text:p>
              </table:table-cell>
              <table:table-cell office:value-type="float" office:value="0.407715">
                <text:p>0.407715</text:p>
              </table:table-cell>
              <table:table-cell office:value-type="float" office:value="0.077913">
                <text:p>0.077913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144166">
                <text:p>0.144166</text:p>
              </table:table-cell>
              <table:table-cell office:value-type="float" office:value="0.404479">
                <text:p>0.404479</text:p>
              </table:table-cell>
              <table:table-cell office:value-type="float" office:value="0.076501">
                <text:p>0.076501</text:p>
              </table:table-cell>
              <table:table-cell office:value-type="float" office:value="0.008715">
                <text:p>0.00871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44166">
                <text:p>0.144166</text:p>
              </table:table-cell>
              <table:table-cell office:value-type="float" office:value="0.401269">
                <text:p>0.401269</text:p>
              </table:table-cell>
              <table:table-cell office:value-type="float" office:value="0.074275">
                <text:p>0.074275</text:p>
              </table:table-cell>
              <table:table-cell office:value-type="float" office:value="0.008618">
                <text:p>0.00861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13106">
                <text:p>0.13106</text:p>
              </table:table-cell>
              <table:table-cell office:value-type="float" office:value="0.398084">
                <text:p>0.398084</text:p>
              </table:table-cell>
              <table:table-cell office:value-type="float" office:value="0.072259">
                <text:p>0.072259</text:p>
              </table:table-cell>
              <table:table-cell office:value-type="float" office:value="0.006794">
                <text:p>0.00679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17954">
                <text:p>0.117954</text:p>
              </table:table-cell>
              <table:table-cell office:value-type="float" office:value="0.394925">
                <text:p>0.394925</text:p>
              </table:table-cell>
              <table:table-cell office:value-type="float" office:value="0.070471">
                <text:p>0.070471</text:p>
              </table:table-cell>
              <table:table-cell office:value-type="float" office:value="0.004947">
                <text:p>0.00494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13106">
                <text:p>0.13106</text:p>
              </table:table-cell>
              <table:table-cell office:value-type="float" office:value="0.39179">
                <text:p>0.39179</text:p>
              </table:table-cell>
              <table:table-cell office:value-type="float" office:value="0.068314">
                <text:p>0.068314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91742">
                <text:p>0.091742</text:p>
              </table:table-cell>
              <table:table-cell office:value-type="float" office:value="0.388681">
                <text:p>0.388681</text:p>
              </table:table-cell>
              <table:table-cell office:value-type="float" office:value="0.066263">
                <text:p>0.066263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104848">
                <text:p>0.104848</text:p>
              </table:table-cell>
              <table:table-cell office:value-type="float" office:value="0.385596">
                <text:p>0.385596</text:p>
              </table:table-cell>
              <table:table-cell office:value-type="float" office:value="0.064575">
                <text:p>0.064575</text:p>
              </table:table-cell>
              <table:table-cell office:value-type="float" office:value="0.002779">
                <text:p>0.0027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104848">
                <text:p>0.104848</text:p>
              </table:table-cell>
              <table:table-cell office:value-type="float" office:value="0.382536">
                <text:p>0.382536</text:p>
              </table:table-cell>
              <table:table-cell office:value-type="float" office:value="0.062779">
                <text:p>0.062779</text:p>
              </table:table-cell>
              <table:table-cell office:value-type="float" office:value="0.002622">
                <text:p>0.00262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91742">
                <text:p>0.091742</text:p>
              </table:table-cell>
              <table:table-cell office:value-type="float" office:value="0.3795">
                <text:p>0.3795</text:p>
              </table:table-cell>
              <table:table-cell office:value-type="float" office:value="0.061067">
                <text:p>0.061067</text:p>
              </table:table-cell>
              <table:table-cell office:value-type="float" office:value="0.000737">
                <text:p>0.00073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78636">
                <text:p>0.078636</text:p>
              </table:table-cell>
              <table:table-cell office:value-type="float" office:value="0.376488">
                <text:p>0.376488</text:p>
              </table:table-cell>
              <table:table-cell office:value-type="float" office:value="0.0593">
                <text:p>0.0593</text:p>
              </table:table-cell>
              <table:table-cell office:value-type="float" office:value="-0.001171">
                <text:p>-0.00117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91742">
                <text:p>0.091742</text:p>
              </table:table-cell>
              <table:table-cell office:value-type="float" office:value="0.3735">
                <text:p>0.3735</text:p>
              </table:table-cell>
              <table:table-cell office:value-type="float" office:value="0.057094">
                <text:p>0.057094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78636">
                <text:p>0.078636</text:p>
              </table:table-cell>
              <table:table-cell office:value-type="float" office:value="0.370536">
                <text:p>0.370536</text:p>
              </table:table-cell>
              <table:table-cell office:value-type="float" office:value="0.054286">
                <text:p>0.054286</text:p>
              </table:table-cell>
              <table:table-cell office:value-type="float" office:value="-0.001544">
                <text:p>-0.0015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39318">
                <text:p>0.039318</text:p>
              </table:table-cell>
              <table:table-cell office:value-type="float" office:value="0.367595">
                <text:p>0.367595</text:p>
              </table:table-cell>
              <table:table-cell office:value-type="float" office:value="0.051895">
                <text:p>0.051895</text:p>
              </table:table-cell>
              <table:table-cell office:value-type="float" office:value="-0.00693">
                <text:p>-0.0069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52424">
                <text:p>0.052424</text:p>
              </table:table-cell>
              <table:table-cell office:value-type="float" office:value="0.364677">
                <text:p>0.364677</text:p>
              </table:table-cell>
              <table:table-cell office:value-type="float" office:value="0.049851">
                <text:p>0.049851</text:p>
              </table:table-cell>
              <table:table-cell office:value-type="float" office:value="-0.005471">
                <text:p>-0.00547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78636">
                <text:p>0.078636</text:p>
              </table:table-cell>
              <table:table-cell office:value-type="float" office:value="0.361783">
                <text:p>0.361783</text:p>
              </table:table-cell>
              <table:table-cell office:value-type="float" office:value="0.047486">
                <text:p>0.047486</text:p>
              </table:table-cell>
              <table:table-cell office:value-type="float" office:value="-0.002254">
                <text:p>-0.00225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78636">
                <text:p>0.078636</text:p>
              </table:table-cell>
              <table:table-cell office:value-type="float" office:value="0.358912">
                <text:p>0.358912</text:p>
              </table:table-cell>
              <table:table-cell office:value-type="float" office:value="0.045336">
                <text:p>0.045336</text:p>
              </table:table-cell>
              <table:table-cell office:value-type="float" office:value="-0.002441">
                <text:p>-0.00244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26212">
                <text:p>0.026212</text:p>
              </table:table-cell>
              <table:table-cell office:value-type="float" office:value="0.356063">
                <text:p>0.356063</text:p>
              </table:table-cell>
              <table:table-cell office:value-type="float" office:value="0.043457">
                <text:p>0.043457</text:p>
              </table:table-cell>
              <table:table-cell office:value-type="float" office:value="-0.009545">
                <text:p>-0.00954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39318">
                <text:p>0.039318</text:p>
              </table:table-cell>
              <table:table-cell office:value-type="float" office:value="0.353237">
                <text:p>0.353237</text:p>
              </table:table-cell>
              <table:table-cell office:value-type="float" office:value="0.041803">
                <text:p>0.041803</text:p>
              </table:table-cell>
              <table:table-cell office:value-type="float" office:value="-0.008102">
                <text:p>-0.00810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52424">
                <text:p>0.052424</text:p>
              </table:table-cell>
              <table:table-cell office:value-type="float" office:value="0.350434">
                <text:p>0.350434</text:p>
              </table:table-cell>
              <table:table-cell office:value-type="float" office:value="0.039431">
                <text:p>0.039431</text:p>
              </table:table-cell>
              <table:table-cell office:value-type="float" office:value="-0.00663">
                <text:p>-0.0066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52424">
                <text:p>0.052424</text:p>
              </table:table-cell>
              <table:table-cell office:value-type="float" office:value="0.347653">
                <text:p>0.347653</text:p>
              </table:table-cell>
              <table:table-cell office:value-type="float" office:value="0.037274">
                <text:p>0.037274</text:p>
              </table:table-cell>
              <table:table-cell office:value-type="float" office:value="-0.006859">
                <text:p>-0.00685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26212">
                <text:p>0.026212</text:p>
              </table:table-cell>
              <table:table-cell office:value-type="float" office:value="0.344894">
                <text:p>0.344894</text:p>
              </table:table-cell>
              <table:table-cell office:value-type="float" office:value="0.035338">
                <text:p>0.035338</text:p>
              </table:table-cell>
              <table:table-cell office:value-type="float" office:value="-0.010545">
                <text:p>-0.01054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  <table:table-cell office:value-type="float" office:value="0.342156">
                <text:p>0.342156</text:p>
              </table:table-cell>
              <table:table-cell office:value-type="float" office:value="0.033593">
                <text:p>0.033593</text:p>
              </table:table-cell>
              <table:table-cell office:value-type="float" office:value="-0.014281">
                <text:p>-0.01428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26212">
                <text:p>0.026212</text:p>
              </table:table-cell>
              <table:table-cell office:value-type="float" office:value="0.339441">
                <text:p>0.339441</text:p>
              </table:table-cell>
              <table:table-cell office:value-type="float" office:value="0.031244">
                <text:p>0.031244</text:p>
              </table:table-cell>
              <table:table-cell office:value-type="float" office:value="-0.011147">
                <text:p>-0.0111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39318">
                <text:p>0.039318</text:p>
              </table:table-cell>
              <table:table-cell office:value-type="float" office:value="0.336747">
                <text:p>0.336747</text:p>
              </table:table-cell>
              <table:table-cell office:value-type="float" office:value="0.028282">
                <text:p>0.028282</text:p>
              </table:table-cell>
              <table:table-cell office:value-type="float" office:value="-0.009688">
                <text:p>-0.00968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39318">
                <text:p>0.039318</text:p>
              </table:table-cell>
              <table:table-cell office:value-type="float" office:value="0.334074">
                <text:p>0.334074</text:p>
              </table:table-cell>
              <table:table-cell office:value-type="float" office:value="0.025828">
                <text:p>0.025828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39318">
                <text:p>0.039318</text:p>
              </table:table-cell>
              <table:table-cell office:value-type="float" office:value="0.331423">
                <text:p>0.331423</text:p>
              </table:table-cell>
              <table:table-cell office:value-type="float" office:value="0.023519">
                <text:p>0.023519</text:p>
              </table:table-cell>
              <table:table-cell office:value-type="float" office:value="-0.010169">
                <text:p>-0.01016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0.353862">
                <text:p>-0.353862</text:p>
              </table:table-cell>
              <table:table-cell office:value-type="float" office:value="0.328792">
                <text:p>0.328792</text:p>
              </table:table-cell>
              <table:table-cell office:value-type="float" office:value="0.021619">
                <text:p>0.021619</text:p>
              </table:table-cell>
              <table:table-cell office:value-type="float" office:value="-0.062306">
                <text:p>-0.06230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78636">
                <text:p>0.078636</text:p>
              </table:table-cell>
              <table:table-cell office:value-type="float" office:value="0.326183">
                <text:p>0.326183</text:p>
              </table:table-cell>
              <table:table-cell office:value-type="float" office:value="0.020013">
                <text:p>0.020013</text:p>
              </table:table-cell>
              <table:table-cell office:value-type="float" office:value="-0.006237">
                <text:p>-0.00623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13106">
                <text:p>0.13106</text:p>
              </table:table-cell>
              <table:table-cell office:value-type="float" office:value="0.323594">
                <text:p>0.323594</text:p>
              </table:table-cell>
              <table:table-cell office:value-type="float" office:value="0.018134">
                <text:p>0.018134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52424">
                <text:p>0.052424</text:p>
              </table:table-cell>
              <table:table-cell office:value-type="float" office:value="0.321026">
                <text:p>0.321026</text:p>
              </table:table-cell>
              <table:table-cell office:value-type="float" office:value="0.019121">
                <text:p>0.019121</text:p>
              </table:table-cell>
              <table:table-cell office:value-type="float" office:value="-0.009897">
                <text:p>-0.00989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318478">
                <text:p>0.318478</text:p>
              </table:table-cell>
              <table:table-cell office:value-type="float" office:value="0.023309">
                <text:p>0.023309</text:p>
              </table:table-cell>
              <table:table-cell office:value-type="float" office:value="-0.020478">
                <text:p>-0.02047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0.315951">
                <text:p>0.315951</text:p>
              </table:table-cell>
              <table:table-cell office:value-type="float" office:value="0.028109">
                <text:p>0.028109</text:p>
              </table:table-cell>
              <table:table-cell office:value-type="float" office:value="-0.017373">
                <text:p>-0.01737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313443">
                <text:p>0.313443</text:p>
              </table:table-cell>
              <table:table-cell office:value-type="float" office:value="0.02998">
                <text:p>0.02998</text:p>
              </table:table-cell>
              <table:table-cell office:value-type="float" office:value="-0.019404">
                <text:p>-0.01940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26212">
                <text:p>0.026212</text:p>
              </table:table-cell>
              <table:table-cell office:value-type="float" office:value="0.310955">
                <text:p>0.310955</text:p>
              </table:table-cell>
              <table:table-cell office:value-type="float" office:value="0.031096">
                <text:p>0.031096</text:p>
              </table:table-cell>
              <table:table-cell office:value-type="float" office:value="-0.014539">
                <text:p>-0.01453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13106">
                <text:p>0.013106</text:p>
              </table:table-cell>
              <table:table-cell office:value-type="float" office:value="0.308487">
                <text:p>0.308487</text:p>
              </table:table-cell>
              <table:table-cell office:value-type="float" office:value="0.030597">
                <text:p>0.030597</text:p>
              </table:table-cell>
              <table:table-cell office:value-type="float" office:value="-0.016513">
                <text:p>-0.01651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306039">
                <text:p>0.306039</text:p>
              </table:table-cell>
              <table:table-cell office:value-type="float" office:value="0.031089">
                <text:p>0.031089</text:p>
              </table:table-cell>
              <table:table-cell office:value-type="float" office:value="-0.02197">
                <text:p>-0.0219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0.026212">
                <text:p>-0.026212</text:p>
              </table:table-cell>
              <table:table-cell office:value-type="float" office:value="0.30361">
                <text:p>0.30361</text:p>
              </table:table-cell>
              <table:table-cell office:value-type="float" office:value="0.031314">
                <text:p>0.031314</text:p>
              </table:table-cell>
              <table:table-cell office:value-type="float" office:value="-0.022314">
                <text:p>-0.02231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0.13106">
                <text:p>-0.13106</text:p>
              </table:table-cell>
              <table:table-cell office:value-type="float" office:value="0.301201">
                <text:p>0.301201</text:p>
              </table:table-cell>
              <table:table-cell office:value-type="float" office:value="0.029487">
                <text:p>0.029487</text:p>
              </table:table-cell>
              <table:table-cell office:value-type="float" office:value="-0.036496">
                <text:p>-0.03649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29881">
                <text:p>0.29881</text:p>
              </table:table-cell>
              <table:table-cell office:value-type="float" office:value="0.02829">
                <text:p>0.02829</text:p>
              </table:table-cell>
              <table:table-cell office:value-type="float" office:value="-0.023205">
                <text:p>-0.02320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296439">
                <text:p>0.296439</text:p>
              </table:table-cell>
              <table:table-cell office:value-type="float" office:value="0.027593">
                <text:p>0.027593</text:p>
              </table:table-cell>
              <table:table-cell office:value-type="float" office:value="-0.023542">
                <text:p>-0.02354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0.039318">
                <text:p>-0.039318</text:p>
              </table:table-cell>
              <table:table-cell office:value-type="float" office:value="0.294086">
                <text:p>0.294086</text:p>
              </table:table-cell>
              <table:table-cell office:value-type="float" office:value="0.026781">
                <text:p>0.026781</text:p>
              </table:table-cell>
              <table:table-cell office:value-type="float" office:value="-0.025606">
                <text:p>-0.02560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0.104848">
                <text:p>-0.104848</text:p>
              </table:table-cell>
              <table:table-cell office:value-type="float" office:value="0.291752">
                <text:p>0.291752</text:p>
              </table:table-cell>
              <table:table-cell office:value-type="float" office:value="0.02797">
                <text:p>0.02797</text:p>
              </table:table-cell>
              <table:table-cell office:value-type="float" office:value="-0.034615">
                <text:p>-0.03461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0.091742">
                <text:p>-0.091742</text:p>
              </table:table-cell>
              <table:table-cell office:value-type="float" office:value="0.289436">
                <text:p>0.289436</text:p>
              </table:table-cell>
              <table:table-cell office:value-type="float" office:value="0.029194">
                <text:p>0.029194</text:p>
              </table:table-cell>
              <table:table-cell office:value-type="float" office:value="-0.033373">
                <text:p>-0.03337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87139">
                <text:p>0.287139</text:p>
              </table:table-cell>
              <table:table-cell office:value-type="float" office:value="0.03093">
                <text:p>0.03093</text:p>
              </table:table-cell>
              <table:table-cell office:value-type="float" office:value="-0.028642">
                <text:p>-0.0286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28486">
                <text:p>0.28486</text:p>
              </table:table-cell>
              <table:table-cell office:value-type="float" office:value="0.028105">
                <text:p>0.028105</text:p>
              </table:table-cell>
              <table:table-cell office:value-type="float" office:value="-0.03421">
                <text:p>-0.034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0.117954">
                <text:p>-0.117954</text:p>
              </table:table-cell>
              <table:table-cell office:value-type="float" office:value="0.2826">
                <text:p>0.2826</text:p>
              </table:table-cell>
              <table:table-cell office:value-type="float" office:value="0.025029">
                <text:p>0.025029</text:p>
              </table:table-cell>
              <table:table-cell office:value-type="float" office:value="-0.038125">
                <text:p>-0.03812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0.13106">
                <text:p>-0.13106</text:p>
              </table:table-cell>
              <table:table-cell office:value-type="float" office:value="0.280357">
                <text:p>0.280357</text:p>
              </table:table-cell>
              <table:table-cell office:value-type="float" office:value="0.022257">
                <text:p>0.022257</text:p>
              </table:table-cell>
              <table:table-cell office:value-type="float" office:value="-0.04036">
                <text:p>-0.040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0.144166">
                <text:p>-0.144166</text:p>
              </table:table-cell>
              <table:table-cell office:value-type="float" office:value="0.278132">
                <text:p>0.278132</text:p>
              </table:table-cell>
              <table:table-cell office:value-type="float" office:value="0.016061">
                <text:p>0.016061</text:p>
              </table:table-cell>
              <table:table-cell office:value-type="float" office:value="-0.042619">
                <text:p>-0.04261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0.157272">
                <text:p>-0.157272</text:p>
              </table:table-cell>
              <table:table-cell office:value-type="float" office:value="0.275924">
                <text:p>0.275924</text:p>
              </table:table-cell>
              <table:table-cell office:value-type="float" office:value="0.010584">
                <text:p>0.010584</text:p>
              </table:table-cell>
              <table:table-cell office:value-type="float" office:value="-0.044902">
                <text:p>-0.04490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0.170378">
                <text:p>-0.170378</text:p>
              </table:table-cell>
              <table:table-cell office:value-type="float" office:value="0.273734">
                <text:p>0.273734</text:p>
              </table:table-cell>
              <table:table-cell office:value-type="float" office:value="0.005255">
                <text:p>0.005255</text:p>
              </table:table-cell>
              <table:table-cell office:value-type="float" office:value="-0.04721">
                <text:p>-0.0472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0.157272">
                <text:p>-0.157272</text:p>
              </table:table-cell>
              <table:table-cell office:value-type="float" office:value="0.271562">
                <text:p>0.271562</text:p>
              </table:table-cell>
              <table:table-cell office:value-type="float" office:value="-0.001476">
                <text:p>-0.001476</text:p>
              </table:table-cell>
              <table:table-cell office:value-type="float" office:value="-0.046081">
                <text:p>-0.04608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0.157272">
                <text:p>-0.157272</text:p>
              </table:table-cell>
              <table:table-cell office:value-type="float" office:value="0.269407">
                <text:p>0.269407</text:p>
              </table:table-cell>
              <table:table-cell office:value-type="float" office:value="-0.008051">
                <text:p>-0.008051</text:p>
              </table:table-cell>
              <table:table-cell office:value-type="float" office:value="-0.046654">
                <text:p>-0.04665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0.170378">
                <text:p>-0.170378</text:p>
              </table:table-cell>
              <table:table-cell office:value-type="float" office:value="0.267268">
                <text:p>0.267268</text:p>
              </table:table-cell>
              <table:table-cell office:value-type="float" office:value="-0.014336">
                <text:p>-0.014336</text:p>
              </table:table-cell>
              <table:table-cell office:value-type="float" office:value="-0.048955">
                <text:p>-0.04895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0.157272">
                <text:p>-0.157272</text:p>
              </table:table-cell>
              <table:table-cell office:value-type="float" office:value="0.265147">
                <text:p>0.265147</text:p>
              </table:table-cell>
              <table:table-cell office:value-type="float" office:value="-0.020788">
                <text:p>-0.020788</text:p>
              </table:table-cell>
              <table:table-cell office:value-type="float" office:value="-0.047821">
                <text:p>-0.04782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0.144166">
                <text:p>-0.144166</text:p>
              </table:table-cell>
              <table:table-cell office:value-type="float" office:value="0.263043">
                <text:p>0.263043</text:p>
              </table:table-cell>
              <table:table-cell office:value-type="float" office:value="-0.027081">
                <text:p>-0.027081</text:p>
              </table:table-cell>
              <table:table-cell office:value-type="float" office:value="-0.046658">
                <text:p>-0.04665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0.144166">
                <text:p>-0.144166</text:p>
              </table:table-cell>
              <table:table-cell office:value-type="float" office:value="0.260955">
                <text:p>0.260955</text:p>
              </table:table-cell>
              <table:table-cell office:value-type="float" office:value="-0.032792">
                <text:p>-0.032792</text:p>
              </table:table-cell>
              <table:table-cell office:value-type="float" office:value="-0.047197">
                <text:p>-0.04719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0.144166">
                <text:p>-0.144166</text:p>
              </table:table-cell>
              <table:table-cell office:value-type="float" office:value="0.258884">
                <text:p>0.258884</text:p>
              </table:table-cell>
              <table:table-cell office:value-type="float" office:value="-0.037814">
                <text:p>-0.037814</text:p>
              </table:table-cell>
              <table:table-cell office:value-type="float" office:value="-0.047733">
                <text:p>-0.04773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0.117954">
                <text:p>-0.117954</text:p>
              </table:table-cell>
              <table:table-cell office:value-type="float" office:value="0.256829">
                <text:p>0.256829</text:p>
              </table:table-cell>
              <table:table-cell office:value-type="float" office:value="-0.042685">
                <text:p>-0.042685</text:p>
              </table:table-cell>
              <table:table-cell office:value-type="float" office:value="-0.044808">
                <text:p>-0.04480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0.117954">
                <text:p>-0.117954</text:p>
              </table:table-cell>
              <table:table-cell office:value-type="float" office:value="0.254791">
                <text:p>0.254791</text:p>
              </table:table-cell>
              <table:table-cell office:value-type="float" office:value="-0.047013">
                <text:p>-0.047013</text:p>
              </table:table-cell>
              <table:table-cell office:value-type="float" office:value="-0.045289">
                <text:p>-0.04528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0.117954">
                <text:p>-0.117954</text:p>
              </table:table-cell>
              <table:table-cell office:value-type="float" office:value="0.252769">
                <text:p>0.252769</text:p>
              </table:table-cell>
              <table:table-cell office:value-type="float" office:value="-0.050887">
                <text:p>-0.050887</text:p>
              </table:table-cell>
              <table:table-cell office:value-type="float" office:value="-0.045767">
                <text:p>-0.04576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250763">
                <text:p>0.250763</text:p>
              </table:table-cell>
              <table:table-cell office:value-type="float" office:value="-0.054315">
                <text:p>-0.054315</text:p>
              </table:table-cell>
              <table:table-cell office:value-type="float" office:value="-0.042784">
                <text:p>-0.04278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0.06553">
                <text:p>-0.06553</text:p>
              </table:table-cell>
              <table:table-cell office:value-type="float" office:value="0.248773">
                <text:p>0.248773</text:p>
              </table:table-cell>
              <table:table-cell office:value-type="float" office:value="-0.057496">
                <text:p>-0.057496</text:p>
              </table:table-cell>
              <table:table-cell office:value-type="float" office:value="-0.039746">
                <text:p>-0.03974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46798">
                <text:p>0.246798</text:p>
              </table:table-cell>
              <table:table-cell office:value-type="float" office:value="-0.060649">
                <text:p>-0.060649</text:p>
              </table:table-cell>
              <table:table-cell office:value-type="float" office:value="-0.038384">
                <text:p>-0.03838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0.06553">
                <text:p>-0.06553</text:p>
              </table:table-cell>
              <table:table-cell office:value-type="float" office:value="0.24484">
                <text:p>0.24484</text:p>
              </table:table-cell>
              <table:table-cell office:value-type="float" office:value="-0.063264">
                <text:p>-0.063264</text:p>
              </table:table-cell>
              <table:table-cell office:value-type="float" office:value="-0.040454">
                <text:p>-0.04045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0.06553">
                <text:p>-0.06553</text:p>
              </table:table-cell>
              <table:table-cell office:value-type="float" office:value="0.242896">
                <text:p>0.242896</text:p>
              </table:table-cell>
              <table:table-cell office:value-type="float" office:value="-0.065415">
                <text:p>-0.065415</text:p>
              </table:table-cell>
              <table:table-cell office:value-type="float" office:value="-0.040819">
                <text:p>-0.04081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240969">
                <text:p>0.240969</text:p>
              </table:table-cell>
              <table:table-cell office:value-type="float" office:value="-0.066866">
                <text:p>-0.066866</text:p>
              </table:table-cell>
              <table:table-cell office:value-type="float" office:value="-0.039451">
                <text:p>-0.03945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239056">
                <text:p>0.239056</text:p>
              </table:table-cell>
              <table:table-cell office:value-type="float" office:value="-0.06773">
                <text:p>-0.06773</text:p>
              </table:table-cell>
              <table:table-cell office:value-type="float" office:value="-0.034595">
                <text:p>-0.03459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  <table:table-cell office:value-type="float" office:value="0.237159">
                <text:p>0.237159</text:p>
              </table:table-cell>
              <table:table-cell office:value-type="float" office:value="-0.06758">
                <text:p>-0.06758</text:p>
              </table:table-cell>
              <table:table-cell office:value-type="float" office:value="-0.033119">
                <text:p>-0.03311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0.235277">
                <text:p>0.235277</text:p>
              </table:table-cell>
              <table:table-cell office:value-type="float" office:value="-0.066348">
                <text:p>-0.066348</text:p>
              </table:table-cell>
              <table:table-cell office:value-type="float" office:value="-0.033345">
                <text:p>-0.0333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13106">
                <text:p>0.013106</text:p>
              </table:table-cell>
              <table:table-cell office:value-type="float" office:value="0.233409">
                <text:p>0.233409</text:p>
              </table:table-cell>
              <table:table-cell office:value-type="float" office:value="-0.065336">
                <text:p>-0.065336</text:p>
              </table:table-cell>
              <table:table-cell office:value-type="float" office:value="-0.031839">
                <text:p>-0.03183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  <table:table-cell office:value-type="float" office:value="0.231557">
                <text:p>0.231557</text:p>
              </table:table-cell>
              <table:table-cell office:value-type="float" office:value="-0.064652">
                <text:p>-0.064652</text:p>
              </table:table-cell>
              <table:table-cell office:value-type="float" office:value="-0.033765">
                <text:p>-0.0337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  <table:table-cell office:value-type="float" office:value="0.229719">
                <text:p>0.229719</text:p>
              </table:table-cell>
              <table:table-cell office:value-type="float" office:value="-0.064362">
                <text:p>-0.064362</text:p>
              </table:table-cell>
              <table:table-cell office:value-type="float" office:value="-0.033986">
                <text:p>-0.03398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  <table:table-cell office:value-type="float" office:value="0.227896">
                <text:p>0.227896</text:p>
              </table:table-cell>
              <table:table-cell office:value-type="float" office:value="-0.063896">
                <text:p>-0.063896</text:p>
              </table:table-cell>
              <table:table-cell office:value-type="float" office:value="-0.034205">
                <text:p>-0.03420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  <table:table-cell office:value-type="float" office:value="0.226087">
                <text:p>0.226087</text:p>
              </table:table-cell>
              <table:table-cell office:value-type="float" office:value="-0.063368">
                <text:p>-0.063368</text:p>
              </table:table-cell>
              <table:table-cell office:value-type="float" office:value="-0.034422">
                <text:p>-0.03442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0.224293">
                <text:p>0.224293</text:p>
              </table:table-cell>
              <table:table-cell office:value-type="float" office:value="-0.063539">
                <text:p>-0.063539</text:p>
              </table:table-cell>
              <table:table-cell office:value-type="float" office:value="-0.034637">
                <text:p>-0.03463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13106">
                <text:p>0.013106</text:p>
              </table:table-cell>
              <table:table-cell office:value-type="float" office:value="0.222513">
                <text:p>0.222513</text:p>
              </table:table-cell>
              <table:table-cell office:value-type="float" office:value="-0.063877">
                <text:p>-0.063877</text:p>
              </table:table-cell>
              <table:table-cell office:value-type="float" office:value="-0.03312">
                <text:p>-0.033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0.220747">
                <text:p>0.220747</text:p>
              </table:table-cell>
              <table:table-cell office:value-type="float" office:value="-0.064051">
                <text:p>-0.064051</text:p>
              </table:table-cell>
              <table:table-cell office:value-type="float" office:value="-0.035036">
                <text:p>-0.03503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  <table:table-cell office:value-type="float" office:value="0.218995">
                <text:p>0.218995</text:p>
              </table:table-cell>
              <table:table-cell office:value-type="float" office:value="-0.064486">
                <text:p>-0.064486</text:p>
              </table:table-cell>
              <table:table-cell office:value-type="float" office:value="-0.035246">
                <text:p>-0.03524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13106">
                <text:p>0.013106</text:p>
              </table:table-cell>
              <table:table-cell office:value-type="float" office:value="0.217257">
                <text:p>0.217257</text:p>
              </table:table-cell>
              <table:table-cell office:value-type="float" office:value="-0.065358">
                <text:p>-0.065358</text:p>
              </table:table-cell>
              <table:table-cell office:value-type="float" office:value="-0.033725">
                <text:p>-0.03372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  <table:table-cell office:value-type="float" office:value="0.215533">
                <text:p>0.215533</text:p>
              </table:table-cell>
              <table:table-cell office:value-type="float" office:value="-0.066213">
                <text:p>-0.066213</text:p>
              </table:table-cell>
              <table:table-cell office:value-type="float" office:value="-0.035636">
                <text:p>-0.03563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13106">
                <text:p>0.013106</text:p>
              </table:table-cell>
              <table:table-cell office:value-type="float" office:value="0.213822">
                <text:p>0.213822</text:p>
              </table:table-cell>
              <table:table-cell office:value-type="float" office:value="-0.066985">
                <text:p>-0.066985</text:p>
              </table:table-cell>
              <table:table-cell office:value-type="float" office:value="-0.034111">
                <text:p>-0.03411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13106">
                <text:p>0.013106</text:p>
              </table:table-cell>
              <table:table-cell office:value-type="float" office:value="0.212125">
                <text:p>0.212125</text:p>
              </table:table-cell>
              <table:table-cell office:value-type="float" office:value="-0.068022">
                <text:p>-0.068022</text:p>
              </table:table-cell>
              <table:table-cell office:value-type="float" office:value="-0.034288">
                <text:p>-0.03428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13106">
                <text:p>0.013106</text:p>
              </table:table-cell>
              <table:table-cell office:value-type="float" office:value="0.210441">
                <text:p>0.210441</text:p>
              </table:table-cell>
              <table:table-cell office:value-type="float" office:value="-0.069271">
                <text:p>-0.069271</text:p>
              </table:table-cell>
              <table:table-cell office:value-type="float" office:value="-0.034464">
                <text:p>-0.03446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26212">
                <text:p>0.026212</text:p>
              </table:table-cell>
              <table:table-cell office:value-type="float" office:value="0.208771">
                <text:p>0.208771</text:p>
              </table:table-cell>
              <table:table-cell office:value-type="float" office:value="-0.070956">
                <text:p>-0.070956</text:p>
              </table:table-cell>
              <table:table-cell office:value-type="float" office:value="-0.032908">
                <text:p>-0.03290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26212">
                <text:p>0.026212</text:p>
              </table:table-cell>
              <table:table-cell office:value-type="float" office:value="0.207114">
                <text:p>0.207114</text:p>
              </table:table-cell>
              <table:table-cell office:value-type="float" office:value="-0.072732">
                <text:p>-0.072732</text:p>
              </table:table-cell>
              <table:table-cell office:value-type="float" office:value="-0.033055">
                <text:p>-0.0330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6553">
                <text:p>0.06553</text:p>
              </table:table-cell>
              <table:table-cell office:value-type="float" office:value="0.205471">
                <text:p>0.205471</text:p>
              </table:table-cell>
              <table:table-cell office:value-type="float" office:value="-0.074397">
                <text:p>-0.074397</text:p>
              </table:table-cell>
              <table:table-cell office:value-type="float" office:value="-0.02801">
                <text:p>-0.0280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78636">
                <text:p>0.078636</text:p>
              </table:table-cell>
              <table:table-cell office:value-type="float" office:value="0.20384">
                <text:p>0.20384</text:p>
              </table:table-cell>
              <table:table-cell office:value-type="float" office:value="-0.076123">
                <text:p>-0.076123</text:p>
              </table:table-cell>
              <table:table-cell office:value-type="float" office:value="-0.026344">
                <text:p>-0.02634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39318">
                <text:p>0.039318</text:p>
              </table:table-cell>
              <table:table-cell office:value-type="float" office:value="0.202222">
                <text:p>0.202222</text:p>
              </table:table-cell>
              <table:table-cell office:value-type="float" office:value="-0.077409">
                <text:p>-0.077409</text:p>
              </table:table-cell>
              <table:table-cell office:value-type="float" office:value="-0.031571">
                <text:p>-0.03157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91742">
                <text:p>0.091742</text:p>
              </table:table-cell>
              <table:table-cell office:value-type="float" office:value="0.200617">
                <text:p>0.200617</text:p>
              </table:table-cell>
              <table:table-cell office:value-type="float" office:value="-0.075908">
                <text:p>-0.075908</text:p>
              </table:table-cell>
              <table:table-cell office:value-type="float" office:value="-0.024765">
                <text:p>-0.02476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13106">
                <text:p>0.13106</text:p>
              </table:table-cell>
              <table:table-cell office:value-type="float" office:value="0.199025">
                <text:p>0.199025</text:p>
              </table:table-cell>
              <table:table-cell office:value-type="float" office:value="-0.074829">
                <text:p>-0.074829</text:p>
              </table:table-cell>
              <table:table-cell office:value-type="float" office:value="-0.019583">
                <text:p>-0.01958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117954">
                <text:p>0.117954</text:p>
              </table:table-cell>
              <table:table-cell office:value-type="float" office:value="0.197445">
                <text:p>0.197445</text:p>
              </table:table-cell>
              <table:table-cell office:value-type="float" office:value="-0.073506">
                <text:p>-0.073506</text:p>
              </table:table-cell>
              <table:table-cell office:value-type="float" office:value="-0.02124">
                <text:p>-0.0212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13106">
                <text:p>0.13106</text:p>
              </table:table-cell>
              <table:table-cell office:value-type="float" office:value="0.195878">
                <text:p>0.195878</text:p>
              </table:table-cell>
              <table:table-cell office:value-type="float" office:value="-0.070056">
                <text:p>-0.070056</text:p>
              </table:table-cell>
              <table:table-cell office:value-type="float" office:value="-0.019462">
                <text:p>-0.01946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157272">
                <text:p>0.157272</text:p>
              </table:table-cell>
              <table:table-cell office:value-type="float" office:value="0.194324">
                <text:p>0.194324</text:p>
              </table:table-cell>
              <table:table-cell office:value-type="float" office:value="-0.066318">
                <text:p>-0.066318</text:p>
              </table:table-cell>
              <table:table-cell office:value-type="float" office:value="-0.015927">
                <text:p>-0.01592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144166">
                <text:p>0.144166</text:p>
              </table:table-cell>
              <table:table-cell office:value-type="float" office:value="0.192781">
                <text:p>0.192781</text:p>
              </table:table-cell>
              <table:table-cell office:value-type="float" office:value="-0.063342">
                <text:p>-0.063342</text:p>
              </table:table-cell>
              <table:table-cell office:value-type="float" office:value="-0.017527">
                <text:p>-0.01752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13106">
                <text:p>0.13106</text:p>
              </table:table-cell>
              <table:table-cell office:value-type="float" office:value="0.191251">
                <text:p>0.191251</text:p>
              </table:table-cell>
              <table:table-cell office:value-type="float" office:value="-0.059535">
                <text:p>-0.059535</text:p>
              </table:table-cell>
              <table:table-cell office:value-type="float" office:value="-0.019153">
                <text:p>-0.01915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170378">
                <text:p>0.170378</text:p>
              </table:table-cell>
              <table:table-cell office:value-type="float" office:value="0.189734">
                <text:p>0.189734</text:p>
              </table:table-cell>
              <table:table-cell office:value-type="float" office:value="-0.05585">
                <text:p>-0.05585</text:p>
              </table:table-cell>
              <table:table-cell office:value-type="float" office:value="-0.013883">
                <text:p>-0.01388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157272">
                <text:p>0.157272</text:p>
              </table:table-cell>
              <table:table-cell office:value-type="float" office:value="0.188228">
                <text:p>0.188228</text:p>
              </table:table-cell>
              <table:table-cell office:value-type="float" office:value="-0.052459">
                <text:p>-0.052459</text:p>
              </table:table-cell>
              <table:table-cell office:value-type="float" office:value="-0.015453">
                <text:p>-0.01545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157272">
                <text:p>0.157272</text:p>
              </table:table-cell>
              <table:table-cell office:value-type="float" office:value="0.186734">
                <text:p>0.186734</text:p>
              </table:table-cell>
              <table:table-cell office:value-type="float" office:value="-0.048684">
                <text:p>-0.048684</text:p>
              </table:table-cell>
              <table:table-cell office:value-type="float" office:value="-0.015317">
                <text:p>-0.01531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157272">
                <text:p>0.157272</text:p>
              </table:table-cell>
              <table:table-cell office:value-type="float" office:value="0.185252">
                <text:p>0.185252</text:p>
              </table:table-cell>
              <table:table-cell office:value-type="float" office:value="-0.045286">
                <text:p>-0.045286</text:p>
              </table:table-cell>
              <table:table-cell office:value-type="float" office:value="-0.015181">
                <text:p>-0.01518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157272">
                <text:p>0.157272</text:p>
              </table:table-cell>
              <table:table-cell office:value-type="float" office:value="0.183782">
                <text:p>0.183782</text:p>
              </table:table-cell>
              <table:table-cell office:value-type="float" office:value="-0.042294">
                <text:p>-0.042294</text:p>
              </table:table-cell>
              <table:table-cell office:value-type="float" office:value="-0.015042">
                <text:p>-0.01504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144166">
                <text:p>0.144166</text:p>
              </table:table-cell>
              <table:table-cell office:value-type="float" office:value="0.182323">
                <text:p>0.182323</text:p>
              </table:table-cell>
              <table:table-cell office:value-type="float" office:value="-0.039695">
                <text:p>-0.039695</text:p>
              </table:table-cell>
              <table:table-cell office:value-type="float" office:value="-0.016633">
                <text:p>-0.0166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13106">
                <text:p>0.13106</text:p>
              </table:table-cell>
              <table:table-cell office:value-type="float" office:value="0.180876">
                <text:p>0.180876</text:p>
              </table:table-cell>
              <table:table-cell office:value-type="float" office:value="-0.037603">
                <text:p>-0.037603</text:p>
              </table:table-cell>
              <table:table-cell office:value-type="float" office:value="-0.018248">
                <text:p>-0.01824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144166">
                <text:p>0.144166</text:p>
              </table:table-cell>
              <table:table-cell office:value-type="float" office:value="0.17944">
                <text:p>0.17944</text:p>
              </table:table-cell>
              <table:table-cell office:value-type="float" office:value="-0.035734">
                <text:p>-0.035734</text:p>
              </table:table-cell>
              <table:table-cell office:value-type="float" office:value="-0.016428">
                <text:p>-0.0164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144166">
                <text:p>0.144166</text:p>
              </table:table-cell>
              <table:table-cell office:value-type="float" office:value="0.178016">
                <text:p>0.178016</text:p>
              </table:table-cell>
              <table:table-cell office:value-type="float" office:value="-0.033997">
                <text:p>-0.033997</text:p>
              </table:table-cell>
              <table:table-cell office:value-type="float" office:value="-0.016311">
                <text:p>-0.0163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13106">
                <text:p>0.13106</text:p>
              </table:table-cell>
              <table:table-cell office:value-type="float" office:value="0.176603">
                <text:p>0.176603</text:p>
              </table:table-cell>
              <table:table-cell office:value-type="float" office:value="-0.032621">
                <text:p>-0.032621</text:p>
              </table:table-cell>
              <table:table-cell office:value-type="float" office:value="-0.017922">
                <text:p>-0.01792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144166">
                <text:p>0.144166</text:p>
              </table:table-cell>
              <table:table-cell office:value-type="float" office:value="0.175202">
                <text:p>0.175202</text:p>
              </table:table-cell>
              <table:table-cell office:value-type="float" office:value="-0.031415">
                <text:p>-0.031415</text:p>
              </table:table-cell>
              <table:table-cell office:value-type="float" office:value="-0.016098">
                <text:p>-0.01609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144166">
                <text:p>0.144166</text:p>
              </table:table-cell>
              <table:table-cell office:value-type="float" office:value="0.173811">
                <text:p>0.173811</text:p>
              </table:table-cell>
              <table:table-cell office:value-type="float" office:value="-0.030147">
                <text:p>-0.030147</text:p>
              </table:table-cell>
              <table:table-cell office:value-type="float" office:value="-0.015977">
                <text:p>-0.01597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13106">
                <text:p>0.13106</text:p>
              </table:table-cell>
              <table:table-cell office:value-type="float" office:value="0.172432">
                <text:p>0.172432</text:p>
              </table:table-cell>
              <table:table-cell office:value-type="float" office:value="-0.029145">
                <text:p>-0.029145</text:p>
              </table:table-cell>
              <table:table-cell office:value-type="float" office:value="-0.017584">
                <text:p>-0.01758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13106">
                <text:p>0.13106</text:p>
              </table:table-cell>
              <table:table-cell office:value-type="float" office:value="0.171063">
                <text:p>0.171063</text:p>
              </table:table-cell>
              <table:table-cell office:value-type="float" office:value="-0.028761">
                <text:p>-0.028761</text:p>
              </table:table-cell>
              <table:table-cell office:value-type="float" office:value="-0.017486">
                <text:p>-0.01748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13106">
                <text:p>0.13106</text:p>
              </table:table-cell>
              <table:table-cell office:value-type="float" office:value="0.169706">
                <text:p>0.169706</text:p>
              </table:table-cell>
              <table:table-cell office:value-type="float" office:value="-0.028807">
                <text:p>-0.028807</text:p>
              </table:table-cell>
              <table:table-cell office:value-type="float" office:value="-0.017387">
                <text:p>-0.01738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144166">
                <text:p>0.144166</text:p>
              </table:table-cell>
              <table:table-cell office:value-type="float" office:value="0.168359">
                <text:p>0.168359</text:p>
              </table:table-cell>
              <table:table-cell office:value-type="float" office:value="-0.028533">
                <text:p>-0.028533</text:p>
              </table:table-cell>
              <table:table-cell office:value-type="float" office:value="-0.015556">
                <text:p>-0.01555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13106">
                <text:p>0.13106</text:p>
              </table:table-cell>
              <table:table-cell office:value-type="float" office:value="0.167023">
                <text:p>0.167023</text:p>
              </table:table-cell>
              <table:table-cell office:value-type="float" office:value="-0.028444">
                <text:p>-0.028444</text:p>
              </table:table-cell>
              <table:table-cell office:value-type="float" office:value="-0.017158">
                <text:p>-0.01715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13106">
                <text:p>0.13106</text:p>
              </table:table-cell>
              <table:table-cell office:value-type="float" office:value="0.165697">
                <text:p>0.165697</text:p>
              </table:table-cell>
              <table:table-cell office:value-type="float" office:value="-0.028719">
                <text:p>-0.028719</text:p>
              </table:table-cell>
              <table:table-cell office:value-type="float" office:value="-0.017055">
                <text:p>-0.01705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144166">
                <text:p>0.144166</text:p>
              </table:table-cell>
              <table:table-cell office:value-type="float" office:value="0.164382">
                <text:p>0.164382</text:p>
              </table:table-cell>
              <table:table-cell office:value-type="float" office:value="-0.028958">
                <text:p>-0.028958</text:p>
              </table:table-cell>
              <table:table-cell office:value-type="float" office:value="-0.015221">
                <text:p>-0.01522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3106">
                <text:p>0.13106</text:p>
              </table:table-cell>
              <table:table-cell office:value-type="float" office:value="0.163077">
                <text:p>0.163077</text:p>
              </table:table-cell>
              <table:table-cell office:value-type="float" office:value="-0.029234">
                <text:p>-0.029234</text:p>
              </table:table-cell>
              <table:table-cell office:value-type="float" office:value="-0.016819">
                <text:p>-0.01681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13106">
                <text:p>0.13106</text:p>
              </table:table-cell>
              <table:table-cell office:value-type="float" office:value="0.161783">
                <text:p>0.161783</text:p>
              </table:table-cell>
              <table:table-cell office:value-type="float" office:value="-0.029194">
                <text:p>-0.029194</text:p>
              </table:table-cell>
              <table:table-cell office:value-type="float" office:value="-0.016712">
                <text:p>-0.01671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157272">
                <text:p>0.157272</text:p>
              </table:table-cell>
              <table:table-cell office:value-type="float" office:value="0.160499">
                <text:p>0.160499</text:p>
              </table:table-cell>
              <table:table-cell office:value-type="float" office:value="-0.029549">
                <text:p>-0.029549</text:p>
              </table:table-cell>
              <table:table-cell office:value-type="float" office:value="-0.013144">
                <text:p>-0.01314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157272">
                <text:p>0.157272</text:p>
              </table:table-cell>
              <table:table-cell office:value-type="float" office:value="0.159225">
                <text:p>0.159225</text:p>
              </table:table-cell>
              <table:table-cell office:value-type="float" office:value="-0.029676">
                <text:p>-0.029676</text:p>
              </table:table-cell>
              <table:table-cell office:value-type="float" office:value="-0.012983">
                <text:p>-0.01298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144166">
                <text:p>0.144166</text:p>
              </table:table-cell>
              <table:table-cell office:value-type="float" office:value="0.157962">
                <text:p>0.157962</text:p>
              </table:table-cell>
              <table:table-cell office:value-type="float" office:value="-0.029336">
                <text:p>-0.029336</text:p>
              </table:table-cell>
              <table:table-cell office:value-type="float" office:value="-0.01455">
                <text:p>-0.0145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170378">
                <text:p>0.170378</text:p>
              </table:table-cell>
              <table:table-cell office:value-type="float" office:value="0.156708">
                <text:p>0.156708</text:p>
              </table:table-cell>
              <table:table-cell office:value-type="float" office:value="-0.029142">
                <text:p>-0.029142</text:p>
              </table:table-cell>
              <table:table-cell office:value-type="float" office:value="-0.010952">
                <text:p>-0.01095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157272">
                <text:p>0.157272</text:p>
              </table:table-cell>
              <table:table-cell office:value-type="float" office:value="0.155464">
                <text:p>0.155464</text:p>
              </table:table-cell>
              <table:table-cell office:value-type="float" office:value="-0.029269">
                <text:p>-0.029269</text:p>
              </table:table-cell>
              <table:table-cell office:value-type="float" office:value="-0.01249">
                <text:p>-0.0124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157272">
                <text:p>0.157272</text:p>
              </table:table-cell>
              <table:table-cell office:value-type="float" office:value="0.15423">
                <text:p>0.15423</text:p>
              </table:table-cell>
              <table:table-cell office:value-type="float" office:value="-0.029185">
                <text:p>-0.029185</text:p>
              </table:table-cell>
              <table:table-cell office:value-type="float" office:value="-0.012324">
                <text:p>-0.01232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157272">
                <text:p>0.157272</text:p>
              </table:table-cell>
              <table:table-cell office:value-type="float" office:value="0.153006">
                <text:p>0.153006</text:p>
              </table:table-cell>
              <table:table-cell office:value-type="float" office:value="-0.028955">
                <text:p>-0.028955</text:p>
              </table:table-cell>
              <table:table-cell office:value-type="float" office:value="-0.012156">
                <text:p>-0.01215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157272">
                <text:p>0.157272</text:p>
              </table:table-cell>
              <table:table-cell office:value-type="float" office:value="0.151792">
                <text:p>0.151792</text:p>
              </table:table-cell>
              <table:table-cell office:value-type="float" office:value="-0.02891">
                <text:p>-0.02891</text:p>
              </table:table-cell>
              <table:table-cell office:value-type="float" office:value="-0.011987">
                <text:p>-0.01198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183484">
                <text:p>0.183484</text:p>
              </table:table-cell>
              <table:table-cell office:value-type="float" office:value="0.150587">
                <text:p>0.150587</text:p>
              </table:table-cell>
              <table:table-cell office:value-type="float" office:value="-0.02854">
                <text:p>-0.02854</text:p>
              </table:table-cell>
              <table:table-cell office:value-type="float" office:value="-0.008357">
                <text:p>-0.00835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183484">
                <text:p>0.183484</text:p>
              </table:table-cell>
              <table:table-cell office:value-type="float" office:value="0.149392">
                <text:p>0.149392</text:p>
              </table:table-cell>
              <table:table-cell office:value-type="float" office:value="-0.028237">
                <text:p>-0.028237</text:p>
              </table:table-cell>
              <table:table-cell office:value-type="float" office:value="-0.008134">
                <text:p>-0.00813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170378">
                <text:p>0.170378</text:p>
              </table:table-cell>
              <table:table-cell office:value-type="float" office:value="0.148207">
                <text:p>0.148207</text:p>
              </table:table-cell>
              <table:table-cell office:value-type="float" office:value="-0.027814">
                <text:p>-0.027814</text:p>
              </table:table-cell>
              <table:table-cell office:value-type="float" office:value="-0.009639">
                <text:p>-0.00963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170378">
                <text:p>0.170378</text:p>
              </table:table-cell>
              <table:table-cell office:value-type="float" office:value="0.14703">
                <text:p>0.14703</text:p>
              </table:table-cell>
              <table:table-cell office:value-type="float" office:value="-0.027395">
                <text:p>-0.027395</text:p>
              </table:table-cell>
              <table:table-cell office:value-type="float" office:value="-0.00944">
                <text:p>-0.0094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183484">
                <text:p>0.183484</text:p>
              </table:table-cell>
              <table:table-cell office:value-type="float" office:value="0.145863">
                <text:p>0.145863</text:p>
              </table:table-cell>
              <table:table-cell office:value-type="float" office:value="-0.027384">
                <text:p>-0.027384</text:p>
              </table:table-cell>
              <table:table-cell office:value-type="float" office:value="-0.007509">
                <text:p>-0.00750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183484">
                <text:p>0.183484</text:p>
              </table:table-cell>
              <table:table-cell office:value-type="float" office:value="0.144706">
                <text:p>0.144706</text:p>
              </table:table-cell>
              <table:table-cell office:value-type="float" office:value="-0.027041">
                <text:p>-0.027041</text:p>
              </table:table-cell>
              <table:table-cell office:value-type="float" office:value="-0.007281">
                <text:p>-0.00728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183484">
                <text:p>0.183484</text:p>
              </table:table-cell>
              <table:table-cell office:value-type="float" office:value="0.143557">
                <text:p>0.143557</text:p>
              </table:table-cell>
              <table:table-cell office:value-type="float" office:value="-0.026382">
                <text:p>-0.026382</text:p>
              </table:table-cell>
              <table:table-cell office:value-type="float" office:value="-0.007052">
                <text:p>-0.00705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209696">
                <text:p>0.209696</text:p>
              </table:table-cell>
              <table:table-cell office:value-type="float" office:value="0.142418">
                <text:p>0.142418</text:p>
              </table:table-cell>
              <table:table-cell office:value-type="float" office:value="-0.025865">
                <text:p>-0.025865</text:p>
              </table:table-cell>
              <table:table-cell office:value-type="float" office:value="-0.003361">
                <text:p>-0.00336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19659">
                <text:p>0.19659</text:p>
              </table:table-cell>
              <table:table-cell office:value-type="float" office:value="0.141288">
                <text:p>0.141288</text:p>
              </table:table-cell>
              <table:table-cell office:value-type="float" office:value="-0.02573">
                <text:p>-0.02573</text:p>
              </table:table-cell>
              <table:table-cell office:value-type="float" office:value="-0.004808">
                <text:p>-0.00480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19659">
                <text:p>0.19659</text:p>
              </table:table-cell>
              <table:table-cell office:value-type="float" office:value="0.140166">
                <text:p>0.140166</text:p>
              </table:table-cell>
              <table:table-cell office:value-type="float" office:value="-0.025211">
                <text:p>-0.025211</text:p>
              </table:table-cell>
              <table:table-cell office:value-type="float" office:value="-0.004549">
                <text:p>-0.00454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183484">
                <text:p>0.183484</text:p>
              </table:table-cell>
              <table:table-cell office:value-type="float" office:value="0.139054">
                <text:p>0.139054</text:p>
              </table:table-cell>
              <table:table-cell office:value-type="float" office:value="-0.024326">
                <text:p>-0.024326</text:p>
              </table:table-cell>
              <table:table-cell office:value-type="float" office:value="-0.006019">
                <text:p>-0.00601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209696">
                <text:p>0.209696</text:p>
              </table:table-cell>
              <table:table-cell office:value-type="float" office:value="0.13795">
                <text:p>0.13795</text:p>
              </table:table-cell>
              <table:table-cell office:value-type="float" office:value="-0.023775">
                <text:p>-0.023775</text:p>
              </table:table-cell>
              <table:table-cell office:value-type="float" office:value="-0.002325">
                <text:p>-0.00232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222802">
                <text:p>0.222802</text:p>
              </table:table-cell>
              <table:table-cell office:value-type="float" office:value="0.136855">
                <text:p>0.136855</text:p>
              </table:table-cell>
              <table:table-cell office:value-type="float" office:value="-0.023089">
                <text:p>-0.023089</text:p>
              </table:table-cell>
              <table:table-cell office:value-type="float" office:value="-0.000307">
                <text:p>-0.00030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209696">
                <text:p>0.209696</text:p>
              </table:table-cell>
              <table:table-cell office:value-type="float" office:value="0.135769">
                <text:p>0.135769</text:p>
              </table:table-cell>
              <table:table-cell office:value-type="float" office:value="-0.022371">
                <text:p>-0.022371</text:p>
              </table:table-cell>
              <table:table-cell office:value-type="float" office:value="-0.001722">
                <text:p>-0.00172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209696">
                <text:p>0.209696</text:p>
              </table:table-cell>
              <table:table-cell office:value-type="float" office:value="0.134692">
                <text:p>0.134692</text:p>
              </table:table-cell>
              <table:table-cell office:value-type="float" office:value="-0.021742">
                <text:p>-0.021742</text:p>
              </table:table-cell>
              <table:table-cell office:value-type="float" office:value="-0.001431">
                <text:p>-0.00143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9659">
                <text:p>0.19659</text:p>
              </table:table-cell>
              <table:table-cell office:value-type="float" office:value="0.133623">
                <text:p>0.133623</text:p>
              </table:table-cell>
              <table:table-cell office:value-type="float" office:value="-0.021142">
                <text:p>-0.021142</text:p>
              </table:table-cell>
              <table:table-cell office:value-type="float" office:value="-0.00287">
                <text:p>-0.0028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235908">
                <text:p>0.235908</text:p>
              </table:table-cell>
              <table:table-cell office:value-type="float" office:value="0.132562">
                <text:p>0.132562</text:p>
              </table:table-cell>
              <table:table-cell office:value-type="float" office:value="-0.020133">
                <text:p>-0.020133</text:p>
              </table:table-cell>
              <table:table-cell office:value-type="float" office:value="0.002586">
                <text:p>0.00258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235908">
                <text:p>0.235908</text:p>
              </table:table-cell>
              <table:table-cell office:value-type="float" office:value="0.13151">
                <text:p>0.13151</text:p>
              </table:table-cell>
              <table:table-cell office:value-type="float" office:value="-0.019649">
                <text:p>-0.019649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209696">
                <text:p>0.209696</text:p>
              </table:table-cell>
              <table:table-cell office:value-type="float" office:value="0.130466">
                <text:p>0.130466</text:p>
              </table:table-cell>
              <table:table-cell office:value-type="float" office:value="-0.019105">
                <text:p>-0.019105</text:p>
              </table:table-cell>
              <table:table-cell office:value-type="float" office:value="-0.000182">
                <text:p>-0.00018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222802">
                <text:p>0.222802</text:p>
              </table:table-cell>
              <table:table-cell office:value-type="float" office:value="0.129431">
                <text:p>0.129431</text:p>
              </table:table-cell>
              <table:table-cell office:value-type="float" office:value="-0.018442">
                <text:p>-0.018442</text:p>
              </table:table-cell>
              <table:table-cell office:value-type="float" office:value="0.001843">
                <text:p>0.00184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222802">
                <text:p>0.222802</text:p>
              </table:table-cell>
              <table:table-cell office:value-type="float" office:value="0.128404">
                <text:p>0.128404</text:p>
              </table:table-cell>
              <table:table-cell office:value-type="float" office:value="-0.018312">
                <text:p>-0.018312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235908">
                <text:p>0.235908</text:p>
              </table:table-cell>
              <table:table-cell office:value-type="float" office:value="0.127385">
                <text:p>0.127385</text:p>
              </table:table-cell>
              <table:table-cell office:value-type="float" office:value="-0.017781">
                <text:p>-0.017781</text:p>
              </table:table-cell>
              <table:table-cell office:value-type="float" office:value="0.004219">
                <text:p>0.00421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222802">
                <text:p>0.222802</text:p>
              </table:table-cell>
              <table:table-cell office:value-type="float" office:value="0.126374">
                <text:p>0.126374</text:p>
              </table:table-cell>
              <table:table-cell office:value-type="float" office:value="-0.016916">
                <text:p>-0.016916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235908">
                <text:p>0.235908</text:p>
              </table:table-cell>
              <table:table-cell office:value-type="float" office:value="0.125371">
                <text:p>0.125371</text:p>
              </table:table-cell>
              <table:table-cell office:value-type="float" office:value="-0.016364">
                <text:p>-0.016364</text:p>
              </table:table-cell>
              <table:table-cell office:value-type="float" office:value="0.004894">
                <text:p>0.00489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235908">
                <text:p>0.235908</text:p>
              </table:table-cell>
              <table:table-cell office:value-type="float" office:value="0.124376">
                <text:p>0.124376</text:p>
              </table:table-cell>
              <table:table-cell office:value-type="float" office:value="-0.015939">
                <text:p>-0.015939</text:p>
              </table:table-cell>
              <table:table-cell office:value-type="float" office:value="0.005247">
                <text:p>0.00524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235908">
                <text:p>0.235908</text:p>
              </table:table-cell>
              <table:table-cell office:value-type="float" office:value="0.123389">
                <text:p>0.123389</text:p>
              </table:table-cell>
              <table:table-cell office:value-type="float" office:value="-0.014982">
                <text:p>-0.01498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249014">
                <text:p>0.249014</text:p>
              </table:table-cell>
              <table:table-cell office:value-type="float" office:value="0.122409">
                <text:p>0.122409</text:p>
              </table:table-cell>
              <table:table-cell office:value-type="float" office:value="-0.014151">
                <text:p>-0.014151</text:p>
              </table:table-cell>
              <table:table-cell office:value-type="float" office:value="0.007684">
                <text:p>0.00768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26212">
                <text:p>0.26212</text:p>
              </table:table-cell>
              <table:table-cell office:value-type="float" office:value="0.121438">
                <text:p>0.121438</text:p>
              </table:table-cell>
              <table:table-cell office:value-type="float" office:value="-0.013765">
                <text:p>-0.013765</text:p>
              </table:table-cell>
              <table:table-cell office:value-type="float" office:value="0.009796">
                <text:p>0.00979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235908">
                <text:p>0.235908</text:p>
              </table:table-cell>
              <table:table-cell office:value-type="float" office:value="0.120474">
                <text:p>0.120474</text:p>
              </table:table-cell>
              <table:table-cell office:value-type="float" office:value="-0.013492">
                <text:p>-0.013492</text:p>
              </table:table-cell>
              <table:table-cell office:value-type="float" office:value="0.006744">
                <text:p>0.00674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249014">
                <text:p>0.249014</text:p>
              </table:table-cell>
              <table:table-cell office:value-type="float" office:value="0.119518">
                <text:p>0.119518</text:p>
              </table:table-cell>
              <table:table-cell office:value-type="float" office:value="-0.012595">
                <text:p>-0.012595</text:p>
              </table:table-cell>
              <table:table-cell office:value-type="float" office:value="0.008831">
                <text:p>0.00883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249014">
                <text:p>0.249014</text:p>
              </table:table-cell>
              <table:table-cell office:value-type="float" office:value="0.118569">
                <text:p>0.118569</text:p>
              </table:table-cell>
              <table:table-cell office:value-type="float" office:value="-0.012289">
                <text:p>-0.012289</text:p>
              </table:table-cell>
              <table:table-cell office:value-type="float" office:value="0.009216">
                <text:p>0.0092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26212">
                <text:p>0.26212</text:p>
              </table:table-cell>
              <table:table-cell office:value-type="float" office:value="0.117628">
                <text:p>0.117628</text:p>
              </table:table-cell>
              <table:table-cell office:value-type="float" office:value="-0.011649">
                <text:p>-0.011649</text:p>
              </table:table-cell>
              <table:table-cell office:value-type="float" office:value="0.011331">
                <text:p>0.01133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275226">
                <text:p>0.275226</text:p>
              </table:table-cell>
              <table:table-cell office:value-type="float" office:value="0.116695">
                <text:p>0.116695</text:p>
              </table:table-cell>
              <table:table-cell office:value-type="float" office:value="-0.011009">
                <text:p>-0.011009</text:p>
              </table:table-cell>
              <table:table-cell office:value-type="float" office:value="0.013473">
                <text:p>0.01347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26212">
                <text:p>0.26212</text:p>
              </table:table-cell>
              <table:table-cell office:value-type="float" office:value="0.115769">
                <text:p>0.115769</text:p>
              </table:table-cell>
              <table:table-cell office:value-type="float" office:value="-0.010368">
                <text:p>-0.010368</text:p>
              </table:table-cell>
              <table:table-cell office:value-type="float" office:value="0.012182">
                <text:p>0.0121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26212">
                <text:p>0.26212</text:p>
              </table:table-cell>
              <table:table-cell office:value-type="float" office:value="0.11485">
                <text:p>0.11485</text:p>
              </table:table-cell>
              <table:table-cell office:value-type="float" office:value="-0.009111">
                <text:p>-0.009111</text:p>
              </table:table-cell>
              <table:table-cell office:value-type="float" office:value="0.012596">
                <text:p>0.01259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275226">
                <text:p>0.275226</text:p>
              </table:table-cell>
              <table:table-cell office:value-type="float" office:value="0.113938">
                <text:p>0.113938</text:p>
              </table:table-cell>
              <table:table-cell office:value-type="float" office:value="-0.008251">
                <text:p>-0.008251</text:p>
              </table:table-cell>
              <table:table-cell office:value-type="float" office:value="0.014741">
                <text:p>0.01474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288332">
                <text:p>0.288332</text:p>
              </table:table-cell>
              <table:table-cell office:value-type="float" office:value="0.113034">
                <text:p>0.113034</text:p>
              </table:table-cell>
              <table:table-cell office:value-type="float" office:value="-0.007853">
                <text:p>-0.007853</text:p>
              </table:table-cell>
              <table:table-cell office:value-type="float" office:value="0.016913">
                <text:p>0.01691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275226">
                <text:p>0.275226</text:p>
              </table:table-cell>
              <table:table-cell office:value-type="float" office:value="0.112137">
                <text:p>0.112137</text:p>
              </table:table-cell>
              <table:table-cell office:value-type="float" office:value="-0.007015">
                <text:p>-0.007015</text:p>
              </table:table-cell>
              <table:table-cell office:value-type="float" office:value="0.015652">
                <text:p>0.0156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275226">
                <text:p>0.275226</text:p>
              </table:table-cell>
              <table:table-cell office:value-type="float" office:value="0.111247">
                <text:p>0.111247</text:p>
              </table:table-cell>
              <table:table-cell office:value-type="float" office:value="-0.005625">
                <text:p>-0.005625</text:p>
              </table:table-cell>
              <table:table-cell office:value-type="float" office:value="0.016096">
                <text:p>0.01609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301438">
                <text:p>0.301438</text:p>
              </table:table-cell>
              <table:table-cell office:value-type="float" office:value="0.110364">
                <text:p>0.110364</text:p>
              </table:table-cell>
              <table:table-cell office:value-type="float" office:value="-0.004339">
                <text:p>-0.0043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288332">
                <text:p>0.288332</text:p>
              </table:table-cell>
              <table:table-cell office:value-type="float" office:value="0.109488">
                <text:p>0.109488</text:p>
              </table:table-cell>
              <table:table-cell office:value-type="float" office:value="-0.003358">
                <text:p>-0.003358</text:p>
              </table:table-cell>
              <table:table-cell office:value-type="float" office:value="0.018768">
                <text:p>0.01876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275226">
                <text:p>0.275226</text:p>
              </table:table-cell>
              <table:table-cell office:value-type="float" office:value="0.108619">
                <text:p>0.108619</text:p>
              </table:table-cell>
              <table:table-cell office:value-type="float" office:value="-0.00205">
                <text:p>-0.00205</text:p>
              </table:table-cell>
              <table:table-cell office:value-type="float" office:value="0.01751">
                <text:p>0.0175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301438">
                <text:p>0.301438</text:p>
              </table:table-cell>
              <table:table-cell office:value-type="float" office:value="0.107757">
                <text:p>0.107757</text:p>
              </table:table-cell>
              <table:table-cell office:value-type="float" office:value="-0.000239">
                <text:p>-0.000239</text:p>
              </table:table-cell>
              <table:table-cell office:value-type="float" office:value="0.021417">
                <text:p>0.02141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314544">
                <text:p>0.314544</text:p>
              </table:table-cell>
              <table:table-cell office:value-type="float" office:value="0.106902">
                <text:p>0.106902</text:p>
              </table:table-cell>
              <table:table-cell office:value-type="float" office:value="0.001261">
                <text:p>0.001261</text:p>
              </table:table-cell>
              <table:table-cell office:value-type="float" office:value="0.023648">
                <text:p>0.02364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288332">
                <text:p>0.288332</text:p>
              </table:table-cell>
              <table:table-cell office:value-type="float" office:value="0.106053">
                <text:p>0.106053</text:p>
              </table:table-cell>
              <table:table-cell office:value-type="float" office:value="0.002415">
                <text:p>0.002415</text:p>
              </table:table-cell>
              <table:table-cell office:value-type="float" office:value="0.020715">
                <text:p>0.02071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288332">
                <text:p>0.288332</text:p>
              </table:table-cell>
              <table:table-cell office:value-type="float" office:value="0.105212">
                <text:p>0.105212</text:p>
              </table:table-cell>
              <table:table-cell office:value-type="float" office:value="0.004091">
                <text:p>0.004091</text:p>
              </table:table-cell>
              <table:table-cell office:value-type="float" office:value="0.021191">
                <text:p>0.02119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301438">
                <text:p>0.301438</text:p>
              </table:table-cell>
              <table:table-cell office:value-type="float" office:value="0.104377">
                <text:p>0.104377</text:p>
              </table:table-cell>
              <table:table-cell office:value-type="float" office:value="0.005454">
                <text:p>0.005454</text:p>
              </table:table-cell>
              <table:table-cell office:value-type="float" office:value="0.023397">
                <text:p>0.02339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301438">
                <text:p>0.301438</text:p>
              </table:table-cell>
              <table:table-cell office:value-type="float" office:value="0.103548">
                <text:p>0.103548</text:p>
              </table:table-cell>
              <table:table-cell office:value-type="float" office:value="0.006971">
                <text:p>0.006971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288332">
                <text:p>0.288332</text:p>
              </table:table-cell>
              <table:table-cell office:value-type="float" office:value="0.102726">
                <text:p>0.102726</text:p>
              </table:table-cell>
              <table:table-cell office:value-type="float" office:value="0.008418">
                <text:p>0.008418</text:p>
              </table:table-cell>
              <table:table-cell office:value-type="float" office:value="0.022675">
                <text:p>0.02267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301438">
                <text:p>0.301438</text:p>
              </table:table-cell>
              <table:table-cell office:value-type="float" office:value="0.101911">
                <text:p>0.101911</text:p>
              </table:table-cell>
              <table:table-cell office:value-type="float" office:value="0.009845">
                <text:p>0.009845</text:p>
              </table:table-cell>
              <table:table-cell office:value-type="float" office:value="0.024884">
                <text:p>0.02488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301438">
                <text:p>0.301438</text:p>
              </table:table-cell>
              <table:table-cell office:value-type="float" office:value="0.101102">
                <text:p>0.101102</text:p>
              </table:table-cell>
              <table:table-cell office:value-type="float" office:value="0.011528">
                <text:p>0.011528</text:p>
              </table:table-cell>
              <table:table-cell office:value-type="float" office:value="0.025389">
                <text:p>0.02538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301438">
                <text:p>0.301438</text:p>
              </table:table-cell>
              <table:table-cell office:value-type="float" office:value="0.1003">
                <text:p>0.1003</text:p>
              </table:table-cell>
              <table:table-cell office:value-type="float" office:value="0.013157">
                <text:p>0.013157</text:p>
              </table:table-cell>
              <table:table-cell office:value-type="float" office:value="0.025896">
                <text:p>0.02589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301438">
                <text:p>0.301438</text:p>
              </table:table-cell>
              <table:table-cell office:value-type="float" office:value="0.099504">
                <text:p>0.099504</text:p>
              </table:table-cell>
              <table:table-cell office:value-type="float" office:value="0.014487">
                <text:p>0.014487</text:p>
              </table:table-cell>
              <table:table-cell office:value-type="float" office:value="0.026403">
                <text:p>0.02640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301438">
                <text:p>0.301438</text:p>
              </table:table-cell>
              <table:table-cell office:value-type="float" office:value="0.098714">
                <text:p>0.098714</text:p>
              </table:table-cell>
              <table:table-cell office:value-type="float" office:value="0.015942">
                <text:p>0.015942</text:p>
              </table:table-cell>
              <table:table-cell office:value-type="float" office:value="0.026911">
                <text:p>0.02691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314544">
                <text:p>0.314544</text:p>
              </table:table-cell>
              <table:table-cell office:value-type="float" office:value="0.097931">
                <text:p>0.097931</text:p>
              </table:table-cell>
              <table:table-cell office:value-type="float" office:value="0.017407">
                <text:p>0.017407</text:p>
              </table:table-cell>
              <table:table-cell office:value-type="float" office:value="0.02915">
                <text:p>0.0291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301438">
                <text:p>0.301438</text:p>
              </table:table-cell>
              <table:table-cell office:value-type="float" office:value="0.097154">
                <text:p>0.097154</text:p>
              </table:table-cell>
              <table:table-cell office:value-type="float" office:value="0.018415">
                <text:p>0.018415</text:p>
              </table:table-cell>
              <table:table-cell office:value-type="float" office:value="0.027956">
                <text:p>0.02795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288332">
                <text:p>0.288332</text:p>
              </table:table-cell>
              <table:table-cell office:value-type="float" office:value="0.096382">
                <text:p>0.096382</text:p>
              </table:table-cell>
              <table:table-cell office:value-type="float" office:value="0.019271">
                <text:p>0.019271</text:p>
              </table:table-cell>
              <table:table-cell office:value-type="float" office:value="0.026736">
                <text:p>0.02673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288332">
                <text:p>0.288332</text:p>
              </table:table-cell>
              <table:table-cell office:value-type="float" office:value="0.095618">
                <text:p>0.095618</text:p>
              </table:table-cell>
              <table:table-cell office:value-type="float" office:value="0.020418">
                <text:p>0.020418</text:p>
              </table:table-cell>
              <table:table-cell office:value-type="float" office:value="0.027221">
                <text:p>0.02722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301438">
                <text:p>0.301438</text:p>
              </table:table-cell>
              <table:table-cell office:value-type="float" office:value="0.094859">
                <text:p>0.094859</text:p>
              </table:table-cell>
              <table:table-cell office:value-type="float" office:value="0.021395">
                <text:p>0.021395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314544">
                <text:p>0.314544</text:p>
              </table:table-cell>
              <table:table-cell office:value-type="float" office:value="0.094106">
                <text:p>0.094106</text:p>
              </table:table-cell>
              <table:table-cell office:value-type="float" office:value="0.022065">
                <text:p>0.022065</text:p>
              </table:table-cell>
              <table:table-cell office:value-type="float" office:value="0.031679">
                <text:p>0.03167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288332">
                <text:p>0.288332</text:p>
              </table:table-cell>
              <table:table-cell office:value-type="float" office:value="0.093359">
                <text:p>0.093359</text:p>
              </table:table-cell>
              <table:table-cell office:value-type="float" office:value="0.022395">
                <text:p>0.022395</text:p>
              </table:table-cell>
              <table:table-cell office:value-type="float" office:value="0.028759">
                <text:p>0.02875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301438">
                <text:p>0.301438</text:p>
              </table:table-cell>
              <table:table-cell office:value-type="float" office:value="0.092618">
                <text:p>0.092618</text:p>
              </table:table-cell>
              <table:table-cell office:value-type="float" office:value="0.023297">
                <text:p>0.023297</text:p>
              </table:table-cell>
              <table:table-cell office:value-type="float" office:value="0.030977">
                <text:p>0.03097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301438">
                <text:p>0.301438</text:p>
              </table:table-cell>
              <table:table-cell office:value-type="float" office:value="0.091883">
                <text:p>0.091883</text:p>
              </table:table-cell>
              <table:table-cell office:value-type="float" office:value="0.024251">
                <text:p>0.024251</text:p>
              </table:table-cell>
              <table:table-cell office:value-type="float" office:value="0.031491">
                <text:p>0.03149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288332">
                <text:p>0.288332</text:p>
              </table:table-cell>
              <table:table-cell office:value-type="float" office:value="0.091154">
                <text:p>0.091154</text:p>
              </table:table-cell>
              <table:table-cell office:value-type="float" office:value="0.024969">
                <text:p>0.024969</text:p>
              </table:table-cell>
              <table:table-cell office:value-type="float" office:value="0.030277">
                <text:p>0.03027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301438">
                <text:p>0.301438</text:p>
              </table:table-cell>
              <table:table-cell office:value-type="float" office:value="0.09043">
                <text:p>0.09043</text:p>
              </table:table-cell>
              <table:table-cell office:value-type="float" office:value="0.026252">
                <text:p>0.026252</text:p>
              </table:table-cell>
              <table:table-cell office:value-type="float" office:value="0.032497">
                <text:p>0.03249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301438">
                <text:p>0.301438</text:p>
              </table:table-cell>
              <table:table-cell office:value-type="float" office:value="0.089713">
                <text:p>0.089713</text:p>
              </table:table-cell>
              <table:table-cell office:value-type="float" office:value="0.02758">
                <text:p>0.02758</text:p>
              </table:table-cell>
              <table:table-cell office:value-type="float" office:value="0.033013">
                <text:p>0.03301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01438">
                <text:p>0.301438</text:p>
              </table:table-cell>
              <table:table-cell office:value-type="float" office:value="0.089001">
                <text:p>0.089001</text:p>
              </table:table-cell>
              <table:table-cell office:value-type="float" office:value="0.028394">
                <text:p>0.028394</text:p>
              </table:table-cell>
              <table:table-cell office:value-type="float" office:value="0.033531">
                <text:p>0.03353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301438">
                <text:p>0.301438</text:p>
              </table:table-cell>
              <table:table-cell office:value-type="float" office:value="0.088294">
                <text:p>0.088294</text:p>
              </table:table-cell>
              <table:table-cell office:value-type="float" office:value="0.029392">
                <text:p>0.029392</text:p>
              </table:table-cell>
              <table:table-cell office:value-type="float" office:value="0.034049">
                <text:p>0.03404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301438">
                <text:p>0.301438</text:p>
              </table:table-cell>
              <table:table-cell office:value-type="float" office:value="0.087593">
                <text:p>0.087593</text:p>
              </table:table-cell>
              <table:table-cell office:value-type="float" office:value="0.03079">
                <text:p>0.03079</text:p>
              </table:table-cell>
              <table:table-cell office:value-type="float" office:value="0.034568">
                <text:p>0.03456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301438">
                <text:p>0.301438</text:p>
              </table:table-cell>
              <table:table-cell office:value-type="float" office:value="0.086898">
                <text:p>0.086898</text:p>
              </table:table-cell>
              <table:table-cell office:value-type="float" office:value="0.031802">
                <text:p>0.031802</text:p>
              </table:table-cell>
              <table:table-cell office:value-type="float" office:value="0.035087">
                <text:p>0.03508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301438">
                <text:p>0.301438</text:p>
              </table:table-cell>
              <table:table-cell office:value-type="float" office:value="0.086209">
                <text:p>0.086209</text:p>
              </table:table-cell>
              <table:table-cell office:value-type="float" office:value="0.032127">
                <text:p>0.032127</text:p>
              </table:table-cell>
              <table:table-cell office:value-type="float" office:value="0.035607">
                <text:p>0.03560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275226">
                <text:p>0.275226</text:p>
              </table:table-cell>
              <table:table-cell office:value-type="float" office:value="0.085524">
                <text:p>0.085524</text:p>
              </table:table-cell>
              <table:table-cell office:value-type="float" office:value="0.033275">
                <text:p>0.033275</text:p>
              </table:table-cell>
              <table:table-cell office:value-type="float" office:value="0.032668">
                <text:p>0.03266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288332">
                <text:p>0.288332</text:p>
              </table:table-cell>
              <table:table-cell office:value-type="float" office:value="0.084846">
                <text:p>0.084846</text:p>
              </table:table-cell>
              <table:table-cell office:value-type="float" office:value="0.034751">
                <text:p>0.034751</text:p>
              </table:table-cell>
              <table:table-cell office:value-type="float" office:value="0.034867">
                <text:p>0.03486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301438">
                <text:p>0.301438</text:p>
              </table:table-cell>
              <table:table-cell office:value-type="float" office:value="0.084172">
                <text:p>0.084172</text:p>
              </table:table-cell>
              <table:table-cell office:value-type="float" office:value="0.036106">
                <text:p>0.036106</text:p>
              </table:table-cell>
              <table:table-cell office:value-type="float" office:value="0.037093">
                <text:p>0.03709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01438">
                <text:p>0.301438</text:p>
              </table:table-cell>
              <table:table-cell office:value-type="float" office:value="0.083504">
                <text:p>0.083504</text:p>
              </table:table-cell>
              <table:table-cell office:value-type="float" office:value="0.037223">
                <text:p>0.037223</text:p>
              </table:table-cell>
              <table:table-cell office:value-type="float" office:value="0.037616">
                <text:p>0.03761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288332">
                <text:p>0.288332</text:p>
              </table:table-cell>
              <table:table-cell office:value-type="float" office:value="0.082841">
                <text:p>0.082841</text:p>
              </table:table-cell>
              <table:table-cell office:value-type="float" office:value="0.037948">
                <text:p>0.037948</text:p>
              </table:table-cell>
              <table:table-cell office:value-type="float" office:value="0.036409">
                <text:p>0.03640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288332">
                <text:p>0.288332</text:p>
              </table:table-cell>
              <table:table-cell office:value-type="float" office:value="0.082184">
                <text:p>0.082184</text:p>
              </table:table-cell>
              <table:table-cell office:value-type="float" office:value="0.039065">
                <text:p>0.039065</text:p>
              </table:table-cell>
              <table:table-cell office:value-type="float" office:value="0.036907">
                <text:p>0.03690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301438">
                <text:p>0.301438</text:p>
              </table:table-cell>
              <table:table-cell office:value-type="float" office:value="0.081532">
                <text:p>0.081532</text:p>
              </table:table-cell>
              <table:table-cell office:value-type="float" office:value="0.04023">
                <text:p>0.04023</text:p>
              </table:table-cell>
              <table:table-cell office:value-type="float" office:value="0.039135">
                <text:p>0.03913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01438">
                <text:p>0.301438</text:p>
              </table:table-cell>
              <table:table-cell office:value-type="float" office:value="0.080885">
                <text:p>0.080885</text:p>
              </table:table-cell>
              <table:table-cell office:value-type="float" office:value="0.041217">
                <text:p>0.041217</text:p>
              </table:table-cell>
              <table:table-cell office:value-type="float" office:value="0.03966">
                <text:p>0.0396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288332">
                <text:p>0.288332</text:p>
              </table:table-cell>
              <table:table-cell office:value-type="float" office:value="0.080243">
                <text:p>0.080243</text:p>
              </table:table-cell>
              <table:table-cell office:value-type="float" office:value="0.041909">
                <text:p>0.041909</text:p>
              </table:table-cell>
              <table:table-cell office:value-type="float" office:value="0.038456">
                <text:p>0.03845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288332">
                <text:p>0.288332</text:p>
              </table:table-cell>
              <table:table-cell office:value-type="float" office:value="0.079606">
                <text:p>0.079606</text:p>
              </table:table-cell>
              <table:table-cell office:value-type="float" office:value="0.042762">
                <text:p>0.042762</text:p>
              </table:table-cell>
              <table:table-cell office:value-type="float" office:value="0.038956">
                <text:p>0.03895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288332">
                <text:p>0.288332</text:p>
              </table:table-cell>
              <table:table-cell office:value-type="float" office:value="0.078974">
                <text:p>0.078974</text:p>
              </table:table-cell>
              <table:table-cell office:value-type="float" office:value="0.043655">
                <text:p>0.043655</text:p>
              </table:table-cell>
              <table:table-cell office:value-type="float" office:value="0.039457">
                <text:p>0.03945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288332">
                <text:p>0.288332</text:p>
              </table:table-cell>
              <table:table-cell office:value-type="float" office:value="0.078347">
                <text:p>0.078347</text:p>
              </table:table-cell>
              <table:table-cell office:value-type="float" office:value="0.044334">
                <text:p>0.044334</text:p>
              </table:table-cell>
              <table:table-cell office:value-type="float" office:value="0.039959">
                <text:p>0.03995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275226">
                <text:p>0.275226</text:p>
              </table:table-cell>
              <table:table-cell office:value-type="float" office:value="0.077725">
                <text:p>0.077725</text:p>
              </table:table-cell>
              <table:table-cell office:value-type="float" office:value="0.045098">
                <text:p>0.045098</text:p>
              </table:table-cell>
              <table:table-cell office:value-type="float" office:value="0.038731">
                <text:p>0.03873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275226">
                <text:p>0.275226</text:p>
              </table:table-cell>
              <table:table-cell office:value-type="float" office:value="0.077109">
                <text:p>0.077109</text:p>
              </table:table-cell>
              <table:table-cell office:value-type="float" office:value="0.045831">
                <text:p>0.045831</text:p>
              </table:table-cell>
              <table:table-cell office:value-type="float" office:value="0.039207">
                <text:p>0.03920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275226">
                <text:p>0.275226</text:p>
              </table:table-cell>
              <table:table-cell office:value-type="float" office:value="0.076497">
                <text:p>0.076497</text:p>
              </table:table-cell>
              <table:table-cell office:value-type="float" office:value="0.046545">
                <text:p>0.046545</text:p>
              </table:table-cell>
              <table:table-cell office:value-type="float" office:value="0.039684">
                <text:p>0.03968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275226">
                <text:p>0.275226</text:p>
              </table:table-cell>
              <table:table-cell office:value-type="float" office:value="0.075889">
                <text:p>0.075889</text:p>
              </table:table-cell>
              <table:table-cell office:value-type="float" office:value="0.047318">
                <text:p>0.047318</text:p>
              </table:table-cell>
              <table:table-cell office:value-type="float" office:value="0.040162">
                <text:p>0.04016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275226">
                <text:p>0.275226</text:p>
              </table:table-cell>
              <table:table-cell office:value-type="float" office:value="0.075287">
                <text:p>0.075287</text:p>
              </table:table-cell>
              <table:table-cell office:value-type="float" office:value="0.047911">
                <text:p>0.047911</text:p>
              </table:table-cell>
              <table:table-cell office:value-type="float" office:value="0.04064">
                <text:p>0.0406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26212">
                <text:p>0.26212</text:p>
              </table:table-cell>
              <table:table-cell office:value-type="float" office:value="0.07469">
                <text:p>0.07469</text:p>
              </table:table-cell>
              <table:table-cell office:value-type="float" office:value="0.048841">
                <text:p>0.048841</text:p>
              </table:table-cell>
              <table:table-cell office:value-type="float" office:value="0.039389">
                <text:p>0.0393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275226">
                <text:p>0.275226</text:p>
              </table:table-cell>
              <table:table-cell office:value-type="float" office:value="0.074097">
                <text:p>0.074097</text:p>
              </table:table-cell>
              <table:table-cell office:value-type="float" office:value="0.050191">
                <text:p>0.050191</text:p>
              </table:table-cell>
              <table:table-cell office:value-type="float" office:value="0.041572">
                <text:p>0.04157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26212">
                <text:p>0.26212</text:p>
              </table:table-cell>
              <table:table-cell office:value-type="float" office:value="0.073509">
                <text:p>0.073509</text:p>
              </table:table-cell>
              <table:table-cell office:value-type="float" office:value="0.051458">
                <text:p>0.051458</text:p>
              </table:table-cell>
              <table:table-cell office:value-type="float" office:value="0.040322">
                <text:p>0.0403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249014">
                <text:p>0.249014</text:p>
              </table:table-cell>
              <table:table-cell office:value-type="float" office:value="0.072925">
                <text:p>0.072925</text:p>
              </table:table-cell>
              <table:table-cell office:value-type="float" office:value="0.052604">
                <text:p>0.052604</text:p>
              </table:table-cell>
              <table:table-cell office:value-type="float" office:value="0.039046">
                <text:p>0.03904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275226">
                <text:p>0.275226</text:p>
              </table:table-cell>
              <table:table-cell office:value-type="float" office:value="0.072347">
                <text:p>0.072347</text:p>
              </table:table-cell>
              <table:table-cell office:value-type="float" office:value="0.053685">
                <text:p>0.053685</text:p>
              </table:table-cell>
              <table:table-cell office:value-type="float" office:value="0.042935">
                <text:p>0.04293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26212">
                <text:p>0.26212</text:p>
              </table:table-cell>
              <table:table-cell office:value-type="float" office:value="0.071772">
                <text:p>0.071772</text:p>
              </table:table-cell>
              <table:table-cell office:value-type="float" office:value="0.054879">
                <text:p>0.054879</text:p>
              </table:table-cell>
              <table:table-cell office:value-type="float" office:value="0.041686">
                <text:p>0.04168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249014">
                <text:p>0.249014</text:p>
              </table:table-cell>
              <table:table-cell office:value-type="float" office:value="0.071203">
                <text:p>0.071203</text:p>
              </table:table-cell>
              <table:table-cell office:value-type="float" office:value="0.056143">
                <text:p>0.056143</text:p>
              </table:table-cell>
              <table:table-cell office:value-type="float" office:value="0.040412">
                <text:p>0.04041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249014">
                <text:p>0.249014</text:p>
              </table:table-cell>
              <table:table-cell office:value-type="float" office:value="0.070638">
                <text:p>0.070638</text:p>
              </table:table-cell>
              <table:table-cell office:value-type="float" office:value="0.057425">
                <text:p>0.057425</text:p>
              </table:table-cell>
              <table:table-cell office:value-type="float" office:value="0.040842">
                <text:p>0.04084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249014">
                <text:p>0.249014</text:p>
              </table:table-cell>
              <table:table-cell office:value-type="float" office:value="0.070077">
                <text:p>0.070077</text:p>
              </table:table-cell>
              <table:table-cell office:value-type="float" office:value="0.058053">
                <text:p>0.058053</text:p>
              </table:table-cell>
              <table:table-cell office:value-type="float" office:value="0.041273">
                <text:p>0.04127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249014">
                <text:p>0.249014</text:p>
              </table:table-cell>
              <table:table-cell office:value-type="float" office:value="0.069521">
                <text:p>0.069521</text:p>
              </table:table-cell>
              <table:table-cell office:value-type="float" office:value="0.057947">
                <text:p>0.057947</text:p>
              </table:table-cell>
              <table:table-cell office:value-type="float" office:value="0.041704">
                <text:p>0.04170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235908">
                <text:p>0.235908</text:p>
              </table:table-cell>
              <table:table-cell office:value-type="float" office:value="0.068969">
                <text:p>0.068969</text:p>
              </table:table-cell>
              <table:table-cell office:value-type="float" office:value="0.057907">
                <text:p>0.057907</text:p>
              </table:table-cell>
              <table:table-cell office:value-type="float" office:value="0.040406">
                <text:p>0.04040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209696">
                <text:p>0.209696</text:p>
              </table:table-cell>
              <table:table-cell office:value-type="float" office:value="0.068422">
                <text:p>0.068422</text:p>
              </table:table-cell>
              <table:table-cell office:value-type="float" office:value="0.057961">
                <text:p>0.057961</text:p>
              </table:table-cell>
              <table:table-cell office:value-type="float" office:value="0.037352">
                <text:p>0.03735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249014">
                <text:p>0.249014</text:p>
              </table:table-cell>
              <table:table-cell office:value-type="float" office:value="0.067879">
                <text:p>0.067879</text:p>
              </table:table-cell>
              <table:table-cell office:value-type="float" office:value="0.05804">
                <text:p>0.05804</text:p>
              </table:table-cell>
              <table:table-cell office:value-type="float" office:value="0.042896">
                <text:p>0.04289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235908">
                <text:p>0.235908</text:p>
              </table:table-cell>
              <table:table-cell office:value-type="float" office:value="0.06734">
                <text:p>0.06734</text:p>
              </table:table-cell>
              <table:table-cell office:value-type="float" office:value="0.057971">
                <text:p>0.057971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209696">
                <text:p>0.209696</text:p>
              </table:table-cell>
              <table:table-cell office:value-type="float" office:value="0.066806">
                <text:p>0.066806</text:p>
              </table:table-cell>
              <table:table-cell office:value-type="float" office:value="0.05786">
                <text:p>0.05786</text:p>
              </table:table-cell>
              <table:table-cell office:value-type="float" office:value="0.038548">
                <text:p>0.03854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222802">
                <text:p>0.222802</text:p>
              </table:table-cell>
              <table:table-cell office:value-type="float" office:value="0.066275">
                <text:p>0.066275</text:p>
              </table:table-cell>
              <table:table-cell office:value-type="float" office:value="0.057985">
                <text:p>0.057985</text:p>
              </table:table-cell>
              <table:table-cell office:value-type="float" office:value="0.040633">
                <text:p>0.04063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235908">
                <text:p>0.235908</text:p>
              </table:table-cell>
              <table:table-cell office:value-type="float" office:value="0.065749">
                <text:p>0.065749</text:p>
              </table:table-cell>
              <table:table-cell office:value-type="float" office:value="0.058238">
                <text:p>0.058238</text:p>
              </table:table-cell>
              <table:table-cell office:value-type="float" office:value="0.042746">
                <text:p>0.04274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222802">
                <text:p>0.222802</text:p>
              </table:table-cell>
              <table:table-cell office:value-type="float" office:value="0.065228">
                <text:p>0.065228</text:p>
              </table:table-cell>
              <table:table-cell office:value-type="float" office:value="0.058177">
                <text:p>0.058177</text:p>
              </table:table-cell>
              <table:table-cell office:value-type="float" office:value="0.041425">
                <text:p>0.04142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222802">
                <text:p>0.222802</text:p>
              </table:table-cell>
              <table:table-cell office:value-type="float" office:value="0.06471">
                <text:p>0.06471</text:p>
              </table:table-cell>
              <table:table-cell office:value-type="float" office:value="0.05783">
                <text:p>0.05783</text:p>
              </table:table-cell>
              <table:table-cell office:value-type="float" office:value="0.041808">
                <text:p>0.04180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19659">
                <text:p>0.19659</text:p>
              </table:table-cell>
              <table:table-cell office:value-type="float" office:value="0.064196">
                <text:p>0.064196</text:p>
              </table:table-cell>
              <table:table-cell office:value-type="float" office:value="0.057303">
                <text:p>0.057303</text:p>
              </table:table-cell>
              <table:table-cell office:value-type="float" office:value="0.038732">
                <text:p>0.03873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209696">
                <text:p>0.209696</text:p>
              </table:table-cell>
              <table:table-cell office:value-type="float" office:value="0.063687">
                <text:p>0.063687</text:p>
              </table:table-cell>
              <table:table-cell office:value-type="float" office:value="0.056649">
                <text:p>0.056649</text:p>
              </table:table-cell>
              <table:table-cell office:value-type="float" office:value="0.040794">
                <text:p>0.04079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235908">
                <text:p>0.235908</text:p>
              </table:table-cell>
              <table:table-cell office:value-type="float" office:value="0.063181">
                <text:p>0.063181</text:p>
              </table:table-cell>
              <table:table-cell office:value-type="float" office:value="0.055852">
                <text:p>0.055852</text:p>
              </table:table-cell>
              <table:table-cell office:value-type="float" office:value="0.044613">
                <text:p>0.04461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222802">
                <text:p>0.222802</text:p>
              </table:table-cell>
              <table:table-cell office:value-type="float" office:value="0.06268">
                <text:p>0.06268</text:p>
              </table:table-cell>
              <table:table-cell office:value-type="float" office:value="0.055023">
                <text:p>0.055023</text:p>
              </table:table-cell>
              <table:table-cell office:value-type="float" office:value="0.043295">
                <text:p>0.04329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19659">
                <text:p>0.19659</text:p>
              </table:table-cell>
              <table:table-cell office:value-type="float" office:value="0.062182">
                <text:p>0.062182</text:p>
              </table:table-cell>
              <table:table-cell office:value-type="float" office:value="0.054402">
                <text:p>0.054402</text:p>
              </table:table-cell>
              <table:table-cell office:value-type="float" office:value="0.040221">
                <text:p>0.04022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209696">
                <text:p>0.209696</text:p>
              </table:table-cell>
              <table:table-cell office:value-type="float" office:value="0.061689">
                <text:p>0.061689</text:p>
              </table:table-cell>
              <table:table-cell office:value-type="float" office:value="0.053957">
                <text:p>0.053957</text:p>
              </table:table-cell>
              <table:table-cell office:value-type="float" office:value="0.042285">
                <text:p>0.04228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209696">
                <text:p>0.209696</text:p>
              </table:table-cell>
              <table:table-cell office:value-type="float" office:value="0.061199">
                <text:p>0.061199</text:p>
              </table:table-cell>
              <table:table-cell office:value-type="float" office:value="0.053455">
                <text:p>0.053455</text:p>
              </table:table-cell>
              <table:table-cell office:value-type="float" office:value="0.042645">
                <text:p>0.04264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222802">
                <text:p>0.222802</text:p>
              </table:table-cell>
              <table:table-cell office:value-type="float" office:value="0.060714">
                <text:p>0.060714</text:p>
              </table:table-cell>
              <table:table-cell office:value-type="float" office:value="0.053192">
                <text:p>0.053192</text:p>
              </table:table-cell>
              <table:table-cell office:value-type="float" office:value="0.044736">
                <text:p>0.04473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209696">
                <text:p>0.209696</text:p>
              </table:table-cell>
              <table:table-cell office:value-type="float" office:value="0.060232">
                <text:p>0.060232</text:p>
              </table:table-cell>
              <table:table-cell office:value-type="float" office:value="0.053216">
                <text:p>0.053216</text:p>
              </table:table-cell>
              <table:table-cell office:value-type="float" office:value="0.043394">
                <text:p>0.04339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209696">
                <text:p>0.209696</text:p>
              </table:table-cell>
              <table:table-cell office:value-type="float" office:value="0.059754">
                <text:p>0.059754</text:p>
              </table:table-cell>
              <table:table-cell office:value-type="float" office:value="0.053432">
                <text:p>0.053432</text:p>
              </table:table-cell>
              <table:table-cell office:value-type="float" office:value="0.043756">
                <text:p>0.04375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19659">
                <text:p>0.19659</text:p>
              </table:table-cell>
              <table:table-cell office:value-type="float" office:value="0.05928">
                <text:p>0.05928</text:p>
              </table:table-cell>
              <table:table-cell office:value-type="float" office:value="0.054341">
                <text:p>0.054341</text:p>
              </table:table-cell>
              <table:table-cell office:value-type="float" office:value="0.042389">
                <text:p>0.04238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209696">
                <text:p>0.209696</text:p>
              </table:table-cell>
              <table:table-cell office:value-type="float" office:value="0.058809">
                <text:p>0.058809</text:p>
              </table:table-cell>
              <table:table-cell office:value-type="float" office:value="0.05525">
                <text:p>0.05525</text:p>
              </table:table-cell>
              <table:table-cell office:value-type="float" office:value="0.044455">
                <text:p>0.0444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209696">
                <text:p>0.209696</text:p>
              </table:table-cell>
              <table:table-cell office:value-type="float" office:value="0.058342">
                <text:p>0.058342</text:p>
              </table:table-cell>
              <table:table-cell office:value-type="float" office:value="0.056301">
                <text:p>0.056301</text:p>
              </table:table-cell>
              <table:table-cell office:value-type="float" office:value="0.044819">
                <text:p>0.04481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19659">
                <text:p>0.19659</text:p>
              </table:table-cell>
              <table:table-cell office:value-type="float" office:value="0.057879">
                <text:p>0.057879</text:p>
              </table:table-cell>
              <table:table-cell office:value-type="float" office:value="0.057544">
                <text:p>0.057544</text:p>
              </table:table-cell>
              <table:table-cell office:value-type="float" office:value="0.043453">
                <text:p>0.04345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19659">
                <text:p>0.19659</text:p>
              </table:table-cell>
              <table:table-cell office:value-type="float" office:value="0.05742">
                <text:p>0.05742</text:p>
              </table:table-cell>
              <table:table-cell office:value-type="float" office:value="0.059097">
                <text:p>0.059097</text:p>
              </table:table-cell>
              <table:table-cell office:value-type="float" office:value="0.043791">
                <text:p>0.04379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19659">
                <text:p>0.19659</text:p>
              </table:table-cell>
              <table:table-cell office:value-type="float" office:value="0.056964">
                <text:p>0.056964</text:p>
              </table:table-cell>
              <table:table-cell office:value-type="float" office:value="0.060486">
                <text:p>0.060486</text:p>
              </table:table-cell>
              <table:table-cell office:value-type="float" office:value="0.044129">
                <text:p>0.04412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19659">
                <text:p>0.19659</text:p>
              </table:table-cell>
              <table:table-cell office:value-type="float" office:value="0.056512">
                <text:p>0.056512</text:p>
              </table:table-cell>
              <table:table-cell office:value-type="float" office:value="0.062048">
                <text:p>0.062048</text:p>
              </table:table-cell>
              <table:table-cell office:value-type="float" office:value="0.044468">
                <text:p>0.04446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19659">
                <text:p>0.19659</text:p>
              </table:table-cell>
              <table:table-cell office:value-type="float" office:value="0.056064">
                <text:p>0.056064</text:p>
              </table:table-cell>
              <table:table-cell office:value-type="float" office:value="0.063516">
                <text:p>0.063516</text:p>
              </table:table-cell>
              <table:table-cell office:value-type="float" office:value="0.044808">
                <text:p>0.04480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170378">
                <text:p>0.170378</text:p>
              </table:table-cell>
              <table:table-cell office:value-type="float" office:value="0.055619">
                <text:p>0.055619</text:p>
              </table:table-cell>
              <table:table-cell office:value-type="float" office:value="0.064536">
                <text:p>0.064536</text:p>
              </table:table-cell>
              <table:table-cell office:value-type="float" office:value="0.041687">
                <text:p>0.04168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183484">
                <text:p>0.183484</text:p>
              </table:table-cell>
              <table:table-cell office:value-type="float" office:value="0.055177">
                <text:p>0.055177</text:p>
              </table:table-cell>
              <table:table-cell office:value-type="float" office:value="0.065514">
                <text:p>0.065514</text:p>
              </table:table-cell>
              <table:table-cell office:value-type="float" office:value="0.043705">
                <text:p>0.04370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183484">
                <text:p>0.183484</text:p>
              </table:table-cell>
              <table:table-cell office:value-type="float" office:value="0.054739">
                <text:p>0.054739</text:p>
              </table:table-cell>
              <table:table-cell office:value-type="float" office:value="0.066718">
                <text:p>0.066718</text:p>
              </table:table-cell>
              <table:table-cell office:value-type="float" office:value="0.04402">
                <text:p>0.0440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157272">
                <text:p>0.157272</text:p>
              </table:table-cell>
              <table:table-cell office:value-type="float" office:value="0.054305">
                <text:p>0.054305</text:p>
              </table:table-cell>
              <table:table-cell office:value-type="float" office:value="0.067741">
                <text:p>0.067741</text:p>
              </table:table-cell>
              <table:table-cell office:value-type="float" office:value="0.040874">
                <text:p>0.04087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157272">
                <text:p>0.157272</text:p>
              </table:table-cell>
              <table:table-cell office:value-type="float" office:value="0.053874">
                <text:p>0.053874</text:p>
              </table:table-cell>
              <table:table-cell office:value-type="float" office:value="0.068471">
                <text:p>0.068471</text:p>
              </table:table-cell>
              <table:table-cell office:value-type="float" office:value="0.041137">
                <text:p>0.04113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157272">
                <text:p>0.157272</text:p>
              </table:table-cell>
              <table:table-cell office:value-type="float" office:value="0.053446">
                <text:p>0.053446</text:p>
              </table:table-cell>
              <table:table-cell office:value-type="float" office:value="0.069496">
                <text:p>0.069496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13106">
                <text:p>0.13106</text:p>
              </table:table-cell>
              <table:table-cell office:value-type="float" office:value="0.053022">
                <text:p>0.053022</text:p>
              </table:table-cell>
              <table:table-cell office:value-type="float" office:value="0.070549">
                <text:p>0.070549</text:p>
              </table:table-cell>
              <table:table-cell office:value-type="float" office:value="0.038204">
                <text:p>0.03820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144166">
                <text:p>0.144166</text:p>
              </table:table-cell>
              <table:table-cell office:value-type="float" office:value="0.052601">
                <text:p>0.052601</text:p>
              </table:table-cell>
              <table:table-cell office:value-type="float" office:value="0.071246">
                <text:p>0.071246</text:p>
              </table:table-cell>
              <table:table-cell office:value-type="float" office:value="0.040146">
                <text:p>0.04014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144166">
                <text:p>0.144166</text:p>
              </table:table-cell>
              <table:table-cell office:value-type="float" office:value="0.052184">
                <text:p>0.052184</text:p>
              </table:table-cell>
              <table:table-cell office:value-type="float" office:value="0.071843">
                <text:p>0.071843</text:p>
              </table:table-cell>
              <table:table-cell office:value-type="float" office:value="0.040384">
                <text:p>0.04038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144166">
                <text:p>0.144166</text:p>
              </table:table-cell>
              <table:table-cell office:value-type="float" office:value="0.05177">
                <text:p>0.05177</text:p>
              </table:table-cell>
              <table:table-cell office:value-type="float" office:value="0.071605">
                <text:p>0.071605</text:p>
              </table:table-cell>
              <table:table-cell office:value-type="float" office:value="0.040623">
                <text:p>0.04062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13106">
                <text:p>0.13106</text:p>
              </table:table-cell>
              <table:table-cell office:value-type="float" office:value="0.051359">
                <text:p>0.051359</text:p>
              </table:table-cell>
              <table:table-cell office:value-type="float" office:value="0.070736">
                <text:p>0.070736</text:p>
              </table:table-cell>
              <table:table-cell office:value-type="float" office:value="0.039132">
                <text:p>0.03913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104848">
                <text:p>0.104848</text:p>
              </table:table-cell>
              <table:table-cell office:value-type="float" office:value="0.050951">
                <text:p>0.050951</text:p>
              </table:table-cell>
              <table:table-cell office:value-type="float" office:value="0.06978">
                <text:p>0.06978</text:p>
              </table:table-cell>
              <table:table-cell office:value-type="float" office:value="0.035885">
                <text:p>0.03588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104848">
                <text:p>0.104848</text:p>
              </table:table-cell>
              <table:table-cell office:value-type="float" office:value="0.050547">
                <text:p>0.050547</text:p>
              </table:table-cell>
              <table:table-cell office:value-type="float" office:value="0.068052">
                <text:p>0.068052</text:p>
              </table:table-cell>
              <table:table-cell office:value-type="float" office:value="0.036046">
                <text:p>0.03604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104848">
                <text:p>0.104848</text:p>
              </table:table-cell>
              <table:table-cell office:value-type="float" office:value="0.050146">
                <text:p>0.050146</text:p>
              </table:table-cell>
              <table:table-cell office:value-type="float" office:value="0.06573">
                <text:p>0.06573</text:p>
              </table:table-cell>
              <table:table-cell office:value-type="float" office:value="0.036208">
                <text:p>0.0362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104848">
                <text:p>0.104848</text:p>
              </table:table-cell>
              <table:table-cell office:value-type="float" office:value="0.049748">
                <text:p>0.049748</text:p>
              </table:table-cell>
              <table:table-cell office:value-type="float" office:value="0.063346">
                <text:p>0.063346</text:p>
              </table:table-cell>
              <table:table-cell office:value-type="float" office:value="0.03637">
                <text:p>0.0363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104848">
                <text:p>0.104848</text:p>
              </table:table-cell>
              <table:table-cell office:value-type="float" office:value="0.049353">
                <text:p>0.049353</text:p>
              </table:table-cell>
              <table:table-cell office:value-type="float" office:value="0.060983">
                <text:p>0.060983</text:p>
              </table:table-cell>
              <table:table-cell office:value-type="float" office:value="0.036532">
                <text:p>0.03653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104848">
                <text:p>0.104848</text:p>
              </table:table-cell>
              <table:table-cell office:value-type="float" office:value="0.048961">
                <text:p>0.048961</text:p>
              </table:table-cell>
              <table:table-cell office:value-type="float" office:value="0.05847">
                <text:p>0.05847</text:p>
              </table:table-cell>
              <table:table-cell office:value-type="float" office:value="0.036695">
                <text:p>0.03669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117954">
                <text:p>0.117954</text:p>
              </table:table-cell>
              <table:table-cell office:value-type="float" office:value="0.048573">
                <text:p>0.048573</text:p>
              </table:table-cell>
              <table:table-cell office:value-type="float" office:value="0.056033">
                <text:p>0.056033</text:p>
              </table:table-cell>
              <table:table-cell office:value-type="float" office:value="0.038588">
                <text:p>0.03858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91742">
                <text:p>0.091742</text:p>
              </table:table-cell>
              <table:table-cell office:value-type="float" office:value="0.048187">
                <text:p>0.048187</text:p>
              </table:table-cell>
              <table:table-cell office:value-type="float" office:value="0.053609">
                <text:p>0.053609</text:p>
              </table:table-cell>
              <table:table-cell office:value-type="float" office:value="0.035317">
                <text:p>0.03531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104848">
                <text:p>0.104848</text:p>
              </table:table-cell>
              <table:table-cell office:value-type="float" office:value="0.047805">
                <text:p>0.047805</text:p>
              </table:table-cell>
              <table:table-cell office:value-type="float" office:value="0.051857">
                <text:p>0.051857</text:p>
              </table:table-cell>
              <table:table-cell office:value-type="float" office:value="0.037185">
                <text:p>0.03718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117954">
                <text:p>0.117954</text:p>
              </table:table-cell>
              <table:table-cell office:value-type="float" office:value="0.047425">
                <text:p>0.047425</text:p>
              </table:table-cell>
              <table:table-cell office:value-type="float" office:value="0.051299">
                <text:p>0.051299</text:p>
              </table:table-cell>
              <table:table-cell office:value-type="float" office:value="0.039079">
                <text:p>0.03907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104848">
                <text:p>0.104848</text:p>
              </table:table-cell>
              <table:table-cell office:value-type="float" office:value="0.047049">
                <text:p>0.047049</text:p>
              </table:table-cell>
              <table:table-cell office:value-type="float" office:value="0.050567">
                <text:p>0.050567</text:p>
              </table:table-cell>
              <table:table-cell office:value-type="float" office:value="0.03754">
                <text:p>0.0375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3106">
                <text:p>0.13106</text:p>
              </table:table-cell>
              <table:table-cell office:value-type="float" office:value="0.046675">
                <text:p>0.046675</text:p>
              </table:table-cell>
              <table:table-cell office:value-type="float" office:value="0.05107">
                <text:p>0.05107</text:p>
              </table:table-cell>
              <table:table-cell office:value-type="float" office:value="0.041165">
                <text:p>0.04116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117954">
                <text:p>0.117954</text:p>
              </table:table-cell>
              <table:table-cell office:value-type="float" office:value="0.046305">
                <text:p>0.046305</text:p>
              </table:table-cell>
              <table:table-cell office:value-type="float" office:value="0.052129">
                <text:p>0.052129</text:p>
              </table:table-cell>
              <table:table-cell office:value-type="float" office:value="0.039652">
                <text:p>0.03965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13106">
                <text:p>0.13106</text:p>
              </table:table-cell>
              <table:table-cell office:value-type="float" office:value="0.045938">
                <text:p>0.045938</text:p>
              </table:table-cell>
              <table:table-cell office:value-type="float" office:value="0.053036">
                <text:p>0.053036</text:p>
              </table:table-cell>
              <table:table-cell office:value-type="float" office:value="0.041574">
                <text:p>0.04157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117954">
                <text:p>0.117954</text:p>
              </table:table-cell>
              <table:table-cell office:value-type="float" office:value="0.045573">
                <text:p>0.045573</text:p>
              </table:table-cell>
              <table:table-cell office:value-type="float" office:value="0.053792">
                <text:p>0.053792</text:p>
              </table:table-cell>
              <table:table-cell office:value-type="float" office:value="0.040062">
                <text:p>0.04006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104848">
                <text:p>0.104848</text:p>
              </table:table-cell>
              <table:table-cell office:value-type="float" office:value="0.045211">
                <text:p>0.045211</text:p>
              </table:table-cell>
              <table:table-cell office:value-type="float" office:value="0.054453">
                <text:p>0.054453</text:p>
              </table:table-cell>
              <table:table-cell office:value-type="float" office:value="0.038525">
                <text:p>0.03852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117954">
                <text:p>0.117954</text:p>
              </table:table-cell>
              <table:table-cell office:value-type="float" office:value="0.044852">
                <text:p>0.044852</text:p>
              </table:table-cell>
              <table:table-cell office:value-type="float" office:value="0.055009">
                <text:p>0.055009</text:p>
              </table:table-cell>
              <table:table-cell office:value-type="float" office:value="0.040422">
                <text:p>0.04042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104848">
                <text:p>0.104848</text:p>
              </table:table-cell>
              <table:table-cell office:value-type="float" office:value="0.044496">
                <text:p>0.044496</text:p>
              </table:table-cell>
              <table:table-cell office:value-type="float" office:value="0.055613">
                <text:p>0.055613</text:p>
              </table:table-cell>
              <table:table-cell office:value-type="float" office:value="0.038885">
                <text:p>0.03888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117954">
                <text:p>0.117954</text:p>
              </table:table-cell>
              <table:table-cell office:value-type="float" office:value="0.044143">
                <text:p>0.044143</text:p>
              </table:table-cell>
              <table:table-cell office:value-type="float" office:value="0.05673">
                <text:p>0.05673</text:p>
              </table:table-cell>
              <table:table-cell office:value-type="float" office:value="0.040782">
                <text:p>0.04078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78636">
                <text:p>0.078636</text:p>
              </table:table-cell>
              <table:table-cell office:value-type="float" office:value="0.043793">
                <text:p>0.043793</text:p>
              </table:table-cell>
              <table:table-cell office:value-type="float" office:value="0.057794">
                <text:p>0.057794</text:p>
              </table:table-cell>
              <table:table-cell office:value-type="float" office:value="0.035786">
                <text:p>0.0357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91742">
                <text:p>0.091742</text:p>
              </table:table-cell>
              <table:table-cell office:value-type="float" office:value="0.043445">
                <text:p>0.043445</text:p>
              </table:table-cell>
              <table:table-cell office:value-type="float" office:value="0.058993">
                <text:p>0.058993</text:p>
              </table:table-cell>
              <table:table-cell office:value-type="float" office:value="0.037632">
                <text:p>0.03763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78636">
                <text:p>0.078636</text:p>
              </table:table-cell>
              <table:table-cell office:value-type="float" office:value="0.043101">
                <text:p>0.043101</text:p>
              </table:table-cell>
              <table:table-cell office:value-type="float" office:value="0.060491">
                <text:p>0.060491</text:p>
              </table:table-cell>
              <table:table-cell office:value-type="float" office:value="0.036044">
                <text:p>0.03604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91742">
                <text:p>0.091742</text:p>
              </table:table-cell>
              <table:table-cell office:value-type="float" office:value="0.042758">
                <text:p>0.042758</text:p>
              </table:table-cell>
              <table:table-cell office:value-type="float" office:value="0.061983">
                <text:p>0.061983</text:p>
              </table:table-cell>
              <table:table-cell office:value-type="float" office:value="0.03789">
                <text:p>0.0378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78636">
                <text:p>0.078636</text:p>
              </table:table-cell>
              <table:table-cell office:value-type="float" office:value="0.042419">
                <text:p>0.042419</text:p>
              </table:table-cell>
              <table:table-cell office:value-type="float" office:value="0.063454">
                <text:p>0.063454</text:p>
              </table:table-cell>
              <table:table-cell office:value-type="float" office:value="0.036303">
                <text:p>0.03630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6553">
                <text:p>0.06553</text:p>
              </table:table-cell>
              <table:table-cell office:value-type="float" office:value="0.042082">
                <text:p>0.042082</text:p>
              </table:table-cell>
              <table:table-cell office:value-type="float" office:value="0.064736">
                <text:p>0.064736</text:p>
              </table:table-cell>
              <table:table-cell office:value-type="float" office:value="0.03469">
                <text:p>0.0346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6553">
                <text:p>0.06553</text:p>
              </table:table-cell>
              <table:table-cell office:value-type="float" office:value="0.041748">
                <text:p>0.041748</text:p>
              </table:table-cell>
              <table:table-cell office:value-type="float" office:value="0.065873">
                <text:p>0.065873</text:p>
              </table:table-cell>
              <table:table-cell office:value-type="float" office:value="0.034781">
                <text:p>0.03478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6553">
                <text:p>0.06553</text:p>
              </table:table-cell>
              <table:table-cell office:value-type="float" office:value="0.041417">
                <text:p>0.041417</text:p>
              </table:table-cell>
              <table:table-cell office:value-type="float" office:value="0.066366">
                <text:p>0.066366</text:p>
              </table:table-cell>
              <table:table-cell office:value-type="float" office:value="0.034872">
                <text:p>0.0348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6553">
                <text:p>0.06553</text:p>
              </table:table-cell>
              <table:table-cell office:value-type="float" office:value="0.041088">
                <text:p>0.041088</text:p>
              </table:table-cell>
              <table:table-cell office:value-type="float" office:value="0.065832">
                <text:p>0.065832</text:p>
              </table:table-cell>
              <table:table-cell office:value-type="float" office:value="0.034963">
                <text:p>0.03496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26212">
                <text:p>0.026212</text:p>
              </table:table-cell>
              <table:table-cell office:value-type="float" office:value="0.040762">
                <text:p>0.040762</text:p>
              </table:table-cell>
              <table:table-cell office:value-type="float" office:value="0.065443">
                <text:p>0.065443</text:p>
              </table:table-cell>
              <table:table-cell office:value-type="float" office:value="0.029865">
                <text:p>0.02986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26212">
                <text:p>0.026212</text:p>
              </table:table-cell>
              <table:table-cell office:value-type="float" office:value="0.040439">
                <text:p>0.040439</text:p>
              </table:table-cell>
              <table:table-cell office:value-type="float" office:value="0.064981">
                <text:p>0.064981</text:p>
              </table:table-cell>
              <table:table-cell office:value-type="float" office:value="0.029879">
                <text:p>0.02987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26212">
                <text:p>0.026212</text:p>
              </table:table-cell>
              <table:table-cell office:value-type="float" office:value="0.040118">
                <text:p>0.040118</text:p>
              </table:table-cell>
              <table:table-cell office:value-type="float" office:value="0.064437">
                <text:p>0.064437</text:p>
              </table:table-cell>
              <table:table-cell office:value-type="float" office:value="0.029893">
                <text:p>0.02989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13106">
                <text:p>0.013106</text:p>
              </table:table-cell>
              <table:table-cell office:value-type="float" office:value="0.039799">
                <text:p>0.039799</text:p>
              </table:table-cell>
              <table:table-cell office:value-type="float" office:value="0.063141">
                <text:p>0.063141</text:p>
              </table:table-cell>
              <table:table-cell office:value-type="float" office:value="0.028177">
                <text:p>0.02817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  <table:table-cell office:value-type="float" office:value="0.039484">
                <text:p>0.039484</text:p>
              </table:table-cell>
              <table:table-cell office:value-type="float" office:value="0.061598">
                <text:p>0.061598</text:p>
              </table:table-cell>
              <table:table-cell office:value-type="float" office:value="0.026435">
                <text:p>0.02643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13106">
                <text:p>0.013106</text:p>
              </table:table-cell>
              <table:table-cell office:value-type="float" office:value="0.03917">
                <text:p>0.03917</text:p>
              </table:table-cell>
              <table:table-cell office:value-type="float" office:value="0.060205">
                <text:p>0.060205</text:p>
              </table:table-cell>
              <table:table-cell office:value-type="float" office:value="0.028128">
                <text:p>0.02812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8859">
                <text:p>0.038859</text:p>
              </table:table-cell>
              <table:table-cell office:value-type="float" office:value="0.058732">
                <text:p>0.058732</text:p>
              </table:table-cell>
              <table:table-cell office:value-type="float" office:value="0.024657">
                <text:p>0.02465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.038551">
                <text:p>0.038551</text:p>
              </table:table-cell>
              <table:table-cell office:value-type="float" office:value="0.057055">
                <text:p>0.057055</text:p>
              </table:table-cell>
              <table:table-cell office:value-type="float" office:value="0.026324">
                <text:p>0.02632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  <table:table-cell office:value-type="float" office:value="0.038245">
                <text:p>0.038245</text:p>
              </table:table-cell>
              <table:table-cell office:value-type="float" office:value="0.05561">
                <text:p>0.05561</text:p>
              </table:table-cell>
              <table:table-cell office:value-type="float" office:value="0.026287">
                <text:p>0.02628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.037941">
                <text:p>0.037941</text:p>
              </table:table-cell>
              <table:table-cell office:value-type="float" office:value="0.054135">
                <text:p>0.054135</text:p>
              </table:table-cell>
              <table:table-cell office:value-type="float" office:value="0.02625">
                <text:p>0.0262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.03764">
                <text:p>0.03764</text:p>
              </table:table-cell>
              <table:table-cell office:value-type="float" office:value="0.052653">
                <text:p>0.052653</text:p>
              </table:table-cell>
              <table:table-cell office:value-type="float" office:value="0.026214">
                <text:p>0.02621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.037342">
                <text:p>0.037342</text:p>
              </table:table-cell>
              <table:table-cell office:value-type="float" office:value="0.051533">
                <text:p>0.051533</text:p>
              </table:table-cell>
              <table:table-cell office:value-type="float" office:value="0.026178">
                <text:p>0.02617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  <table:table-cell office:value-type="float" office:value="0.037045">
                <text:p>0.037045</text:p>
              </table:table-cell>
              <table:table-cell office:value-type="float" office:value="0.05058">
                <text:p>0.05058</text:p>
              </table:table-cell>
              <table:table-cell office:value-type="float" office:value="0.026143">
                <text:p>0.02614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.036751">
                <text:p>0.036751</text:p>
              </table:table-cell>
              <table:table-cell office:value-type="float" office:value="0.049633">
                <text:p>0.049633</text:p>
              </table:table-cell>
              <table:table-cell office:value-type="float" office:value="0.026108">
                <text:p>0.02610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.03646">
                <text:p>0.03646</text:p>
              </table:table-cell>
              <table:table-cell office:value-type="float" office:value="0.048901">
                <text:p>0.048901</text:p>
              </table:table-cell>
              <table:table-cell office:value-type="float" office:value="0.026073">
                <text:p>0.02607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  <table:table-cell office:value-type="float" office:value="0.03617">
                <text:p>0.03617</text:p>
              </table:table-cell>
              <table:table-cell office:value-type="float" office:value="0.048423">
                <text:p>0.048423</text:p>
              </table:table-cell>
              <table:table-cell office:value-type="float" office:value="0.026038">
                <text:p>0.02603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.035883">
                <text:p>0.035883</text:p>
              </table:table-cell>
              <table:table-cell office:value-type="float" office:value="0.047941">
                <text:p>0.047941</text:p>
              </table:table-cell>
              <table:table-cell office:value-type="float" office:value="0.026003">
                <text:p>0.02600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.035598">
                <text:p>0.035598</text:p>
              </table:table-cell>
              <table:table-cell office:value-type="float" office:value="0.047571">
                <text:p>0.047571</text:p>
              </table:table-cell>
              <table:table-cell office:value-type="float" office:value="0.025969">
                <text:p>0.02596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.035316">
                <text:p>0.035316</text:p>
              </table:table-cell>
              <table:table-cell office:value-type="float" office:value="0.04746">
                <text:p>0.04746</text:p>
              </table:table-cell>
              <table:table-cell office:value-type="float" office:value="0.025935">
                <text:p>0.02593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.035036">
                <text:p>0.035036</text:p>
              </table:table-cell>
              <table:table-cell office:value-type="float" office:value="0.047459">
                <text:p>0.047459</text:p>
              </table:table-cell>
              <table:table-cell office:value-type="float" office:value="0.025902">
                <text:p>0.02590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4757">
                <text:p>0.034757</text:p>
              </table:table-cell>
              <table:table-cell office:value-type="float" office:value="0.047569">
                <text:p>0.047569</text:p>
              </table:table-cell>
              <table:table-cell office:value-type="float" office:value="0.024138">
                <text:p>0.02413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  <table:table-cell office:value-type="float" office:value="0.034482">
                <text:p>0.034482</text:p>
              </table:table-cell>
              <table:table-cell office:value-type="float" office:value="0.047822">
                <text:p>0.047822</text:p>
              </table:table-cell>
              <table:table-cell office:value-type="float" office:value="0.025809">
                <text:p>0.02580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0.275226">
                <text:p>-0.275226</text:p>
              </table:table-cell>
              <table:table-cell office:value-type="float" office:value="0.034208">
                <text:p>0.034208</text:p>
              </table:table-cell>
              <table:table-cell office:value-type="float" office:value="0.048146">
                <text:p>0.048146</text:p>
              </table:table-cell>
              <table:table-cell office:value-type="float" office:value="-0.010554">
                <text:p>-0.01055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52424">
                <text:p>0.052424</text:p>
              </table:table-cell>
              <table:table-cell office:value-type="float" office:value="0.033936">
                <text:p>0.033936</text:p>
              </table:table-cell>
              <table:table-cell office:value-type="float" office:value="0.048624">
                <text:p>0.048624</text:p>
              </table:table-cell>
              <table:table-cell office:value-type="float" office:value="0.032113">
                <text:p>0.03211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13106">
                <text:p>0.13106</text:p>
              </table:table-cell>
              <table:table-cell office:value-type="float" office:value="0.033667">
                <text:p>0.033667</text:p>
              </table:table-cell>
              <table:table-cell office:value-type="float" office:value="0.049218">
                <text:p>0.049218</text:p>
              </table:table-cell>
              <table:table-cell office:value-type="float" office:value="0.042566">
                <text:p>0.04256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13106">
                <text:p>0.013106</text:p>
              </table:table-cell>
              <table:table-cell office:value-type="float" office:value="0.0334">
                <text:p>0.0334</text:p>
              </table:table-cell>
              <table:table-cell office:value-type="float" office:value="0.049071">
                <text:p>0.049071</text:p>
              </table:table-cell>
              <table:table-cell office:value-type="float" office:value="0.027226">
                <text:p>0.02722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135">
                <text:p>0.033135</text:p>
              </table:table-cell>
              <table:table-cell office:value-type="float" office:value="0.052494">
                <text:p>0.052494</text:p>
              </table:table-cell>
              <table:table-cell office:value-type="float" office:value="0.01857">
                <text:p>0.0185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2872">
                <text:p>0.032872</text:p>
              </table:table-cell>
              <table:table-cell office:value-type="float" office:value="0.056442">
                <text:p>0.056442</text:p>
              </table:table-cell>
              <table:table-cell office:value-type="float" office:value="0.021894">
                <text:p>0.02189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2611">
                <text:p>0.032611</text:p>
              </table:table-cell>
              <table:table-cell office:value-type="float" office:value="0.060691">
                <text:p>0.060691</text:p>
              </table:table-cell>
              <table:table-cell office:value-type="float" office:value="0.02354">
                <text:p>0.0235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0.032352">
                <text:p>0.032352</text:p>
              </table:table-cell>
              <table:table-cell office:value-type="float" office:value="0.061607">
                <text:p>0.061607</text:p>
              </table:table-cell>
              <table:table-cell office:value-type="float" office:value="0.025213">
                <text:p>0.02521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2095">
                <text:p>0.032095</text:p>
              </table:table-cell>
              <table:table-cell office:value-type="float" office:value="0.062015">
                <text:p>0.062015</text:p>
              </table:table-cell>
              <table:table-cell office:value-type="float" office:value="0.018262">
                <text:p>0.01826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1841">
                <text:p>0.031841</text:p>
              </table:table-cell>
              <table:table-cell office:value-type="float" office:value="0.061185">
                <text:p>0.061185</text:p>
              </table:table-cell>
              <table:table-cell office:value-type="float" office:value="0.018127">
                <text:p>0.01812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1588">
                <text:p>0.031588</text:p>
              </table:table-cell>
              <table:table-cell office:value-type="float" office:value="0.059676">
                <text:p>0.059676</text:p>
              </table:table-cell>
              <table:table-cell office:value-type="float" office:value="0.012801">
                <text:p>0.01280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337">
                <text:p>0.031337</text:p>
              </table:table-cell>
              <table:table-cell office:value-type="float" office:value="0.057752">
                <text:p>0.057752</text:p>
              </table:table-cell>
              <table:table-cell office:value-type="float" office:value="0.014318">
                <text:p>0.01431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1089">
                <text:p>0.031089</text:p>
              </table:table-cell>
              <table:table-cell office:value-type="float" office:value="0.054948">
                <text:p>0.054948</text:p>
              </table:table-cell>
              <table:table-cell office:value-type="float" office:value="0.012401">
                <text:p>0.01240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30842">
                <text:p>0.030842</text:p>
              </table:table-cell>
              <table:table-cell office:value-type="float" office:value="0.052017">
                <text:p>0.052017</text:p>
              </table:table-cell>
              <table:table-cell office:value-type="float" office:value="0.008728">
                <text:p>0.00872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0597">
                <text:p>0.030597</text:p>
              </table:table-cell>
              <table:table-cell office:value-type="float" office:value="0.049665">
                <text:p>0.049665</text:p>
              </table:table-cell>
              <table:table-cell office:value-type="float" office:value="0.010192">
                <text:p>0.01019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0354">
                <text:p>0.030354</text:p>
              </table:table-cell>
              <table:table-cell office:value-type="float" office:value="0.045714">
                <text:p>0.045714</text:p>
              </table:table-cell>
              <table:table-cell office:value-type="float" office:value="0.009954">
                <text:p>0.00995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0113">
                <text:p>0.030113</text:p>
              </table:table-cell>
              <table:table-cell office:value-type="float" office:value="0.042521">
                <text:p>0.042521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9874">
                <text:p>0.029874</text:p>
              </table:table-cell>
              <table:table-cell office:value-type="float" office:value="0.039252">
                <text:p>0.039252</text:p>
              </table:table-cell>
              <table:table-cell office:value-type="float" office:value="0.009477">
                <text:p>0.00947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0.13106">
                <text:p>-0.13106</text:p>
              </table:table-cell>
              <table:table-cell office:value-type="float" office:value="0.029637">
                <text:p>0.029637</text:p>
              </table:table-cell>
              <table:table-cell office:value-type="float" office:value="0.035329">
                <text:p>0.035329</text:p>
              </table:table-cell>
              <table:table-cell office:value-type="float" office:value="0.005778">
                <text:p>0.00577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9402">
                <text:p>0.029402</text:p>
              </table:table-cell>
              <table:table-cell office:value-type="float" office:value="0.031927">
                <text:p>0.031927</text:p>
              </table:table-cell>
              <table:table-cell office:value-type="float" office:value="0.007218">
                <text:p>0.00721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9169">
                <text:p>0.029169</text:p>
              </table:table-cell>
              <table:table-cell office:value-type="float" office:value="0.028452">
                <text:p>0.028452</text:p>
              </table:table-cell>
              <table:table-cell office:value-type="float" office:value="0.006954">
                <text:p>0.00695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8937">
                <text:p>0.028937</text:p>
              </table:table-cell>
              <table:table-cell office:value-type="float" office:value="0.024502">
                <text:p>0.024502</text:p>
              </table:table-cell>
              <table:table-cell office:value-type="float" office:value="0.00669">
                <text:p>0.0066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8707">
                <text:p>0.028707</text:p>
              </table:table-cell>
              <table:table-cell office:value-type="float" office:value="0.021155">
                <text:p>0.021155</text:p>
              </table:table-cell>
              <table:table-cell office:value-type="float" office:value="0.006427">
                <text:p>0.00642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0.13106">
                <text:p>-0.13106</text:p>
              </table:table-cell>
              <table:table-cell office:value-type="float" office:value="0.02848">
                <text:p>0.02848</text:p>
              </table:table-cell>
              <table:table-cell office:value-type="float" office:value="0.017964">
                <text:p>0.017964</text:p>
              </table:table-cell>
              <table:table-cell office:value-type="float" office:value="0.004434">
                <text:p>0.00443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8254">
                <text:p>0.028254</text:p>
              </table:table-cell>
              <table:table-cell office:value-type="float" office:value="0.014922">
                <text:p>0.014922</text:p>
              </table:table-cell>
              <table:table-cell office:value-type="float" office:value="0.009334">
                <text:p>0.00933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8029">
                <text:p>0.028029</text:p>
              </table:table-cell>
              <table:table-cell office:value-type="float" office:value="0.011945">
                <text:p>0.011945</text:p>
              </table:table-cell>
              <table:table-cell office:value-type="float" office:value="0.007394">
                <text:p>0.00739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7807">
                <text:p>0.027807</text:p>
              </table:table-cell>
              <table:table-cell office:value-type="float" office:value="0.009392">
                <text:p>0.009392</text:p>
              </table:table-cell>
              <table:table-cell office:value-type="float" office:value="0.008888">
                <text:p>0.00888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7586">
                <text:p>0.027586</text:p>
              </table:table-cell>
              <table:table-cell office:value-type="float" office:value="0.007534">
                <text:p>0.007534</text:p>
              </table:table-cell>
              <table:table-cell office:value-type="float" office:value="0.006948">
                <text:p>0.00694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7367">
                <text:p>0.027367</text:p>
              </table:table-cell>
              <table:table-cell office:value-type="float" office:value="0.005977">
                <text:p>0.005977</text:p>
              </table:table-cell>
              <table:table-cell office:value-type="float" office:value="0.010172">
                <text:p>0.01017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715">
                <text:p>0.02715</text:p>
              </table:table-cell>
              <table:table-cell office:value-type="float" office:value="0.004429">
                <text:p>0.004429</text:p>
              </table:table-cell>
              <table:table-cell office:value-type="float" office:value="0.009988">
                <text:p>0.00998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6935">
                <text:p>0.026935</text:p>
              </table:table-cell>
              <table:table-cell office:value-type="float" office:value="0.003385">
                <text:p>0.003385</text:p>
              </table:table-cell>
              <table:table-cell office:value-type="float" office:value="0.013265">
                <text:p>0.01326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6721">
                <text:p>0.026721</text:p>
              </table:table-cell>
              <table:table-cell office:value-type="float" office:value="0.00257">
                <text:p>0.00257</text:p>
              </table:table-cell>
              <table:table-cell office:value-type="float" office:value="0.009675">
                <text:p>0.00967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0.06553">
                <text:p>-0.06553</text:p>
              </table:table-cell>
              <table:table-cell office:value-type="float" office:value="0.026509">
                <text:p>0.026509</text:p>
              </table:table-cell>
              <table:table-cell office:value-type="float" office:value="0.002351">
                <text:p>0.002351</text:p>
              </table:table-cell>
              <table:table-cell office:value-type="float" office:value="0.011222">
                <text:p>0.01122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6298">
                <text:p>0.026298</text:p>
              </table:table-cell>
              <table:table-cell office:value-type="float" office:value="0.002269">
                <text:p>0.002269</text:p>
              </table:table-cell>
              <table:table-cell office:value-type="float" office:value="0.014526">
                <text:p>0.01452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0.06553">
                <text:p>-0.06553</text:p>
              </table:table-cell>
              <table:table-cell office:value-type="float" office:value="0.02609">
                <text:p>0.02609</text:p>
              </table:table-cell>
              <table:table-cell office:value-type="float" office:value="0.001653">
                <text:p>0.001653</text:p>
              </table:table-cell>
              <table:table-cell office:value-type="float" office:value="0.010962">
                <text:p>0.01096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5883">
                <text:p>0.025883</text:p>
              </table:table-cell>
              <table:table-cell office:value-type="float" office:value="0.001523">
                <text:p>0.001523</text:p>
              </table:table-cell>
              <table:table-cell office:value-type="float" office:value="0.007346">
                <text:p>0.00734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5677">
                <text:p>0.025677</text:p>
              </table:table-cell>
              <table:table-cell office:value-type="float" office:value="0.001803">
                <text:p>0.001803</text:p>
              </table:table-cell>
              <table:table-cell office:value-type="float" office:value="0.012328">
                <text:p>0.01232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5473">
                <text:p>0.025473</text:p>
              </table:table-cell>
              <table:table-cell office:value-type="float" office:value="0.001201">
                <text:p>0.001201</text:p>
              </table:table-cell>
              <table:table-cell office:value-type="float" office:value="0.017389">
                <text:p>0.01738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5271">
                <text:p>0.025271</text:p>
              </table:table-cell>
              <table:table-cell office:value-type="float" office:value="0.001173">
                <text:p>0.001173</text:p>
              </table:table-cell>
              <table:table-cell office:value-type="float" office:value="0.013878">
                <text:p>0.01387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5071">
                <text:p>0.025071</text:p>
              </table:table-cell>
              <table:table-cell office:value-type="float" office:value="0.001666">
                <text:p>0.001666</text:p>
              </table:table-cell>
              <table:table-cell office:value-type="float" office:value="0.008586">
                <text:p>0.00858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4872">
                <text:p>0.024872</text:p>
              </table:table-cell>
              <table:table-cell office:value-type="float" office:value="0.001969">
                <text:p>0.001969</text:p>
              </table:table-cell>
              <table:table-cell office:value-type="float" office:value="0.011864">
                <text:p>0.01186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4674">
                <text:p>0.024674</text:p>
              </table:table-cell>
              <table:table-cell office:value-type="float" office:value="0.001899">
                <text:p>0.001899</text:p>
              </table:table-cell>
              <table:table-cell office:value-type="float" office:value="0.013466">
                <text:p>0.01346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4478">
                <text:p>0.024478</text:p>
              </table:table-cell>
              <table:table-cell office:value-type="float" office:value="0.001989">
                <text:p>0.001989</text:p>
              </table:table-cell>
              <table:table-cell office:value-type="float" office:value="0.016824">
                <text:p>0.01682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4284">
                <text:p>0.024284</text:p>
              </table:table-cell>
              <table:table-cell office:value-type="float" office:value="0.002684">
                <text:p>0.002684</text:p>
              </table:table-cell>
              <table:table-cell office:value-type="float" office:value="0.011584">
                <text:p>0.01158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4091">
                <text:p>0.024091</text:p>
              </table:table-cell>
              <table:table-cell office:value-type="float" office:value="0.003651">
                <text:p>0.003651</text:p>
              </table:table-cell>
              <table:table-cell office:value-type="float" office:value="0.011456">
                <text:p>0.01145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39">
                <text:p>0.0239</text:p>
              </table:table-cell>
              <table:table-cell office:value-type="float" office:value="0.004215">
                <text:p>0.004215</text:p>
              </table:table-cell>
              <table:table-cell office:value-type="float" office:value="0.011328">
                <text:p>0.01132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3711">
                <text:p>0.023711</text:p>
              </table:table-cell>
              <table:table-cell office:value-type="float" office:value="0.003992">
                <text:p>0.003992</text:p>
              </table:table-cell>
              <table:table-cell office:value-type="float" office:value="0.016391">
                <text:p>0.01639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3522">
                <text:p>0.023522</text:p>
              </table:table-cell>
              <table:table-cell office:value-type="float" office:value="0.004167">
                <text:p>0.004167</text:p>
              </table:table-cell>
              <table:table-cell office:value-type="float" office:value="0.014612">
                <text:p>0.01461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3336">
                <text:p>0.023336</text:p>
              </table:table-cell>
              <table:table-cell office:value-type="float" office:value="0.00477">
                <text:p>0.00477</text:p>
              </table:table-cell>
              <table:table-cell office:value-type="float" office:value="0.012807">
                <text:p>0.01280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315">
                <text:p>0.02315</text:p>
              </table:table-cell>
              <table:table-cell office:value-type="float" office:value="0.006123">
                <text:p>0.006123</text:p>
              </table:table-cell>
              <table:table-cell office:value-type="float" office:value="0.012706">
                <text:p>0.01270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2967">
                <text:p>0.022967</text:p>
              </table:table-cell>
              <table:table-cell office:value-type="float" office:value="0.007348">
                <text:p>0.007348</text:p>
              </table:table-cell>
              <table:table-cell office:value-type="float" office:value="0.010876">
                <text:p>0.01087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2784">
                <text:p>0.022784</text:p>
              </table:table-cell>
              <table:table-cell office:value-type="float" office:value="0.007262">
                <text:p>0.007262</text:p>
              </table:table-cell>
              <table:table-cell office:value-type="float" office:value="0.015939">
                <text:p>0.01593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0.06553">
                <text:p>-0.06553</text:p>
              </table:table-cell>
              <table:table-cell office:value-type="float" office:value="0.022604">
                <text:p>0.022604</text:p>
              </table:table-cell>
              <table:table-cell office:value-type="float" office:value="0.006946">
                <text:p>0.006946</text:p>
              </table:table-cell>
              <table:table-cell office:value-type="float" office:value="0.008971">
                <text:p>0.00897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2424">
                <text:p>0.022424</text:p>
              </table:table-cell>
              <table:table-cell office:value-type="float" office:value="0.007046">
                <text:p>0.007046</text:p>
              </table:table-cell>
              <table:table-cell office:value-type="float" office:value="0.014008">
                <text:p>0.0140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2246">
                <text:p>0.022246</text:p>
              </table:table-cell>
              <table:table-cell office:value-type="float" office:value="0.006577">
                <text:p>0.006577</text:p>
              </table:table-cell>
              <table:table-cell office:value-type="float" office:value="0.013935">
                <text:p>0.01393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207">
                <text:p>0.02207</text:p>
              </table:table-cell>
              <table:table-cell office:value-type="float" office:value="0.006645">
                <text:p>0.006645</text:p>
              </table:table-cell>
              <table:table-cell office:value-type="float" office:value="0.013861">
                <text:p>0.01386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1895">
                <text:p>0.021895</text:p>
              </table:table-cell>
              <table:table-cell office:value-type="float" office:value="0.005976">
                <text:p>0.005976</text:p>
              </table:table-cell>
              <table:table-cell office:value-type="float" office:value="0.010328">
                <text:p>0.01032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1721">
                <text:p>0.021721</text:p>
              </table:table-cell>
              <table:table-cell office:value-type="float" office:value="0.005548">
                <text:p>0.005548</text:p>
              </table:table-cell>
              <table:table-cell office:value-type="float" office:value="0.011932">
                <text:p>0.01193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1548">
                <text:p>0.021548</text:p>
              </table:table-cell>
              <table:table-cell office:value-type="float" office:value="0.005685">
                <text:p>0.005685</text:p>
              </table:table-cell>
              <table:table-cell office:value-type="float" office:value="0.013563">
                <text:p>0.01356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1377">
                <text:p>0.021377</text:p>
              </table:table-cell>
              <table:table-cell office:value-type="float" office:value="0.005268">
                <text:p>0.005268</text:p>
              </table:table-cell>
              <table:table-cell office:value-type="float" office:value="0.01349">
                <text:p>0.0134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1208">
                <text:p>0.021208</text:p>
              </table:table-cell>
              <table:table-cell office:value-type="float" office:value="0.005063">
                <text:p>0.005063</text:p>
              </table:table-cell>
              <table:table-cell office:value-type="float" office:value="0.013417">
                <text:p>0.01341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-0.06553">
                <text:p>-0.06553</text:p>
              </table:table-cell>
              <table:table-cell office:value-type="float" office:value="0.021039">
                <text:p>0.021039</text:p>
              </table:table-cell>
              <table:table-cell office:value-type="float" office:value="0.005688">
                <text:p>0.005688</text:p>
              </table:table-cell>
              <table:table-cell office:value-type="float" office:value="0.008154">
                <text:p>0.00815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872">
                <text:p>0.020872</text:p>
              </table:table-cell>
              <table:table-cell office:value-type="float" office:value="0.006701">
                <text:p>0.006701</text:p>
              </table:table-cell>
              <table:table-cell office:value-type="float" office:value="0.011463">
                <text:p>0.01146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0707">
                <text:p>0.020707</text:p>
              </table:table-cell>
              <table:table-cell office:value-type="float" office:value="0.00826">
                <text:p>0.00826</text:p>
              </table:table-cell>
              <table:table-cell office:value-type="float" office:value="0.014825">
                <text:p>0.01482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0542">
                <text:p>0.020542</text:p>
              </table:table-cell>
              <table:table-cell office:value-type="float" office:value="0.008545">
                <text:p>0.008545</text:p>
              </table:table-cell>
              <table:table-cell office:value-type="float" office:value="0.013049">
                <text:p>0.01304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379">
                <text:p>0.020379</text:p>
              </table:table-cell>
              <table:table-cell office:value-type="float" office:value="0.008902">
                <text:p>0.008902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0218">
                <text:p>0.020218</text:p>
              </table:table-cell>
              <table:table-cell office:value-type="float" office:value="0.008313">
                <text:p>0.008313</text:p>
              </table:table-cell>
              <table:table-cell office:value-type="float" office:value="0.014609">
                <text:p>0.01460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0057">
                <text:p>0.020057</text:p>
              </table:table-cell>
              <table:table-cell office:value-type="float" office:value="0.007309">
                <text:p>0.007309</text:p>
              </table:table-cell>
              <table:table-cell office:value-type="float" office:value="0.014563">
                <text:p>0.01456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9898">
                <text:p>0.019898</text:p>
              </table:table-cell>
              <table:table-cell office:value-type="float" office:value="0.006697">
                <text:p>0.006697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974">
                <text:p>0.01974</text:p>
              </table:table-cell>
              <table:table-cell office:value-type="float" office:value="0.006988">
                <text:p>0.006988</text:p>
              </table:table-cell>
              <table:table-cell office:value-type="float" office:value="0.01269">
                <text:p>0.0126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9583">
                <text:p>0.019583</text:p>
              </table:table-cell>
              <table:table-cell office:value-type="float" office:value="0.007457">
                <text:p>0.007457</text:p>
              </table:table-cell>
              <table:table-cell office:value-type="float" office:value="0.012619">
                <text:p>0.01261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9428">
                <text:p>0.019428</text:p>
              </table:table-cell>
              <table:table-cell office:value-type="float" office:value="0.007526">
                <text:p>0.007526</text:p>
              </table:table-cell>
              <table:table-cell office:value-type="float" office:value="0.010818">
                <text:p>0.01081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9274">
                <text:p>0.019274</text:p>
              </table:table-cell>
              <table:table-cell office:value-type="float" office:value="0.006539">
                <text:p>0.006539</text:p>
              </table:table-cell>
              <table:table-cell office:value-type="float" office:value="0.010721">
                <text:p>0.01072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9121">
                <text:p>0.019121</text:p>
              </table:table-cell>
              <table:table-cell office:value-type="float" office:value="0.004735">
                <text:p>0.004735</text:p>
              </table:table-cell>
              <table:table-cell office:value-type="float" office:value="0.014084">
                <text:p>0.01408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969">
                <text:p>0.018969</text:p>
              </table:table-cell>
              <table:table-cell office:value-type="float" office:value="0.003386">
                <text:p>0.003386</text:p>
              </table:table-cell>
              <table:table-cell office:value-type="float" office:value="0.014039">
                <text:p>0.01403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819">
                <text:p>0.018819</text:p>
              </table:table-cell>
              <table:table-cell office:value-type="float" office:value="0.002669">
                <text:p>0.002669</text:p>
              </table:table-cell>
              <table:table-cell office:value-type="float" office:value="0.013995">
                <text:p>0.01399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669">
                <text:p>0.018669</text:p>
              </table:table-cell>
              <table:table-cell office:value-type="float" office:value="0.002599">
                <text:p>0.002599</text:p>
              </table:table-cell>
              <table:table-cell office:value-type="float" office:value="0.013951">
                <text:p>0.01395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521">
                <text:p>0.018521</text:p>
              </table:table-cell>
              <table:table-cell office:value-type="float" office:value="0.002403">
                <text:p>0.002403</text:p>
              </table:table-cell>
              <table:table-cell office:value-type="float" office:value="0.013907">
                <text:p>0.01390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  <table:table-cell office:value-type="float" office:value="0.018374">
                <text:p>0.018374</text:p>
              </table:table-cell>
              <table:table-cell office:value-type="float" office:value="0.002394">
                <text:p>0.002394</text:p>
              </table:table-cell>
              <table:table-cell office:value-type="float" office:value="0.015593">
                <text:p>0.01559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  <table:table-cell office:value-type="float" office:value="0.018228">
                <text:p>0.018228</text:p>
              </table:table-cell>
              <table:table-cell office:value-type="float" office:value="0.002339">
                <text:p>0.002339</text:p>
              </table:table-cell>
              <table:table-cell office:value-type="float" office:value="0.015576">
                <text:p>0.01557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  <table:table-cell office:value-type="float" office:value="0.018084">
                <text:p>0.018084</text:p>
              </table:table-cell>
              <table:table-cell office:value-type="float" office:value="0.002371">
                <text:p>0.002371</text:p>
              </table:table-cell>
              <table:table-cell office:value-type="float" office:value="0.015558">
                <text:p>0.01555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94">
                <text:p>0.01794</text:p>
              </table:table-cell>
              <table:table-cell office:value-type="float" office:value="0.002826">
                <text:p>0.002826</text:p>
              </table:table-cell>
              <table:table-cell office:value-type="float" office:value="0.013811">
                <text:p>0.01381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  <table:table-cell office:value-type="float" office:value="0.017798">
                <text:p>0.017798</text:p>
              </table:table-cell>
              <table:table-cell office:value-type="float" office:value="0.003276">
                <text:p>0.003276</text:p>
              </table:table-cell>
              <table:table-cell office:value-type="float" office:value="0.015498">
                <text:p>0.01549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.017656">
                <text:p>0.017656</text:p>
              </table:table-cell>
              <table:table-cell office:value-type="float" office:value="0.003413">
                <text:p>0.003413</text:p>
              </table:table-cell>
              <table:table-cell office:value-type="float" office:value="0.015481">
                <text:p>0.01548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7516">
                <text:p>0.017516</text:p>
              </table:table-cell>
              <table:table-cell office:value-type="float" office:value="0.003458">
                <text:p>0.003458</text:p>
              </table:table-cell>
              <table:table-cell office:value-type="float" office:value="0.010274">
                <text:p>0.01027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13106">
                <text:p>0.013106</text:p>
              </table:table-cell>
              <table:table-cell office:value-type="float" office:value="0.017377">
                <text:p>0.017377</text:p>
              </table:table-cell>
              <table:table-cell office:value-type="float" office:value="0.003578">
                <text:p>0.003578</text:p>
              </table:table-cell>
              <table:table-cell office:value-type="float" office:value="0.017099">
                <text:p>0.01709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26212">
                <text:p>0.026212</text:p>
              </table:table-cell>
              <table:table-cell office:value-type="float" office:value="0.017239">
                <text:p>0.017239</text:p>
              </table:table-cell>
              <table:table-cell office:value-type="float" office:value="0.003646">
                <text:p>0.003646</text:p>
              </table:table-cell>
              <table:table-cell office:value-type="float" office:value="0.018838">
                <text:p>0.01883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  <table:table-cell office:value-type="float" office:value="0.017102">
                <text:p>0.017102</text:p>
              </table:table-cell>
              <table:table-cell office:value-type="float" office:value="0.003633">
                <text:p>0.003633</text:p>
              </table:table-cell>
              <table:table-cell office:value-type="float" office:value="0.015414">
                <text:p>0.01541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.016967">
                <text:p>0.016967</text:p>
              </table:table-cell>
              <table:table-cell office:value-type="float" office:value="0.00374">
                <text:p>0.00374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  <table:table-cell office:value-type="float" office:value="0.016832">
                <text:p>0.016832</text:p>
              </table:table-cell>
              <table:table-cell office:value-type="float" office:value="0.003947">
                <text:p>0.003947</text:p>
              </table:table-cell>
              <table:table-cell office:value-type="float" office:value="0.015382">
                <text:p>0.01538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-0.275226">
                <text:p>-0.275226</text:p>
              </table:table-cell>
              <table:table-cell office:value-type="float" office:value="0.016699">
                <text:p>0.016699</text:p>
              </table:table-cell>
              <table:table-cell office:value-type="float" office:value="0.004009">
                <text:p>0.004009</text:p>
              </table:table-cell>
              <table:table-cell office:value-type="float" office:value="-0.020964">
                <text:p>-0.02096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39318">
                <text:p>0.039318</text:p>
              </table:table-cell>
              <table:table-cell office:value-type="float" office:value="0.016566">
                <text:p>0.016566</text:p>
              </table:table-cell>
              <table:table-cell office:value-type="float" office:value="0.004174">
                <text:p>0.004174</text:p>
              </table:table-cell>
              <table:table-cell office:value-type="float" office:value="0.019989">
                <text:p>0.01998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104848">
                <text:p>0.104848</text:p>
              </table:table-cell>
              <table:table-cell office:value-type="float" office:value="0.016435">
                <text:p>0.016435</text:p>
              </table:table-cell>
              <table:table-cell office:value-type="float" office:value="0.004316">
                <text:p>0.004316</text:p>
              </table:table-cell>
              <table:table-cell office:value-type="float" office:value="0.028702">
                <text:p>0.02870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13106">
                <text:p>0.013106</text:p>
              </table:table-cell>
              <table:table-cell office:value-type="float" office:value="0.016304">
                <text:p>0.016304</text:p>
              </table:table-cell>
              <table:table-cell office:value-type="float" office:value="0.006667">
                <text:p>0.006667</text:p>
              </table:table-cell>
              <table:table-cell office:value-type="float" office:value="0.016786">
                <text:p>0.01678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6175">
                <text:p>0.016175</text:p>
              </table:table-cell>
              <table:table-cell office:value-type="float" office:value="0.010918">
                <text:p>0.010918</text:p>
              </table:table-cell>
              <table:table-cell office:value-type="float" office:value="0.011607">
                <text:p>0.01160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13106">
                <text:p>0.013106</text:p>
              </table:table-cell>
              <table:table-cell office:value-type="float" office:value="0.016046">
                <text:p>0.016046</text:p>
              </table:table-cell>
              <table:table-cell office:value-type="float" office:value="0.015461">
                <text:p>0.015461</text:p>
              </table:table-cell>
              <table:table-cell office:value-type="float" office:value="0.016729">
                <text:p>0.01672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26212">
                <text:p>0.026212</text:p>
              </table:table-cell>
              <table:table-cell office:value-type="float" office:value="0.015919">
                <text:p>0.015919</text:p>
              </table:table-cell>
              <table:table-cell office:value-type="float" office:value="0.018197">
                <text:p>0.018197</text:p>
              </table:table-cell>
              <table:table-cell office:value-type="float" office:value="0.01847">
                <text:p>0.0184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26212">
                <text:p>0.026212</text:p>
              </table:table-cell>
              <table:table-cell office:value-type="float" office:value="0.015793">
                <text:p>0.015793</text:p>
              </table:table-cell>
              <table:table-cell office:value-type="float" office:value="0.017463">
                <text:p>0.017463</text:p>
              </table:table-cell>
              <table:table-cell office:value-type="float" office:value="0.018507">
                <text:p>0.01850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667">
                <text:p>0.015667</text:p>
              </table:table-cell>
              <table:table-cell office:value-type="float" office:value="0.017482">
                <text:p>0.017482</text:p>
              </table:table-cell>
              <table:table-cell office:value-type="float" office:value="0.013355">
                <text:p>0.01335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543">
                <text:p>0.015543</text:p>
              </table:table-cell>
              <table:table-cell office:value-type="float" office:value="0.018052">
                <text:p>0.018052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  <table:table-cell office:value-type="float" office:value="0.01542">
                <text:p>0.01542</text:p>
              </table:table-cell>
              <table:table-cell office:value-type="float" office:value="0.018025">
                <text:p>0.018025</text:p>
              </table:table-cell>
              <table:table-cell office:value-type="float" office:value="0.015003">
                <text:p>0.01500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297">
                <text:p>0.015297</text:p>
              </table:table-cell>
              <table:table-cell office:value-type="float" office:value="0.017156">
                <text:p>0.017156</text:p>
              </table:table-cell>
              <table:table-cell office:value-type="float" office:value="0.013258">
                <text:p>0.01325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176">
                <text:p>0.015176</text:p>
              </table:table-cell>
              <table:table-cell office:value-type="float" office:value="0.016824">
                <text:p>0.016824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055">
                <text:p>0.015055</text:p>
              </table:table-cell>
              <table:table-cell office:value-type="float" office:value="0.016761">
                <text:p>0.016761</text:p>
              </table:table-cell>
              <table:table-cell office:value-type="float" office:value="0.013177">
                <text:p>0.01317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936">
                <text:p>0.014936</text:p>
              </table:table-cell>
              <table:table-cell office:value-type="float" office:value="0.016611">
                <text:p>0.016611</text:p>
              </table:table-cell>
              <table:table-cell office:value-type="float" office:value="0.013136">
                <text:p>0.01313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817">
                <text:p>0.014817</text:p>
              </table:table-cell>
              <table:table-cell office:value-type="float" office:value="0.015604">
                <text:p>0.015604</text:p>
              </table:table-cell>
              <table:table-cell office:value-type="float" office:value="0.013096">
                <text:p>0.01309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  <table:table-cell office:value-type="float" office:value="0.01531">
                <text:p>0.01531</text:p>
              </table:table-cell>
              <table:table-cell office:value-type="float" office:value="0.014785">
                <text:p>0.01478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  <table:table-cell office:value-type="float" office:value="0.014583">
                <text:p>0.014583</text:p>
              </table:table-cell>
              <table:table-cell office:value-type="float" office:value="0.015399">
                <text:p>0.015399</text:p>
              </table:table-cell>
              <table:table-cell office:value-type="float" office:value="0.014771">
                <text:p>0.0147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467">
                <text:p>0.014467</text:p>
              </table:table-cell>
              <table:table-cell office:value-type="float" office:value="0.015722">
                <text:p>0.015722</text:p>
              </table:table-cell>
              <table:table-cell office:value-type="float" office:value="0.013027">
                <text:p>0.01302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352">
                <text:p>0.014352</text:p>
              </table:table-cell>
              <table:table-cell office:value-type="float" office:value="0.016344">
                <text:p>0.016344</text:p>
              </table:table-cell>
              <table:table-cell office:value-type="float" office:value="0.012987">
                <text:p>0.01298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14239">
                <text:p>0.014239</text:p>
              </table:table-cell>
              <table:table-cell office:value-type="float" office:value="0.017481">
                <text:p>0.017481</text:p>
              </table:table-cell>
              <table:table-cell office:value-type="float" office:value="0.014678">
                <text:p>0.01467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126">
                <text:p>0.014126</text:p>
              </table:table-cell>
              <table:table-cell office:value-type="float" office:value="0.018858">
                <text:p>0.018858</text:p>
              </table:table-cell>
              <table:table-cell office:value-type="float" office:value="0.012934">
                <text:p>0.01293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013">
                <text:p>0.014013</text:p>
              </table:table-cell>
              <table:table-cell office:value-type="float" office:value="0.020018">
                <text:p>0.020018</text:p>
              </table:table-cell>
              <table:table-cell office:value-type="float" office:value="0.012894">
                <text:p>0.01289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3902">
                <text:p>0.013902</text:p>
              </table:table-cell>
              <table:table-cell office:value-type="float" office:value="0.020649">
                <text:p>0.020649</text:p>
              </table:table-cell>
              <table:table-cell office:value-type="float" office:value="0.011125">
                <text:p>0.0111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3792">
                <text:p>0.013792</text:p>
              </table:table-cell>
              <table:table-cell office:value-type="float" office:value="0.020829">
                <text:p>0.020829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3682">
                <text:p>0.013682</text:p>
              </table:table-cell>
              <table:table-cell office:value-type="float" office:value="0.021221">
                <text:p>0.021221</text:p>
              </table:table-cell>
              <table:table-cell office:value-type="float" office:value="0.010994">
                <text:p>0.01099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0.013574">
                <text:p>0.013574</text:p>
              </table:table-cell>
              <table:table-cell office:value-type="float" office:value="0.021453">
                <text:p>0.021453</text:p>
              </table:table-cell>
              <table:table-cell office:value-type="float" office:value="0.014388">
                <text:p>0.01438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3466">
                <text:p>0.013466</text:p>
              </table:table-cell>
              <table:table-cell office:value-type="float" office:value="0.021954">
                <text:p>0.021954</text:p>
              </table:table-cell>
              <table:table-cell office:value-type="float" office:value="0.009185">
                <text:p>0.00918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3359">
                <text:p>0.013359</text:p>
              </table:table-cell>
              <table:table-cell office:value-type="float" office:value="0.023005">
                <text:p>0.023005</text:p>
              </table:table-cell>
              <table:table-cell office:value-type="float" office:value="0.009094">
                <text:p>0.00909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3253">
                <text:p>0.013253</text:p>
              </table:table-cell>
              <table:table-cell office:value-type="float" office:value="0.024629">
                <text:p>0.024629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3148">
                <text:p>0.013148</text:p>
              </table:table-cell>
              <table:table-cell office:value-type="float" office:value="0.024867">
                <text:p>0.024867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3044">
                <text:p>0.013044</text:p>
              </table:table-cell>
              <table:table-cell office:value-type="float" office:value="0.024143">
                <text:p>0.024143</text:p>
              </table:table-cell>
              <table:table-cell office:value-type="float" office:value="0.008794">
                <text:p>0.00879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1294">
                <text:p>0.01294</text:p>
              </table:table-cell>
              <table:table-cell office:value-type="float" office:value="0.022934">
                <text:p>0.022934</text:p>
              </table:table-cell>
              <table:table-cell office:value-type="float" office:value="0.008703">
                <text:p>0.00870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2837">
                <text:p>0.012837</text:p>
              </table:table-cell>
              <table:table-cell office:value-type="float" office:value="0.022189">
                <text:p>0.022189</text:p>
              </table:table-cell>
              <table:table-cell office:value-type="float" office:value="0.003422">
                <text:p>0.00342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2736">
                <text:p>0.012736</text:p>
              </table:table-cell>
              <table:table-cell office:value-type="float" office:value="0.02237">
                <text:p>0.02237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2635">
                <text:p>0.012635</text:p>
              </table:table-cell>
              <table:table-cell office:value-type="float" office:value="0.022494">
                <text:p>0.022494</text:p>
              </table:table-cell>
              <table:table-cell office:value-type="float" office:value="0.006595">
                <text:p>0.00659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-0.06553">
                <text:p>-0.06553</text:p>
              </table:table-cell>
              <table:table-cell office:value-type="float" office:value="0.012534">
                <text:p>0.012534</text:p>
              </table:table-cell>
              <table:table-cell office:value-type="float" office:value="0.021933">
                <text:p>0.021933</text:p>
              </table:table-cell>
              <table:table-cell office:value-type="float" office:value="0.004748">
                <text:p>0.00474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-0.06553">
                <text:p>-0.06553</text:p>
              </table:table-cell>
              <table:table-cell office:value-type="float" office:value="0.012435">
                <text:p>0.012435</text:p>
              </table:table-cell>
              <table:table-cell office:value-type="float" office:value="0.022003">
                <text:p>0.022003</text:p>
              </table:table-cell>
              <table:table-cell office:value-type="float" office:value="0.004605">
                <text:p>0.00460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2336">
                <text:p>0.012336</text:p>
              </table:table-cell>
              <table:table-cell office:value-type="float" office:value="0.022068">
                <text:p>0.022068</text:p>
              </table:table-cell>
              <table:table-cell office:value-type="float" office:value="0.006192">
                <text:p>0.00619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-0.06553">
                <text:p>-0.06553</text:p>
              </table:table-cell>
              <table:table-cell office:value-type="float" office:value="0.012238">
                <text:p>0.012238</text:p>
              </table:table-cell>
              <table:table-cell office:value-type="float" office:value="0.021726">
                <text:p>0.021726</text:p>
              </table:table-cell>
              <table:table-cell office:value-type="float" office:value="0.004346">
                <text:p>0.004346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2141">
                <text:p>0.012141</text:p>
              </table:table-cell>
              <table:table-cell office:value-type="float" office:value="0.021491">
                <text:p>0.021491</text:p>
              </table:table-cell>
              <table:table-cell office:value-type="float" office:value="0.002473">
                <text:p>0.00247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2045">
                <text:p>0.012045</text:p>
              </table:table-cell>
              <table:table-cell office:value-type="float" office:value="0.021199">
                <text:p>0.021199</text:p>
              </table:table-cell>
              <table:table-cell office:value-type="float" office:value="0.000574">
                <text:p>0.00057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1949">
                <text:p>0.011949</text:p>
              </table:table-cell>
              <table:table-cell office:value-type="float" office:value="0.021981">
                <text:p>0.021981</text:p>
              </table:table-cell>
              <table:table-cell office:value-type="float" office:value="0.002109">
                <text:p>0.00210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-0.06553">
                <text:p>-0.06553</text:p>
              </table:table-cell>
              <table:table-cell office:value-type="float" office:value="0.011854">
                <text:p>0.011854</text:p>
              </table:table-cell>
              <table:table-cell office:value-type="float" office:value="0.02216">
                <text:p>0.02216</text:p>
              </table:table-cell>
              <table:table-cell office:value-type="float" office:value="0.003671">
                <text:p>0.00367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176">
                <text:p>0.01176</text:p>
              </table:table-cell>
              <table:table-cell office:value-type="float" office:value="0.022497">
                <text:p>0.022497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11667">
                <text:p>0.011667</text:p>
              </table:table-cell>
              <table:table-cell office:value-type="float" office:value="0.023796">
                <text:p>0.023796</text:p>
              </table:table-cell>
              <table:table-cell office:value-type="float" office:value="-0.001856">
                <text:p>-0.00185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11574">
                <text:p>0.011574</text:p>
              </table:table-cell>
              <table:table-cell office:value-type="float" office:value="0.02421">
                <text:p>0.02421</text:p>
              </table:table-cell>
              <table:table-cell office:value-type="float" office:value="-0.000347">
                <text:p>-0.00034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-0.13106">
                <text:p>-0.13106</text:p>
              </table:table-cell>
              <table:table-cell office:value-type="float" office:value="0.011482">
                <text:p>0.011482</text:p>
              </table:table-cell>
              <table:table-cell office:value-type="float" office:value="0.024553">
                <text:p>0.024553</text:p>
              </table:table-cell>
              <table:table-cell office:value-type="float" office:value="-0.005732">
                <text:p>-0.00573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11391">
                <text:p>0.011391</text:p>
              </table:table-cell>
              <table:table-cell office:value-type="float" office:value="0.025865">
                <text:p>0.025865</text:p>
              </table:table-cell>
              <table:table-cell office:value-type="float" office:value="-0.004275">
                <text:p>-0.00427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11301">
                <text:p>0.011301</text:p>
              </table:table-cell>
              <table:table-cell office:value-type="float" office:value="0.025967">
                <text:p>0.025967</text:p>
              </table:table-cell>
              <table:table-cell office:value-type="float" office:value="-0.002791">
                <text:p>-0.00279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-0.13106">
                <text:p>-0.13106</text:p>
              </table:table-cell>
              <table:table-cell office:value-type="float" office:value="0.011211">
                <text:p>0.011211</text:p>
              </table:table-cell>
              <table:table-cell office:value-type="float" office:value="0.02598">
                <text:p>0.02598</text:p>
              </table:table-cell>
              <table:table-cell office:value-type="float" office:value="-0.006472">
                <text:p>-0.00647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-0.13106">
                <text:p>-0.13106</text:p>
              </table:table-cell>
              <table:table-cell office:value-type="float" office:value="0.011122">
                <text:p>0.011122</text:p>
              </table:table-cell>
              <table:table-cell office:value-type="float" office:value="0.026696">
                <text:p>0.026696</text:p>
              </table:table-cell>
              <table:table-cell office:value-type="float" office:value="-0.006745">
                <text:p>-0.00674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0.13106">
                <text:p>-0.13106</text:p>
              </table:table-cell>
              <table:table-cell office:value-type="float" office:value="0.011034">
                <text:p>0.011034</text:p>
              </table:table-cell>
              <table:table-cell office:value-type="float" office:value="0.026275">
                <text:p>0.026275</text:p>
              </table:table-cell>
              <table:table-cell office:value-type="float" office:value="-0.007017">
                <text:p>-0.00701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10946">
                <text:p>0.010946</text:p>
              </table:table-cell>
              <table:table-cell office:value-type="float" office:value="0.0247">
                <text:p>0.0247</text:p>
              </table:table-cell>
              <table:table-cell office:value-type="float" office:value="-0.00902">
                <text:p>-0.0090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-0.183484">
                <text:p>-0.183484</text:p>
              </table:table-cell>
              <table:table-cell office:value-type="float" office:value="0.010859">
                <text:p>0.010859</text:p>
              </table:table-cell>
              <table:table-cell office:value-type="float" office:value="0.02351">
                <text:p>0.02351</text:p>
              </table:table-cell>
              <table:table-cell office:value-type="float" office:value="-0.014509">
                <text:p>-0.01450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10773">
                <text:p>0.010773</text:p>
              </table:table-cell>
              <table:table-cell office:value-type="float" office:value="0.021761">
                <text:p>0.021761</text:p>
              </table:table-cell>
              <table:table-cell office:value-type="float" office:value="-0.009696">
                <text:p>-0.00969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688">
                <text:p>0.010688</text:p>
              </table:table-cell>
              <table:table-cell office:value-type="float" office:value="0.019141">
                <text:p>0.019141</text:p>
              </table:table-cell>
              <table:table-cell office:value-type="float" office:value="-0.013455">
                <text:p>-0.01345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603">
                <text:p>0.010603</text:p>
              </table:table-cell>
              <table:table-cell office:value-type="float" office:value="0.0168">
                <text:p>0.0168</text:p>
              </table:table-cell>
              <table:table-cell office:value-type="float" office:value="-0.013806">
                <text:p>-0.01380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-0.183484">
                <text:p>-0.183484</text:p>
              </table:table-cell>
              <table:table-cell office:value-type="float" office:value="0.010519">
                <text:p>0.010519</text:p>
              </table:table-cell>
              <table:table-cell office:value-type="float" office:value="0.014793">
                <text:p>0.014793</text:p>
              </table:table-cell>
              <table:table-cell office:value-type="float" office:value="-0.015886">
                <text:p>-0.01588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0.157272">
                <text:p>-0.157272</text:p>
              </table:table-cell>
              <table:table-cell office:value-type="float" office:value="0.010435">
                <text:p>0.010435</text:p>
              </table:table-cell>
              <table:table-cell office:value-type="float" office:value="0.011785">
                <text:p>0.011785</text:p>
              </table:table-cell>
              <table:table-cell office:value-type="float" office:value="-0.012803">
                <text:p>-0.01280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352">
                <text:p>0.010352</text:p>
              </table:table-cell>
              <table:table-cell office:value-type="float" office:value="0.008557">
                <text:p>0.008557</text:p>
              </table:table-cell>
              <table:table-cell office:value-type="float" office:value="-0.014858">
                <text:p>-0.01485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27">
                <text:p>0.01027</text:p>
              </table:table-cell>
              <table:table-cell office:value-type="float" office:value="0.006116">
                <text:p>0.006116</text:p>
              </table:table-cell>
              <table:table-cell office:value-type="float" office:value="-0.015209">
                <text:p>-0.01520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189">
                <text:p>0.010189</text:p>
              </table:table-cell>
              <table:table-cell office:value-type="float" office:value="0.004462">
                <text:p>0.004462</text:p>
              </table:table-cell>
              <table:table-cell office:value-type="float" office:value="-0.015559">
                <text:p>-0.01555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108">
                <text:p>0.010108</text:p>
              </table:table-cell>
              <table:table-cell office:value-type="float" office:value="0.00268">
                <text:p>0.00268</text:p>
              </table:table-cell>
              <table:table-cell office:value-type="float" office:value="-0.01591">
                <text:p>-0.0159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10028">
                <text:p>0.010028</text:p>
              </table:table-cell>
              <table:table-cell office:value-type="float" office:value="0.001771">
                <text:p>0.001771</text:p>
              </table:table-cell>
              <table:table-cell office:value-type="float" office:value="-0.01626">
                <text:p>-0.0162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0.13106">
                <text:p>-0.13106</text:p>
              </table:table-cell>
              <table:table-cell office:value-type="float" office:value="0.009948">
                <text:p>0.009948</text:p>
              </table:table-cell>
              <table:table-cell office:value-type="float" office:value="0.000611">
                <text:p>0.000611</text:p>
              </table:table-cell>
              <table:table-cell office:value-type="float" office:value="-0.01142">
                <text:p>-0.0114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09869">
                <text:p>0.009869</text:p>
              </table:table-cell>
              <table:table-cell office:value-type="float" office:value="-0.001229">
                <text:p>-0.001229</text:p>
              </table:table-cell>
              <table:table-cell office:value-type="float" office:value="-0.016882">
                <text:p>-0.01688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09791">
                <text:p>0.009791</text:p>
              </table:table-cell>
              <table:table-cell office:value-type="float" office:value="-0.002459">
                <text:p>-0.002459</text:p>
              </table:table-cell>
              <table:table-cell office:value-type="float" office:value="-0.017232">
                <text:p>-0.01723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09713">
                <text:p>0.009713</text:p>
              </table:table-cell>
              <table:table-cell office:value-type="float" office:value="-0.002664">
                <text:p>-0.002664</text:p>
              </table:table-cell>
              <table:table-cell office:value-type="float" office:value="-0.014122">
                <text:p>-0.01412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09636">
                <text:p>0.009636</text:p>
              </table:table-cell>
              <table:table-cell office:value-type="float" office:value="-0.00435">
                <text:p>-0.00435</text:p>
              </table:table-cell>
              <table:table-cell office:value-type="float" office:value="-0.01788">
                <text:p>-0.0178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-0.157272">
                <text:p>-0.157272</text:p>
              </table:table-cell>
              <table:table-cell office:value-type="float" office:value="0.00956">
                <text:p>0.00956</text:p>
              </table:table-cell>
              <table:table-cell office:value-type="float" office:value="-0.005376">
                <text:p>-0.005376</text:p>
              </table:table-cell>
              <table:table-cell office:value-type="float" office:value="-0.0165">
                <text:p>-0.016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09484">
                <text:p>0.009484</text:p>
              </table:table-cell>
              <table:table-cell office:value-type="float" office:value="-0.005919">
                <text:p>-0.005919</text:p>
              </table:table-cell>
              <table:table-cell office:value-type="float" office:value="-0.015093">
                <text:p>-0.01509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-0.157272">
                <text:p>-0.157272</text:p>
              </table:table-cell>
              <table:table-cell office:value-type="float" office:value="0.009408">
                <text:p>0.009408</text:p>
              </table:table-cell>
              <table:table-cell office:value-type="float" office:value="-0.008182">
                <text:p>-0.008182</text:p>
              </table:table-cell>
              <table:table-cell office:value-type="float" office:value="-0.017121">
                <text:p>-0.01712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09334">
                <text:p>0.009334</text:p>
              </table:table-cell>
              <table:table-cell office:value-type="float" office:value="-0.010204">
                <text:p>-0.010204</text:p>
              </table:table-cell>
              <table:table-cell office:value-type="float" office:value="-0.019174">
                <text:p>-0.01917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-0.157272">
                <text:p>-0.157272</text:p>
              </table:table-cell>
              <table:table-cell office:value-type="float" office:value="0.00926">
                <text:p>0.00926</text:p>
              </table:table-cell>
              <table:table-cell office:value-type="float" office:value="-0.012021">
                <text:p>-0.012021</text:p>
              </table:table-cell>
              <table:table-cell office:value-type="float" office:value="-0.017794">
                <text:p>-0.01779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09186">
                <text:p>0.009186</text:p>
              </table:table-cell>
              <table:table-cell office:value-type="float" office:value="-0.014638">
                <text:p>-0.014638</text:p>
              </table:table-cell>
              <table:table-cell office:value-type="float" office:value="-0.016387">
                <text:p>-0.01638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-0.157272">
                <text:p>-0.157272</text:p>
              </table:table-cell>
              <table:table-cell office:value-type="float" office:value="0.009113">
                <text:p>0.009113</text:p>
              </table:table-cell>
              <table:table-cell office:value-type="float" office:value="-0.017067">
                <text:p>-0.017067</text:p>
              </table:table-cell>
              <table:table-cell office:value-type="float" office:value="-0.018414">
                <text:p>-0.01841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-0.170378">
                <text:p>-0.170378</text:p>
              </table:table-cell>
              <table:table-cell office:value-type="float" office:value="0.009041">
                <text:p>0.009041</text:p>
              </table:table-cell>
              <table:table-cell office:value-type="float" office:value="-0.018991">
                <text:p>-0.018991</text:p>
              </table:table-cell>
              <table:table-cell office:value-type="float" office:value="-0.020467">
                <text:p>-0.02046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08969">
                <text:p>0.008969</text:p>
              </table:table-cell>
              <table:table-cell office:value-type="float" office:value="-0.021117">
                <text:p>-0.021117</text:p>
              </table:table-cell>
              <table:table-cell office:value-type="float" office:value="-0.013897">
                <text:p>-0.01389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08898">
                <text:p>0.008898</text:p>
              </table:table-cell>
              <table:table-cell office:value-type="float" office:value="-0.023926">
                <text:p>-0.023926</text:p>
              </table:table-cell>
              <table:table-cell office:value-type="float" office:value="-0.017601">
                <text:p>-0.01760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08827">
                <text:p>0.008827</text:p>
              </table:table-cell>
              <table:table-cell office:value-type="float" office:value="-0.026039">
                <text:p>-0.026039</text:p>
              </table:table-cell>
              <table:table-cell office:value-type="float" office:value="-0.017898">
                <text:p>-0.01789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08757">
                <text:p>0.008757</text:p>
              </table:table-cell>
              <table:table-cell office:value-type="float" office:value="-0.027903">
                <text:p>-0.027903</text:p>
              </table:table-cell>
              <table:table-cell office:value-type="float" office:value="-0.014735">
                <text:p>-0.01473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08688">
                <text:p>0.008688</text:p>
              </table:table-cell>
              <table:table-cell office:value-type="float" office:value="-0.030745">
                <text:p>-0.030745</text:p>
              </table:table-cell>
              <table:table-cell office:value-type="float" office:value="-0.014979">
                <text:p>-0.01497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-0.13106">
                <text:p>-0.13106</text:p>
              </table:table-cell>
              <table:table-cell office:value-type="float" office:value="0.008619">
                <text:p>0.008619</text:p>
              </table:table-cell>
              <table:table-cell office:value-type="float" office:value="-0.032708">
                <text:p>-0.032708</text:p>
              </table:table-cell>
              <table:table-cell office:value-type="float" office:value="-0.016953">
                <text:p>-0.01695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08551">
                <text:p>0.008551</text:p>
              </table:table-cell>
              <table:table-cell office:value-type="float" office:value="-0.034018">
                <text:p>-0.034018</text:p>
              </table:table-cell>
              <table:table-cell office:value-type="float" office:value="-0.012034">
                <text:p>-0.01203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08483">
                <text:p>0.008483</text:p>
              </table:table-cell>
              <table:table-cell office:value-type="float" office:value="-0.035431">
                <text:p>-0.035431</text:p>
              </table:table-cell>
              <table:table-cell office:value-type="float" office:value="-0.012225">
                <text:p>-0.01222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08415">
                <text:p>0.008415</text:p>
              </table:table-cell>
              <table:table-cell office:value-type="float" office:value="-0.037282">
                <text:p>-0.037282</text:p>
              </table:table-cell>
              <table:table-cell office:value-type="float" office:value="-0.012417">
                <text:p>-0.01241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08349">
                <text:p>0.008349</text:p>
              </table:table-cell>
              <table:table-cell office:value-type="float" office:value="-0.038308">
                <text:p>-0.038308</text:p>
              </table:table-cell>
              <table:table-cell office:value-type="float" office:value="-0.012608">
                <text:p>-0.01260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8282">
                <text:p>0.008282</text:p>
              </table:table-cell>
              <table:table-cell office:value-type="float" office:value="-0.039002">
                <text:p>-0.039002</text:p>
              </table:table-cell>
              <table:table-cell office:value-type="float" office:value="-0.01107">
                <text:p>-0.0110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8217">
                <text:p>0.008217</text:p>
              </table:table-cell>
              <table:table-cell office:value-type="float" office:value="-0.040007">
                <text:p>-0.040007</text:p>
              </table:table-cell>
              <table:table-cell office:value-type="float" office:value="-0.011235">
                <text:p>-0.01123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08151">
                <text:p>0.008151</text:p>
              </table:table-cell>
              <table:table-cell office:value-type="float" office:value="-0.040301">
                <text:p>-0.040301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8087">
                <text:p>0.008087</text:p>
              </table:table-cell>
              <table:table-cell office:value-type="float" office:value="-0.039448">
                <text:p>-0.039448</text:p>
              </table:table-cell>
              <table:table-cell office:value-type="float" office:value="-0.008105">
                <text:p>-0.00810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8022">
                <text:p>0.008022</text:p>
              </table:table-cell>
              <table:table-cell office:value-type="float" office:value="-0.038716">
                <text:p>-0.038716</text:p>
              </table:table-cell>
              <table:table-cell office:value-type="float" office:value="-0.008218">
                <text:p>-0.00821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-0.06553">
                <text:p>-0.06553</text:p>
              </table:table-cell>
              <table:table-cell office:value-type="float" office:value="0.007959">
                <text:p>0.007959</text:p>
              </table:table-cell>
              <table:table-cell office:value-type="float" office:value="-0.038412">
                <text:p>-0.038412</text:p>
              </table:table-cell>
              <table:table-cell office:value-type="float" office:value="-0.01006">
                <text:p>-0.0100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7896">
                <text:p>0.007896</text:p>
              </table:table-cell>
              <table:table-cell office:value-type="float" office:value="-0.038089">
                <text:p>-0.038089</text:p>
              </table:table-cell>
              <table:table-cell office:value-type="float" office:value="-0.006739">
                <text:p>-0.00673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7833">
                <text:p>0.007833</text:p>
              </table:table-cell>
              <table:table-cell office:value-type="float" office:value="-0.03714">
                <text:p>-0.03714</text:p>
              </table:table-cell>
              <table:table-cell office:value-type="float" office:value="-0.008555">
                <text:p>-0.00855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7771">
                <text:p>0.007771</text:p>
              </table:table-cell>
              <table:table-cell office:value-type="float" office:value="-0.035494">
                <text:p>-0.035494</text:p>
              </table:table-cell>
              <table:table-cell office:value-type="float" office:value="-0.008667">
                <text:p>-0.00866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7709">
                <text:p>0.007709</text:p>
              </table:table-cell>
              <table:table-cell office:value-type="float" office:value="-0.03421">
                <text:p>-0.03421</text:p>
              </table:table-cell>
              <table:table-cell office:value-type="float" office:value="-0.005319">
                <text:p>-0.00531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7648">
                <text:p>0.007648</text:p>
              </table:table-cell>
              <table:table-cell office:value-type="float" office:value="-0.032808">
                <text:p>-0.032808</text:p>
              </table:table-cell>
              <table:table-cell office:value-type="float" office:value="-0.005379">
                <text:p>-0.00537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7587">
                <text:p>0.007587</text:p>
              </table:table-cell>
              <table:table-cell office:value-type="float" office:value="-0.031441">
                <text:p>-0.031441</text:p>
              </table:table-cell>
              <table:table-cell office:value-type="float" office:value="-0.007169">
                <text:p>-0.00716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7527">
                <text:p>0.007527</text:p>
              </table:table-cell>
              <table:table-cell office:value-type="float" office:value="-0.029465">
                <text:p>-0.029465</text:p>
              </table:table-cell>
              <table:table-cell office:value-type="float" office:value="-0.007255">
                <text:p>-0.00725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7467">
                <text:p>0.007467</text:p>
              </table:table-cell>
              <table:table-cell office:value-type="float" office:value="-0.026646">
                <text:p>-0.026646</text:p>
              </table:table-cell>
              <table:table-cell office:value-type="float" office:value="-0.007341">
                <text:p>-0.0073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7408">
                <text:p>0.007408</text:p>
              </table:table-cell>
              <table:table-cell office:value-type="float" office:value="-0.024938">
                <text:p>-0.024938</text:p>
              </table:table-cell>
              <table:table-cell office:value-type="float" office:value="-0.003966">
                <text:p>-0.00396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07349">
                <text:p>0.007349</text:p>
              </table:table-cell>
              <table:table-cell office:value-type="float" office:value="-0.02306">
                <text:p>-0.02306</text:p>
              </table:table-cell>
              <table:table-cell office:value-type="float" office:value="-0.00573">
                <text:p>-0.0057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07291">
                <text:p>0.007291</text:p>
              </table:table-cell>
              <table:table-cell office:value-type="float" office:value="-0.021823">
                <text:p>-0.021823</text:p>
              </table:table-cell>
              <table:table-cell office:value-type="float" office:value="-0.009249">
                <text:p>-0.009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